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7cm"/>
    </style:style>
    <style:style style:name="co2" style:family="table-column">
      <style:table-column-properties fo:break-before="auto" style:column-width="4.861cm"/>
    </style:style>
    <style:style style:name="co3" style:family="table-column">
      <style:table-column-properties fo:break-before="auto" style:column-width="2.974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1.392cm"/>
    </style:style>
    <style:style style:name="co6" style:family="table-column">
      <style:table-column-properties fo:break-before="auto" style:column-width="20.15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>
            <text:p>No.</text:p>
          </table:table-cell>
          <table:table-cell office:value-type="string">
            <text:p>Time</text:p>
          </table:table-cell>
          <table:table-cell office:value-type="string">
            <text:p>Source</text:p>
          </table:table-cell>
          <table:table-cell office:value-type="string">
            <text:p>Destination</text:p>
          </table:table-cell>
          <table:table-cell office:value-type="string">
            <text:p>Protocol</text:p>
          </table:table-cell>
          <table:table-cell office:value-type="string">
            <text:p>Length</text:p>
          </table:table-cell>
          <table:table-cell office:value-type="string">
            <text:p>Info</text:p>
          </table:table-cell>
          <table:table-cell office:value-type="string">
            <text:p>Time</text:p>
          </table:table-cell>
          <table:table-cell office:value-type="string">
            <text:p>Result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2017-03-06 16:04:59.70952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];12;8)" office:value-type="string" office:string-value="16:04:59">
            <text:p>16:04:59</text:p>
          </table:table-cell>
          <table:table-cell table:formula="of:=IF(ISNUMBER(SEARCH(&quot;throttling&quot;;[.G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2017-03-06 16:04:59.76986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];12;8)" office:value-type="string" office:string-value="16:04:59">
            <text:p>16:04:59</text:p>
          </table:table-cell>
          <table:table-cell table:formula="of:=IF(ISNUMBER(SEARCH(&quot;throttling&quot;;[.G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2017-03-06 16:04:59.77486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];12;8)" office:value-type="string" office:string-value="16:04:59">
            <text:p>16:04:59</text:p>
          </table:table-cell>
          <table:table-cell table:formula="of:=IF(ISNUMBER(SEARCH(&quot;throttling&quot;;[.G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2017-03-06 16:04:59.98380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];12;8)" office:value-type="string" office:string-value="16:04:59">
            <text:p>16:04:59</text:p>
          </table:table-cell>
          <table:table-cell table:formula="of:=IF(ISNUMBER(SEARCH(&quot;throttling&quot;;[.G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2017-03-06 16:04:59.98906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];12;8)" office:value-type="string" office:string-value="16:04:59">
            <text:p>16:04:59</text:p>
          </table:table-cell>
          <table:table-cell table:formula="of:=IF(ISNUMBER(SEARCH(&quot;throttling&quot;;[.G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2017-03-06 16:04:59.99657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];12;8)" office:value-type="string" office:string-value="16:04:59">
            <text:p>16:04:59</text:p>
          </table:table-cell>
          <table:table-cell table:formula="of:=IF(ISNUMBER(SEARCH(&quot;throttling&quot;;[.G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2017-03-06 16:05:00.19916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];12;8)" office:value-type="string" office:string-value="16:05:00">
            <text:p>16:05:00</text:p>
          </table:table-cell>
          <table:table-cell table:formula="of:=IF(ISNUMBER(SEARCH(&quot;throttling&quot;;[.G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2017-03-06 16:05:00.20272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];12;8)" office:value-type="string" office:string-value="16:05:00">
            <text:p>16:05:00</text:p>
          </table:table-cell>
          <table:table-cell table:formula="of:=IF(ISNUMBER(SEARCH(&quot;throttling&quot;;[.G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2017-03-06 16:05:00.20642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];12;8)" office:value-type="string" office:string-value="16:05:00">
            <text:p>16:05:00</text:p>
          </table:table-cell>
          <table:table-cell table:formula="of:=IF(ISNUMBER(SEARCH(&quot;throttling&quot;;[.G1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</text:p>
          </table:table-cell>
          <table:table-cell office:value-type="string">
            <text:p>2017-03-06 16:05:00.40919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];12;8)" office:value-type="string" office:string-value="16:05:00">
            <text:p>16:05:00</text:p>
          </table:table-cell>
          <table:table-cell table:formula="of:=IF(ISNUMBER(SEARCH(&quot;throttling&quot;;[.G1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</text:p>
          </table:table-cell>
          <table:table-cell office:value-type="string">
            <text:p>2017-03-06 16:05:00.41313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];12;8)" office:value-type="string" office:string-value="16:05:00">
            <text:p>16:05:00</text:p>
          </table:table-cell>
          <table:table-cell table:formula="of:=IF(ISNUMBER(SEARCH(&quot;throttling&quot;;[.G1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</text:p>
          </table:table-cell>
          <table:table-cell office:value-type="string">
            <text:p>2017-03-06 16:05:00.41760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];12;8)" office:value-type="string" office:string-value="16:05:00">
            <text:p>16:05:00</text:p>
          </table:table-cell>
          <table:table-cell table:formula="of:=IF(ISNUMBER(SEARCH(&quot;throttling&quot;;[.G1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</text:p>
          </table:table-cell>
          <table:table-cell office:value-type="string">
            <text:p>2017-03-06 16:05:00.62360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4];12;8)" office:value-type="string" office:string-value="16:05:00">
            <text:p>16:05:00</text:p>
          </table:table-cell>
          <table:table-cell table:formula="of:=IF(ISNUMBER(SEARCH(&quot;throttling&quot;;[.G1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2017-03-06 16:05:00.62755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];12;8)" office:value-type="string" office:string-value="16:05:00">
            <text:p>16:05:00</text:p>
          </table:table-cell>
          <table:table-cell table:formula="of:=IF(ISNUMBER(SEARCH(&quot;throttling&quot;;[.G1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2017-03-06 16:05:00.63135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6];12;8)" office:value-type="string" office:string-value="16:05:00">
            <text:p>16:05:00</text:p>
          </table:table-cell>
          <table:table-cell table:formula="of:=IF(ISNUMBER(SEARCH(&quot;throttling&quot;;[.G1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2017-03-06 16:05:00.83373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];12;8)" office:value-type="string" office:string-value="16:05:00">
            <text:p>16:05:00</text:p>
          </table:table-cell>
          <table:table-cell table:formula="of:=IF(ISNUMBER(SEARCH(&quot;throttling&quot;;[.G1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2017-03-06 16:05:00.83769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];12;8)" office:value-type="string" office:string-value="16:05:00">
            <text:p>16:05:00</text:p>
          </table:table-cell>
          <table:table-cell table:formula="of:=IF(ISNUMBER(SEARCH(&quot;throttling&quot;;[.G1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2017-03-06 16:05:00.84109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9];12;8)" office:value-type="string" office:string-value="16:05:00">
            <text:p>16:05:00</text:p>
          </table:table-cell>
          <table:table-cell table:formula="of:=IF(ISNUMBER(SEARCH(&quot;throttling&quot;;[.G1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2017-03-06 16:05:01.04310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];12;8)" office:value-type="string" office:string-value="16:05:01">
            <text:p>16:05:01</text:p>
          </table:table-cell>
          <table:table-cell table:formula="of:=IF(ISNUMBER(SEARCH(&quot;throttling&quot;;[.G2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</text:p>
          </table:table-cell>
          <table:table-cell office:value-type="string">
            <text:p>2017-03-06 16:05:01.04677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];12;8)" office:value-type="string" office:string-value="16:05:01">
            <text:p>16:05:01</text:p>
          </table:table-cell>
          <table:table-cell table:formula="of:=IF(ISNUMBER(SEARCH(&quot;throttling&quot;;[.G2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</text:p>
          </table:table-cell>
          <table:table-cell office:value-type="string">
            <text:p>2017-03-06 16:05:01.04985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2];12;8)" office:value-type="string" office:string-value="16:05:01">
            <text:p>16:05:01</text:p>
          </table:table-cell>
          <table:table-cell table:formula="of:=IF(ISNUMBER(SEARCH(&quot;throttling&quot;;[.G2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2</text:p>
          </table:table-cell>
          <table:table-cell office:value-type="string">
            <text:p>2017-03-06 16:05:01.25120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];12;8)" office:value-type="string" office:string-value="16:05:01">
            <text:p>16:05:01</text:p>
          </table:table-cell>
          <table:table-cell table:formula="of:=IF(ISNUMBER(SEARCH(&quot;throttling&quot;;[.G2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</text:p>
          </table:table-cell>
          <table:table-cell office:value-type="string">
            <text:p>2017-03-06 16:05:01.25565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4];12;8)" office:value-type="string" office:string-value="16:05:01">
            <text:p>16:05:01</text:p>
          </table:table-cell>
          <table:table-cell table:formula="of:=IF(ISNUMBER(SEARCH(&quot;throttling&quot;;[.G2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</text:p>
          </table:table-cell>
          <table:table-cell office:value-type="string">
            <text:p>2017-03-06 16:05:01.25961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5];12;8)" office:value-type="string" office:string-value="16:05:01">
            <text:p>16:05:01</text:p>
          </table:table-cell>
          <table:table-cell table:formula="of:=IF(ISNUMBER(SEARCH(&quot;throttling&quot;;[.G2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5</text:p>
          </table:table-cell>
          <table:table-cell office:value-type="string">
            <text:p>2017-03-06 16:05:01.46496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6];12;8)" office:value-type="string" office:string-value="16:05:01">
            <text:p>16:05:01</text:p>
          </table:table-cell>
          <table:table-cell table:formula="of:=IF(ISNUMBER(SEARCH(&quot;throttling&quot;;[.G2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6</text:p>
          </table:table-cell>
          <table:table-cell office:value-type="string">
            <text:p>2017-03-06 16:05:01.46934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7];12;8)" office:value-type="string" office:string-value="16:05:01">
            <text:p>16:05:01</text:p>
          </table:table-cell>
          <table:table-cell table:formula="of:=IF(ISNUMBER(SEARCH(&quot;throttling&quot;;[.G2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7</text:p>
          </table:table-cell>
          <table:table-cell office:value-type="string">
            <text:p>2017-03-06 16:05:01.47520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8];12;8)" office:value-type="string" office:string-value="16:05:01">
            <text:p>16:05:01</text:p>
          </table:table-cell>
          <table:table-cell table:formula="of:=IF(ISNUMBER(SEARCH(&quot;throttling&quot;;[.G2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8</text:p>
          </table:table-cell>
          <table:table-cell office:value-type="string">
            <text:p>2017-03-06 16:05:01.67984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29];12;8)" office:value-type="string" office:string-value="16:05:01">
            <text:p>16:05:01</text:p>
          </table:table-cell>
          <table:table-cell table:formula="of:=IF(ISNUMBER(SEARCH(&quot;throttling&quot;;[.G2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9</text:p>
          </table:table-cell>
          <table:table-cell office:value-type="string">
            <text:p>2017-03-06 16:05:01.68410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0];12;8)" office:value-type="string" office:string-value="16:05:01">
            <text:p>16:05:01</text:p>
          </table:table-cell>
          <table:table-cell table:formula="of:=IF(ISNUMBER(SEARCH(&quot;throttling&quot;;[.G3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0</text:p>
          </table:table-cell>
          <table:table-cell office:value-type="string">
            <text:p>2017-03-06 16:05:01.68742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31];12;8)" office:value-type="string" office:string-value="16:05:01">
            <text:p>16:05:01</text:p>
          </table:table-cell>
          <table:table-cell table:formula="of:=IF(ISNUMBER(SEARCH(&quot;throttling&quot;;[.G3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31</text:p>
          </table:table-cell>
          <table:table-cell office:value-type="string">
            <text:p>2017-03-06 16:05:01.89097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2];12;8)" office:value-type="string" office:string-value="16:05:01">
            <text:p>16:05:01</text:p>
          </table:table-cell>
          <table:table-cell table:formula="of:=IF(ISNUMBER(SEARCH(&quot;throttling&quot;;[.G3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2</text:p>
          </table:table-cell>
          <table:table-cell office:value-type="string">
            <text:p>2017-03-06 16:05:01.89464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3];12;8)" office:value-type="string" office:string-value="16:05:01">
            <text:p>16:05:01</text:p>
          </table:table-cell>
          <table:table-cell table:formula="of:=IF(ISNUMBER(SEARCH(&quot;throttling&quot;;[.G3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3</text:p>
          </table:table-cell>
          <table:table-cell office:value-type="string">
            <text:p>2017-03-06 16:05:01.89837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34];12;8)" office:value-type="string" office:string-value="16:05:01">
            <text:p>16:05:01</text:p>
          </table:table-cell>
          <table:table-cell table:formula="of:=IF(ISNUMBER(SEARCH(&quot;throttling&quot;;[.G3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34</text:p>
          </table:table-cell>
          <table:table-cell office:value-type="string">
            <text:p>2017-03-06 16:05:02.09950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5];12;8)" office:value-type="string" office:string-value="16:05:02">
            <text:p>16:05:02</text:p>
          </table:table-cell>
          <table:table-cell table:formula="of:=IF(ISNUMBER(SEARCH(&quot;throttling&quot;;[.G3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5</text:p>
          </table:table-cell>
          <table:table-cell office:value-type="string">
            <text:p>2017-03-06 16:05:02.10303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6];12;8)" office:value-type="string" office:string-value="16:05:02">
            <text:p>16:05:02</text:p>
          </table:table-cell>
          <table:table-cell table:formula="of:=IF(ISNUMBER(SEARCH(&quot;throttling&quot;;[.G3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6</text:p>
          </table:table-cell>
          <table:table-cell office:value-type="string">
            <text:p>2017-03-06 16:05:02.10635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37];12;8)" office:value-type="string" office:string-value="16:05:02">
            <text:p>16:05:02</text:p>
          </table:table-cell>
          <table:table-cell table:formula="of:=IF(ISNUMBER(SEARCH(&quot;throttling&quot;;[.G3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37</text:p>
          </table:table-cell>
          <table:table-cell office:value-type="string">
            <text:p>2017-03-06 16:05:02.30835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8];12;8)" office:value-type="string" office:string-value="16:05:02">
            <text:p>16:05:02</text:p>
          </table:table-cell>
          <table:table-cell table:formula="of:=IF(ISNUMBER(SEARCH(&quot;throttling&quot;;[.G3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8</text:p>
          </table:table-cell>
          <table:table-cell office:value-type="string">
            <text:p>2017-03-06 16:05:02.31286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9];12;8)" office:value-type="string" office:string-value="16:05:02">
            <text:p>16:05:02</text:p>
          </table:table-cell>
          <table:table-cell table:formula="of:=IF(ISNUMBER(SEARCH(&quot;throttling&quot;;[.G3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9</text:p>
          </table:table-cell>
          <table:table-cell office:value-type="string">
            <text:p>2017-03-06 16:05:02.31675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40];12;8)" office:value-type="string" office:string-value="16:05:02">
            <text:p>16:05:02</text:p>
          </table:table-cell>
          <table:table-cell table:formula="of:=IF(ISNUMBER(SEARCH(&quot;throttling&quot;;[.G4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40</text:p>
          </table:table-cell>
          <table:table-cell office:value-type="string">
            <text:p>2017-03-06 16:05:02.51926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1];12;8)" office:value-type="string" office:string-value="16:05:02">
            <text:p>16:05:02</text:p>
          </table:table-cell>
          <table:table-cell table:formula="of:=IF(ISNUMBER(SEARCH(&quot;throttling&quot;;[.G4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1</text:p>
          </table:table-cell>
          <table:table-cell office:value-type="string">
            <text:p>2017-03-06 16:05:02.52412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2];12;8)" office:value-type="string" office:string-value="16:05:02">
            <text:p>16:05:02</text:p>
          </table:table-cell>
          <table:table-cell table:formula="of:=IF(ISNUMBER(SEARCH(&quot;throttling&quot;;[.G4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2</text:p>
          </table:table-cell>
          <table:table-cell office:value-type="string">
            <text:p>2017-03-06 16:05:02.53083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[TCP Previous segment not captured] SMPP Submit_sm - resp: "Throttling error (ESME exceeded allowed message limits)"</text:p>
          </table:table-cell>
          <table:table-cell table:formula="of:=MID([.B43];12;8)" office:value-type="string" office:string-value="16:05:02">
            <text:p>16:05:02</text:p>
          </table:table-cell>
          <table:table-cell table:formula="of:=IF(ISNUMBER(SEARCH(&quot;throttling&quot;;[.G4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43</text:p>
          </table:table-cell>
          <table:table-cell office:value-type="string">
            <text:p>2017-03-06 16:05:02.73267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4];12;8)" office:value-type="string" office:string-value="16:05:02">
            <text:p>16:05:02</text:p>
          </table:table-cell>
          <table:table-cell table:formula="of:=IF(ISNUMBER(SEARCH(&quot;throttling&quot;;[.G4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4</text:p>
          </table:table-cell>
          <table:table-cell office:value-type="string">
            <text:p>2017-03-06 16:05:02.73722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5];12;8)" office:value-type="string" office:string-value="16:05:02">
            <text:p>16:05:02</text:p>
          </table:table-cell>
          <table:table-cell table:formula="of:=IF(ISNUMBER(SEARCH(&quot;throttling&quot;;[.G4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5</text:p>
          </table:table-cell>
          <table:table-cell office:value-type="string">
            <text:p>2017-03-06 16:05:02.74454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46];12;8)" office:value-type="string" office:string-value="16:05:02">
            <text:p>16:05:02</text:p>
          </table:table-cell>
          <table:table-cell table:formula="of:=IF(ISNUMBER(SEARCH(&quot;throttling&quot;;[.G4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46</text:p>
          </table:table-cell>
          <table:table-cell office:value-type="string">
            <text:p>2017-03-06 16:05:02.94667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7];12;8)" office:value-type="string" office:string-value="16:05:02">
            <text:p>16:05:02</text:p>
          </table:table-cell>
          <table:table-cell table:formula="of:=IF(ISNUMBER(SEARCH(&quot;throttling&quot;;[.G4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7</text:p>
          </table:table-cell>
          <table:table-cell office:value-type="string">
            <text:p>2017-03-06 16:05:02.95125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8];12;8)" office:value-type="string" office:string-value="16:05:02">
            <text:p>16:05:02</text:p>
          </table:table-cell>
          <table:table-cell table:formula="of:=IF(ISNUMBER(SEARCH(&quot;throttling&quot;;[.G4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8</text:p>
          </table:table-cell>
          <table:table-cell office:value-type="string">
            <text:p>2017-03-06 16:05:02.95591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49];12;8)" office:value-type="string" office:string-value="16:05:02">
            <text:p>16:05:02</text:p>
          </table:table-cell>
          <table:table-cell table:formula="of:=IF(ISNUMBER(SEARCH(&quot;throttling&quot;;[.G4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49</text:p>
          </table:table-cell>
          <table:table-cell office:value-type="string">
            <text:p>2017-03-06 16:05:03.15780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0];12;8)" office:value-type="string" office:string-value="16:05:03">
            <text:p>16:05:03</text:p>
          </table:table-cell>
          <table:table-cell table:formula="of:=IF(ISNUMBER(SEARCH(&quot;throttling&quot;;[.G5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0</text:p>
          </table:table-cell>
          <table:table-cell office:value-type="string">
            <text:p>2017-03-06 16:05:03.16163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1];12;8)" office:value-type="string" office:string-value="16:05:03">
            <text:p>16:05:03</text:p>
          </table:table-cell>
          <table:table-cell table:formula="of:=IF(ISNUMBER(SEARCH(&quot;throttling&quot;;[.G5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1</text:p>
          </table:table-cell>
          <table:table-cell office:value-type="string">
            <text:p>2017-03-06 16:05:03.16520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52];12;8)" office:value-type="string" office:string-value="16:05:03">
            <text:p>16:05:03</text:p>
          </table:table-cell>
          <table:table-cell table:formula="of:=IF(ISNUMBER(SEARCH(&quot;throttling&quot;;[.G5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52</text:p>
          </table:table-cell>
          <table:table-cell office:value-type="string">
            <text:p>2017-03-06 16:05:03.36699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3];12;8)" office:value-type="string" office:string-value="16:05:03">
            <text:p>16:05:03</text:p>
          </table:table-cell>
          <table:table-cell table:formula="of:=IF(ISNUMBER(SEARCH(&quot;throttling&quot;;[.G5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3</text:p>
          </table:table-cell>
          <table:table-cell office:value-type="string">
            <text:p>2017-03-06 16:05:03.37245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4];12;8)" office:value-type="string" office:string-value="16:05:03">
            <text:p>16:05:03</text:p>
          </table:table-cell>
          <table:table-cell table:formula="of:=IF(ISNUMBER(SEARCH(&quot;throttling&quot;;[.G5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4</text:p>
          </table:table-cell>
          <table:table-cell office:value-type="string">
            <text:p>2017-03-06 16:05:03.37607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55];12;8)" office:value-type="string" office:string-value="16:05:03">
            <text:p>16:05:03</text:p>
          </table:table-cell>
          <table:table-cell table:formula="of:=IF(ISNUMBER(SEARCH(&quot;throttling&quot;;[.G5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55</text:p>
          </table:table-cell>
          <table:table-cell office:value-type="string">
            <text:p>2017-03-06 16:05:03.61850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56];12;8)" office:value-type="string" office:string-value="16:05:03">
            <text:p>16:05:03</text:p>
          </table:table-cell>
          <table:table-cell table:formula="of:=IF(ISNUMBER(SEARCH(&quot;throttling&quot;;[.G5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6</text:p>
          </table:table-cell>
          <table:table-cell office:value-type="string">
            <text:p>2017-03-06 16:05:03.62242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7];12;8)" office:value-type="string" office:string-value="16:05:03">
            <text:p>16:05:03</text:p>
          </table:table-cell>
          <table:table-cell table:formula="of:=IF(ISNUMBER(SEARCH(&quot;throttling&quot;;[.G5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7</text:p>
          </table:table-cell>
          <table:table-cell office:value-type="string">
            <text:p>2017-03-06 16:05:03.62563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58];12;8)" office:value-type="string" office:string-value="16:05:03">
            <text:p>16:05:03</text:p>
          </table:table-cell>
          <table:table-cell table:formula="of:=IF(ISNUMBER(SEARCH(&quot;throttling&quot;;[.G5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58</text:p>
          </table:table-cell>
          <table:table-cell office:value-type="string">
            <text:p>2017-03-06 16:05:03.82720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9];12;8)" office:value-type="string" office:string-value="16:05:03">
            <text:p>16:05:03</text:p>
          </table:table-cell>
          <table:table-cell table:formula="of:=IF(ISNUMBER(SEARCH(&quot;throttling&quot;;[.G5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9</text:p>
          </table:table-cell>
          <table:table-cell office:value-type="string">
            <text:p>2017-03-06 16:05:03.83117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0];12;8)" office:value-type="string" office:string-value="16:05:03">
            <text:p>16:05:03</text:p>
          </table:table-cell>
          <table:table-cell table:formula="of:=IF(ISNUMBER(SEARCH(&quot;throttling&quot;;[.G6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0</text:p>
          </table:table-cell>
          <table:table-cell office:value-type="string">
            <text:p>2017-03-06 16:05:03.83611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61];12;8)" office:value-type="string" office:string-value="16:05:03">
            <text:p>16:05:03</text:p>
          </table:table-cell>
          <table:table-cell table:formula="of:=IF(ISNUMBER(SEARCH(&quot;throttling&quot;;[.G6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61</text:p>
          </table:table-cell>
          <table:table-cell office:value-type="string">
            <text:p>2017-03-06 16:05:04.03834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2];12;8)" office:value-type="string" office:string-value="16:05:04">
            <text:p>16:05:04</text:p>
          </table:table-cell>
          <table:table-cell table:formula="of:=IF(ISNUMBER(SEARCH(&quot;throttling&quot;;[.G6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2</text:p>
          </table:table-cell>
          <table:table-cell office:value-type="string">
            <text:p>2017-03-06 16:05:04.04245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3];12;8)" office:value-type="string" office:string-value="16:05:04">
            <text:p>16:05:04</text:p>
          </table:table-cell>
          <table:table-cell table:formula="of:=IF(ISNUMBER(SEARCH(&quot;throttling&quot;;[.G6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3</text:p>
          </table:table-cell>
          <table:table-cell office:value-type="string">
            <text:p>2017-03-06 16:05:04.04593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64];12;8)" office:value-type="string" office:string-value="16:05:04">
            <text:p>16:05:04</text:p>
          </table:table-cell>
          <table:table-cell table:formula="of:=IF(ISNUMBER(SEARCH(&quot;throttling&quot;;[.G6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64</text:p>
          </table:table-cell>
          <table:table-cell office:value-type="string">
            <text:p>2017-03-06 16:05:04.24788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5];12;8)" office:value-type="string" office:string-value="16:05:04">
            <text:p>16:05:04</text:p>
          </table:table-cell>
          <table:table-cell table:formula="of:=IF(ISNUMBER(SEARCH(&quot;throttling&quot;;[.G6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5</text:p>
          </table:table-cell>
          <table:table-cell office:value-type="string">
            <text:p>2017-03-06 16:05:04.25176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6];12;8)" office:value-type="string" office:string-value="16:05:04">
            <text:p>16:05:04</text:p>
          </table:table-cell>
          <table:table-cell table:formula="of:=IF(ISNUMBER(SEARCH(&quot;throttling&quot;;[.G6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6</text:p>
          </table:table-cell>
          <table:table-cell office:value-type="string">
            <text:p>2017-03-06 16:05:04.25517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67];12;8)" office:value-type="string" office:string-value="16:05:04">
            <text:p>16:05:04</text:p>
          </table:table-cell>
          <table:table-cell table:formula="of:=IF(ISNUMBER(SEARCH(&quot;throttling&quot;;[.G6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67</text:p>
          </table:table-cell>
          <table:table-cell office:value-type="string">
            <text:p>2017-03-06 16:05:04.45702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8];12;8)" office:value-type="string" office:string-value="16:05:04">
            <text:p>16:05:04</text:p>
          </table:table-cell>
          <table:table-cell table:formula="of:=IF(ISNUMBER(SEARCH(&quot;throttling&quot;;[.G6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8</text:p>
          </table:table-cell>
          <table:table-cell office:value-type="string">
            <text:p>2017-03-06 16:05:04.46092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9];12;8)" office:value-type="string" office:string-value="16:05:04">
            <text:p>16:05:04</text:p>
          </table:table-cell>
          <table:table-cell table:formula="of:=IF(ISNUMBER(SEARCH(&quot;throttling&quot;;[.G6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9</text:p>
          </table:table-cell>
          <table:table-cell office:value-type="string">
            <text:p>2017-03-06 16:05:04.46427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70];12;8)" office:value-type="string" office:string-value="16:05:04">
            <text:p>16:05:04</text:p>
          </table:table-cell>
          <table:table-cell table:formula="of:=IF(ISNUMBER(SEARCH(&quot;throttling&quot;;[.G7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70</text:p>
          </table:table-cell>
          <table:table-cell office:value-type="string">
            <text:p>2017-03-06 16:05:04.66627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71];12;8)" office:value-type="string" office:string-value="16:05:04">
            <text:p>16:05:04</text:p>
          </table:table-cell>
          <table:table-cell table:formula="of:=IF(ISNUMBER(SEARCH(&quot;throttling&quot;;[.G7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1</text:p>
          </table:table-cell>
          <table:table-cell office:value-type="string">
            <text:p>2017-03-06 16:05:04.67037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2];12;8)" office:value-type="string" office:string-value="16:05:04">
            <text:p>16:05:04</text:p>
          </table:table-cell>
          <table:table-cell table:formula="of:=IF(ISNUMBER(SEARCH(&quot;throttling&quot;;[.G7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2</text:p>
          </table:table-cell>
          <table:table-cell office:value-type="string">
            <text:p>2017-03-06 16:05:04.67373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73];12;8)" office:value-type="string" office:string-value="16:05:04">
            <text:p>16:05:04</text:p>
          </table:table-cell>
          <table:table-cell table:formula="of:=IF(ISNUMBER(SEARCH(&quot;throttling&quot;;[.G7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73</text:p>
          </table:table-cell>
          <table:table-cell office:value-type="string">
            <text:p>2017-03-06 16:05:04.87571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4];12;8)" office:value-type="string" office:string-value="16:05:04">
            <text:p>16:05:04</text:p>
          </table:table-cell>
          <table:table-cell table:formula="of:=IF(ISNUMBER(SEARCH(&quot;throttling&quot;;[.G7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4</text:p>
          </table:table-cell>
          <table:table-cell office:value-type="string">
            <text:p>2017-03-06 16:05:04.88107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5];12;8)" office:value-type="string" office:string-value="16:05:04">
            <text:p>16:05:04</text:p>
          </table:table-cell>
          <table:table-cell table:formula="of:=IF(ISNUMBER(SEARCH(&quot;throttling&quot;;[.G7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5</text:p>
          </table:table-cell>
          <table:table-cell office:value-type="string">
            <text:p>2017-03-06 16:05:04.88450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76];12;8)" office:value-type="string" office:string-value="16:05:04">
            <text:p>16:05:04</text:p>
          </table:table-cell>
          <table:table-cell table:formula="of:=IF(ISNUMBER(SEARCH(&quot;throttling&quot;;[.G7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76</text:p>
          </table:table-cell>
          <table:table-cell office:value-type="string">
            <text:p>2017-03-06 16:05:05.08535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7];12;8)" office:value-type="string" office:string-value="16:05:05">
            <text:p>16:05:05</text:p>
          </table:table-cell>
          <table:table-cell table:formula="of:=IF(ISNUMBER(SEARCH(&quot;throttling&quot;;[.G7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7</text:p>
          </table:table-cell>
          <table:table-cell office:value-type="string">
            <text:p>2017-03-06 16:05:05.08909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8];12;8)" office:value-type="string" office:string-value="16:05:05">
            <text:p>16:05:05</text:p>
          </table:table-cell>
          <table:table-cell table:formula="of:=IF(ISNUMBER(SEARCH(&quot;throttling&quot;;[.G7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8</text:p>
          </table:table-cell>
          <table:table-cell office:value-type="string">
            <text:p>2017-03-06 16:05:05.09335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79];12;8)" office:value-type="string" office:string-value="16:05:05">
            <text:p>16:05:05</text:p>
          </table:table-cell>
          <table:table-cell table:formula="of:=IF(ISNUMBER(SEARCH(&quot;throttling&quot;;[.G7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79</text:p>
          </table:table-cell>
          <table:table-cell office:value-type="string">
            <text:p>2017-03-06 16:05:05.29502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0];12;8)" office:value-type="string" office:string-value="16:05:05">
            <text:p>16:05:05</text:p>
          </table:table-cell>
          <table:table-cell table:formula="of:=IF(ISNUMBER(SEARCH(&quot;throttling&quot;;[.G8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0</text:p>
          </table:table-cell>
          <table:table-cell office:value-type="string">
            <text:p>2017-03-06 16:05:05.29918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1];12;8)" office:value-type="string" office:string-value="16:05:05">
            <text:p>16:05:05</text:p>
          </table:table-cell>
          <table:table-cell table:formula="of:=IF(ISNUMBER(SEARCH(&quot;throttling&quot;;[.G8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1</text:p>
          </table:table-cell>
          <table:table-cell office:value-type="string">
            <text:p>2017-03-06 16:05:05.30262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82];12;8)" office:value-type="string" office:string-value="16:05:05">
            <text:p>16:05:05</text:p>
          </table:table-cell>
          <table:table-cell table:formula="of:=IF(ISNUMBER(SEARCH(&quot;throttling&quot;;[.G8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82</text:p>
          </table:table-cell>
          <table:table-cell office:value-type="string">
            <text:p>2017-03-06 16:05:05.50348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3];12;8)" office:value-type="string" office:string-value="16:05:05">
            <text:p>16:05:05</text:p>
          </table:table-cell>
          <table:table-cell table:formula="of:=IF(ISNUMBER(SEARCH(&quot;throttling&quot;;[.G8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3</text:p>
          </table:table-cell>
          <table:table-cell office:value-type="string">
            <text:p>2017-03-06 16:05:05.50725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4];12;8)" office:value-type="string" office:string-value="16:05:05">
            <text:p>16:05:05</text:p>
          </table:table-cell>
          <table:table-cell table:formula="of:=IF(ISNUMBER(SEARCH(&quot;throttling&quot;;[.G8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4</text:p>
          </table:table-cell>
          <table:table-cell office:value-type="string">
            <text:p>2017-03-06 16:05:05.51044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85];12;8)" office:value-type="string" office:string-value="16:05:05">
            <text:p>16:05:05</text:p>
          </table:table-cell>
          <table:table-cell table:formula="of:=IF(ISNUMBER(SEARCH(&quot;throttling&quot;;[.G8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85</text:p>
          </table:table-cell>
          <table:table-cell office:value-type="string">
            <text:p>2017-03-06 16:05:05.71231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86];12;8)" office:value-type="string" office:string-value="16:05:05">
            <text:p>16:05:05</text:p>
          </table:table-cell>
          <table:table-cell table:formula="of:=IF(ISNUMBER(SEARCH(&quot;throttling&quot;;[.G8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6</text:p>
          </table:table-cell>
          <table:table-cell office:value-type="string">
            <text:p>2017-03-06 16:05:05.76906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7];12;8)" office:value-type="string" office:string-value="16:05:05">
            <text:p>16:05:05</text:p>
          </table:table-cell>
          <table:table-cell table:formula="of:=IF(ISNUMBER(SEARCH(&quot;throttling&quot;;[.G8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7</text:p>
          </table:table-cell>
          <table:table-cell office:value-type="string">
            <text:p>2017-03-06 16:05:05.77233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88];12;8)" office:value-type="string" office:string-value="16:05:05">
            <text:p>16:05:05</text:p>
          </table:table-cell>
          <table:table-cell table:formula="of:=IF(ISNUMBER(SEARCH(&quot;throttling&quot;;[.G8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88</text:p>
          </table:table-cell>
          <table:table-cell office:value-type="string">
            <text:p>2017-03-06 16:05:05.97388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9];12;8)" office:value-type="string" office:string-value="16:05:05">
            <text:p>16:05:05</text:p>
          </table:table-cell>
          <table:table-cell table:formula="of:=IF(ISNUMBER(SEARCH(&quot;throttling&quot;;[.G8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9</text:p>
          </table:table-cell>
          <table:table-cell office:value-type="string">
            <text:p>2017-03-06 16:05:05.97785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0];12;8)" office:value-type="string" office:string-value="16:05:05">
            <text:p>16:05:05</text:p>
          </table:table-cell>
          <table:table-cell table:formula="of:=IF(ISNUMBER(SEARCH(&quot;throttling&quot;;[.G9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0</text:p>
          </table:table-cell>
          <table:table-cell office:value-type="string">
            <text:p>2017-03-06 16:05:05.98297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91];12;8)" office:value-type="string" office:string-value="16:05:05">
            <text:p>16:05:05</text:p>
          </table:table-cell>
          <table:table-cell table:formula="of:=IF(ISNUMBER(SEARCH(&quot;throttling&quot;;[.G9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91</text:p>
          </table:table-cell>
          <table:table-cell office:value-type="string">
            <text:p>2017-03-06 16:05:06.18435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2];12;8)" office:value-type="string" office:string-value="16:05:06">
            <text:p>16:05:06</text:p>
          </table:table-cell>
          <table:table-cell table:formula="of:=IF(ISNUMBER(SEARCH(&quot;throttling&quot;;[.G9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2</text:p>
          </table:table-cell>
          <table:table-cell office:value-type="string">
            <text:p>2017-03-06 16:05:06.18796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3];12;8)" office:value-type="string" office:string-value="16:05:06">
            <text:p>16:05:06</text:p>
          </table:table-cell>
          <table:table-cell table:formula="of:=IF(ISNUMBER(SEARCH(&quot;throttling&quot;;[.G9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3</text:p>
          </table:table-cell>
          <table:table-cell office:value-type="string">
            <text:p>2017-03-06 16:05:06.19964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94];12;8)" office:value-type="string" office:string-value="16:05:06">
            <text:p>16:05:06</text:p>
          </table:table-cell>
          <table:table-cell table:formula="of:=IF(ISNUMBER(SEARCH(&quot;throttling&quot;;[.G9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94</text:p>
          </table:table-cell>
          <table:table-cell office:value-type="string">
            <text:p>2017-03-06 16:05:06.40124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5];12;8)" office:value-type="string" office:string-value="16:05:06">
            <text:p>16:05:06</text:p>
          </table:table-cell>
          <table:table-cell table:formula="of:=IF(ISNUMBER(SEARCH(&quot;throttling&quot;;[.G9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5</text:p>
          </table:table-cell>
          <table:table-cell office:value-type="string">
            <text:p>2017-03-06 16:05:06.40485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6];12;8)" office:value-type="string" office:string-value="16:05:06">
            <text:p>16:05:06</text:p>
          </table:table-cell>
          <table:table-cell table:formula="of:=IF(ISNUMBER(SEARCH(&quot;throttling&quot;;[.G9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6</text:p>
          </table:table-cell>
          <table:table-cell office:value-type="string">
            <text:p>2017-03-06 16:05:06.40803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97];12;8)" office:value-type="string" office:string-value="16:05:06">
            <text:p>16:05:06</text:p>
          </table:table-cell>
          <table:table-cell table:formula="of:=IF(ISNUMBER(SEARCH(&quot;throttling&quot;;[.G9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97</text:p>
          </table:table-cell>
          <table:table-cell office:value-type="string">
            <text:p>2017-03-06 16:05:06.61831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98];12;8)" office:value-type="string" office:string-value="16:05:06">
            <text:p>16:05:06</text:p>
          </table:table-cell>
          <table:table-cell table:formula="of:=IF(ISNUMBER(SEARCH(&quot;throttling&quot;;[.G9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8</text:p>
          </table:table-cell>
          <table:table-cell office:value-type="string">
            <text:p>2017-03-06 16:05:06.62214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9];12;8)" office:value-type="string" office:string-value="16:05:06">
            <text:p>16:05:06</text:p>
          </table:table-cell>
          <table:table-cell table:formula="of:=IF(ISNUMBER(SEARCH(&quot;throttling&quot;;[.G9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9</text:p>
          </table:table-cell>
          <table:table-cell office:value-type="string">
            <text:p>2017-03-06 16:05:06.62547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00];12;8)" office:value-type="string" office:string-value="16:05:06">
            <text:p>16:05:06</text:p>
          </table:table-cell>
          <table:table-cell table:formula="of:=IF(ISNUMBER(SEARCH(&quot;throttling&quot;;[.G10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00</text:p>
          </table:table-cell>
          <table:table-cell office:value-type="string">
            <text:p>2017-03-06 16:05:06.82650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1];12;8)" office:value-type="string" office:string-value="16:05:06">
            <text:p>16:05:06</text:p>
          </table:table-cell>
          <table:table-cell table:formula="of:=IF(ISNUMBER(SEARCH(&quot;throttling&quot;;[.G10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1</text:p>
          </table:table-cell>
          <table:table-cell office:value-type="string">
            <text:p>2017-03-06 16:05:06.83136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2];12;8)" office:value-type="string" office:string-value="16:05:06">
            <text:p>16:05:06</text:p>
          </table:table-cell>
          <table:table-cell table:formula="of:=IF(ISNUMBER(SEARCH(&quot;throttling&quot;;[.G10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2</text:p>
          </table:table-cell>
          <table:table-cell office:value-type="string">
            <text:p>2017-03-06 16:05:06.83451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03];12;8)" office:value-type="string" office:string-value="16:05:06">
            <text:p>16:05:06</text:p>
          </table:table-cell>
          <table:table-cell table:formula="of:=IF(ISNUMBER(SEARCH(&quot;throttling&quot;;[.G10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03</text:p>
          </table:table-cell>
          <table:table-cell office:value-type="string">
            <text:p>2017-03-06 16:05:07.03730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4];12;8)" office:value-type="string" office:string-value="16:05:07">
            <text:p>16:05:07</text:p>
          </table:table-cell>
          <table:table-cell table:formula="of:=IF(ISNUMBER(SEARCH(&quot;throttling&quot;;[.G10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4</text:p>
          </table:table-cell>
          <table:table-cell office:value-type="string">
            <text:p>2017-03-06 16:05:07.04119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5];12;8)" office:value-type="string" office:string-value="16:05:07">
            <text:p>16:05:07</text:p>
          </table:table-cell>
          <table:table-cell table:formula="of:=IF(ISNUMBER(SEARCH(&quot;throttling&quot;;[.G10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5</text:p>
          </table:table-cell>
          <table:table-cell office:value-type="string">
            <text:p>2017-03-06 16:05:07.04722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06];12;8)" office:value-type="string" office:string-value="16:05:07">
            <text:p>16:05:07</text:p>
          </table:table-cell>
          <table:table-cell table:formula="of:=IF(ISNUMBER(SEARCH(&quot;throttling&quot;;[.G10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06</text:p>
          </table:table-cell>
          <table:table-cell office:value-type="string">
            <text:p>2017-03-06 16:05:07.25028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7];12;8)" office:value-type="string" office:string-value="16:05:07">
            <text:p>16:05:07</text:p>
          </table:table-cell>
          <table:table-cell table:formula="of:=IF(ISNUMBER(SEARCH(&quot;throttling&quot;;[.G10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7</text:p>
          </table:table-cell>
          <table:table-cell office:value-type="string">
            <text:p>2017-03-06 16:05:07.25425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8];12;8)" office:value-type="string" office:string-value="16:05:07">
            <text:p>16:05:07</text:p>
          </table:table-cell>
          <table:table-cell table:formula="of:=IF(ISNUMBER(SEARCH(&quot;throttling&quot;;[.G10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8</text:p>
          </table:table-cell>
          <table:table-cell office:value-type="string">
            <text:p>2017-03-06 16:05:07.25789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09];12;8)" office:value-type="string" office:string-value="16:05:07">
            <text:p>16:05:07</text:p>
          </table:table-cell>
          <table:table-cell table:formula="of:=IF(ISNUMBER(SEARCH(&quot;throttling&quot;;[.G10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09</text:p>
          </table:table-cell>
          <table:table-cell office:value-type="string">
            <text:p>2017-03-06 16:05:07.45982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0];12;8)" office:value-type="string" office:string-value="16:05:07">
            <text:p>16:05:07</text:p>
          </table:table-cell>
          <table:table-cell table:formula="of:=IF(ISNUMBER(SEARCH(&quot;throttling&quot;;[.G11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0</text:p>
          </table:table-cell>
          <table:table-cell office:value-type="string">
            <text:p>2017-03-06 16:05:07.46380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1];12;8)" office:value-type="string" office:string-value="16:05:07">
            <text:p>16:05:07</text:p>
          </table:table-cell>
          <table:table-cell table:formula="of:=IF(ISNUMBER(SEARCH(&quot;throttling&quot;;[.G11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1</text:p>
          </table:table-cell>
          <table:table-cell office:value-type="string">
            <text:p>2017-03-06 16:05:07.46722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12];12;8)" office:value-type="string" office:string-value="16:05:07">
            <text:p>16:05:07</text:p>
          </table:table-cell>
          <table:table-cell table:formula="of:=IF(ISNUMBER(SEARCH(&quot;throttling&quot;;[.G11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12</text:p>
          </table:table-cell>
          <table:table-cell office:value-type="string">
            <text:p>2017-03-06 16:05:07.66889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13];12;8)" office:value-type="string" office:string-value="16:05:07">
            <text:p>16:05:07</text:p>
          </table:table-cell>
          <table:table-cell table:formula="of:=IF(ISNUMBER(SEARCH(&quot;throttling&quot;;[.G11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3</text:p>
          </table:table-cell>
          <table:table-cell office:value-type="string">
            <text:p>2017-03-06 16:05:07.67369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4];12;8)" office:value-type="string" office:string-value="16:05:07">
            <text:p>16:05:07</text:p>
          </table:table-cell>
          <table:table-cell table:formula="of:=IF(ISNUMBER(SEARCH(&quot;throttling&quot;;[.G11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4</text:p>
          </table:table-cell>
          <table:table-cell office:value-type="string">
            <text:p>2017-03-06 16:05:07.67821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15];12;8)" office:value-type="string" office:string-value="16:05:07">
            <text:p>16:05:07</text:p>
          </table:table-cell>
          <table:table-cell table:formula="of:=IF(ISNUMBER(SEARCH(&quot;throttling&quot;;[.G11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15</text:p>
          </table:table-cell>
          <table:table-cell office:value-type="string">
            <text:p>2017-03-06 16:05:07.88093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6];12;8)" office:value-type="string" office:string-value="16:05:07">
            <text:p>16:05:07</text:p>
          </table:table-cell>
          <table:table-cell table:formula="of:=IF(ISNUMBER(SEARCH(&quot;throttling&quot;;[.G11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6</text:p>
          </table:table-cell>
          <table:table-cell office:value-type="string">
            <text:p>2017-03-06 16:05:07.88485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7];12;8)" office:value-type="string" office:string-value="16:05:07">
            <text:p>16:05:07</text:p>
          </table:table-cell>
          <table:table-cell table:formula="of:=IF(ISNUMBER(SEARCH(&quot;throttling&quot;;[.G11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7</text:p>
          </table:table-cell>
          <table:table-cell office:value-type="string">
            <text:p>2017-03-06 16:05:07.88820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18];12;8)" office:value-type="string" office:string-value="16:05:07">
            <text:p>16:05:07</text:p>
          </table:table-cell>
          <table:table-cell table:formula="of:=IF(ISNUMBER(SEARCH(&quot;throttling&quot;;[.G11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18</text:p>
          </table:table-cell>
          <table:table-cell office:value-type="string">
            <text:p>2017-03-06 16:05:08.09030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9];12;8)" office:value-type="string" office:string-value="16:05:08">
            <text:p>16:05:08</text:p>
          </table:table-cell>
          <table:table-cell table:formula="of:=IF(ISNUMBER(SEARCH(&quot;throttling&quot;;[.G11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9</text:p>
          </table:table-cell>
          <table:table-cell office:value-type="string">
            <text:p>2017-03-06 16:05:08.09419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0];12;8)" office:value-type="string" office:string-value="16:05:08">
            <text:p>16:05:08</text:p>
          </table:table-cell>
          <table:table-cell table:formula="of:=IF(ISNUMBER(SEARCH(&quot;throttling&quot;;[.G12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0</text:p>
          </table:table-cell>
          <table:table-cell office:value-type="string">
            <text:p>2017-03-06 16:05:08.09757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21];12;8)" office:value-type="string" office:string-value="16:05:08">
            <text:p>16:05:08</text:p>
          </table:table-cell>
          <table:table-cell table:formula="of:=IF(ISNUMBER(SEARCH(&quot;throttling&quot;;[.G12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21</text:p>
          </table:table-cell>
          <table:table-cell office:value-type="string">
            <text:p>2017-03-06 16:05:08.29849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2];12;8)" office:value-type="string" office:string-value="16:05:08">
            <text:p>16:05:08</text:p>
          </table:table-cell>
          <table:table-cell table:formula="of:=IF(ISNUMBER(SEARCH(&quot;throttling&quot;;[.G12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2</text:p>
          </table:table-cell>
          <table:table-cell office:value-type="string">
            <text:p>2017-03-06 16:05:08.30236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3];12;8)" office:value-type="string" office:string-value="16:05:08">
            <text:p>16:05:08</text:p>
          </table:table-cell>
          <table:table-cell table:formula="of:=IF(ISNUMBER(SEARCH(&quot;throttling&quot;;[.G12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3</text:p>
          </table:table-cell>
          <table:table-cell office:value-type="string">
            <text:p>2017-03-06 16:05:08.30578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24];12;8)" office:value-type="string" office:string-value="16:05:08">
            <text:p>16:05:08</text:p>
          </table:table-cell>
          <table:table-cell table:formula="of:=IF(ISNUMBER(SEARCH(&quot;throttling&quot;;[.G12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24</text:p>
          </table:table-cell>
          <table:table-cell office:value-type="string">
            <text:p>2017-03-06 16:05:08.50681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5];12;8)" office:value-type="string" office:string-value="16:05:08">
            <text:p>16:05:08</text:p>
          </table:table-cell>
          <table:table-cell table:formula="of:=IF(ISNUMBER(SEARCH(&quot;throttling&quot;;[.G12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5</text:p>
          </table:table-cell>
          <table:table-cell office:value-type="string">
            <text:p>2017-03-06 16:05:08.51090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6];12;8)" office:value-type="string" office:string-value="16:05:08">
            <text:p>16:05:08</text:p>
          </table:table-cell>
          <table:table-cell table:formula="of:=IF(ISNUMBER(SEARCH(&quot;throttling&quot;;[.G12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6</text:p>
          </table:table-cell>
          <table:table-cell office:value-type="string">
            <text:p>2017-03-06 16:05:08.51436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27];12;8)" office:value-type="string" office:string-value="16:05:08">
            <text:p>16:05:08</text:p>
          </table:table-cell>
          <table:table-cell table:formula="of:=IF(ISNUMBER(SEARCH(&quot;throttling&quot;;[.G12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27</text:p>
          </table:table-cell>
          <table:table-cell office:value-type="string">
            <text:p>2017-03-06 16:05:08.71605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28];12;8)" office:value-type="string" office:string-value="16:05:08">
            <text:p>16:05:08</text:p>
          </table:table-cell>
          <table:table-cell table:formula="of:=IF(ISNUMBER(SEARCH(&quot;throttling&quot;;[.G12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8</text:p>
          </table:table-cell>
          <table:table-cell office:value-type="string">
            <text:p>2017-03-06 16:05:08.71982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9];12;8)" office:value-type="string" office:string-value="16:05:08">
            <text:p>16:05:08</text:p>
          </table:table-cell>
          <table:table-cell table:formula="of:=IF(ISNUMBER(SEARCH(&quot;throttling&quot;;[.G12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9</text:p>
          </table:table-cell>
          <table:table-cell office:value-type="string">
            <text:p>2017-03-06 16:05:08.72336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30];12;8)" office:value-type="string" office:string-value="16:05:08">
            <text:p>16:05:08</text:p>
          </table:table-cell>
          <table:table-cell table:formula="of:=IF(ISNUMBER(SEARCH(&quot;throttling&quot;;[.G13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30</text:p>
          </table:table-cell>
          <table:table-cell office:value-type="string">
            <text:p>2017-03-06 16:05:08.92612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1];12;8)" office:value-type="string" office:string-value="16:05:08">
            <text:p>16:05:08</text:p>
          </table:table-cell>
          <table:table-cell table:formula="of:=IF(ISNUMBER(SEARCH(&quot;throttling&quot;;[.G13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1</text:p>
          </table:table-cell>
          <table:table-cell office:value-type="string">
            <text:p>2017-03-06 16:05:08.92998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2];12;8)" office:value-type="string" office:string-value="16:05:08">
            <text:p>16:05:08</text:p>
          </table:table-cell>
          <table:table-cell table:formula="of:=IF(ISNUMBER(SEARCH(&quot;throttling&quot;;[.G13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2</text:p>
          </table:table-cell>
          <table:table-cell office:value-type="string">
            <text:p>2017-03-06 16:05:08.93334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33];12;8)" office:value-type="string" office:string-value="16:05:08">
            <text:p>16:05:08</text:p>
          </table:table-cell>
          <table:table-cell table:formula="of:=IF(ISNUMBER(SEARCH(&quot;throttling&quot;;[.G13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33</text:p>
          </table:table-cell>
          <table:table-cell office:value-type="string">
            <text:p>2017-03-06 16:05:09.13508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4];12;8)" office:value-type="string" office:string-value="16:05:09">
            <text:p>16:05:09</text:p>
          </table:table-cell>
          <table:table-cell table:formula="of:=IF(ISNUMBER(SEARCH(&quot;throttling&quot;;[.G13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4</text:p>
          </table:table-cell>
          <table:table-cell office:value-type="string">
            <text:p>2017-03-06 16:05:09.13886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5];12;8)" office:value-type="string" office:string-value="16:05:09">
            <text:p>16:05:09</text:p>
          </table:table-cell>
          <table:table-cell table:formula="of:=IF(ISNUMBER(SEARCH(&quot;throttling&quot;;[.G13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5</text:p>
          </table:table-cell>
          <table:table-cell office:value-type="string">
            <text:p>2017-03-06 16:05:09.14231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36];12;8)" office:value-type="string" office:string-value="16:05:09">
            <text:p>16:05:09</text:p>
          </table:table-cell>
          <table:table-cell table:formula="of:=IF(ISNUMBER(SEARCH(&quot;throttling&quot;;[.G13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36</text:p>
          </table:table-cell>
          <table:table-cell office:value-type="string">
            <text:p>2017-03-06 16:05:09.34358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7];12;8)" office:value-type="string" office:string-value="16:05:09">
            <text:p>16:05:09</text:p>
          </table:table-cell>
          <table:table-cell table:formula="of:=IF(ISNUMBER(SEARCH(&quot;throttling&quot;;[.G13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7</text:p>
          </table:table-cell>
          <table:table-cell office:value-type="string">
            <text:p>2017-03-06 16:05:09.34747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8];12;8)" office:value-type="string" office:string-value="16:05:09">
            <text:p>16:05:09</text:p>
          </table:table-cell>
          <table:table-cell table:formula="of:=IF(ISNUMBER(SEARCH(&quot;throttling&quot;;[.G13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8</text:p>
          </table:table-cell>
          <table:table-cell office:value-type="string">
            <text:p>2017-03-06 16:05:09.35047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39];12;8)" office:value-type="string" office:string-value="16:05:09">
            <text:p>16:05:09</text:p>
          </table:table-cell>
          <table:table-cell table:formula="of:=IF(ISNUMBER(SEARCH(&quot;throttling&quot;;[.G13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39</text:p>
          </table:table-cell>
          <table:table-cell office:value-type="string">
            <text:p>2017-03-06 16:05:09.55289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40];12;8)" office:value-type="string" office:string-value="16:05:09">
            <text:p>16:05:09</text:p>
          </table:table-cell>
          <table:table-cell table:formula="of:=IF(ISNUMBER(SEARCH(&quot;throttling&quot;;[.G14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0</text:p>
          </table:table-cell>
          <table:table-cell office:value-type="string">
            <text:p>2017-03-06 16:05:09.55704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1];12;8)" office:value-type="string" office:string-value="16:05:09">
            <text:p>16:05:09</text:p>
          </table:table-cell>
          <table:table-cell table:formula="of:=IF(ISNUMBER(SEARCH(&quot;throttling&quot;;[.G14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1</text:p>
          </table:table-cell>
          <table:table-cell office:value-type="string">
            <text:p>2017-03-06 16:05:09.56076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42];12;8)" office:value-type="string" office:string-value="16:05:09">
            <text:p>16:05:09</text:p>
          </table:table-cell>
          <table:table-cell table:formula="of:=IF(ISNUMBER(SEARCH(&quot;throttling&quot;;[.G14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42</text:p>
          </table:table-cell>
          <table:table-cell office:value-type="string">
            <text:p>2017-03-06 16:05:09.76184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3];12;8)" office:value-type="string" office:string-value="16:05:09">
            <text:p>16:05:09</text:p>
          </table:table-cell>
          <table:table-cell table:formula="of:=IF(ISNUMBER(SEARCH(&quot;throttling&quot;;[.G14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3</text:p>
          </table:table-cell>
          <table:table-cell office:value-type="string">
            <text:p>2017-03-06 16:05:09.76580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4];12;8)" office:value-type="string" office:string-value="16:05:09">
            <text:p>16:05:09</text:p>
          </table:table-cell>
          <table:table-cell table:formula="of:=IF(ISNUMBER(SEARCH(&quot;throttling&quot;;[.G14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4</text:p>
          </table:table-cell>
          <table:table-cell office:value-type="string">
            <text:p>2017-03-06 16:05:09.76931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45];12;8)" office:value-type="string" office:string-value="16:05:09">
            <text:p>16:05:09</text:p>
          </table:table-cell>
          <table:table-cell table:formula="of:=IF(ISNUMBER(SEARCH(&quot;throttling&quot;;[.G14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45</text:p>
          </table:table-cell>
          <table:table-cell office:value-type="string">
            <text:p>2017-03-06 16:05:09.97167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6];12;8)" office:value-type="string" office:string-value="16:05:09">
            <text:p>16:05:09</text:p>
          </table:table-cell>
          <table:table-cell table:formula="of:=IF(ISNUMBER(SEARCH(&quot;throttling&quot;;[.G14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6</text:p>
          </table:table-cell>
          <table:table-cell office:value-type="string">
            <text:p>2017-03-06 16:05:09.97593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7];12;8)" office:value-type="string" office:string-value="16:05:09">
            <text:p>16:05:09</text:p>
          </table:table-cell>
          <table:table-cell table:formula="of:=IF(ISNUMBER(SEARCH(&quot;throttling&quot;;[.G14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7</text:p>
          </table:table-cell>
          <table:table-cell office:value-type="string">
            <text:p>2017-03-06 16:05:09.97933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48];12;8)" office:value-type="string" office:string-value="16:05:09">
            <text:p>16:05:09</text:p>
          </table:table-cell>
          <table:table-cell table:formula="of:=IF(ISNUMBER(SEARCH(&quot;throttling&quot;;[.G14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48</text:p>
          </table:table-cell>
          <table:table-cell office:value-type="string">
            <text:p>2017-03-06 16:05:10.18070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9];12;8)" office:value-type="string" office:string-value="16:05:10">
            <text:p>16:05:10</text:p>
          </table:table-cell>
          <table:table-cell table:formula="of:=IF(ISNUMBER(SEARCH(&quot;throttling&quot;;[.G14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9</text:p>
          </table:table-cell>
          <table:table-cell office:value-type="string">
            <text:p>2017-03-06 16:05:10.18446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0];12;8)" office:value-type="string" office:string-value="16:05:10">
            <text:p>16:05:10</text:p>
          </table:table-cell>
          <table:table-cell table:formula="of:=IF(ISNUMBER(SEARCH(&quot;throttling&quot;;[.G15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0</text:p>
          </table:table-cell>
          <table:table-cell office:value-type="string">
            <text:p>2017-03-06 16:05:10.18764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51];12;8)" office:value-type="string" office:string-value="16:05:10">
            <text:p>16:05:10</text:p>
          </table:table-cell>
          <table:table-cell table:formula="of:=IF(ISNUMBER(SEARCH(&quot;throttling&quot;;[.G15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51</text:p>
          </table:table-cell>
          <table:table-cell office:value-type="string">
            <text:p>2017-03-06 16:05:10.38946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2];12;8)" office:value-type="string" office:string-value="16:05:10">
            <text:p>16:05:10</text:p>
          </table:table-cell>
          <table:table-cell table:formula="of:=IF(ISNUMBER(SEARCH(&quot;throttling&quot;;[.G15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2</text:p>
          </table:table-cell>
          <table:table-cell office:value-type="string">
            <text:p>2017-03-06 16:05:10.39337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3];12;8)" office:value-type="string" office:string-value="16:05:10">
            <text:p>16:05:10</text:p>
          </table:table-cell>
          <table:table-cell table:formula="of:=IF(ISNUMBER(SEARCH(&quot;throttling&quot;;[.G15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3</text:p>
          </table:table-cell>
          <table:table-cell office:value-type="string">
            <text:p>2017-03-06 16:05:10.39657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54];12;8)" office:value-type="string" office:string-value="16:05:10">
            <text:p>16:05:10</text:p>
          </table:table-cell>
          <table:table-cell table:formula="of:=IF(ISNUMBER(SEARCH(&quot;throttling&quot;;[.G15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54</text:p>
          </table:table-cell>
          <table:table-cell office:value-type="string">
            <text:p>2017-03-06 16:05:10.61442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55];12;8)" office:value-type="string" office:string-value="16:05:10">
            <text:p>16:05:10</text:p>
          </table:table-cell>
          <table:table-cell table:formula="of:=IF(ISNUMBER(SEARCH(&quot;throttling&quot;;[.G15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5</text:p>
          </table:table-cell>
          <table:table-cell office:value-type="string">
            <text:p>2017-03-06 16:05:10.61881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6];12;8)" office:value-type="string" office:string-value="16:05:10">
            <text:p>16:05:10</text:p>
          </table:table-cell>
          <table:table-cell table:formula="of:=IF(ISNUMBER(SEARCH(&quot;throttling&quot;;[.G15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6</text:p>
          </table:table-cell>
          <table:table-cell office:value-type="string">
            <text:p>2017-03-06 16:05:10.62298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57];12;8)" office:value-type="string" office:string-value="16:05:10">
            <text:p>16:05:10</text:p>
          </table:table-cell>
          <table:table-cell table:formula="of:=IF(ISNUMBER(SEARCH(&quot;throttling&quot;;[.G15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57</text:p>
          </table:table-cell>
          <table:table-cell office:value-type="string">
            <text:p>2017-03-06 16:05:10.82387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8];12;8)" office:value-type="string" office:string-value="16:05:10">
            <text:p>16:05:10</text:p>
          </table:table-cell>
          <table:table-cell table:formula="of:=IF(ISNUMBER(SEARCH(&quot;throttling&quot;;[.G15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8</text:p>
          </table:table-cell>
          <table:table-cell office:value-type="string">
            <text:p>2017-03-06 16:05:10.82778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9];12;8)" office:value-type="string" office:string-value="16:05:10">
            <text:p>16:05:10</text:p>
          </table:table-cell>
          <table:table-cell table:formula="of:=IF(ISNUMBER(SEARCH(&quot;throttling&quot;;[.G15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9</text:p>
          </table:table-cell>
          <table:table-cell office:value-type="string">
            <text:p>2017-03-06 16:05:10.83113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60];12;8)" office:value-type="string" office:string-value="16:05:10">
            <text:p>16:05:10</text:p>
          </table:table-cell>
          <table:table-cell table:formula="of:=IF(ISNUMBER(SEARCH(&quot;throttling&quot;;[.G16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60</text:p>
          </table:table-cell>
          <table:table-cell office:value-type="string">
            <text:p>2017-03-06 16:05:11.03296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1];12;8)" office:value-type="string" office:string-value="16:05:11">
            <text:p>16:05:11</text:p>
          </table:table-cell>
          <table:table-cell table:formula="of:=IF(ISNUMBER(SEARCH(&quot;throttling&quot;;[.G16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1</text:p>
          </table:table-cell>
          <table:table-cell office:value-type="string">
            <text:p>2017-03-06 16:05:11.03678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2];12;8)" office:value-type="string" office:string-value="16:05:11">
            <text:p>16:05:11</text:p>
          </table:table-cell>
          <table:table-cell table:formula="of:=IF(ISNUMBER(SEARCH(&quot;throttling&quot;;[.G16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2</text:p>
          </table:table-cell>
          <table:table-cell office:value-type="string">
            <text:p>2017-03-06 16:05:11.04034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63];12;8)" office:value-type="string" office:string-value="16:05:11">
            <text:p>16:05:11</text:p>
          </table:table-cell>
          <table:table-cell table:formula="of:=IF(ISNUMBER(SEARCH(&quot;throttling&quot;;[.G16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63</text:p>
          </table:table-cell>
          <table:table-cell office:value-type="string">
            <text:p>2017-03-06 16:05:11.24205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4];12;8)" office:value-type="string" office:string-value="16:05:11">
            <text:p>16:05:11</text:p>
          </table:table-cell>
          <table:table-cell table:formula="of:=IF(ISNUMBER(SEARCH(&quot;throttling&quot;;[.G16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4</text:p>
          </table:table-cell>
          <table:table-cell office:value-type="string">
            <text:p>2017-03-06 16:05:11.24580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5];12;8)" office:value-type="string" office:string-value="16:05:11">
            <text:p>16:05:11</text:p>
          </table:table-cell>
          <table:table-cell table:formula="of:=IF(ISNUMBER(SEARCH(&quot;throttling&quot;;[.G16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5</text:p>
          </table:table-cell>
          <table:table-cell office:value-type="string">
            <text:p>2017-03-06 16:05:11.24924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66];12;8)" office:value-type="string" office:string-value="16:05:11">
            <text:p>16:05:11</text:p>
          </table:table-cell>
          <table:table-cell table:formula="of:=IF(ISNUMBER(SEARCH(&quot;throttling&quot;;[.G16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66</text:p>
          </table:table-cell>
          <table:table-cell office:value-type="string">
            <text:p>2017-03-06 16:05:11.45140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7];12;8)" office:value-type="string" office:string-value="16:05:11">
            <text:p>16:05:11</text:p>
          </table:table-cell>
          <table:table-cell table:formula="of:=IF(ISNUMBER(SEARCH(&quot;throttling&quot;;[.G16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7</text:p>
          </table:table-cell>
          <table:table-cell office:value-type="string">
            <text:p>2017-03-06 16:05:11.45619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8];12;8)" office:value-type="string" office:string-value="16:05:11">
            <text:p>16:05:11</text:p>
          </table:table-cell>
          <table:table-cell table:formula="of:=IF(ISNUMBER(SEARCH(&quot;throttling&quot;;[.G16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8</text:p>
          </table:table-cell>
          <table:table-cell office:value-type="string">
            <text:p>2017-03-06 16:05:11.45954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69];12;8)" office:value-type="string" office:string-value="16:05:11">
            <text:p>16:05:11</text:p>
          </table:table-cell>
          <table:table-cell table:formula="of:=IF(ISNUMBER(SEARCH(&quot;throttling&quot;;[.G16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69</text:p>
          </table:table-cell>
          <table:table-cell office:value-type="string">
            <text:p>2017-03-06 16:05:11.66207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70];12;8)" office:value-type="string" office:string-value="16:05:11">
            <text:p>16:05:11</text:p>
          </table:table-cell>
          <table:table-cell table:formula="of:=IF(ISNUMBER(SEARCH(&quot;throttling&quot;;[.G17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0</text:p>
          </table:table-cell>
          <table:table-cell office:value-type="string">
            <text:p>2017-03-06 16:05:11.66595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1];12;8)" office:value-type="string" office:string-value="16:05:11">
            <text:p>16:05:11</text:p>
          </table:table-cell>
          <table:table-cell table:formula="of:=IF(ISNUMBER(SEARCH(&quot;throttling&quot;;[.G17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1</text:p>
          </table:table-cell>
          <table:table-cell office:value-type="string">
            <text:p>2017-03-06 16:05:11.66963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72];12;8)" office:value-type="string" office:string-value="16:05:11">
            <text:p>16:05:11</text:p>
          </table:table-cell>
          <table:table-cell table:formula="of:=IF(ISNUMBER(SEARCH(&quot;throttling&quot;;[.G17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72</text:p>
          </table:table-cell>
          <table:table-cell office:value-type="string">
            <text:p>2017-03-06 16:05:11.87140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3];12;8)" office:value-type="string" office:string-value="16:05:11">
            <text:p>16:05:11</text:p>
          </table:table-cell>
          <table:table-cell table:formula="of:=IF(ISNUMBER(SEARCH(&quot;throttling&quot;;[.G17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3</text:p>
          </table:table-cell>
          <table:table-cell office:value-type="string">
            <text:p>2017-03-06 16:05:11.87530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4];12;8)" office:value-type="string" office:string-value="16:05:11">
            <text:p>16:05:11</text:p>
          </table:table-cell>
          <table:table-cell table:formula="of:=IF(ISNUMBER(SEARCH(&quot;throttling&quot;;[.G17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4</text:p>
          </table:table-cell>
          <table:table-cell office:value-type="string">
            <text:p>2017-03-06 16:05:11.87865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75];12;8)" office:value-type="string" office:string-value="16:05:11">
            <text:p>16:05:11</text:p>
          </table:table-cell>
          <table:table-cell table:formula="of:=IF(ISNUMBER(SEARCH(&quot;throttling&quot;;[.G17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75</text:p>
          </table:table-cell>
          <table:table-cell office:value-type="string">
            <text:p>2017-03-06 16:05:12.08089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6];12;8)" office:value-type="string" office:string-value="16:05:12">
            <text:p>16:05:12</text:p>
          </table:table-cell>
          <table:table-cell table:formula="of:=IF(ISNUMBER(SEARCH(&quot;throttling&quot;;[.G17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6</text:p>
          </table:table-cell>
          <table:table-cell office:value-type="string">
            <text:p>2017-03-06 16:05:12.08505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7];12;8)" office:value-type="string" office:string-value="16:05:12">
            <text:p>16:05:12</text:p>
          </table:table-cell>
          <table:table-cell table:formula="of:=IF(ISNUMBER(SEARCH(&quot;throttling&quot;;[.G17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7</text:p>
          </table:table-cell>
          <table:table-cell office:value-type="string">
            <text:p>2017-03-06 16:05:12.08838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78];12;8)" office:value-type="string" office:string-value="16:05:12">
            <text:p>16:05:12</text:p>
          </table:table-cell>
          <table:table-cell table:formula="of:=IF(ISNUMBER(SEARCH(&quot;throttling&quot;;[.G17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78</text:p>
          </table:table-cell>
          <table:table-cell office:value-type="string">
            <text:p>2017-03-06 16:05:12.28984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9];12;8)" office:value-type="string" office:string-value="16:05:12">
            <text:p>16:05:12</text:p>
          </table:table-cell>
          <table:table-cell table:formula="of:=IF(ISNUMBER(SEARCH(&quot;throttling&quot;;[.G17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9</text:p>
          </table:table-cell>
          <table:table-cell office:value-type="string">
            <text:p>2017-03-06 16:05:12.29437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0];12;8)" office:value-type="string" office:string-value="16:05:12">
            <text:p>16:05:12</text:p>
          </table:table-cell>
          <table:table-cell table:formula="of:=IF(ISNUMBER(SEARCH(&quot;throttling&quot;;[.G18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0</text:p>
          </table:table-cell>
          <table:table-cell office:value-type="string">
            <text:p>2017-03-06 16:05:12.29775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81];12;8)" office:value-type="string" office:string-value="16:05:12">
            <text:p>16:05:12</text:p>
          </table:table-cell>
          <table:table-cell table:formula="of:=IF(ISNUMBER(SEARCH(&quot;throttling&quot;;[.G18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81</text:p>
          </table:table-cell>
          <table:table-cell office:value-type="string">
            <text:p>2017-03-06 16:05:12.49912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2];12;8)" office:value-type="string" office:string-value="16:05:12">
            <text:p>16:05:12</text:p>
          </table:table-cell>
          <table:table-cell table:formula="of:=IF(ISNUMBER(SEARCH(&quot;throttling&quot;;[.G18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2</text:p>
          </table:table-cell>
          <table:table-cell office:value-type="string">
            <text:p>2017-03-06 16:05:12.50340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3];12;8)" office:value-type="string" office:string-value="16:05:12">
            <text:p>16:05:12</text:p>
          </table:table-cell>
          <table:table-cell table:formula="of:=IF(ISNUMBER(SEARCH(&quot;throttling&quot;;[.G18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3</text:p>
          </table:table-cell>
          <table:table-cell office:value-type="string">
            <text:p>2017-03-06 16:05:12.50682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84];12;8)" office:value-type="string" office:string-value="16:05:12">
            <text:p>16:05:12</text:p>
          </table:table-cell>
          <table:table-cell table:formula="of:=IF(ISNUMBER(SEARCH(&quot;throttling&quot;;[.G18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84</text:p>
          </table:table-cell>
          <table:table-cell office:value-type="string">
            <text:p>2017-03-06 16:05:12.70886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85];12;8)" office:value-type="string" office:string-value="16:05:12">
            <text:p>16:05:12</text:p>
          </table:table-cell>
          <table:table-cell table:formula="of:=IF(ISNUMBER(SEARCH(&quot;throttling&quot;;[.G18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5</text:p>
          </table:table-cell>
          <table:table-cell office:value-type="string">
            <text:p>2017-03-06 16:05:12.71284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6];12;8)" office:value-type="string" office:string-value="16:05:12">
            <text:p>16:05:12</text:p>
          </table:table-cell>
          <table:table-cell table:formula="of:=IF(ISNUMBER(SEARCH(&quot;throttling&quot;;[.G18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6</text:p>
          </table:table-cell>
          <table:table-cell office:value-type="string">
            <text:p>2017-03-06 16:05:12.71608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87];12;8)" office:value-type="string" office:string-value="16:05:12">
            <text:p>16:05:12</text:p>
          </table:table-cell>
          <table:table-cell table:formula="of:=IF(ISNUMBER(SEARCH(&quot;throttling&quot;;[.G18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87</text:p>
          </table:table-cell>
          <table:table-cell office:value-type="string">
            <text:p>2017-03-06 16:05:12.91724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8];12;8)" office:value-type="string" office:string-value="16:05:12">
            <text:p>16:05:12</text:p>
          </table:table-cell>
          <table:table-cell table:formula="of:=IF(ISNUMBER(SEARCH(&quot;throttling&quot;;[.G18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8</text:p>
          </table:table-cell>
          <table:table-cell office:value-type="string">
            <text:p>2017-03-06 16:05:12.92221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9];12;8)" office:value-type="string" office:string-value="16:05:12">
            <text:p>16:05:12</text:p>
          </table:table-cell>
          <table:table-cell table:formula="of:=IF(ISNUMBER(SEARCH(&quot;throttling&quot;;[.G18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9</text:p>
          </table:table-cell>
          <table:table-cell office:value-type="string">
            <text:p>2017-03-06 16:05:12.92649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90];12;8)" office:value-type="string" office:string-value="16:05:12">
            <text:p>16:05:12</text:p>
          </table:table-cell>
          <table:table-cell table:formula="of:=IF(ISNUMBER(SEARCH(&quot;throttling&quot;;[.G19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90</text:p>
          </table:table-cell>
          <table:table-cell office:value-type="string">
            <text:p>2017-03-06 16:05:13.12858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1];12;8)" office:value-type="string" office:string-value="16:05:13">
            <text:p>16:05:13</text:p>
          </table:table-cell>
          <table:table-cell table:formula="of:=IF(ISNUMBER(SEARCH(&quot;throttling&quot;;[.G19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1</text:p>
          </table:table-cell>
          <table:table-cell office:value-type="string">
            <text:p>2017-03-06 16:05:13.13565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2];12;8)" office:value-type="string" office:string-value="16:05:13">
            <text:p>16:05:13</text:p>
          </table:table-cell>
          <table:table-cell table:formula="of:=IF(ISNUMBER(SEARCH(&quot;throttling&quot;;[.G19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2</text:p>
          </table:table-cell>
          <table:table-cell office:value-type="string">
            <text:p>2017-03-06 16:05:13.13889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93];12;8)" office:value-type="string" office:string-value="16:05:13">
            <text:p>16:05:13</text:p>
          </table:table-cell>
          <table:table-cell table:formula="of:=IF(ISNUMBER(SEARCH(&quot;throttling&quot;;[.G19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93</text:p>
          </table:table-cell>
          <table:table-cell office:value-type="string">
            <text:p>2017-03-06 16:05:13.34072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4];12;8)" office:value-type="string" office:string-value="16:05:13">
            <text:p>16:05:13</text:p>
          </table:table-cell>
          <table:table-cell table:formula="of:=IF(ISNUMBER(SEARCH(&quot;throttling&quot;;[.G19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4</text:p>
          </table:table-cell>
          <table:table-cell office:value-type="string">
            <text:p>2017-03-06 16:05:13.34466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5];12;8)" office:value-type="string" office:string-value="16:05:13">
            <text:p>16:05:13</text:p>
          </table:table-cell>
          <table:table-cell table:formula="of:=IF(ISNUMBER(SEARCH(&quot;throttling&quot;;[.G19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5</text:p>
          </table:table-cell>
          <table:table-cell office:value-type="string">
            <text:p>2017-03-06 16:05:13.34831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96];12;8)" office:value-type="string" office:string-value="16:05:13">
            <text:p>16:05:13</text:p>
          </table:table-cell>
          <table:table-cell table:formula="of:=IF(ISNUMBER(SEARCH(&quot;throttling&quot;;[.G19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96</text:p>
          </table:table-cell>
          <table:table-cell office:value-type="string">
            <text:p>2017-03-06 16:05:13.55112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97];12;8)" office:value-type="string" office:string-value="16:05:13">
            <text:p>16:05:13</text:p>
          </table:table-cell>
          <table:table-cell table:formula="of:=IF(ISNUMBER(SEARCH(&quot;throttling&quot;;[.G19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7</text:p>
          </table:table-cell>
          <table:table-cell office:value-type="string">
            <text:p>2017-03-06 16:05:13.55556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8];12;8)" office:value-type="string" office:string-value="16:05:13">
            <text:p>16:05:13</text:p>
          </table:table-cell>
          <table:table-cell table:formula="of:=IF(ISNUMBER(SEARCH(&quot;throttling&quot;;[.G19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8</text:p>
          </table:table-cell>
          <table:table-cell office:value-type="string">
            <text:p>2017-03-06 16:05:13.55885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99];12;8)" office:value-type="string" office:string-value="16:05:13">
            <text:p>16:05:13</text:p>
          </table:table-cell>
          <table:table-cell table:formula="of:=IF(ISNUMBER(SEARCH(&quot;throttling&quot;;[.G19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99</text:p>
          </table:table-cell>
          <table:table-cell office:value-type="string">
            <text:p>2017-03-06 16:05:13.76098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0];12;8)" office:value-type="string" office:string-value="16:05:13">
            <text:p>16:05:13</text:p>
          </table:table-cell>
          <table:table-cell table:formula="of:=IF(ISNUMBER(SEARCH(&quot;throttling&quot;;[.G20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0</text:p>
          </table:table-cell>
          <table:table-cell office:value-type="string">
            <text:p>2017-03-06 16:05:13.76469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1];12;8)" office:value-type="string" office:string-value="16:05:13">
            <text:p>16:05:13</text:p>
          </table:table-cell>
          <table:table-cell table:formula="of:=IF(ISNUMBER(SEARCH(&quot;throttling&quot;;[.G20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1</text:p>
          </table:table-cell>
          <table:table-cell office:value-type="string">
            <text:p>2017-03-06 16:05:13.76792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02];12;8)" office:value-type="string" office:string-value="16:05:13">
            <text:p>16:05:13</text:p>
          </table:table-cell>
          <table:table-cell table:formula="of:=IF(ISNUMBER(SEARCH(&quot;throttling&quot;;[.G20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02</text:p>
          </table:table-cell>
          <table:table-cell office:value-type="string">
            <text:p>2017-03-06 16:05:13.97067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3];12;8)" office:value-type="string" office:string-value="16:05:13">
            <text:p>16:05:13</text:p>
          </table:table-cell>
          <table:table-cell table:formula="of:=IF(ISNUMBER(SEARCH(&quot;throttling&quot;;[.G20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3</text:p>
          </table:table-cell>
          <table:table-cell office:value-type="string">
            <text:p>2017-03-06 16:05:13.97453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4];12;8)" office:value-type="string" office:string-value="16:05:13">
            <text:p>16:05:13</text:p>
          </table:table-cell>
          <table:table-cell table:formula="of:=IF(ISNUMBER(SEARCH(&quot;throttling&quot;;[.G20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4</text:p>
          </table:table-cell>
          <table:table-cell office:value-type="string">
            <text:p>2017-03-06 16:05:13.97792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05];12;8)" office:value-type="string" office:string-value="16:05:13">
            <text:p>16:05:13</text:p>
          </table:table-cell>
          <table:table-cell table:formula="of:=IF(ISNUMBER(SEARCH(&quot;throttling&quot;;[.G20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05</text:p>
          </table:table-cell>
          <table:table-cell office:value-type="string">
            <text:p>2017-03-06 16:05:14.17961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6];12;8)" office:value-type="string" office:string-value="16:05:14">
            <text:p>16:05:14</text:p>
          </table:table-cell>
          <table:table-cell table:formula="of:=IF(ISNUMBER(SEARCH(&quot;throttling&quot;;[.G20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6</text:p>
          </table:table-cell>
          <table:table-cell office:value-type="string">
            <text:p>2017-03-06 16:05:14.18423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7];12;8)" office:value-type="string" office:string-value="16:05:14">
            <text:p>16:05:14</text:p>
          </table:table-cell>
          <table:table-cell table:formula="of:=IF(ISNUMBER(SEARCH(&quot;throttling&quot;;[.G20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7</text:p>
          </table:table-cell>
          <table:table-cell office:value-type="string">
            <text:p>2017-03-06 16:05:14.18766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08];12;8)" office:value-type="string" office:string-value="16:05:14">
            <text:p>16:05:14</text:p>
          </table:table-cell>
          <table:table-cell table:formula="of:=IF(ISNUMBER(SEARCH(&quot;throttling&quot;;[.G20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08</text:p>
          </table:table-cell>
          <table:table-cell office:value-type="string">
            <text:p>2017-03-06 16:05:14.38945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9];12;8)" office:value-type="string" office:string-value="16:05:14">
            <text:p>16:05:14</text:p>
          </table:table-cell>
          <table:table-cell table:formula="of:=IF(ISNUMBER(SEARCH(&quot;throttling&quot;;[.G20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9</text:p>
          </table:table-cell>
          <table:table-cell office:value-type="string">
            <text:p>2017-03-06 16:05:14.39355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0];12;8)" office:value-type="string" office:string-value="16:05:14">
            <text:p>16:05:14</text:p>
          </table:table-cell>
          <table:table-cell table:formula="of:=IF(ISNUMBER(SEARCH(&quot;throttling&quot;;[.G21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0</text:p>
          </table:table-cell>
          <table:table-cell office:value-type="string">
            <text:p>2017-03-06 16:05:14.39688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11];12;8)" office:value-type="string" office:string-value="16:05:14">
            <text:p>16:05:14</text:p>
          </table:table-cell>
          <table:table-cell table:formula="of:=IF(ISNUMBER(SEARCH(&quot;throttling&quot;;[.G21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11</text:p>
          </table:table-cell>
          <table:table-cell office:value-type="string">
            <text:p>2017-03-06 16:05:14.61449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212];12;8)" office:value-type="string" office:string-value="16:05:14">
            <text:p>16:05:14</text:p>
          </table:table-cell>
          <table:table-cell table:formula="of:=IF(ISNUMBER(SEARCH(&quot;throttling&quot;;[.G21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2</text:p>
          </table:table-cell>
          <table:table-cell office:value-type="string">
            <text:p>2017-03-06 16:05:14.61886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3];12;8)" office:value-type="string" office:string-value="16:05:14">
            <text:p>16:05:14</text:p>
          </table:table-cell>
          <table:table-cell table:formula="of:=IF(ISNUMBER(SEARCH(&quot;throttling&quot;;[.G21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3</text:p>
          </table:table-cell>
          <table:table-cell office:value-type="string">
            <text:p>2017-03-06 16:05:14.62243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14];12;8)" office:value-type="string" office:string-value="16:05:14">
            <text:p>16:05:14</text:p>
          </table:table-cell>
          <table:table-cell table:formula="of:=IF(ISNUMBER(SEARCH(&quot;throttling&quot;;[.G21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14</text:p>
          </table:table-cell>
          <table:table-cell office:value-type="string">
            <text:p>2017-03-06 16:05:14.82388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5];12;8)" office:value-type="string" office:string-value="16:05:14">
            <text:p>16:05:14</text:p>
          </table:table-cell>
          <table:table-cell table:formula="of:=IF(ISNUMBER(SEARCH(&quot;throttling&quot;;[.G21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5</text:p>
          </table:table-cell>
          <table:table-cell office:value-type="string">
            <text:p>2017-03-06 16:05:14.82838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6];12;8)" office:value-type="string" office:string-value="16:05:14">
            <text:p>16:05:14</text:p>
          </table:table-cell>
          <table:table-cell table:formula="of:=IF(ISNUMBER(SEARCH(&quot;throttling&quot;;[.G21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6</text:p>
          </table:table-cell>
          <table:table-cell office:value-type="string">
            <text:p>2017-03-06 16:05:14.83212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17];12;8)" office:value-type="string" office:string-value="16:05:14">
            <text:p>16:05:14</text:p>
          </table:table-cell>
          <table:table-cell table:formula="of:=IF(ISNUMBER(SEARCH(&quot;throttling&quot;;[.G21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17</text:p>
          </table:table-cell>
          <table:table-cell office:value-type="string">
            <text:p>2017-03-06 16:05:15.03342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8];12;8)" office:value-type="string" office:string-value="16:05:15">
            <text:p>16:05:15</text:p>
          </table:table-cell>
          <table:table-cell table:formula="of:=IF(ISNUMBER(SEARCH(&quot;throttling&quot;;[.G21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8</text:p>
          </table:table-cell>
          <table:table-cell office:value-type="string">
            <text:p>2017-03-06 16:05:15.03738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9];12;8)" office:value-type="string" office:string-value="16:05:15">
            <text:p>16:05:15</text:p>
          </table:table-cell>
          <table:table-cell table:formula="of:=IF(ISNUMBER(SEARCH(&quot;throttling&quot;;[.G21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9</text:p>
          </table:table-cell>
          <table:table-cell office:value-type="string">
            <text:p>2017-03-06 16:05:15.04078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20];12;8)" office:value-type="string" office:string-value="16:05:15">
            <text:p>16:05:15</text:p>
          </table:table-cell>
          <table:table-cell table:formula="of:=IF(ISNUMBER(SEARCH(&quot;throttling&quot;;[.G22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20</text:p>
          </table:table-cell>
          <table:table-cell office:value-type="string">
            <text:p>2017-03-06 16:05:15.24161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1];12;8)" office:value-type="string" office:string-value="16:05:15">
            <text:p>16:05:15</text:p>
          </table:table-cell>
          <table:table-cell table:formula="of:=IF(ISNUMBER(SEARCH(&quot;throttling&quot;;[.G22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1</text:p>
          </table:table-cell>
          <table:table-cell office:value-type="string">
            <text:p>2017-03-06 16:05:15.24545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2];12;8)" office:value-type="string" office:string-value="16:05:15">
            <text:p>16:05:15</text:p>
          </table:table-cell>
          <table:table-cell table:formula="of:=IF(ISNUMBER(SEARCH(&quot;throttling&quot;;[.G22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2</text:p>
          </table:table-cell>
          <table:table-cell office:value-type="string">
            <text:p>2017-03-06 16:05:15.24883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23];12;8)" office:value-type="string" office:string-value="16:05:15">
            <text:p>16:05:15</text:p>
          </table:table-cell>
          <table:table-cell table:formula="of:=IF(ISNUMBER(SEARCH(&quot;throttling&quot;;[.G22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23</text:p>
          </table:table-cell>
          <table:table-cell office:value-type="string">
            <text:p>2017-03-06 16:05:15.45092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4];12;8)" office:value-type="string" office:string-value="16:05:15">
            <text:p>16:05:15</text:p>
          </table:table-cell>
          <table:table-cell table:formula="of:=IF(ISNUMBER(SEARCH(&quot;throttling&quot;;[.G22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4</text:p>
          </table:table-cell>
          <table:table-cell office:value-type="string">
            <text:p>2017-03-06 16:05:15.45447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5];12;8)" office:value-type="string" office:string-value="16:05:15">
            <text:p>16:05:15</text:p>
          </table:table-cell>
          <table:table-cell table:formula="of:=IF(ISNUMBER(SEARCH(&quot;throttling&quot;;[.G22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5</text:p>
          </table:table-cell>
          <table:table-cell office:value-type="string">
            <text:p>2017-03-06 16:05:15.45773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26];12;8)" office:value-type="string" office:string-value="16:05:15">
            <text:p>16:05:15</text:p>
          </table:table-cell>
          <table:table-cell table:formula="of:=IF(ISNUMBER(SEARCH(&quot;throttling&quot;;[.G22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26</text:p>
          </table:table-cell>
          <table:table-cell office:value-type="string">
            <text:p>2017-03-06 16:05:15.65930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227];12;8)" office:value-type="string" office:string-value="16:05:15">
            <text:p>16:05:15</text:p>
          </table:table-cell>
          <table:table-cell table:formula="of:=IF(ISNUMBER(SEARCH(&quot;throttling&quot;;[.G22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7</text:p>
          </table:table-cell>
          <table:table-cell office:value-type="string">
            <text:p>2017-03-06 16:05:15.66343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8];12;8)" office:value-type="string" office:string-value="16:05:15">
            <text:p>16:05:15</text:p>
          </table:table-cell>
          <table:table-cell table:formula="of:=IF(ISNUMBER(SEARCH(&quot;throttling&quot;;[.G22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8</text:p>
          </table:table-cell>
          <table:table-cell office:value-type="string">
            <text:p>2017-03-06 16:05:15.66681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29];12;8)" office:value-type="string" office:string-value="16:05:15">
            <text:p>16:05:15</text:p>
          </table:table-cell>
          <table:table-cell table:formula="of:=IF(ISNUMBER(SEARCH(&quot;throttling&quot;;[.G22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29</text:p>
          </table:table-cell>
          <table:table-cell office:value-type="string">
            <text:p>2017-03-06 16:05:15.86805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0];12;8)" office:value-type="string" office:string-value="16:05:15">
            <text:p>16:05:15</text:p>
          </table:table-cell>
          <table:table-cell table:formula="of:=IF(ISNUMBER(SEARCH(&quot;throttling&quot;;[.G23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0</text:p>
          </table:table-cell>
          <table:table-cell office:value-type="string">
            <text:p>2017-03-06 16:05:15.87193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1];12;8)" office:value-type="string" office:string-value="16:05:15">
            <text:p>16:05:15</text:p>
          </table:table-cell>
          <table:table-cell table:formula="of:=IF(ISNUMBER(SEARCH(&quot;throttling&quot;;[.G23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1</text:p>
          </table:table-cell>
          <table:table-cell office:value-type="string">
            <text:p>2017-03-06 16:05:15.87518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32];12;8)" office:value-type="string" office:string-value="16:05:15">
            <text:p>16:05:15</text:p>
          </table:table-cell>
          <table:table-cell table:formula="of:=IF(ISNUMBER(SEARCH(&quot;throttling&quot;;[.G23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32</text:p>
          </table:table-cell>
          <table:table-cell office:value-type="string">
            <text:p>2017-03-06 16:05:16.07687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3];12;8)" office:value-type="string" office:string-value="16:05:16">
            <text:p>16:05:16</text:p>
          </table:table-cell>
          <table:table-cell table:formula="of:=IF(ISNUMBER(SEARCH(&quot;throttling&quot;;[.G23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3</text:p>
          </table:table-cell>
          <table:table-cell office:value-type="string">
            <text:p>2017-03-06 16:05:16.08079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4];12;8)" office:value-type="string" office:string-value="16:05:16">
            <text:p>16:05:16</text:p>
          </table:table-cell>
          <table:table-cell table:formula="of:=IF(ISNUMBER(SEARCH(&quot;throttling&quot;;[.G23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4</text:p>
          </table:table-cell>
          <table:table-cell office:value-type="string">
            <text:p>2017-03-06 16:05:16.08450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35];12;8)" office:value-type="string" office:string-value="16:05:16">
            <text:p>16:05:16</text:p>
          </table:table-cell>
          <table:table-cell table:formula="of:=IF(ISNUMBER(SEARCH(&quot;throttling&quot;;[.G23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35</text:p>
          </table:table-cell>
          <table:table-cell office:value-type="string">
            <text:p>2017-03-06 16:05:16.28541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6];12;8)" office:value-type="string" office:string-value="16:05:16">
            <text:p>16:05:16</text:p>
          </table:table-cell>
          <table:table-cell table:formula="of:=IF(ISNUMBER(SEARCH(&quot;throttling&quot;;[.G23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6</text:p>
          </table:table-cell>
          <table:table-cell office:value-type="string">
            <text:p>2017-03-06 16:05:16.28931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7];12;8)" office:value-type="string" office:string-value="16:05:16">
            <text:p>16:05:16</text:p>
          </table:table-cell>
          <table:table-cell table:formula="of:=IF(ISNUMBER(SEARCH(&quot;throttling&quot;;[.G23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7</text:p>
          </table:table-cell>
          <table:table-cell office:value-type="string">
            <text:p>2017-03-06 16:05:16.29262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38];12;8)" office:value-type="string" office:string-value="16:05:16">
            <text:p>16:05:16</text:p>
          </table:table-cell>
          <table:table-cell table:formula="of:=IF(ISNUMBER(SEARCH(&quot;throttling&quot;;[.G23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38</text:p>
          </table:table-cell>
          <table:table-cell office:value-type="string">
            <text:p>2017-03-06 16:05:16.49386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9];12;8)" office:value-type="string" office:string-value="16:05:16">
            <text:p>16:05:16</text:p>
          </table:table-cell>
          <table:table-cell table:formula="of:=IF(ISNUMBER(SEARCH(&quot;throttling&quot;;[.G23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9</text:p>
          </table:table-cell>
          <table:table-cell office:value-type="string">
            <text:p>2017-03-06 16:05:16.49768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40];12;8)" office:value-type="string" office:string-value="16:05:16">
            <text:p>16:05:16</text:p>
          </table:table-cell>
          <table:table-cell table:formula="of:=IF(ISNUMBER(SEARCH(&quot;throttling&quot;;[.G24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0</text:p>
          </table:table-cell>
          <table:table-cell office:value-type="string">
            <text:p>2017-03-06 16:05:16.50137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41];12;8)" office:value-type="string" office:string-value="16:05:16">
            <text:p>16:05:16</text:p>
          </table:table-cell>
          <table:table-cell table:formula="of:=IF(ISNUMBER(SEARCH(&quot;throttling&quot;;[.G24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41</text:p>
          </table:table-cell>
          <table:table-cell office:value-type="string">
            <text:p>2017-03-06 16:05:16.70347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242];12;8)" office:value-type="string" office:string-value="16:05:16">
            <text:p>16:05:16</text:p>
          </table:table-cell>
          <table:table-cell table:formula="of:=IF(ISNUMBER(SEARCH(&quot;throttling&quot;;[.G24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2</text:p>
          </table:table-cell>
          <table:table-cell office:value-type="string">
            <text:p>2017-03-06 16:05:16.70712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43];12;8)" office:value-type="string" office:string-value="16:05:16">
            <text:p>16:05:16</text:p>
          </table:table-cell>
          <table:table-cell table:formula="of:=IF(ISNUMBER(SEARCH(&quot;throttling&quot;;[.G24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3</text:p>
          </table:table-cell>
          <table:table-cell office:value-type="string">
            <text:p>2017-03-06 16:05:16.71157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44];12;8)" office:value-type="string" office:string-value="16:05:16">
            <text:p>16:05:16</text:p>
          </table:table-cell>
          <table:table-cell table:formula="of:=IF(ISNUMBER(SEARCH(&quot;throttling&quot;;[.G24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44</text:p>
          </table:table-cell>
          <table:table-cell office:value-type="string">
            <text:p>2017-03-06 16:05:16.91371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45];12;8)" office:value-type="string" office:string-value="16:05:16">
            <text:p>16:05:16</text:p>
          </table:table-cell>
          <table:table-cell table:formula="of:=IF(ISNUMBER(SEARCH(&quot;throttling&quot;;[.G24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5</text:p>
          </table:table-cell>
          <table:table-cell office:value-type="string">
            <text:p>2017-03-06 16:05:16.91811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46];12;8)" office:value-type="string" office:string-value="16:05:16">
            <text:p>16:05:16</text:p>
          </table:table-cell>
          <table:table-cell table:formula="of:=IF(ISNUMBER(SEARCH(&quot;throttling&quot;;[.G24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6</text:p>
          </table:table-cell>
          <table:table-cell office:value-type="string">
            <text:p>2017-03-06 16:05:16.92131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47];12;8)" office:value-type="string" office:string-value="16:05:16">
            <text:p>16:05:16</text:p>
          </table:table-cell>
          <table:table-cell table:formula="of:=IF(ISNUMBER(SEARCH(&quot;throttling&quot;;[.G24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47</text:p>
          </table:table-cell>
          <table:table-cell office:value-type="string">
            <text:p>2017-03-06 16:05:17.12249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48];12;8)" office:value-type="string" office:string-value="16:05:17">
            <text:p>16:05:17</text:p>
          </table:table-cell>
          <table:table-cell table:formula="of:=IF(ISNUMBER(SEARCH(&quot;throttling&quot;;[.G24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8</text:p>
          </table:table-cell>
          <table:table-cell office:value-type="string">
            <text:p>2017-03-06 16:05:17.12660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49];12;8)" office:value-type="string" office:string-value="16:05:17">
            <text:p>16:05:17</text:p>
          </table:table-cell>
          <table:table-cell table:formula="of:=IF(ISNUMBER(SEARCH(&quot;throttling&quot;;[.G24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9</text:p>
          </table:table-cell>
          <table:table-cell office:value-type="string">
            <text:p>2017-03-06 16:05:17.13009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50];12;8)" office:value-type="string" office:string-value="16:05:17">
            <text:p>16:05:17</text:p>
          </table:table-cell>
          <table:table-cell table:formula="of:=IF(ISNUMBER(SEARCH(&quot;throttling&quot;;[.G25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50</text:p>
          </table:table-cell>
          <table:table-cell office:value-type="string">
            <text:p>2017-03-06 16:05:17.33039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51];12;8)" office:value-type="string" office:string-value="16:05:17">
            <text:p>16:05:17</text:p>
          </table:table-cell>
          <table:table-cell table:formula="of:=IF(ISNUMBER(SEARCH(&quot;throttling&quot;;[.G25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51</text:p>
          </table:table-cell>
          <table:table-cell office:value-type="string">
            <text:p>2017-03-06 16:05:17.33421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52];12;8)" office:value-type="string" office:string-value="16:05:17">
            <text:p>16:05:17</text:p>
          </table:table-cell>
          <table:table-cell table:formula="of:=IF(ISNUMBER(SEARCH(&quot;throttling&quot;;[.G25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52</text:p>
          </table:table-cell>
          <table:table-cell office:value-type="string">
            <text:p>2017-03-06 16:05:17.33741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53];12;8)" office:value-type="string" office:string-value="16:05:17">
            <text:p>16:05:17</text:p>
          </table:table-cell>
          <table:table-cell table:formula="of:=IF(ISNUMBER(SEARCH(&quot;throttling&quot;;[.G25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53</text:p>
          </table:table-cell>
          <table:table-cell office:value-type="string">
            <text:p>2017-03-06 16:05:17.53872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254];12;8)" office:value-type="string" office:string-value="16:05:17">
            <text:p>16:05:17</text:p>
          </table:table-cell>
          <table:table-cell table:formula="of:=IF(ISNUMBER(SEARCH(&quot;throttling&quot;;[.G25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54</text:p>
          </table:table-cell>
          <table:table-cell office:value-type="string">
            <text:p>2017-03-06 16:05:17.54279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55];12;8)" office:value-type="string" office:string-value="16:05:17">
            <text:p>16:05:17</text:p>
          </table:table-cell>
          <table:table-cell table:formula="of:=IF(ISNUMBER(SEARCH(&quot;throttling&quot;;[.G25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55</text:p>
          </table:table-cell>
          <table:table-cell office:value-type="string">
            <text:p>2017-03-06 16:05:17.54629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56];12;8)" office:value-type="string" office:string-value="16:05:17">
            <text:p>16:05:17</text:p>
          </table:table-cell>
          <table:table-cell table:formula="of:=IF(ISNUMBER(SEARCH(&quot;throttling&quot;;[.G25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56</text:p>
          </table:table-cell>
          <table:table-cell office:value-type="string">
            <text:p>2017-03-06 16:05:17.74761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57];12;8)" office:value-type="string" office:string-value="16:05:17">
            <text:p>16:05:17</text:p>
          </table:table-cell>
          <table:table-cell table:formula="of:=IF(ISNUMBER(SEARCH(&quot;throttling&quot;;[.G25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57</text:p>
          </table:table-cell>
          <table:table-cell office:value-type="string">
            <text:p>2017-03-06 16:05:17.75137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58];12;8)" office:value-type="string" office:string-value="16:05:17">
            <text:p>16:05:17</text:p>
          </table:table-cell>
          <table:table-cell table:formula="of:=IF(ISNUMBER(SEARCH(&quot;throttling&quot;;[.G25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58</text:p>
          </table:table-cell>
          <table:table-cell office:value-type="string">
            <text:p>2017-03-06 16:05:17.75469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59];12;8)" office:value-type="string" office:string-value="16:05:17">
            <text:p>16:05:17</text:p>
          </table:table-cell>
          <table:table-cell table:formula="of:=IF(ISNUMBER(SEARCH(&quot;throttling&quot;;[.G25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59</text:p>
          </table:table-cell>
          <table:table-cell office:value-type="string">
            <text:p>2017-03-06 16:05:17.95614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60];12;8)" office:value-type="string" office:string-value="16:05:17">
            <text:p>16:05:17</text:p>
          </table:table-cell>
          <table:table-cell table:formula="of:=IF(ISNUMBER(SEARCH(&quot;throttling&quot;;[.G26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60</text:p>
          </table:table-cell>
          <table:table-cell office:value-type="string">
            <text:p>2017-03-06 16:05:17.95987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61];12;8)" office:value-type="string" office:string-value="16:05:17">
            <text:p>16:05:17</text:p>
          </table:table-cell>
          <table:table-cell table:formula="of:=IF(ISNUMBER(SEARCH(&quot;throttling&quot;;[.G26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61</text:p>
          </table:table-cell>
          <table:table-cell office:value-type="string">
            <text:p>2017-03-06 16:05:17.96339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62];12;8)" office:value-type="string" office:string-value="16:05:17">
            <text:p>16:05:17</text:p>
          </table:table-cell>
          <table:table-cell table:formula="of:=IF(ISNUMBER(SEARCH(&quot;throttling&quot;;[.G26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62</text:p>
          </table:table-cell>
          <table:table-cell office:value-type="string">
            <text:p>2017-03-06 16:05:18.16416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63];12;8)" office:value-type="string" office:string-value="16:05:18">
            <text:p>16:05:18</text:p>
          </table:table-cell>
          <table:table-cell table:formula="of:=IF(ISNUMBER(SEARCH(&quot;throttling&quot;;[.G26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63</text:p>
          </table:table-cell>
          <table:table-cell office:value-type="string">
            <text:p>2017-03-06 16:05:18.16792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64];12;8)" office:value-type="string" office:string-value="16:05:18">
            <text:p>16:05:18</text:p>
          </table:table-cell>
          <table:table-cell table:formula="of:=IF(ISNUMBER(SEARCH(&quot;throttling&quot;;[.G26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64</text:p>
          </table:table-cell>
          <table:table-cell office:value-type="string">
            <text:p>2017-03-06 16:05:18.17119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65];12;8)" office:value-type="string" office:string-value="16:05:18">
            <text:p>16:05:18</text:p>
          </table:table-cell>
          <table:table-cell table:formula="of:=IF(ISNUMBER(SEARCH(&quot;throttling&quot;;[.G26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65</text:p>
          </table:table-cell>
          <table:table-cell office:value-type="string">
            <text:p>2017-03-06 16:05:18.37259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66];12;8)" office:value-type="string" office:string-value="16:05:18">
            <text:p>16:05:18</text:p>
          </table:table-cell>
          <table:table-cell table:formula="of:=IF(ISNUMBER(SEARCH(&quot;throttling&quot;;[.G26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66</text:p>
          </table:table-cell>
          <table:table-cell office:value-type="string">
            <text:p>2017-03-06 16:05:18.37662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67];12;8)" office:value-type="string" office:string-value="16:05:18">
            <text:p>16:05:18</text:p>
          </table:table-cell>
          <table:table-cell table:formula="of:=IF(ISNUMBER(SEARCH(&quot;throttling&quot;;[.G26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67</text:p>
          </table:table-cell>
          <table:table-cell office:value-type="string">
            <text:p>2017-03-06 16:05:18.38084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68];12;8)" office:value-type="string" office:string-value="16:05:18">
            <text:p>16:05:18</text:p>
          </table:table-cell>
          <table:table-cell table:formula="of:=IF(ISNUMBER(SEARCH(&quot;throttling&quot;;[.G26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68</text:p>
          </table:table-cell>
          <table:table-cell office:value-type="string">
            <text:p>2017-03-06 16:05:18.61853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269];12;8)" office:value-type="string" office:string-value="16:05:18">
            <text:p>16:05:18</text:p>
          </table:table-cell>
          <table:table-cell table:formula="of:=IF(ISNUMBER(SEARCH(&quot;throttling&quot;;[.G26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69</text:p>
          </table:table-cell>
          <table:table-cell office:value-type="string">
            <text:p>2017-03-06 16:05:18.62248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70];12;8)" office:value-type="string" office:string-value="16:05:18">
            <text:p>16:05:18</text:p>
          </table:table-cell>
          <table:table-cell table:formula="of:=IF(ISNUMBER(SEARCH(&quot;throttling&quot;;[.G27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70</text:p>
          </table:table-cell>
          <table:table-cell office:value-type="string">
            <text:p>2017-03-06 16:05:18.62630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71];12;8)" office:value-type="string" office:string-value="16:05:18">
            <text:p>16:05:18</text:p>
          </table:table-cell>
          <table:table-cell table:formula="of:=IF(ISNUMBER(SEARCH(&quot;throttling&quot;;[.G27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71</text:p>
          </table:table-cell>
          <table:table-cell office:value-type="string">
            <text:p>2017-03-06 16:05:18.82815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72];12;8)" office:value-type="string" office:string-value="16:05:18">
            <text:p>16:05:18</text:p>
          </table:table-cell>
          <table:table-cell table:formula="of:=IF(ISNUMBER(SEARCH(&quot;throttling&quot;;[.G27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72</text:p>
          </table:table-cell>
          <table:table-cell office:value-type="string">
            <text:p>2017-03-06 16:05:18.83186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73];12;8)" office:value-type="string" office:string-value="16:05:18">
            <text:p>16:05:18</text:p>
          </table:table-cell>
          <table:table-cell table:formula="of:=IF(ISNUMBER(SEARCH(&quot;throttling&quot;;[.G27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73</text:p>
          </table:table-cell>
          <table:table-cell office:value-type="string">
            <text:p>2017-03-06 16:05:18.83526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74];12;8)" office:value-type="string" office:string-value="16:05:18">
            <text:p>16:05:18</text:p>
          </table:table-cell>
          <table:table-cell table:formula="of:=IF(ISNUMBER(SEARCH(&quot;throttling&quot;;[.G27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74</text:p>
          </table:table-cell>
          <table:table-cell office:value-type="string">
            <text:p>2017-03-06 16:05:19.03682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75];12;8)" office:value-type="string" office:string-value="16:05:19">
            <text:p>16:05:19</text:p>
          </table:table-cell>
          <table:table-cell table:formula="of:=IF(ISNUMBER(SEARCH(&quot;throttling&quot;;[.G27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75</text:p>
          </table:table-cell>
          <table:table-cell office:value-type="string">
            <text:p>2017-03-06 16:05:19.04080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76];12;8)" office:value-type="string" office:string-value="16:05:19">
            <text:p>16:05:19</text:p>
          </table:table-cell>
          <table:table-cell table:formula="of:=IF(ISNUMBER(SEARCH(&quot;throttling&quot;;[.G27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76</text:p>
          </table:table-cell>
          <table:table-cell office:value-type="string">
            <text:p>2017-03-06 16:05:19.04428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77];12;8)" office:value-type="string" office:string-value="16:05:19">
            <text:p>16:05:19</text:p>
          </table:table-cell>
          <table:table-cell table:formula="of:=IF(ISNUMBER(SEARCH(&quot;throttling&quot;;[.G27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77</text:p>
          </table:table-cell>
          <table:table-cell office:value-type="string">
            <text:p>2017-03-06 16:05:19.24535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78];12;8)" office:value-type="string" office:string-value="16:05:19">
            <text:p>16:05:19</text:p>
          </table:table-cell>
          <table:table-cell table:formula="of:=IF(ISNUMBER(SEARCH(&quot;throttling&quot;;[.G27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78</text:p>
          </table:table-cell>
          <table:table-cell office:value-type="string">
            <text:p>2017-03-06 16:05:19.24910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79];12;8)" office:value-type="string" office:string-value="16:05:19">
            <text:p>16:05:19</text:p>
          </table:table-cell>
          <table:table-cell table:formula="of:=IF(ISNUMBER(SEARCH(&quot;throttling&quot;;[.G27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79</text:p>
          </table:table-cell>
          <table:table-cell office:value-type="string">
            <text:p>2017-03-06 16:05:19.25249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80];12;8)" office:value-type="string" office:string-value="16:05:19">
            <text:p>16:05:19</text:p>
          </table:table-cell>
          <table:table-cell table:formula="of:=IF(ISNUMBER(SEARCH(&quot;throttling&quot;;[.G28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80</text:p>
          </table:table-cell>
          <table:table-cell office:value-type="string">
            <text:p>2017-03-06 16:05:19.45402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81];12;8)" office:value-type="string" office:string-value="16:05:19">
            <text:p>16:05:19</text:p>
          </table:table-cell>
          <table:table-cell table:formula="of:=IF(ISNUMBER(SEARCH(&quot;throttling&quot;;[.G28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81</text:p>
          </table:table-cell>
          <table:table-cell office:value-type="string">
            <text:p>2017-03-06 16:05:19.45788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82];12;8)" office:value-type="string" office:string-value="16:05:19">
            <text:p>16:05:19</text:p>
          </table:table-cell>
          <table:table-cell table:formula="of:=IF(ISNUMBER(SEARCH(&quot;throttling&quot;;[.G28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82</text:p>
          </table:table-cell>
          <table:table-cell office:value-type="string">
            <text:p>2017-03-06 16:05:19.46127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83];12;8)" office:value-type="string" office:string-value="16:05:19">
            <text:p>16:05:19</text:p>
          </table:table-cell>
          <table:table-cell table:formula="of:=IF(ISNUMBER(SEARCH(&quot;throttling&quot;;[.G28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83</text:p>
          </table:table-cell>
          <table:table-cell office:value-type="string">
            <text:p>2017-03-06 16:05:19.66314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284];12;8)" office:value-type="string" office:string-value="16:05:19">
            <text:p>16:05:19</text:p>
          </table:table-cell>
          <table:table-cell table:formula="of:=IF(ISNUMBER(SEARCH(&quot;throttling&quot;;[.G28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84</text:p>
          </table:table-cell>
          <table:table-cell office:value-type="string">
            <text:p>2017-03-06 16:05:19.66687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85];12;8)" office:value-type="string" office:string-value="16:05:19">
            <text:p>16:05:19</text:p>
          </table:table-cell>
          <table:table-cell table:formula="of:=IF(ISNUMBER(SEARCH(&quot;throttling&quot;;[.G28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85</text:p>
          </table:table-cell>
          <table:table-cell office:value-type="string">
            <text:p>2017-03-06 16:05:19.66993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86];12;8)" office:value-type="string" office:string-value="16:05:19">
            <text:p>16:05:19</text:p>
          </table:table-cell>
          <table:table-cell table:formula="of:=IF(ISNUMBER(SEARCH(&quot;throttling&quot;;[.G28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86</text:p>
          </table:table-cell>
          <table:table-cell office:value-type="string">
            <text:p>2017-03-06 16:05:19.87330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87];12;8)" office:value-type="string" office:string-value="16:05:19">
            <text:p>16:05:19</text:p>
          </table:table-cell>
          <table:table-cell table:formula="of:=IF(ISNUMBER(SEARCH(&quot;throttling&quot;;[.G28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87</text:p>
          </table:table-cell>
          <table:table-cell office:value-type="string">
            <text:p>2017-03-06 16:05:19.87716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88];12;8)" office:value-type="string" office:string-value="16:05:19">
            <text:p>16:05:19</text:p>
          </table:table-cell>
          <table:table-cell table:formula="of:=IF(ISNUMBER(SEARCH(&quot;throttling&quot;;[.G28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88</text:p>
          </table:table-cell>
          <table:table-cell office:value-type="string">
            <text:p>2017-03-06 16:05:19.88071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89];12;8)" office:value-type="string" office:string-value="16:05:19">
            <text:p>16:05:19</text:p>
          </table:table-cell>
          <table:table-cell table:formula="of:=IF(ISNUMBER(SEARCH(&quot;throttling&quot;;[.G28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89</text:p>
          </table:table-cell>
          <table:table-cell office:value-type="string">
            <text:p>2017-03-06 16:05:20.08255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90];12;8)" office:value-type="string" office:string-value="16:05:20">
            <text:p>16:05:20</text:p>
          </table:table-cell>
          <table:table-cell table:formula="of:=IF(ISNUMBER(SEARCH(&quot;throttling&quot;;[.G29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90</text:p>
          </table:table-cell>
          <table:table-cell office:value-type="string">
            <text:p>2017-03-06 16:05:20.08638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91];12;8)" office:value-type="string" office:string-value="16:05:20">
            <text:p>16:05:20</text:p>
          </table:table-cell>
          <table:table-cell table:formula="of:=IF(ISNUMBER(SEARCH(&quot;throttling&quot;;[.G29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91</text:p>
          </table:table-cell>
          <table:table-cell office:value-type="string">
            <text:p>2017-03-06 16:05:20.09062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92];12;8)" office:value-type="string" office:string-value="16:05:20">
            <text:p>16:05:20</text:p>
          </table:table-cell>
          <table:table-cell table:formula="of:=IF(ISNUMBER(SEARCH(&quot;throttling&quot;;[.G29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92</text:p>
          </table:table-cell>
          <table:table-cell office:value-type="string">
            <text:p>2017-03-06 16:05:20.29254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93];12;8)" office:value-type="string" office:string-value="16:05:20">
            <text:p>16:05:20</text:p>
          </table:table-cell>
          <table:table-cell table:formula="of:=IF(ISNUMBER(SEARCH(&quot;throttling&quot;;[.G29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93</text:p>
          </table:table-cell>
          <table:table-cell office:value-type="string">
            <text:p>2017-03-06 16:05:20.29625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94];12;8)" office:value-type="string" office:string-value="16:05:20">
            <text:p>16:05:20</text:p>
          </table:table-cell>
          <table:table-cell table:formula="of:=IF(ISNUMBER(SEARCH(&quot;throttling&quot;;[.G29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94</text:p>
          </table:table-cell>
          <table:table-cell office:value-type="string">
            <text:p>2017-03-06 16:05:20.29944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95];12;8)" office:value-type="string" office:string-value="16:05:20">
            <text:p>16:05:20</text:p>
          </table:table-cell>
          <table:table-cell table:formula="of:=IF(ISNUMBER(SEARCH(&quot;throttling&quot;;[.G29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95</text:p>
          </table:table-cell>
          <table:table-cell office:value-type="string">
            <text:p>2017-03-06 16:05:20.50039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96];12;8)" office:value-type="string" office:string-value="16:05:20">
            <text:p>16:05:20</text:p>
          </table:table-cell>
          <table:table-cell table:formula="of:=IF(ISNUMBER(SEARCH(&quot;throttling&quot;;[.G29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96</text:p>
          </table:table-cell>
          <table:table-cell office:value-type="string">
            <text:p>2017-03-06 16:05:20.50641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97];12;8)" office:value-type="string" office:string-value="16:05:20">
            <text:p>16:05:20</text:p>
          </table:table-cell>
          <table:table-cell table:formula="of:=IF(ISNUMBER(SEARCH(&quot;throttling&quot;;[.G29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97</text:p>
          </table:table-cell>
          <table:table-cell office:value-type="string">
            <text:p>2017-03-06 16:05:20.50955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98];12;8)" office:value-type="string" office:string-value="16:05:20">
            <text:p>16:05:20</text:p>
          </table:table-cell>
          <table:table-cell table:formula="of:=IF(ISNUMBER(SEARCH(&quot;throttling&quot;;[.G29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98</text:p>
          </table:table-cell>
          <table:table-cell office:value-type="string">
            <text:p>2017-03-06 16:05:20.71075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299];12;8)" office:value-type="string" office:string-value="16:05:20">
            <text:p>16:05:20</text:p>
          </table:table-cell>
          <table:table-cell table:formula="of:=IF(ISNUMBER(SEARCH(&quot;throttling&quot;;[.G29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99</text:p>
          </table:table-cell>
          <table:table-cell office:value-type="string">
            <text:p>2017-03-06 16:05:20.71491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00];12;8)" office:value-type="string" office:string-value="16:05:20">
            <text:p>16:05:20</text:p>
          </table:table-cell>
          <table:table-cell table:formula="of:=IF(ISNUMBER(SEARCH(&quot;throttling&quot;;[.G30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00</text:p>
          </table:table-cell>
          <table:table-cell office:value-type="string">
            <text:p>2017-03-06 16:05:20.71855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301];12;8)" office:value-type="string" office:string-value="16:05:20">
            <text:p>16:05:20</text:p>
          </table:table-cell>
          <table:table-cell table:formula="of:=IF(ISNUMBER(SEARCH(&quot;throttling&quot;;[.G30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301</text:p>
          </table:table-cell>
          <table:table-cell office:value-type="string">
            <text:p>2017-03-06 16:05:20.92090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02];12;8)" office:value-type="string" office:string-value="16:05:20">
            <text:p>16:05:20</text:p>
          </table:table-cell>
          <table:table-cell table:formula="of:=IF(ISNUMBER(SEARCH(&quot;throttling&quot;;[.G30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02</text:p>
          </table:table-cell>
          <table:table-cell office:value-type="string">
            <text:p>2017-03-06 16:05:20.92464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03];12;8)" office:value-type="string" office:string-value="16:05:20">
            <text:p>16:05:20</text:p>
          </table:table-cell>
          <table:table-cell table:formula="of:=IF(ISNUMBER(SEARCH(&quot;throttling&quot;;[.G30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03</text:p>
          </table:table-cell>
          <table:table-cell office:value-type="string">
            <text:p>2017-03-06 16:05:20.92774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304];12;8)" office:value-type="string" office:string-value="16:05:20">
            <text:p>16:05:20</text:p>
          </table:table-cell>
          <table:table-cell table:formula="of:=IF(ISNUMBER(SEARCH(&quot;throttling&quot;;[.G30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304</text:p>
          </table:table-cell>
          <table:table-cell office:value-type="string">
            <text:p>2017-03-06 16:05:21.12911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05];12;8)" office:value-type="string" office:string-value="16:05:21">
            <text:p>16:05:21</text:p>
          </table:table-cell>
          <table:table-cell table:formula="of:=IF(ISNUMBER(SEARCH(&quot;throttling&quot;;[.G30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05</text:p>
          </table:table-cell>
          <table:table-cell office:value-type="string">
            <text:p>2017-03-06 16:05:21.13288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06];12;8)" office:value-type="string" office:string-value="16:05:21">
            <text:p>16:05:21</text:p>
          </table:table-cell>
          <table:table-cell table:formula="of:=IF(ISNUMBER(SEARCH(&quot;throttling&quot;;[.G30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06</text:p>
          </table:table-cell>
          <table:table-cell office:value-type="string">
            <text:p>2017-03-06 16:05:21.13625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307];12;8)" office:value-type="string" office:string-value="16:05:21">
            <text:p>16:05:21</text:p>
          </table:table-cell>
          <table:table-cell table:formula="of:=IF(ISNUMBER(SEARCH(&quot;throttling&quot;;[.G30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2017-03-06 16:05:21.33815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08];12;8)" office:value-type="string" office:string-value="16:05:21">
            <text:p>16:05:21</text:p>
          </table:table-cell>
          <table:table-cell table:formula="of:=IF(ISNUMBER(SEARCH(&quot;throttling&quot;;[.G30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08</text:p>
          </table:table-cell>
          <table:table-cell office:value-type="string">
            <text:p>2017-03-06 16:05:21.34212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09];12;8)" office:value-type="string" office:string-value="16:05:21">
            <text:p>16:05:21</text:p>
          </table:table-cell>
          <table:table-cell table:formula="of:=IF(ISNUMBER(SEARCH(&quot;throttling&quot;;[.G30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09</text:p>
          </table:table-cell>
          <table:table-cell office:value-type="string">
            <text:p>2017-03-06 16:05:21.34529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310];12;8)" office:value-type="string" office:string-value="16:05:21">
            <text:p>16:05:21</text:p>
          </table:table-cell>
          <table:table-cell table:formula="of:=IF(ISNUMBER(SEARCH(&quot;throttling&quot;;[.G31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310</text:p>
          </table:table-cell>
          <table:table-cell office:value-type="string">
            <text:p>2017-03-06 16:05:21.54654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311];12;8)" office:value-type="string" office:string-value="16:05:21">
            <text:p>16:05:21</text:p>
          </table:table-cell>
          <table:table-cell table:formula="of:=IF(ISNUMBER(SEARCH(&quot;throttling&quot;;[.G31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11</text:p>
          </table:table-cell>
          <table:table-cell office:value-type="string">
            <text:p>2017-03-06 16:05:21.55051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12];12;8)" office:value-type="string" office:string-value="16:05:21">
            <text:p>16:05:21</text:p>
          </table:table-cell>
          <table:table-cell table:formula="of:=IF(ISNUMBER(SEARCH(&quot;throttling&quot;;[.G31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12</text:p>
          </table:table-cell>
          <table:table-cell office:value-type="string">
            <text:p>2017-03-06 16:05:21.55410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313];12;8)" office:value-type="string" office:string-value="16:05:21">
            <text:p>16:05:21</text:p>
          </table:table-cell>
          <table:table-cell table:formula="of:=IF(ISNUMBER(SEARCH(&quot;throttling&quot;;[.G31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313</text:p>
          </table:table-cell>
          <table:table-cell office:value-type="string">
            <text:p>2017-03-06 16:05:21.75559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14];12;8)" office:value-type="string" office:string-value="16:05:21">
            <text:p>16:05:21</text:p>
          </table:table-cell>
          <table:table-cell table:formula="of:=IF(ISNUMBER(SEARCH(&quot;throttling&quot;;[.G31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2017-03-06 16:05:21.76035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15];12;8)" office:value-type="string" office:string-value="16:05:21">
            <text:p>16:05:21</text:p>
          </table:table-cell>
          <table:table-cell table:formula="of:=IF(ISNUMBER(SEARCH(&quot;throttling&quot;;[.G31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15</text:p>
          </table:table-cell>
          <table:table-cell office:value-type="string">
            <text:p>2017-03-06 16:05:21.76392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316];12;8)" office:value-type="string" office:string-value="16:05:21">
            <text:p>16:05:21</text:p>
          </table:table-cell>
          <table:table-cell table:formula="of:=IF(ISNUMBER(SEARCH(&quot;throttling&quot;;[.G31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316</text:p>
          </table:table-cell>
          <table:table-cell office:value-type="string">
            <text:p>2017-03-06 16:05:21.96670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17];12;8)" office:value-type="string" office:string-value="16:05:21">
            <text:p>16:05:21</text:p>
          </table:table-cell>
          <table:table-cell table:formula="of:=IF(ISNUMBER(SEARCH(&quot;throttling&quot;;[.G31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17</text:p>
          </table:table-cell>
          <table:table-cell office:value-type="string">
            <text:p>2017-03-06 16:05:21.97143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18];12;8)" office:value-type="string" office:string-value="16:05:21">
            <text:p>16:05:21</text:p>
          </table:table-cell>
          <table:table-cell table:formula="of:=IF(ISNUMBER(SEARCH(&quot;throttling&quot;;[.G31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18</text:p>
          </table:table-cell>
          <table:table-cell office:value-type="string">
            <text:p>2017-03-06 16:05:21.97462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319];12;8)" office:value-type="string" office:string-value="16:05:21">
            <text:p>16:05:21</text:p>
          </table:table-cell>
          <table:table-cell table:formula="of:=IF(ISNUMBER(SEARCH(&quot;throttling&quot;;[.G31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319</text:p>
          </table:table-cell>
          <table:table-cell office:value-type="string">
            <text:p>2017-03-06 16:05:22.17651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20];12;8)" office:value-type="string" office:string-value="16:05:22">
            <text:p>16:05:22</text:p>
          </table:table-cell>
          <table:table-cell table:formula="of:=IF(ISNUMBER(SEARCH(&quot;throttling&quot;;[.G32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20</text:p>
          </table:table-cell>
          <table:table-cell office:value-type="string">
            <text:p>2017-03-06 16:05:22.18024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21];12;8)" office:value-type="string" office:string-value="16:05:22">
            <text:p>16:05:22</text:p>
          </table:table-cell>
          <table:table-cell table:formula="of:=IF(ISNUMBER(SEARCH(&quot;throttling&quot;;[.G32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21</text:p>
          </table:table-cell>
          <table:table-cell office:value-type="string">
            <text:p>2017-03-06 16:05:22.18347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322];12;8)" office:value-type="string" office:string-value="16:05:22">
            <text:p>16:05:22</text:p>
          </table:table-cell>
          <table:table-cell table:formula="of:=IF(ISNUMBER(SEARCH(&quot;throttling&quot;;[.G32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322</text:p>
          </table:table-cell>
          <table:table-cell office:value-type="string">
            <text:p>2017-03-06 16:05:22.38535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23];12;8)" office:value-type="string" office:string-value="16:05:22">
            <text:p>16:05:22</text:p>
          </table:table-cell>
          <table:table-cell table:formula="of:=IF(ISNUMBER(SEARCH(&quot;throttling&quot;;[.G32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23</text:p>
          </table:table-cell>
          <table:table-cell office:value-type="string">
            <text:p>2017-03-06 16:05:22.38920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24];12;8)" office:value-type="string" office:string-value="16:05:22">
            <text:p>16:05:22</text:p>
          </table:table-cell>
          <table:table-cell table:formula="of:=IF(ISNUMBER(SEARCH(&quot;throttling&quot;;[.G32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24</text:p>
          </table:table-cell>
          <table:table-cell office:value-type="string">
            <text:p>2017-03-06 16:05:22.39216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325];12;8)" office:value-type="string" office:string-value="16:05:22">
            <text:p>16:05:22</text:p>
          </table:table-cell>
          <table:table-cell table:formula="of:=IF(ISNUMBER(SEARCH(&quot;throttling&quot;;[.G32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325</text:p>
          </table:table-cell>
          <table:table-cell office:value-type="string">
            <text:p>2017-03-06 16:05:22.61438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326];12;8)" office:value-type="string" office:string-value="16:05:22">
            <text:p>16:05:22</text:p>
          </table:table-cell>
          <table:table-cell table:formula="of:=IF(ISNUMBER(SEARCH(&quot;throttling&quot;;[.G32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26</text:p>
          </table:table-cell>
          <table:table-cell office:value-type="string">
            <text:p>2017-03-06 16:05:22.61809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27];12;8)" office:value-type="string" office:string-value="16:05:22">
            <text:p>16:05:22</text:p>
          </table:table-cell>
          <table:table-cell table:formula="of:=IF(ISNUMBER(SEARCH(&quot;throttling&quot;;[.G32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27</text:p>
          </table:table-cell>
          <table:table-cell office:value-type="string">
            <text:p>2017-03-06 16:05:22.62175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328];12;8)" office:value-type="string" office:string-value="16:05:22">
            <text:p>16:05:22</text:p>
          </table:table-cell>
          <table:table-cell table:formula="of:=IF(ISNUMBER(SEARCH(&quot;throttling&quot;;[.G32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328</text:p>
          </table:table-cell>
          <table:table-cell office:value-type="string">
            <text:p>2017-03-06 16:05:22.82285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29];12;8)" office:value-type="string" office:string-value="16:05:22">
            <text:p>16:05:22</text:p>
          </table:table-cell>
          <table:table-cell table:formula="of:=IF(ISNUMBER(SEARCH(&quot;throttling&quot;;[.G32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29</text:p>
          </table:table-cell>
          <table:table-cell office:value-type="string">
            <text:p>2017-03-06 16:05:22.82700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30];12;8)" office:value-type="string" office:string-value="16:05:22">
            <text:p>16:05:22</text:p>
          </table:table-cell>
          <table:table-cell table:formula="of:=IF(ISNUMBER(SEARCH(&quot;throttling&quot;;[.G33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30</text:p>
          </table:table-cell>
          <table:table-cell office:value-type="string">
            <text:p>2017-03-06 16:05:22.83036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331];12;8)" office:value-type="string" office:string-value="16:05:22">
            <text:p>16:05:22</text:p>
          </table:table-cell>
          <table:table-cell table:formula="of:=IF(ISNUMBER(SEARCH(&quot;throttling&quot;;[.G33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331</text:p>
          </table:table-cell>
          <table:table-cell office:value-type="string">
            <text:p>2017-03-06 16:05:23.03163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32];12;8)" office:value-type="string" office:string-value="16:05:23">
            <text:p>16:05:23</text:p>
          </table:table-cell>
          <table:table-cell table:formula="of:=IF(ISNUMBER(SEARCH(&quot;throttling&quot;;[.G33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32</text:p>
          </table:table-cell>
          <table:table-cell office:value-type="string">
            <text:p>2017-03-06 16:05:23.03551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33];12;8)" office:value-type="string" office:string-value="16:05:23">
            <text:p>16:05:23</text:p>
          </table:table-cell>
          <table:table-cell table:formula="of:=IF(ISNUMBER(SEARCH(&quot;throttling&quot;;[.G33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33</text:p>
          </table:table-cell>
          <table:table-cell office:value-type="string">
            <text:p>2017-03-06 16:05:23.03891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334];12;8)" office:value-type="string" office:string-value="16:05:23">
            <text:p>16:05:23</text:p>
          </table:table-cell>
          <table:table-cell table:formula="of:=IF(ISNUMBER(SEARCH(&quot;throttling&quot;;[.G33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334</text:p>
          </table:table-cell>
          <table:table-cell office:value-type="string">
            <text:p>2017-03-06 16:05:23.24005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35];12;8)" office:value-type="string" office:string-value="16:05:23">
            <text:p>16:05:23</text:p>
          </table:table-cell>
          <table:table-cell table:formula="of:=IF(ISNUMBER(SEARCH(&quot;throttling&quot;;[.G33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35</text:p>
          </table:table-cell>
          <table:table-cell office:value-type="string">
            <text:p>2017-03-06 16:05:23.24384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36];12;8)" office:value-type="string" office:string-value="16:05:23">
            <text:p>16:05:23</text:p>
          </table:table-cell>
          <table:table-cell table:formula="of:=IF(ISNUMBER(SEARCH(&quot;throttling&quot;;[.G33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36</text:p>
          </table:table-cell>
          <table:table-cell office:value-type="string">
            <text:p>2017-03-06 16:05:23.24707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337];12;8)" office:value-type="string" office:string-value="16:05:23">
            <text:p>16:05:23</text:p>
          </table:table-cell>
          <table:table-cell table:formula="of:=IF(ISNUMBER(SEARCH(&quot;throttling&quot;;[.G33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337</text:p>
          </table:table-cell>
          <table:table-cell office:value-type="string">
            <text:p>2017-03-06 16:05:23.44866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38];12;8)" office:value-type="string" office:string-value="16:05:23">
            <text:p>16:05:23</text:p>
          </table:table-cell>
          <table:table-cell table:formula="of:=IF(ISNUMBER(SEARCH(&quot;throttling&quot;;[.G33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38</text:p>
          </table:table-cell>
          <table:table-cell office:value-type="string">
            <text:p>2017-03-06 16:05:23.45250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39];12;8)" office:value-type="string" office:string-value="16:05:23">
            <text:p>16:05:23</text:p>
          </table:table-cell>
          <table:table-cell table:formula="of:=IF(ISNUMBER(SEARCH(&quot;throttling&quot;;[.G33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39</text:p>
          </table:table-cell>
          <table:table-cell office:value-type="string">
            <text:p>2017-03-06 16:05:23.45568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340];12;8)" office:value-type="string" office:string-value="16:05:23">
            <text:p>16:05:23</text:p>
          </table:table-cell>
          <table:table-cell table:formula="of:=IF(ISNUMBER(SEARCH(&quot;throttling&quot;;[.G34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340</text:p>
          </table:table-cell>
          <table:table-cell office:value-type="string">
            <text:p>2017-03-06 16:05:23.65697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341];12;8)" office:value-type="string" office:string-value="16:05:23">
            <text:p>16:05:23</text:p>
          </table:table-cell>
          <table:table-cell table:formula="of:=IF(ISNUMBER(SEARCH(&quot;throttling&quot;;[.G34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41</text:p>
          </table:table-cell>
          <table:table-cell office:value-type="string">
            <text:p>2017-03-06 16:05:23.66105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42];12;8)" office:value-type="string" office:string-value="16:05:23">
            <text:p>16:05:23</text:p>
          </table:table-cell>
          <table:table-cell table:formula="of:=IF(ISNUMBER(SEARCH(&quot;throttling&quot;;[.G34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42</text:p>
          </table:table-cell>
          <table:table-cell office:value-type="string">
            <text:p>2017-03-06 16:05:23.66446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343];12;8)" office:value-type="string" office:string-value="16:05:23">
            <text:p>16:05:23</text:p>
          </table:table-cell>
          <table:table-cell table:formula="of:=IF(ISNUMBER(SEARCH(&quot;throttling&quot;;[.G34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343</text:p>
          </table:table-cell>
          <table:table-cell office:value-type="string">
            <text:p>2017-03-06 16:05:23.86610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44];12;8)" office:value-type="string" office:string-value="16:05:23">
            <text:p>16:05:23</text:p>
          </table:table-cell>
          <table:table-cell table:formula="of:=IF(ISNUMBER(SEARCH(&quot;throttling&quot;;[.G34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44</text:p>
          </table:table-cell>
          <table:table-cell office:value-type="string">
            <text:p>2017-03-06 16:05:23.86987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45];12;8)" office:value-type="string" office:string-value="16:05:23">
            <text:p>16:05:23</text:p>
          </table:table-cell>
          <table:table-cell table:formula="of:=IF(ISNUMBER(SEARCH(&quot;throttling&quot;;[.G34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45</text:p>
          </table:table-cell>
          <table:table-cell office:value-type="string">
            <text:p>2017-03-06 16:05:23.87314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346];12;8)" office:value-type="string" office:string-value="16:05:23">
            <text:p>16:05:23</text:p>
          </table:table-cell>
          <table:table-cell table:formula="of:=IF(ISNUMBER(SEARCH(&quot;throttling&quot;;[.G34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346</text:p>
          </table:table-cell>
          <table:table-cell office:value-type="string">
            <text:p>2017-03-06 16:05:24.07480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47];12;8)" office:value-type="string" office:string-value="16:05:24">
            <text:p>16:05:24</text:p>
          </table:table-cell>
          <table:table-cell table:formula="of:=IF(ISNUMBER(SEARCH(&quot;throttling&quot;;[.G34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47</text:p>
          </table:table-cell>
          <table:table-cell office:value-type="string">
            <text:p>2017-03-06 16:05:24.07880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48];12;8)" office:value-type="string" office:string-value="16:05:24">
            <text:p>16:05:24</text:p>
          </table:table-cell>
          <table:table-cell table:formula="of:=IF(ISNUMBER(SEARCH(&quot;throttling&quot;;[.G34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48</text:p>
          </table:table-cell>
          <table:table-cell office:value-type="string">
            <text:p>2017-03-06 16:05:24.08231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349];12;8)" office:value-type="string" office:string-value="16:05:24">
            <text:p>16:05:24</text:p>
          </table:table-cell>
          <table:table-cell table:formula="of:=IF(ISNUMBER(SEARCH(&quot;throttling&quot;;[.G34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349</text:p>
          </table:table-cell>
          <table:table-cell office:value-type="string">
            <text:p>2017-03-06 16:05:24.28378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50];12;8)" office:value-type="string" office:string-value="16:05:24">
            <text:p>16:05:24</text:p>
          </table:table-cell>
          <table:table-cell table:formula="of:=IF(ISNUMBER(SEARCH(&quot;throttling&quot;;[.G35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50</text:p>
          </table:table-cell>
          <table:table-cell office:value-type="string">
            <text:p>2017-03-06 16:05:24.28756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51];12;8)" office:value-type="string" office:string-value="16:05:24">
            <text:p>16:05:24</text:p>
          </table:table-cell>
          <table:table-cell table:formula="of:=IF(ISNUMBER(SEARCH(&quot;throttling&quot;;[.G35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51</text:p>
          </table:table-cell>
          <table:table-cell office:value-type="string">
            <text:p>2017-03-06 16:05:24.29078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352];12;8)" office:value-type="string" office:string-value="16:05:24">
            <text:p>16:05:24</text:p>
          </table:table-cell>
          <table:table-cell table:formula="of:=IF(ISNUMBER(SEARCH(&quot;throttling&quot;;[.G35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352</text:p>
          </table:table-cell>
          <table:table-cell office:value-type="string">
            <text:p>2017-03-06 16:05:24.49207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53];12;8)" office:value-type="string" office:string-value="16:05:24">
            <text:p>16:05:24</text:p>
          </table:table-cell>
          <table:table-cell table:formula="of:=IF(ISNUMBER(SEARCH(&quot;throttling&quot;;[.G35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53</text:p>
          </table:table-cell>
          <table:table-cell office:value-type="string">
            <text:p>2017-03-06 16:05:24.49645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54];12;8)" office:value-type="string" office:string-value="16:05:24">
            <text:p>16:05:24</text:p>
          </table:table-cell>
          <table:table-cell table:formula="of:=IF(ISNUMBER(SEARCH(&quot;throttling&quot;;[.G35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54</text:p>
          </table:table-cell>
          <table:table-cell office:value-type="string">
            <text:p>2017-03-06 16:05:24.49980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355];12;8)" office:value-type="string" office:string-value="16:05:24">
            <text:p>16:05:24</text:p>
          </table:table-cell>
          <table:table-cell table:formula="of:=IF(ISNUMBER(SEARCH(&quot;throttling&quot;;[.G35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355</text:p>
          </table:table-cell>
          <table:table-cell office:value-type="string">
            <text:p>2017-03-06 16:05:24.70222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356];12;8)" office:value-type="string" office:string-value="16:05:24">
            <text:p>16:05:24</text:p>
          </table:table-cell>
          <table:table-cell table:formula="of:=IF(ISNUMBER(SEARCH(&quot;throttling&quot;;[.G35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56</text:p>
          </table:table-cell>
          <table:table-cell office:value-type="string">
            <text:p>2017-03-06 16:05:24.70593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57];12;8)" office:value-type="string" office:string-value="16:05:24">
            <text:p>16:05:24</text:p>
          </table:table-cell>
          <table:table-cell table:formula="of:=IF(ISNUMBER(SEARCH(&quot;throttling&quot;;[.G35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57</text:p>
          </table:table-cell>
          <table:table-cell office:value-type="string">
            <text:p>2017-03-06 16:05:24.70894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358];12;8)" office:value-type="string" office:string-value="16:05:24">
            <text:p>16:05:24</text:p>
          </table:table-cell>
          <table:table-cell table:formula="of:=IF(ISNUMBER(SEARCH(&quot;throttling&quot;;[.G35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358</text:p>
          </table:table-cell>
          <table:table-cell office:value-type="string">
            <text:p>2017-03-06 16:05:24.91007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59];12;8)" office:value-type="string" office:string-value="16:05:24">
            <text:p>16:05:24</text:p>
          </table:table-cell>
          <table:table-cell table:formula="of:=IF(ISNUMBER(SEARCH(&quot;throttling&quot;;[.G35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59</text:p>
          </table:table-cell>
          <table:table-cell office:value-type="string">
            <text:p>2017-03-06 16:05:24.91424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60];12;8)" office:value-type="string" office:string-value="16:05:24">
            <text:p>16:05:24</text:p>
          </table:table-cell>
          <table:table-cell table:formula="of:=IF(ISNUMBER(SEARCH(&quot;throttling&quot;;[.G36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60</text:p>
          </table:table-cell>
          <table:table-cell office:value-type="string">
            <text:p>2017-03-06 16:05:24.91759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361];12;8)" office:value-type="string" office:string-value="16:05:24">
            <text:p>16:05:24</text:p>
          </table:table-cell>
          <table:table-cell table:formula="of:=IF(ISNUMBER(SEARCH(&quot;throttling&quot;;[.G36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361</text:p>
          </table:table-cell>
          <table:table-cell office:value-type="string">
            <text:p>2017-03-06 16:05:25.11893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62];12;8)" office:value-type="string" office:string-value="16:05:25">
            <text:p>16:05:25</text:p>
          </table:table-cell>
          <table:table-cell table:formula="of:=IF(ISNUMBER(SEARCH(&quot;throttling&quot;;[.G36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62</text:p>
          </table:table-cell>
          <table:table-cell office:value-type="string">
            <text:p>2017-03-06 16:05:25.12233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63];12;8)" office:value-type="string" office:string-value="16:05:25">
            <text:p>16:05:25</text:p>
          </table:table-cell>
          <table:table-cell table:formula="of:=IF(ISNUMBER(SEARCH(&quot;throttling&quot;;[.G36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63</text:p>
          </table:table-cell>
          <table:table-cell office:value-type="string">
            <text:p>2017-03-06 16:05:25.12565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364];12;8)" office:value-type="string" office:string-value="16:05:25">
            <text:p>16:05:25</text:p>
          </table:table-cell>
          <table:table-cell table:formula="of:=IF(ISNUMBER(SEARCH(&quot;throttling&quot;;[.G36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364</text:p>
          </table:table-cell>
          <table:table-cell office:value-type="string">
            <text:p>2017-03-06 16:05:25.32691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65];12;8)" office:value-type="string" office:string-value="16:05:25">
            <text:p>16:05:25</text:p>
          </table:table-cell>
          <table:table-cell table:formula="of:=IF(ISNUMBER(SEARCH(&quot;throttling&quot;;[.G36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65</text:p>
          </table:table-cell>
          <table:table-cell office:value-type="string">
            <text:p>2017-03-06 16:05:25.33097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66];12;8)" office:value-type="string" office:string-value="16:05:25">
            <text:p>16:05:25</text:p>
          </table:table-cell>
          <table:table-cell table:formula="of:=IF(ISNUMBER(SEARCH(&quot;throttling&quot;;[.G36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66</text:p>
          </table:table-cell>
          <table:table-cell office:value-type="string">
            <text:p>2017-03-06 16:05:25.33458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367];12;8)" office:value-type="string" office:string-value="16:05:25">
            <text:p>16:05:25</text:p>
          </table:table-cell>
          <table:table-cell table:formula="of:=IF(ISNUMBER(SEARCH(&quot;throttling&quot;;[.G36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367</text:p>
          </table:table-cell>
          <table:table-cell office:value-type="string">
            <text:p>2017-03-06 16:05:25.53670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368];12;8)" office:value-type="string" office:string-value="16:05:25">
            <text:p>16:05:25</text:p>
          </table:table-cell>
          <table:table-cell table:formula="of:=IF(ISNUMBER(SEARCH(&quot;throttling&quot;;[.G36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68</text:p>
          </table:table-cell>
          <table:table-cell office:value-type="string">
            <text:p>2017-03-06 16:05:25.54068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69];12;8)" office:value-type="string" office:string-value="16:05:25">
            <text:p>16:05:25</text:p>
          </table:table-cell>
          <table:table-cell table:formula="of:=IF(ISNUMBER(SEARCH(&quot;throttling&quot;;[.G36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69</text:p>
          </table:table-cell>
          <table:table-cell office:value-type="string">
            <text:p>2017-03-06 16:05:25.54423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370];12;8)" office:value-type="string" office:string-value="16:05:25">
            <text:p>16:05:25</text:p>
          </table:table-cell>
          <table:table-cell table:formula="of:=IF(ISNUMBER(SEARCH(&quot;throttling&quot;;[.G37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370</text:p>
          </table:table-cell>
          <table:table-cell office:value-type="string">
            <text:p>2017-03-06 16:05:25.74611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71];12;8)" office:value-type="string" office:string-value="16:05:25">
            <text:p>16:05:25</text:p>
          </table:table-cell>
          <table:table-cell table:formula="of:=IF(ISNUMBER(SEARCH(&quot;throttling&quot;;[.G37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71</text:p>
          </table:table-cell>
          <table:table-cell office:value-type="string">
            <text:p>2017-03-06 16:05:25.74980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72];12;8)" office:value-type="string" office:string-value="16:05:25">
            <text:p>16:05:25</text:p>
          </table:table-cell>
          <table:table-cell table:formula="of:=IF(ISNUMBER(SEARCH(&quot;throttling&quot;;[.G37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72</text:p>
          </table:table-cell>
          <table:table-cell office:value-type="string">
            <text:p>2017-03-06 16:05:25.75302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373];12;8)" office:value-type="string" office:string-value="16:05:25">
            <text:p>16:05:25</text:p>
          </table:table-cell>
          <table:table-cell table:formula="of:=IF(ISNUMBER(SEARCH(&quot;throttling&quot;;[.G37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373</text:p>
          </table:table-cell>
          <table:table-cell office:value-type="string">
            <text:p>2017-03-06 16:05:25.95485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74];12;8)" office:value-type="string" office:string-value="16:05:25">
            <text:p>16:05:25</text:p>
          </table:table-cell>
          <table:table-cell table:formula="of:=IF(ISNUMBER(SEARCH(&quot;throttling&quot;;[.G37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74</text:p>
          </table:table-cell>
          <table:table-cell office:value-type="string">
            <text:p>2017-03-06 16:05:25.95855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75];12;8)" office:value-type="string" office:string-value="16:05:25">
            <text:p>16:05:25</text:p>
          </table:table-cell>
          <table:table-cell table:formula="of:=IF(ISNUMBER(SEARCH(&quot;throttling&quot;;[.G37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75</text:p>
          </table:table-cell>
          <table:table-cell office:value-type="string">
            <text:p>2017-03-06 16:05:25.96198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376];12;8)" office:value-type="string" office:string-value="16:05:25">
            <text:p>16:05:25</text:p>
          </table:table-cell>
          <table:table-cell table:formula="of:=IF(ISNUMBER(SEARCH(&quot;throttling&quot;;[.G37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376</text:p>
          </table:table-cell>
          <table:table-cell office:value-type="string">
            <text:p>2017-03-06 16:05:26.16315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77];12;8)" office:value-type="string" office:string-value="16:05:26">
            <text:p>16:05:26</text:p>
          </table:table-cell>
          <table:table-cell table:formula="of:=IF(ISNUMBER(SEARCH(&quot;throttling&quot;;[.G37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77</text:p>
          </table:table-cell>
          <table:table-cell office:value-type="string">
            <text:p>2017-03-06 16:05:26.16695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78];12;8)" office:value-type="string" office:string-value="16:05:26">
            <text:p>16:05:26</text:p>
          </table:table-cell>
          <table:table-cell table:formula="of:=IF(ISNUMBER(SEARCH(&quot;throttling&quot;;[.G37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78</text:p>
          </table:table-cell>
          <table:table-cell office:value-type="string">
            <text:p>2017-03-06 16:05:26.17043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379];12;8)" office:value-type="string" office:string-value="16:05:26">
            <text:p>16:05:26</text:p>
          </table:table-cell>
          <table:table-cell table:formula="of:=IF(ISNUMBER(SEARCH(&quot;throttling&quot;;[.G37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379</text:p>
          </table:table-cell>
          <table:table-cell office:value-type="string">
            <text:p>2017-03-06 16:05:26.37102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80];12;8)" office:value-type="string" office:string-value="16:05:26">
            <text:p>16:05:26</text:p>
          </table:table-cell>
          <table:table-cell table:formula="of:=IF(ISNUMBER(SEARCH(&quot;throttling&quot;;[.G38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80</text:p>
          </table:table-cell>
          <table:table-cell office:value-type="string">
            <text:p>2017-03-06 16:05:26.37689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81];12;8)" office:value-type="string" office:string-value="16:05:26">
            <text:p>16:05:26</text:p>
          </table:table-cell>
          <table:table-cell table:formula="of:=IF(ISNUMBER(SEARCH(&quot;throttling&quot;;[.G38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81</text:p>
          </table:table-cell>
          <table:table-cell office:value-type="string">
            <text:p>2017-03-06 16:05:26.38033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382];12;8)" office:value-type="string" office:string-value="16:05:26">
            <text:p>16:05:26</text:p>
          </table:table-cell>
          <table:table-cell table:formula="of:=IF(ISNUMBER(SEARCH(&quot;throttling&quot;;[.G38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382</text:p>
          </table:table-cell>
          <table:table-cell office:value-type="string">
            <text:p>2017-03-06 16:05:26.61903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383];12;8)" office:value-type="string" office:string-value="16:05:26">
            <text:p>16:05:26</text:p>
          </table:table-cell>
          <table:table-cell table:formula="of:=IF(ISNUMBER(SEARCH(&quot;throttling&quot;;[.G38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83</text:p>
          </table:table-cell>
          <table:table-cell office:value-type="string">
            <text:p>2017-03-06 16:05:26.62287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84];12;8)" office:value-type="string" office:string-value="16:05:26">
            <text:p>16:05:26</text:p>
          </table:table-cell>
          <table:table-cell table:formula="of:=IF(ISNUMBER(SEARCH(&quot;throttling&quot;;[.G38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84</text:p>
          </table:table-cell>
          <table:table-cell office:value-type="string">
            <text:p>2017-03-06 16:05:26.62624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385];12;8)" office:value-type="string" office:string-value="16:05:26">
            <text:p>16:05:26</text:p>
          </table:table-cell>
          <table:table-cell table:formula="of:=IF(ISNUMBER(SEARCH(&quot;throttling&quot;;[.G38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385</text:p>
          </table:table-cell>
          <table:table-cell office:value-type="string">
            <text:p>2017-03-06 16:05:26.82793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86];12;8)" office:value-type="string" office:string-value="16:05:26">
            <text:p>16:05:26</text:p>
          </table:table-cell>
          <table:table-cell table:formula="of:=IF(ISNUMBER(SEARCH(&quot;throttling&quot;;[.G38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86</text:p>
          </table:table-cell>
          <table:table-cell office:value-type="string">
            <text:p>2017-03-06 16:05:26.83186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87];12;8)" office:value-type="string" office:string-value="16:05:26">
            <text:p>16:05:26</text:p>
          </table:table-cell>
          <table:table-cell table:formula="of:=IF(ISNUMBER(SEARCH(&quot;throttling&quot;;[.G38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87</text:p>
          </table:table-cell>
          <table:table-cell office:value-type="string">
            <text:p>2017-03-06 16:05:26.83492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388];12;8)" office:value-type="string" office:string-value="16:05:26">
            <text:p>16:05:26</text:p>
          </table:table-cell>
          <table:table-cell table:formula="of:=IF(ISNUMBER(SEARCH(&quot;throttling&quot;;[.G38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388</text:p>
          </table:table-cell>
          <table:table-cell office:value-type="string">
            <text:p>2017-03-06 16:05:27.03740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89];12;8)" office:value-type="string" office:string-value="16:05:27">
            <text:p>16:05:27</text:p>
          </table:table-cell>
          <table:table-cell table:formula="of:=IF(ISNUMBER(SEARCH(&quot;throttling&quot;;[.G38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89</text:p>
          </table:table-cell>
          <table:table-cell office:value-type="string">
            <text:p>2017-03-06 16:05:27.04133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90];12;8)" office:value-type="string" office:string-value="16:05:27">
            <text:p>16:05:27</text:p>
          </table:table-cell>
          <table:table-cell table:formula="of:=IF(ISNUMBER(SEARCH(&quot;throttling&quot;;[.G39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90</text:p>
          </table:table-cell>
          <table:table-cell office:value-type="string">
            <text:p>2017-03-06 16:05:27.04465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391];12;8)" office:value-type="string" office:string-value="16:05:27">
            <text:p>16:05:27</text:p>
          </table:table-cell>
          <table:table-cell table:formula="of:=IF(ISNUMBER(SEARCH(&quot;throttling&quot;;[.G39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391</text:p>
          </table:table-cell>
          <table:table-cell office:value-type="string">
            <text:p>2017-03-06 16:05:27.28809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92];12;8)" office:value-type="string" office:string-value="16:05:27">
            <text:p>16:05:27</text:p>
          </table:table-cell>
          <table:table-cell table:formula="of:=IF(ISNUMBER(SEARCH(&quot;throttling&quot;;[.G39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92</text:p>
          </table:table-cell>
          <table:table-cell office:value-type="string">
            <text:p>2017-03-06 16:05:27.29758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93];12;8)" office:value-type="string" office:string-value="16:05:27">
            <text:p>16:05:27</text:p>
          </table:table-cell>
          <table:table-cell table:formula="of:=IF(ISNUMBER(SEARCH(&quot;throttling&quot;;[.G39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93</text:p>
          </table:table-cell>
          <table:table-cell office:value-type="string">
            <text:p>2017-03-06 16:05:27.30111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394];12;8)" office:value-type="string" office:string-value="16:05:27">
            <text:p>16:05:27</text:p>
          </table:table-cell>
          <table:table-cell table:formula="of:=IF(ISNUMBER(SEARCH(&quot;throttling&quot;;[.G39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394</text:p>
          </table:table-cell>
          <table:table-cell office:value-type="string">
            <text:p>2017-03-06 16:05:27.50301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95];12;8)" office:value-type="string" office:string-value="16:05:27">
            <text:p>16:05:27</text:p>
          </table:table-cell>
          <table:table-cell table:formula="of:=IF(ISNUMBER(SEARCH(&quot;throttling&quot;;[.G39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95</text:p>
          </table:table-cell>
          <table:table-cell office:value-type="string">
            <text:p>2017-03-06 16:05:27.50771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96];12;8)" office:value-type="string" office:string-value="16:05:27">
            <text:p>16:05:27</text:p>
          </table:table-cell>
          <table:table-cell table:formula="of:=IF(ISNUMBER(SEARCH(&quot;throttling&quot;;[.G39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96</text:p>
          </table:table-cell>
          <table:table-cell office:value-type="string">
            <text:p>2017-03-06 16:05:27.51115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397];12;8)" office:value-type="string" office:string-value="16:05:27">
            <text:p>16:05:27</text:p>
          </table:table-cell>
          <table:table-cell table:formula="of:=IF(ISNUMBER(SEARCH(&quot;throttling&quot;;[.G39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397</text:p>
          </table:table-cell>
          <table:table-cell office:value-type="string">
            <text:p>2017-03-06 16:05:27.71597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398];12;8)" office:value-type="string" office:string-value="16:05:27">
            <text:p>16:05:27</text:p>
          </table:table-cell>
          <table:table-cell table:formula="of:=IF(ISNUMBER(SEARCH(&quot;throttling&quot;;[.G39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98</text:p>
          </table:table-cell>
          <table:table-cell office:value-type="string">
            <text:p>2017-03-06 16:05:27.72067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399];12;8)" office:value-type="string" office:string-value="16:05:27">
            <text:p>16:05:27</text:p>
          </table:table-cell>
          <table:table-cell table:formula="of:=IF(ISNUMBER(SEARCH(&quot;throttling&quot;;[.G39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399</text:p>
          </table:table-cell>
          <table:table-cell office:value-type="string">
            <text:p>2017-03-06 16:05:27.72765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400];12;8)" office:value-type="string" office:string-value="16:05:27">
            <text:p>16:05:27</text:p>
          </table:table-cell>
          <table:table-cell table:formula="of:=IF(ISNUMBER(SEARCH(&quot;throttling&quot;;[.G40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400</text:p>
          </table:table-cell>
          <table:table-cell office:value-type="string">
            <text:p>2017-03-06 16:05:27.95303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01];12;8)" office:value-type="string" office:string-value="16:05:27">
            <text:p>16:05:27</text:p>
          </table:table-cell>
          <table:table-cell table:formula="of:=IF(ISNUMBER(SEARCH(&quot;throttling&quot;;[.G40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01</text:p>
          </table:table-cell>
          <table:table-cell office:value-type="string">
            <text:p>2017-03-06 16:05:27.95832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02];12;8)" office:value-type="string" office:string-value="16:05:27">
            <text:p>16:05:27</text:p>
          </table:table-cell>
          <table:table-cell table:formula="of:=IF(ISNUMBER(SEARCH(&quot;throttling&quot;;[.G40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02</text:p>
          </table:table-cell>
          <table:table-cell office:value-type="string">
            <text:p>2017-03-06 16:05:27.96227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403];12;8)" office:value-type="string" office:string-value="16:05:27">
            <text:p>16:05:27</text:p>
          </table:table-cell>
          <table:table-cell table:formula="of:=IF(ISNUMBER(SEARCH(&quot;throttling&quot;;[.G40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403</text:p>
          </table:table-cell>
          <table:table-cell office:value-type="string">
            <text:p>2017-03-06 16:05:28.16427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04];12;8)" office:value-type="string" office:string-value="16:05:28">
            <text:p>16:05:28</text:p>
          </table:table-cell>
          <table:table-cell table:formula="of:=IF(ISNUMBER(SEARCH(&quot;throttling&quot;;[.G40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04</text:p>
          </table:table-cell>
          <table:table-cell office:value-type="string">
            <text:p>2017-03-06 16:05:28.16820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05];12;8)" office:value-type="string" office:string-value="16:05:28">
            <text:p>16:05:28</text:p>
          </table:table-cell>
          <table:table-cell table:formula="of:=IF(ISNUMBER(SEARCH(&quot;throttling&quot;;[.G40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05</text:p>
          </table:table-cell>
          <table:table-cell office:value-type="string">
            <text:p>2017-03-06 16:05:28.17136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406];12;8)" office:value-type="string" office:string-value="16:05:28">
            <text:p>16:05:28</text:p>
          </table:table-cell>
          <table:table-cell table:formula="of:=IF(ISNUMBER(SEARCH(&quot;throttling&quot;;[.G40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406</text:p>
          </table:table-cell>
          <table:table-cell office:value-type="string">
            <text:p>2017-03-06 16:05:28.37310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07];12;8)" office:value-type="string" office:string-value="16:05:28">
            <text:p>16:05:28</text:p>
          </table:table-cell>
          <table:table-cell table:formula="of:=IF(ISNUMBER(SEARCH(&quot;throttling&quot;;[.G40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07</text:p>
          </table:table-cell>
          <table:table-cell office:value-type="string">
            <text:p>2017-03-06 16:05:28.37690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08];12;8)" office:value-type="string" office:string-value="16:05:28">
            <text:p>16:05:28</text:p>
          </table:table-cell>
          <table:table-cell table:formula="of:=IF(ISNUMBER(SEARCH(&quot;throttling&quot;;[.G40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08</text:p>
          </table:table-cell>
          <table:table-cell office:value-type="string">
            <text:p>2017-03-06 16:05:28.38028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409];12;8)" office:value-type="string" office:string-value="16:05:28">
            <text:p>16:05:28</text:p>
          </table:table-cell>
          <table:table-cell table:formula="of:=IF(ISNUMBER(SEARCH(&quot;throttling&quot;;[.G40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409</text:p>
          </table:table-cell>
          <table:table-cell office:value-type="string">
            <text:p>2017-03-06 16:05:28.61837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410];12;8)" office:value-type="string" office:string-value="16:05:28">
            <text:p>16:05:28</text:p>
          </table:table-cell>
          <table:table-cell table:formula="of:=IF(ISNUMBER(SEARCH(&quot;throttling&quot;;[.G41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10</text:p>
          </table:table-cell>
          <table:table-cell office:value-type="string">
            <text:p>2017-03-06 16:05:28.62237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11];12;8)" office:value-type="string" office:string-value="16:05:28">
            <text:p>16:05:28</text:p>
          </table:table-cell>
          <table:table-cell table:formula="of:=IF(ISNUMBER(SEARCH(&quot;throttling&quot;;[.G41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11</text:p>
          </table:table-cell>
          <table:table-cell office:value-type="string">
            <text:p>2017-03-06 16:05:28.62562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412];12;8)" office:value-type="string" office:string-value="16:05:28">
            <text:p>16:05:28</text:p>
          </table:table-cell>
          <table:table-cell table:formula="of:=IF(ISNUMBER(SEARCH(&quot;throttling&quot;;[.G41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412</text:p>
          </table:table-cell>
          <table:table-cell office:value-type="string">
            <text:p>2017-03-06 16:05:28.82742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13];12;8)" office:value-type="string" office:string-value="16:05:28">
            <text:p>16:05:28</text:p>
          </table:table-cell>
          <table:table-cell table:formula="of:=IF(ISNUMBER(SEARCH(&quot;throttling&quot;;[.G41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13</text:p>
          </table:table-cell>
          <table:table-cell office:value-type="string">
            <text:p>2017-03-06 16:05:28.83130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14];12;8)" office:value-type="string" office:string-value="16:05:28">
            <text:p>16:05:28</text:p>
          </table:table-cell>
          <table:table-cell table:formula="of:=IF(ISNUMBER(SEARCH(&quot;throttling&quot;;[.G41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14</text:p>
          </table:table-cell>
          <table:table-cell office:value-type="string">
            <text:p>2017-03-06 16:05:28.83432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415];12;8)" office:value-type="string" office:string-value="16:05:28">
            <text:p>16:05:28</text:p>
          </table:table-cell>
          <table:table-cell table:formula="of:=IF(ISNUMBER(SEARCH(&quot;throttling&quot;;[.G41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415</text:p>
          </table:table-cell>
          <table:table-cell office:value-type="string">
            <text:p>2017-03-06 16:05:29.03643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16];12;8)" office:value-type="string" office:string-value="16:05:29">
            <text:p>16:05:29</text:p>
          </table:table-cell>
          <table:table-cell table:formula="of:=IF(ISNUMBER(SEARCH(&quot;throttling&quot;;[.G41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16</text:p>
          </table:table-cell>
          <table:table-cell office:value-type="string">
            <text:p>2017-03-06 16:05:29.04041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17];12;8)" office:value-type="string" office:string-value="16:05:29">
            <text:p>16:05:29</text:p>
          </table:table-cell>
          <table:table-cell table:formula="of:=IF(ISNUMBER(SEARCH(&quot;throttling&quot;;[.G41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17</text:p>
          </table:table-cell>
          <table:table-cell office:value-type="string">
            <text:p>2017-03-06 16:05:29.04385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418];12;8)" office:value-type="string" office:string-value="16:05:29">
            <text:p>16:05:29</text:p>
          </table:table-cell>
          <table:table-cell table:formula="of:=IF(ISNUMBER(SEARCH(&quot;throttling&quot;;[.G41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418</text:p>
          </table:table-cell>
          <table:table-cell office:value-type="string">
            <text:p>2017-03-06 16:05:29.24556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19];12;8)" office:value-type="string" office:string-value="16:05:29">
            <text:p>16:05:29</text:p>
          </table:table-cell>
          <table:table-cell table:formula="of:=IF(ISNUMBER(SEARCH(&quot;throttling&quot;;[.G41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19</text:p>
          </table:table-cell>
          <table:table-cell office:value-type="string">
            <text:p>2017-03-06 16:05:29.24947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20];12;8)" office:value-type="string" office:string-value="16:05:29">
            <text:p>16:05:29</text:p>
          </table:table-cell>
          <table:table-cell table:formula="of:=IF(ISNUMBER(SEARCH(&quot;throttling&quot;;[.G42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20</text:p>
          </table:table-cell>
          <table:table-cell office:value-type="string">
            <text:p>2017-03-06 16:05:29.25292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421];12;8)" office:value-type="string" office:string-value="16:05:29">
            <text:p>16:05:29</text:p>
          </table:table-cell>
          <table:table-cell table:formula="of:=IF(ISNUMBER(SEARCH(&quot;throttling&quot;;[.G42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421</text:p>
          </table:table-cell>
          <table:table-cell office:value-type="string">
            <text:p>2017-03-06 16:05:29.45501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22];12;8)" office:value-type="string" office:string-value="16:05:29">
            <text:p>16:05:29</text:p>
          </table:table-cell>
          <table:table-cell table:formula="of:=IF(ISNUMBER(SEARCH(&quot;throttling&quot;;[.G42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22</text:p>
          </table:table-cell>
          <table:table-cell office:value-type="string">
            <text:p>2017-03-06 16:05:29.45895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23];12;8)" office:value-type="string" office:string-value="16:05:29">
            <text:p>16:05:29</text:p>
          </table:table-cell>
          <table:table-cell table:formula="of:=IF(ISNUMBER(SEARCH(&quot;throttling&quot;;[.G42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23</text:p>
          </table:table-cell>
          <table:table-cell office:value-type="string">
            <text:p>2017-03-06 16:05:29.46347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424];12;8)" office:value-type="string" office:string-value="16:05:29">
            <text:p>16:05:29</text:p>
          </table:table-cell>
          <table:table-cell table:formula="of:=IF(ISNUMBER(SEARCH(&quot;throttling&quot;;[.G42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424</text:p>
          </table:table-cell>
          <table:table-cell office:value-type="string">
            <text:p>2017-03-06 16:05:29.66562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425];12;8)" office:value-type="string" office:string-value="16:05:29">
            <text:p>16:05:29</text:p>
          </table:table-cell>
          <table:table-cell table:formula="of:=IF(ISNUMBER(SEARCH(&quot;throttling&quot;;[.G42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25</text:p>
          </table:table-cell>
          <table:table-cell office:value-type="string">
            <text:p>2017-03-06 16:05:29.67181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26];12;8)" office:value-type="string" office:string-value="16:05:29">
            <text:p>16:05:29</text:p>
          </table:table-cell>
          <table:table-cell table:formula="of:=IF(ISNUMBER(SEARCH(&quot;throttling&quot;;[.G42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26</text:p>
          </table:table-cell>
          <table:table-cell office:value-type="string">
            <text:p>2017-03-06 16:05:29.67599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427];12;8)" office:value-type="string" office:string-value="16:05:29">
            <text:p>16:05:29</text:p>
          </table:table-cell>
          <table:table-cell table:formula="of:=IF(ISNUMBER(SEARCH(&quot;throttling&quot;;[.G42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427</text:p>
          </table:table-cell>
          <table:table-cell office:value-type="string">
            <text:p>2017-03-06 16:05:29.87968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28];12;8)" office:value-type="string" office:string-value="16:05:29">
            <text:p>16:05:29</text:p>
          </table:table-cell>
          <table:table-cell table:formula="of:=IF(ISNUMBER(SEARCH(&quot;throttling&quot;;[.G42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28</text:p>
          </table:table-cell>
          <table:table-cell office:value-type="string">
            <text:p>2017-03-06 16:05:29.88344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29];12;8)" office:value-type="string" office:string-value="16:05:29">
            <text:p>16:05:29</text:p>
          </table:table-cell>
          <table:table-cell table:formula="of:=IF(ISNUMBER(SEARCH(&quot;throttling&quot;;[.G42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29</text:p>
          </table:table-cell>
          <table:table-cell office:value-type="string">
            <text:p>2017-03-06 16:05:29.88692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430];12;8)" office:value-type="string" office:string-value="16:05:29">
            <text:p>16:05:29</text:p>
          </table:table-cell>
          <table:table-cell table:formula="of:=IF(ISNUMBER(SEARCH(&quot;throttling&quot;;[.G43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430</text:p>
          </table:table-cell>
          <table:table-cell office:value-type="string">
            <text:p>2017-03-06 16:05:30.08835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31];12;8)" office:value-type="string" office:string-value="16:05:30">
            <text:p>16:05:30</text:p>
          </table:table-cell>
          <table:table-cell table:formula="of:=IF(ISNUMBER(SEARCH(&quot;throttling&quot;;[.G43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31</text:p>
          </table:table-cell>
          <table:table-cell office:value-type="string">
            <text:p>2017-03-06 16:05:30.09218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32];12;8)" office:value-type="string" office:string-value="16:05:30">
            <text:p>16:05:30</text:p>
          </table:table-cell>
          <table:table-cell table:formula="of:=IF(ISNUMBER(SEARCH(&quot;throttling&quot;;[.G43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32</text:p>
          </table:table-cell>
          <table:table-cell office:value-type="string">
            <text:p>2017-03-06 16:05:30.09575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433];12;8)" office:value-type="string" office:string-value="16:05:30">
            <text:p>16:05:30</text:p>
          </table:table-cell>
          <table:table-cell table:formula="of:=IF(ISNUMBER(SEARCH(&quot;throttling&quot;;[.G43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433</text:p>
          </table:table-cell>
          <table:table-cell office:value-type="string">
            <text:p>2017-03-06 16:05:30.29772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34];12;8)" office:value-type="string" office:string-value="16:05:30">
            <text:p>16:05:30</text:p>
          </table:table-cell>
          <table:table-cell table:formula="of:=IF(ISNUMBER(SEARCH(&quot;throttling&quot;;[.G43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34</text:p>
          </table:table-cell>
          <table:table-cell office:value-type="string">
            <text:p>2017-03-06 16:05:30.30146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35];12;8)" office:value-type="string" office:string-value="16:05:30">
            <text:p>16:05:30</text:p>
          </table:table-cell>
          <table:table-cell table:formula="of:=IF(ISNUMBER(SEARCH(&quot;throttling&quot;;[.G43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35</text:p>
          </table:table-cell>
          <table:table-cell office:value-type="string">
            <text:p>2017-03-06 16:05:30.30478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436];12;8)" office:value-type="string" office:string-value="16:05:30">
            <text:p>16:05:30</text:p>
          </table:table-cell>
          <table:table-cell table:formula="of:=IF(ISNUMBER(SEARCH(&quot;throttling&quot;;[.G43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436</text:p>
          </table:table-cell>
          <table:table-cell office:value-type="string">
            <text:p>2017-03-06 16:05:30.50680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37];12;8)" office:value-type="string" office:string-value="16:05:30">
            <text:p>16:05:30</text:p>
          </table:table-cell>
          <table:table-cell table:formula="of:=IF(ISNUMBER(SEARCH(&quot;throttling&quot;;[.G43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37</text:p>
          </table:table-cell>
          <table:table-cell office:value-type="string">
            <text:p>2017-03-06 16:05:30.51075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38];12;8)" office:value-type="string" office:string-value="16:05:30">
            <text:p>16:05:30</text:p>
          </table:table-cell>
          <table:table-cell table:formula="of:=IF(ISNUMBER(SEARCH(&quot;throttling&quot;;[.G43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38</text:p>
          </table:table-cell>
          <table:table-cell office:value-type="string">
            <text:p>2017-03-06 16:05:30.51464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439];12;8)" office:value-type="string" office:string-value="16:05:30">
            <text:p>16:05:30</text:p>
          </table:table-cell>
          <table:table-cell table:formula="of:=IF(ISNUMBER(SEARCH(&quot;throttling&quot;;[.G43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439</text:p>
          </table:table-cell>
          <table:table-cell office:value-type="string">
            <text:p>2017-03-06 16:05:30.71646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440];12;8)" office:value-type="string" office:string-value="16:05:30">
            <text:p>16:05:30</text:p>
          </table:table-cell>
          <table:table-cell table:formula="of:=IF(ISNUMBER(SEARCH(&quot;throttling&quot;;[.G44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40</text:p>
          </table:table-cell>
          <table:table-cell office:value-type="string">
            <text:p>2017-03-06 16:05:30.72031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41];12;8)" office:value-type="string" office:string-value="16:05:30">
            <text:p>16:05:30</text:p>
          </table:table-cell>
          <table:table-cell table:formula="of:=IF(ISNUMBER(SEARCH(&quot;throttling&quot;;[.G44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41</text:p>
          </table:table-cell>
          <table:table-cell office:value-type="string">
            <text:p>2017-03-06 16:05:30.72396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442];12;8)" office:value-type="string" office:string-value="16:05:30">
            <text:p>16:05:30</text:p>
          </table:table-cell>
          <table:table-cell table:formula="of:=IF(ISNUMBER(SEARCH(&quot;throttling&quot;;[.G44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442</text:p>
          </table:table-cell>
          <table:table-cell office:value-type="string">
            <text:p>2017-03-06 16:05:30.92557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43];12;8)" office:value-type="string" office:string-value="16:05:30">
            <text:p>16:05:30</text:p>
          </table:table-cell>
          <table:table-cell table:formula="of:=IF(ISNUMBER(SEARCH(&quot;throttling&quot;;[.G44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43</text:p>
          </table:table-cell>
          <table:table-cell office:value-type="string">
            <text:p>2017-03-06 16:05:30.92959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44];12;8)" office:value-type="string" office:string-value="16:05:30">
            <text:p>16:05:30</text:p>
          </table:table-cell>
          <table:table-cell table:formula="of:=IF(ISNUMBER(SEARCH(&quot;throttling&quot;;[.G44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44</text:p>
          </table:table-cell>
          <table:table-cell office:value-type="string">
            <text:p>2017-03-06 16:05:30.93329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445];12;8)" office:value-type="string" office:string-value="16:05:30">
            <text:p>16:05:30</text:p>
          </table:table-cell>
          <table:table-cell table:formula="of:=IF(ISNUMBER(SEARCH(&quot;throttling&quot;;[.G44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445</text:p>
          </table:table-cell>
          <table:table-cell office:value-type="string">
            <text:p>2017-03-06 16:05:31.13470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46];12;8)" office:value-type="string" office:string-value="16:05:31">
            <text:p>16:05:31</text:p>
          </table:table-cell>
          <table:table-cell table:formula="of:=IF(ISNUMBER(SEARCH(&quot;throttling&quot;;[.G44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46</text:p>
          </table:table-cell>
          <table:table-cell office:value-type="string">
            <text:p>2017-03-06 16:05:31.13850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47];12;8)" office:value-type="string" office:string-value="16:05:31">
            <text:p>16:05:31</text:p>
          </table:table-cell>
          <table:table-cell table:formula="of:=IF(ISNUMBER(SEARCH(&quot;throttling&quot;;[.G44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47</text:p>
          </table:table-cell>
          <table:table-cell office:value-type="string">
            <text:p>2017-03-06 16:05:31.14195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448];12;8)" office:value-type="string" office:string-value="16:05:31">
            <text:p>16:05:31</text:p>
          </table:table-cell>
          <table:table-cell table:formula="of:=IF(ISNUMBER(SEARCH(&quot;throttling&quot;;[.G44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448</text:p>
          </table:table-cell>
          <table:table-cell office:value-type="string">
            <text:p>2017-03-06 16:05:31.34411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49];12;8)" office:value-type="string" office:string-value="16:05:31">
            <text:p>16:05:31</text:p>
          </table:table-cell>
          <table:table-cell table:formula="of:=IF(ISNUMBER(SEARCH(&quot;throttling&quot;;[.G44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49</text:p>
          </table:table-cell>
          <table:table-cell office:value-type="string">
            <text:p>2017-03-06 16:05:31.35031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50];12;8)" office:value-type="string" office:string-value="16:05:31">
            <text:p>16:05:31</text:p>
          </table:table-cell>
          <table:table-cell table:formula="of:=IF(ISNUMBER(SEARCH(&quot;throttling&quot;;[.G45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50</text:p>
          </table:table-cell>
          <table:table-cell office:value-type="string">
            <text:p>2017-03-06 16:05:31.35369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451];12;8)" office:value-type="string" office:string-value="16:05:31">
            <text:p>16:05:31</text:p>
          </table:table-cell>
          <table:table-cell table:formula="of:=IF(ISNUMBER(SEARCH(&quot;throttling&quot;;[.G45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451</text:p>
          </table:table-cell>
          <table:table-cell office:value-type="string">
            <text:p>2017-03-06 16:05:31.55476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452];12;8)" office:value-type="string" office:string-value="16:05:31">
            <text:p>16:05:31</text:p>
          </table:table-cell>
          <table:table-cell table:formula="of:=IF(ISNUMBER(SEARCH(&quot;throttling&quot;;[.G45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52</text:p>
          </table:table-cell>
          <table:table-cell office:value-type="string">
            <text:p>2017-03-06 16:05:31.55882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53];12;8)" office:value-type="string" office:string-value="16:05:31">
            <text:p>16:05:31</text:p>
          </table:table-cell>
          <table:table-cell table:formula="of:=IF(ISNUMBER(SEARCH(&quot;throttling&quot;;[.G45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53</text:p>
          </table:table-cell>
          <table:table-cell office:value-type="string">
            <text:p>2017-03-06 16:05:31.56213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454];12;8)" office:value-type="string" office:string-value="16:05:31">
            <text:p>16:05:31</text:p>
          </table:table-cell>
          <table:table-cell table:formula="of:=IF(ISNUMBER(SEARCH(&quot;throttling&quot;;[.G45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454</text:p>
          </table:table-cell>
          <table:table-cell office:value-type="string">
            <text:p>2017-03-06 16:05:31.76402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55];12;8)" office:value-type="string" office:string-value="16:05:31">
            <text:p>16:05:31</text:p>
          </table:table-cell>
          <table:table-cell table:formula="of:=IF(ISNUMBER(SEARCH(&quot;throttling&quot;;[.G45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55</text:p>
          </table:table-cell>
          <table:table-cell office:value-type="string">
            <text:p>2017-03-06 16:05:31.76770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56];12;8)" office:value-type="string" office:string-value="16:05:31">
            <text:p>16:05:31</text:p>
          </table:table-cell>
          <table:table-cell table:formula="of:=IF(ISNUMBER(SEARCH(&quot;throttling&quot;;[.G45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56</text:p>
          </table:table-cell>
          <table:table-cell office:value-type="string">
            <text:p>2017-03-06 16:05:31.77127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457];12;8)" office:value-type="string" office:string-value="16:05:31">
            <text:p>16:05:31</text:p>
          </table:table-cell>
          <table:table-cell table:formula="of:=IF(ISNUMBER(SEARCH(&quot;throttling&quot;;[.G45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457</text:p>
          </table:table-cell>
          <table:table-cell office:value-type="string">
            <text:p>2017-03-06 16:05:31.97259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58];12;8)" office:value-type="string" office:string-value="16:05:31">
            <text:p>16:05:31</text:p>
          </table:table-cell>
          <table:table-cell table:formula="of:=IF(ISNUMBER(SEARCH(&quot;throttling&quot;;[.G45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58</text:p>
          </table:table-cell>
          <table:table-cell office:value-type="string">
            <text:p>2017-03-06 16:05:31.97636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59];12;8)" office:value-type="string" office:string-value="16:05:31">
            <text:p>16:05:31</text:p>
          </table:table-cell>
          <table:table-cell table:formula="of:=IF(ISNUMBER(SEARCH(&quot;throttling&quot;;[.G45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59</text:p>
          </table:table-cell>
          <table:table-cell office:value-type="string">
            <text:p>2017-03-06 16:05:31.98009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460];12;8)" office:value-type="string" office:string-value="16:05:31">
            <text:p>16:05:31</text:p>
          </table:table-cell>
          <table:table-cell table:formula="of:=IF(ISNUMBER(SEARCH(&quot;throttling&quot;;[.G46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460</text:p>
          </table:table-cell>
          <table:table-cell office:value-type="string">
            <text:p>2017-03-06 16:05:32.18156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61];12;8)" office:value-type="string" office:string-value="16:05:32">
            <text:p>16:05:32</text:p>
          </table:table-cell>
          <table:table-cell table:formula="of:=IF(ISNUMBER(SEARCH(&quot;throttling&quot;;[.G46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61</text:p>
          </table:table-cell>
          <table:table-cell office:value-type="string">
            <text:p>2017-03-06 16:05:32.18507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62];12;8)" office:value-type="string" office:string-value="16:05:32">
            <text:p>16:05:32</text:p>
          </table:table-cell>
          <table:table-cell table:formula="of:=IF(ISNUMBER(SEARCH(&quot;throttling&quot;;[.G46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62</text:p>
          </table:table-cell>
          <table:table-cell office:value-type="string">
            <text:p>2017-03-06 16:05:32.18821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463];12;8)" office:value-type="string" office:string-value="16:05:32">
            <text:p>16:05:32</text:p>
          </table:table-cell>
          <table:table-cell table:formula="of:=IF(ISNUMBER(SEARCH(&quot;throttling&quot;;[.G46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463</text:p>
          </table:table-cell>
          <table:table-cell office:value-type="string">
            <text:p>2017-03-06 16:05:32.38999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64];12;8)" office:value-type="string" office:string-value="16:05:32">
            <text:p>16:05:32</text:p>
          </table:table-cell>
          <table:table-cell table:formula="of:=IF(ISNUMBER(SEARCH(&quot;throttling&quot;;[.G46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64</text:p>
          </table:table-cell>
          <table:table-cell office:value-type="string">
            <text:p>2017-03-06 16:05:32.39369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65];12;8)" office:value-type="string" office:string-value="16:05:32">
            <text:p>16:05:32</text:p>
          </table:table-cell>
          <table:table-cell table:formula="of:=IF(ISNUMBER(SEARCH(&quot;throttling&quot;;[.G46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65</text:p>
          </table:table-cell>
          <table:table-cell office:value-type="string">
            <text:p>2017-03-06 16:05:32.39708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466];12;8)" office:value-type="string" office:string-value="16:05:32">
            <text:p>16:05:32</text:p>
          </table:table-cell>
          <table:table-cell table:formula="of:=IF(ISNUMBER(SEARCH(&quot;throttling&quot;;[.G46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466</text:p>
          </table:table-cell>
          <table:table-cell office:value-type="string">
            <text:p>2017-03-06 16:05:32.61959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467];12;8)" office:value-type="string" office:string-value="16:05:32">
            <text:p>16:05:32</text:p>
          </table:table-cell>
          <table:table-cell table:formula="of:=IF(ISNUMBER(SEARCH(&quot;throttling&quot;;[.G46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67</text:p>
          </table:table-cell>
          <table:table-cell office:value-type="string">
            <text:p>2017-03-06 16:05:32.62336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68];12;8)" office:value-type="string" office:string-value="16:05:32">
            <text:p>16:05:32</text:p>
          </table:table-cell>
          <table:table-cell table:formula="of:=IF(ISNUMBER(SEARCH(&quot;throttling&quot;;[.G46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68</text:p>
          </table:table-cell>
          <table:table-cell office:value-type="string">
            <text:p>2017-03-06 16:05:32.62645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469];12;8)" office:value-type="string" office:string-value="16:05:32">
            <text:p>16:05:32</text:p>
          </table:table-cell>
          <table:table-cell table:formula="of:=IF(ISNUMBER(SEARCH(&quot;throttling&quot;;[.G46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469</text:p>
          </table:table-cell>
          <table:table-cell office:value-type="string">
            <text:p>2017-03-06 16:05:32.82782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70];12;8)" office:value-type="string" office:string-value="16:05:32">
            <text:p>16:05:32</text:p>
          </table:table-cell>
          <table:table-cell table:formula="of:=IF(ISNUMBER(SEARCH(&quot;throttling&quot;;[.G47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70</text:p>
          </table:table-cell>
          <table:table-cell office:value-type="string">
            <text:p>2017-03-06 16:05:32.83228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71];12;8)" office:value-type="string" office:string-value="16:05:32">
            <text:p>16:05:32</text:p>
          </table:table-cell>
          <table:table-cell table:formula="of:=IF(ISNUMBER(SEARCH(&quot;throttling&quot;;[.G47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71</text:p>
          </table:table-cell>
          <table:table-cell office:value-type="string">
            <text:p>2017-03-06 16:05:32.83563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472];12;8)" office:value-type="string" office:string-value="16:05:32">
            <text:p>16:05:32</text:p>
          </table:table-cell>
          <table:table-cell table:formula="of:=IF(ISNUMBER(SEARCH(&quot;throttling&quot;;[.G47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472</text:p>
          </table:table-cell>
          <table:table-cell office:value-type="string">
            <text:p>2017-03-06 16:05:33.03731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73];12;8)" office:value-type="string" office:string-value="16:05:33">
            <text:p>16:05:33</text:p>
          </table:table-cell>
          <table:table-cell table:formula="of:=IF(ISNUMBER(SEARCH(&quot;throttling&quot;;[.G47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73</text:p>
          </table:table-cell>
          <table:table-cell office:value-type="string">
            <text:p>2017-03-06 16:05:33.04118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74];12;8)" office:value-type="string" office:string-value="16:05:33">
            <text:p>16:05:33</text:p>
          </table:table-cell>
          <table:table-cell table:formula="of:=IF(ISNUMBER(SEARCH(&quot;throttling&quot;;[.G47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74</text:p>
          </table:table-cell>
          <table:table-cell office:value-type="string">
            <text:p>2017-03-06 16:05:33.04460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475];12;8)" office:value-type="string" office:string-value="16:05:33">
            <text:p>16:05:33</text:p>
          </table:table-cell>
          <table:table-cell table:formula="of:=IF(ISNUMBER(SEARCH(&quot;throttling&quot;;[.G47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475</text:p>
          </table:table-cell>
          <table:table-cell office:value-type="string">
            <text:p>2017-03-06 16:05:33.24553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76];12;8)" office:value-type="string" office:string-value="16:05:33">
            <text:p>16:05:33</text:p>
          </table:table-cell>
          <table:table-cell table:formula="of:=IF(ISNUMBER(SEARCH(&quot;throttling&quot;;[.G47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76</text:p>
          </table:table-cell>
          <table:table-cell office:value-type="string">
            <text:p>2017-03-06 16:05:33.24976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77];12;8)" office:value-type="string" office:string-value="16:05:33">
            <text:p>16:05:33</text:p>
          </table:table-cell>
          <table:table-cell table:formula="of:=IF(ISNUMBER(SEARCH(&quot;throttling&quot;;[.G47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77</text:p>
          </table:table-cell>
          <table:table-cell office:value-type="string">
            <text:p>2017-03-06 16:05:33.25317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478];12;8)" office:value-type="string" office:string-value="16:05:33">
            <text:p>16:05:33</text:p>
          </table:table-cell>
          <table:table-cell table:formula="of:=IF(ISNUMBER(SEARCH(&quot;throttling&quot;;[.G47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478</text:p>
          </table:table-cell>
          <table:table-cell office:value-type="string">
            <text:p>2017-03-06 16:05:33.45457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79];12;8)" office:value-type="string" office:string-value="16:05:33">
            <text:p>16:05:33</text:p>
          </table:table-cell>
          <table:table-cell table:formula="of:=IF(ISNUMBER(SEARCH(&quot;throttling&quot;;[.G47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79</text:p>
          </table:table-cell>
          <table:table-cell office:value-type="string">
            <text:p>2017-03-06 16:05:33.45853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80];12;8)" office:value-type="string" office:string-value="16:05:33">
            <text:p>16:05:33</text:p>
          </table:table-cell>
          <table:table-cell table:formula="of:=IF(ISNUMBER(SEARCH(&quot;throttling&quot;;[.G48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80</text:p>
          </table:table-cell>
          <table:table-cell office:value-type="string">
            <text:p>2017-03-06 16:05:33.46240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481];12;8)" office:value-type="string" office:string-value="16:05:33">
            <text:p>16:05:33</text:p>
          </table:table-cell>
          <table:table-cell table:formula="of:=IF(ISNUMBER(SEARCH(&quot;throttling&quot;;[.G48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481</text:p>
          </table:table-cell>
          <table:table-cell office:value-type="string">
            <text:p>2017-03-06 16:05:33.66400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482];12;8)" office:value-type="string" office:string-value="16:05:33">
            <text:p>16:05:33</text:p>
          </table:table-cell>
          <table:table-cell table:formula="of:=IF(ISNUMBER(SEARCH(&quot;throttling&quot;;[.G48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82</text:p>
          </table:table-cell>
          <table:table-cell office:value-type="string">
            <text:p>2017-03-06 16:05:33.66785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83];12;8)" office:value-type="string" office:string-value="16:05:33">
            <text:p>16:05:33</text:p>
          </table:table-cell>
          <table:table-cell table:formula="of:=IF(ISNUMBER(SEARCH(&quot;throttling&quot;;[.G48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83</text:p>
          </table:table-cell>
          <table:table-cell office:value-type="string">
            <text:p>2017-03-06 16:05:33.67129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484];12;8)" office:value-type="string" office:string-value="16:05:33">
            <text:p>16:05:33</text:p>
          </table:table-cell>
          <table:table-cell table:formula="of:=IF(ISNUMBER(SEARCH(&quot;throttling&quot;;[.G48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484</text:p>
          </table:table-cell>
          <table:table-cell office:value-type="string">
            <text:p>2017-03-06 16:05:33.87296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85];12;8)" office:value-type="string" office:string-value="16:05:33">
            <text:p>16:05:33</text:p>
          </table:table-cell>
          <table:table-cell table:formula="of:=IF(ISNUMBER(SEARCH(&quot;throttling&quot;;[.G48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85</text:p>
          </table:table-cell>
          <table:table-cell office:value-type="string">
            <text:p>2017-03-06 16:05:33.87745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86];12;8)" office:value-type="string" office:string-value="16:05:33">
            <text:p>16:05:33</text:p>
          </table:table-cell>
          <table:table-cell table:formula="of:=IF(ISNUMBER(SEARCH(&quot;throttling&quot;;[.G48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86</text:p>
          </table:table-cell>
          <table:table-cell office:value-type="string">
            <text:p>2017-03-06 16:05:33.88124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487];12;8)" office:value-type="string" office:string-value="16:05:33">
            <text:p>16:05:33</text:p>
          </table:table-cell>
          <table:table-cell table:formula="of:=IF(ISNUMBER(SEARCH(&quot;throttling&quot;;[.G48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487</text:p>
          </table:table-cell>
          <table:table-cell office:value-type="string">
            <text:p>2017-03-06 16:05:34.08280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88];12;8)" office:value-type="string" office:string-value="16:05:34">
            <text:p>16:05:34</text:p>
          </table:table-cell>
          <table:table-cell table:formula="of:=IF(ISNUMBER(SEARCH(&quot;throttling&quot;;[.G48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88</text:p>
          </table:table-cell>
          <table:table-cell office:value-type="string">
            <text:p>2017-03-06 16:05:34.08770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89];12;8)" office:value-type="string" office:string-value="16:05:34">
            <text:p>16:05:34</text:p>
          </table:table-cell>
          <table:table-cell table:formula="of:=IF(ISNUMBER(SEARCH(&quot;throttling&quot;;[.G48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89</text:p>
          </table:table-cell>
          <table:table-cell office:value-type="string">
            <text:p>2017-03-06 16:05:34.09094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490];12;8)" office:value-type="string" office:string-value="16:05:34">
            <text:p>16:05:34</text:p>
          </table:table-cell>
          <table:table-cell table:formula="of:=IF(ISNUMBER(SEARCH(&quot;throttling&quot;;[.G49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490</text:p>
          </table:table-cell>
          <table:table-cell office:value-type="string">
            <text:p>2017-03-06 16:05:34.29195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91];12;8)" office:value-type="string" office:string-value="16:05:34">
            <text:p>16:05:34</text:p>
          </table:table-cell>
          <table:table-cell table:formula="of:=IF(ISNUMBER(SEARCH(&quot;throttling&quot;;[.G49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91</text:p>
          </table:table-cell>
          <table:table-cell office:value-type="string">
            <text:p>2017-03-06 16:05:34.29634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92];12;8)" office:value-type="string" office:string-value="16:05:34">
            <text:p>16:05:34</text:p>
          </table:table-cell>
          <table:table-cell table:formula="of:=IF(ISNUMBER(SEARCH(&quot;throttling&quot;;[.G49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92</text:p>
          </table:table-cell>
          <table:table-cell office:value-type="string">
            <text:p>2017-03-06 16:05:34.29984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493];12;8)" office:value-type="string" office:string-value="16:05:34">
            <text:p>16:05:34</text:p>
          </table:table-cell>
          <table:table-cell table:formula="of:=IF(ISNUMBER(SEARCH(&quot;throttling&quot;;[.G49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493</text:p>
          </table:table-cell>
          <table:table-cell office:value-type="string">
            <text:p>2017-03-06 16:05:34.50178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94];12;8)" office:value-type="string" office:string-value="16:05:34">
            <text:p>16:05:34</text:p>
          </table:table-cell>
          <table:table-cell table:formula="of:=IF(ISNUMBER(SEARCH(&quot;throttling&quot;;[.G49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94</text:p>
          </table:table-cell>
          <table:table-cell office:value-type="string">
            <text:p>2017-03-06 16:05:34.50547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95];12;8)" office:value-type="string" office:string-value="16:05:34">
            <text:p>16:05:34</text:p>
          </table:table-cell>
          <table:table-cell table:formula="of:=IF(ISNUMBER(SEARCH(&quot;throttling&quot;;[.G49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95</text:p>
          </table:table-cell>
          <table:table-cell office:value-type="string">
            <text:p>2017-03-06 16:05:34.50930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496];12;8)" office:value-type="string" office:string-value="16:05:34">
            <text:p>16:05:34</text:p>
          </table:table-cell>
          <table:table-cell table:formula="of:=IF(ISNUMBER(SEARCH(&quot;throttling&quot;;[.G49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496</text:p>
          </table:table-cell>
          <table:table-cell office:value-type="string">
            <text:p>2017-03-06 16:05:34.71004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497];12;8)" office:value-type="string" office:string-value="16:05:34">
            <text:p>16:05:34</text:p>
          </table:table-cell>
          <table:table-cell table:formula="of:=IF(ISNUMBER(SEARCH(&quot;throttling&quot;;[.G49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97</text:p>
          </table:table-cell>
          <table:table-cell office:value-type="string">
            <text:p>2017-03-06 16:05:34.71399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498];12;8)" office:value-type="string" office:string-value="16:05:34">
            <text:p>16:05:34</text:p>
          </table:table-cell>
          <table:table-cell table:formula="of:=IF(ISNUMBER(SEARCH(&quot;throttling&quot;;[.G49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498</text:p>
          </table:table-cell>
          <table:table-cell office:value-type="string">
            <text:p>2017-03-06 16:05:34.71732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499];12;8)" office:value-type="string" office:string-value="16:05:34">
            <text:p>16:05:34</text:p>
          </table:table-cell>
          <table:table-cell table:formula="of:=IF(ISNUMBER(SEARCH(&quot;throttling&quot;;[.G49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499</text:p>
          </table:table-cell>
          <table:table-cell office:value-type="string">
            <text:p>2017-03-06 16:05:34.91995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00];12;8)" office:value-type="string" office:string-value="16:05:34">
            <text:p>16:05:34</text:p>
          </table:table-cell>
          <table:table-cell table:formula="of:=IF(ISNUMBER(SEARCH(&quot;throttling&quot;;[.G50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00</text:p>
          </table:table-cell>
          <table:table-cell office:value-type="string">
            <text:p>2017-03-06 16:05:34.92367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01];12;8)" office:value-type="string" office:string-value="16:05:34">
            <text:p>16:05:34</text:p>
          </table:table-cell>
          <table:table-cell table:formula="of:=IF(ISNUMBER(SEARCH(&quot;throttling&quot;;[.G50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01</text:p>
          </table:table-cell>
          <table:table-cell office:value-type="string">
            <text:p>2017-03-06 16:05:34.93281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502];12;8)" office:value-type="string" office:string-value="16:05:34">
            <text:p>16:05:34</text:p>
          </table:table-cell>
          <table:table-cell table:formula="of:=IF(ISNUMBER(SEARCH(&quot;throttling&quot;;[.G50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502</text:p>
          </table:table-cell>
          <table:table-cell office:value-type="string">
            <text:p>2017-03-06 16:05:35.13006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03];12;8)" office:value-type="string" office:string-value="16:05:35">
            <text:p>16:05:35</text:p>
          </table:table-cell>
          <table:table-cell table:formula="of:=IF(ISNUMBER(SEARCH(&quot;throttling&quot;;[.G50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03</text:p>
          </table:table-cell>
          <table:table-cell office:value-type="string">
            <text:p>2017-03-06 16:05:35.13401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04];12;8)" office:value-type="string" office:string-value="16:05:35">
            <text:p>16:05:35</text:p>
          </table:table-cell>
          <table:table-cell table:formula="of:=IF(ISNUMBER(SEARCH(&quot;throttling&quot;;[.G50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04</text:p>
          </table:table-cell>
          <table:table-cell office:value-type="string">
            <text:p>2017-03-06 16:05:35.13741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505];12;8)" office:value-type="string" office:string-value="16:05:35">
            <text:p>16:05:35</text:p>
          </table:table-cell>
          <table:table-cell table:formula="of:=IF(ISNUMBER(SEARCH(&quot;throttling&quot;;[.G50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505</text:p>
          </table:table-cell>
          <table:table-cell office:value-type="string">
            <text:p>2017-03-06 16:05:35.33865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06];12;8)" office:value-type="string" office:string-value="16:05:35">
            <text:p>16:05:35</text:p>
          </table:table-cell>
          <table:table-cell table:formula="of:=IF(ISNUMBER(SEARCH(&quot;throttling&quot;;[.G50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06</text:p>
          </table:table-cell>
          <table:table-cell office:value-type="string">
            <text:p>2017-03-06 16:05:35.34284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07];12;8)" office:value-type="string" office:string-value="16:05:35">
            <text:p>16:05:35</text:p>
          </table:table-cell>
          <table:table-cell table:formula="of:=IF(ISNUMBER(SEARCH(&quot;throttling&quot;;[.G50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07</text:p>
          </table:table-cell>
          <table:table-cell office:value-type="string">
            <text:p>2017-03-06 16:05:35.34631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508];12;8)" office:value-type="string" office:string-value="16:05:35">
            <text:p>16:05:35</text:p>
          </table:table-cell>
          <table:table-cell table:formula="of:=IF(ISNUMBER(SEARCH(&quot;throttling&quot;;[.G50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508</text:p>
          </table:table-cell>
          <table:table-cell office:value-type="string">
            <text:p>2017-03-06 16:05:35.54775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509];12;8)" office:value-type="string" office:string-value="16:05:35">
            <text:p>16:05:35</text:p>
          </table:table-cell>
          <table:table-cell table:formula="of:=IF(ISNUMBER(SEARCH(&quot;throttling&quot;;[.G50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09</text:p>
          </table:table-cell>
          <table:table-cell office:value-type="string">
            <text:p>2017-03-06 16:05:35.55242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10];12;8)" office:value-type="string" office:string-value="16:05:35">
            <text:p>16:05:35</text:p>
          </table:table-cell>
          <table:table-cell table:formula="of:=IF(ISNUMBER(SEARCH(&quot;throttling&quot;;[.G51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10</text:p>
          </table:table-cell>
          <table:table-cell office:value-type="string">
            <text:p>2017-03-06 16:05:35.55566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511];12;8)" office:value-type="string" office:string-value="16:05:35">
            <text:p>16:05:35</text:p>
          </table:table-cell>
          <table:table-cell table:formula="of:=IF(ISNUMBER(SEARCH(&quot;throttling&quot;;[.G51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511</text:p>
          </table:table-cell>
          <table:table-cell office:value-type="string">
            <text:p>2017-03-06 16:05:35.75673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12];12;8)" office:value-type="string" office:string-value="16:05:35">
            <text:p>16:05:35</text:p>
          </table:table-cell>
          <table:table-cell table:formula="of:=IF(ISNUMBER(SEARCH(&quot;throttling&quot;;[.G51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12</text:p>
          </table:table-cell>
          <table:table-cell office:value-type="string">
            <text:p>2017-03-06 16:05:35.76062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13];12;8)" office:value-type="string" office:string-value="16:05:35">
            <text:p>16:05:35</text:p>
          </table:table-cell>
          <table:table-cell table:formula="of:=IF(ISNUMBER(SEARCH(&quot;throttling&quot;;[.G51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13</text:p>
          </table:table-cell>
          <table:table-cell office:value-type="string">
            <text:p>2017-03-06 16:05:35.76368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514];12;8)" office:value-type="string" office:string-value="16:05:35">
            <text:p>16:05:35</text:p>
          </table:table-cell>
          <table:table-cell table:formula="of:=IF(ISNUMBER(SEARCH(&quot;throttling&quot;;[.G51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514</text:p>
          </table:table-cell>
          <table:table-cell office:value-type="string">
            <text:p>2017-03-06 16:05:35.96580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15];12;8)" office:value-type="string" office:string-value="16:05:35">
            <text:p>16:05:35</text:p>
          </table:table-cell>
          <table:table-cell table:formula="of:=IF(ISNUMBER(SEARCH(&quot;throttling&quot;;[.G51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15</text:p>
          </table:table-cell>
          <table:table-cell office:value-type="string">
            <text:p>2017-03-06 16:05:35.96941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16];12;8)" office:value-type="string" office:string-value="16:05:35">
            <text:p>16:05:35</text:p>
          </table:table-cell>
          <table:table-cell table:formula="of:=IF(ISNUMBER(SEARCH(&quot;throttling&quot;;[.G51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16</text:p>
          </table:table-cell>
          <table:table-cell office:value-type="string">
            <text:p>2017-03-06 16:05:35.97268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517];12;8)" office:value-type="string" office:string-value="16:05:35">
            <text:p>16:05:35</text:p>
          </table:table-cell>
          <table:table-cell table:formula="of:=IF(ISNUMBER(SEARCH(&quot;throttling&quot;;[.G51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517</text:p>
          </table:table-cell>
          <table:table-cell office:value-type="string">
            <text:p>2017-03-06 16:05:36.17499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18];12;8)" office:value-type="string" office:string-value="16:05:36">
            <text:p>16:05:36</text:p>
          </table:table-cell>
          <table:table-cell table:formula="of:=IF(ISNUMBER(SEARCH(&quot;throttling&quot;;[.G51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18</text:p>
          </table:table-cell>
          <table:table-cell office:value-type="string">
            <text:p>2017-03-06 16:05:36.17869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19];12;8)" office:value-type="string" office:string-value="16:05:36">
            <text:p>16:05:36</text:p>
          </table:table-cell>
          <table:table-cell table:formula="of:=IF(ISNUMBER(SEARCH(&quot;throttling&quot;;[.G51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19</text:p>
          </table:table-cell>
          <table:table-cell office:value-type="string">
            <text:p>2017-03-06 16:05:36.18194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520];12;8)" office:value-type="string" office:string-value="16:05:36">
            <text:p>16:05:36</text:p>
          </table:table-cell>
          <table:table-cell table:formula="of:=IF(ISNUMBER(SEARCH(&quot;throttling&quot;;[.G52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520</text:p>
          </table:table-cell>
          <table:table-cell office:value-type="string">
            <text:p>2017-03-06 16:05:36.38383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21];12;8)" office:value-type="string" office:string-value="16:05:36">
            <text:p>16:05:36</text:p>
          </table:table-cell>
          <table:table-cell table:formula="of:=IF(ISNUMBER(SEARCH(&quot;throttling&quot;;[.G52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21</text:p>
          </table:table-cell>
          <table:table-cell office:value-type="string">
            <text:p>2017-03-06 16:05:36.38975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22];12;8)" office:value-type="string" office:string-value="16:05:36">
            <text:p>16:05:36</text:p>
          </table:table-cell>
          <table:table-cell table:formula="of:=IF(ISNUMBER(SEARCH(&quot;throttling&quot;;[.G52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22</text:p>
          </table:table-cell>
          <table:table-cell office:value-type="string">
            <text:p>2017-03-06 16:05:36.39331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523];12;8)" office:value-type="string" office:string-value="16:05:36">
            <text:p>16:05:36</text:p>
          </table:table-cell>
          <table:table-cell table:formula="of:=IF(ISNUMBER(SEARCH(&quot;throttling&quot;;[.G52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523</text:p>
          </table:table-cell>
          <table:table-cell office:value-type="string">
            <text:p>2017-03-06 16:05:36.61918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524];12;8)" office:value-type="string" office:string-value="16:05:36">
            <text:p>16:05:36</text:p>
          </table:table-cell>
          <table:table-cell table:formula="of:=IF(ISNUMBER(SEARCH(&quot;throttling&quot;;[.G52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24</text:p>
          </table:table-cell>
          <table:table-cell office:value-type="string">
            <text:p>2017-03-06 16:05:36.62327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25];12;8)" office:value-type="string" office:string-value="16:05:36">
            <text:p>16:05:36</text:p>
          </table:table-cell>
          <table:table-cell table:formula="of:=IF(ISNUMBER(SEARCH(&quot;throttling&quot;;[.G52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25</text:p>
          </table:table-cell>
          <table:table-cell office:value-type="string">
            <text:p>2017-03-06 16:05:36.62734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526];12;8)" office:value-type="string" office:string-value="16:05:36">
            <text:p>16:05:36</text:p>
          </table:table-cell>
          <table:table-cell table:formula="of:=IF(ISNUMBER(SEARCH(&quot;throttling&quot;;[.G52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526</text:p>
          </table:table-cell>
          <table:table-cell office:value-type="string">
            <text:p>2017-03-06 16:05:36.82888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27];12;8)" office:value-type="string" office:string-value="16:05:36">
            <text:p>16:05:36</text:p>
          </table:table-cell>
          <table:table-cell table:formula="of:=IF(ISNUMBER(SEARCH(&quot;throttling&quot;;[.G52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27</text:p>
          </table:table-cell>
          <table:table-cell office:value-type="string">
            <text:p>2017-03-06 16:05:36.83269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28];12;8)" office:value-type="string" office:string-value="16:05:36">
            <text:p>16:05:36</text:p>
          </table:table-cell>
          <table:table-cell table:formula="of:=IF(ISNUMBER(SEARCH(&quot;throttling&quot;;[.G52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28</text:p>
          </table:table-cell>
          <table:table-cell office:value-type="string">
            <text:p>2017-03-06 16:05:36.83569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529];12;8)" office:value-type="string" office:string-value="16:05:36">
            <text:p>16:05:36</text:p>
          </table:table-cell>
          <table:table-cell table:formula="of:=IF(ISNUMBER(SEARCH(&quot;throttling&quot;;[.G52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529</text:p>
          </table:table-cell>
          <table:table-cell office:value-type="string">
            <text:p>2017-03-06 16:05:37.03785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30];12;8)" office:value-type="string" office:string-value="16:05:37">
            <text:p>16:05:37</text:p>
          </table:table-cell>
          <table:table-cell table:formula="of:=IF(ISNUMBER(SEARCH(&quot;throttling&quot;;[.G53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30</text:p>
          </table:table-cell>
          <table:table-cell office:value-type="string">
            <text:p>2017-03-06 16:05:37.04167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31];12;8)" office:value-type="string" office:string-value="16:05:37">
            <text:p>16:05:37</text:p>
          </table:table-cell>
          <table:table-cell table:formula="of:=IF(ISNUMBER(SEARCH(&quot;throttling&quot;;[.G53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31</text:p>
          </table:table-cell>
          <table:table-cell office:value-type="string">
            <text:p>2017-03-06 16:05:37.04515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532];12;8)" office:value-type="string" office:string-value="16:05:37">
            <text:p>16:05:37</text:p>
          </table:table-cell>
          <table:table-cell table:formula="of:=IF(ISNUMBER(SEARCH(&quot;throttling&quot;;[.G53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532</text:p>
          </table:table-cell>
          <table:table-cell office:value-type="string">
            <text:p>2017-03-06 16:05:37.24747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33];12;8)" office:value-type="string" office:string-value="16:05:37">
            <text:p>16:05:37</text:p>
          </table:table-cell>
          <table:table-cell table:formula="of:=IF(ISNUMBER(SEARCH(&quot;throttling&quot;;[.G53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33</text:p>
          </table:table-cell>
          <table:table-cell office:value-type="string">
            <text:p>2017-03-06 16:05:37.25106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34];12;8)" office:value-type="string" office:string-value="16:05:37">
            <text:p>16:05:37</text:p>
          </table:table-cell>
          <table:table-cell table:formula="of:=IF(ISNUMBER(SEARCH(&quot;throttling&quot;;[.G53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34</text:p>
          </table:table-cell>
          <table:table-cell office:value-type="string">
            <text:p>2017-03-06 16:05:37.25471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535];12;8)" office:value-type="string" office:string-value="16:05:37">
            <text:p>16:05:37</text:p>
          </table:table-cell>
          <table:table-cell table:formula="of:=IF(ISNUMBER(SEARCH(&quot;throttling&quot;;[.G53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535</text:p>
          </table:table-cell>
          <table:table-cell office:value-type="string">
            <text:p>2017-03-06 16:05:37.45632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36];12;8)" office:value-type="string" office:string-value="16:05:37">
            <text:p>16:05:37</text:p>
          </table:table-cell>
          <table:table-cell table:formula="of:=IF(ISNUMBER(SEARCH(&quot;throttling&quot;;[.G53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36</text:p>
          </table:table-cell>
          <table:table-cell office:value-type="string">
            <text:p>2017-03-06 16:05:37.46066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37];12;8)" office:value-type="string" office:string-value="16:05:37">
            <text:p>16:05:37</text:p>
          </table:table-cell>
          <table:table-cell table:formula="of:=IF(ISNUMBER(SEARCH(&quot;throttling&quot;;[.G53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37</text:p>
          </table:table-cell>
          <table:table-cell office:value-type="string">
            <text:p>2017-03-06 16:05:37.46397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538];12;8)" office:value-type="string" office:string-value="16:05:37">
            <text:p>16:05:37</text:p>
          </table:table-cell>
          <table:table-cell table:formula="of:=IF(ISNUMBER(SEARCH(&quot;throttling&quot;;[.G53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538</text:p>
          </table:table-cell>
          <table:table-cell office:value-type="string">
            <text:p>2017-03-06 16:05:37.66502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539];12;8)" office:value-type="string" office:string-value="16:05:37">
            <text:p>16:05:37</text:p>
          </table:table-cell>
          <table:table-cell table:formula="of:=IF(ISNUMBER(SEARCH(&quot;throttling&quot;;[.G53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39</text:p>
          </table:table-cell>
          <table:table-cell office:value-type="string">
            <text:p>2017-03-06 16:05:37.66896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40];12;8)" office:value-type="string" office:string-value="16:05:37">
            <text:p>16:05:37</text:p>
          </table:table-cell>
          <table:table-cell table:formula="of:=IF(ISNUMBER(SEARCH(&quot;throttling&quot;;[.G54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40</text:p>
          </table:table-cell>
          <table:table-cell office:value-type="string">
            <text:p>2017-03-06 16:05:37.67230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541];12;8)" office:value-type="string" office:string-value="16:05:37">
            <text:p>16:05:37</text:p>
          </table:table-cell>
          <table:table-cell table:formula="of:=IF(ISNUMBER(SEARCH(&quot;throttling&quot;;[.G54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541</text:p>
          </table:table-cell>
          <table:table-cell office:value-type="string">
            <text:p>2017-03-06 16:05:37.87418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42];12;8)" office:value-type="string" office:string-value="16:05:37">
            <text:p>16:05:37</text:p>
          </table:table-cell>
          <table:table-cell table:formula="of:=IF(ISNUMBER(SEARCH(&quot;throttling&quot;;[.G54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42</text:p>
          </table:table-cell>
          <table:table-cell office:value-type="string">
            <text:p>2017-03-06 16:05:37.87844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43];12;8)" office:value-type="string" office:string-value="16:05:37">
            <text:p>16:05:37</text:p>
          </table:table-cell>
          <table:table-cell table:formula="of:=IF(ISNUMBER(SEARCH(&quot;throttling&quot;;[.G54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43</text:p>
          </table:table-cell>
          <table:table-cell office:value-type="string">
            <text:p>2017-03-06 16:05:37.88203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544];12;8)" office:value-type="string" office:string-value="16:05:37">
            <text:p>16:05:37</text:p>
          </table:table-cell>
          <table:table-cell table:formula="of:=IF(ISNUMBER(SEARCH(&quot;throttling&quot;;[.G54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544</text:p>
          </table:table-cell>
          <table:table-cell office:value-type="string">
            <text:p>2017-03-06 16:05:38.08298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45];12;8)" office:value-type="string" office:string-value="16:05:38">
            <text:p>16:05:38</text:p>
          </table:table-cell>
          <table:table-cell table:formula="of:=IF(ISNUMBER(SEARCH(&quot;throttling&quot;;[.G54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45</text:p>
          </table:table-cell>
          <table:table-cell office:value-type="string">
            <text:p>2017-03-06 16:05:38.08684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46];12;8)" office:value-type="string" office:string-value="16:05:38">
            <text:p>16:05:38</text:p>
          </table:table-cell>
          <table:table-cell table:formula="of:=IF(ISNUMBER(SEARCH(&quot;throttling&quot;;[.G54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46</text:p>
          </table:table-cell>
          <table:table-cell office:value-type="string">
            <text:p>2017-03-06 16:05:38.09027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547];12;8)" office:value-type="string" office:string-value="16:05:38">
            <text:p>16:05:38</text:p>
          </table:table-cell>
          <table:table-cell table:formula="of:=IF(ISNUMBER(SEARCH(&quot;throttling&quot;;[.G54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547</text:p>
          </table:table-cell>
          <table:table-cell office:value-type="string">
            <text:p>2017-03-06 16:05:38.29202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48];12;8)" office:value-type="string" office:string-value="16:05:38">
            <text:p>16:05:38</text:p>
          </table:table-cell>
          <table:table-cell table:formula="of:=IF(ISNUMBER(SEARCH(&quot;throttling&quot;;[.G54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48</text:p>
          </table:table-cell>
          <table:table-cell office:value-type="string">
            <text:p>2017-03-06 16:05:38.29632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49];12;8)" office:value-type="string" office:string-value="16:05:38">
            <text:p>16:05:38</text:p>
          </table:table-cell>
          <table:table-cell table:formula="of:=IF(ISNUMBER(SEARCH(&quot;throttling&quot;;[.G54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49</text:p>
          </table:table-cell>
          <table:table-cell office:value-type="string">
            <text:p>2017-03-06 16:05:38.30046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550];12;8)" office:value-type="string" office:string-value="16:05:38">
            <text:p>16:05:38</text:p>
          </table:table-cell>
          <table:table-cell table:formula="of:=IF(ISNUMBER(SEARCH(&quot;throttling&quot;;[.G55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550</text:p>
          </table:table-cell>
          <table:table-cell office:value-type="string">
            <text:p>2017-03-06 16:05:38.50206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51];12;8)" office:value-type="string" office:string-value="16:05:38">
            <text:p>16:05:38</text:p>
          </table:table-cell>
          <table:table-cell table:formula="of:=IF(ISNUMBER(SEARCH(&quot;throttling&quot;;[.G55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51</text:p>
          </table:table-cell>
          <table:table-cell office:value-type="string">
            <text:p>2017-03-06 16:05:38.50670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52];12;8)" office:value-type="string" office:string-value="16:05:38">
            <text:p>16:05:38</text:p>
          </table:table-cell>
          <table:table-cell table:formula="of:=IF(ISNUMBER(SEARCH(&quot;throttling&quot;;[.G55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52</text:p>
          </table:table-cell>
          <table:table-cell office:value-type="string">
            <text:p>2017-03-06 16:05:38.51010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553];12;8)" office:value-type="string" office:string-value="16:05:38">
            <text:p>16:05:38</text:p>
          </table:table-cell>
          <table:table-cell table:formula="of:=IF(ISNUMBER(SEARCH(&quot;throttling&quot;;[.G55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553</text:p>
          </table:table-cell>
          <table:table-cell office:value-type="string">
            <text:p>2017-03-06 16:05:38.71133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554];12;8)" office:value-type="string" office:string-value="16:05:38">
            <text:p>16:05:38</text:p>
          </table:table-cell>
          <table:table-cell table:formula="of:=IF(ISNUMBER(SEARCH(&quot;throttling&quot;;[.G55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54</text:p>
          </table:table-cell>
          <table:table-cell office:value-type="string">
            <text:p>2017-03-06 16:05:38.71555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55];12;8)" office:value-type="string" office:string-value="16:05:38">
            <text:p>16:05:38</text:p>
          </table:table-cell>
          <table:table-cell table:formula="of:=IF(ISNUMBER(SEARCH(&quot;throttling&quot;;[.G55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55</text:p>
          </table:table-cell>
          <table:table-cell office:value-type="string">
            <text:p>2017-03-06 16:05:38.71926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556];12;8)" office:value-type="string" office:string-value="16:05:38">
            <text:p>16:05:38</text:p>
          </table:table-cell>
          <table:table-cell table:formula="of:=IF(ISNUMBER(SEARCH(&quot;throttling&quot;;[.G55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556</text:p>
          </table:table-cell>
          <table:table-cell office:value-type="string">
            <text:p>2017-03-06 16:05:38.92036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57];12;8)" office:value-type="string" office:string-value="16:05:38">
            <text:p>16:05:38</text:p>
          </table:table-cell>
          <table:table-cell table:formula="of:=IF(ISNUMBER(SEARCH(&quot;throttling&quot;;[.G55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57</text:p>
          </table:table-cell>
          <table:table-cell office:value-type="string">
            <text:p>2017-03-06 16:05:38.92427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58];12;8)" office:value-type="string" office:string-value="16:05:38">
            <text:p>16:05:38</text:p>
          </table:table-cell>
          <table:table-cell table:formula="of:=IF(ISNUMBER(SEARCH(&quot;throttling&quot;;[.G55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58</text:p>
          </table:table-cell>
          <table:table-cell office:value-type="string">
            <text:p>2017-03-06 16:05:38.92766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559];12;8)" office:value-type="string" office:string-value="16:05:38">
            <text:p>16:05:38</text:p>
          </table:table-cell>
          <table:table-cell table:formula="of:=IF(ISNUMBER(SEARCH(&quot;throttling&quot;;[.G55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559</text:p>
          </table:table-cell>
          <table:table-cell office:value-type="string">
            <text:p>2017-03-06 16:05:39.12843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60];12;8)" office:value-type="string" office:string-value="16:05:39">
            <text:p>16:05:39</text:p>
          </table:table-cell>
          <table:table-cell table:formula="of:=IF(ISNUMBER(SEARCH(&quot;throttling&quot;;[.G56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60</text:p>
          </table:table-cell>
          <table:table-cell office:value-type="string">
            <text:p>2017-03-06 16:05:39.13234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61];12;8)" office:value-type="string" office:string-value="16:05:39">
            <text:p>16:05:39</text:p>
          </table:table-cell>
          <table:table-cell table:formula="of:=IF(ISNUMBER(SEARCH(&quot;throttling&quot;;[.G56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61</text:p>
          </table:table-cell>
          <table:table-cell office:value-type="string">
            <text:p>2017-03-06 16:05:39.13584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562];12;8)" office:value-type="string" office:string-value="16:05:39">
            <text:p>16:05:39</text:p>
          </table:table-cell>
          <table:table-cell table:formula="of:=IF(ISNUMBER(SEARCH(&quot;throttling&quot;;[.G56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562</text:p>
          </table:table-cell>
          <table:table-cell office:value-type="string">
            <text:p>2017-03-06 16:05:39.33770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63];12;8)" office:value-type="string" office:string-value="16:05:39">
            <text:p>16:05:39</text:p>
          </table:table-cell>
          <table:table-cell table:formula="of:=IF(ISNUMBER(SEARCH(&quot;throttling&quot;;[.G56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63</text:p>
          </table:table-cell>
          <table:table-cell office:value-type="string">
            <text:p>2017-03-06 16:05:39.34143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64];12;8)" office:value-type="string" office:string-value="16:05:39">
            <text:p>16:05:39</text:p>
          </table:table-cell>
          <table:table-cell table:formula="of:=IF(ISNUMBER(SEARCH(&quot;throttling&quot;;[.G56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64</text:p>
          </table:table-cell>
          <table:table-cell office:value-type="string">
            <text:p>2017-03-06 16:05:39.34486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565];12;8)" office:value-type="string" office:string-value="16:05:39">
            <text:p>16:05:39</text:p>
          </table:table-cell>
          <table:table-cell table:formula="of:=IF(ISNUMBER(SEARCH(&quot;throttling&quot;;[.G56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565</text:p>
          </table:table-cell>
          <table:table-cell office:value-type="string">
            <text:p>2017-03-06 16:05:39.54580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566];12;8)" office:value-type="string" office:string-value="16:05:39">
            <text:p>16:05:39</text:p>
          </table:table-cell>
          <table:table-cell table:formula="of:=IF(ISNUMBER(SEARCH(&quot;throttling&quot;;[.G56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66</text:p>
          </table:table-cell>
          <table:table-cell office:value-type="string">
            <text:p>2017-03-06 16:05:39.54947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67];12;8)" office:value-type="string" office:string-value="16:05:39">
            <text:p>16:05:39</text:p>
          </table:table-cell>
          <table:table-cell table:formula="of:=IF(ISNUMBER(SEARCH(&quot;throttling&quot;;[.G56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67</text:p>
          </table:table-cell>
          <table:table-cell office:value-type="string">
            <text:p>2017-03-06 16:05:39.55488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568];12;8)" office:value-type="string" office:string-value="16:05:39">
            <text:p>16:05:39</text:p>
          </table:table-cell>
          <table:table-cell table:formula="of:=IF(ISNUMBER(SEARCH(&quot;throttling&quot;;[.G56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568</text:p>
          </table:table-cell>
          <table:table-cell office:value-type="string">
            <text:p>2017-03-06 16:05:39.75636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69];12;8)" office:value-type="string" office:string-value="16:05:39">
            <text:p>16:05:39</text:p>
          </table:table-cell>
          <table:table-cell table:formula="of:=IF(ISNUMBER(SEARCH(&quot;throttling&quot;;[.G56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69</text:p>
          </table:table-cell>
          <table:table-cell office:value-type="string">
            <text:p>2017-03-06 16:05:39.76045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70];12;8)" office:value-type="string" office:string-value="16:05:39">
            <text:p>16:05:39</text:p>
          </table:table-cell>
          <table:table-cell table:formula="of:=IF(ISNUMBER(SEARCH(&quot;throttling&quot;;[.G57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70</text:p>
          </table:table-cell>
          <table:table-cell office:value-type="string">
            <text:p>2017-03-06 16:05:39.76423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571];12;8)" office:value-type="string" office:string-value="16:05:39">
            <text:p>16:05:39</text:p>
          </table:table-cell>
          <table:table-cell table:formula="of:=IF(ISNUMBER(SEARCH(&quot;throttling&quot;;[.G57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571</text:p>
          </table:table-cell>
          <table:table-cell office:value-type="string">
            <text:p>2017-03-06 16:05:39.96692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72];12;8)" office:value-type="string" office:string-value="16:05:39">
            <text:p>16:05:39</text:p>
          </table:table-cell>
          <table:table-cell table:formula="of:=IF(ISNUMBER(SEARCH(&quot;throttling&quot;;[.G57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72</text:p>
          </table:table-cell>
          <table:table-cell office:value-type="string">
            <text:p>2017-03-06 16:05:39.97055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73];12;8)" office:value-type="string" office:string-value="16:05:39">
            <text:p>16:05:39</text:p>
          </table:table-cell>
          <table:table-cell table:formula="of:=IF(ISNUMBER(SEARCH(&quot;throttling&quot;;[.G57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73</text:p>
          </table:table-cell>
          <table:table-cell office:value-type="string">
            <text:p>2017-03-06 16:05:39.97390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574];12;8)" office:value-type="string" office:string-value="16:05:39">
            <text:p>16:05:39</text:p>
          </table:table-cell>
          <table:table-cell table:formula="of:=IF(ISNUMBER(SEARCH(&quot;throttling&quot;;[.G57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574</text:p>
          </table:table-cell>
          <table:table-cell office:value-type="string">
            <text:p>2017-03-06 16:05:40.17634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75];12;8)" office:value-type="string" office:string-value="16:05:40">
            <text:p>16:05:40</text:p>
          </table:table-cell>
          <table:table-cell table:formula="of:=IF(ISNUMBER(SEARCH(&quot;throttling&quot;;[.G57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75</text:p>
          </table:table-cell>
          <table:table-cell office:value-type="string">
            <text:p>2017-03-06 16:05:40.18084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76];12;8)" office:value-type="string" office:string-value="16:05:40">
            <text:p>16:05:40</text:p>
          </table:table-cell>
          <table:table-cell table:formula="of:=IF(ISNUMBER(SEARCH(&quot;throttling&quot;;[.G57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76</text:p>
          </table:table-cell>
          <table:table-cell office:value-type="string">
            <text:p>2017-03-06 16:05:40.18484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577];12;8)" office:value-type="string" office:string-value="16:05:40">
            <text:p>16:05:40</text:p>
          </table:table-cell>
          <table:table-cell table:formula="of:=IF(ISNUMBER(SEARCH(&quot;throttling&quot;;[.G57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577</text:p>
          </table:table-cell>
          <table:table-cell office:value-type="string">
            <text:p>2017-03-06 16:05:40.38621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78];12;8)" office:value-type="string" office:string-value="16:05:40">
            <text:p>16:05:40</text:p>
          </table:table-cell>
          <table:table-cell table:formula="of:=IF(ISNUMBER(SEARCH(&quot;throttling&quot;;[.G57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78</text:p>
          </table:table-cell>
          <table:table-cell office:value-type="string">
            <text:p>2017-03-06 16:05:40.38993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79];12;8)" office:value-type="string" office:string-value="16:05:40">
            <text:p>16:05:40</text:p>
          </table:table-cell>
          <table:table-cell table:formula="of:=IF(ISNUMBER(SEARCH(&quot;throttling&quot;;[.G57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79</text:p>
          </table:table-cell>
          <table:table-cell office:value-type="string">
            <text:p>2017-03-06 16:05:40.39414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580];12;8)" office:value-type="string" office:string-value="16:05:40">
            <text:p>16:05:40</text:p>
          </table:table-cell>
          <table:table-cell table:formula="of:=IF(ISNUMBER(SEARCH(&quot;throttling&quot;;[.G58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580</text:p>
          </table:table-cell>
          <table:table-cell office:value-type="string">
            <text:p>2017-03-06 16:05:40.61869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581];12;8)" office:value-type="string" office:string-value="16:05:40">
            <text:p>16:05:40</text:p>
          </table:table-cell>
          <table:table-cell table:formula="of:=IF(ISNUMBER(SEARCH(&quot;throttling&quot;;[.G58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81</text:p>
          </table:table-cell>
          <table:table-cell office:value-type="string">
            <text:p>2017-03-06 16:05:40.62236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82];12;8)" office:value-type="string" office:string-value="16:05:40">
            <text:p>16:05:40</text:p>
          </table:table-cell>
          <table:table-cell table:formula="of:=IF(ISNUMBER(SEARCH(&quot;throttling&quot;;[.G58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82</text:p>
          </table:table-cell>
          <table:table-cell office:value-type="string">
            <text:p>2017-03-06 16:05:40.62540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583];12;8)" office:value-type="string" office:string-value="16:05:40">
            <text:p>16:05:40</text:p>
          </table:table-cell>
          <table:table-cell table:formula="of:=IF(ISNUMBER(SEARCH(&quot;throttling&quot;;[.G58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583</text:p>
          </table:table-cell>
          <table:table-cell office:value-type="string">
            <text:p>2017-03-06 16:05:40.82772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84];12;8)" office:value-type="string" office:string-value="16:05:40">
            <text:p>16:05:40</text:p>
          </table:table-cell>
          <table:table-cell table:formula="of:=IF(ISNUMBER(SEARCH(&quot;throttling&quot;;[.G58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84</text:p>
          </table:table-cell>
          <table:table-cell office:value-type="string">
            <text:p>2017-03-06 16:05:40.83107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85];12;8)" office:value-type="string" office:string-value="16:05:40">
            <text:p>16:05:40</text:p>
          </table:table-cell>
          <table:table-cell table:formula="of:=IF(ISNUMBER(SEARCH(&quot;throttling&quot;;[.G58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85</text:p>
          </table:table-cell>
          <table:table-cell office:value-type="string">
            <text:p>2017-03-06 16:05:40.83466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586];12;8)" office:value-type="string" office:string-value="16:05:40">
            <text:p>16:05:40</text:p>
          </table:table-cell>
          <table:table-cell table:formula="of:=IF(ISNUMBER(SEARCH(&quot;throttling&quot;;[.G58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586</text:p>
          </table:table-cell>
          <table:table-cell office:value-type="string">
            <text:p>2017-03-06 16:05:41.03593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87];12;8)" office:value-type="string" office:string-value="16:05:41">
            <text:p>16:05:41</text:p>
          </table:table-cell>
          <table:table-cell table:formula="of:=IF(ISNUMBER(SEARCH(&quot;throttling&quot;;[.G58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87</text:p>
          </table:table-cell>
          <table:table-cell office:value-type="string">
            <text:p>2017-03-06 16:05:41.03975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88];12;8)" office:value-type="string" office:string-value="16:05:41">
            <text:p>16:05:41</text:p>
          </table:table-cell>
          <table:table-cell table:formula="of:=IF(ISNUMBER(SEARCH(&quot;throttling&quot;;[.G58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88</text:p>
          </table:table-cell>
          <table:table-cell office:value-type="string">
            <text:p>2017-03-06 16:05:41.04290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589];12;8)" office:value-type="string" office:string-value="16:05:41">
            <text:p>16:05:41</text:p>
          </table:table-cell>
          <table:table-cell table:formula="of:=IF(ISNUMBER(SEARCH(&quot;throttling&quot;;[.G58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589</text:p>
          </table:table-cell>
          <table:table-cell office:value-type="string">
            <text:p>2017-03-06 16:05:41.24433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90];12;8)" office:value-type="string" office:string-value="16:05:41">
            <text:p>16:05:41</text:p>
          </table:table-cell>
          <table:table-cell table:formula="of:=IF(ISNUMBER(SEARCH(&quot;throttling&quot;;[.G59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90</text:p>
          </table:table-cell>
          <table:table-cell office:value-type="string">
            <text:p>2017-03-06 16:05:41.24850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91];12;8)" office:value-type="string" office:string-value="16:05:41">
            <text:p>16:05:41</text:p>
          </table:table-cell>
          <table:table-cell table:formula="of:=IF(ISNUMBER(SEARCH(&quot;throttling&quot;;[.G59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91</text:p>
          </table:table-cell>
          <table:table-cell office:value-type="string">
            <text:p>2017-03-06 16:05:41.25324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592];12;8)" office:value-type="string" office:string-value="16:05:41">
            <text:p>16:05:41</text:p>
          </table:table-cell>
          <table:table-cell table:formula="of:=IF(ISNUMBER(SEARCH(&quot;throttling&quot;;[.G59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592</text:p>
          </table:table-cell>
          <table:table-cell office:value-type="string">
            <text:p>2017-03-06 16:05:41.45512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93];12;8)" office:value-type="string" office:string-value="16:05:41">
            <text:p>16:05:41</text:p>
          </table:table-cell>
          <table:table-cell table:formula="of:=IF(ISNUMBER(SEARCH(&quot;throttling&quot;;[.G59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93</text:p>
          </table:table-cell>
          <table:table-cell office:value-type="string">
            <text:p>2017-03-06 16:05:41.45993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94];12;8)" office:value-type="string" office:string-value="16:05:41">
            <text:p>16:05:41</text:p>
          </table:table-cell>
          <table:table-cell table:formula="of:=IF(ISNUMBER(SEARCH(&quot;throttling&quot;;[.G59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94</text:p>
          </table:table-cell>
          <table:table-cell office:value-type="string">
            <text:p>2017-03-06 16:05:41.46438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595];12;8)" office:value-type="string" office:string-value="16:05:41">
            <text:p>16:05:41</text:p>
          </table:table-cell>
          <table:table-cell table:formula="of:=IF(ISNUMBER(SEARCH(&quot;throttling&quot;;[.G59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595</text:p>
          </table:table-cell>
          <table:table-cell office:value-type="string">
            <text:p>2017-03-06 16:05:41.66560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596];12;8)" office:value-type="string" office:string-value="16:05:41">
            <text:p>16:05:41</text:p>
          </table:table-cell>
          <table:table-cell table:formula="of:=IF(ISNUMBER(SEARCH(&quot;throttling&quot;;[.G59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96</text:p>
          </table:table-cell>
          <table:table-cell office:value-type="string">
            <text:p>2017-03-06 16:05:41.66944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97];12;8)" office:value-type="string" office:string-value="16:05:41">
            <text:p>16:05:41</text:p>
          </table:table-cell>
          <table:table-cell table:formula="of:=IF(ISNUMBER(SEARCH(&quot;throttling&quot;;[.G59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97</text:p>
          </table:table-cell>
          <table:table-cell office:value-type="string">
            <text:p>2017-03-06 16:05:41.67286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598];12;8)" office:value-type="string" office:string-value="16:05:41">
            <text:p>16:05:41</text:p>
          </table:table-cell>
          <table:table-cell table:formula="of:=IF(ISNUMBER(SEARCH(&quot;throttling&quot;;[.G59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598</text:p>
          </table:table-cell>
          <table:table-cell office:value-type="string">
            <text:p>2017-03-06 16:05:41.87474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599];12;8)" office:value-type="string" office:string-value="16:05:41">
            <text:p>16:05:41</text:p>
          </table:table-cell>
          <table:table-cell table:formula="of:=IF(ISNUMBER(SEARCH(&quot;throttling&quot;;[.G59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599</text:p>
          </table:table-cell>
          <table:table-cell office:value-type="string">
            <text:p>2017-03-06 16:05:41.87898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00];12;8)" office:value-type="string" office:string-value="16:05:41">
            <text:p>16:05:41</text:p>
          </table:table-cell>
          <table:table-cell table:formula="of:=IF(ISNUMBER(SEARCH(&quot;throttling&quot;;[.G60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00</text:p>
          </table:table-cell>
          <table:table-cell office:value-type="string">
            <text:p>2017-03-06 16:05:41.88235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601];12;8)" office:value-type="string" office:string-value="16:05:41">
            <text:p>16:05:41</text:p>
          </table:table-cell>
          <table:table-cell table:formula="of:=IF(ISNUMBER(SEARCH(&quot;throttling&quot;;[.G60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601</text:p>
          </table:table-cell>
          <table:table-cell office:value-type="string">
            <text:p>2017-03-06 16:05:42.08469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02];12;8)" office:value-type="string" office:string-value="16:05:42">
            <text:p>16:05:42</text:p>
          </table:table-cell>
          <table:table-cell table:formula="of:=IF(ISNUMBER(SEARCH(&quot;throttling&quot;;[.G60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02</text:p>
          </table:table-cell>
          <table:table-cell office:value-type="string">
            <text:p>2017-03-06 16:05:42.08877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03];12;8)" office:value-type="string" office:string-value="16:05:42">
            <text:p>16:05:42</text:p>
          </table:table-cell>
          <table:table-cell table:formula="of:=IF(ISNUMBER(SEARCH(&quot;throttling&quot;;[.G60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03</text:p>
          </table:table-cell>
          <table:table-cell office:value-type="string">
            <text:p>2017-03-06 16:05:42.09379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604];12;8)" office:value-type="string" office:string-value="16:05:42">
            <text:p>16:05:42</text:p>
          </table:table-cell>
          <table:table-cell table:formula="of:=IF(ISNUMBER(SEARCH(&quot;throttling&quot;;[.G60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604</text:p>
          </table:table-cell>
          <table:table-cell office:value-type="string">
            <text:p>2017-03-06 16:05:42.29546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05];12;8)" office:value-type="string" office:string-value="16:05:42">
            <text:p>16:05:42</text:p>
          </table:table-cell>
          <table:table-cell table:formula="of:=IF(ISNUMBER(SEARCH(&quot;throttling&quot;;[.G60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05</text:p>
          </table:table-cell>
          <table:table-cell office:value-type="string">
            <text:p>2017-03-06 16:05:42.29938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06];12;8)" office:value-type="string" office:string-value="16:05:42">
            <text:p>16:05:42</text:p>
          </table:table-cell>
          <table:table-cell table:formula="of:=IF(ISNUMBER(SEARCH(&quot;throttling&quot;;[.G60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06</text:p>
          </table:table-cell>
          <table:table-cell office:value-type="string">
            <text:p>2017-03-06 16:05:42.30268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607];12;8)" office:value-type="string" office:string-value="16:05:42">
            <text:p>16:05:42</text:p>
          </table:table-cell>
          <table:table-cell table:formula="of:=IF(ISNUMBER(SEARCH(&quot;throttling&quot;;[.G60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607</text:p>
          </table:table-cell>
          <table:table-cell office:value-type="string">
            <text:p>2017-03-06 16:05:42.50420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08];12;8)" office:value-type="string" office:string-value="16:05:42">
            <text:p>16:05:42</text:p>
          </table:table-cell>
          <table:table-cell table:formula="of:=IF(ISNUMBER(SEARCH(&quot;throttling&quot;;[.G60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08</text:p>
          </table:table-cell>
          <table:table-cell office:value-type="string">
            <text:p>2017-03-06 16:05:42.50864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09];12;8)" office:value-type="string" office:string-value="16:05:42">
            <text:p>16:05:42</text:p>
          </table:table-cell>
          <table:table-cell table:formula="of:=IF(ISNUMBER(SEARCH(&quot;throttling&quot;;[.G60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09</text:p>
          </table:table-cell>
          <table:table-cell office:value-type="string">
            <text:p>2017-03-06 16:05:42.51228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610];12;8)" office:value-type="string" office:string-value="16:05:42">
            <text:p>16:05:42</text:p>
          </table:table-cell>
          <table:table-cell table:formula="of:=IF(ISNUMBER(SEARCH(&quot;throttling&quot;;[.G61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610</text:p>
          </table:table-cell>
          <table:table-cell office:value-type="string">
            <text:p>2017-03-06 16:05:42.71400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611];12;8)" office:value-type="string" office:string-value="16:05:42">
            <text:p>16:05:42</text:p>
          </table:table-cell>
          <table:table-cell table:formula="of:=IF(ISNUMBER(SEARCH(&quot;throttling&quot;;[.G61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11</text:p>
          </table:table-cell>
          <table:table-cell office:value-type="string">
            <text:p>2017-03-06 16:05:42.71778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12];12;8)" office:value-type="string" office:string-value="16:05:42">
            <text:p>16:05:42</text:p>
          </table:table-cell>
          <table:table-cell table:formula="of:=IF(ISNUMBER(SEARCH(&quot;throttling&quot;;[.G61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12</text:p>
          </table:table-cell>
          <table:table-cell office:value-type="string">
            <text:p>2017-03-06 16:05:42.72110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613];12;8)" office:value-type="string" office:string-value="16:05:42">
            <text:p>16:05:42</text:p>
          </table:table-cell>
          <table:table-cell table:formula="of:=IF(ISNUMBER(SEARCH(&quot;throttling&quot;;[.G61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613</text:p>
          </table:table-cell>
          <table:table-cell office:value-type="string">
            <text:p>2017-03-06 16:05:42.92364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14];12;8)" office:value-type="string" office:string-value="16:05:42">
            <text:p>16:05:42</text:p>
          </table:table-cell>
          <table:table-cell table:formula="of:=IF(ISNUMBER(SEARCH(&quot;throttling&quot;;[.G61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14</text:p>
          </table:table-cell>
          <table:table-cell office:value-type="string">
            <text:p>2017-03-06 16:05:42.92854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15];12;8)" office:value-type="string" office:string-value="16:05:42">
            <text:p>16:05:42</text:p>
          </table:table-cell>
          <table:table-cell table:formula="of:=IF(ISNUMBER(SEARCH(&quot;throttling&quot;;[.G61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15</text:p>
          </table:table-cell>
          <table:table-cell office:value-type="string">
            <text:p>2017-03-06 16:05:42.93428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616];12;8)" office:value-type="string" office:string-value="16:05:42">
            <text:p>16:05:42</text:p>
          </table:table-cell>
          <table:table-cell table:formula="of:=IF(ISNUMBER(SEARCH(&quot;throttling&quot;;[.G61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616</text:p>
          </table:table-cell>
          <table:table-cell office:value-type="string">
            <text:p>2017-03-06 16:05:43.13719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17];12;8)" office:value-type="string" office:string-value="16:05:43">
            <text:p>16:05:43</text:p>
          </table:table-cell>
          <table:table-cell table:formula="of:=IF(ISNUMBER(SEARCH(&quot;throttling&quot;;[.G61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17</text:p>
          </table:table-cell>
          <table:table-cell office:value-type="string">
            <text:p>2017-03-06 16:05:43.14099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18];12;8)" office:value-type="string" office:string-value="16:05:43">
            <text:p>16:05:43</text:p>
          </table:table-cell>
          <table:table-cell table:formula="of:=IF(ISNUMBER(SEARCH(&quot;throttling&quot;;[.G61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18</text:p>
          </table:table-cell>
          <table:table-cell office:value-type="string">
            <text:p>2017-03-06 16:05:43.14532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619];12;8)" office:value-type="string" office:string-value="16:05:43">
            <text:p>16:05:43</text:p>
          </table:table-cell>
          <table:table-cell table:formula="of:=IF(ISNUMBER(SEARCH(&quot;throttling&quot;;[.G61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619</text:p>
          </table:table-cell>
          <table:table-cell office:value-type="string">
            <text:p>2017-03-06 16:05:43.34701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20];12;8)" office:value-type="string" office:string-value="16:05:43">
            <text:p>16:05:43</text:p>
          </table:table-cell>
          <table:table-cell table:formula="of:=IF(ISNUMBER(SEARCH(&quot;throttling&quot;;[.G62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20</text:p>
          </table:table-cell>
          <table:table-cell office:value-type="string">
            <text:p>2017-03-06 16:05:43.35083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21];12;8)" office:value-type="string" office:string-value="16:05:43">
            <text:p>16:05:43</text:p>
          </table:table-cell>
          <table:table-cell table:formula="of:=IF(ISNUMBER(SEARCH(&quot;throttling&quot;;[.G62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21</text:p>
          </table:table-cell>
          <table:table-cell office:value-type="string">
            <text:p>2017-03-06 16:05:43.35484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622];12;8)" office:value-type="string" office:string-value="16:05:43">
            <text:p>16:05:43</text:p>
          </table:table-cell>
          <table:table-cell table:formula="of:=IF(ISNUMBER(SEARCH(&quot;throttling&quot;;[.G62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622</text:p>
          </table:table-cell>
          <table:table-cell office:value-type="string">
            <text:p>2017-03-06 16:05:43.55664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623];12;8)" office:value-type="string" office:string-value="16:05:43">
            <text:p>16:05:43</text:p>
          </table:table-cell>
          <table:table-cell table:formula="of:=IF(ISNUMBER(SEARCH(&quot;throttling&quot;;[.G62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23</text:p>
          </table:table-cell>
          <table:table-cell office:value-type="string">
            <text:p>2017-03-06 16:05:43.56167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24];12;8)" office:value-type="string" office:string-value="16:05:43">
            <text:p>16:05:43</text:p>
          </table:table-cell>
          <table:table-cell table:formula="of:=IF(ISNUMBER(SEARCH(&quot;throttling&quot;;[.G62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24</text:p>
          </table:table-cell>
          <table:table-cell office:value-type="string">
            <text:p>2017-03-06 16:05:43.56514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625];12;8)" office:value-type="string" office:string-value="16:05:43">
            <text:p>16:05:43</text:p>
          </table:table-cell>
          <table:table-cell table:formula="of:=IF(ISNUMBER(SEARCH(&quot;throttling&quot;;[.G62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625</text:p>
          </table:table-cell>
          <table:table-cell office:value-type="string">
            <text:p>2017-03-06 16:05:43.76743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26];12;8)" office:value-type="string" office:string-value="16:05:43">
            <text:p>16:05:43</text:p>
          </table:table-cell>
          <table:table-cell table:formula="of:=IF(ISNUMBER(SEARCH(&quot;throttling&quot;;[.G62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26</text:p>
          </table:table-cell>
          <table:table-cell office:value-type="string">
            <text:p>2017-03-06 16:05:43.77182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27];12;8)" office:value-type="string" office:string-value="16:05:43">
            <text:p>16:05:43</text:p>
          </table:table-cell>
          <table:table-cell table:formula="of:=IF(ISNUMBER(SEARCH(&quot;throttling&quot;;[.G62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27</text:p>
          </table:table-cell>
          <table:table-cell office:value-type="string">
            <text:p>2017-03-06 16:05:43.77697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628];12;8)" office:value-type="string" office:string-value="16:05:43">
            <text:p>16:05:43</text:p>
          </table:table-cell>
          <table:table-cell table:formula="of:=IF(ISNUMBER(SEARCH(&quot;throttling&quot;;[.G62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628</text:p>
          </table:table-cell>
          <table:table-cell office:value-type="string">
            <text:p>2017-03-06 16:05:43.97960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29];12;8)" office:value-type="string" office:string-value="16:05:43">
            <text:p>16:05:43</text:p>
          </table:table-cell>
          <table:table-cell table:formula="of:=IF(ISNUMBER(SEARCH(&quot;throttling&quot;;[.G62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29</text:p>
          </table:table-cell>
          <table:table-cell office:value-type="string">
            <text:p>2017-03-06 16:05:43.98348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30];12;8)" office:value-type="string" office:string-value="16:05:43">
            <text:p>16:05:43</text:p>
          </table:table-cell>
          <table:table-cell table:formula="of:=IF(ISNUMBER(SEARCH(&quot;throttling&quot;;[.G63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30</text:p>
          </table:table-cell>
          <table:table-cell office:value-type="string">
            <text:p>2017-03-06 16:05:43.98710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631];12;8)" office:value-type="string" office:string-value="16:05:43">
            <text:p>16:05:43</text:p>
          </table:table-cell>
          <table:table-cell table:formula="of:=IF(ISNUMBER(SEARCH(&quot;throttling&quot;;[.G63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631</text:p>
          </table:table-cell>
          <table:table-cell office:value-type="string">
            <text:p>2017-03-06 16:05:44.19720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32];12;8)" office:value-type="string" office:string-value="16:05:44">
            <text:p>16:05:44</text:p>
          </table:table-cell>
          <table:table-cell table:formula="of:=IF(ISNUMBER(SEARCH(&quot;throttling&quot;;[.G63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32</text:p>
          </table:table-cell>
          <table:table-cell office:value-type="string">
            <text:p>2017-03-06 16:05:44.20298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33];12;8)" office:value-type="string" office:string-value="16:05:44">
            <text:p>16:05:44</text:p>
          </table:table-cell>
          <table:table-cell table:formula="of:=IF(ISNUMBER(SEARCH(&quot;throttling&quot;;[.G63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33</text:p>
          </table:table-cell>
          <table:table-cell office:value-type="string">
            <text:p>2017-03-06 16:05:44.20738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634];12;8)" office:value-type="string" office:string-value="16:05:44">
            <text:p>16:05:44</text:p>
          </table:table-cell>
          <table:table-cell table:formula="of:=IF(ISNUMBER(SEARCH(&quot;throttling&quot;;[.G63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634</text:p>
          </table:table-cell>
          <table:table-cell office:value-type="string">
            <text:p>2017-03-06 16:05:44.41008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35];12;8)" office:value-type="string" office:string-value="16:05:44">
            <text:p>16:05:44</text:p>
          </table:table-cell>
          <table:table-cell table:formula="of:=IF(ISNUMBER(SEARCH(&quot;throttling&quot;;[.G63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35</text:p>
          </table:table-cell>
          <table:table-cell office:value-type="string">
            <text:p>2017-03-06 16:05:44.41406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36];12;8)" office:value-type="string" office:string-value="16:05:44">
            <text:p>16:05:44</text:p>
          </table:table-cell>
          <table:table-cell table:formula="of:=IF(ISNUMBER(SEARCH(&quot;throttling&quot;;[.G63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36</text:p>
          </table:table-cell>
          <table:table-cell office:value-type="string">
            <text:p>2017-03-06 16:05:44.41778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637];12;8)" office:value-type="string" office:string-value="16:05:44">
            <text:p>16:05:44</text:p>
          </table:table-cell>
          <table:table-cell table:formula="of:=IF(ISNUMBER(SEARCH(&quot;throttling&quot;;[.G63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637</text:p>
          </table:table-cell>
          <table:table-cell office:value-type="string">
            <text:p>2017-03-06 16:05:44.61900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638];12;8)" office:value-type="string" office:string-value="16:05:44">
            <text:p>16:05:44</text:p>
          </table:table-cell>
          <table:table-cell table:formula="of:=IF(ISNUMBER(SEARCH(&quot;throttling&quot;;[.G63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38</text:p>
          </table:table-cell>
          <table:table-cell office:value-type="string">
            <text:p>2017-03-06 16:05:44.62292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39];12;8)" office:value-type="string" office:string-value="16:05:44">
            <text:p>16:05:44</text:p>
          </table:table-cell>
          <table:table-cell table:formula="of:=IF(ISNUMBER(SEARCH(&quot;throttling&quot;;[.G63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39</text:p>
          </table:table-cell>
          <table:table-cell office:value-type="string">
            <text:p>2017-03-06 16:05:44.62769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640];12;8)" office:value-type="string" office:string-value="16:05:44">
            <text:p>16:05:44</text:p>
          </table:table-cell>
          <table:table-cell table:formula="of:=IF(ISNUMBER(SEARCH(&quot;throttling&quot;;[.G64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640</text:p>
          </table:table-cell>
          <table:table-cell office:value-type="string">
            <text:p>2017-03-06 16:05:44.82942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41];12;8)" office:value-type="string" office:string-value="16:05:44">
            <text:p>16:05:44</text:p>
          </table:table-cell>
          <table:table-cell table:formula="of:=IF(ISNUMBER(SEARCH(&quot;throttling&quot;;[.G64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41</text:p>
          </table:table-cell>
          <table:table-cell office:value-type="string">
            <text:p>2017-03-06 16:05:44.83317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42];12;8)" office:value-type="string" office:string-value="16:05:44">
            <text:p>16:05:44</text:p>
          </table:table-cell>
          <table:table-cell table:formula="of:=IF(ISNUMBER(SEARCH(&quot;throttling&quot;;[.G64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42</text:p>
          </table:table-cell>
          <table:table-cell office:value-type="string">
            <text:p>2017-03-06 16:05:44.83663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643];12;8)" office:value-type="string" office:string-value="16:05:44">
            <text:p>16:05:44</text:p>
          </table:table-cell>
          <table:table-cell table:formula="of:=IF(ISNUMBER(SEARCH(&quot;throttling&quot;;[.G64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643</text:p>
          </table:table-cell>
          <table:table-cell office:value-type="string">
            <text:p>2017-03-06 16:05:45.03916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44];12;8)" office:value-type="string" office:string-value="16:05:45">
            <text:p>16:05:45</text:p>
          </table:table-cell>
          <table:table-cell table:formula="of:=IF(ISNUMBER(SEARCH(&quot;throttling&quot;;[.G64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44</text:p>
          </table:table-cell>
          <table:table-cell office:value-type="string">
            <text:p>2017-03-06 16:05:45.04419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45];12;8)" office:value-type="string" office:string-value="16:05:45">
            <text:p>16:05:45</text:p>
          </table:table-cell>
          <table:table-cell table:formula="of:=IF(ISNUMBER(SEARCH(&quot;throttling&quot;;[.G64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45</text:p>
          </table:table-cell>
          <table:table-cell office:value-type="string">
            <text:p>2017-03-06 16:05:45.04748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646];12;8)" office:value-type="string" office:string-value="16:05:45">
            <text:p>16:05:45</text:p>
          </table:table-cell>
          <table:table-cell table:formula="of:=IF(ISNUMBER(SEARCH(&quot;throttling&quot;;[.G64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646</text:p>
          </table:table-cell>
          <table:table-cell office:value-type="string">
            <text:p>2017-03-06 16:05:45.24890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47];12;8)" office:value-type="string" office:string-value="16:05:45">
            <text:p>16:05:45</text:p>
          </table:table-cell>
          <table:table-cell table:formula="of:=IF(ISNUMBER(SEARCH(&quot;throttling&quot;;[.G64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47</text:p>
          </table:table-cell>
          <table:table-cell office:value-type="string">
            <text:p>2017-03-06 16:05:45.25303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48];12;8)" office:value-type="string" office:string-value="16:05:45">
            <text:p>16:05:45</text:p>
          </table:table-cell>
          <table:table-cell table:formula="of:=IF(ISNUMBER(SEARCH(&quot;throttling&quot;;[.G64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48</text:p>
          </table:table-cell>
          <table:table-cell office:value-type="string">
            <text:p>2017-03-06 16:05:45.25717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649];12;8)" office:value-type="string" office:string-value="16:05:45">
            <text:p>16:05:45</text:p>
          </table:table-cell>
          <table:table-cell table:formula="of:=IF(ISNUMBER(SEARCH(&quot;throttling&quot;;[.G64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649</text:p>
          </table:table-cell>
          <table:table-cell office:value-type="string">
            <text:p>2017-03-06 16:05:45.45884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50];12;8)" office:value-type="string" office:string-value="16:05:45">
            <text:p>16:05:45</text:p>
          </table:table-cell>
          <table:table-cell table:formula="of:=IF(ISNUMBER(SEARCH(&quot;throttling&quot;;[.G65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50</text:p>
          </table:table-cell>
          <table:table-cell office:value-type="string">
            <text:p>2017-03-06 16:05:45.46250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51];12;8)" office:value-type="string" office:string-value="16:05:45">
            <text:p>16:05:45</text:p>
          </table:table-cell>
          <table:table-cell table:formula="of:=IF(ISNUMBER(SEARCH(&quot;throttling&quot;;[.G65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51</text:p>
          </table:table-cell>
          <table:table-cell office:value-type="string">
            <text:p>2017-03-06 16:05:45.46621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652];12;8)" office:value-type="string" office:string-value="16:05:45">
            <text:p>16:05:45</text:p>
          </table:table-cell>
          <table:table-cell table:formula="of:=IF(ISNUMBER(SEARCH(&quot;throttling&quot;;[.G65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652</text:p>
          </table:table-cell>
          <table:table-cell office:value-type="string">
            <text:p>2017-03-06 16:05:45.66859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653];12;8)" office:value-type="string" office:string-value="16:05:45">
            <text:p>16:05:45</text:p>
          </table:table-cell>
          <table:table-cell table:formula="of:=IF(ISNUMBER(SEARCH(&quot;throttling&quot;;[.G65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53</text:p>
          </table:table-cell>
          <table:table-cell office:value-type="string">
            <text:p>2017-03-06 16:05:45.67304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54];12;8)" office:value-type="string" office:string-value="16:05:45">
            <text:p>16:05:45</text:p>
          </table:table-cell>
          <table:table-cell table:formula="of:=IF(ISNUMBER(SEARCH(&quot;throttling&quot;;[.G65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54</text:p>
          </table:table-cell>
          <table:table-cell office:value-type="string">
            <text:p>2017-03-06 16:05:45.67651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655];12;8)" office:value-type="string" office:string-value="16:05:45">
            <text:p>16:05:45</text:p>
          </table:table-cell>
          <table:table-cell table:formula="of:=IF(ISNUMBER(SEARCH(&quot;throttling&quot;;[.G65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655</text:p>
          </table:table-cell>
          <table:table-cell office:value-type="string">
            <text:p>2017-03-06 16:05:45.87810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56];12;8)" office:value-type="string" office:string-value="16:05:45">
            <text:p>16:05:45</text:p>
          </table:table-cell>
          <table:table-cell table:formula="of:=IF(ISNUMBER(SEARCH(&quot;throttling&quot;;[.G65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56</text:p>
          </table:table-cell>
          <table:table-cell office:value-type="string">
            <text:p>2017-03-06 16:05:45.88415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57];12;8)" office:value-type="string" office:string-value="16:05:45">
            <text:p>16:05:45</text:p>
          </table:table-cell>
          <table:table-cell table:formula="of:=IF(ISNUMBER(SEARCH(&quot;throttling&quot;;[.G65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57</text:p>
          </table:table-cell>
          <table:table-cell office:value-type="string">
            <text:p>2017-03-06 16:05:45.88769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658];12;8)" office:value-type="string" office:string-value="16:05:45">
            <text:p>16:05:45</text:p>
          </table:table-cell>
          <table:table-cell table:formula="of:=IF(ISNUMBER(SEARCH(&quot;throttling&quot;;[.G65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658</text:p>
          </table:table-cell>
          <table:table-cell office:value-type="string">
            <text:p>2017-03-06 16:05:46.08998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59];12;8)" office:value-type="string" office:string-value="16:05:46">
            <text:p>16:05:46</text:p>
          </table:table-cell>
          <table:table-cell table:formula="of:=IF(ISNUMBER(SEARCH(&quot;throttling&quot;;[.G65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59</text:p>
          </table:table-cell>
          <table:table-cell office:value-type="string">
            <text:p>2017-03-06 16:05:46.09382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60];12;8)" office:value-type="string" office:string-value="16:05:46">
            <text:p>16:05:46</text:p>
          </table:table-cell>
          <table:table-cell table:formula="of:=IF(ISNUMBER(SEARCH(&quot;throttling&quot;;[.G66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60</text:p>
          </table:table-cell>
          <table:table-cell office:value-type="string">
            <text:p>2017-03-06 16:05:46.09728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661];12;8)" office:value-type="string" office:string-value="16:05:46">
            <text:p>16:05:46</text:p>
          </table:table-cell>
          <table:table-cell table:formula="of:=IF(ISNUMBER(SEARCH(&quot;throttling&quot;;[.G66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661</text:p>
          </table:table-cell>
          <table:table-cell office:value-type="string">
            <text:p>2017-03-06 16:05:46.29911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62];12;8)" office:value-type="string" office:string-value="16:05:46">
            <text:p>16:05:46</text:p>
          </table:table-cell>
          <table:table-cell table:formula="of:=IF(ISNUMBER(SEARCH(&quot;throttling&quot;;[.G66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62</text:p>
          </table:table-cell>
          <table:table-cell office:value-type="string">
            <text:p>2017-03-06 16:05:46.30271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63];12;8)" office:value-type="string" office:string-value="16:05:46">
            <text:p>16:05:46</text:p>
          </table:table-cell>
          <table:table-cell table:formula="of:=IF(ISNUMBER(SEARCH(&quot;throttling&quot;;[.G66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63</text:p>
          </table:table-cell>
          <table:table-cell office:value-type="string">
            <text:p>2017-03-06 16:05:46.30597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664];12;8)" office:value-type="string" office:string-value="16:05:46">
            <text:p>16:05:46</text:p>
          </table:table-cell>
          <table:table-cell table:formula="of:=IF(ISNUMBER(SEARCH(&quot;throttling&quot;;[.G66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664</text:p>
          </table:table-cell>
          <table:table-cell office:value-type="string">
            <text:p>2017-03-06 16:05:46.50716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65];12;8)" office:value-type="string" office:string-value="16:05:46">
            <text:p>16:05:46</text:p>
          </table:table-cell>
          <table:table-cell table:formula="of:=IF(ISNUMBER(SEARCH(&quot;throttling&quot;;[.G66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65</text:p>
          </table:table-cell>
          <table:table-cell office:value-type="string">
            <text:p>2017-03-06 16:05:46.51101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66];12;8)" office:value-type="string" office:string-value="16:05:46">
            <text:p>16:05:46</text:p>
          </table:table-cell>
          <table:table-cell table:formula="of:=IF(ISNUMBER(SEARCH(&quot;throttling&quot;;[.G66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66</text:p>
          </table:table-cell>
          <table:table-cell office:value-type="string">
            <text:p>2017-03-06 16:05:46.51461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667];12;8)" office:value-type="string" office:string-value="16:05:46">
            <text:p>16:05:46</text:p>
          </table:table-cell>
          <table:table-cell table:formula="of:=IF(ISNUMBER(SEARCH(&quot;throttling&quot;;[.G66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667</text:p>
          </table:table-cell>
          <table:table-cell office:value-type="string">
            <text:p>2017-03-06 16:05:46.71568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668];12;8)" office:value-type="string" office:string-value="16:05:46">
            <text:p>16:05:46</text:p>
          </table:table-cell>
          <table:table-cell table:formula="of:=IF(ISNUMBER(SEARCH(&quot;throttling&quot;;[.G66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68</text:p>
          </table:table-cell>
          <table:table-cell office:value-type="string">
            <text:p>2017-03-06 16:05:46.71948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69];12;8)" office:value-type="string" office:string-value="16:05:46">
            <text:p>16:05:46</text:p>
          </table:table-cell>
          <table:table-cell table:formula="of:=IF(ISNUMBER(SEARCH(&quot;throttling&quot;;[.G66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69</text:p>
          </table:table-cell>
          <table:table-cell office:value-type="string">
            <text:p>2017-03-06 16:05:46.72294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670];12;8)" office:value-type="string" office:string-value="16:05:46">
            <text:p>16:05:46</text:p>
          </table:table-cell>
          <table:table-cell table:formula="of:=IF(ISNUMBER(SEARCH(&quot;throttling&quot;;[.G67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670</text:p>
          </table:table-cell>
          <table:table-cell office:value-type="string">
            <text:p>2017-03-06 16:05:46.92445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71];12;8)" office:value-type="string" office:string-value="16:05:46">
            <text:p>16:05:46</text:p>
          </table:table-cell>
          <table:table-cell table:formula="of:=IF(ISNUMBER(SEARCH(&quot;throttling&quot;;[.G67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71</text:p>
          </table:table-cell>
          <table:table-cell office:value-type="string">
            <text:p>2017-03-06 16:05:46.92845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72];12;8)" office:value-type="string" office:string-value="16:05:46">
            <text:p>16:05:46</text:p>
          </table:table-cell>
          <table:table-cell table:formula="of:=IF(ISNUMBER(SEARCH(&quot;throttling&quot;;[.G67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72</text:p>
          </table:table-cell>
          <table:table-cell office:value-type="string">
            <text:p>2017-03-06 16:05:46.93279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673];12;8)" office:value-type="string" office:string-value="16:05:46">
            <text:p>16:05:46</text:p>
          </table:table-cell>
          <table:table-cell table:formula="of:=IF(ISNUMBER(SEARCH(&quot;throttling&quot;;[.G67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673</text:p>
          </table:table-cell>
          <table:table-cell office:value-type="string">
            <text:p>2017-03-06 16:05:47.13409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74];12;8)" office:value-type="string" office:string-value="16:05:47">
            <text:p>16:05:47</text:p>
          </table:table-cell>
          <table:table-cell table:formula="of:=IF(ISNUMBER(SEARCH(&quot;throttling&quot;;[.G67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74</text:p>
          </table:table-cell>
          <table:table-cell office:value-type="string">
            <text:p>2017-03-06 16:05:47.13815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75];12;8)" office:value-type="string" office:string-value="16:05:47">
            <text:p>16:05:47</text:p>
          </table:table-cell>
          <table:table-cell table:formula="of:=IF(ISNUMBER(SEARCH(&quot;throttling&quot;;[.G67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75</text:p>
          </table:table-cell>
          <table:table-cell office:value-type="string">
            <text:p>2017-03-06 16:05:47.14165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676];12;8)" office:value-type="string" office:string-value="16:05:47">
            <text:p>16:05:47</text:p>
          </table:table-cell>
          <table:table-cell table:formula="of:=IF(ISNUMBER(SEARCH(&quot;throttling&quot;;[.G67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676</text:p>
          </table:table-cell>
          <table:table-cell office:value-type="string">
            <text:p>2017-03-06 16:05:47.34336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77];12;8)" office:value-type="string" office:string-value="16:05:47">
            <text:p>16:05:47</text:p>
          </table:table-cell>
          <table:table-cell table:formula="of:=IF(ISNUMBER(SEARCH(&quot;throttling&quot;;[.G67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77</text:p>
          </table:table-cell>
          <table:table-cell office:value-type="string">
            <text:p>2017-03-06 16:05:47.34727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78];12;8)" office:value-type="string" office:string-value="16:05:47">
            <text:p>16:05:47</text:p>
          </table:table-cell>
          <table:table-cell table:formula="of:=IF(ISNUMBER(SEARCH(&quot;throttling&quot;;[.G67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78</text:p>
          </table:table-cell>
          <table:table-cell office:value-type="string">
            <text:p>2017-03-06 16:05:47.35081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679];12;8)" office:value-type="string" office:string-value="16:05:47">
            <text:p>16:05:47</text:p>
          </table:table-cell>
          <table:table-cell table:formula="of:=IF(ISNUMBER(SEARCH(&quot;throttling&quot;;[.G67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679</text:p>
          </table:table-cell>
          <table:table-cell office:value-type="string">
            <text:p>2017-03-06 16:05:47.55220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680];12;8)" office:value-type="string" office:string-value="16:05:47">
            <text:p>16:05:47</text:p>
          </table:table-cell>
          <table:table-cell table:formula="of:=IF(ISNUMBER(SEARCH(&quot;throttling&quot;;[.G68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80</text:p>
          </table:table-cell>
          <table:table-cell office:value-type="string">
            <text:p>2017-03-06 16:05:47.55656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81];12;8)" office:value-type="string" office:string-value="16:05:47">
            <text:p>16:05:47</text:p>
          </table:table-cell>
          <table:table-cell table:formula="of:=IF(ISNUMBER(SEARCH(&quot;throttling&quot;;[.G68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81</text:p>
          </table:table-cell>
          <table:table-cell office:value-type="string">
            <text:p>2017-03-06 16:05:47.55992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682];12;8)" office:value-type="string" office:string-value="16:05:47">
            <text:p>16:05:47</text:p>
          </table:table-cell>
          <table:table-cell table:formula="of:=IF(ISNUMBER(SEARCH(&quot;throttling&quot;;[.G68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682</text:p>
          </table:table-cell>
          <table:table-cell office:value-type="string">
            <text:p>2017-03-06 16:05:47.76146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83];12;8)" office:value-type="string" office:string-value="16:05:47">
            <text:p>16:05:47</text:p>
          </table:table-cell>
          <table:table-cell table:formula="of:=IF(ISNUMBER(SEARCH(&quot;throttling&quot;;[.G68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83</text:p>
          </table:table-cell>
          <table:table-cell office:value-type="string">
            <text:p>2017-03-06 16:05:47.76528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84];12;8)" office:value-type="string" office:string-value="16:05:47">
            <text:p>16:05:47</text:p>
          </table:table-cell>
          <table:table-cell table:formula="of:=IF(ISNUMBER(SEARCH(&quot;throttling&quot;;[.G68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84</text:p>
          </table:table-cell>
          <table:table-cell office:value-type="string">
            <text:p>2017-03-06 16:05:47.76930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685];12;8)" office:value-type="string" office:string-value="16:05:47">
            <text:p>16:05:47</text:p>
          </table:table-cell>
          <table:table-cell table:formula="of:=IF(ISNUMBER(SEARCH(&quot;throttling&quot;;[.G68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685</text:p>
          </table:table-cell>
          <table:table-cell office:value-type="string">
            <text:p>2017-03-06 16:05:47.97146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86];12;8)" office:value-type="string" office:string-value="16:05:47">
            <text:p>16:05:47</text:p>
          </table:table-cell>
          <table:table-cell table:formula="of:=IF(ISNUMBER(SEARCH(&quot;throttling&quot;;[.G68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86</text:p>
          </table:table-cell>
          <table:table-cell office:value-type="string">
            <text:p>2017-03-06 16:05:47.97528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87];12;8)" office:value-type="string" office:string-value="16:05:47">
            <text:p>16:05:47</text:p>
          </table:table-cell>
          <table:table-cell table:formula="of:=IF(ISNUMBER(SEARCH(&quot;throttling&quot;;[.G68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87</text:p>
          </table:table-cell>
          <table:table-cell office:value-type="string">
            <text:p>2017-03-06 16:05:47.97874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688];12;8)" office:value-type="string" office:string-value="16:05:47">
            <text:p>16:05:47</text:p>
          </table:table-cell>
          <table:table-cell table:formula="of:=IF(ISNUMBER(SEARCH(&quot;throttling&quot;;[.G68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688</text:p>
          </table:table-cell>
          <table:table-cell office:value-type="string">
            <text:p>2017-03-06 16:05:48.17946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89];12;8)" office:value-type="string" office:string-value="16:05:48">
            <text:p>16:05:48</text:p>
          </table:table-cell>
          <table:table-cell table:formula="of:=IF(ISNUMBER(SEARCH(&quot;throttling&quot;;[.G68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89</text:p>
          </table:table-cell>
          <table:table-cell office:value-type="string">
            <text:p>2017-03-06 16:05:48.18335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90];12;8)" office:value-type="string" office:string-value="16:05:48">
            <text:p>16:05:48</text:p>
          </table:table-cell>
          <table:table-cell table:formula="of:=IF(ISNUMBER(SEARCH(&quot;throttling&quot;;[.G69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90</text:p>
          </table:table-cell>
          <table:table-cell office:value-type="string">
            <text:p>2017-03-06 16:05:48.18681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691];12;8)" office:value-type="string" office:string-value="16:05:48">
            <text:p>16:05:48</text:p>
          </table:table-cell>
          <table:table-cell table:formula="of:=IF(ISNUMBER(SEARCH(&quot;throttling&quot;;[.G69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691</text:p>
          </table:table-cell>
          <table:table-cell office:value-type="string">
            <text:p>2017-03-06 16:05:48.38828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92];12;8)" office:value-type="string" office:string-value="16:05:48">
            <text:p>16:05:48</text:p>
          </table:table-cell>
          <table:table-cell table:formula="of:=IF(ISNUMBER(SEARCH(&quot;throttling&quot;;[.G69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92</text:p>
          </table:table-cell>
          <table:table-cell office:value-type="string">
            <text:p>2017-03-06 16:05:48.39265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93];12;8)" office:value-type="string" office:string-value="16:05:48">
            <text:p>16:05:48</text:p>
          </table:table-cell>
          <table:table-cell table:formula="of:=IF(ISNUMBER(SEARCH(&quot;throttling&quot;;[.G69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93</text:p>
          </table:table-cell>
          <table:table-cell office:value-type="string">
            <text:p>2017-03-06 16:05:48.39638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694];12;8)" office:value-type="string" office:string-value="16:05:48">
            <text:p>16:05:48</text:p>
          </table:table-cell>
          <table:table-cell table:formula="of:=IF(ISNUMBER(SEARCH(&quot;throttling&quot;;[.G69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694</text:p>
          </table:table-cell>
          <table:table-cell office:value-type="string">
            <text:p>2017-03-06 16:05:48.61871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695];12;8)" office:value-type="string" office:string-value="16:05:48">
            <text:p>16:05:48</text:p>
          </table:table-cell>
          <table:table-cell table:formula="of:=IF(ISNUMBER(SEARCH(&quot;throttling&quot;;[.G69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95</text:p>
          </table:table-cell>
          <table:table-cell office:value-type="string">
            <text:p>2017-03-06 16:05:48.62282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96];12;8)" office:value-type="string" office:string-value="16:05:48">
            <text:p>16:05:48</text:p>
          </table:table-cell>
          <table:table-cell table:formula="of:=IF(ISNUMBER(SEARCH(&quot;throttling&quot;;[.G69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96</text:p>
          </table:table-cell>
          <table:table-cell office:value-type="string">
            <text:p>2017-03-06 16:05:48.62581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697];12;8)" office:value-type="string" office:string-value="16:05:48">
            <text:p>16:05:48</text:p>
          </table:table-cell>
          <table:table-cell table:formula="of:=IF(ISNUMBER(SEARCH(&quot;throttling&quot;;[.G69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697</text:p>
          </table:table-cell>
          <table:table-cell office:value-type="string">
            <text:p>2017-03-06 16:05:48.82782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98];12;8)" office:value-type="string" office:string-value="16:05:48">
            <text:p>16:05:48</text:p>
          </table:table-cell>
          <table:table-cell table:formula="of:=IF(ISNUMBER(SEARCH(&quot;throttling&quot;;[.G69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98</text:p>
          </table:table-cell>
          <table:table-cell office:value-type="string">
            <text:p>2017-03-06 16:05:48.83168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699];12;8)" office:value-type="string" office:string-value="16:05:48">
            <text:p>16:05:48</text:p>
          </table:table-cell>
          <table:table-cell table:formula="of:=IF(ISNUMBER(SEARCH(&quot;throttling&quot;;[.G69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699</text:p>
          </table:table-cell>
          <table:table-cell office:value-type="string">
            <text:p>2017-03-06 16:05:48.83498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700];12;8)" office:value-type="string" office:string-value="16:05:48">
            <text:p>16:05:48</text:p>
          </table:table-cell>
          <table:table-cell table:formula="of:=IF(ISNUMBER(SEARCH(&quot;throttling&quot;;[.G70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700</text:p>
          </table:table-cell>
          <table:table-cell office:value-type="string">
            <text:p>2017-03-06 16:05:49.03686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01];12;8)" office:value-type="string" office:string-value="16:05:49">
            <text:p>16:05:49</text:p>
          </table:table-cell>
          <table:table-cell table:formula="of:=IF(ISNUMBER(SEARCH(&quot;throttling&quot;;[.G70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01</text:p>
          </table:table-cell>
          <table:table-cell office:value-type="string">
            <text:p>2017-03-06 16:05:49.04105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02];12;8)" office:value-type="string" office:string-value="16:05:49">
            <text:p>16:05:49</text:p>
          </table:table-cell>
          <table:table-cell table:formula="of:=IF(ISNUMBER(SEARCH(&quot;throttling&quot;;[.G70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02</text:p>
          </table:table-cell>
          <table:table-cell office:value-type="string">
            <text:p>2017-03-06 16:05:49.04447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703];12;8)" office:value-type="string" office:string-value="16:05:49">
            <text:p>16:05:49</text:p>
          </table:table-cell>
          <table:table-cell table:formula="of:=IF(ISNUMBER(SEARCH(&quot;throttling&quot;;[.G70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703</text:p>
          </table:table-cell>
          <table:table-cell office:value-type="string">
            <text:p>2017-03-06 16:05:49.24649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04];12;8)" office:value-type="string" office:string-value="16:05:49">
            <text:p>16:05:49</text:p>
          </table:table-cell>
          <table:table-cell table:formula="of:=IF(ISNUMBER(SEARCH(&quot;throttling&quot;;[.G70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04</text:p>
          </table:table-cell>
          <table:table-cell office:value-type="string">
            <text:p>2017-03-06 16:05:49.25212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05];12;8)" office:value-type="string" office:string-value="16:05:49">
            <text:p>16:05:49</text:p>
          </table:table-cell>
          <table:table-cell table:formula="of:=IF(ISNUMBER(SEARCH(&quot;throttling&quot;;[.G70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05</text:p>
          </table:table-cell>
          <table:table-cell office:value-type="string">
            <text:p>2017-03-06 16:05:49.25622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706];12;8)" office:value-type="string" office:string-value="16:05:49">
            <text:p>16:05:49</text:p>
          </table:table-cell>
          <table:table-cell table:formula="of:=IF(ISNUMBER(SEARCH(&quot;throttling&quot;;[.G70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706</text:p>
          </table:table-cell>
          <table:table-cell office:value-type="string">
            <text:p>2017-03-06 16:05:49.45788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07];12;8)" office:value-type="string" office:string-value="16:05:49">
            <text:p>16:05:49</text:p>
          </table:table-cell>
          <table:table-cell table:formula="of:=IF(ISNUMBER(SEARCH(&quot;throttling&quot;;[.G70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07</text:p>
          </table:table-cell>
          <table:table-cell office:value-type="string">
            <text:p>2017-03-06 16:05:49.46155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08];12;8)" office:value-type="string" office:string-value="16:05:49">
            <text:p>16:05:49</text:p>
          </table:table-cell>
          <table:table-cell table:formula="of:=IF(ISNUMBER(SEARCH(&quot;throttling&quot;;[.G70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08</text:p>
          </table:table-cell>
          <table:table-cell office:value-type="string">
            <text:p>2017-03-06 16:05:49.46511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709];12;8)" office:value-type="string" office:string-value="16:05:49">
            <text:p>16:05:49</text:p>
          </table:table-cell>
          <table:table-cell table:formula="of:=IF(ISNUMBER(SEARCH(&quot;throttling&quot;;[.G70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709</text:p>
          </table:table-cell>
          <table:table-cell office:value-type="string">
            <text:p>2017-03-06 16:05:49.66687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710];12;8)" office:value-type="string" office:string-value="16:05:49">
            <text:p>16:05:49</text:p>
          </table:table-cell>
          <table:table-cell table:formula="of:=IF(ISNUMBER(SEARCH(&quot;throttling&quot;;[.G71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10</text:p>
          </table:table-cell>
          <table:table-cell office:value-type="string">
            <text:p>2017-03-06 16:05:49.67093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11];12;8)" office:value-type="string" office:string-value="16:05:49">
            <text:p>16:05:49</text:p>
          </table:table-cell>
          <table:table-cell table:formula="of:=IF(ISNUMBER(SEARCH(&quot;throttling&quot;;[.G71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11</text:p>
          </table:table-cell>
          <table:table-cell office:value-type="string">
            <text:p>2017-03-06 16:05:49.67449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712];12;8)" office:value-type="string" office:string-value="16:05:49">
            <text:p>16:05:49</text:p>
          </table:table-cell>
          <table:table-cell table:formula="of:=IF(ISNUMBER(SEARCH(&quot;throttling&quot;;[.G71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712</text:p>
          </table:table-cell>
          <table:table-cell office:value-type="string">
            <text:p>2017-03-06 16:05:49.87550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13];12;8)" office:value-type="string" office:string-value="16:05:49">
            <text:p>16:05:49</text:p>
          </table:table-cell>
          <table:table-cell table:formula="of:=IF(ISNUMBER(SEARCH(&quot;throttling&quot;;[.G71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13</text:p>
          </table:table-cell>
          <table:table-cell office:value-type="string">
            <text:p>2017-03-06 16:05:49.87942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14];12;8)" office:value-type="string" office:string-value="16:05:49">
            <text:p>16:05:49</text:p>
          </table:table-cell>
          <table:table-cell table:formula="of:=IF(ISNUMBER(SEARCH(&quot;throttling&quot;;[.G71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14</text:p>
          </table:table-cell>
          <table:table-cell office:value-type="string">
            <text:p>2017-03-06 16:05:49.88312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715];12;8)" office:value-type="string" office:string-value="16:05:49">
            <text:p>16:05:49</text:p>
          </table:table-cell>
          <table:table-cell table:formula="of:=IF(ISNUMBER(SEARCH(&quot;throttling&quot;;[.G71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715</text:p>
          </table:table-cell>
          <table:table-cell office:value-type="string">
            <text:p>2017-03-06 16:05:50.08674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16];12;8)" office:value-type="string" office:string-value="16:05:50">
            <text:p>16:05:50</text:p>
          </table:table-cell>
          <table:table-cell table:formula="of:=IF(ISNUMBER(SEARCH(&quot;throttling&quot;;[.G71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16</text:p>
          </table:table-cell>
          <table:table-cell office:value-type="string">
            <text:p>2017-03-06 16:05:50.09075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17];12;8)" office:value-type="string" office:string-value="16:05:50">
            <text:p>16:05:50</text:p>
          </table:table-cell>
          <table:table-cell table:formula="of:=IF(ISNUMBER(SEARCH(&quot;throttling&quot;;[.G71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17</text:p>
          </table:table-cell>
          <table:table-cell office:value-type="string">
            <text:p>2017-03-06 16:05:50.09423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718];12;8)" office:value-type="string" office:string-value="16:05:50">
            <text:p>16:05:50</text:p>
          </table:table-cell>
          <table:table-cell table:formula="of:=IF(ISNUMBER(SEARCH(&quot;throttling&quot;;[.G71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718</text:p>
          </table:table-cell>
          <table:table-cell office:value-type="string">
            <text:p>2017-03-06 16:05:50.29582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19];12;8)" office:value-type="string" office:string-value="16:05:50">
            <text:p>16:05:50</text:p>
          </table:table-cell>
          <table:table-cell table:formula="of:=IF(ISNUMBER(SEARCH(&quot;throttling&quot;;[.G71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19</text:p>
          </table:table-cell>
          <table:table-cell office:value-type="string">
            <text:p>2017-03-06 16:05:50.30006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20];12;8)" office:value-type="string" office:string-value="16:05:50">
            <text:p>16:05:50</text:p>
          </table:table-cell>
          <table:table-cell table:formula="of:=IF(ISNUMBER(SEARCH(&quot;throttling&quot;;[.G72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20</text:p>
          </table:table-cell>
          <table:table-cell office:value-type="string">
            <text:p>2017-03-06 16:05:50.30349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721];12;8)" office:value-type="string" office:string-value="16:05:50">
            <text:p>16:05:50</text:p>
          </table:table-cell>
          <table:table-cell table:formula="of:=IF(ISNUMBER(SEARCH(&quot;throttling&quot;;[.G72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721</text:p>
          </table:table-cell>
          <table:table-cell office:value-type="string">
            <text:p>2017-03-06 16:05:50.50496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22];12;8)" office:value-type="string" office:string-value="16:05:50">
            <text:p>16:05:50</text:p>
          </table:table-cell>
          <table:table-cell table:formula="of:=IF(ISNUMBER(SEARCH(&quot;throttling&quot;;[.G72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22</text:p>
          </table:table-cell>
          <table:table-cell office:value-type="string">
            <text:p>2017-03-06 16:05:50.50912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23];12;8)" office:value-type="string" office:string-value="16:05:50">
            <text:p>16:05:50</text:p>
          </table:table-cell>
          <table:table-cell table:formula="of:=IF(ISNUMBER(SEARCH(&quot;throttling&quot;;[.G72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23</text:p>
          </table:table-cell>
          <table:table-cell office:value-type="string">
            <text:p>2017-03-06 16:05:50.51256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724];12;8)" office:value-type="string" office:string-value="16:05:50">
            <text:p>16:05:50</text:p>
          </table:table-cell>
          <table:table-cell table:formula="of:=IF(ISNUMBER(SEARCH(&quot;throttling&quot;;[.G72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724</text:p>
          </table:table-cell>
          <table:table-cell office:value-type="string">
            <text:p>2017-03-06 16:05:50.71474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725];12;8)" office:value-type="string" office:string-value="16:05:50">
            <text:p>16:05:50</text:p>
          </table:table-cell>
          <table:table-cell table:formula="of:=IF(ISNUMBER(SEARCH(&quot;throttling&quot;;[.G72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25</text:p>
          </table:table-cell>
          <table:table-cell office:value-type="string">
            <text:p>2017-03-06 16:05:50.71876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26];12;8)" office:value-type="string" office:string-value="16:05:50">
            <text:p>16:05:50</text:p>
          </table:table-cell>
          <table:table-cell table:formula="of:=IF(ISNUMBER(SEARCH(&quot;throttling&quot;;[.G72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26</text:p>
          </table:table-cell>
          <table:table-cell office:value-type="string">
            <text:p>2017-03-06 16:05:50.72211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727];12;8)" office:value-type="string" office:string-value="16:05:50">
            <text:p>16:05:50</text:p>
          </table:table-cell>
          <table:table-cell table:formula="of:=IF(ISNUMBER(SEARCH(&quot;throttling&quot;;[.G72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727</text:p>
          </table:table-cell>
          <table:table-cell office:value-type="string">
            <text:p>2017-03-06 16:05:50.92456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28];12;8)" office:value-type="string" office:string-value="16:05:50">
            <text:p>16:05:50</text:p>
          </table:table-cell>
          <table:table-cell table:formula="of:=IF(ISNUMBER(SEARCH(&quot;throttling&quot;;[.G72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28</text:p>
          </table:table-cell>
          <table:table-cell office:value-type="string">
            <text:p>2017-03-06 16:05:50.93147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29];12;8)" office:value-type="string" office:string-value="16:05:50">
            <text:p>16:05:50</text:p>
          </table:table-cell>
          <table:table-cell table:formula="of:=IF(ISNUMBER(SEARCH(&quot;throttling&quot;;[.G72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29</text:p>
          </table:table-cell>
          <table:table-cell office:value-type="string">
            <text:p>2017-03-06 16:05:50.93499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730];12;8)" office:value-type="string" office:string-value="16:05:50">
            <text:p>16:05:50</text:p>
          </table:table-cell>
          <table:table-cell table:formula="of:=IF(ISNUMBER(SEARCH(&quot;throttling&quot;;[.G73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730</text:p>
          </table:table-cell>
          <table:table-cell office:value-type="string">
            <text:p>2017-03-06 16:05:51.13590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31];12;8)" office:value-type="string" office:string-value="16:05:51">
            <text:p>16:05:51</text:p>
          </table:table-cell>
          <table:table-cell table:formula="of:=IF(ISNUMBER(SEARCH(&quot;throttling&quot;;[.G73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31</text:p>
          </table:table-cell>
          <table:table-cell office:value-type="string">
            <text:p>2017-03-06 16:05:51.14004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32];12;8)" office:value-type="string" office:string-value="16:05:51">
            <text:p>16:05:51</text:p>
          </table:table-cell>
          <table:table-cell table:formula="of:=IF(ISNUMBER(SEARCH(&quot;throttling&quot;;[.G73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32</text:p>
          </table:table-cell>
          <table:table-cell office:value-type="string">
            <text:p>2017-03-06 16:05:51.14346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733];12;8)" office:value-type="string" office:string-value="16:05:51">
            <text:p>16:05:51</text:p>
          </table:table-cell>
          <table:table-cell table:formula="of:=IF(ISNUMBER(SEARCH(&quot;throttling&quot;;[.G73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733</text:p>
          </table:table-cell>
          <table:table-cell office:value-type="string">
            <text:p>2017-03-06 16:05:51.34552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34];12;8)" office:value-type="string" office:string-value="16:05:51">
            <text:p>16:05:51</text:p>
          </table:table-cell>
          <table:table-cell table:formula="of:=IF(ISNUMBER(SEARCH(&quot;throttling&quot;;[.G73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34</text:p>
          </table:table-cell>
          <table:table-cell office:value-type="string">
            <text:p>2017-03-06 16:05:51.34938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35];12;8)" office:value-type="string" office:string-value="16:05:51">
            <text:p>16:05:51</text:p>
          </table:table-cell>
          <table:table-cell table:formula="of:=IF(ISNUMBER(SEARCH(&quot;throttling&quot;;[.G73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35</text:p>
          </table:table-cell>
          <table:table-cell office:value-type="string">
            <text:p>2017-03-06 16:05:51.35273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736];12;8)" office:value-type="string" office:string-value="16:05:51">
            <text:p>16:05:51</text:p>
          </table:table-cell>
          <table:table-cell table:formula="of:=IF(ISNUMBER(SEARCH(&quot;throttling&quot;;[.G73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736</text:p>
          </table:table-cell>
          <table:table-cell office:value-type="string">
            <text:p>2017-03-06 16:05:51.55384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737];12;8)" office:value-type="string" office:string-value="16:05:51">
            <text:p>16:05:51</text:p>
          </table:table-cell>
          <table:table-cell table:formula="of:=IF(ISNUMBER(SEARCH(&quot;throttling&quot;;[.G73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37</text:p>
          </table:table-cell>
          <table:table-cell office:value-type="string">
            <text:p>2017-03-06 16:05:51.55818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38];12;8)" office:value-type="string" office:string-value="16:05:51">
            <text:p>16:05:51</text:p>
          </table:table-cell>
          <table:table-cell table:formula="of:=IF(ISNUMBER(SEARCH(&quot;throttling&quot;;[.G73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38</text:p>
          </table:table-cell>
          <table:table-cell office:value-type="string">
            <text:p>2017-03-06 16:05:51.56180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739];12;8)" office:value-type="string" office:string-value="16:05:51">
            <text:p>16:05:51</text:p>
          </table:table-cell>
          <table:table-cell table:formula="of:=IF(ISNUMBER(SEARCH(&quot;throttling&quot;;[.G73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739</text:p>
          </table:table-cell>
          <table:table-cell office:value-type="string">
            <text:p>2017-03-06 16:05:51.76254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40];12;8)" office:value-type="string" office:string-value="16:05:51">
            <text:p>16:05:51</text:p>
          </table:table-cell>
          <table:table-cell table:formula="of:=IF(ISNUMBER(SEARCH(&quot;throttling&quot;;[.G74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40</text:p>
          </table:table-cell>
          <table:table-cell office:value-type="string">
            <text:p>2017-03-06 16:05:51.76650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41];12;8)" office:value-type="string" office:string-value="16:05:51">
            <text:p>16:05:51</text:p>
          </table:table-cell>
          <table:table-cell table:formula="of:=IF(ISNUMBER(SEARCH(&quot;throttling&quot;;[.G74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41</text:p>
          </table:table-cell>
          <table:table-cell office:value-type="string">
            <text:p>2017-03-06 16:05:51.77009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742];12;8)" office:value-type="string" office:string-value="16:05:51">
            <text:p>16:05:51</text:p>
          </table:table-cell>
          <table:table-cell table:formula="of:=IF(ISNUMBER(SEARCH(&quot;throttling&quot;;[.G74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742</text:p>
          </table:table-cell>
          <table:table-cell office:value-type="string">
            <text:p>2017-03-06 16:05:51.97048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43];12;8)" office:value-type="string" office:string-value="16:05:51">
            <text:p>16:05:51</text:p>
          </table:table-cell>
          <table:table-cell table:formula="of:=IF(ISNUMBER(SEARCH(&quot;throttling&quot;;[.G74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43</text:p>
          </table:table-cell>
          <table:table-cell office:value-type="string">
            <text:p>2017-03-06 16:05:51.97410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44];12;8)" office:value-type="string" office:string-value="16:05:51">
            <text:p>16:05:51</text:p>
          </table:table-cell>
          <table:table-cell table:formula="of:=IF(ISNUMBER(SEARCH(&quot;throttling&quot;;[.G74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44</text:p>
          </table:table-cell>
          <table:table-cell office:value-type="string">
            <text:p>2017-03-06 16:05:51.97834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745];12;8)" office:value-type="string" office:string-value="16:05:51">
            <text:p>16:05:51</text:p>
          </table:table-cell>
          <table:table-cell table:formula="of:=IF(ISNUMBER(SEARCH(&quot;throttling&quot;;[.G74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745</text:p>
          </table:table-cell>
          <table:table-cell office:value-type="string">
            <text:p>2017-03-06 16:05:52.17993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46];12;8)" office:value-type="string" office:string-value="16:05:52">
            <text:p>16:05:52</text:p>
          </table:table-cell>
          <table:table-cell table:formula="of:=IF(ISNUMBER(SEARCH(&quot;throttling&quot;;[.G74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46</text:p>
          </table:table-cell>
          <table:table-cell office:value-type="string">
            <text:p>2017-03-06 16:05:52.18371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47];12;8)" office:value-type="string" office:string-value="16:05:52">
            <text:p>16:05:52</text:p>
          </table:table-cell>
          <table:table-cell table:formula="of:=IF(ISNUMBER(SEARCH(&quot;throttling&quot;;[.G74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47</text:p>
          </table:table-cell>
          <table:table-cell office:value-type="string">
            <text:p>2017-03-06 16:05:52.18709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748];12;8)" office:value-type="string" office:string-value="16:05:52">
            <text:p>16:05:52</text:p>
          </table:table-cell>
          <table:table-cell table:formula="of:=IF(ISNUMBER(SEARCH(&quot;throttling&quot;;[.G74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748</text:p>
          </table:table-cell>
          <table:table-cell office:value-type="string">
            <text:p>2017-03-06 16:05:52.38809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49];12;8)" office:value-type="string" office:string-value="16:05:52">
            <text:p>16:05:52</text:p>
          </table:table-cell>
          <table:table-cell table:formula="of:=IF(ISNUMBER(SEARCH(&quot;throttling&quot;;[.G74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49</text:p>
          </table:table-cell>
          <table:table-cell office:value-type="string">
            <text:p>2017-03-06 16:05:52.39194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50];12;8)" office:value-type="string" office:string-value="16:05:52">
            <text:p>16:05:52</text:p>
          </table:table-cell>
          <table:table-cell table:formula="of:=IF(ISNUMBER(SEARCH(&quot;throttling&quot;;[.G75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50</text:p>
          </table:table-cell>
          <table:table-cell office:value-type="string">
            <text:p>2017-03-06 16:05:52.39572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751];12;8)" office:value-type="string" office:string-value="16:05:52">
            <text:p>16:05:52</text:p>
          </table:table-cell>
          <table:table-cell table:formula="of:=IF(ISNUMBER(SEARCH(&quot;throttling&quot;;[.G75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751</text:p>
          </table:table-cell>
          <table:table-cell office:value-type="string">
            <text:p>2017-03-06 16:05:52.61874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752];12;8)" office:value-type="string" office:string-value="16:05:52">
            <text:p>16:05:52</text:p>
          </table:table-cell>
          <table:table-cell table:formula="of:=IF(ISNUMBER(SEARCH(&quot;throttling&quot;;[.G75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52</text:p>
          </table:table-cell>
          <table:table-cell office:value-type="string">
            <text:p>2017-03-06 16:05:52.62228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53];12;8)" office:value-type="string" office:string-value="16:05:52">
            <text:p>16:05:52</text:p>
          </table:table-cell>
          <table:table-cell table:formula="of:=IF(ISNUMBER(SEARCH(&quot;throttling&quot;;[.G75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53</text:p>
          </table:table-cell>
          <table:table-cell office:value-type="string">
            <text:p>2017-03-06 16:05:52.62559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754];12;8)" office:value-type="string" office:string-value="16:05:52">
            <text:p>16:05:52</text:p>
          </table:table-cell>
          <table:table-cell table:formula="of:=IF(ISNUMBER(SEARCH(&quot;throttling&quot;;[.G75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754</text:p>
          </table:table-cell>
          <table:table-cell office:value-type="string">
            <text:p>2017-03-06 16:05:52.82716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55];12;8)" office:value-type="string" office:string-value="16:05:52">
            <text:p>16:05:52</text:p>
          </table:table-cell>
          <table:table-cell table:formula="of:=IF(ISNUMBER(SEARCH(&quot;throttling&quot;;[.G75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55</text:p>
          </table:table-cell>
          <table:table-cell office:value-type="string">
            <text:p>2017-03-06 16:05:52.83111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56];12;8)" office:value-type="string" office:string-value="16:05:52">
            <text:p>16:05:52</text:p>
          </table:table-cell>
          <table:table-cell table:formula="of:=IF(ISNUMBER(SEARCH(&quot;throttling&quot;;[.G75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56</text:p>
          </table:table-cell>
          <table:table-cell office:value-type="string">
            <text:p>2017-03-06 16:05:52.83419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757];12;8)" office:value-type="string" office:string-value="16:05:52">
            <text:p>16:05:52</text:p>
          </table:table-cell>
          <table:table-cell table:formula="of:=IF(ISNUMBER(SEARCH(&quot;throttling&quot;;[.G75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757</text:p>
          </table:table-cell>
          <table:table-cell office:value-type="string">
            <text:p>2017-03-06 16:05:53.03537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58];12;8)" office:value-type="string" office:string-value="16:05:53">
            <text:p>16:05:53</text:p>
          </table:table-cell>
          <table:table-cell table:formula="of:=IF(ISNUMBER(SEARCH(&quot;throttling&quot;;[.G75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58</text:p>
          </table:table-cell>
          <table:table-cell office:value-type="string">
            <text:p>2017-03-06 16:05:53.03907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59];12;8)" office:value-type="string" office:string-value="16:05:53">
            <text:p>16:05:53</text:p>
          </table:table-cell>
          <table:table-cell table:formula="of:=IF(ISNUMBER(SEARCH(&quot;throttling&quot;;[.G75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59</text:p>
          </table:table-cell>
          <table:table-cell office:value-type="string">
            <text:p>2017-03-06 16:05:53.04284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760];12;8)" office:value-type="string" office:string-value="16:05:53">
            <text:p>16:05:53</text:p>
          </table:table-cell>
          <table:table-cell table:formula="of:=IF(ISNUMBER(SEARCH(&quot;throttling&quot;;[.G76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760</text:p>
          </table:table-cell>
          <table:table-cell office:value-type="string">
            <text:p>2017-03-06 16:05:53.24409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61];12;8)" office:value-type="string" office:string-value="16:05:53">
            <text:p>16:05:53</text:p>
          </table:table-cell>
          <table:table-cell table:formula="of:=IF(ISNUMBER(SEARCH(&quot;throttling&quot;;[.G76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61</text:p>
          </table:table-cell>
          <table:table-cell office:value-type="string">
            <text:p>2017-03-06 16:05:53.24795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62];12;8)" office:value-type="string" office:string-value="16:05:53">
            <text:p>16:05:53</text:p>
          </table:table-cell>
          <table:table-cell table:formula="of:=IF(ISNUMBER(SEARCH(&quot;throttling&quot;;[.G76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62</text:p>
          </table:table-cell>
          <table:table-cell office:value-type="string">
            <text:p>2017-03-06 16:05:53.25148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763];12;8)" office:value-type="string" office:string-value="16:05:53">
            <text:p>16:05:53</text:p>
          </table:table-cell>
          <table:table-cell table:formula="of:=IF(ISNUMBER(SEARCH(&quot;throttling&quot;;[.G76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763</text:p>
          </table:table-cell>
          <table:table-cell office:value-type="string">
            <text:p>2017-03-06 16:05:53.45303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64];12;8)" office:value-type="string" office:string-value="16:05:53">
            <text:p>16:05:53</text:p>
          </table:table-cell>
          <table:table-cell table:formula="of:=IF(ISNUMBER(SEARCH(&quot;throttling&quot;;[.G76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64</text:p>
          </table:table-cell>
          <table:table-cell office:value-type="string">
            <text:p>2017-03-06 16:05:53.45859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65];12;8)" office:value-type="string" office:string-value="16:05:53">
            <text:p>16:05:53</text:p>
          </table:table-cell>
          <table:table-cell table:formula="of:=IF(ISNUMBER(SEARCH(&quot;throttling&quot;;[.G76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65</text:p>
          </table:table-cell>
          <table:table-cell office:value-type="string">
            <text:p>2017-03-06 16:05:53.46195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766];12;8)" office:value-type="string" office:string-value="16:05:53">
            <text:p>16:05:53</text:p>
          </table:table-cell>
          <table:table-cell table:formula="of:=IF(ISNUMBER(SEARCH(&quot;throttling&quot;;[.G76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766</text:p>
          </table:table-cell>
          <table:table-cell office:value-type="string">
            <text:p>2017-03-06 16:05:53.66476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767];12;8)" office:value-type="string" office:string-value="16:05:53">
            <text:p>16:05:53</text:p>
          </table:table-cell>
          <table:table-cell table:formula="of:=IF(ISNUMBER(SEARCH(&quot;throttling&quot;;[.G76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67</text:p>
          </table:table-cell>
          <table:table-cell office:value-type="string">
            <text:p>2017-03-06 16:05:53.66928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68];12;8)" office:value-type="string" office:string-value="16:05:53">
            <text:p>16:05:53</text:p>
          </table:table-cell>
          <table:table-cell table:formula="of:=IF(ISNUMBER(SEARCH(&quot;throttling&quot;;[.G76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68</text:p>
          </table:table-cell>
          <table:table-cell office:value-type="string">
            <text:p>2017-03-06 16:05:53.67297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769];12;8)" office:value-type="string" office:string-value="16:05:53">
            <text:p>16:05:53</text:p>
          </table:table-cell>
          <table:table-cell table:formula="of:=IF(ISNUMBER(SEARCH(&quot;throttling&quot;;[.G76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769</text:p>
          </table:table-cell>
          <table:table-cell office:value-type="string">
            <text:p>2017-03-06 16:05:53.87412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70];12;8)" office:value-type="string" office:string-value="16:05:53">
            <text:p>16:05:53</text:p>
          </table:table-cell>
          <table:table-cell table:formula="of:=IF(ISNUMBER(SEARCH(&quot;throttling&quot;;[.G77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70</text:p>
          </table:table-cell>
          <table:table-cell office:value-type="string">
            <text:p>2017-03-06 16:05:53.87850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71];12;8)" office:value-type="string" office:string-value="16:05:53">
            <text:p>16:05:53</text:p>
          </table:table-cell>
          <table:table-cell table:formula="of:=IF(ISNUMBER(SEARCH(&quot;throttling&quot;;[.G77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71</text:p>
          </table:table-cell>
          <table:table-cell office:value-type="string">
            <text:p>2017-03-06 16:05:53.88195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772];12;8)" office:value-type="string" office:string-value="16:05:53">
            <text:p>16:05:53</text:p>
          </table:table-cell>
          <table:table-cell table:formula="of:=IF(ISNUMBER(SEARCH(&quot;throttling&quot;;[.G77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772</text:p>
          </table:table-cell>
          <table:table-cell office:value-type="string">
            <text:p>2017-03-06 16:05:54.08329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73];12;8)" office:value-type="string" office:string-value="16:05:54">
            <text:p>16:05:54</text:p>
          </table:table-cell>
          <table:table-cell table:formula="of:=IF(ISNUMBER(SEARCH(&quot;throttling&quot;;[.G77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73</text:p>
          </table:table-cell>
          <table:table-cell office:value-type="string">
            <text:p>2017-03-06 16:05:54.08704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74];12;8)" office:value-type="string" office:string-value="16:05:54">
            <text:p>16:05:54</text:p>
          </table:table-cell>
          <table:table-cell table:formula="of:=IF(ISNUMBER(SEARCH(&quot;throttling&quot;;[.G77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74</text:p>
          </table:table-cell>
          <table:table-cell office:value-type="string">
            <text:p>2017-03-06 16:05:54.09143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775];12;8)" office:value-type="string" office:string-value="16:05:54">
            <text:p>16:05:54</text:p>
          </table:table-cell>
          <table:table-cell table:formula="of:=IF(ISNUMBER(SEARCH(&quot;throttling&quot;;[.G77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775</text:p>
          </table:table-cell>
          <table:table-cell office:value-type="string">
            <text:p>2017-03-06 16:05:54.29342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76];12;8)" office:value-type="string" office:string-value="16:05:54">
            <text:p>16:05:54</text:p>
          </table:table-cell>
          <table:table-cell table:formula="of:=IF(ISNUMBER(SEARCH(&quot;throttling&quot;;[.G77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76</text:p>
          </table:table-cell>
          <table:table-cell office:value-type="string">
            <text:p>2017-03-06 16:05:54.29713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77];12;8)" office:value-type="string" office:string-value="16:05:54">
            <text:p>16:05:54</text:p>
          </table:table-cell>
          <table:table-cell table:formula="of:=IF(ISNUMBER(SEARCH(&quot;throttling&quot;;[.G77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77</text:p>
          </table:table-cell>
          <table:table-cell office:value-type="string">
            <text:p>2017-03-06 16:05:54.30060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778];12;8)" office:value-type="string" office:string-value="16:05:54">
            <text:p>16:05:54</text:p>
          </table:table-cell>
          <table:table-cell table:formula="of:=IF(ISNUMBER(SEARCH(&quot;throttling&quot;;[.G77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778</text:p>
          </table:table-cell>
          <table:table-cell office:value-type="string">
            <text:p>2017-03-06 16:05:54.50117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79];12;8)" office:value-type="string" office:string-value="16:05:54">
            <text:p>16:05:54</text:p>
          </table:table-cell>
          <table:table-cell table:formula="of:=IF(ISNUMBER(SEARCH(&quot;throttling&quot;;[.G77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79</text:p>
          </table:table-cell>
          <table:table-cell office:value-type="string">
            <text:p>2017-03-06 16:05:54.50481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80];12;8)" office:value-type="string" office:string-value="16:05:54">
            <text:p>16:05:54</text:p>
          </table:table-cell>
          <table:table-cell table:formula="of:=IF(ISNUMBER(SEARCH(&quot;throttling&quot;;[.G78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80</text:p>
          </table:table-cell>
          <table:table-cell office:value-type="string">
            <text:p>2017-03-06 16:05:54.50839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781];12;8)" office:value-type="string" office:string-value="16:05:54">
            <text:p>16:05:54</text:p>
          </table:table-cell>
          <table:table-cell table:formula="of:=IF(ISNUMBER(SEARCH(&quot;throttling&quot;;[.G78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781</text:p>
          </table:table-cell>
          <table:table-cell office:value-type="string">
            <text:p>2017-03-06 16:05:54.70980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782];12;8)" office:value-type="string" office:string-value="16:05:54">
            <text:p>16:05:54</text:p>
          </table:table-cell>
          <table:table-cell table:formula="of:=IF(ISNUMBER(SEARCH(&quot;throttling&quot;;[.G78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82</text:p>
          </table:table-cell>
          <table:table-cell office:value-type="string">
            <text:p>2017-03-06 16:05:54.71334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83];12;8)" office:value-type="string" office:string-value="16:05:54">
            <text:p>16:05:54</text:p>
          </table:table-cell>
          <table:table-cell table:formula="of:=IF(ISNUMBER(SEARCH(&quot;throttling&quot;;[.G78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83</text:p>
          </table:table-cell>
          <table:table-cell office:value-type="string">
            <text:p>2017-03-06 16:05:54.71696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784];12;8)" office:value-type="string" office:string-value="16:05:54">
            <text:p>16:05:54</text:p>
          </table:table-cell>
          <table:table-cell table:formula="of:=IF(ISNUMBER(SEARCH(&quot;throttling&quot;;[.G78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784</text:p>
          </table:table-cell>
          <table:table-cell office:value-type="string">
            <text:p>2017-03-06 16:05:54.91804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85];12;8)" office:value-type="string" office:string-value="16:05:54">
            <text:p>16:05:54</text:p>
          </table:table-cell>
          <table:table-cell table:formula="of:=IF(ISNUMBER(SEARCH(&quot;throttling&quot;;[.G78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85</text:p>
          </table:table-cell>
          <table:table-cell office:value-type="string">
            <text:p>2017-03-06 16:05:54.92259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86];12;8)" office:value-type="string" office:string-value="16:05:54">
            <text:p>16:05:54</text:p>
          </table:table-cell>
          <table:table-cell table:formula="of:=IF(ISNUMBER(SEARCH(&quot;throttling&quot;;[.G78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86</text:p>
          </table:table-cell>
          <table:table-cell office:value-type="string">
            <text:p>2017-03-06 16:05:54.92755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787];12;8)" office:value-type="string" office:string-value="16:05:54">
            <text:p>16:05:54</text:p>
          </table:table-cell>
          <table:table-cell table:formula="of:=IF(ISNUMBER(SEARCH(&quot;throttling&quot;;[.G78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787</text:p>
          </table:table-cell>
          <table:table-cell office:value-type="string">
            <text:p>2017-03-06 16:05:55.13067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88];12;8)" office:value-type="string" office:string-value="16:05:55">
            <text:p>16:05:55</text:p>
          </table:table-cell>
          <table:table-cell table:formula="of:=IF(ISNUMBER(SEARCH(&quot;throttling&quot;;[.G78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88</text:p>
          </table:table-cell>
          <table:table-cell office:value-type="string">
            <text:p>2017-03-06 16:05:55.13526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89];12;8)" office:value-type="string" office:string-value="16:05:55">
            <text:p>16:05:55</text:p>
          </table:table-cell>
          <table:table-cell table:formula="of:=IF(ISNUMBER(SEARCH(&quot;throttling&quot;;[.G78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89</text:p>
          </table:table-cell>
          <table:table-cell office:value-type="string">
            <text:p>2017-03-06 16:05:55.13872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790];12;8)" office:value-type="string" office:string-value="16:05:55">
            <text:p>16:05:55</text:p>
          </table:table-cell>
          <table:table-cell table:formula="of:=IF(ISNUMBER(SEARCH(&quot;throttling&quot;;[.G79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790</text:p>
          </table:table-cell>
          <table:table-cell office:value-type="string">
            <text:p>2017-03-06 16:05:55.33916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91];12;8)" office:value-type="string" office:string-value="16:05:55">
            <text:p>16:05:55</text:p>
          </table:table-cell>
          <table:table-cell table:formula="of:=IF(ISNUMBER(SEARCH(&quot;throttling&quot;;[.G79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91</text:p>
          </table:table-cell>
          <table:table-cell office:value-type="string">
            <text:p>2017-03-06 16:05:55.34293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92];12;8)" office:value-type="string" office:string-value="16:05:55">
            <text:p>16:05:55</text:p>
          </table:table-cell>
          <table:table-cell table:formula="of:=IF(ISNUMBER(SEARCH(&quot;throttling&quot;;[.G79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92</text:p>
          </table:table-cell>
          <table:table-cell office:value-type="string">
            <text:p>2017-03-06 16:05:55.34655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793];12;8)" office:value-type="string" office:string-value="16:05:55">
            <text:p>16:05:55</text:p>
          </table:table-cell>
          <table:table-cell table:formula="of:=IF(ISNUMBER(SEARCH(&quot;throttling&quot;;[.G79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793</text:p>
          </table:table-cell>
          <table:table-cell office:value-type="string">
            <text:p>2017-03-06 16:05:55.54788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794];12;8)" office:value-type="string" office:string-value="16:05:55">
            <text:p>16:05:55</text:p>
          </table:table-cell>
          <table:table-cell table:formula="of:=IF(ISNUMBER(SEARCH(&quot;throttling&quot;;[.G79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94</text:p>
          </table:table-cell>
          <table:table-cell office:value-type="string">
            <text:p>2017-03-06 16:05:55.55175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95];12;8)" office:value-type="string" office:string-value="16:05:55">
            <text:p>16:05:55</text:p>
          </table:table-cell>
          <table:table-cell table:formula="of:=IF(ISNUMBER(SEARCH(&quot;throttling&quot;;[.G79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95</text:p>
          </table:table-cell>
          <table:table-cell office:value-type="string">
            <text:p>2017-03-06 16:05:55.55510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796];12;8)" office:value-type="string" office:string-value="16:05:55">
            <text:p>16:05:55</text:p>
          </table:table-cell>
          <table:table-cell table:formula="of:=IF(ISNUMBER(SEARCH(&quot;throttling&quot;;[.G79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796</text:p>
          </table:table-cell>
          <table:table-cell office:value-type="string">
            <text:p>2017-03-06 16:05:55.75661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97];12;8)" office:value-type="string" office:string-value="16:05:55">
            <text:p>16:05:55</text:p>
          </table:table-cell>
          <table:table-cell table:formula="of:=IF(ISNUMBER(SEARCH(&quot;throttling&quot;;[.G79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97</text:p>
          </table:table-cell>
          <table:table-cell office:value-type="string">
            <text:p>2017-03-06 16:05:55.76026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798];12;8)" office:value-type="string" office:string-value="16:05:55">
            <text:p>16:05:55</text:p>
          </table:table-cell>
          <table:table-cell table:formula="of:=IF(ISNUMBER(SEARCH(&quot;throttling&quot;;[.G79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798</text:p>
          </table:table-cell>
          <table:table-cell office:value-type="string">
            <text:p>2017-03-06 16:05:55.76411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799];12;8)" office:value-type="string" office:string-value="16:05:55">
            <text:p>16:05:55</text:p>
          </table:table-cell>
          <table:table-cell table:formula="of:=IF(ISNUMBER(SEARCH(&quot;throttling&quot;;[.G79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799</text:p>
          </table:table-cell>
          <table:table-cell office:value-type="string">
            <text:p>2017-03-06 16:05:55.96490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00];12;8)" office:value-type="string" office:string-value="16:05:55">
            <text:p>16:05:55</text:p>
          </table:table-cell>
          <table:table-cell table:formula="of:=IF(ISNUMBER(SEARCH(&quot;throttling&quot;;[.G80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00</text:p>
          </table:table-cell>
          <table:table-cell office:value-type="string">
            <text:p>2017-03-06 16:05:55.96842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01];12;8)" office:value-type="string" office:string-value="16:05:55">
            <text:p>16:05:55</text:p>
          </table:table-cell>
          <table:table-cell table:formula="of:=IF(ISNUMBER(SEARCH(&quot;throttling&quot;;[.G80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01</text:p>
          </table:table-cell>
          <table:table-cell office:value-type="string">
            <text:p>2017-03-06 16:05:55.97183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802];12;8)" office:value-type="string" office:string-value="16:05:55">
            <text:p>16:05:55</text:p>
          </table:table-cell>
          <table:table-cell table:formula="of:=IF(ISNUMBER(SEARCH(&quot;throttling&quot;;[.G80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802</text:p>
          </table:table-cell>
          <table:table-cell office:value-type="string">
            <text:p>2017-03-06 16:05:56.17360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03];12;8)" office:value-type="string" office:string-value="16:05:56">
            <text:p>16:05:56</text:p>
          </table:table-cell>
          <table:table-cell table:formula="of:=IF(ISNUMBER(SEARCH(&quot;throttling&quot;;[.G80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03</text:p>
          </table:table-cell>
          <table:table-cell office:value-type="string">
            <text:p>2017-03-06 16:05:56.17764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04];12;8)" office:value-type="string" office:string-value="16:05:56">
            <text:p>16:05:56</text:p>
          </table:table-cell>
          <table:table-cell table:formula="of:=IF(ISNUMBER(SEARCH(&quot;throttling&quot;;[.G80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04</text:p>
          </table:table-cell>
          <table:table-cell office:value-type="string">
            <text:p>2017-03-06 16:05:56.18113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805];12;8)" office:value-type="string" office:string-value="16:05:56">
            <text:p>16:05:56</text:p>
          </table:table-cell>
          <table:table-cell table:formula="of:=IF(ISNUMBER(SEARCH(&quot;throttling&quot;;[.G80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805</text:p>
          </table:table-cell>
          <table:table-cell office:value-type="string">
            <text:p>2017-03-06 16:05:56.38373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06];12;8)" office:value-type="string" office:string-value="16:05:56">
            <text:p>16:05:56</text:p>
          </table:table-cell>
          <table:table-cell table:formula="of:=IF(ISNUMBER(SEARCH(&quot;throttling&quot;;[.G80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06</text:p>
          </table:table-cell>
          <table:table-cell office:value-type="string">
            <text:p>2017-03-06 16:05:56.38773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07];12;8)" office:value-type="string" office:string-value="16:05:56">
            <text:p>16:05:56</text:p>
          </table:table-cell>
          <table:table-cell table:formula="of:=IF(ISNUMBER(SEARCH(&quot;throttling&quot;;[.G80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07</text:p>
          </table:table-cell>
          <table:table-cell office:value-type="string">
            <text:p>2017-03-06 16:05:56.39130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808];12;8)" office:value-type="string" office:string-value="16:05:56">
            <text:p>16:05:56</text:p>
          </table:table-cell>
          <table:table-cell table:formula="of:=IF(ISNUMBER(SEARCH(&quot;throttling&quot;;[.G80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808</text:p>
          </table:table-cell>
          <table:table-cell office:value-type="string">
            <text:p>2017-03-06 16:05:56.61881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809];12;8)" office:value-type="string" office:string-value="16:05:56">
            <text:p>16:05:56</text:p>
          </table:table-cell>
          <table:table-cell table:formula="of:=IF(ISNUMBER(SEARCH(&quot;throttling&quot;;[.G80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09</text:p>
          </table:table-cell>
          <table:table-cell office:value-type="string">
            <text:p>2017-03-06 16:05:56.62244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10];12;8)" office:value-type="string" office:string-value="16:05:56">
            <text:p>16:05:56</text:p>
          </table:table-cell>
          <table:table-cell table:formula="of:=IF(ISNUMBER(SEARCH(&quot;throttling&quot;;[.G81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10</text:p>
          </table:table-cell>
          <table:table-cell office:value-type="string">
            <text:p>2017-03-06 16:05:56.62596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811];12;8)" office:value-type="string" office:string-value="16:05:56">
            <text:p>16:05:56</text:p>
          </table:table-cell>
          <table:table-cell table:formula="of:=IF(ISNUMBER(SEARCH(&quot;throttling&quot;;[.G81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811</text:p>
          </table:table-cell>
          <table:table-cell office:value-type="string">
            <text:p>2017-03-06 16:05:56.82684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12];12;8)" office:value-type="string" office:string-value="16:05:56">
            <text:p>16:05:56</text:p>
          </table:table-cell>
          <table:table-cell table:formula="of:=IF(ISNUMBER(SEARCH(&quot;throttling&quot;;[.G81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12</text:p>
          </table:table-cell>
          <table:table-cell office:value-type="string">
            <text:p>2017-03-06 16:05:56.83034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13];12;8)" office:value-type="string" office:string-value="16:05:56">
            <text:p>16:05:56</text:p>
          </table:table-cell>
          <table:table-cell table:formula="of:=IF(ISNUMBER(SEARCH(&quot;throttling&quot;;[.G81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13</text:p>
          </table:table-cell>
          <table:table-cell office:value-type="string">
            <text:p>2017-03-06 16:05:56.83366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814];12;8)" office:value-type="string" office:string-value="16:05:56">
            <text:p>16:05:56</text:p>
          </table:table-cell>
          <table:table-cell table:formula="of:=IF(ISNUMBER(SEARCH(&quot;throttling&quot;;[.G81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814</text:p>
          </table:table-cell>
          <table:table-cell office:value-type="string">
            <text:p>2017-03-06 16:05:57.03595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15];12;8)" office:value-type="string" office:string-value="16:05:57">
            <text:p>16:05:57</text:p>
          </table:table-cell>
          <table:table-cell table:formula="of:=IF(ISNUMBER(SEARCH(&quot;throttling&quot;;[.G81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15</text:p>
          </table:table-cell>
          <table:table-cell office:value-type="string">
            <text:p>2017-03-06 16:05:57.03979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16];12;8)" office:value-type="string" office:string-value="16:05:57">
            <text:p>16:05:57</text:p>
          </table:table-cell>
          <table:table-cell table:formula="of:=IF(ISNUMBER(SEARCH(&quot;throttling&quot;;[.G81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16</text:p>
          </table:table-cell>
          <table:table-cell office:value-type="string">
            <text:p>2017-03-06 16:05:57.04349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817];12;8)" office:value-type="string" office:string-value="16:05:57">
            <text:p>16:05:57</text:p>
          </table:table-cell>
          <table:table-cell table:formula="of:=IF(ISNUMBER(SEARCH(&quot;throttling&quot;;[.G81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817</text:p>
          </table:table-cell>
          <table:table-cell office:value-type="string">
            <text:p>2017-03-06 16:05:57.24946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18];12;8)" office:value-type="string" office:string-value="16:05:57">
            <text:p>16:05:57</text:p>
          </table:table-cell>
          <table:table-cell table:formula="of:=IF(ISNUMBER(SEARCH(&quot;throttling&quot;;[.G81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18</text:p>
          </table:table-cell>
          <table:table-cell office:value-type="string">
            <text:p>2017-03-06 16:05:57.25396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19];12;8)" office:value-type="string" office:string-value="16:05:57">
            <text:p>16:05:57</text:p>
          </table:table-cell>
          <table:table-cell table:formula="of:=IF(ISNUMBER(SEARCH(&quot;throttling&quot;;[.G81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19</text:p>
          </table:table-cell>
          <table:table-cell office:value-type="string">
            <text:p>2017-03-06 16:05:57.25888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820];12;8)" office:value-type="string" office:string-value="16:05:57">
            <text:p>16:05:57</text:p>
          </table:table-cell>
          <table:table-cell table:formula="of:=IF(ISNUMBER(SEARCH(&quot;throttling&quot;;[.G82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820</text:p>
          </table:table-cell>
          <table:table-cell office:value-type="string">
            <text:p>2017-03-06 16:05:57.45996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21];12;8)" office:value-type="string" office:string-value="16:05:57">
            <text:p>16:05:57</text:p>
          </table:table-cell>
          <table:table-cell table:formula="of:=IF(ISNUMBER(SEARCH(&quot;throttling&quot;;[.G82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21</text:p>
          </table:table-cell>
          <table:table-cell office:value-type="string">
            <text:p>2017-03-06 16:05:57.46391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22];12;8)" office:value-type="string" office:string-value="16:05:57">
            <text:p>16:05:57</text:p>
          </table:table-cell>
          <table:table-cell table:formula="of:=IF(ISNUMBER(SEARCH(&quot;throttling&quot;;[.G82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22</text:p>
          </table:table-cell>
          <table:table-cell office:value-type="string">
            <text:p>2017-03-06 16:05:57.46871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823];12;8)" office:value-type="string" office:string-value="16:05:57">
            <text:p>16:05:57</text:p>
          </table:table-cell>
          <table:table-cell table:formula="of:=IF(ISNUMBER(SEARCH(&quot;throttling&quot;;[.G82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823</text:p>
          </table:table-cell>
          <table:table-cell office:value-type="string">
            <text:p>2017-03-06 16:05:57.67035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824];12;8)" office:value-type="string" office:string-value="16:05:57">
            <text:p>16:05:57</text:p>
          </table:table-cell>
          <table:table-cell table:formula="of:=IF(ISNUMBER(SEARCH(&quot;throttling&quot;;[.G82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24</text:p>
          </table:table-cell>
          <table:table-cell office:value-type="string">
            <text:p>2017-03-06 16:05:57.67412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25];12;8)" office:value-type="string" office:string-value="16:05:57">
            <text:p>16:05:57</text:p>
          </table:table-cell>
          <table:table-cell table:formula="of:=IF(ISNUMBER(SEARCH(&quot;throttling&quot;;[.G82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25</text:p>
          </table:table-cell>
          <table:table-cell office:value-type="string">
            <text:p>2017-03-06 16:05:57.67734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826];12;8)" office:value-type="string" office:string-value="16:05:57">
            <text:p>16:05:57</text:p>
          </table:table-cell>
          <table:table-cell table:formula="of:=IF(ISNUMBER(SEARCH(&quot;throttling&quot;;[.G82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826</text:p>
          </table:table-cell>
          <table:table-cell office:value-type="string">
            <text:p>2017-03-06 16:05:57.87938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27];12;8)" office:value-type="string" office:string-value="16:05:57">
            <text:p>16:05:57</text:p>
          </table:table-cell>
          <table:table-cell table:formula="of:=IF(ISNUMBER(SEARCH(&quot;throttling&quot;;[.G82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27</text:p>
          </table:table-cell>
          <table:table-cell office:value-type="string">
            <text:p>2017-03-06 16:05:57.88349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28];12;8)" office:value-type="string" office:string-value="16:05:57">
            <text:p>16:05:57</text:p>
          </table:table-cell>
          <table:table-cell table:formula="of:=IF(ISNUMBER(SEARCH(&quot;throttling&quot;;[.G82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28</text:p>
          </table:table-cell>
          <table:table-cell office:value-type="string">
            <text:p>2017-03-06 16:05:57.88676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829];12;8)" office:value-type="string" office:string-value="16:05:57">
            <text:p>16:05:57</text:p>
          </table:table-cell>
          <table:table-cell table:formula="of:=IF(ISNUMBER(SEARCH(&quot;throttling&quot;;[.G82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829</text:p>
          </table:table-cell>
          <table:table-cell office:value-type="string">
            <text:p>2017-03-06 16:05:58.08893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30];12;8)" office:value-type="string" office:string-value="16:05:58">
            <text:p>16:05:58</text:p>
          </table:table-cell>
          <table:table-cell table:formula="of:=IF(ISNUMBER(SEARCH(&quot;throttling&quot;;[.G83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30</text:p>
          </table:table-cell>
          <table:table-cell office:value-type="string">
            <text:p>2017-03-06 16:05:58.09280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31];12;8)" office:value-type="string" office:string-value="16:05:58">
            <text:p>16:05:58</text:p>
          </table:table-cell>
          <table:table-cell table:formula="of:=IF(ISNUMBER(SEARCH(&quot;throttling&quot;;[.G83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31</text:p>
          </table:table-cell>
          <table:table-cell office:value-type="string">
            <text:p>2017-03-06 16:05:58.09665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832];12;8)" office:value-type="string" office:string-value="16:05:58">
            <text:p>16:05:58</text:p>
          </table:table-cell>
          <table:table-cell table:formula="of:=IF(ISNUMBER(SEARCH(&quot;throttling&quot;;[.G83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832</text:p>
          </table:table-cell>
          <table:table-cell office:value-type="string">
            <text:p>2017-03-06 16:05:58.29867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33];12;8)" office:value-type="string" office:string-value="16:05:58">
            <text:p>16:05:58</text:p>
          </table:table-cell>
          <table:table-cell table:formula="of:=IF(ISNUMBER(SEARCH(&quot;throttling&quot;;[.G83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33</text:p>
          </table:table-cell>
          <table:table-cell office:value-type="string">
            <text:p>2017-03-06 16:05:58.30256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34];12;8)" office:value-type="string" office:string-value="16:05:58">
            <text:p>16:05:58</text:p>
          </table:table-cell>
          <table:table-cell table:formula="of:=IF(ISNUMBER(SEARCH(&quot;throttling&quot;;[.G83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34</text:p>
          </table:table-cell>
          <table:table-cell office:value-type="string">
            <text:p>2017-03-06 16:05:58.30618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835];12;8)" office:value-type="string" office:string-value="16:05:58">
            <text:p>16:05:58</text:p>
          </table:table-cell>
          <table:table-cell table:formula="of:=IF(ISNUMBER(SEARCH(&quot;throttling&quot;;[.G83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835</text:p>
          </table:table-cell>
          <table:table-cell office:value-type="string">
            <text:p>2017-03-06 16:05:58.50733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36];12;8)" office:value-type="string" office:string-value="16:05:58">
            <text:p>16:05:58</text:p>
          </table:table-cell>
          <table:table-cell table:formula="of:=IF(ISNUMBER(SEARCH(&quot;throttling&quot;;[.G83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36</text:p>
          </table:table-cell>
          <table:table-cell office:value-type="string">
            <text:p>2017-03-06 16:05:58.51184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37];12;8)" office:value-type="string" office:string-value="16:05:58">
            <text:p>16:05:58</text:p>
          </table:table-cell>
          <table:table-cell table:formula="of:=IF(ISNUMBER(SEARCH(&quot;throttling&quot;;[.G83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37</text:p>
          </table:table-cell>
          <table:table-cell office:value-type="string">
            <text:p>2017-03-06 16:05:58.51643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838];12;8)" office:value-type="string" office:string-value="16:05:58">
            <text:p>16:05:58</text:p>
          </table:table-cell>
          <table:table-cell table:formula="of:=IF(ISNUMBER(SEARCH(&quot;throttling&quot;;[.G83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838</text:p>
          </table:table-cell>
          <table:table-cell office:value-type="string">
            <text:p>2017-03-06 16:05:58.71852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839];12;8)" office:value-type="string" office:string-value="16:05:58">
            <text:p>16:05:58</text:p>
          </table:table-cell>
          <table:table-cell table:formula="of:=IF(ISNUMBER(SEARCH(&quot;throttling&quot;;[.G83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39</text:p>
          </table:table-cell>
          <table:table-cell office:value-type="string">
            <text:p>2017-03-06 16:05:58.72248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40];12;8)" office:value-type="string" office:string-value="16:05:58">
            <text:p>16:05:58</text:p>
          </table:table-cell>
          <table:table-cell table:formula="of:=IF(ISNUMBER(SEARCH(&quot;throttling&quot;;[.G84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40</text:p>
          </table:table-cell>
          <table:table-cell office:value-type="string">
            <text:p>2017-03-06 16:05:58.72578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841];12;8)" office:value-type="string" office:string-value="16:05:58">
            <text:p>16:05:58</text:p>
          </table:table-cell>
          <table:table-cell table:formula="of:=IF(ISNUMBER(SEARCH(&quot;throttling&quot;;[.G84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841</text:p>
          </table:table-cell>
          <table:table-cell office:value-type="string">
            <text:p>2017-03-06 16:05:58.93063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42];12;8)" office:value-type="string" office:string-value="16:05:58">
            <text:p>16:05:58</text:p>
          </table:table-cell>
          <table:table-cell table:formula="of:=IF(ISNUMBER(SEARCH(&quot;throttling&quot;;[.G84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42</text:p>
          </table:table-cell>
          <table:table-cell office:value-type="string">
            <text:p>2017-03-06 16:05:58.93577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43];12;8)" office:value-type="string" office:string-value="16:05:58">
            <text:p>16:05:58</text:p>
          </table:table-cell>
          <table:table-cell table:formula="of:=IF(ISNUMBER(SEARCH(&quot;throttling&quot;;[.G84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43</text:p>
          </table:table-cell>
          <table:table-cell office:value-type="string">
            <text:p>2017-03-06 16:05:58.93957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844];12;8)" office:value-type="string" office:string-value="16:05:58">
            <text:p>16:05:58</text:p>
          </table:table-cell>
          <table:table-cell table:formula="of:=IF(ISNUMBER(SEARCH(&quot;throttling&quot;;[.G84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844</text:p>
          </table:table-cell>
          <table:table-cell office:value-type="string">
            <text:p>2017-03-06 16:05:59.14055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45];12;8)" office:value-type="string" office:string-value="16:05:59">
            <text:p>16:05:59</text:p>
          </table:table-cell>
          <table:table-cell table:formula="of:=IF(ISNUMBER(SEARCH(&quot;throttling&quot;;[.G84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45</text:p>
          </table:table-cell>
          <table:table-cell office:value-type="string">
            <text:p>2017-03-06 16:05:59.14437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46];12;8)" office:value-type="string" office:string-value="16:05:59">
            <text:p>16:05:59</text:p>
          </table:table-cell>
          <table:table-cell table:formula="of:=IF(ISNUMBER(SEARCH(&quot;throttling&quot;;[.G84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46</text:p>
          </table:table-cell>
          <table:table-cell office:value-type="string">
            <text:p>2017-03-06 16:05:59.15016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847];12;8)" office:value-type="string" office:string-value="16:05:59">
            <text:p>16:05:59</text:p>
          </table:table-cell>
          <table:table-cell table:formula="of:=IF(ISNUMBER(SEARCH(&quot;throttling&quot;;[.G84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847</text:p>
          </table:table-cell>
          <table:table-cell office:value-type="string">
            <text:p>2017-03-06 16:05:59.35154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48];12;8)" office:value-type="string" office:string-value="16:05:59">
            <text:p>16:05:59</text:p>
          </table:table-cell>
          <table:table-cell table:formula="of:=IF(ISNUMBER(SEARCH(&quot;throttling&quot;;[.G84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48</text:p>
          </table:table-cell>
          <table:table-cell office:value-type="string">
            <text:p>2017-03-06 16:05:59.35539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49];12;8)" office:value-type="string" office:string-value="16:05:59">
            <text:p>16:05:59</text:p>
          </table:table-cell>
          <table:table-cell table:formula="of:=IF(ISNUMBER(SEARCH(&quot;throttling&quot;;[.G84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49</text:p>
          </table:table-cell>
          <table:table-cell office:value-type="string">
            <text:p>2017-03-06 16:05:59.35871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850];12;8)" office:value-type="string" office:string-value="16:05:59">
            <text:p>16:05:59</text:p>
          </table:table-cell>
          <table:table-cell table:formula="of:=IF(ISNUMBER(SEARCH(&quot;throttling&quot;;[.G85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850</text:p>
          </table:table-cell>
          <table:table-cell office:value-type="string">
            <text:p>2017-03-06 16:05:59.56026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851];12;8)" office:value-type="string" office:string-value="16:05:59">
            <text:p>16:05:59</text:p>
          </table:table-cell>
          <table:table-cell table:formula="of:=IF(ISNUMBER(SEARCH(&quot;throttling&quot;;[.G85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51</text:p>
          </table:table-cell>
          <table:table-cell office:value-type="string">
            <text:p>2017-03-06 16:05:59.56424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52];12;8)" office:value-type="string" office:string-value="16:05:59">
            <text:p>16:05:59</text:p>
          </table:table-cell>
          <table:table-cell table:formula="of:=IF(ISNUMBER(SEARCH(&quot;throttling&quot;;[.G85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52</text:p>
          </table:table-cell>
          <table:table-cell office:value-type="string">
            <text:p>2017-03-06 16:05:59.56740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853];12;8)" office:value-type="string" office:string-value="16:05:59">
            <text:p>16:05:59</text:p>
          </table:table-cell>
          <table:table-cell table:formula="of:=IF(ISNUMBER(SEARCH(&quot;throttling&quot;;[.G85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853</text:p>
          </table:table-cell>
          <table:table-cell office:value-type="string">
            <text:p>2017-03-06 16:05:59.76932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54];12;8)" office:value-type="string" office:string-value="16:05:59">
            <text:p>16:05:59</text:p>
          </table:table-cell>
          <table:table-cell table:formula="of:=IF(ISNUMBER(SEARCH(&quot;throttling&quot;;[.G85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54</text:p>
          </table:table-cell>
          <table:table-cell office:value-type="string">
            <text:p>2017-03-06 16:05:59.77338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55];12;8)" office:value-type="string" office:string-value="16:05:59">
            <text:p>16:05:59</text:p>
          </table:table-cell>
          <table:table-cell table:formula="of:=IF(ISNUMBER(SEARCH(&quot;throttling&quot;;[.G85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55</text:p>
          </table:table-cell>
          <table:table-cell office:value-type="string">
            <text:p>2017-03-06 16:05:59.77744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856];12;8)" office:value-type="string" office:string-value="16:05:59">
            <text:p>16:05:59</text:p>
          </table:table-cell>
          <table:table-cell table:formula="of:=IF(ISNUMBER(SEARCH(&quot;throttling&quot;;[.G85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856</text:p>
          </table:table-cell>
          <table:table-cell office:value-type="string">
            <text:p>2017-03-06 16:05:59.98024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57];12;8)" office:value-type="string" office:string-value="16:05:59">
            <text:p>16:05:59</text:p>
          </table:table-cell>
          <table:table-cell table:formula="of:=IF(ISNUMBER(SEARCH(&quot;throttling&quot;;[.G85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57</text:p>
          </table:table-cell>
          <table:table-cell office:value-type="string">
            <text:p>2017-03-06 16:05:59.98431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58];12;8)" office:value-type="string" office:string-value="16:05:59">
            <text:p>16:05:59</text:p>
          </table:table-cell>
          <table:table-cell table:formula="of:=IF(ISNUMBER(SEARCH(&quot;throttling&quot;;[.G85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58</text:p>
          </table:table-cell>
          <table:table-cell office:value-type="string">
            <text:p>2017-03-06 16:05:59.98766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859];12;8)" office:value-type="string" office:string-value="16:05:59">
            <text:p>16:05:59</text:p>
          </table:table-cell>
          <table:table-cell table:formula="of:=IF(ISNUMBER(SEARCH(&quot;throttling&quot;;[.G85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859</text:p>
          </table:table-cell>
          <table:table-cell office:value-type="string">
            <text:p>2017-03-06 16:06:00.19087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60];12;8)" office:value-type="string" office:string-value="16:06:00">
            <text:p>16:06:00</text:p>
          </table:table-cell>
          <table:table-cell table:formula="of:=IF(ISNUMBER(SEARCH(&quot;throttling&quot;;[.G86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60</text:p>
          </table:table-cell>
          <table:table-cell office:value-type="string">
            <text:p>2017-03-06 16:06:00.19482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61];12;8)" office:value-type="string" office:string-value="16:06:00">
            <text:p>16:06:00</text:p>
          </table:table-cell>
          <table:table-cell table:formula="of:=IF(ISNUMBER(SEARCH(&quot;throttling&quot;;[.G86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61</text:p>
          </table:table-cell>
          <table:table-cell office:value-type="string">
            <text:p>2017-03-06 16:06:00.19834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862];12;8)" office:value-type="string" office:string-value="16:06:00">
            <text:p>16:06:00</text:p>
          </table:table-cell>
          <table:table-cell table:formula="of:=IF(ISNUMBER(SEARCH(&quot;throttling&quot;;[.G86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862</text:p>
          </table:table-cell>
          <table:table-cell office:value-type="string">
            <text:p>2017-03-06 16:06:00.40025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63];12;8)" office:value-type="string" office:string-value="16:06:00">
            <text:p>16:06:00</text:p>
          </table:table-cell>
          <table:table-cell table:formula="of:=IF(ISNUMBER(SEARCH(&quot;throttling&quot;;[.G86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63</text:p>
          </table:table-cell>
          <table:table-cell office:value-type="string">
            <text:p>2017-03-06 16:06:00.40483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64];12;8)" office:value-type="string" office:string-value="16:06:00">
            <text:p>16:06:00</text:p>
          </table:table-cell>
          <table:table-cell table:formula="of:=IF(ISNUMBER(SEARCH(&quot;throttling&quot;;[.G86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64</text:p>
          </table:table-cell>
          <table:table-cell office:value-type="string">
            <text:p>2017-03-06 16:06:00.40844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865];12;8)" office:value-type="string" office:string-value="16:06:00">
            <text:p>16:06:00</text:p>
          </table:table-cell>
          <table:table-cell table:formula="of:=IF(ISNUMBER(SEARCH(&quot;throttling&quot;;[.G86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865</text:p>
          </table:table-cell>
          <table:table-cell office:value-type="string">
            <text:p>2017-03-06 16:06:00.62026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866];12;8)" office:value-type="string" office:string-value="16:06:00">
            <text:p>16:06:00</text:p>
          </table:table-cell>
          <table:table-cell table:formula="of:=IF(ISNUMBER(SEARCH(&quot;throttling&quot;;[.G86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66</text:p>
          </table:table-cell>
          <table:table-cell office:value-type="string">
            <text:p>2017-03-06 16:06:00.62519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67];12;8)" office:value-type="string" office:string-value="16:06:00">
            <text:p>16:06:00</text:p>
          </table:table-cell>
          <table:table-cell table:formula="of:=IF(ISNUMBER(SEARCH(&quot;throttling&quot;;[.G86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67</text:p>
          </table:table-cell>
          <table:table-cell office:value-type="string">
            <text:p>2017-03-06 16:06:00.62889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868];12;8)" office:value-type="string" office:string-value="16:06:00">
            <text:p>16:06:00</text:p>
          </table:table-cell>
          <table:table-cell table:formula="of:=IF(ISNUMBER(SEARCH(&quot;throttling&quot;;[.G86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868</text:p>
          </table:table-cell>
          <table:table-cell office:value-type="string">
            <text:p>2017-03-06 16:06:00.83060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69];12;8)" office:value-type="string" office:string-value="16:06:00">
            <text:p>16:06:00</text:p>
          </table:table-cell>
          <table:table-cell table:formula="of:=IF(ISNUMBER(SEARCH(&quot;throttling&quot;;[.G86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69</text:p>
          </table:table-cell>
          <table:table-cell office:value-type="string">
            <text:p>2017-03-06 16:06:00.83463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70];12;8)" office:value-type="string" office:string-value="16:06:00">
            <text:p>16:06:00</text:p>
          </table:table-cell>
          <table:table-cell table:formula="of:=IF(ISNUMBER(SEARCH(&quot;throttling&quot;;[.G87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70</text:p>
          </table:table-cell>
          <table:table-cell office:value-type="string">
            <text:p>2017-03-06 16:06:00.83791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871];12;8)" office:value-type="string" office:string-value="16:06:00">
            <text:p>16:06:00</text:p>
          </table:table-cell>
          <table:table-cell table:formula="of:=IF(ISNUMBER(SEARCH(&quot;throttling&quot;;[.G87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871</text:p>
          </table:table-cell>
          <table:table-cell office:value-type="string">
            <text:p>2017-03-06 16:06:01.03979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72];12;8)" office:value-type="string" office:string-value="16:06:01">
            <text:p>16:06:01</text:p>
          </table:table-cell>
          <table:table-cell table:formula="of:=IF(ISNUMBER(SEARCH(&quot;throttling&quot;;[.G87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72</text:p>
          </table:table-cell>
          <table:table-cell office:value-type="string">
            <text:p>2017-03-06 16:06:01.04432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73];12;8)" office:value-type="string" office:string-value="16:06:01">
            <text:p>16:06:01</text:p>
          </table:table-cell>
          <table:table-cell table:formula="of:=IF(ISNUMBER(SEARCH(&quot;throttling&quot;;[.G87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73</text:p>
          </table:table-cell>
          <table:table-cell office:value-type="string">
            <text:p>2017-03-06 16:06:01.04763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874];12;8)" office:value-type="string" office:string-value="16:06:01">
            <text:p>16:06:01</text:p>
          </table:table-cell>
          <table:table-cell table:formula="of:=IF(ISNUMBER(SEARCH(&quot;throttling&quot;;[.G87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874</text:p>
          </table:table-cell>
          <table:table-cell office:value-type="string">
            <text:p>2017-03-06 16:06:01.24889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75];12;8)" office:value-type="string" office:string-value="16:06:01">
            <text:p>16:06:01</text:p>
          </table:table-cell>
          <table:table-cell table:formula="of:=IF(ISNUMBER(SEARCH(&quot;throttling&quot;;[.G87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75</text:p>
          </table:table-cell>
          <table:table-cell office:value-type="string">
            <text:p>2017-03-06 16:06:01.25272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76];12;8)" office:value-type="string" office:string-value="16:06:01">
            <text:p>16:06:01</text:p>
          </table:table-cell>
          <table:table-cell table:formula="of:=IF(ISNUMBER(SEARCH(&quot;throttling&quot;;[.G87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76</text:p>
          </table:table-cell>
          <table:table-cell office:value-type="string">
            <text:p>2017-03-06 16:06:01.25645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877];12;8)" office:value-type="string" office:string-value="16:06:01">
            <text:p>16:06:01</text:p>
          </table:table-cell>
          <table:table-cell table:formula="of:=IF(ISNUMBER(SEARCH(&quot;throttling&quot;;[.G87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877</text:p>
          </table:table-cell>
          <table:table-cell office:value-type="string">
            <text:p>2017-03-06 16:06:01.45798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78];12;8)" office:value-type="string" office:string-value="16:06:01">
            <text:p>16:06:01</text:p>
          </table:table-cell>
          <table:table-cell table:formula="of:=IF(ISNUMBER(SEARCH(&quot;throttling&quot;;[.G87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78</text:p>
          </table:table-cell>
          <table:table-cell office:value-type="string">
            <text:p>2017-03-06 16:06:01.46232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79];12;8)" office:value-type="string" office:string-value="16:06:01">
            <text:p>16:06:01</text:p>
          </table:table-cell>
          <table:table-cell table:formula="of:=IF(ISNUMBER(SEARCH(&quot;throttling&quot;;[.G87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79</text:p>
          </table:table-cell>
          <table:table-cell office:value-type="string">
            <text:p>2017-03-06 16:06:01.46564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880];12;8)" office:value-type="string" office:string-value="16:06:01">
            <text:p>16:06:01</text:p>
          </table:table-cell>
          <table:table-cell table:formula="of:=IF(ISNUMBER(SEARCH(&quot;throttling&quot;;[.G88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880</text:p>
          </table:table-cell>
          <table:table-cell office:value-type="string">
            <text:p>2017-03-06 16:06:01.66747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881];12;8)" office:value-type="string" office:string-value="16:06:01">
            <text:p>16:06:01</text:p>
          </table:table-cell>
          <table:table-cell table:formula="of:=IF(ISNUMBER(SEARCH(&quot;throttling&quot;;[.G88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81</text:p>
          </table:table-cell>
          <table:table-cell office:value-type="string">
            <text:p>2017-03-06 16:06:01.67130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82];12;8)" office:value-type="string" office:string-value="16:06:01">
            <text:p>16:06:01</text:p>
          </table:table-cell>
          <table:table-cell table:formula="of:=IF(ISNUMBER(SEARCH(&quot;throttling&quot;;[.G88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82</text:p>
          </table:table-cell>
          <table:table-cell office:value-type="string">
            <text:p>2017-03-06 16:06:01.67520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883];12;8)" office:value-type="string" office:string-value="16:06:01">
            <text:p>16:06:01</text:p>
          </table:table-cell>
          <table:table-cell table:formula="of:=IF(ISNUMBER(SEARCH(&quot;throttling&quot;;[.G88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883</text:p>
          </table:table-cell>
          <table:table-cell office:value-type="string">
            <text:p>2017-03-06 16:06:01.87782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84];12;8)" office:value-type="string" office:string-value="16:06:01">
            <text:p>16:06:01</text:p>
          </table:table-cell>
          <table:table-cell table:formula="of:=IF(ISNUMBER(SEARCH(&quot;throttling&quot;;[.G88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84</text:p>
          </table:table-cell>
          <table:table-cell office:value-type="string">
            <text:p>2017-03-06 16:06:01.88222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85];12;8)" office:value-type="string" office:string-value="16:06:01">
            <text:p>16:06:01</text:p>
          </table:table-cell>
          <table:table-cell table:formula="of:=IF(ISNUMBER(SEARCH(&quot;throttling&quot;;[.G88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85</text:p>
          </table:table-cell>
          <table:table-cell office:value-type="string">
            <text:p>2017-03-06 16:06:01.88641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886];12;8)" office:value-type="string" office:string-value="16:06:01">
            <text:p>16:06:01</text:p>
          </table:table-cell>
          <table:table-cell table:formula="of:=IF(ISNUMBER(SEARCH(&quot;throttling&quot;;[.G88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886</text:p>
          </table:table-cell>
          <table:table-cell office:value-type="string">
            <text:p>2017-03-06 16:06:02.08842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87];12;8)" office:value-type="string" office:string-value="16:06:02">
            <text:p>16:06:02</text:p>
          </table:table-cell>
          <table:table-cell table:formula="of:=IF(ISNUMBER(SEARCH(&quot;throttling&quot;;[.G88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87</text:p>
          </table:table-cell>
          <table:table-cell office:value-type="string">
            <text:p>2017-03-06 16:06:02.09269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88];12;8)" office:value-type="string" office:string-value="16:06:02">
            <text:p>16:06:02</text:p>
          </table:table-cell>
          <table:table-cell table:formula="of:=IF(ISNUMBER(SEARCH(&quot;throttling&quot;;[.G88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88</text:p>
          </table:table-cell>
          <table:table-cell office:value-type="string">
            <text:p>2017-03-06 16:06:02.09642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889];12;8)" office:value-type="string" office:string-value="16:06:02">
            <text:p>16:06:02</text:p>
          </table:table-cell>
          <table:table-cell table:formula="of:=IF(ISNUMBER(SEARCH(&quot;throttling&quot;;[.G88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889</text:p>
          </table:table-cell>
          <table:table-cell office:value-type="string">
            <text:p>2017-03-06 16:06:02.29736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90];12;8)" office:value-type="string" office:string-value="16:06:02">
            <text:p>16:06:02</text:p>
          </table:table-cell>
          <table:table-cell table:formula="of:=IF(ISNUMBER(SEARCH(&quot;throttling&quot;;[.G89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90</text:p>
          </table:table-cell>
          <table:table-cell office:value-type="string">
            <text:p>2017-03-06 16:06:02.30124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91];12;8)" office:value-type="string" office:string-value="16:06:02">
            <text:p>16:06:02</text:p>
          </table:table-cell>
          <table:table-cell table:formula="of:=IF(ISNUMBER(SEARCH(&quot;throttling&quot;;[.G89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91</text:p>
          </table:table-cell>
          <table:table-cell office:value-type="string">
            <text:p>2017-03-06 16:06:02.30459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892];12;8)" office:value-type="string" office:string-value="16:06:02">
            <text:p>16:06:02</text:p>
          </table:table-cell>
          <table:table-cell table:formula="of:=IF(ISNUMBER(SEARCH(&quot;throttling&quot;;[.G89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892</text:p>
          </table:table-cell>
          <table:table-cell office:value-type="string">
            <text:p>2017-03-06 16:06:02.50543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93];12;8)" office:value-type="string" office:string-value="16:06:02">
            <text:p>16:06:02</text:p>
          </table:table-cell>
          <table:table-cell table:formula="of:=IF(ISNUMBER(SEARCH(&quot;throttling&quot;;[.G89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93</text:p>
          </table:table-cell>
          <table:table-cell office:value-type="string">
            <text:p>2017-03-06 16:06:02.50925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94];12;8)" office:value-type="string" office:string-value="16:06:02">
            <text:p>16:06:02</text:p>
          </table:table-cell>
          <table:table-cell table:formula="of:=IF(ISNUMBER(SEARCH(&quot;throttling&quot;;[.G89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94</text:p>
          </table:table-cell>
          <table:table-cell office:value-type="string">
            <text:p>2017-03-06 16:06:02.51269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895];12;8)" office:value-type="string" office:string-value="16:06:02">
            <text:p>16:06:02</text:p>
          </table:table-cell>
          <table:table-cell table:formula="of:=IF(ISNUMBER(SEARCH(&quot;throttling&quot;;[.G89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895</text:p>
          </table:table-cell>
          <table:table-cell office:value-type="string">
            <text:p>2017-03-06 16:06:02.71451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896];12;8)" office:value-type="string" office:string-value="16:06:02">
            <text:p>16:06:02</text:p>
          </table:table-cell>
          <table:table-cell table:formula="of:=IF(ISNUMBER(SEARCH(&quot;throttling&quot;;[.G89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96</text:p>
          </table:table-cell>
          <table:table-cell office:value-type="string">
            <text:p>2017-03-06 16:06:02.71851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97];12;8)" office:value-type="string" office:string-value="16:06:02">
            <text:p>16:06:02</text:p>
          </table:table-cell>
          <table:table-cell table:formula="of:=IF(ISNUMBER(SEARCH(&quot;throttling&quot;;[.G89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97</text:p>
          </table:table-cell>
          <table:table-cell office:value-type="string">
            <text:p>2017-03-06 16:06:02.72235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898];12;8)" office:value-type="string" office:string-value="16:06:02">
            <text:p>16:06:02</text:p>
          </table:table-cell>
          <table:table-cell table:formula="of:=IF(ISNUMBER(SEARCH(&quot;throttling&quot;;[.G89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898</text:p>
          </table:table-cell>
          <table:table-cell office:value-type="string">
            <text:p>2017-03-06 16:06:02.92324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899];12;8)" office:value-type="string" office:string-value="16:06:02">
            <text:p>16:06:02</text:p>
          </table:table-cell>
          <table:table-cell table:formula="of:=IF(ISNUMBER(SEARCH(&quot;throttling&quot;;[.G89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899</text:p>
          </table:table-cell>
          <table:table-cell office:value-type="string">
            <text:p>2017-03-06 16:06:02.92701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00];12;8)" office:value-type="string" office:string-value="16:06:02">
            <text:p>16:06:02</text:p>
          </table:table-cell>
          <table:table-cell table:formula="of:=IF(ISNUMBER(SEARCH(&quot;throttling&quot;;[.G90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00</text:p>
          </table:table-cell>
          <table:table-cell office:value-type="string">
            <text:p>2017-03-06 16:06:02.93058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901];12;8)" office:value-type="string" office:string-value="16:06:02">
            <text:p>16:06:02</text:p>
          </table:table-cell>
          <table:table-cell table:formula="of:=IF(ISNUMBER(SEARCH(&quot;throttling&quot;;[.G90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901</text:p>
          </table:table-cell>
          <table:table-cell office:value-type="string">
            <text:p>2017-03-06 16:06:03.13161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02];12;8)" office:value-type="string" office:string-value="16:06:03">
            <text:p>16:06:03</text:p>
          </table:table-cell>
          <table:table-cell table:formula="of:=IF(ISNUMBER(SEARCH(&quot;throttling&quot;;[.G90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02</text:p>
          </table:table-cell>
          <table:table-cell office:value-type="string">
            <text:p>2017-03-06 16:06:03.13538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03];12;8)" office:value-type="string" office:string-value="16:06:03">
            <text:p>16:06:03</text:p>
          </table:table-cell>
          <table:table-cell table:formula="of:=IF(ISNUMBER(SEARCH(&quot;throttling&quot;;[.G90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03</text:p>
          </table:table-cell>
          <table:table-cell office:value-type="string">
            <text:p>2017-03-06 16:06:03.13927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904];12;8)" office:value-type="string" office:string-value="16:06:03">
            <text:p>16:06:03</text:p>
          </table:table-cell>
          <table:table-cell table:formula="of:=IF(ISNUMBER(SEARCH(&quot;throttling&quot;;[.G90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904</text:p>
          </table:table-cell>
          <table:table-cell office:value-type="string">
            <text:p>2017-03-06 16:06:03.34024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05];12;8)" office:value-type="string" office:string-value="16:06:03">
            <text:p>16:06:03</text:p>
          </table:table-cell>
          <table:table-cell table:formula="of:=IF(ISNUMBER(SEARCH(&quot;throttling&quot;;[.G90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05</text:p>
          </table:table-cell>
          <table:table-cell office:value-type="string">
            <text:p>2017-03-06 16:06:03.34412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06];12;8)" office:value-type="string" office:string-value="16:06:03">
            <text:p>16:06:03</text:p>
          </table:table-cell>
          <table:table-cell table:formula="of:=IF(ISNUMBER(SEARCH(&quot;throttling&quot;;[.G90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06</text:p>
          </table:table-cell>
          <table:table-cell office:value-type="string">
            <text:p>2017-03-06 16:06:03.34759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907];12;8)" office:value-type="string" office:string-value="16:06:03">
            <text:p>16:06:03</text:p>
          </table:table-cell>
          <table:table-cell table:formula="of:=IF(ISNUMBER(SEARCH(&quot;throttling&quot;;[.G90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907</text:p>
          </table:table-cell>
          <table:table-cell office:value-type="string">
            <text:p>2017-03-06 16:06:03.54822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908];12;8)" office:value-type="string" office:string-value="16:06:03">
            <text:p>16:06:03</text:p>
          </table:table-cell>
          <table:table-cell table:formula="of:=IF(ISNUMBER(SEARCH(&quot;throttling&quot;;[.G90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08</text:p>
          </table:table-cell>
          <table:table-cell office:value-type="string">
            <text:p>2017-03-06 16:06:03.55469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09];12;8)" office:value-type="string" office:string-value="16:06:03">
            <text:p>16:06:03</text:p>
          </table:table-cell>
          <table:table-cell table:formula="of:=IF(ISNUMBER(SEARCH(&quot;throttling&quot;;[.G90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09</text:p>
          </table:table-cell>
          <table:table-cell office:value-type="string">
            <text:p>2017-03-06 16:06:03.55801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910];12;8)" office:value-type="string" office:string-value="16:06:03">
            <text:p>16:06:03</text:p>
          </table:table-cell>
          <table:table-cell table:formula="of:=IF(ISNUMBER(SEARCH(&quot;throttling&quot;;[.G91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910</text:p>
          </table:table-cell>
          <table:table-cell office:value-type="string">
            <text:p>2017-03-06 16:06:03.75963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11];12;8)" office:value-type="string" office:string-value="16:06:03">
            <text:p>16:06:03</text:p>
          </table:table-cell>
          <table:table-cell table:formula="of:=IF(ISNUMBER(SEARCH(&quot;throttling&quot;;[.G91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11</text:p>
          </table:table-cell>
          <table:table-cell office:value-type="string">
            <text:p>2017-03-06 16:06:03.76355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12];12;8)" office:value-type="string" office:string-value="16:06:03">
            <text:p>16:06:03</text:p>
          </table:table-cell>
          <table:table-cell table:formula="of:=IF(ISNUMBER(SEARCH(&quot;throttling&quot;;[.G91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12</text:p>
          </table:table-cell>
          <table:table-cell office:value-type="string">
            <text:p>2017-03-06 16:06:03.76718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913];12;8)" office:value-type="string" office:string-value="16:06:03">
            <text:p>16:06:03</text:p>
          </table:table-cell>
          <table:table-cell table:formula="of:=IF(ISNUMBER(SEARCH(&quot;throttling&quot;;[.G91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913</text:p>
          </table:table-cell>
          <table:table-cell office:value-type="string">
            <text:p>2017-03-06 16:06:03.96738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14];12;8)" office:value-type="string" office:string-value="16:06:03">
            <text:p>16:06:03</text:p>
          </table:table-cell>
          <table:table-cell table:formula="of:=IF(ISNUMBER(SEARCH(&quot;throttling&quot;;[.G91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14</text:p>
          </table:table-cell>
          <table:table-cell office:value-type="string">
            <text:p>2017-03-06 16:06:03.97104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15];12;8)" office:value-type="string" office:string-value="16:06:03">
            <text:p>16:06:03</text:p>
          </table:table-cell>
          <table:table-cell table:formula="of:=IF(ISNUMBER(SEARCH(&quot;throttling&quot;;[.G91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15</text:p>
          </table:table-cell>
          <table:table-cell office:value-type="string">
            <text:p>2017-03-06 16:06:03.97454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916];12;8)" office:value-type="string" office:string-value="16:06:03">
            <text:p>16:06:03</text:p>
          </table:table-cell>
          <table:table-cell table:formula="of:=IF(ISNUMBER(SEARCH(&quot;throttling&quot;;[.G91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916</text:p>
          </table:table-cell>
          <table:table-cell office:value-type="string">
            <text:p>2017-03-06 16:06:04.17758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17];12;8)" office:value-type="string" office:string-value="16:06:04">
            <text:p>16:06:04</text:p>
          </table:table-cell>
          <table:table-cell table:formula="of:=IF(ISNUMBER(SEARCH(&quot;throttling&quot;;[.G91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17</text:p>
          </table:table-cell>
          <table:table-cell office:value-type="string">
            <text:p>2017-03-06 16:06:04.18134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18];12;8)" office:value-type="string" office:string-value="16:06:04">
            <text:p>16:06:04</text:p>
          </table:table-cell>
          <table:table-cell table:formula="of:=IF(ISNUMBER(SEARCH(&quot;throttling&quot;;[.G91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18</text:p>
          </table:table-cell>
          <table:table-cell office:value-type="string">
            <text:p>2017-03-06 16:06:04.18484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919];12;8)" office:value-type="string" office:string-value="16:06:04">
            <text:p>16:06:04</text:p>
          </table:table-cell>
          <table:table-cell table:formula="of:=IF(ISNUMBER(SEARCH(&quot;throttling&quot;;[.G91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919</text:p>
          </table:table-cell>
          <table:table-cell office:value-type="string">
            <text:p>2017-03-06 16:06:04.38635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20];12;8)" office:value-type="string" office:string-value="16:06:04">
            <text:p>16:06:04</text:p>
          </table:table-cell>
          <table:table-cell table:formula="of:=IF(ISNUMBER(SEARCH(&quot;throttling&quot;;[.G92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20</text:p>
          </table:table-cell>
          <table:table-cell office:value-type="string">
            <text:p>2017-03-06 16:06:04.39015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21];12;8)" office:value-type="string" office:string-value="16:06:04">
            <text:p>16:06:04</text:p>
          </table:table-cell>
          <table:table-cell table:formula="of:=IF(ISNUMBER(SEARCH(&quot;throttling&quot;;[.G92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21</text:p>
          </table:table-cell>
          <table:table-cell office:value-type="string">
            <text:p>2017-03-06 16:06:04.39501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922];12;8)" office:value-type="string" office:string-value="16:06:04">
            <text:p>16:06:04</text:p>
          </table:table-cell>
          <table:table-cell table:formula="of:=IF(ISNUMBER(SEARCH(&quot;throttling&quot;;[.G92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922</text:p>
          </table:table-cell>
          <table:table-cell office:value-type="string">
            <text:p>2017-03-06 16:06:04.61924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923];12;8)" office:value-type="string" office:string-value="16:06:04">
            <text:p>16:06:04</text:p>
          </table:table-cell>
          <table:table-cell table:formula="of:=IF(ISNUMBER(SEARCH(&quot;throttling&quot;;[.G92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23</text:p>
          </table:table-cell>
          <table:table-cell office:value-type="string">
            <text:p>2017-03-06 16:06:04.62301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24];12;8)" office:value-type="string" office:string-value="16:06:04">
            <text:p>16:06:04</text:p>
          </table:table-cell>
          <table:table-cell table:formula="of:=IF(ISNUMBER(SEARCH(&quot;throttling&quot;;[.G92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24</text:p>
          </table:table-cell>
          <table:table-cell office:value-type="string">
            <text:p>2017-03-06 16:06:04.62617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925];12;8)" office:value-type="string" office:string-value="16:06:04">
            <text:p>16:06:04</text:p>
          </table:table-cell>
          <table:table-cell table:formula="of:=IF(ISNUMBER(SEARCH(&quot;throttling&quot;;[.G92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925</text:p>
          </table:table-cell>
          <table:table-cell office:value-type="string">
            <text:p>2017-03-06 16:06:04.82784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26];12;8)" office:value-type="string" office:string-value="16:06:04">
            <text:p>16:06:04</text:p>
          </table:table-cell>
          <table:table-cell table:formula="of:=IF(ISNUMBER(SEARCH(&quot;throttling&quot;;[.G92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26</text:p>
          </table:table-cell>
          <table:table-cell office:value-type="string">
            <text:p>2017-03-06 16:06:04.83131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27];12;8)" office:value-type="string" office:string-value="16:06:04">
            <text:p>16:06:04</text:p>
          </table:table-cell>
          <table:table-cell table:formula="of:=IF(ISNUMBER(SEARCH(&quot;throttling&quot;;[.G92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27</text:p>
          </table:table-cell>
          <table:table-cell office:value-type="string">
            <text:p>2017-03-06 16:06:04.83436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928];12;8)" office:value-type="string" office:string-value="16:06:04">
            <text:p>16:06:04</text:p>
          </table:table-cell>
          <table:table-cell table:formula="of:=IF(ISNUMBER(SEARCH(&quot;throttling&quot;;[.G92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928</text:p>
          </table:table-cell>
          <table:table-cell office:value-type="string">
            <text:p>2017-03-06 16:06:05.03497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29];12;8)" office:value-type="string" office:string-value="16:06:05">
            <text:p>16:06:05</text:p>
          </table:table-cell>
          <table:table-cell table:formula="of:=IF(ISNUMBER(SEARCH(&quot;throttling&quot;;[.G92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29</text:p>
          </table:table-cell>
          <table:table-cell office:value-type="string">
            <text:p>2017-03-06 16:06:05.03862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30];12;8)" office:value-type="string" office:string-value="16:06:05">
            <text:p>16:06:05</text:p>
          </table:table-cell>
          <table:table-cell table:formula="of:=IF(ISNUMBER(SEARCH(&quot;throttling&quot;;[.G93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30</text:p>
          </table:table-cell>
          <table:table-cell office:value-type="string">
            <text:p>2017-03-06 16:06:05.04185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931];12;8)" office:value-type="string" office:string-value="16:06:05">
            <text:p>16:06:05</text:p>
          </table:table-cell>
          <table:table-cell table:formula="of:=IF(ISNUMBER(SEARCH(&quot;throttling&quot;;[.G93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931</text:p>
          </table:table-cell>
          <table:table-cell office:value-type="string">
            <text:p>2017-03-06 16:06:05.24463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32];12;8)" office:value-type="string" office:string-value="16:06:05">
            <text:p>16:06:05</text:p>
          </table:table-cell>
          <table:table-cell table:formula="of:=IF(ISNUMBER(SEARCH(&quot;throttling&quot;;[.G93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32</text:p>
          </table:table-cell>
          <table:table-cell office:value-type="string">
            <text:p>2017-03-06 16:06:05.24858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33];12;8)" office:value-type="string" office:string-value="16:06:05">
            <text:p>16:06:05</text:p>
          </table:table-cell>
          <table:table-cell table:formula="of:=IF(ISNUMBER(SEARCH(&quot;throttling&quot;;[.G93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33</text:p>
          </table:table-cell>
          <table:table-cell office:value-type="string">
            <text:p>2017-03-06 16:06:05.25238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934];12;8)" office:value-type="string" office:string-value="16:06:05">
            <text:p>16:06:05</text:p>
          </table:table-cell>
          <table:table-cell table:formula="of:=IF(ISNUMBER(SEARCH(&quot;throttling&quot;;[.G93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934</text:p>
          </table:table-cell>
          <table:table-cell office:value-type="string">
            <text:p>2017-03-06 16:06:05.45451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35];12;8)" office:value-type="string" office:string-value="16:06:05">
            <text:p>16:06:05</text:p>
          </table:table-cell>
          <table:table-cell table:formula="of:=IF(ISNUMBER(SEARCH(&quot;throttling&quot;;[.G93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35</text:p>
          </table:table-cell>
          <table:table-cell office:value-type="string">
            <text:p>2017-03-06 16:06:05.45843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36];12;8)" office:value-type="string" office:string-value="16:06:05">
            <text:p>16:06:05</text:p>
          </table:table-cell>
          <table:table-cell table:formula="of:=IF(ISNUMBER(SEARCH(&quot;throttling&quot;;[.G93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36</text:p>
          </table:table-cell>
          <table:table-cell office:value-type="string">
            <text:p>2017-03-06 16:06:05.46208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937];12;8)" office:value-type="string" office:string-value="16:06:05">
            <text:p>16:06:05</text:p>
          </table:table-cell>
          <table:table-cell table:formula="of:=IF(ISNUMBER(SEARCH(&quot;throttling&quot;;[.G93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937</text:p>
          </table:table-cell>
          <table:table-cell office:value-type="string">
            <text:p>2017-03-06 16:06:05.66322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938];12;8)" office:value-type="string" office:string-value="16:06:05">
            <text:p>16:06:05</text:p>
          </table:table-cell>
          <table:table-cell table:formula="of:=IF(ISNUMBER(SEARCH(&quot;throttling&quot;;[.G93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38</text:p>
          </table:table-cell>
          <table:table-cell office:value-type="string">
            <text:p>2017-03-06 16:06:05.66703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39];12;8)" office:value-type="string" office:string-value="16:06:05">
            <text:p>16:06:05</text:p>
          </table:table-cell>
          <table:table-cell table:formula="of:=IF(ISNUMBER(SEARCH(&quot;throttling&quot;;[.G93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39</text:p>
          </table:table-cell>
          <table:table-cell office:value-type="string">
            <text:p>2017-03-06 16:06:05.67052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940];12;8)" office:value-type="string" office:string-value="16:06:05">
            <text:p>16:06:05</text:p>
          </table:table-cell>
          <table:table-cell table:formula="of:=IF(ISNUMBER(SEARCH(&quot;throttling&quot;;[.G94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940</text:p>
          </table:table-cell>
          <table:table-cell office:value-type="string">
            <text:p>2017-03-06 16:06:05.87137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41];12;8)" office:value-type="string" office:string-value="16:06:05">
            <text:p>16:06:05</text:p>
          </table:table-cell>
          <table:table-cell table:formula="of:=IF(ISNUMBER(SEARCH(&quot;throttling&quot;;[.G94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41</text:p>
          </table:table-cell>
          <table:table-cell office:value-type="string">
            <text:p>2017-03-06 16:06:05.87549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42];12;8)" office:value-type="string" office:string-value="16:06:05">
            <text:p>16:06:05</text:p>
          </table:table-cell>
          <table:table-cell table:formula="of:=IF(ISNUMBER(SEARCH(&quot;throttling&quot;;[.G94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42</text:p>
          </table:table-cell>
          <table:table-cell office:value-type="string">
            <text:p>2017-03-06 16:06:05.88080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943];12;8)" office:value-type="string" office:string-value="16:06:05">
            <text:p>16:06:05</text:p>
          </table:table-cell>
          <table:table-cell table:formula="of:=IF(ISNUMBER(SEARCH(&quot;throttling&quot;;[.G94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943</text:p>
          </table:table-cell>
          <table:table-cell office:value-type="string">
            <text:p>2017-03-06 16:06:06.08230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44];12;8)" office:value-type="string" office:string-value="16:06:06">
            <text:p>16:06:06</text:p>
          </table:table-cell>
          <table:table-cell table:formula="of:=IF(ISNUMBER(SEARCH(&quot;throttling&quot;;[.G94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44</text:p>
          </table:table-cell>
          <table:table-cell office:value-type="string">
            <text:p>2017-03-06 16:06:06.08708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45];12;8)" office:value-type="string" office:string-value="16:06:06">
            <text:p>16:06:06</text:p>
          </table:table-cell>
          <table:table-cell table:formula="of:=IF(ISNUMBER(SEARCH(&quot;throttling&quot;;[.G94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45</text:p>
          </table:table-cell>
          <table:table-cell office:value-type="string">
            <text:p>2017-03-06 16:06:06.09039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946];12;8)" office:value-type="string" office:string-value="16:06:06">
            <text:p>16:06:06</text:p>
          </table:table-cell>
          <table:table-cell table:formula="of:=IF(ISNUMBER(SEARCH(&quot;throttling&quot;;[.G94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946</text:p>
          </table:table-cell>
          <table:table-cell office:value-type="string">
            <text:p>2017-03-06 16:06:06.29212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47];12;8)" office:value-type="string" office:string-value="16:06:06">
            <text:p>16:06:06</text:p>
          </table:table-cell>
          <table:table-cell table:formula="of:=IF(ISNUMBER(SEARCH(&quot;throttling&quot;;[.G94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47</text:p>
          </table:table-cell>
          <table:table-cell office:value-type="string">
            <text:p>2017-03-06 16:06:06.29679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48];12;8)" office:value-type="string" office:string-value="16:06:06">
            <text:p>16:06:06</text:p>
          </table:table-cell>
          <table:table-cell table:formula="of:=IF(ISNUMBER(SEARCH(&quot;throttling&quot;;[.G94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48</text:p>
          </table:table-cell>
          <table:table-cell office:value-type="string">
            <text:p>2017-03-06 16:06:06.29988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949];12;8)" office:value-type="string" office:string-value="16:06:06">
            <text:p>16:06:06</text:p>
          </table:table-cell>
          <table:table-cell table:formula="of:=IF(ISNUMBER(SEARCH(&quot;throttling&quot;;[.G94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949</text:p>
          </table:table-cell>
          <table:table-cell office:value-type="string">
            <text:p>2017-03-06 16:06:06.50156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50];12;8)" office:value-type="string" office:string-value="16:06:06">
            <text:p>16:06:06</text:p>
          </table:table-cell>
          <table:table-cell table:formula="of:=IF(ISNUMBER(SEARCH(&quot;throttling&quot;;[.G95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50</text:p>
          </table:table-cell>
          <table:table-cell office:value-type="string">
            <text:p>2017-03-06 16:06:06.50610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51];12;8)" office:value-type="string" office:string-value="16:06:06">
            <text:p>16:06:06</text:p>
          </table:table-cell>
          <table:table-cell table:formula="of:=IF(ISNUMBER(SEARCH(&quot;throttling&quot;;[.G95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51</text:p>
          </table:table-cell>
          <table:table-cell office:value-type="string">
            <text:p>2017-03-06 16:06:06.50971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952];12;8)" office:value-type="string" office:string-value="16:06:06">
            <text:p>16:06:06</text:p>
          </table:table-cell>
          <table:table-cell table:formula="of:=IF(ISNUMBER(SEARCH(&quot;throttling&quot;;[.G95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952</text:p>
          </table:table-cell>
          <table:table-cell office:value-type="string">
            <text:p>2017-03-06 16:06:06.71103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953];12;8)" office:value-type="string" office:string-value="16:06:06">
            <text:p>16:06:06</text:p>
          </table:table-cell>
          <table:table-cell table:formula="of:=IF(ISNUMBER(SEARCH(&quot;throttling&quot;;[.G95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53</text:p>
          </table:table-cell>
          <table:table-cell office:value-type="string">
            <text:p>2017-03-06 16:06:06.71737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54];12;8)" office:value-type="string" office:string-value="16:06:06">
            <text:p>16:06:06</text:p>
          </table:table-cell>
          <table:table-cell table:formula="of:=IF(ISNUMBER(SEARCH(&quot;throttling&quot;;[.G95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54</text:p>
          </table:table-cell>
          <table:table-cell office:value-type="string">
            <text:p>2017-03-06 16:06:06.72080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955];12;8)" office:value-type="string" office:string-value="16:06:06">
            <text:p>16:06:06</text:p>
          </table:table-cell>
          <table:table-cell table:formula="of:=IF(ISNUMBER(SEARCH(&quot;throttling&quot;;[.G95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955</text:p>
          </table:table-cell>
          <table:table-cell office:value-type="string">
            <text:p>2017-03-06 16:06:06.92397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56];12;8)" office:value-type="string" office:string-value="16:06:06">
            <text:p>16:06:06</text:p>
          </table:table-cell>
          <table:table-cell table:formula="of:=IF(ISNUMBER(SEARCH(&quot;throttling&quot;;[.G95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56</text:p>
          </table:table-cell>
          <table:table-cell office:value-type="string">
            <text:p>2017-03-06 16:06:06.92846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57];12;8)" office:value-type="string" office:string-value="16:06:06">
            <text:p>16:06:06</text:p>
          </table:table-cell>
          <table:table-cell table:formula="of:=IF(ISNUMBER(SEARCH(&quot;throttling&quot;;[.G95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57</text:p>
          </table:table-cell>
          <table:table-cell office:value-type="string">
            <text:p>2017-03-06 16:06:06.93159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958];12;8)" office:value-type="string" office:string-value="16:06:06">
            <text:p>16:06:06</text:p>
          </table:table-cell>
          <table:table-cell table:formula="of:=IF(ISNUMBER(SEARCH(&quot;throttling&quot;;[.G95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958</text:p>
          </table:table-cell>
          <table:table-cell office:value-type="string">
            <text:p>2017-03-06 16:06:07.13302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59];12;8)" office:value-type="string" office:string-value="16:06:07">
            <text:p>16:06:07</text:p>
          </table:table-cell>
          <table:table-cell table:formula="of:=IF(ISNUMBER(SEARCH(&quot;throttling&quot;;[.G95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59</text:p>
          </table:table-cell>
          <table:table-cell office:value-type="string">
            <text:p>2017-03-06 16:06:07.13733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60];12;8)" office:value-type="string" office:string-value="16:06:07">
            <text:p>16:06:07</text:p>
          </table:table-cell>
          <table:table-cell table:formula="of:=IF(ISNUMBER(SEARCH(&quot;throttling&quot;;[.G96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60</text:p>
          </table:table-cell>
          <table:table-cell office:value-type="string">
            <text:p>2017-03-06 16:06:07.14061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961];12;8)" office:value-type="string" office:string-value="16:06:07">
            <text:p>16:06:07</text:p>
          </table:table-cell>
          <table:table-cell table:formula="of:=IF(ISNUMBER(SEARCH(&quot;throttling&quot;;[.G96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961</text:p>
          </table:table-cell>
          <table:table-cell office:value-type="string">
            <text:p>2017-03-06 16:06:07.34277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62];12;8)" office:value-type="string" office:string-value="16:06:07">
            <text:p>16:06:07</text:p>
          </table:table-cell>
          <table:table-cell table:formula="of:=IF(ISNUMBER(SEARCH(&quot;throttling&quot;;[.G96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62</text:p>
          </table:table-cell>
          <table:table-cell office:value-type="string">
            <text:p>2017-03-06 16:06:07.34684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63];12;8)" office:value-type="string" office:string-value="16:06:07">
            <text:p>16:06:07</text:p>
          </table:table-cell>
          <table:table-cell table:formula="of:=IF(ISNUMBER(SEARCH(&quot;throttling&quot;;[.G96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63</text:p>
          </table:table-cell>
          <table:table-cell office:value-type="string">
            <text:p>2017-03-06 16:06:07.35073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964];12;8)" office:value-type="string" office:string-value="16:06:07">
            <text:p>16:06:07</text:p>
          </table:table-cell>
          <table:table-cell table:formula="of:=IF(ISNUMBER(SEARCH(&quot;throttling&quot;;[.G96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964</text:p>
          </table:table-cell>
          <table:table-cell office:value-type="string">
            <text:p>2017-03-06 16:06:07.55167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965];12;8)" office:value-type="string" office:string-value="16:06:07">
            <text:p>16:06:07</text:p>
          </table:table-cell>
          <table:table-cell table:formula="of:=IF(ISNUMBER(SEARCH(&quot;throttling&quot;;[.G96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65</text:p>
          </table:table-cell>
          <table:table-cell office:value-type="string">
            <text:p>2017-03-06 16:06:07.55570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66];12;8)" office:value-type="string" office:string-value="16:06:07">
            <text:p>16:06:07</text:p>
          </table:table-cell>
          <table:table-cell table:formula="of:=IF(ISNUMBER(SEARCH(&quot;throttling&quot;;[.G96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66</text:p>
          </table:table-cell>
          <table:table-cell office:value-type="string">
            <text:p>2017-03-06 16:06:07.55916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967];12;8)" office:value-type="string" office:string-value="16:06:07">
            <text:p>16:06:07</text:p>
          </table:table-cell>
          <table:table-cell table:formula="of:=IF(ISNUMBER(SEARCH(&quot;throttling&quot;;[.G96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967</text:p>
          </table:table-cell>
          <table:table-cell office:value-type="string">
            <text:p>2017-03-06 16:06:07.76074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68];12;8)" office:value-type="string" office:string-value="16:06:07">
            <text:p>16:06:07</text:p>
          </table:table-cell>
          <table:table-cell table:formula="of:=IF(ISNUMBER(SEARCH(&quot;throttling&quot;;[.G96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68</text:p>
          </table:table-cell>
          <table:table-cell office:value-type="string">
            <text:p>2017-03-06 16:06:07.76549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69];12;8)" office:value-type="string" office:string-value="16:06:07">
            <text:p>16:06:07</text:p>
          </table:table-cell>
          <table:table-cell table:formula="of:=IF(ISNUMBER(SEARCH(&quot;throttling&quot;;[.G96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69</text:p>
          </table:table-cell>
          <table:table-cell office:value-type="string">
            <text:p>2017-03-06 16:06:07.76874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970];12;8)" office:value-type="string" office:string-value="16:06:07">
            <text:p>16:06:07</text:p>
          </table:table-cell>
          <table:table-cell table:formula="of:=IF(ISNUMBER(SEARCH(&quot;throttling&quot;;[.G97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970</text:p>
          </table:table-cell>
          <table:table-cell office:value-type="string">
            <text:p>2017-03-06 16:06:07.97071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71];12;8)" office:value-type="string" office:string-value="16:06:07">
            <text:p>16:06:07</text:p>
          </table:table-cell>
          <table:table-cell table:formula="of:=IF(ISNUMBER(SEARCH(&quot;throttling&quot;;[.G97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71</text:p>
          </table:table-cell>
          <table:table-cell office:value-type="string">
            <text:p>2017-03-06 16:06:07.97453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72];12;8)" office:value-type="string" office:string-value="16:06:07">
            <text:p>16:06:07</text:p>
          </table:table-cell>
          <table:table-cell table:formula="of:=IF(ISNUMBER(SEARCH(&quot;throttling&quot;;[.G97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72</text:p>
          </table:table-cell>
          <table:table-cell office:value-type="string">
            <text:p>2017-03-06 16:06:07.97800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973];12;8)" office:value-type="string" office:string-value="16:06:07">
            <text:p>16:06:07</text:p>
          </table:table-cell>
          <table:table-cell table:formula="of:=IF(ISNUMBER(SEARCH(&quot;throttling&quot;;[.G97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973</text:p>
          </table:table-cell>
          <table:table-cell office:value-type="string">
            <text:p>2017-03-06 16:06:08.17950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74];12;8)" office:value-type="string" office:string-value="16:06:08">
            <text:p>16:06:08</text:p>
          </table:table-cell>
          <table:table-cell table:formula="of:=IF(ISNUMBER(SEARCH(&quot;throttling&quot;;[.G97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74</text:p>
          </table:table-cell>
          <table:table-cell office:value-type="string">
            <text:p>2017-03-06 16:06:08.18337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75];12;8)" office:value-type="string" office:string-value="16:06:08">
            <text:p>16:06:08</text:p>
          </table:table-cell>
          <table:table-cell table:formula="of:=IF(ISNUMBER(SEARCH(&quot;throttling&quot;;[.G97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75</text:p>
          </table:table-cell>
          <table:table-cell office:value-type="string">
            <text:p>2017-03-06 16:06:08.18676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976];12;8)" office:value-type="string" office:string-value="16:06:08">
            <text:p>16:06:08</text:p>
          </table:table-cell>
          <table:table-cell table:formula="of:=IF(ISNUMBER(SEARCH(&quot;throttling&quot;;[.G97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976</text:p>
          </table:table-cell>
          <table:table-cell office:value-type="string">
            <text:p>2017-03-06 16:06:08.38846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77];12;8)" office:value-type="string" office:string-value="16:06:08">
            <text:p>16:06:08</text:p>
          </table:table-cell>
          <table:table-cell table:formula="of:=IF(ISNUMBER(SEARCH(&quot;throttling&quot;;[.G97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77</text:p>
          </table:table-cell>
          <table:table-cell office:value-type="string">
            <text:p>2017-03-06 16:06:08.39216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78];12;8)" office:value-type="string" office:string-value="16:06:08">
            <text:p>16:06:08</text:p>
          </table:table-cell>
          <table:table-cell table:formula="of:=IF(ISNUMBER(SEARCH(&quot;throttling&quot;;[.G97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78</text:p>
          </table:table-cell>
          <table:table-cell office:value-type="string">
            <text:p>2017-03-06 16:06:08.39534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979];12;8)" office:value-type="string" office:string-value="16:06:08">
            <text:p>16:06:08</text:p>
          </table:table-cell>
          <table:table-cell table:formula="of:=IF(ISNUMBER(SEARCH(&quot;throttling&quot;;[.G97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979</text:p>
          </table:table-cell>
          <table:table-cell office:value-type="string">
            <text:p>2017-03-06 16:06:08.61877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980];12;8)" office:value-type="string" office:string-value="16:06:08">
            <text:p>16:06:08</text:p>
          </table:table-cell>
          <table:table-cell table:formula="of:=IF(ISNUMBER(SEARCH(&quot;throttling&quot;;[.G98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80</text:p>
          </table:table-cell>
          <table:table-cell office:value-type="string">
            <text:p>2017-03-06 16:06:08.62275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81];12;8)" office:value-type="string" office:string-value="16:06:08">
            <text:p>16:06:08</text:p>
          </table:table-cell>
          <table:table-cell table:formula="of:=IF(ISNUMBER(SEARCH(&quot;throttling&quot;;[.G98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81</text:p>
          </table:table-cell>
          <table:table-cell office:value-type="string">
            <text:p>2017-03-06 16:06:08.62608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982];12;8)" office:value-type="string" office:string-value="16:06:08">
            <text:p>16:06:08</text:p>
          </table:table-cell>
          <table:table-cell table:formula="of:=IF(ISNUMBER(SEARCH(&quot;throttling&quot;;[.G98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982</text:p>
          </table:table-cell>
          <table:table-cell office:value-type="string">
            <text:p>2017-03-06 16:06:08.82801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83];12;8)" office:value-type="string" office:string-value="16:06:08">
            <text:p>16:06:08</text:p>
          </table:table-cell>
          <table:table-cell table:formula="of:=IF(ISNUMBER(SEARCH(&quot;throttling&quot;;[.G98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83</text:p>
          </table:table-cell>
          <table:table-cell office:value-type="string">
            <text:p>2017-03-06 16:06:08.83189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84];12;8)" office:value-type="string" office:string-value="16:06:08">
            <text:p>16:06:08</text:p>
          </table:table-cell>
          <table:table-cell table:formula="of:=IF(ISNUMBER(SEARCH(&quot;throttling&quot;;[.G98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84</text:p>
          </table:table-cell>
          <table:table-cell office:value-type="string">
            <text:p>2017-03-06 16:06:08.83515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985];12;8)" office:value-type="string" office:string-value="16:06:08">
            <text:p>16:06:08</text:p>
          </table:table-cell>
          <table:table-cell table:formula="of:=IF(ISNUMBER(SEARCH(&quot;throttling&quot;;[.G98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985</text:p>
          </table:table-cell>
          <table:table-cell office:value-type="string">
            <text:p>2017-03-06 16:06:09.03699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86];12;8)" office:value-type="string" office:string-value="16:06:09">
            <text:p>16:06:09</text:p>
          </table:table-cell>
          <table:table-cell table:formula="of:=IF(ISNUMBER(SEARCH(&quot;throttling&quot;;[.G98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86</text:p>
          </table:table-cell>
          <table:table-cell office:value-type="string">
            <text:p>2017-03-06 16:06:09.04097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87];12;8)" office:value-type="string" office:string-value="16:06:09">
            <text:p>16:06:09</text:p>
          </table:table-cell>
          <table:table-cell table:formula="of:=IF(ISNUMBER(SEARCH(&quot;throttling&quot;;[.G98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87</text:p>
          </table:table-cell>
          <table:table-cell office:value-type="string">
            <text:p>2017-03-06 16:06:09.04449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988];12;8)" office:value-type="string" office:string-value="16:06:09">
            <text:p>16:06:09</text:p>
          </table:table-cell>
          <table:table-cell table:formula="of:=IF(ISNUMBER(SEARCH(&quot;throttling&quot;;[.G98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988</text:p>
          </table:table-cell>
          <table:table-cell office:value-type="string">
            <text:p>2017-03-06 16:06:09.24715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89];12;8)" office:value-type="string" office:string-value="16:06:09">
            <text:p>16:06:09</text:p>
          </table:table-cell>
          <table:table-cell table:formula="of:=IF(ISNUMBER(SEARCH(&quot;throttling&quot;;[.G98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89</text:p>
          </table:table-cell>
          <table:table-cell office:value-type="string">
            <text:p>2017-03-06 16:06:09.30161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90];12;8)" office:value-type="string" office:string-value="16:06:09">
            <text:p>16:06:09</text:p>
          </table:table-cell>
          <table:table-cell table:formula="of:=IF(ISNUMBER(SEARCH(&quot;throttling&quot;;[.G99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90</text:p>
          </table:table-cell>
          <table:table-cell office:value-type="string">
            <text:p>2017-03-06 16:06:09.30493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991];12;8)" office:value-type="string" office:string-value="16:06:09">
            <text:p>16:06:09</text:p>
          </table:table-cell>
          <table:table-cell table:formula="of:=IF(ISNUMBER(SEARCH(&quot;throttling&quot;;[.G99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991</text:p>
          </table:table-cell>
          <table:table-cell office:value-type="string">
            <text:p>2017-03-06 16:06:09.50608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92];12;8)" office:value-type="string" office:string-value="16:06:09">
            <text:p>16:06:09</text:p>
          </table:table-cell>
          <table:table-cell table:formula="of:=IF(ISNUMBER(SEARCH(&quot;throttling&quot;;[.G99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92</text:p>
          </table:table-cell>
          <table:table-cell office:value-type="string">
            <text:p>2017-03-06 16:06:09.50970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93];12;8)" office:value-type="string" office:string-value="16:06:09">
            <text:p>16:06:09</text:p>
          </table:table-cell>
          <table:table-cell table:formula="of:=IF(ISNUMBER(SEARCH(&quot;throttling&quot;;[.G99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93</text:p>
          </table:table-cell>
          <table:table-cell office:value-type="string">
            <text:p>2017-03-06 16:06:09.51300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994];12;8)" office:value-type="string" office:string-value="16:06:09">
            <text:p>16:06:09</text:p>
          </table:table-cell>
          <table:table-cell table:formula="of:=IF(ISNUMBER(SEARCH(&quot;throttling&quot;;[.G99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994</text:p>
          </table:table-cell>
          <table:table-cell office:value-type="string">
            <text:p>2017-03-06 16:06:09.71451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995];12;8)" office:value-type="string" office:string-value="16:06:09">
            <text:p>16:06:09</text:p>
          </table:table-cell>
          <table:table-cell table:formula="of:=IF(ISNUMBER(SEARCH(&quot;throttling&quot;;[.G99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95</text:p>
          </table:table-cell>
          <table:table-cell office:value-type="string">
            <text:p>2017-03-06 16:06:09.71845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96];12;8)" office:value-type="string" office:string-value="16:06:09">
            <text:p>16:06:09</text:p>
          </table:table-cell>
          <table:table-cell table:formula="of:=IF(ISNUMBER(SEARCH(&quot;throttling&quot;;[.G99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96</text:p>
          </table:table-cell>
          <table:table-cell office:value-type="string">
            <text:p>2017-03-06 16:06:09.72243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997];12;8)" office:value-type="string" office:string-value="16:06:09">
            <text:p>16:06:09</text:p>
          </table:table-cell>
          <table:table-cell table:formula="of:=IF(ISNUMBER(SEARCH(&quot;throttling&quot;;[.G99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997</text:p>
          </table:table-cell>
          <table:table-cell office:value-type="string">
            <text:p>2017-03-06 16:06:09.92382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98];12;8)" office:value-type="string" office:string-value="16:06:09">
            <text:p>16:06:09</text:p>
          </table:table-cell>
          <table:table-cell table:formula="of:=IF(ISNUMBER(SEARCH(&quot;throttling&quot;;[.G99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98</text:p>
          </table:table-cell>
          <table:table-cell office:value-type="string">
            <text:p>2017-03-06 16:06:09.92797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999];12;8)" office:value-type="string" office:string-value="16:06:09">
            <text:p>16:06:09</text:p>
          </table:table-cell>
          <table:table-cell table:formula="of:=IF(ISNUMBER(SEARCH(&quot;throttling&quot;;[.G99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999</text:p>
          </table:table-cell>
          <table:table-cell office:value-type="string">
            <text:p>2017-03-06 16:06:09.93134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000];12;8)" office:value-type="string" office:string-value="16:06:09">
            <text:p>16:06:09</text:p>
          </table:table-cell>
          <table:table-cell table:formula="of:=IF(ISNUMBER(SEARCH(&quot;throttling&quot;;[.G100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000</text:p>
          </table:table-cell>
          <table:table-cell office:value-type="string">
            <text:p>2017-03-06 16:06:10.13367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01];12;8)" office:value-type="string" office:string-value="16:06:10">
            <text:p>16:06:10</text:p>
          </table:table-cell>
          <table:table-cell table:formula="of:=IF(ISNUMBER(SEARCH(&quot;throttling&quot;;[.G100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01</text:p>
          </table:table-cell>
          <table:table-cell office:value-type="string">
            <text:p>2017-03-06 16:06:10.13778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02];12;8)" office:value-type="string" office:string-value="16:06:10">
            <text:p>16:06:10</text:p>
          </table:table-cell>
          <table:table-cell table:formula="of:=IF(ISNUMBER(SEARCH(&quot;throttling&quot;;[.G100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02</text:p>
          </table:table-cell>
          <table:table-cell office:value-type="string">
            <text:p>2017-03-06 16:06:10.14120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003];12;8)" office:value-type="string" office:string-value="16:06:10">
            <text:p>16:06:10</text:p>
          </table:table-cell>
          <table:table-cell table:formula="of:=IF(ISNUMBER(SEARCH(&quot;throttling&quot;;[.G100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003</text:p>
          </table:table-cell>
          <table:table-cell office:value-type="string">
            <text:p>2017-03-06 16:06:10.34300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04];12;8)" office:value-type="string" office:string-value="16:06:10">
            <text:p>16:06:10</text:p>
          </table:table-cell>
          <table:table-cell table:formula="of:=IF(ISNUMBER(SEARCH(&quot;throttling&quot;;[.G100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04</text:p>
          </table:table-cell>
          <table:table-cell office:value-type="string">
            <text:p>2017-03-06 16:06:10.34703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05];12;8)" office:value-type="string" office:string-value="16:06:10">
            <text:p>16:06:10</text:p>
          </table:table-cell>
          <table:table-cell table:formula="of:=IF(ISNUMBER(SEARCH(&quot;throttling&quot;;[.G100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05</text:p>
          </table:table-cell>
          <table:table-cell office:value-type="string">
            <text:p>2017-03-06 16:06:10.35041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006];12;8)" office:value-type="string" office:string-value="16:06:10">
            <text:p>16:06:10</text:p>
          </table:table-cell>
          <table:table-cell table:formula="of:=IF(ISNUMBER(SEARCH(&quot;throttling&quot;;[.G100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006</text:p>
          </table:table-cell>
          <table:table-cell office:value-type="string">
            <text:p>2017-03-06 16:06:10.55123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007];12;8)" office:value-type="string" office:string-value="16:06:10">
            <text:p>16:06:10</text:p>
          </table:table-cell>
          <table:table-cell table:formula="of:=IF(ISNUMBER(SEARCH(&quot;throttling&quot;;[.G100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07</text:p>
          </table:table-cell>
          <table:table-cell office:value-type="string">
            <text:p>2017-03-06 16:06:10.55513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08];12;8)" office:value-type="string" office:string-value="16:06:10">
            <text:p>16:06:10</text:p>
          </table:table-cell>
          <table:table-cell table:formula="of:=IF(ISNUMBER(SEARCH(&quot;throttling&quot;;[.G100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08</text:p>
          </table:table-cell>
          <table:table-cell office:value-type="string">
            <text:p>2017-03-06 16:06:10.55829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009];12;8)" office:value-type="string" office:string-value="16:06:10">
            <text:p>16:06:10</text:p>
          </table:table-cell>
          <table:table-cell table:formula="of:=IF(ISNUMBER(SEARCH(&quot;throttling&quot;;[.G100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009</text:p>
          </table:table-cell>
          <table:table-cell office:value-type="string">
            <text:p>2017-03-06 16:06:10.75985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10];12;8)" office:value-type="string" office:string-value="16:06:10">
            <text:p>16:06:10</text:p>
          </table:table-cell>
          <table:table-cell table:formula="of:=IF(ISNUMBER(SEARCH(&quot;throttling&quot;;[.G101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10</text:p>
          </table:table-cell>
          <table:table-cell office:value-type="string">
            <text:p>2017-03-06 16:06:10.76370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11];12;8)" office:value-type="string" office:string-value="16:06:10">
            <text:p>16:06:10</text:p>
          </table:table-cell>
          <table:table-cell table:formula="of:=IF(ISNUMBER(SEARCH(&quot;throttling&quot;;[.G101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11</text:p>
          </table:table-cell>
          <table:table-cell office:value-type="string">
            <text:p>2017-03-06 16:06:10.76694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012];12;8)" office:value-type="string" office:string-value="16:06:10">
            <text:p>16:06:10</text:p>
          </table:table-cell>
          <table:table-cell table:formula="of:=IF(ISNUMBER(SEARCH(&quot;throttling&quot;;[.G101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012</text:p>
          </table:table-cell>
          <table:table-cell office:value-type="string">
            <text:p>2017-03-06 16:06:10.96855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13];12;8)" office:value-type="string" office:string-value="16:06:10">
            <text:p>16:06:10</text:p>
          </table:table-cell>
          <table:table-cell table:formula="of:=IF(ISNUMBER(SEARCH(&quot;throttling&quot;;[.G101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13</text:p>
          </table:table-cell>
          <table:table-cell office:value-type="string">
            <text:p>2017-03-06 16:06:10.97229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14];12;8)" office:value-type="string" office:string-value="16:06:10">
            <text:p>16:06:10</text:p>
          </table:table-cell>
          <table:table-cell table:formula="of:=IF(ISNUMBER(SEARCH(&quot;throttling&quot;;[.G101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14</text:p>
          </table:table-cell>
          <table:table-cell office:value-type="string">
            <text:p>2017-03-06 16:06:10.97594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015];12;8)" office:value-type="string" office:string-value="16:06:10">
            <text:p>16:06:10</text:p>
          </table:table-cell>
          <table:table-cell table:formula="of:=IF(ISNUMBER(SEARCH(&quot;throttling&quot;;[.G101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015</text:p>
          </table:table-cell>
          <table:table-cell office:value-type="string">
            <text:p>2017-03-06 16:06:11.17738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16];12;8)" office:value-type="string" office:string-value="16:06:11">
            <text:p>16:06:11</text:p>
          </table:table-cell>
          <table:table-cell table:formula="of:=IF(ISNUMBER(SEARCH(&quot;throttling&quot;;[.G101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16</text:p>
          </table:table-cell>
          <table:table-cell office:value-type="string">
            <text:p>2017-03-06 16:06:11.18114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17];12;8)" office:value-type="string" office:string-value="16:06:11">
            <text:p>16:06:11</text:p>
          </table:table-cell>
          <table:table-cell table:formula="of:=IF(ISNUMBER(SEARCH(&quot;throttling&quot;;[.G101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17</text:p>
          </table:table-cell>
          <table:table-cell office:value-type="string">
            <text:p>2017-03-06 16:06:11.18433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018];12;8)" office:value-type="string" office:string-value="16:06:11">
            <text:p>16:06:11</text:p>
          </table:table-cell>
          <table:table-cell table:formula="of:=IF(ISNUMBER(SEARCH(&quot;throttling&quot;;[.G101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018</text:p>
          </table:table-cell>
          <table:table-cell office:value-type="string">
            <text:p>2017-03-06 16:06:11.38664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19];12;8)" office:value-type="string" office:string-value="16:06:11">
            <text:p>16:06:11</text:p>
          </table:table-cell>
          <table:table-cell table:formula="of:=IF(ISNUMBER(SEARCH(&quot;throttling&quot;;[.G101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19</text:p>
          </table:table-cell>
          <table:table-cell office:value-type="string">
            <text:p>2017-03-06 16:06:11.39065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20];12;8)" office:value-type="string" office:string-value="16:06:11">
            <text:p>16:06:11</text:p>
          </table:table-cell>
          <table:table-cell table:formula="of:=IF(ISNUMBER(SEARCH(&quot;throttling&quot;;[.G102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20</text:p>
          </table:table-cell>
          <table:table-cell office:value-type="string">
            <text:p>2017-03-06 16:06:11.39400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021];12;8)" office:value-type="string" office:string-value="16:06:11">
            <text:p>16:06:11</text:p>
          </table:table-cell>
          <table:table-cell table:formula="of:=IF(ISNUMBER(SEARCH(&quot;throttling&quot;;[.G102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021</text:p>
          </table:table-cell>
          <table:table-cell office:value-type="string">
            <text:p>2017-03-06 16:06:11.61920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022];12;8)" office:value-type="string" office:string-value="16:06:11">
            <text:p>16:06:11</text:p>
          </table:table-cell>
          <table:table-cell table:formula="of:=IF(ISNUMBER(SEARCH(&quot;throttling&quot;;[.G102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22</text:p>
          </table:table-cell>
          <table:table-cell office:value-type="string">
            <text:p>2017-03-06 16:06:11.62305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23];12;8)" office:value-type="string" office:string-value="16:06:11">
            <text:p>16:06:11</text:p>
          </table:table-cell>
          <table:table-cell table:formula="of:=IF(ISNUMBER(SEARCH(&quot;throttling&quot;;[.G102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23</text:p>
          </table:table-cell>
          <table:table-cell office:value-type="string">
            <text:p>2017-03-06 16:06:11.62616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024];12;8)" office:value-type="string" office:string-value="16:06:11">
            <text:p>16:06:11</text:p>
          </table:table-cell>
          <table:table-cell table:formula="of:=IF(ISNUMBER(SEARCH(&quot;throttling&quot;;[.G102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024</text:p>
          </table:table-cell>
          <table:table-cell office:value-type="string">
            <text:p>2017-03-06 16:06:11.82734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25];12;8)" office:value-type="string" office:string-value="16:06:11">
            <text:p>16:06:11</text:p>
          </table:table-cell>
          <table:table-cell table:formula="of:=IF(ISNUMBER(SEARCH(&quot;throttling&quot;;[.G102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25</text:p>
          </table:table-cell>
          <table:table-cell office:value-type="string">
            <text:p>2017-03-06 16:06:11.83129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26];12;8)" office:value-type="string" office:string-value="16:06:11">
            <text:p>16:06:11</text:p>
          </table:table-cell>
          <table:table-cell table:formula="of:=IF(ISNUMBER(SEARCH(&quot;throttling&quot;;[.G102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26</text:p>
          </table:table-cell>
          <table:table-cell office:value-type="string">
            <text:p>2017-03-06 16:06:11.83438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027];12;8)" office:value-type="string" office:string-value="16:06:11">
            <text:p>16:06:11</text:p>
          </table:table-cell>
          <table:table-cell table:formula="of:=IF(ISNUMBER(SEARCH(&quot;throttling&quot;;[.G102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027</text:p>
          </table:table-cell>
          <table:table-cell office:value-type="string">
            <text:p>2017-03-06 16:06:12.03627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28];12;8)" office:value-type="string" office:string-value="16:06:12">
            <text:p>16:06:12</text:p>
          </table:table-cell>
          <table:table-cell table:formula="of:=IF(ISNUMBER(SEARCH(&quot;throttling&quot;;[.G102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28</text:p>
          </table:table-cell>
          <table:table-cell office:value-type="string">
            <text:p>2017-03-06 16:06:12.04062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29];12;8)" office:value-type="string" office:string-value="16:06:12">
            <text:p>16:06:12</text:p>
          </table:table-cell>
          <table:table-cell table:formula="of:=IF(ISNUMBER(SEARCH(&quot;throttling&quot;;[.G102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29</text:p>
          </table:table-cell>
          <table:table-cell office:value-type="string">
            <text:p>2017-03-06 16:06:12.04405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030];12;8)" office:value-type="string" office:string-value="16:06:12">
            <text:p>16:06:12</text:p>
          </table:table-cell>
          <table:table-cell table:formula="of:=IF(ISNUMBER(SEARCH(&quot;throttling&quot;;[.G103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030</text:p>
          </table:table-cell>
          <table:table-cell office:value-type="string">
            <text:p>2017-03-06 16:06:12.24595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31];12;8)" office:value-type="string" office:string-value="16:06:12">
            <text:p>16:06:12</text:p>
          </table:table-cell>
          <table:table-cell table:formula="of:=IF(ISNUMBER(SEARCH(&quot;throttling&quot;;[.G103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31</text:p>
          </table:table-cell>
          <table:table-cell office:value-type="string">
            <text:p>2017-03-06 16:06:12.24968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32];12;8)" office:value-type="string" office:string-value="16:06:12">
            <text:p>16:06:12</text:p>
          </table:table-cell>
          <table:table-cell table:formula="of:=IF(ISNUMBER(SEARCH(&quot;throttling&quot;;[.G103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32</text:p>
          </table:table-cell>
          <table:table-cell office:value-type="string">
            <text:p>2017-03-06 16:06:12.25303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033];12;8)" office:value-type="string" office:string-value="16:06:12">
            <text:p>16:06:12</text:p>
          </table:table-cell>
          <table:table-cell table:formula="of:=IF(ISNUMBER(SEARCH(&quot;throttling&quot;;[.G103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033</text:p>
          </table:table-cell>
          <table:table-cell office:value-type="string">
            <text:p>2017-03-06 16:06:12.45412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34];12;8)" office:value-type="string" office:string-value="16:06:12">
            <text:p>16:06:12</text:p>
          </table:table-cell>
          <table:table-cell table:formula="of:=IF(ISNUMBER(SEARCH(&quot;throttling&quot;;[.G103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34</text:p>
          </table:table-cell>
          <table:table-cell office:value-type="string">
            <text:p>2017-03-06 16:06:12.45788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35];12;8)" office:value-type="string" office:string-value="16:06:12">
            <text:p>16:06:12</text:p>
          </table:table-cell>
          <table:table-cell table:formula="of:=IF(ISNUMBER(SEARCH(&quot;throttling&quot;;[.G103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35</text:p>
          </table:table-cell>
          <table:table-cell office:value-type="string">
            <text:p>2017-03-06 16:06:12.46141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036];12;8)" office:value-type="string" office:string-value="16:06:12">
            <text:p>16:06:12</text:p>
          </table:table-cell>
          <table:table-cell table:formula="of:=IF(ISNUMBER(SEARCH(&quot;throttling&quot;;[.G103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036</text:p>
          </table:table-cell>
          <table:table-cell office:value-type="string">
            <text:p>2017-03-06 16:06:12.66306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037];12;8)" office:value-type="string" office:string-value="16:06:12">
            <text:p>16:06:12</text:p>
          </table:table-cell>
          <table:table-cell table:formula="of:=IF(ISNUMBER(SEARCH(&quot;throttling&quot;;[.G103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37</text:p>
          </table:table-cell>
          <table:table-cell office:value-type="string">
            <text:p>2017-03-06 16:06:12.66706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38];12;8)" office:value-type="string" office:string-value="16:06:12">
            <text:p>16:06:12</text:p>
          </table:table-cell>
          <table:table-cell table:formula="of:=IF(ISNUMBER(SEARCH(&quot;throttling&quot;;[.G103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38</text:p>
          </table:table-cell>
          <table:table-cell office:value-type="string">
            <text:p>2017-03-06 16:06:12.67352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039];12;8)" office:value-type="string" office:string-value="16:06:12">
            <text:p>16:06:12</text:p>
          </table:table-cell>
          <table:table-cell table:formula="of:=IF(ISNUMBER(SEARCH(&quot;throttling&quot;;[.G103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039</text:p>
          </table:table-cell>
          <table:table-cell office:value-type="string">
            <text:p>2017-03-06 16:06:12.87543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40];12;8)" office:value-type="string" office:string-value="16:06:12">
            <text:p>16:06:12</text:p>
          </table:table-cell>
          <table:table-cell table:formula="of:=IF(ISNUMBER(SEARCH(&quot;throttling&quot;;[.G104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40</text:p>
          </table:table-cell>
          <table:table-cell office:value-type="string">
            <text:p>2017-03-06 16:06:12.87910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41];12;8)" office:value-type="string" office:string-value="16:06:12">
            <text:p>16:06:12</text:p>
          </table:table-cell>
          <table:table-cell table:formula="of:=IF(ISNUMBER(SEARCH(&quot;throttling&quot;;[.G104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41</text:p>
          </table:table-cell>
          <table:table-cell office:value-type="string">
            <text:p>2017-03-06 16:06:12.88245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042];12;8)" office:value-type="string" office:string-value="16:06:12">
            <text:p>16:06:12</text:p>
          </table:table-cell>
          <table:table-cell table:formula="of:=IF(ISNUMBER(SEARCH(&quot;throttling&quot;;[.G104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042</text:p>
          </table:table-cell>
          <table:table-cell office:value-type="string">
            <text:p>2017-03-06 16:06:13.08344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43];12;8)" office:value-type="string" office:string-value="16:06:13">
            <text:p>16:06:13</text:p>
          </table:table-cell>
          <table:table-cell table:formula="of:=IF(ISNUMBER(SEARCH(&quot;throttling&quot;;[.G104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43</text:p>
          </table:table-cell>
          <table:table-cell office:value-type="string">
            <text:p>2017-03-06 16:06:13.08725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44];12;8)" office:value-type="string" office:string-value="16:06:13">
            <text:p>16:06:13</text:p>
          </table:table-cell>
          <table:table-cell table:formula="of:=IF(ISNUMBER(SEARCH(&quot;throttling&quot;;[.G104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44</text:p>
          </table:table-cell>
          <table:table-cell office:value-type="string">
            <text:p>2017-03-06 16:06:13.09047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045];12;8)" office:value-type="string" office:string-value="16:06:13">
            <text:p>16:06:13</text:p>
          </table:table-cell>
          <table:table-cell table:formula="of:=IF(ISNUMBER(SEARCH(&quot;throttling&quot;;[.G104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045</text:p>
          </table:table-cell>
          <table:table-cell office:value-type="string">
            <text:p>2017-03-06 16:06:13.29231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46];12;8)" office:value-type="string" office:string-value="16:06:13">
            <text:p>16:06:13</text:p>
          </table:table-cell>
          <table:table-cell table:formula="of:=IF(ISNUMBER(SEARCH(&quot;throttling&quot;;[.G104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46</text:p>
          </table:table-cell>
          <table:table-cell office:value-type="string">
            <text:p>2017-03-06 16:06:13.29883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47];12;8)" office:value-type="string" office:string-value="16:06:13">
            <text:p>16:06:13</text:p>
          </table:table-cell>
          <table:table-cell table:formula="of:=IF(ISNUMBER(SEARCH(&quot;throttling&quot;;[.G104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47</text:p>
          </table:table-cell>
          <table:table-cell office:value-type="string">
            <text:p>2017-03-06 16:06:13.30200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048];12;8)" office:value-type="string" office:string-value="16:06:13">
            <text:p>16:06:13</text:p>
          </table:table-cell>
          <table:table-cell table:formula="of:=IF(ISNUMBER(SEARCH(&quot;throttling&quot;;[.G104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048</text:p>
          </table:table-cell>
          <table:table-cell office:value-type="string">
            <text:p>2017-03-06 16:06:13.50390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49];12;8)" office:value-type="string" office:string-value="16:06:13">
            <text:p>16:06:13</text:p>
          </table:table-cell>
          <table:table-cell table:formula="of:=IF(ISNUMBER(SEARCH(&quot;throttling&quot;;[.G104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49</text:p>
          </table:table-cell>
          <table:table-cell office:value-type="string">
            <text:p>2017-03-06 16:06:13.50756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50];12;8)" office:value-type="string" office:string-value="16:06:13">
            <text:p>16:06:13</text:p>
          </table:table-cell>
          <table:table-cell table:formula="of:=IF(ISNUMBER(SEARCH(&quot;throttling&quot;;[.G105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50</text:p>
          </table:table-cell>
          <table:table-cell office:value-type="string">
            <text:p>2017-03-06 16:06:13.51086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051];12;8)" office:value-type="string" office:string-value="16:06:13">
            <text:p>16:06:13</text:p>
          </table:table-cell>
          <table:table-cell table:formula="of:=IF(ISNUMBER(SEARCH(&quot;throttling&quot;;[.G105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051</text:p>
          </table:table-cell>
          <table:table-cell office:value-type="string">
            <text:p>2017-03-06 16:06:13.71190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052];12;8)" office:value-type="string" office:string-value="16:06:13">
            <text:p>16:06:13</text:p>
          </table:table-cell>
          <table:table-cell table:formula="of:=IF(ISNUMBER(SEARCH(&quot;throttling&quot;;[.G105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52</text:p>
          </table:table-cell>
          <table:table-cell office:value-type="string">
            <text:p>2017-03-06 16:06:13.71581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53];12;8)" office:value-type="string" office:string-value="16:06:13">
            <text:p>16:06:13</text:p>
          </table:table-cell>
          <table:table-cell table:formula="of:=IF(ISNUMBER(SEARCH(&quot;throttling&quot;;[.G105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53</text:p>
          </table:table-cell>
          <table:table-cell office:value-type="string">
            <text:p>2017-03-06 16:06:13.72006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054];12;8)" office:value-type="string" office:string-value="16:06:13">
            <text:p>16:06:13</text:p>
          </table:table-cell>
          <table:table-cell table:formula="of:=IF(ISNUMBER(SEARCH(&quot;throttling&quot;;[.G105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054</text:p>
          </table:table-cell>
          <table:table-cell office:value-type="string">
            <text:p>2017-03-06 16:06:13.92111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55];12;8)" office:value-type="string" office:string-value="16:06:13">
            <text:p>16:06:13</text:p>
          </table:table-cell>
          <table:table-cell table:formula="of:=IF(ISNUMBER(SEARCH(&quot;throttling&quot;;[.G105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55</text:p>
          </table:table-cell>
          <table:table-cell office:value-type="string">
            <text:p>2017-03-06 16:06:13.92682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56];12;8)" office:value-type="string" office:string-value="16:06:13">
            <text:p>16:06:13</text:p>
          </table:table-cell>
          <table:table-cell table:formula="of:=IF(ISNUMBER(SEARCH(&quot;throttling&quot;;[.G105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56</text:p>
          </table:table-cell>
          <table:table-cell office:value-type="string">
            <text:p>2017-03-06 16:06:13.93011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057];12;8)" office:value-type="string" office:string-value="16:06:13">
            <text:p>16:06:13</text:p>
          </table:table-cell>
          <table:table-cell table:formula="of:=IF(ISNUMBER(SEARCH(&quot;throttling&quot;;[.G105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057</text:p>
          </table:table-cell>
          <table:table-cell office:value-type="string">
            <text:p>2017-03-06 16:06:14.13181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58];12;8)" office:value-type="string" office:string-value="16:06:14">
            <text:p>16:06:14</text:p>
          </table:table-cell>
          <table:table-cell table:formula="of:=IF(ISNUMBER(SEARCH(&quot;throttling&quot;;[.G105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58</text:p>
          </table:table-cell>
          <table:table-cell office:value-type="string">
            <text:p>2017-03-06 16:06:14.13578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59];12;8)" office:value-type="string" office:string-value="16:06:14">
            <text:p>16:06:14</text:p>
          </table:table-cell>
          <table:table-cell table:formula="of:=IF(ISNUMBER(SEARCH(&quot;throttling&quot;;[.G105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59</text:p>
          </table:table-cell>
          <table:table-cell office:value-type="string">
            <text:p>2017-03-06 16:06:14.13926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060];12;8)" office:value-type="string" office:string-value="16:06:14">
            <text:p>16:06:14</text:p>
          </table:table-cell>
          <table:table-cell table:formula="of:=IF(ISNUMBER(SEARCH(&quot;throttling&quot;;[.G106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060</text:p>
          </table:table-cell>
          <table:table-cell office:value-type="string">
            <text:p>2017-03-06 16:06:14.34003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61];12;8)" office:value-type="string" office:string-value="16:06:14">
            <text:p>16:06:14</text:p>
          </table:table-cell>
          <table:table-cell table:formula="of:=IF(ISNUMBER(SEARCH(&quot;throttling&quot;;[.G106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61</text:p>
          </table:table-cell>
          <table:table-cell office:value-type="string">
            <text:p>2017-03-06 16:06:14.34376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62];12;8)" office:value-type="string" office:string-value="16:06:14">
            <text:p>16:06:14</text:p>
          </table:table-cell>
          <table:table-cell table:formula="of:=IF(ISNUMBER(SEARCH(&quot;throttling&quot;;[.G106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62</text:p>
          </table:table-cell>
          <table:table-cell office:value-type="string">
            <text:p>2017-03-06 16:06:14.34748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063];12;8)" office:value-type="string" office:string-value="16:06:14">
            <text:p>16:06:14</text:p>
          </table:table-cell>
          <table:table-cell table:formula="of:=IF(ISNUMBER(SEARCH(&quot;throttling&quot;;[.G106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063</text:p>
          </table:table-cell>
          <table:table-cell office:value-type="string">
            <text:p>2017-03-06 16:06:14.54899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064];12;8)" office:value-type="string" office:string-value="16:06:14">
            <text:p>16:06:14</text:p>
          </table:table-cell>
          <table:table-cell table:formula="of:=IF(ISNUMBER(SEARCH(&quot;throttling&quot;;[.G106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64</text:p>
          </table:table-cell>
          <table:table-cell office:value-type="string">
            <text:p>2017-03-06 16:06:14.55281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65];12;8)" office:value-type="string" office:string-value="16:06:14">
            <text:p>16:06:14</text:p>
          </table:table-cell>
          <table:table-cell table:formula="of:=IF(ISNUMBER(SEARCH(&quot;throttling&quot;;[.G106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65</text:p>
          </table:table-cell>
          <table:table-cell office:value-type="string">
            <text:p>2017-03-06 16:06:14.55632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066];12;8)" office:value-type="string" office:string-value="16:06:14">
            <text:p>16:06:14</text:p>
          </table:table-cell>
          <table:table-cell table:formula="of:=IF(ISNUMBER(SEARCH(&quot;throttling&quot;;[.G106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066</text:p>
          </table:table-cell>
          <table:table-cell office:value-type="string">
            <text:p>2017-03-06 16:06:14.75861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67];12;8)" office:value-type="string" office:string-value="16:06:14">
            <text:p>16:06:14</text:p>
          </table:table-cell>
          <table:table-cell table:formula="of:=IF(ISNUMBER(SEARCH(&quot;throttling&quot;;[.G106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67</text:p>
          </table:table-cell>
          <table:table-cell office:value-type="string">
            <text:p>2017-03-06 16:06:14.76243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68];12;8)" office:value-type="string" office:string-value="16:06:14">
            <text:p>16:06:14</text:p>
          </table:table-cell>
          <table:table-cell table:formula="of:=IF(ISNUMBER(SEARCH(&quot;throttling&quot;;[.G106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68</text:p>
          </table:table-cell>
          <table:table-cell office:value-type="string">
            <text:p>2017-03-06 16:06:14.76610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069];12;8)" office:value-type="string" office:string-value="16:06:14">
            <text:p>16:06:14</text:p>
          </table:table-cell>
          <table:table-cell table:formula="of:=IF(ISNUMBER(SEARCH(&quot;throttling&quot;;[.G106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069</text:p>
          </table:table-cell>
          <table:table-cell office:value-type="string">
            <text:p>2017-03-06 16:06:14.96876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70];12;8)" office:value-type="string" office:string-value="16:06:14">
            <text:p>16:06:14</text:p>
          </table:table-cell>
          <table:table-cell table:formula="of:=IF(ISNUMBER(SEARCH(&quot;throttling&quot;;[.G107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70</text:p>
          </table:table-cell>
          <table:table-cell office:value-type="string">
            <text:p>2017-03-06 16:06:14.97255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71];12;8)" office:value-type="string" office:string-value="16:06:14">
            <text:p>16:06:14</text:p>
          </table:table-cell>
          <table:table-cell table:formula="of:=IF(ISNUMBER(SEARCH(&quot;throttling&quot;;[.G107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71</text:p>
          </table:table-cell>
          <table:table-cell office:value-type="string">
            <text:p>2017-03-06 16:06:14.97615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072];12;8)" office:value-type="string" office:string-value="16:06:14">
            <text:p>16:06:14</text:p>
          </table:table-cell>
          <table:table-cell table:formula="of:=IF(ISNUMBER(SEARCH(&quot;throttling&quot;;[.G107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072</text:p>
          </table:table-cell>
          <table:table-cell office:value-type="string">
            <text:p>2017-03-06 16:06:15.17749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73];12;8)" office:value-type="string" office:string-value="16:06:15">
            <text:p>16:06:15</text:p>
          </table:table-cell>
          <table:table-cell table:formula="of:=IF(ISNUMBER(SEARCH(&quot;throttling&quot;;[.G107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73</text:p>
          </table:table-cell>
          <table:table-cell office:value-type="string">
            <text:p>2017-03-06 16:06:15.18129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74];12;8)" office:value-type="string" office:string-value="16:06:15">
            <text:p>16:06:15</text:p>
          </table:table-cell>
          <table:table-cell table:formula="of:=IF(ISNUMBER(SEARCH(&quot;throttling&quot;;[.G107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74</text:p>
          </table:table-cell>
          <table:table-cell office:value-type="string">
            <text:p>2017-03-06 16:06:15.18464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075];12;8)" office:value-type="string" office:string-value="16:06:15">
            <text:p>16:06:15</text:p>
          </table:table-cell>
          <table:table-cell table:formula="of:=IF(ISNUMBER(SEARCH(&quot;throttling&quot;;[.G107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075</text:p>
          </table:table-cell>
          <table:table-cell office:value-type="string">
            <text:p>2017-03-06 16:06:15.38556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76];12;8)" office:value-type="string" office:string-value="16:06:15">
            <text:p>16:06:15</text:p>
          </table:table-cell>
          <table:table-cell table:formula="of:=IF(ISNUMBER(SEARCH(&quot;throttling&quot;;[.G107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76</text:p>
          </table:table-cell>
          <table:table-cell office:value-type="string">
            <text:p>2017-03-06 16:06:15.39004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77];12;8)" office:value-type="string" office:string-value="16:06:15">
            <text:p>16:06:15</text:p>
          </table:table-cell>
          <table:table-cell table:formula="of:=IF(ISNUMBER(SEARCH(&quot;throttling&quot;;[.G107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77</text:p>
          </table:table-cell>
          <table:table-cell office:value-type="string">
            <text:p>2017-03-06 16:06:15.39346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078];12;8)" office:value-type="string" office:string-value="16:06:15">
            <text:p>16:06:15</text:p>
          </table:table-cell>
          <table:table-cell table:formula="of:=IF(ISNUMBER(SEARCH(&quot;throttling&quot;;[.G107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078</text:p>
          </table:table-cell>
          <table:table-cell office:value-type="string">
            <text:p>2017-03-06 16:06:15.61912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079];12;8)" office:value-type="string" office:string-value="16:06:15">
            <text:p>16:06:15</text:p>
          </table:table-cell>
          <table:table-cell table:formula="of:=IF(ISNUMBER(SEARCH(&quot;throttling&quot;;[.G107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79</text:p>
          </table:table-cell>
          <table:table-cell office:value-type="string">
            <text:p>2017-03-06 16:06:15.62285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80];12;8)" office:value-type="string" office:string-value="16:06:15">
            <text:p>16:06:15</text:p>
          </table:table-cell>
          <table:table-cell table:formula="of:=IF(ISNUMBER(SEARCH(&quot;throttling&quot;;[.G108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80</text:p>
          </table:table-cell>
          <table:table-cell office:value-type="string">
            <text:p>2017-03-06 16:06:15.62646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081];12;8)" office:value-type="string" office:string-value="16:06:15">
            <text:p>16:06:15</text:p>
          </table:table-cell>
          <table:table-cell table:formula="of:=IF(ISNUMBER(SEARCH(&quot;throttling&quot;;[.G108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081</text:p>
          </table:table-cell>
          <table:table-cell office:value-type="string">
            <text:p>2017-03-06 16:06:15.82805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82];12;8)" office:value-type="string" office:string-value="16:06:15">
            <text:p>16:06:15</text:p>
          </table:table-cell>
          <table:table-cell table:formula="of:=IF(ISNUMBER(SEARCH(&quot;throttling&quot;;[.G108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82</text:p>
          </table:table-cell>
          <table:table-cell office:value-type="string">
            <text:p>2017-03-06 16:06:15.83149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83];12;8)" office:value-type="string" office:string-value="16:06:15">
            <text:p>16:06:15</text:p>
          </table:table-cell>
          <table:table-cell table:formula="of:=IF(ISNUMBER(SEARCH(&quot;throttling&quot;;[.G108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83</text:p>
          </table:table-cell>
          <table:table-cell office:value-type="string">
            <text:p>2017-03-06 16:06:15.83472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084];12;8)" office:value-type="string" office:string-value="16:06:15">
            <text:p>16:06:15</text:p>
          </table:table-cell>
          <table:table-cell table:formula="of:=IF(ISNUMBER(SEARCH(&quot;throttling&quot;;[.G108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084</text:p>
          </table:table-cell>
          <table:table-cell office:value-type="string">
            <text:p>2017-03-06 16:06:16.03629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85];12;8)" office:value-type="string" office:string-value="16:06:16">
            <text:p>16:06:16</text:p>
          </table:table-cell>
          <table:table-cell table:formula="of:=IF(ISNUMBER(SEARCH(&quot;throttling&quot;;[.G108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85</text:p>
          </table:table-cell>
          <table:table-cell office:value-type="string">
            <text:p>2017-03-06 16:06:16.03998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86];12;8)" office:value-type="string" office:string-value="16:06:16">
            <text:p>16:06:16</text:p>
          </table:table-cell>
          <table:table-cell table:formula="of:=IF(ISNUMBER(SEARCH(&quot;throttling&quot;;[.G108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86</text:p>
          </table:table-cell>
          <table:table-cell office:value-type="string">
            <text:p>2017-03-06 16:06:16.04342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087];12;8)" office:value-type="string" office:string-value="16:06:16">
            <text:p>16:06:16</text:p>
          </table:table-cell>
          <table:table-cell table:formula="of:=IF(ISNUMBER(SEARCH(&quot;throttling&quot;;[.G108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087</text:p>
          </table:table-cell>
          <table:table-cell office:value-type="string">
            <text:p>2017-03-06 16:06:16.24565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88];12;8)" office:value-type="string" office:string-value="16:06:16">
            <text:p>16:06:16</text:p>
          </table:table-cell>
          <table:table-cell table:formula="of:=IF(ISNUMBER(SEARCH(&quot;throttling&quot;;[.G108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88</text:p>
          </table:table-cell>
          <table:table-cell office:value-type="string">
            <text:p>2017-03-06 16:06:16.25003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89];12;8)" office:value-type="string" office:string-value="16:06:16">
            <text:p>16:06:16</text:p>
          </table:table-cell>
          <table:table-cell table:formula="of:=IF(ISNUMBER(SEARCH(&quot;throttling&quot;;[.G108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89</text:p>
          </table:table-cell>
          <table:table-cell office:value-type="string">
            <text:p>2017-03-06 16:06:16.25357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090];12;8)" office:value-type="string" office:string-value="16:06:16">
            <text:p>16:06:16</text:p>
          </table:table-cell>
          <table:table-cell table:formula="of:=IF(ISNUMBER(SEARCH(&quot;throttling&quot;;[.G109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090</text:p>
          </table:table-cell>
          <table:table-cell office:value-type="string">
            <text:p>2017-03-06 16:06:16.45562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91];12;8)" office:value-type="string" office:string-value="16:06:16">
            <text:p>16:06:16</text:p>
          </table:table-cell>
          <table:table-cell table:formula="of:=IF(ISNUMBER(SEARCH(&quot;throttling&quot;;[.G109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91</text:p>
          </table:table-cell>
          <table:table-cell office:value-type="string">
            <text:p>2017-03-06 16:06:16.45981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92];12;8)" office:value-type="string" office:string-value="16:06:16">
            <text:p>16:06:16</text:p>
          </table:table-cell>
          <table:table-cell table:formula="of:=IF(ISNUMBER(SEARCH(&quot;throttling&quot;;[.G109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92</text:p>
          </table:table-cell>
          <table:table-cell office:value-type="string">
            <text:p>2017-03-06 16:06:16.46345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093];12;8)" office:value-type="string" office:string-value="16:06:16">
            <text:p>16:06:16</text:p>
          </table:table-cell>
          <table:table-cell table:formula="of:=IF(ISNUMBER(SEARCH(&quot;throttling&quot;;[.G109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093</text:p>
          </table:table-cell>
          <table:table-cell office:value-type="string">
            <text:p>2017-03-06 16:06:16.66553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094];12;8)" office:value-type="string" office:string-value="16:06:16">
            <text:p>16:06:16</text:p>
          </table:table-cell>
          <table:table-cell table:formula="of:=IF(ISNUMBER(SEARCH(&quot;throttling&quot;;[.G109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94</text:p>
          </table:table-cell>
          <table:table-cell office:value-type="string">
            <text:p>2017-03-06 16:06:16.66935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95];12;8)" office:value-type="string" office:string-value="16:06:16">
            <text:p>16:06:16</text:p>
          </table:table-cell>
          <table:table-cell table:formula="of:=IF(ISNUMBER(SEARCH(&quot;throttling&quot;;[.G109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95</text:p>
          </table:table-cell>
          <table:table-cell office:value-type="string">
            <text:p>2017-03-06 16:06:16.67250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096];12;8)" office:value-type="string" office:string-value="16:06:16">
            <text:p>16:06:16</text:p>
          </table:table-cell>
          <table:table-cell table:formula="of:=IF(ISNUMBER(SEARCH(&quot;throttling&quot;;[.G109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096</text:p>
          </table:table-cell>
          <table:table-cell office:value-type="string">
            <text:p>2017-03-06 16:06:16.87430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97];12;8)" office:value-type="string" office:string-value="16:06:16">
            <text:p>16:06:16</text:p>
          </table:table-cell>
          <table:table-cell table:formula="of:=IF(ISNUMBER(SEARCH(&quot;throttling&quot;;[.G109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97</text:p>
          </table:table-cell>
          <table:table-cell office:value-type="string">
            <text:p>2017-03-06 16:06:16.87842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098];12;8)" office:value-type="string" office:string-value="16:06:16">
            <text:p>16:06:16</text:p>
          </table:table-cell>
          <table:table-cell table:formula="of:=IF(ISNUMBER(SEARCH(&quot;throttling&quot;;[.G109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098</text:p>
          </table:table-cell>
          <table:table-cell office:value-type="string">
            <text:p>2017-03-06 16:06:16.88207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099];12;8)" office:value-type="string" office:string-value="16:06:16">
            <text:p>16:06:16</text:p>
          </table:table-cell>
          <table:table-cell table:formula="of:=IF(ISNUMBER(SEARCH(&quot;throttling&quot;;[.G109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099</text:p>
          </table:table-cell>
          <table:table-cell office:value-type="string">
            <text:p>2017-03-06 16:06:17.08346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00];12;8)" office:value-type="string" office:string-value="16:06:17">
            <text:p>16:06:17</text:p>
          </table:table-cell>
          <table:table-cell table:formula="of:=IF(ISNUMBER(SEARCH(&quot;throttling&quot;;[.G110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00</text:p>
          </table:table-cell>
          <table:table-cell office:value-type="string">
            <text:p>2017-03-06 16:06:17.08719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01];12;8)" office:value-type="string" office:string-value="16:06:17">
            <text:p>16:06:17</text:p>
          </table:table-cell>
          <table:table-cell table:formula="of:=IF(ISNUMBER(SEARCH(&quot;throttling&quot;;[.G110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01</text:p>
          </table:table-cell>
          <table:table-cell office:value-type="string">
            <text:p>2017-03-06 16:06:17.09054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102];12;8)" office:value-type="string" office:string-value="16:06:17">
            <text:p>16:06:17</text:p>
          </table:table-cell>
          <table:table-cell table:formula="of:=IF(ISNUMBER(SEARCH(&quot;throttling&quot;;[.G110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102</text:p>
          </table:table-cell>
          <table:table-cell office:value-type="string">
            <text:p>2017-03-06 16:06:17.29275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03];12;8)" office:value-type="string" office:string-value="16:06:17">
            <text:p>16:06:17</text:p>
          </table:table-cell>
          <table:table-cell table:formula="of:=IF(ISNUMBER(SEARCH(&quot;throttling&quot;;[.G110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03</text:p>
          </table:table-cell>
          <table:table-cell office:value-type="string">
            <text:p>2017-03-06 16:06:17.29760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04];12;8)" office:value-type="string" office:string-value="16:06:17">
            <text:p>16:06:17</text:p>
          </table:table-cell>
          <table:table-cell table:formula="of:=IF(ISNUMBER(SEARCH(&quot;throttling&quot;;[.G110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04</text:p>
          </table:table-cell>
          <table:table-cell office:value-type="string">
            <text:p>2017-03-06 16:06:17.30104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105];12;8)" office:value-type="string" office:string-value="16:06:17">
            <text:p>16:06:17</text:p>
          </table:table-cell>
          <table:table-cell table:formula="of:=IF(ISNUMBER(SEARCH(&quot;throttling&quot;;[.G110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105</text:p>
          </table:table-cell>
          <table:table-cell office:value-type="string">
            <text:p>2017-03-06 16:06:17.50248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06];12;8)" office:value-type="string" office:string-value="16:06:17">
            <text:p>16:06:17</text:p>
          </table:table-cell>
          <table:table-cell table:formula="of:=IF(ISNUMBER(SEARCH(&quot;throttling&quot;;[.G110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06</text:p>
          </table:table-cell>
          <table:table-cell office:value-type="string">
            <text:p>2017-03-06 16:06:17.50977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07];12;8)" office:value-type="string" office:string-value="16:06:17">
            <text:p>16:06:17</text:p>
          </table:table-cell>
          <table:table-cell table:formula="of:=IF(ISNUMBER(SEARCH(&quot;throttling&quot;;[.G110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07</text:p>
          </table:table-cell>
          <table:table-cell office:value-type="string">
            <text:p>2017-03-06 16:06:17.51318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108];12;8)" office:value-type="string" office:string-value="16:06:17">
            <text:p>16:06:17</text:p>
          </table:table-cell>
          <table:table-cell table:formula="of:=IF(ISNUMBER(SEARCH(&quot;throttling&quot;;[.G110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108</text:p>
          </table:table-cell>
          <table:table-cell office:value-type="string">
            <text:p>2017-03-06 16:06:17.71530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109];12;8)" office:value-type="string" office:string-value="16:06:17">
            <text:p>16:06:17</text:p>
          </table:table-cell>
          <table:table-cell table:formula="of:=IF(ISNUMBER(SEARCH(&quot;throttling&quot;;[.G110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09</text:p>
          </table:table-cell>
          <table:table-cell office:value-type="string">
            <text:p>2017-03-06 16:06:17.71928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10];12;8)" office:value-type="string" office:string-value="16:06:17">
            <text:p>16:06:17</text:p>
          </table:table-cell>
          <table:table-cell table:formula="of:=IF(ISNUMBER(SEARCH(&quot;throttling&quot;;[.G111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10</text:p>
          </table:table-cell>
          <table:table-cell office:value-type="string">
            <text:p>2017-03-06 16:06:17.72323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111];12;8)" office:value-type="string" office:string-value="16:06:17">
            <text:p>16:06:17</text:p>
          </table:table-cell>
          <table:table-cell table:formula="of:=IF(ISNUMBER(SEARCH(&quot;throttling&quot;;[.G111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111</text:p>
          </table:table-cell>
          <table:table-cell office:value-type="string">
            <text:p>2017-03-06 16:06:17.92501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12];12;8)" office:value-type="string" office:string-value="16:06:17">
            <text:p>16:06:17</text:p>
          </table:table-cell>
          <table:table-cell table:formula="of:=IF(ISNUMBER(SEARCH(&quot;throttling&quot;;[.G111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12</text:p>
          </table:table-cell>
          <table:table-cell office:value-type="string">
            <text:p>2017-03-06 16:06:17.92928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13];12;8)" office:value-type="string" office:string-value="16:06:17">
            <text:p>16:06:17</text:p>
          </table:table-cell>
          <table:table-cell table:formula="of:=IF(ISNUMBER(SEARCH(&quot;throttling&quot;;[.G111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13</text:p>
          </table:table-cell>
          <table:table-cell office:value-type="string">
            <text:p>2017-03-06 16:06:17.93292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114];12;8)" office:value-type="string" office:string-value="16:06:17">
            <text:p>16:06:17</text:p>
          </table:table-cell>
          <table:table-cell table:formula="of:=IF(ISNUMBER(SEARCH(&quot;throttling&quot;;[.G111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114</text:p>
          </table:table-cell>
          <table:table-cell office:value-type="string">
            <text:p>2017-03-06 16:06:18.13451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15];12;8)" office:value-type="string" office:string-value="16:06:18">
            <text:p>16:06:18</text:p>
          </table:table-cell>
          <table:table-cell table:formula="of:=IF(ISNUMBER(SEARCH(&quot;throttling&quot;;[.G111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15</text:p>
          </table:table-cell>
          <table:table-cell office:value-type="string">
            <text:p>2017-03-06 16:06:18.13834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16];12;8)" office:value-type="string" office:string-value="16:06:18">
            <text:p>16:06:18</text:p>
          </table:table-cell>
          <table:table-cell table:formula="of:=IF(ISNUMBER(SEARCH(&quot;throttling&quot;;[.G111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16</text:p>
          </table:table-cell>
          <table:table-cell office:value-type="string">
            <text:p>2017-03-06 16:06:18.14201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117];12;8)" office:value-type="string" office:string-value="16:06:18">
            <text:p>16:06:18</text:p>
          </table:table-cell>
          <table:table-cell table:formula="of:=IF(ISNUMBER(SEARCH(&quot;throttling&quot;;[.G111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117</text:p>
          </table:table-cell>
          <table:table-cell office:value-type="string">
            <text:p>2017-03-06 16:06:18.34412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18];12;8)" office:value-type="string" office:string-value="16:06:18">
            <text:p>16:06:18</text:p>
          </table:table-cell>
          <table:table-cell table:formula="of:=IF(ISNUMBER(SEARCH(&quot;throttling&quot;;[.G111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18</text:p>
          </table:table-cell>
          <table:table-cell office:value-type="string">
            <text:p>2017-03-06 16:06:18.35120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19];12;8)" office:value-type="string" office:string-value="16:06:18">
            <text:p>16:06:18</text:p>
          </table:table-cell>
          <table:table-cell table:formula="of:=IF(ISNUMBER(SEARCH(&quot;throttling&quot;;[.G111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19</text:p>
          </table:table-cell>
          <table:table-cell office:value-type="string">
            <text:p>2017-03-06 16:06:18.35460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120];12;8)" office:value-type="string" office:string-value="16:06:18">
            <text:p>16:06:18</text:p>
          </table:table-cell>
          <table:table-cell table:formula="of:=IF(ISNUMBER(SEARCH(&quot;throttling&quot;;[.G112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120</text:p>
          </table:table-cell>
          <table:table-cell office:value-type="string">
            <text:p>2017-03-06 16:06:18.55572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121];12;8)" office:value-type="string" office:string-value="16:06:18">
            <text:p>16:06:18</text:p>
          </table:table-cell>
          <table:table-cell table:formula="of:=IF(ISNUMBER(SEARCH(&quot;throttling&quot;;[.G112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21</text:p>
          </table:table-cell>
          <table:table-cell office:value-type="string">
            <text:p>2017-03-06 16:06:18.55930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22];12;8)" office:value-type="string" office:string-value="16:06:18">
            <text:p>16:06:18</text:p>
          </table:table-cell>
          <table:table-cell table:formula="of:=IF(ISNUMBER(SEARCH(&quot;throttling&quot;;[.G112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22</text:p>
          </table:table-cell>
          <table:table-cell office:value-type="string">
            <text:p>2017-03-06 16:06:18.56291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123];12;8)" office:value-type="string" office:string-value="16:06:18">
            <text:p>16:06:18</text:p>
          </table:table-cell>
          <table:table-cell table:formula="of:=IF(ISNUMBER(SEARCH(&quot;throttling&quot;;[.G112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123</text:p>
          </table:table-cell>
          <table:table-cell office:value-type="string">
            <text:p>2017-03-06 16:06:18.76447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24];12;8)" office:value-type="string" office:string-value="16:06:18">
            <text:p>16:06:18</text:p>
          </table:table-cell>
          <table:table-cell table:formula="of:=IF(ISNUMBER(SEARCH(&quot;throttling&quot;;[.G112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24</text:p>
          </table:table-cell>
          <table:table-cell office:value-type="string">
            <text:p>2017-03-06 16:06:18.76827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25];12;8)" office:value-type="string" office:string-value="16:06:18">
            <text:p>16:06:18</text:p>
          </table:table-cell>
          <table:table-cell table:formula="of:=IF(ISNUMBER(SEARCH(&quot;throttling&quot;;[.G112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25</text:p>
          </table:table-cell>
          <table:table-cell office:value-type="string">
            <text:p>2017-03-06 16:06:18.77163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126];12;8)" office:value-type="string" office:string-value="16:06:18">
            <text:p>16:06:18</text:p>
          </table:table-cell>
          <table:table-cell table:formula="of:=IF(ISNUMBER(SEARCH(&quot;throttling&quot;;[.G112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126</text:p>
          </table:table-cell>
          <table:table-cell office:value-type="string">
            <text:p>2017-03-06 16:06:18.97282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27];12;8)" office:value-type="string" office:string-value="16:06:18">
            <text:p>16:06:18</text:p>
          </table:table-cell>
          <table:table-cell table:formula="of:=IF(ISNUMBER(SEARCH(&quot;throttling&quot;;[.G112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27</text:p>
          </table:table-cell>
          <table:table-cell office:value-type="string">
            <text:p>2017-03-06 16:06:18.97715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28];12;8)" office:value-type="string" office:string-value="16:06:18">
            <text:p>16:06:18</text:p>
          </table:table-cell>
          <table:table-cell table:formula="of:=IF(ISNUMBER(SEARCH(&quot;throttling&quot;;[.G112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28</text:p>
          </table:table-cell>
          <table:table-cell office:value-type="string">
            <text:p>2017-03-06 16:06:18.98090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129];12;8)" office:value-type="string" office:string-value="16:06:18">
            <text:p>16:06:18</text:p>
          </table:table-cell>
          <table:table-cell table:formula="of:=IF(ISNUMBER(SEARCH(&quot;throttling&quot;;[.G112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129</text:p>
          </table:table-cell>
          <table:table-cell office:value-type="string">
            <text:p>2017-03-06 16:06:19.18239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30];12;8)" office:value-type="string" office:string-value="16:06:19">
            <text:p>16:06:19</text:p>
          </table:table-cell>
          <table:table-cell table:formula="of:=IF(ISNUMBER(SEARCH(&quot;throttling&quot;;[.G113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30</text:p>
          </table:table-cell>
          <table:table-cell office:value-type="string">
            <text:p>2017-03-06 16:06:19.18613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31];12;8)" office:value-type="string" office:string-value="16:06:19">
            <text:p>16:06:19</text:p>
          </table:table-cell>
          <table:table-cell table:formula="of:=IF(ISNUMBER(SEARCH(&quot;throttling&quot;;[.G113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31</text:p>
          </table:table-cell>
          <table:table-cell office:value-type="string">
            <text:p>2017-03-06 16:06:19.18936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132];12;8)" office:value-type="string" office:string-value="16:06:19">
            <text:p>16:06:19</text:p>
          </table:table-cell>
          <table:table-cell table:formula="of:=IF(ISNUMBER(SEARCH(&quot;throttling&quot;;[.G113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132</text:p>
          </table:table-cell>
          <table:table-cell office:value-type="string">
            <text:p>2017-03-06 16:06:19.39080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33];12;8)" office:value-type="string" office:string-value="16:06:19">
            <text:p>16:06:19</text:p>
          </table:table-cell>
          <table:table-cell table:formula="of:=IF(ISNUMBER(SEARCH(&quot;throttling&quot;;[.G113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33</text:p>
          </table:table-cell>
          <table:table-cell office:value-type="string">
            <text:p>2017-03-06 16:06:19.39466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34];12;8)" office:value-type="string" office:string-value="16:06:19">
            <text:p>16:06:19</text:p>
          </table:table-cell>
          <table:table-cell table:formula="of:=IF(ISNUMBER(SEARCH(&quot;throttling&quot;;[.G113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34</text:p>
          </table:table-cell>
          <table:table-cell office:value-type="string">
            <text:p>2017-03-06 16:06:19.39796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135];12;8)" office:value-type="string" office:string-value="16:06:19">
            <text:p>16:06:19</text:p>
          </table:table-cell>
          <table:table-cell table:formula="of:=IF(ISNUMBER(SEARCH(&quot;throttling&quot;;[.G113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135</text:p>
          </table:table-cell>
          <table:table-cell office:value-type="string">
            <text:p>2017-03-06 16:06:19.61920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136];12;8)" office:value-type="string" office:string-value="16:06:19">
            <text:p>16:06:19</text:p>
          </table:table-cell>
          <table:table-cell table:formula="of:=IF(ISNUMBER(SEARCH(&quot;throttling&quot;;[.G113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36</text:p>
          </table:table-cell>
          <table:table-cell office:value-type="string">
            <text:p>2017-03-06 16:06:19.62307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37];12;8)" office:value-type="string" office:string-value="16:06:19">
            <text:p>16:06:19</text:p>
          </table:table-cell>
          <table:table-cell table:formula="of:=IF(ISNUMBER(SEARCH(&quot;throttling&quot;;[.G113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37</text:p>
          </table:table-cell>
          <table:table-cell office:value-type="string">
            <text:p>2017-03-06 16:06:19.62651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138];12;8)" office:value-type="string" office:string-value="16:06:19">
            <text:p>16:06:19</text:p>
          </table:table-cell>
          <table:table-cell table:formula="of:=IF(ISNUMBER(SEARCH(&quot;throttling&quot;;[.G113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138</text:p>
          </table:table-cell>
          <table:table-cell office:value-type="string">
            <text:p>2017-03-06 16:06:19.82759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39];12;8)" office:value-type="string" office:string-value="16:06:19">
            <text:p>16:06:19</text:p>
          </table:table-cell>
          <table:table-cell table:formula="of:=IF(ISNUMBER(SEARCH(&quot;throttling&quot;;[.G113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39</text:p>
          </table:table-cell>
          <table:table-cell office:value-type="string">
            <text:p>2017-03-06 16:06:19.83143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40];12;8)" office:value-type="string" office:string-value="16:06:19">
            <text:p>16:06:19</text:p>
          </table:table-cell>
          <table:table-cell table:formula="of:=IF(ISNUMBER(SEARCH(&quot;throttling&quot;;[.G114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40</text:p>
          </table:table-cell>
          <table:table-cell office:value-type="string">
            <text:p>2017-03-06 16:06:19.83507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141];12;8)" office:value-type="string" office:string-value="16:06:19">
            <text:p>16:06:19</text:p>
          </table:table-cell>
          <table:table-cell table:formula="of:=IF(ISNUMBER(SEARCH(&quot;throttling&quot;;[.G114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141</text:p>
          </table:table-cell>
          <table:table-cell office:value-type="string">
            <text:p>2017-03-06 16:06:20.03626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42];12;8)" office:value-type="string" office:string-value="16:06:20">
            <text:p>16:06:20</text:p>
          </table:table-cell>
          <table:table-cell table:formula="of:=IF(ISNUMBER(SEARCH(&quot;throttling&quot;;[.G114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42</text:p>
          </table:table-cell>
          <table:table-cell office:value-type="string">
            <text:p>2017-03-06 16:06:20.04015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43];12;8)" office:value-type="string" office:string-value="16:06:20">
            <text:p>16:06:20</text:p>
          </table:table-cell>
          <table:table-cell table:formula="of:=IF(ISNUMBER(SEARCH(&quot;throttling&quot;;[.G114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43</text:p>
          </table:table-cell>
          <table:table-cell office:value-type="string">
            <text:p>2017-03-06 16:06:20.04374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144];12;8)" office:value-type="string" office:string-value="16:06:20">
            <text:p>16:06:20</text:p>
          </table:table-cell>
          <table:table-cell table:formula="of:=IF(ISNUMBER(SEARCH(&quot;throttling&quot;;[.G114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144</text:p>
          </table:table-cell>
          <table:table-cell office:value-type="string">
            <text:p>2017-03-06 16:06:20.24486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45];12;8)" office:value-type="string" office:string-value="16:06:20">
            <text:p>16:06:20</text:p>
          </table:table-cell>
          <table:table-cell table:formula="of:=IF(ISNUMBER(SEARCH(&quot;throttling&quot;;[.G114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45</text:p>
          </table:table-cell>
          <table:table-cell office:value-type="string">
            <text:p>2017-03-06 16:06:20.25174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46];12;8)" office:value-type="string" office:string-value="16:06:20">
            <text:p>16:06:20</text:p>
          </table:table-cell>
          <table:table-cell table:formula="of:=IF(ISNUMBER(SEARCH(&quot;throttling&quot;;[.G114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46</text:p>
          </table:table-cell>
          <table:table-cell office:value-type="string">
            <text:p>2017-03-06 16:06:20.25513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147];12;8)" office:value-type="string" office:string-value="16:06:20">
            <text:p>16:06:20</text:p>
          </table:table-cell>
          <table:table-cell table:formula="of:=IF(ISNUMBER(SEARCH(&quot;throttling&quot;;[.G114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147</text:p>
          </table:table-cell>
          <table:table-cell office:value-type="string">
            <text:p>2017-03-06 16:06:20.45727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48];12;8)" office:value-type="string" office:string-value="16:06:20">
            <text:p>16:06:20</text:p>
          </table:table-cell>
          <table:table-cell table:formula="of:=IF(ISNUMBER(SEARCH(&quot;throttling&quot;;[.G114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48</text:p>
          </table:table-cell>
          <table:table-cell office:value-type="string">
            <text:p>2017-03-06 16:06:20.46118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49];12;8)" office:value-type="string" office:string-value="16:06:20">
            <text:p>16:06:20</text:p>
          </table:table-cell>
          <table:table-cell table:formula="of:=IF(ISNUMBER(SEARCH(&quot;throttling&quot;;[.G114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49</text:p>
          </table:table-cell>
          <table:table-cell office:value-type="string">
            <text:p>2017-03-06 16:06:20.46557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150];12;8)" office:value-type="string" office:string-value="16:06:20">
            <text:p>16:06:20</text:p>
          </table:table-cell>
          <table:table-cell table:formula="of:=IF(ISNUMBER(SEARCH(&quot;throttling&quot;;[.G115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150</text:p>
          </table:table-cell>
          <table:table-cell office:value-type="string">
            <text:p>2017-03-06 16:06:20.66735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151];12;8)" office:value-type="string" office:string-value="16:06:20">
            <text:p>16:06:20</text:p>
          </table:table-cell>
          <table:table-cell table:formula="of:=IF(ISNUMBER(SEARCH(&quot;throttling&quot;;[.G115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51</text:p>
          </table:table-cell>
          <table:table-cell office:value-type="string">
            <text:p>2017-03-06 16:06:20.67289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52];12;8)" office:value-type="string" office:string-value="16:06:20">
            <text:p>16:06:20</text:p>
          </table:table-cell>
          <table:table-cell table:formula="of:=IF(ISNUMBER(SEARCH(&quot;throttling&quot;;[.G115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52</text:p>
          </table:table-cell>
          <table:table-cell office:value-type="string">
            <text:p>2017-03-06 16:06:20.67624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153];12;8)" office:value-type="string" office:string-value="16:06:20">
            <text:p>16:06:20</text:p>
          </table:table-cell>
          <table:table-cell table:formula="of:=IF(ISNUMBER(SEARCH(&quot;throttling&quot;;[.G115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153</text:p>
          </table:table-cell>
          <table:table-cell office:value-type="string">
            <text:p>2017-03-06 16:06:20.87743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54];12;8)" office:value-type="string" office:string-value="16:06:20">
            <text:p>16:06:20</text:p>
          </table:table-cell>
          <table:table-cell table:formula="of:=IF(ISNUMBER(SEARCH(&quot;throttling&quot;;[.G115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54</text:p>
          </table:table-cell>
          <table:table-cell office:value-type="string">
            <text:p>2017-03-06 16:06:20.88212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55];12;8)" office:value-type="string" office:string-value="16:06:20">
            <text:p>16:06:20</text:p>
          </table:table-cell>
          <table:table-cell table:formula="of:=IF(ISNUMBER(SEARCH(&quot;throttling&quot;;[.G115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55</text:p>
          </table:table-cell>
          <table:table-cell office:value-type="string">
            <text:p>2017-03-06 16:06:20.88553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156];12;8)" office:value-type="string" office:string-value="16:06:20">
            <text:p>16:06:20</text:p>
          </table:table-cell>
          <table:table-cell table:formula="of:=IF(ISNUMBER(SEARCH(&quot;throttling&quot;;[.G115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156</text:p>
          </table:table-cell>
          <table:table-cell office:value-type="string">
            <text:p>2017-03-06 16:06:21.08670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57];12;8)" office:value-type="string" office:string-value="16:06:21">
            <text:p>16:06:21</text:p>
          </table:table-cell>
          <table:table-cell table:formula="of:=IF(ISNUMBER(SEARCH(&quot;throttling&quot;;[.G115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57</text:p>
          </table:table-cell>
          <table:table-cell office:value-type="string">
            <text:p>2017-03-06 16:06:21.09062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58];12;8)" office:value-type="string" office:string-value="16:06:21">
            <text:p>16:06:21</text:p>
          </table:table-cell>
          <table:table-cell table:formula="of:=IF(ISNUMBER(SEARCH(&quot;throttling&quot;;[.G115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58</text:p>
          </table:table-cell>
          <table:table-cell office:value-type="string">
            <text:p>2017-03-06 16:06:21.09394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159];12;8)" office:value-type="string" office:string-value="16:06:21">
            <text:p>16:06:21</text:p>
          </table:table-cell>
          <table:table-cell table:formula="of:=IF(ISNUMBER(SEARCH(&quot;throttling&quot;;[.G115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159</text:p>
          </table:table-cell>
          <table:table-cell office:value-type="string">
            <text:p>2017-03-06 16:06:21.29605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60];12;8)" office:value-type="string" office:string-value="16:06:21">
            <text:p>16:06:21</text:p>
          </table:table-cell>
          <table:table-cell table:formula="of:=IF(ISNUMBER(SEARCH(&quot;throttling&quot;;[.G116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60</text:p>
          </table:table-cell>
          <table:table-cell office:value-type="string">
            <text:p>2017-03-06 16:06:21.30010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61];12;8)" office:value-type="string" office:string-value="16:06:21">
            <text:p>16:06:21</text:p>
          </table:table-cell>
          <table:table-cell table:formula="of:=IF(ISNUMBER(SEARCH(&quot;throttling&quot;;[.G116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61</text:p>
          </table:table-cell>
          <table:table-cell office:value-type="string">
            <text:p>2017-03-06 16:06:21.30477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162];12;8)" office:value-type="string" office:string-value="16:06:21">
            <text:p>16:06:21</text:p>
          </table:table-cell>
          <table:table-cell table:formula="of:=IF(ISNUMBER(SEARCH(&quot;throttling&quot;;[.G116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162</text:p>
          </table:table-cell>
          <table:table-cell office:value-type="string">
            <text:p>2017-03-06 16:06:21.50950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63];12;8)" office:value-type="string" office:string-value="16:06:21">
            <text:p>16:06:21</text:p>
          </table:table-cell>
          <table:table-cell table:formula="of:=IF(ISNUMBER(SEARCH(&quot;throttling&quot;;[.G116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63</text:p>
          </table:table-cell>
          <table:table-cell office:value-type="string">
            <text:p>2017-03-06 16:06:21.51329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64];12;8)" office:value-type="string" office:string-value="16:06:21">
            <text:p>16:06:21</text:p>
          </table:table-cell>
          <table:table-cell table:formula="of:=IF(ISNUMBER(SEARCH(&quot;throttling&quot;;[.G116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64</text:p>
          </table:table-cell>
          <table:table-cell office:value-type="string">
            <text:p>2017-03-06 16:06:21.51822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165];12;8)" office:value-type="string" office:string-value="16:06:21">
            <text:p>16:06:21</text:p>
          </table:table-cell>
          <table:table-cell table:formula="of:=IF(ISNUMBER(SEARCH(&quot;throttling&quot;;[.G116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165</text:p>
          </table:table-cell>
          <table:table-cell office:value-type="string">
            <text:p>2017-03-06 16:06:21.71926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166];12;8)" office:value-type="string" office:string-value="16:06:21">
            <text:p>16:06:21</text:p>
          </table:table-cell>
          <table:table-cell table:formula="of:=IF(ISNUMBER(SEARCH(&quot;throttling&quot;;[.G116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66</text:p>
          </table:table-cell>
          <table:table-cell office:value-type="string">
            <text:p>2017-03-06 16:06:21.72436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67];12;8)" office:value-type="string" office:string-value="16:06:21">
            <text:p>16:06:21</text:p>
          </table:table-cell>
          <table:table-cell table:formula="of:=IF(ISNUMBER(SEARCH(&quot;throttling&quot;;[.G116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67</text:p>
          </table:table-cell>
          <table:table-cell office:value-type="string">
            <text:p>2017-03-06 16:06:21.72812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168];12;8)" office:value-type="string" office:string-value="16:06:21">
            <text:p>16:06:21</text:p>
          </table:table-cell>
          <table:table-cell table:formula="of:=IF(ISNUMBER(SEARCH(&quot;throttling&quot;;[.G116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168</text:p>
          </table:table-cell>
          <table:table-cell office:value-type="string">
            <text:p>2017-03-06 16:06:21.93031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69];12;8)" office:value-type="string" office:string-value="16:06:21">
            <text:p>16:06:21</text:p>
          </table:table-cell>
          <table:table-cell table:formula="of:=IF(ISNUMBER(SEARCH(&quot;throttling&quot;;[.G116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69</text:p>
          </table:table-cell>
          <table:table-cell office:value-type="string">
            <text:p>2017-03-06 16:06:21.93442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70];12;8)" office:value-type="string" office:string-value="16:06:21">
            <text:p>16:06:21</text:p>
          </table:table-cell>
          <table:table-cell table:formula="of:=IF(ISNUMBER(SEARCH(&quot;throttling&quot;;[.G117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70</text:p>
          </table:table-cell>
          <table:table-cell office:value-type="string">
            <text:p>2017-03-06 16:06:21.93813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171];12;8)" office:value-type="string" office:string-value="16:06:21">
            <text:p>16:06:21</text:p>
          </table:table-cell>
          <table:table-cell table:formula="of:=IF(ISNUMBER(SEARCH(&quot;throttling&quot;;[.G117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171</text:p>
          </table:table-cell>
          <table:table-cell office:value-type="string">
            <text:p>2017-03-06 16:06:22.14002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72];12;8)" office:value-type="string" office:string-value="16:06:22">
            <text:p>16:06:22</text:p>
          </table:table-cell>
          <table:table-cell table:formula="of:=IF(ISNUMBER(SEARCH(&quot;throttling&quot;;[.G117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72</text:p>
          </table:table-cell>
          <table:table-cell office:value-type="string">
            <text:p>2017-03-06 16:06:22.14384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73];12;8)" office:value-type="string" office:string-value="16:06:22">
            <text:p>16:06:22</text:p>
          </table:table-cell>
          <table:table-cell table:formula="of:=IF(ISNUMBER(SEARCH(&quot;throttling&quot;;[.G117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73</text:p>
          </table:table-cell>
          <table:table-cell office:value-type="string">
            <text:p>2017-03-06 16:06:22.14866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174];12;8)" office:value-type="string" office:string-value="16:06:22">
            <text:p>16:06:22</text:p>
          </table:table-cell>
          <table:table-cell table:formula="of:=IF(ISNUMBER(SEARCH(&quot;throttling&quot;;[.G117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174</text:p>
          </table:table-cell>
          <table:table-cell office:value-type="string">
            <text:p>2017-03-06 16:06:22.34996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75];12;8)" office:value-type="string" office:string-value="16:06:22">
            <text:p>16:06:22</text:p>
          </table:table-cell>
          <table:table-cell table:formula="of:=IF(ISNUMBER(SEARCH(&quot;throttling&quot;;[.G117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75</text:p>
          </table:table-cell>
          <table:table-cell office:value-type="string">
            <text:p>2017-03-06 16:06:22.35517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76];12;8)" office:value-type="string" office:string-value="16:06:22">
            <text:p>16:06:22</text:p>
          </table:table-cell>
          <table:table-cell table:formula="of:=IF(ISNUMBER(SEARCH(&quot;throttling&quot;;[.G117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76</text:p>
          </table:table-cell>
          <table:table-cell office:value-type="string">
            <text:p>2017-03-06 16:06:22.35890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177];12;8)" office:value-type="string" office:string-value="16:06:22">
            <text:p>16:06:22</text:p>
          </table:table-cell>
          <table:table-cell table:formula="of:=IF(ISNUMBER(SEARCH(&quot;throttling&quot;;[.G117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177</text:p>
          </table:table-cell>
          <table:table-cell office:value-type="string">
            <text:p>2017-03-06 16:06:22.55998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178];12;8)" office:value-type="string" office:string-value="16:06:22">
            <text:p>16:06:22</text:p>
          </table:table-cell>
          <table:table-cell table:formula="of:=IF(ISNUMBER(SEARCH(&quot;throttling&quot;;[.G117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78</text:p>
          </table:table-cell>
          <table:table-cell office:value-type="string">
            <text:p>2017-03-06 16:06:22.56360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79];12;8)" office:value-type="string" office:string-value="16:06:22">
            <text:p>16:06:22</text:p>
          </table:table-cell>
          <table:table-cell table:formula="of:=IF(ISNUMBER(SEARCH(&quot;throttling&quot;;[.G117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79</text:p>
          </table:table-cell>
          <table:table-cell office:value-type="string">
            <text:p>2017-03-06 16:06:22.56693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180];12;8)" office:value-type="string" office:string-value="16:06:22">
            <text:p>16:06:22</text:p>
          </table:table-cell>
          <table:table-cell table:formula="of:=IF(ISNUMBER(SEARCH(&quot;throttling&quot;;[.G118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180</text:p>
          </table:table-cell>
          <table:table-cell office:value-type="string">
            <text:p>2017-03-06 16:06:22.76916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81];12;8)" office:value-type="string" office:string-value="16:06:22">
            <text:p>16:06:22</text:p>
          </table:table-cell>
          <table:table-cell table:formula="of:=IF(ISNUMBER(SEARCH(&quot;throttling&quot;;[.G118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81</text:p>
          </table:table-cell>
          <table:table-cell office:value-type="string">
            <text:p>2017-03-06 16:06:22.77618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82];12;8)" office:value-type="string" office:string-value="16:06:22">
            <text:p>16:06:22</text:p>
          </table:table-cell>
          <table:table-cell table:formula="of:=IF(ISNUMBER(SEARCH(&quot;throttling&quot;;[.G118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82</text:p>
          </table:table-cell>
          <table:table-cell office:value-type="string">
            <text:p>2017-03-06 16:06:22.77950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183];12;8)" office:value-type="string" office:string-value="16:06:22">
            <text:p>16:06:22</text:p>
          </table:table-cell>
          <table:table-cell table:formula="of:=IF(ISNUMBER(SEARCH(&quot;throttling&quot;;[.G118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183</text:p>
          </table:table-cell>
          <table:table-cell office:value-type="string">
            <text:p>2017-03-06 16:06:22.98084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84];12;8)" office:value-type="string" office:string-value="16:06:22">
            <text:p>16:06:22</text:p>
          </table:table-cell>
          <table:table-cell table:formula="of:=IF(ISNUMBER(SEARCH(&quot;throttling&quot;;[.G118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84</text:p>
          </table:table-cell>
          <table:table-cell office:value-type="string">
            <text:p>2017-03-06 16:06:22.98510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85];12;8)" office:value-type="string" office:string-value="16:06:22">
            <text:p>16:06:22</text:p>
          </table:table-cell>
          <table:table-cell table:formula="of:=IF(ISNUMBER(SEARCH(&quot;throttling&quot;;[.G118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85</text:p>
          </table:table-cell>
          <table:table-cell office:value-type="string">
            <text:p>2017-03-06 16:06:22.98899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186];12;8)" office:value-type="string" office:string-value="16:06:22">
            <text:p>16:06:22</text:p>
          </table:table-cell>
          <table:table-cell table:formula="of:=IF(ISNUMBER(SEARCH(&quot;throttling&quot;;[.G118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186</text:p>
          </table:table-cell>
          <table:table-cell office:value-type="string">
            <text:p>2017-03-06 16:06:23.19096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87];12;8)" office:value-type="string" office:string-value="16:06:23">
            <text:p>16:06:23</text:p>
          </table:table-cell>
          <table:table-cell table:formula="of:=IF(ISNUMBER(SEARCH(&quot;throttling&quot;;[.G118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87</text:p>
          </table:table-cell>
          <table:table-cell office:value-type="string">
            <text:p>2017-03-06 16:06:23.19493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88];12;8)" office:value-type="string" office:string-value="16:06:23">
            <text:p>16:06:23</text:p>
          </table:table-cell>
          <table:table-cell table:formula="of:=IF(ISNUMBER(SEARCH(&quot;throttling&quot;;[.G118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88</text:p>
          </table:table-cell>
          <table:table-cell office:value-type="string">
            <text:p>2017-03-06 16:06:23.19825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189];12;8)" office:value-type="string" office:string-value="16:06:23">
            <text:p>16:06:23</text:p>
          </table:table-cell>
          <table:table-cell table:formula="of:=IF(ISNUMBER(SEARCH(&quot;throttling&quot;;[.G118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189</text:p>
          </table:table-cell>
          <table:table-cell office:value-type="string">
            <text:p>2017-03-06 16:06:23.39995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90];12;8)" office:value-type="string" office:string-value="16:06:23">
            <text:p>16:06:23</text:p>
          </table:table-cell>
          <table:table-cell table:formula="of:=IF(ISNUMBER(SEARCH(&quot;throttling&quot;;[.G119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90</text:p>
          </table:table-cell>
          <table:table-cell office:value-type="string">
            <text:p>2017-03-06 16:06:23.40377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91];12;8)" office:value-type="string" office:string-value="16:06:23">
            <text:p>16:06:23</text:p>
          </table:table-cell>
          <table:table-cell table:formula="of:=IF(ISNUMBER(SEARCH(&quot;throttling&quot;;[.G119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91</text:p>
          </table:table-cell>
          <table:table-cell office:value-type="string">
            <text:p>2017-03-06 16:06:23.40872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192];12;8)" office:value-type="string" office:string-value="16:06:23">
            <text:p>16:06:23</text:p>
          </table:table-cell>
          <table:table-cell table:formula="of:=IF(ISNUMBER(SEARCH(&quot;throttling&quot;;[.G119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192</text:p>
          </table:table-cell>
          <table:table-cell office:value-type="string">
            <text:p>2017-03-06 16:06:23.61911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193];12;8)" office:value-type="string" office:string-value="16:06:23">
            <text:p>16:06:23</text:p>
          </table:table-cell>
          <table:table-cell table:formula="of:=IF(ISNUMBER(SEARCH(&quot;throttling&quot;;[.G119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93</text:p>
          </table:table-cell>
          <table:table-cell office:value-type="string">
            <text:p>2017-03-06 16:06:23.62291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94];12;8)" office:value-type="string" office:string-value="16:06:23">
            <text:p>16:06:23</text:p>
          </table:table-cell>
          <table:table-cell table:formula="of:=IF(ISNUMBER(SEARCH(&quot;throttling&quot;;[.G119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94</text:p>
          </table:table-cell>
          <table:table-cell office:value-type="string">
            <text:p>2017-03-06 16:06:23.62887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195];12;8)" office:value-type="string" office:string-value="16:06:23">
            <text:p>16:06:23</text:p>
          </table:table-cell>
          <table:table-cell table:formula="of:=IF(ISNUMBER(SEARCH(&quot;throttling&quot;;[.G119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195</text:p>
          </table:table-cell>
          <table:table-cell office:value-type="string">
            <text:p>2017-03-06 16:06:23.83097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96];12;8)" office:value-type="string" office:string-value="16:06:23">
            <text:p>16:06:23</text:p>
          </table:table-cell>
          <table:table-cell table:formula="of:=IF(ISNUMBER(SEARCH(&quot;throttling&quot;;[.G119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96</text:p>
          </table:table-cell>
          <table:table-cell office:value-type="string">
            <text:p>2017-03-06 16:06:23.83464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97];12;8)" office:value-type="string" office:string-value="16:06:23">
            <text:p>16:06:23</text:p>
          </table:table-cell>
          <table:table-cell table:formula="of:=IF(ISNUMBER(SEARCH(&quot;throttling&quot;;[.G119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97</text:p>
          </table:table-cell>
          <table:table-cell office:value-type="string">
            <text:p>2017-03-06 16:06:23.83793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198];12;8)" office:value-type="string" office:string-value="16:06:23">
            <text:p>16:06:23</text:p>
          </table:table-cell>
          <table:table-cell table:formula="of:=IF(ISNUMBER(SEARCH(&quot;throttling&quot;;[.G119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198</text:p>
          </table:table-cell>
          <table:table-cell office:value-type="string">
            <text:p>2017-03-06 16:06:24.04042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199];12;8)" office:value-type="string" office:string-value="16:06:24">
            <text:p>16:06:24</text:p>
          </table:table-cell>
          <table:table-cell table:formula="of:=IF(ISNUMBER(SEARCH(&quot;throttling&quot;;[.G119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199</text:p>
          </table:table-cell>
          <table:table-cell office:value-type="string">
            <text:p>2017-03-06 16:06:24.04427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00];12;8)" office:value-type="string" office:string-value="16:06:24">
            <text:p>16:06:24</text:p>
          </table:table-cell>
          <table:table-cell table:formula="of:=IF(ISNUMBER(SEARCH(&quot;throttling&quot;;[.G120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00</text:p>
          </table:table-cell>
          <table:table-cell office:value-type="string">
            <text:p>2017-03-06 16:06:24.04863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201];12;8)" office:value-type="string" office:string-value="16:06:24">
            <text:p>16:06:24</text:p>
          </table:table-cell>
          <table:table-cell table:formula="of:=IF(ISNUMBER(SEARCH(&quot;throttling&quot;;[.G120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201</text:p>
          </table:table-cell>
          <table:table-cell office:value-type="string">
            <text:p>2017-03-06 16:06:24.24975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02];12;8)" office:value-type="string" office:string-value="16:06:24">
            <text:p>16:06:24</text:p>
          </table:table-cell>
          <table:table-cell table:formula="of:=IF(ISNUMBER(SEARCH(&quot;throttling&quot;;[.G120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02</text:p>
          </table:table-cell>
          <table:table-cell office:value-type="string">
            <text:p>2017-03-06 16:06:24.25445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03];12;8)" office:value-type="string" office:string-value="16:06:24">
            <text:p>16:06:24</text:p>
          </table:table-cell>
          <table:table-cell table:formula="of:=IF(ISNUMBER(SEARCH(&quot;throttling&quot;;[.G120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03</text:p>
          </table:table-cell>
          <table:table-cell office:value-type="string">
            <text:p>2017-03-06 16:06:24.25786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204];12;8)" office:value-type="string" office:string-value="16:06:24">
            <text:p>16:06:24</text:p>
          </table:table-cell>
          <table:table-cell table:formula="of:=IF(ISNUMBER(SEARCH(&quot;throttling&quot;;[.G120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204</text:p>
          </table:table-cell>
          <table:table-cell office:value-type="string">
            <text:p>2017-03-06 16:06:24.45917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05];12;8)" office:value-type="string" office:string-value="16:06:24">
            <text:p>16:06:24</text:p>
          </table:table-cell>
          <table:table-cell table:formula="of:=IF(ISNUMBER(SEARCH(&quot;throttling&quot;;[.G120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05</text:p>
          </table:table-cell>
          <table:table-cell office:value-type="string">
            <text:p>2017-03-06 16:06:24.46285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06];12;8)" office:value-type="string" office:string-value="16:06:24">
            <text:p>16:06:24</text:p>
          </table:table-cell>
          <table:table-cell table:formula="of:=IF(ISNUMBER(SEARCH(&quot;throttling&quot;;[.G120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06</text:p>
          </table:table-cell>
          <table:table-cell office:value-type="string">
            <text:p>2017-03-06 16:06:24.46718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207];12;8)" office:value-type="string" office:string-value="16:06:24">
            <text:p>16:06:24</text:p>
          </table:table-cell>
          <table:table-cell table:formula="of:=IF(ISNUMBER(SEARCH(&quot;throttling&quot;;[.G120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207</text:p>
          </table:table-cell>
          <table:table-cell office:value-type="string">
            <text:p>2017-03-06 16:06:24.66867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208];12;8)" office:value-type="string" office:string-value="16:06:24">
            <text:p>16:06:24</text:p>
          </table:table-cell>
          <table:table-cell table:formula="of:=IF(ISNUMBER(SEARCH(&quot;throttling&quot;;[.G120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08</text:p>
          </table:table-cell>
          <table:table-cell office:value-type="string">
            <text:p>2017-03-06 16:06:24.67238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09];12;8)" office:value-type="string" office:string-value="16:06:24">
            <text:p>16:06:24</text:p>
          </table:table-cell>
          <table:table-cell table:formula="of:=IF(ISNUMBER(SEARCH(&quot;throttling&quot;;[.G120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09</text:p>
          </table:table-cell>
          <table:table-cell office:value-type="string">
            <text:p>2017-03-06 16:06:24.67569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210];12;8)" office:value-type="string" office:string-value="16:06:24">
            <text:p>16:06:24</text:p>
          </table:table-cell>
          <table:table-cell table:formula="of:=IF(ISNUMBER(SEARCH(&quot;throttling&quot;;[.G121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210</text:p>
          </table:table-cell>
          <table:table-cell office:value-type="string">
            <text:p>2017-03-06 16:06:24.87738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11];12;8)" office:value-type="string" office:string-value="16:06:24">
            <text:p>16:06:24</text:p>
          </table:table-cell>
          <table:table-cell table:formula="of:=IF(ISNUMBER(SEARCH(&quot;throttling&quot;;[.G121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11</text:p>
          </table:table-cell>
          <table:table-cell office:value-type="string">
            <text:p>2017-03-06 16:06:24.88105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12];12;8)" office:value-type="string" office:string-value="16:06:24">
            <text:p>16:06:24</text:p>
          </table:table-cell>
          <table:table-cell table:formula="of:=IF(ISNUMBER(SEARCH(&quot;throttling&quot;;[.G121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12</text:p>
          </table:table-cell>
          <table:table-cell office:value-type="string">
            <text:p>2017-03-06 16:06:24.88570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213];12;8)" office:value-type="string" office:string-value="16:06:24">
            <text:p>16:06:24</text:p>
          </table:table-cell>
          <table:table-cell table:formula="of:=IF(ISNUMBER(SEARCH(&quot;throttling&quot;;[.G121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213</text:p>
          </table:table-cell>
          <table:table-cell office:value-type="string">
            <text:p>2017-03-06 16:06:25.08705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14];12;8)" office:value-type="string" office:string-value="16:06:25">
            <text:p>16:06:25</text:p>
          </table:table-cell>
          <table:table-cell table:formula="of:=IF(ISNUMBER(SEARCH(&quot;throttling&quot;;[.G121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14</text:p>
          </table:table-cell>
          <table:table-cell office:value-type="string">
            <text:p>2017-03-06 16:06:25.09407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15];12;8)" office:value-type="string" office:string-value="16:06:25">
            <text:p>16:06:25</text:p>
          </table:table-cell>
          <table:table-cell table:formula="of:=IF(ISNUMBER(SEARCH(&quot;throttling&quot;;[.G121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15</text:p>
          </table:table-cell>
          <table:table-cell office:value-type="string">
            <text:p>2017-03-06 16:06:25.09841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216];12;8)" office:value-type="string" office:string-value="16:06:25">
            <text:p>16:06:25</text:p>
          </table:table-cell>
          <table:table-cell table:formula="of:=IF(ISNUMBER(SEARCH(&quot;throttling&quot;;[.G121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216</text:p>
          </table:table-cell>
          <table:table-cell office:value-type="string">
            <text:p>2017-03-06 16:06:25.30128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17];12;8)" office:value-type="string" office:string-value="16:06:25">
            <text:p>16:06:25</text:p>
          </table:table-cell>
          <table:table-cell table:formula="of:=IF(ISNUMBER(SEARCH(&quot;throttling&quot;;[.G121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17</text:p>
          </table:table-cell>
          <table:table-cell office:value-type="string">
            <text:p>2017-03-06 16:06:25.30492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18];12;8)" office:value-type="string" office:string-value="16:06:25">
            <text:p>16:06:25</text:p>
          </table:table-cell>
          <table:table-cell table:formula="of:=IF(ISNUMBER(SEARCH(&quot;throttling&quot;;[.G121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18</text:p>
          </table:table-cell>
          <table:table-cell office:value-type="string">
            <text:p>2017-03-06 16:06:25.30789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219];12;8)" office:value-type="string" office:string-value="16:06:25">
            <text:p>16:06:25</text:p>
          </table:table-cell>
          <table:table-cell table:formula="of:=IF(ISNUMBER(SEARCH(&quot;throttling&quot;;[.G121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219</text:p>
          </table:table-cell>
          <table:table-cell office:value-type="string">
            <text:p>2017-03-06 16:06:25.50995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20];12;8)" office:value-type="string" office:string-value="16:06:25">
            <text:p>16:06:25</text:p>
          </table:table-cell>
          <table:table-cell table:formula="of:=IF(ISNUMBER(SEARCH(&quot;throttling&quot;;[.G122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20</text:p>
          </table:table-cell>
          <table:table-cell office:value-type="string">
            <text:p>2017-03-06 16:06:25.51587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21];12;8)" office:value-type="string" office:string-value="16:06:25">
            <text:p>16:06:25</text:p>
          </table:table-cell>
          <table:table-cell table:formula="of:=IF(ISNUMBER(SEARCH(&quot;throttling&quot;;[.G122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21</text:p>
          </table:table-cell>
          <table:table-cell office:value-type="string">
            <text:p>2017-03-06 16:06:25.51927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222];12;8)" office:value-type="string" office:string-value="16:06:25">
            <text:p>16:06:25</text:p>
          </table:table-cell>
          <table:table-cell table:formula="of:=IF(ISNUMBER(SEARCH(&quot;throttling&quot;;[.G122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222</text:p>
          </table:table-cell>
          <table:table-cell office:value-type="string">
            <text:p>2017-03-06 16:06:25.72011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223];12;8)" office:value-type="string" office:string-value="16:06:25">
            <text:p>16:06:25</text:p>
          </table:table-cell>
          <table:table-cell table:formula="of:=IF(ISNUMBER(SEARCH(&quot;throttling&quot;;[.G122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23</text:p>
          </table:table-cell>
          <table:table-cell office:value-type="string">
            <text:p>2017-03-06 16:06:25.72407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24];12;8)" office:value-type="string" office:string-value="16:06:25">
            <text:p>16:06:25</text:p>
          </table:table-cell>
          <table:table-cell table:formula="of:=IF(ISNUMBER(SEARCH(&quot;throttling&quot;;[.G122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24</text:p>
          </table:table-cell>
          <table:table-cell office:value-type="string">
            <text:p>2017-03-06 16:06:25.72708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225];12;8)" office:value-type="string" office:string-value="16:06:25">
            <text:p>16:06:25</text:p>
          </table:table-cell>
          <table:table-cell table:formula="of:=IF(ISNUMBER(SEARCH(&quot;throttling&quot;;[.G122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225</text:p>
          </table:table-cell>
          <table:table-cell office:value-type="string">
            <text:p>2017-03-06 16:06:25.92821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26];12;8)" office:value-type="string" office:string-value="16:06:25">
            <text:p>16:06:25</text:p>
          </table:table-cell>
          <table:table-cell table:formula="of:=IF(ISNUMBER(SEARCH(&quot;throttling&quot;;[.G122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26</text:p>
          </table:table-cell>
          <table:table-cell office:value-type="string">
            <text:p>2017-03-06 16:06:25.93250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27];12;8)" office:value-type="string" office:string-value="16:06:25">
            <text:p>16:06:25</text:p>
          </table:table-cell>
          <table:table-cell table:formula="of:=IF(ISNUMBER(SEARCH(&quot;throttling&quot;;[.G122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27</text:p>
          </table:table-cell>
          <table:table-cell office:value-type="string">
            <text:p>2017-03-06 16:06:25.93680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228];12;8)" office:value-type="string" office:string-value="16:06:25">
            <text:p>16:06:25</text:p>
          </table:table-cell>
          <table:table-cell table:formula="of:=IF(ISNUMBER(SEARCH(&quot;throttling&quot;;[.G122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228</text:p>
          </table:table-cell>
          <table:table-cell office:value-type="string">
            <text:p>2017-03-06 16:06:26.13893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29];12;8)" office:value-type="string" office:string-value="16:06:26">
            <text:p>16:06:26</text:p>
          </table:table-cell>
          <table:table-cell table:formula="of:=IF(ISNUMBER(SEARCH(&quot;throttling&quot;;[.G122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29</text:p>
          </table:table-cell>
          <table:table-cell office:value-type="string">
            <text:p>2017-03-06 16:06:26.14516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30];12;8)" office:value-type="string" office:string-value="16:06:26">
            <text:p>16:06:26</text:p>
          </table:table-cell>
          <table:table-cell table:formula="of:=IF(ISNUMBER(SEARCH(&quot;throttling&quot;;[.G123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30</text:p>
          </table:table-cell>
          <table:table-cell office:value-type="string">
            <text:p>2017-03-06 16:06:26.14861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231];12;8)" office:value-type="string" office:string-value="16:06:26">
            <text:p>16:06:26</text:p>
          </table:table-cell>
          <table:table-cell table:formula="of:=IF(ISNUMBER(SEARCH(&quot;throttling&quot;;[.G123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231</text:p>
          </table:table-cell>
          <table:table-cell office:value-type="string">
            <text:p>2017-03-06 16:06:26.35090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32];12;8)" office:value-type="string" office:string-value="16:06:26">
            <text:p>16:06:26</text:p>
          </table:table-cell>
          <table:table-cell table:formula="of:=IF(ISNUMBER(SEARCH(&quot;throttling&quot;;[.G123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32</text:p>
          </table:table-cell>
          <table:table-cell office:value-type="string">
            <text:p>2017-03-06 16:06:26.35548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33];12;8)" office:value-type="string" office:string-value="16:06:26">
            <text:p>16:06:26</text:p>
          </table:table-cell>
          <table:table-cell table:formula="of:=IF(ISNUMBER(SEARCH(&quot;throttling&quot;;[.G123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33</text:p>
          </table:table-cell>
          <table:table-cell office:value-type="string">
            <text:p>2017-03-06 16:06:26.35873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234];12;8)" office:value-type="string" office:string-value="16:06:26">
            <text:p>16:06:26</text:p>
          </table:table-cell>
          <table:table-cell table:formula="of:=IF(ISNUMBER(SEARCH(&quot;throttling&quot;;[.G123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234</text:p>
          </table:table-cell>
          <table:table-cell office:value-type="string">
            <text:p>2017-03-06 16:06:26.56094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235];12;8)" office:value-type="string" office:string-value="16:06:26">
            <text:p>16:06:26</text:p>
          </table:table-cell>
          <table:table-cell table:formula="of:=IF(ISNUMBER(SEARCH(&quot;throttling&quot;;[.G123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35</text:p>
          </table:table-cell>
          <table:table-cell office:value-type="string">
            <text:p>2017-03-06 16:06:26.56516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36];12;8)" office:value-type="string" office:string-value="16:06:26">
            <text:p>16:06:26</text:p>
          </table:table-cell>
          <table:table-cell table:formula="of:=IF(ISNUMBER(SEARCH(&quot;throttling&quot;;[.G123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36</text:p>
          </table:table-cell>
          <table:table-cell office:value-type="string">
            <text:p>2017-03-06 16:06:26.56929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237];12;8)" office:value-type="string" office:string-value="16:06:26">
            <text:p>16:06:26</text:p>
          </table:table-cell>
          <table:table-cell table:formula="of:=IF(ISNUMBER(SEARCH(&quot;throttling&quot;;[.G123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237</text:p>
          </table:table-cell>
          <table:table-cell office:value-type="string">
            <text:p>2017-03-06 16:06:26.77049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38];12;8)" office:value-type="string" office:string-value="16:06:26">
            <text:p>16:06:26</text:p>
          </table:table-cell>
          <table:table-cell table:formula="of:=IF(ISNUMBER(SEARCH(&quot;throttling&quot;;[.G123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38</text:p>
          </table:table-cell>
          <table:table-cell office:value-type="string">
            <text:p>2017-03-06 16:06:26.77618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39];12;8)" office:value-type="string" office:string-value="16:06:26">
            <text:p>16:06:26</text:p>
          </table:table-cell>
          <table:table-cell table:formula="of:=IF(ISNUMBER(SEARCH(&quot;throttling&quot;;[.G123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39</text:p>
          </table:table-cell>
          <table:table-cell office:value-type="string">
            <text:p>2017-03-06 16:06:26.77987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240];12;8)" office:value-type="string" office:string-value="16:06:26">
            <text:p>16:06:26</text:p>
          </table:table-cell>
          <table:table-cell table:formula="of:=IF(ISNUMBER(SEARCH(&quot;throttling&quot;;[.G124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240</text:p>
          </table:table-cell>
          <table:table-cell office:value-type="string">
            <text:p>2017-03-06 16:06:26.98071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41];12;8)" office:value-type="string" office:string-value="16:06:26">
            <text:p>16:06:26</text:p>
          </table:table-cell>
          <table:table-cell table:formula="of:=IF(ISNUMBER(SEARCH(&quot;throttling&quot;;[.G124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41</text:p>
          </table:table-cell>
          <table:table-cell office:value-type="string">
            <text:p>2017-03-06 16:06:26.98455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42];12;8)" office:value-type="string" office:string-value="16:06:26">
            <text:p>16:06:26</text:p>
          </table:table-cell>
          <table:table-cell table:formula="of:=IF(ISNUMBER(SEARCH(&quot;throttling&quot;;[.G124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42</text:p>
          </table:table-cell>
          <table:table-cell office:value-type="string">
            <text:p>2017-03-06 16:06:26.98779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243];12;8)" office:value-type="string" office:string-value="16:06:26">
            <text:p>16:06:26</text:p>
          </table:table-cell>
          <table:table-cell table:formula="of:=IF(ISNUMBER(SEARCH(&quot;throttling&quot;;[.G124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243</text:p>
          </table:table-cell>
          <table:table-cell office:value-type="string">
            <text:p>2017-03-06 16:06:27.18852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44];12;8)" office:value-type="string" office:string-value="16:06:27">
            <text:p>16:06:27</text:p>
          </table:table-cell>
          <table:table-cell table:formula="of:=IF(ISNUMBER(SEARCH(&quot;throttling&quot;;[.G124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44</text:p>
          </table:table-cell>
          <table:table-cell office:value-type="string">
            <text:p>2017-03-06 16:06:27.19231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45];12;8)" office:value-type="string" office:string-value="16:06:27">
            <text:p>16:06:27</text:p>
          </table:table-cell>
          <table:table-cell table:formula="of:=IF(ISNUMBER(SEARCH(&quot;throttling&quot;;[.G124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45</text:p>
          </table:table-cell>
          <table:table-cell office:value-type="string">
            <text:p>2017-03-06 16:06:27.19592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246];12;8)" office:value-type="string" office:string-value="16:06:27">
            <text:p>16:06:27</text:p>
          </table:table-cell>
          <table:table-cell table:formula="of:=IF(ISNUMBER(SEARCH(&quot;throttling&quot;;[.G124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246</text:p>
          </table:table-cell>
          <table:table-cell office:value-type="string">
            <text:p>2017-03-06 16:06:27.39746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47];12;8)" office:value-type="string" office:string-value="16:06:27">
            <text:p>16:06:27</text:p>
          </table:table-cell>
          <table:table-cell table:formula="of:=IF(ISNUMBER(SEARCH(&quot;throttling&quot;;[.G124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47</text:p>
          </table:table-cell>
          <table:table-cell office:value-type="string">
            <text:p>2017-03-06 16:06:27.40191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48];12;8)" office:value-type="string" office:string-value="16:06:27">
            <text:p>16:06:27</text:p>
          </table:table-cell>
          <table:table-cell table:formula="of:=IF(ISNUMBER(SEARCH(&quot;throttling&quot;;[.G124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48</text:p>
          </table:table-cell>
          <table:table-cell office:value-type="string">
            <text:p>2017-03-06 16:06:27.40568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249];12;8)" office:value-type="string" office:string-value="16:06:27">
            <text:p>16:06:27</text:p>
          </table:table-cell>
          <table:table-cell table:formula="of:=IF(ISNUMBER(SEARCH(&quot;throttling&quot;;[.G124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249</text:p>
          </table:table-cell>
          <table:table-cell office:value-type="string">
            <text:p>2017-03-06 16:06:27.61979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250];12;8)" office:value-type="string" office:string-value="16:06:27">
            <text:p>16:06:27</text:p>
          </table:table-cell>
          <table:table-cell table:formula="of:=IF(ISNUMBER(SEARCH(&quot;throttling&quot;;[.G125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50</text:p>
          </table:table-cell>
          <table:table-cell office:value-type="string">
            <text:p>2017-03-06 16:06:27.62437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51];12;8)" office:value-type="string" office:string-value="16:06:27">
            <text:p>16:06:27</text:p>
          </table:table-cell>
          <table:table-cell table:formula="of:=IF(ISNUMBER(SEARCH(&quot;throttling&quot;;[.G125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51</text:p>
          </table:table-cell>
          <table:table-cell office:value-type="string">
            <text:p>2017-03-06 16:06:27.62776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252];12;8)" office:value-type="string" office:string-value="16:06:27">
            <text:p>16:06:27</text:p>
          </table:table-cell>
          <table:table-cell table:formula="of:=IF(ISNUMBER(SEARCH(&quot;throttling&quot;;[.G125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252</text:p>
          </table:table-cell>
          <table:table-cell office:value-type="string">
            <text:p>2017-03-06 16:06:27.82927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53];12;8)" office:value-type="string" office:string-value="16:06:27">
            <text:p>16:06:27</text:p>
          </table:table-cell>
          <table:table-cell table:formula="of:=IF(ISNUMBER(SEARCH(&quot;throttling&quot;;[.G125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53</text:p>
          </table:table-cell>
          <table:table-cell office:value-type="string">
            <text:p>2017-03-06 16:06:27.83313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54];12;8)" office:value-type="string" office:string-value="16:06:27">
            <text:p>16:06:27</text:p>
          </table:table-cell>
          <table:table-cell table:formula="of:=IF(ISNUMBER(SEARCH(&quot;throttling&quot;;[.G125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54</text:p>
          </table:table-cell>
          <table:table-cell office:value-type="string">
            <text:p>2017-03-06 16:06:27.83630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255];12;8)" office:value-type="string" office:string-value="16:06:27">
            <text:p>16:06:27</text:p>
          </table:table-cell>
          <table:table-cell table:formula="of:=IF(ISNUMBER(SEARCH(&quot;throttling&quot;;[.G125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255</text:p>
          </table:table-cell>
          <table:table-cell office:value-type="string">
            <text:p>2017-03-06 16:06:28.03796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56];12;8)" office:value-type="string" office:string-value="16:06:28">
            <text:p>16:06:28</text:p>
          </table:table-cell>
          <table:table-cell table:formula="of:=IF(ISNUMBER(SEARCH(&quot;throttling&quot;;[.G125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56</text:p>
          </table:table-cell>
          <table:table-cell office:value-type="string">
            <text:p>2017-03-06 16:06:28.04200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57];12;8)" office:value-type="string" office:string-value="16:06:28">
            <text:p>16:06:28</text:p>
          </table:table-cell>
          <table:table-cell table:formula="of:=IF(ISNUMBER(SEARCH(&quot;throttling&quot;;[.G125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57</text:p>
          </table:table-cell>
          <table:table-cell office:value-type="string">
            <text:p>2017-03-06 16:06:28.04562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258];12;8)" office:value-type="string" office:string-value="16:06:28">
            <text:p>16:06:28</text:p>
          </table:table-cell>
          <table:table-cell table:formula="of:=IF(ISNUMBER(SEARCH(&quot;throttling&quot;;[.G125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258</text:p>
          </table:table-cell>
          <table:table-cell office:value-type="string">
            <text:p>2017-03-06 16:06:28.24707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59];12;8)" office:value-type="string" office:string-value="16:06:28">
            <text:p>16:06:28</text:p>
          </table:table-cell>
          <table:table-cell table:formula="of:=IF(ISNUMBER(SEARCH(&quot;throttling&quot;;[.G125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59</text:p>
          </table:table-cell>
          <table:table-cell office:value-type="string">
            <text:p>2017-03-06 16:06:28.25091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60];12;8)" office:value-type="string" office:string-value="16:06:28">
            <text:p>16:06:28</text:p>
          </table:table-cell>
          <table:table-cell table:formula="of:=IF(ISNUMBER(SEARCH(&quot;throttling&quot;;[.G126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60</text:p>
          </table:table-cell>
          <table:table-cell office:value-type="string">
            <text:p>2017-03-06 16:06:28.25434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261];12;8)" office:value-type="string" office:string-value="16:06:28">
            <text:p>16:06:28</text:p>
          </table:table-cell>
          <table:table-cell table:formula="of:=IF(ISNUMBER(SEARCH(&quot;throttling&quot;;[.G126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261</text:p>
          </table:table-cell>
          <table:table-cell office:value-type="string">
            <text:p>2017-03-06 16:06:28.45537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62];12;8)" office:value-type="string" office:string-value="16:06:28">
            <text:p>16:06:28</text:p>
          </table:table-cell>
          <table:table-cell table:formula="of:=IF(ISNUMBER(SEARCH(&quot;throttling&quot;;[.G126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62</text:p>
          </table:table-cell>
          <table:table-cell office:value-type="string">
            <text:p>2017-03-06 16:06:28.45940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63];12;8)" office:value-type="string" office:string-value="16:06:28">
            <text:p>16:06:28</text:p>
          </table:table-cell>
          <table:table-cell table:formula="of:=IF(ISNUMBER(SEARCH(&quot;throttling&quot;;[.G126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63</text:p>
          </table:table-cell>
          <table:table-cell office:value-type="string">
            <text:p>2017-03-06 16:06:28.46374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264];12;8)" office:value-type="string" office:string-value="16:06:28">
            <text:p>16:06:28</text:p>
          </table:table-cell>
          <table:table-cell table:formula="of:=IF(ISNUMBER(SEARCH(&quot;throttling&quot;;[.G126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264</text:p>
          </table:table-cell>
          <table:table-cell office:value-type="string">
            <text:p>2017-03-06 16:06:28.66581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265];12;8)" office:value-type="string" office:string-value="16:06:28">
            <text:p>16:06:28</text:p>
          </table:table-cell>
          <table:table-cell table:formula="of:=IF(ISNUMBER(SEARCH(&quot;throttling&quot;;[.G126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65</text:p>
          </table:table-cell>
          <table:table-cell office:value-type="string">
            <text:p>2017-03-06 16:06:28.67019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66];12;8)" office:value-type="string" office:string-value="16:06:28">
            <text:p>16:06:28</text:p>
          </table:table-cell>
          <table:table-cell table:formula="of:=IF(ISNUMBER(SEARCH(&quot;throttling&quot;;[.G126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66</text:p>
          </table:table-cell>
          <table:table-cell office:value-type="string">
            <text:p>2017-03-06 16:06:28.67413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267];12;8)" office:value-type="string" office:string-value="16:06:28">
            <text:p>16:06:28</text:p>
          </table:table-cell>
          <table:table-cell table:formula="of:=IF(ISNUMBER(SEARCH(&quot;throttling&quot;;[.G126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267</text:p>
          </table:table-cell>
          <table:table-cell office:value-type="string">
            <text:p>2017-03-06 16:06:28.87603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68];12;8)" office:value-type="string" office:string-value="16:06:28">
            <text:p>16:06:28</text:p>
          </table:table-cell>
          <table:table-cell table:formula="of:=IF(ISNUMBER(SEARCH(&quot;throttling&quot;;[.G126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68</text:p>
          </table:table-cell>
          <table:table-cell office:value-type="string">
            <text:p>2017-03-06 16:06:28.88032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69];12;8)" office:value-type="string" office:string-value="16:06:28">
            <text:p>16:06:28</text:p>
          </table:table-cell>
          <table:table-cell table:formula="of:=IF(ISNUMBER(SEARCH(&quot;throttling&quot;;[.G126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69</text:p>
          </table:table-cell>
          <table:table-cell office:value-type="string">
            <text:p>2017-03-06 16:06:28.88383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270];12;8)" office:value-type="string" office:string-value="16:06:28">
            <text:p>16:06:28</text:p>
          </table:table-cell>
          <table:table-cell table:formula="of:=IF(ISNUMBER(SEARCH(&quot;throttling&quot;;[.G127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270</text:p>
          </table:table-cell>
          <table:table-cell office:value-type="string">
            <text:p>2017-03-06 16:06:29.08439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71];12;8)" office:value-type="string" office:string-value="16:06:29">
            <text:p>16:06:29</text:p>
          </table:table-cell>
          <table:table-cell table:formula="of:=IF(ISNUMBER(SEARCH(&quot;throttling&quot;;[.G127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71</text:p>
          </table:table-cell>
          <table:table-cell office:value-type="string">
            <text:p>2017-03-06 16:06:29.08857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72];12;8)" office:value-type="string" office:string-value="16:06:29">
            <text:p>16:06:29</text:p>
          </table:table-cell>
          <table:table-cell table:formula="of:=IF(ISNUMBER(SEARCH(&quot;throttling&quot;;[.G127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72</text:p>
          </table:table-cell>
          <table:table-cell office:value-type="string">
            <text:p>2017-03-06 16:06:29.09286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273];12;8)" office:value-type="string" office:string-value="16:06:29">
            <text:p>16:06:29</text:p>
          </table:table-cell>
          <table:table-cell table:formula="of:=IF(ISNUMBER(SEARCH(&quot;throttling&quot;;[.G127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273</text:p>
          </table:table-cell>
          <table:table-cell office:value-type="string">
            <text:p>2017-03-06 16:06:29.29556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74];12;8)" office:value-type="string" office:string-value="16:06:29">
            <text:p>16:06:29</text:p>
          </table:table-cell>
          <table:table-cell table:formula="of:=IF(ISNUMBER(SEARCH(&quot;throttling&quot;;[.G127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74</text:p>
          </table:table-cell>
          <table:table-cell office:value-type="string">
            <text:p>2017-03-06 16:06:29.29919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75];12;8)" office:value-type="string" office:string-value="16:06:29">
            <text:p>16:06:29</text:p>
          </table:table-cell>
          <table:table-cell table:formula="of:=IF(ISNUMBER(SEARCH(&quot;throttling&quot;;[.G127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75</text:p>
          </table:table-cell>
          <table:table-cell office:value-type="string">
            <text:p>2017-03-06 16:06:29.30238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276];12;8)" office:value-type="string" office:string-value="16:06:29">
            <text:p>16:06:29</text:p>
          </table:table-cell>
          <table:table-cell table:formula="of:=IF(ISNUMBER(SEARCH(&quot;throttling&quot;;[.G127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276</text:p>
          </table:table-cell>
          <table:table-cell office:value-type="string">
            <text:p>2017-03-06 16:06:29.50413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77];12;8)" office:value-type="string" office:string-value="16:06:29">
            <text:p>16:06:29</text:p>
          </table:table-cell>
          <table:table-cell table:formula="of:=IF(ISNUMBER(SEARCH(&quot;throttling&quot;;[.G127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77</text:p>
          </table:table-cell>
          <table:table-cell office:value-type="string">
            <text:p>2017-03-06 16:06:29.50814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78];12;8)" office:value-type="string" office:string-value="16:06:29">
            <text:p>16:06:29</text:p>
          </table:table-cell>
          <table:table-cell table:formula="of:=IF(ISNUMBER(SEARCH(&quot;throttling&quot;;[.G127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78</text:p>
          </table:table-cell>
          <table:table-cell office:value-type="string">
            <text:p>2017-03-06 16:06:29.51189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279];12;8)" office:value-type="string" office:string-value="16:06:29">
            <text:p>16:06:29</text:p>
          </table:table-cell>
          <table:table-cell table:formula="of:=IF(ISNUMBER(SEARCH(&quot;throttling&quot;;[.G127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279</text:p>
          </table:table-cell>
          <table:table-cell office:value-type="string">
            <text:p>2017-03-06 16:06:29.71347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280];12;8)" office:value-type="string" office:string-value="16:06:29">
            <text:p>16:06:29</text:p>
          </table:table-cell>
          <table:table-cell table:formula="of:=IF(ISNUMBER(SEARCH(&quot;throttling&quot;;[.G128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80</text:p>
          </table:table-cell>
          <table:table-cell office:value-type="string">
            <text:p>2017-03-06 16:06:29.71709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81];12;8)" office:value-type="string" office:string-value="16:06:29">
            <text:p>16:06:29</text:p>
          </table:table-cell>
          <table:table-cell table:formula="of:=IF(ISNUMBER(SEARCH(&quot;throttling&quot;;[.G128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81</text:p>
          </table:table-cell>
          <table:table-cell office:value-type="string">
            <text:p>2017-03-06 16:06:29.72053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282];12;8)" office:value-type="string" office:string-value="16:06:29">
            <text:p>16:06:29</text:p>
          </table:table-cell>
          <table:table-cell table:formula="of:=IF(ISNUMBER(SEARCH(&quot;throttling&quot;;[.G128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282</text:p>
          </table:table-cell>
          <table:table-cell office:value-type="string">
            <text:p>2017-03-06 16:06:29.92212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83];12;8)" office:value-type="string" office:string-value="16:06:29">
            <text:p>16:06:29</text:p>
          </table:table-cell>
          <table:table-cell table:formula="of:=IF(ISNUMBER(SEARCH(&quot;throttling&quot;;[.G128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83</text:p>
          </table:table-cell>
          <table:table-cell office:value-type="string">
            <text:p>2017-03-06 16:06:29.92588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84];12;8)" office:value-type="string" office:string-value="16:06:29">
            <text:p>16:06:29</text:p>
          </table:table-cell>
          <table:table-cell table:formula="of:=IF(ISNUMBER(SEARCH(&quot;throttling&quot;;[.G128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84</text:p>
          </table:table-cell>
          <table:table-cell office:value-type="string">
            <text:p>2017-03-06 16:06:29.92908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285];12;8)" office:value-type="string" office:string-value="16:06:29">
            <text:p>16:06:29</text:p>
          </table:table-cell>
          <table:table-cell table:formula="of:=IF(ISNUMBER(SEARCH(&quot;throttling&quot;;[.G128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285</text:p>
          </table:table-cell>
          <table:table-cell office:value-type="string">
            <text:p>2017-03-06 16:06:30.13019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86];12;8)" office:value-type="string" office:string-value="16:06:30">
            <text:p>16:06:30</text:p>
          </table:table-cell>
          <table:table-cell table:formula="of:=IF(ISNUMBER(SEARCH(&quot;throttling&quot;;[.G128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86</text:p>
          </table:table-cell>
          <table:table-cell office:value-type="string">
            <text:p>2017-03-06 16:06:30.13405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87];12;8)" office:value-type="string" office:string-value="16:06:30">
            <text:p>16:06:30</text:p>
          </table:table-cell>
          <table:table-cell table:formula="of:=IF(ISNUMBER(SEARCH(&quot;throttling&quot;;[.G128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87</text:p>
          </table:table-cell>
          <table:table-cell office:value-type="string">
            <text:p>2017-03-06 16:06:30.13727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288];12;8)" office:value-type="string" office:string-value="16:06:30">
            <text:p>16:06:30</text:p>
          </table:table-cell>
          <table:table-cell table:formula="of:=IF(ISNUMBER(SEARCH(&quot;throttling&quot;;[.G128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288</text:p>
          </table:table-cell>
          <table:table-cell office:value-type="string">
            <text:p>2017-03-06 16:06:30.33850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89];12;8)" office:value-type="string" office:string-value="16:06:30">
            <text:p>16:06:30</text:p>
          </table:table-cell>
          <table:table-cell table:formula="of:=IF(ISNUMBER(SEARCH(&quot;throttling&quot;;[.G128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89</text:p>
          </table:table-cell>
          <table:table-cell office:value-type="string">
            <text:p>2017-03-06 16:06:30.34221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90];12;8)" office:value-type="string" office:string-value="16:06:30">
            <text:p>16:06:30</text:p>
          </table:table-cell>
          <table:table-cell table:formula="of:=IF(ISNUMBER(SEARCH(&quot;throttling&quot;;[.G129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90</text:p>
          </table:table-cell>
          <table:table-cell office:value-type="string">
            <text:p>2017-03-06 16:06:30.34565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291];12;8)" office:value-type="string" office:string-value="16:06:30">
            <text:p>16:06:30</text:p>
          </table:table-cell>
          <table:table-cell table:formula="of:=IF(ISNUMBER(SEARCH(&quot;throttling&quot;;[.G129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291</text:p>
          </table:table-cell>
          <table:table-cell office:value-type="string">
            <text:p>2017-03-06 16:06:30.54932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292];12;8)" office:value-type="string" office:string-value="16:06:30">
            <text:p>16:06:30</text:p>
          </table:table-cell>
          <table:table-cell table:formula="of:=IF(ISNUMBER(SEARCH(&quot;throttling&quot;;[.G129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92</text:p>
          </table:table-cell>
          <table:table-cell office:value-type="string">
            <text:p>2017-03-06 16:06:30.77158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TCP</text:p>
          </table:table-cell>
          <table:table-cell office:value-type="string">
            <text:p>78</text:p>
          </table:table-cell>
          <table:table-cell office:value-type="string">
            <text:p>[TCP Retransmission] 2776 <text:s/>&gt; <text:s/>61776 [PSH, ACK] Seq=29921 Ack=216661 Win=1452 Len=24</text:p>
          </table:table-cell>
          <table:table-cell table:formula="of:=MID([.B1293];12;8)" office:value-type="string" office:string-value="16:06:30">
            <text:p>16:06:30</text:p>
          </table:table-cell>
          <table:table-cell table:formula="of:=IF(ISNUMBER(SEARCH(&quot;throttling&quot;;[.G129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93</text:p>
          </table:table-cell>
          <table:table-cell office:value-type="string">
            <text:p>2017-03-06 16:06:31.00126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94];12;8)" office:value-type="string" office:string-value="16:06:31">
            <text:p>16:06:31</text:p>
          </table:table-cell>
          <table:table-cell table:formula="of:=IF(ISNUMBER(SEARCH(&quot;throttling&quot;;[.G129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94</text:p>
          </table:table-cell>
          <table:table-cell office:value-type="string">
            <text:p>2017-03-06 16:06:31.05617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95];12;8)" office:value-type="string" office:string-value="16:06:31">
            <text:p>16:06:31</text:p>
          </table:table-cell>
          <table:table-cell table:formula="of:=IF(ISNUMBER(SEARCH(&quot;throttling&quot;;[.G129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95</text:p>
          </table:table-cell>
          <table:table-cell office:value-type="string">
            <text:p>2017-03-06 16:06:31.25545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96];12;8)" office:value-type="string" office:string-value="16:06:31">
            <text:p>16:06:31</text:p>
          </table:table-cell>
          <table:table-cell table:formula="of:=IF(ISNUMBER(SEARCH(&quot;throttling&quot;;[.G129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96</text:p>
          </table:table-cell>
          <table:table-cell office:value-type="string">
            <text:p>2017-03-06 16:06:31.25907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97];12;8)" office:value-type="string" office:string-value="16:06:31">
            <text:p>16:06:31</text:p>
          </table:table-cell>
          <table:table-cell table:formula="of:=IF(ISNUMBER(SEARCH(&quot;throttling&quot;;[.G129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97</text:p>
          </table:table-cell>
          <table:table-cell office:value-type="string">
            <text:p>2017-03-06 16:06:31.26254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98];12;8)" office:value-type="string" office:string-value="16:06:31">
            <text:p>16:06:31</text:p>
          </table:table-cell>
          <table:table-cell table:formula="of:=IF(ISNUMBER(SEARCH(&quot;throttling&quot;;[.G129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98</text:p>
          </table:table-cell>
          <table:table-cell office:value-type="string">
            <text:p>2017-03-06 16:06:31.46407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299];12;8)" office:value-type="string" office:string-value="16:06:31">
            <text:p>16:06:31</text:p>
          </table:table-cell>
          <table:table-cell table:formula="of:=IF(ISNUMBER(SEARCH(&quot;throttling&quot;;[.G129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299</text:p>
          </table:table-cell>
          <table:table-cell office:value-type="string">
            <text:p>2017-03-06 16:06:31.46760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00];12;8)" office:value-type="string" office:string-value="16:06:31">
            <text:p>16:06:31</text:p>
          </table:table-cell>
          <table:table-cell table:formula="of:=IF(ISNUMBER(SEARCH(&quot;throttling&quot;;[.G130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00</text:p>
          </table:table-cell>
          <table:table-cell office:value-type="string">
            <text:p>2017-03-06 16:06:31.47175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01];12;8)" office:value-type="string" office:string-value="16:06:31">
            <text:p>16:06:31</text:p>
          </table:table-cell>
          <table:table-cell table:formula="of:=IF(ISNUMBER(SEARCH(&quot;throttling&quot;;[.G130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01</text:p>
          </table:table-cell>
          <table:table-cell office:value-type="string">
            <text:p>2017-03-06 16:06:31.67243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302];12;8)" office:value-type="string" office:string-value="16:06:31">
            <text:p>16:06:31</text:p>
          </table:table-cell>
          <table:table-cell table:formula="of:=IF(ISNUMBER(SEARCH(&quot;throttling&quot;;[.G130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02</text:p>
          </table:table-cell>
          <table:table-cell office:value-type="string">
            <text:p>2017-03-06 16:06:31.67636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03];12;8)" office:value-type="string" office:string-value="16:06:31">
            <text:p>16:06:31</text:p>
          </table:table-cell>
          <table:table-cell table:formula="of:=IF(ISNUMBER(SEARCH(&quot;throttling&quot;;[.G130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03</text:p>
          </table:table-cell>
          <table:table-cell office:value-type="string">
            <text:p>2017-03-06 16:06:31.68028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04];12;8)" office:value-type="string" office:string-value="16:06:31">
            <text:p>16:06:31</text:p>
          </table:table-cell>
          <table:table-cell table:formula="of:=IF(ISNUMBER(SEARCH(&quot;throttling&quot;;[.G130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04</text:p>
          </table:table-cell>
          <table:table-cell office:value-type="string">
            <text:p>2017-03-06 16:06:31.88108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05];12;8)" office:value-type="string" office:string-value="16:06:31">
            <text:p>16:06:31</text:p>
          </table:table-cell>
          <table:table-cell table:formula="of:=IF(ISNUMBER(SEARCH(&quot;throttling&quot;;[.G130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05</text:p>
          </table:table-cell>
          <table:table-cell office:value-type="string">
            <text:p>2017-03-06 16:06:31.88474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06];12;8)" office:value-type="string" office:string-value="16:06:31">
            <text:p>16:06:31</text:p>
          </table:table-cell>
          <table:table-cell table:formula="of:=IF(ISNUMBER(SEARCH(&quot;throttling&quot;;[.G130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06</text:p>
          </table:table-cell>
          <table:table-cell office:value-type="string">
            <text:p>2017-03-06 16:06:31.88856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07];12;8)" office:value-type="string" office:string-value="16:06:31">
            <text:p>16:06:31</text:p>
          </table:table-cell>
          <table:table-cell table:formula="of:=IF(ISNUMBER(SEARCH(&quot;throttling&quot;;[.G130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07</text:p>
          </table:table-cell>
          <table:table-cell office:value-type="string">
            <text:p>2017-03-06 16:06:32.08967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08];12;8)" office:value-type="string" office:string-value="16:06:32">
            <text:p>16:06:32</text:p>
          </table:table-cell>
          <table:table-cell table:formula="of:=IF(ISNUMBER(SEARCH(&quot;throttling&quot;;[.G130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08</text:p>
          </table:table-cell>
          <table:table-cell office:value-type="string">
            <text:p>2017-03-06 16:06:32.09343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09];12;8)" office:value-type="string" office:string-value="16:06:32">
            <text:p>16:06:32</text:p>
          </table:table-cell>
          <table:table-cell table:formula="of:=IF(ISNUMBER(SEARCH(&quot;throttling&quot;;[.G130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09</text:p>
          </table:table-cell>
          <table:table-cell office:value-type="string">
            <text:p>2017-03-06 16:06:32.09705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310];12;8)" office:value-type="string" office:string-value="16:06:32">
            <text:p>16:06:32</text:p>
          </table:table-cell>
          <table:table-cell table:formula="of:=IF(ISNUMBER(SEARCH(&quot;throttling&quot;;[.G131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310</text:p>
          </table:table-cell>
          <table:table-cell office:value-type="string">
            <text:p>2017-03-06 16:06:32.29851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11];12;8)" office:value-type="string" office:string-value="16:06:32">
            <text:p>16:06:32</text:p>
          </table:table-cell>
          <table:table-cell table:formula="of:=IF(ISNUMBER(SEARCH(&quot;throttling&quot;;[.G131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11</text:p>
          </table:table-cell>
          <table:table-cell office:value-type="string">
            <text:p>2017-03-06 16:06:32.30278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12];12;8)" office:value-type="string" office:string-value="16:06:32">
            <text:p>16:06:32</text:p>
          </table:table-cell>
          <table:table-cell table:formula="of:=IF(ISNUMBER(SEARCH(&quot;throttling&quot;;[.G131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12</text:p>
          </table:table-cell>
          <table:table-cell office:value-type="string">
            <text:p>2017-03-06 16:06:32.30626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313];12;8)" office:value-type="string" office:string-value="16:06:32">
            <text:p>16:06:32</text:p>
          </table:table-cell>
          <table:table-cell table:formula="of:=IF(ISNUMBER(SEARCH(&quot;throttling&quot;;[.G131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313</text:p>
          </table:table-cell>
          <table:table-cell office:value-type="string">
            <text:p>2017-03-06 16:06:32.50773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14];12;8)" office:value-type="string" office:string-value="16:06:32">
            <text:p>16:06:32</text:p>
          </table:table-cell>
          <table:table-cell table:formula="of:=IF(ISNUMBER(SEARCH(&quot;throttling&quot;;[.G131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14</text:p>
          </table:table-cell>
          <table:table-cell office:value-type="string">
            <text:p>2017-03-06 16:06:32.51297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15];12;8)" office:value-type="string" office:string-value="16:06:32">
            <text:p>16:06:32</text:p>
          </table:table-cell>
          <table:table-cell table:formula="of:=IF(ISNUMBER(SEARCH(&quot;throttling&quot;;[.G131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15</text:p>
          </table:table-cell>
          <table:table-cell office:value-type="string">
            <text:p>2017-03-06 16:06:32.51645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316];12;8)" office:value-type="string" office:string-value="16:06:32">
            <text:p>16:06:32</text:p>
          </table:table-cell>
          <table:table-cell table:formula="of:=IF(ISNUMBER(SEARCH(&quot;throttling&quot;;[.G131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316</text:p>
          </table:table-cell>
          <table:table-cell office:value-type="string">
            <text:p>2017-03-06 16:06:32.71823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317];12;8)" office:value-type="string" office:string-value="16:06:32">
            <text:p>16:06:32</text:p>
          </table:table-cell>
          <table:table-cell table:formula="of:=IF(ISNUMBER(SEARCH(&quot;throttling&quot;;[.G131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17</text:p>
          </table:table-cell>
          <table:table-cell office:value-type="string">
            <text:p>2017-03-06 16:06:32.72485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18];12;8)" office:value-type="string" office:string-value="16:06:32">
            <text:p>16:06:32</text:p>
          </table:table-cell>
          <table:table-cell table:formula="of:=IF(ISNUMBER(SEARCH(&quot;throttling&quot;;[.G131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18</text:p>
          </table:table-cell>
          <table:table-cell office:value-type="string">
            <text:p>2017-03-06 16:06:32.72813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319];12;8)" office:value-type="string" office:string-value="16:06:32">
            <text:p>16:06:32</text:p>
          </table:table-cell>
          <table:table-cell table:formula="of:=IF(ISNUMBER(SEARCH(&quot;throttling&quot;;[.G131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319</text:p>
          </table:table-cell>
          <table:table-cell office:value-type="string">
            <text:p>2017-03-06 16:06:32.93014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20];12;8)" office:value-type="string" office:string-value="16:06:32">
            <text:p>16:06:32</text:p>
          </table:table-cell>
          <table:table-cell table:formula="of:=IF(ISNUMBER(SEARCH(&quot;throttling&quot;;[.G132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20</text:p>
          </table:table-cell>
          <table:table-cell office:value-type="string">
            <text:p>2017-03-06 16:06:32.93408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21];12;8)" office:value-type="string" office:string-value="16:06:32">
            <text:p>16:06:32</text:p>
          </table:table-cell>
          <table:table-cell table:formula="of:=IF(ISNUMBER(SEARCH(&quot;throttling&quot;;[.G132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21</text:p>
          </table:table-cell>
          <table:table-cell office:value-type="string">
            <text:p>2017-03-06 16:06:32.93738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322];12;8)" office:value-type="string" office:string-value="16:06:32">
            <text:p>16:06:32</text:p>
          </table:table-cell>
          <table:table-cell table:formula="of:=IF(ISNUMBER(SEARCH(&quot;throttling&quot;;[.G132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322</text:p>
          </table:table-cell>
          <table:table-cell office:value-type="string">
            <text:p>2017-03-06 16:06:33.13919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23];12;8)" office:value-type="string" office:string-value="16:06:33">
            <text:p>16:06:33</text:p>
          </table:table-cell>
          <table:table-cell table:formula="of:=IF(ISNUMBER(SEARCH(&quot;throttling&quot;;[.G132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23</text:p>
          </table:table-cell>
          <table:table-cell office:value-type="string">
            <text:p>2017-03-06 16:06:33.14276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24];12;8)" office:value-type="string" office:string-value="16:06:33">
            <text:p>16:06:33</text:p>
          </table:table-cell>
          <table:table-cell table:formula="of:=IF(ISNUMBER(SEARCH(&quot;throttling&quot;;[.G132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24</text:p>
          </table:table-cell>
          <table:table-cell office:value-type="string">
            <text:p>2017-03-06 16:06:33.14621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325];12;8)" office:value-type="string" office:string-value="16:06:33">
            <text:p>16:06:33</text:p>
          </table:table-cell>
          <table:table-cell table:formula="of:=IF(ISNUMBER(SEARCH(&quot;throttling&quot;;[.G132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325</text:p>
          </table:table-cell>
          <table:table-cell office:value-type="string">
            <text:p>2017-03-06 16:06:33.34809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26];12;8)" office:value-type="string" office:string-value="16:06:33">
            <text:p>16:06:33</text:p>
          </table:table-cell>
          <table:table-cell table:formula="of:=IF(ISNUMBER(SEARCH(&quot;throttling&quot;;[.G132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26</text:p>
          </table:table-cell>
          <table:table-cell office:value-type="string">
            <text:p>2017-03-06 16:06:33.35179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27];12;8)" office:value-type="string" office:string-value="16:06:33">
            <text:p>16:06:33</text:p>
          </table:table-cell>
          <table:table-cell table:formula="of:=IF(ISNUMBER(SEARCH(&quot;throttling&quot;;[.G132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27</text:p>
          </table:table-cell>
          <table:table-cell office:value-type="string">
            <text:p>2017-03-06 16:06:33.35513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328];12;8)" office:value-type="string" office:string-value="16:06:33">
            <text:p>16:06:33</text:p>
          </table:table-cell>
          <table:table-cell table:formula="of:=IF(ISNUMBER(SEARCH(&quot;throttling&quot;;[.G132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328</text:p>
          </table:table-cell>
          <table:table-cell office:value-type="string">
            <text:p>2017-03-06 16:06:33.55614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329];12;8)" office:value-type="string" office:string-value="16:06:33">
            <text:p>16:06:33</text:p>
          </table:table-cell>
          <table:table-cell table:formula="of:=IF(ISNUMBER(SEARCH(&quot;throttling&quot;;[.G132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29</text:p>
          </table:table-cell>
          <table:table-cell office:value-type="string">
            <text:p>2017-03-06 16:06:33.56015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30];12;8)" office:value-type="string" office:string-value="16:06:33">
            <text:p>16:06:33</text:p>
          </table:table-cell>
          <table:table-cell table:formula="of:=IF(ISNUMBER(SEARCH(&quot;throttling&quot;;[.G133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30</text:p>
          </table:table-cell>
          <table:table-cell office:value-type="string">
            <text:p>2017-03-06 16:06:33.56366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331];12;8)" office:value-type="string" office:string-value="16:06:33">
            <text:p>16:06:33</text:p>
          </table:table-cell>
          <table:table-cell table:formula="of:=IF(ISNUMBER(SEARCH(&quot;throttling&quot;;[.G133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331</text:p>
          </table:table-cell>
          <table:table-cell office:value-type="string">
            <text:p>2017-03-06 16:06:33.76488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32];12;8)" office:value-type="string" office:string-value="16:06:33">
            <text:p>16:06:33</text:p>
          </table:table-cell>
          <table:table-cell table:formula="of:=IF(ISNUMBER(SEARCH(&quot;throttling&quot;;[.G133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32</text:p>
          </table:table-cell>
          <table:table-cell office:value-type="string">
            <text:p>2017-03-06 16:06:33.76859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33];12;8)" office:value-type="string" office:string-value="16:06:33">
            <text:p>16:06:33</text:p>
          </table:table-cell>
          <table:table-cell table:formula="of:=IF(ISNUMBER(SEARCH(&quot;throttling&quot;;[.G133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33</text:p>
          </table:table-cell>
          <table:table-cell office:value-type="string">
            <text:p>2017-03-06 16:06:33.77224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334];12;8)" office:value-type="string" office:string-value="16:06:33">
            <text:p>16:06:33</text:p>
          </table:table-cell>
          <table:table-cell table:formula="of:=IF(ISNUMBER(SEARCH(&quot;throttling&quot;;[.G133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334</text:p>
          </table:table-cell>
          <table:table-cell office:value-type="string">
            <text:p>2017-03-06 16:06:33.97338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35];12;8)" office:value-type="string" office:string-value="16:06:33">
            <text:p>16:06:33</text:p>
          </table:table-cell>
          <table:table-cell table:formula="of:=IF(ISNUMBER(SEARCH(&quot;throttling&quot;;[.G133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35</text:p>
          </table:table-cell>
          <table:table-cell office:value-type="string">
            <text:p>2017-03-06 16:06:33.97873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36];12;8)" office:value-type="string" office:string-value="16:06:33">
            <text:p>16:06:33</text:p>
          </table:table-cell>
          <table:table-cell table:formula="of:=IF(ISNUMBER(SEARCH(&quot;throttling&quot;;[.G133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36</text:p>
          </table:table-cell>
          <table:table-cell office:value-type="string">
            <text:p>2017-03-06 16:06:33.98212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337];12;8)" office:value-type="string" office:string-value="16:06:33">
            <text:p>16:06:33</text:p>
          </table:table-cell>
          <table:table-cell table:formula="of:=IF(ISNUMBER(SEARCH(&quot;throttling&quot;;[.G133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337</text:p>
          </table:table-cell>
          <table:table-cell office:value-type="string">
            <text:p>2017-03-06 16:06:34.18392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38];12;8)" office:value-type="string" office:string-value="16:06:34">
            <text:p>16:06:34</text:p>
          </table:table-cell>
          <table:table-cell table:formula="of:=IF(ISNUMBER(SEARCH(&quot;throttling&quot;;[.G133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38</text:p>
          </table:table-cell>
          <table:table-cell office:value-type="string">
            <text:p>2017-03-06 16:06:34.18930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39];12;8)" office:value-type="string" office:string-value="16:06:34">
            <text:p>16:06:34</text:p>
          </table:table-cell>
          <table:table-cell table:formula="of:=IF(ISNUMBER(SEARCH(&quot;throttling&quot;;[.G133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39</text:p>
          </table:table-cell>
          <table:table-cell office:value-type="string">
            <text:p>2017-03-06 16:06:34.19264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340];12;8)" office:value-type="string" office:string-value="16:06:34">
            <text:p>16:06:34</text:p>
          </table:table-cell>
          <table:table-cell table:formula="of:=IF(ISNUMBER(SEARCH(&quot;throttling&quot;;[.G134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340</text:p>
          </table:table-cell>
          <table:table-cell office:value-type="string">
            <text:p>2017-03-06 16:06:34.39432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41];12;8)" office:value-type="string" office:string-value="16:06:34">
            <text:p>16:06:34</text:p>
          </table:table-cell>
          <table:table-cell table:formula="of:=IF(ISNUMBER(SEARCH(&quot;throttling&quot;;[.G134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41</text:p>
          </table:table-cell>
          <table:table-cell office:value-type="string">
            <text:p>2017-03-06 16:06:34.39836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42];12;8)" office:value-type="string" office:string-value="16:06:34">
            <text:p>16:06:34</text:p>
          </table:table-cell>
          <table:table-cell table:formula="of:=IF(ISNUMBER(SEARCH(&quot;throttling&quot;;[.G134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42</text:p>
          </table:table-cell>
          <table:table-cell office:value-type="string">
            <text:p>2017-03-06 16:06:34.40166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343];12;8)" office:value-type="string" office:string-value="16:06:34">
            <text:p>16:06:34</text:p>
          </table:table-cell>
          <table:table-cell table:formula="of:=IF(ISNUMBER(SEARCH(&quot;throttling&quot;;[.G134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343</text:p>
          </table:table-cell>
          <table:table-cell office:value-type="string">
            <text:p>2017-03-06 16:06:34.61942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344];12;8)" office:value-type="string" office:string-value="16:06:34">
            <text:p>16:06:34</text:p>
          </table:table-cell>
          <table:table-cell table:formula="of:=IF(ISNUMBER(SEARCH(&quot;throttling&quot;;[.G134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44</text:p>
          </table:table-cell>
          <table:table-cell office:value-type="string">
            <text:p>2017-03-06 16:06:34.62306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45];12;8)" office:value-type="string" office:string-value="16:06:34">
            <text:p>16:06:34</text:p>
          </table:table-cell>
          <table:table-cell table:formula="of:=IF(ISNUMBER(SEARCH(&quot;throttling&quot;;[.G134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45</text:p>
          </table:table-cell>
          <table:table-cell office:value-type="string">
            <text:p>2017-03-06 16:06:34.62602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346];12;8)" office:value-type="string" office:string-value="16:06:34">
            <text:p>16:06:34</text:p>
          </table:table-cell>
          <table:table-cell table:formula="of:=IF(ISNUMBER(SEARCH(&quot;throttling&quot;;[.G134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346</text:p>
          </table:table-cell>
          <table:table-cell office:value-type="string">
            <text:p>2017-03-06 16:06:34.82741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47];12;8)" office:value-type="string" office:string-value="16:06:34">
            <text:p>16:06:34</text:p>
          </table:table-cell>
          <table:table-cell table:formula="of:=IF(ISNUMBER(SEARCH(&quot;throttling&quot;;[.G134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47</text:p>
          </table:table-cell>
          <table:table-cell office:value-type="string">
            <text:p>2017-03-06 16:06:34.83150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48];12;8)" office:value-type="string" office:string-value="16:06:34">
            <text:p>16:06:34</text:p>
          </table:table-cell>
          <table:table-cell table:formula="of:=IF(ISNUMBER(SEARCH(&quot;throttling&quot;;[.G134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48</text:p>
          </table:table-cell>
          <table:table-cell office:value-type="string">
            <text:p>2017-03-06 16:06:34.83553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349];12;8)" office:value-type="string" office:string-value="16:06:34">
            <text:p>16:06:34</text:p>
          </table:table-cell>
          <table:table-cell table:formula="of:=IF(ISNUMBER(SEARCH(&quot;throttling&quot;;[.G134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349</text:p>
          </table:table-cell>
          <table:table-cell office:value-type="string">
            <text:p>2017-03-06 16:06:35.03704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50];12;8)" office:value-type="string" office:string-value="16:06:35">
            <text:p>16:06:35</text:p>
          </table:table-cell>
          <table:table-cell table:formula="of:=IF(ISNUMBER(SEARCH(&quot;throttling&quot;;[.G135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50</text:p>
          </table:table-cell>
          <table:table-cell office:value-type="string">
            <text:p>2017-03-06 16:06:35.04159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51];12;8)" office:value-type="string" office:string-value="16:06:35">
            <text:p>16:06:35</text:p>
          </table:table-cell>
          <table:table-cell table:formula="of:=IF(ISNUMBER(SEARCH(&quot;throttling&quot;;[.G135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51</text:p>
          </table:table-cell>
          <table:table-cell office:value-type="string">
            <text:p>2017-03-06 16:06:35.04482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352];12;8)" office:value-type="string" office:string-value="16:06:35">
            <text:p>16:06:35</text:p>
          </table:table-cell>
          <table:table-cell table:formula="of:=IF(ISNUMBER(SEARCH(&quot;throttling&quot;;[.G135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352</text:p>
          </table:table-cell>
          <table:table-cell office:value-type="string">
            <text:p>2017-03-06 16:06:35.24589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53];12;8)" office:value-type="string" office:string-value="16:06:35">
            <text:p>16:06:35</text:p>
          </table:table-cell>
          <table:table-cell table:formula="of:=IF(ISNUMBER(SEARCH(&quot;throttling&quot;;[.G135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53</text:p>
          </table:table-cell>
          <table:table-cell office:value-type="string">
            <text:p>2017-03-06 16:06:35.24966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54];12;8)" office:value-type="string" office:string-value="16:06:35">
            <text:p>16:06:35</text:p>
          </table:table-cell>
          <table:table-cell table:formula="of:=IF(ISNUMBER(SEARCH(&quot;throttling&quot;;[.G135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54</text:p>
          </table:table-cell>
          <table:table-cell office:value-type="string">
            <text:p>2017-03-06 16:06:35.25304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355];12;8)" office:value-type="string" office:string-value="16:06:35">
            <text:p>16:06:35</text:p>
          </table:table-cell>
          <table:table-cell table:formula="of:=IF(ISNUMBER(SEARCH(&quot;throttling&quot;;[.G135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355</text:p>
          </table:table-cell>
          <table:table-cell office:value-type="string">
            <text:p>2017-03-06 16:06:35.45411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56];12;8)" office:value-type="string" office:string-value="16:06:35">
            <text:p>16:06:35</text:p>
          </table:table-cell>
          <table:table-cell table:formula="of:=IF(ISNUMBER(SEARCH(&quot;throttling&quot;;[.G135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56</text:p>
          </table:table-cell>
          <table:table-cell office:value-type="string">
            <text:p>2017-03-06 16:06:35.45786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57];12;8)" office:value-type="string" office:string-value="16:06:35">
            <text:p>16:06:35</text:p>
          </table:table-cell>
          <table:table-cell table:formula="of:=IF(ISNUMBER(SEARCH(&quot;throttling&quot;;[.G135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57</text:p>
          </table:table-cell>
          <table:table-cell office:value-type="string">
            <text:p>2017-03-06 16:06:35.46175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358];12;8)" office:value-type="string" office:string-value="16:06:35">
            <text:p>16:06:35</text:p>
          </table:table-cell>
          <table:table-cell table:formula="of:=IF(ISNUMBER(SEARCH(&quot;throttling&quot;;[.G135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358</text:p>
          </table:table-cell>
          <table:table-cell office:value-type="string">
            <text:p>2017-03-06 16:06:35.66401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359];12;8)" office:value-type="string" office:string-value="16:06:35">
            <text:p>16:06:35</text:p>
          </table:table-cell>
          <table:table-cell table:formula="of:=IF(ISNUMBER(SEARCH(&quot;throttling&quot;;[.G135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59</text:p>
          </table:table-cell>
          <table:table-cell office:value-type="string">
            <text:p>2017-03-06 16:06:35.66913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60];12;8)" office:value-type="string" office:string-value="16:06:35">
            <text:p>16:06:35</text:p>
          </table:table-cell>
          <table:table-cell table:formula="of:=IF(ISNUMBER(SEARCH(&quot;throttling&quot;;[.G136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60</text:p>
          </table:table-cell>
          <table:table-cell office:value-type="string">
            <text:p>2017-03-06 16:06:35.67299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361];12;8)" office:value-type="string" office:string-value="16:06:35">
            <text:p>16:06:35</text:p>
          </table:table-cell>
          <table:table-cell table:formula="of:=IF(ISNUMBER(SEARCH(&quot;throttling&quot;;[.G136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361</text:p>
          </table:table-cell>
          <table:table-cell office:value-type="string">
            <text:p>2017-03-06 16:06:35.87442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62];12;8)" office:value-type="string" office:string-value="16:06:35">
            <text:p>16:06:35</text:p>
          </table:table-cell>
          <table:table-cell table:formula="of:=IF(ISNUMBER(SEARCH(&quot;throttling&quot;;[.G136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62</text:p>
          </table:table-cell>
          <table:table-cell office:value-type="string">
            <text:p>2017-03-06 16:06:35.88096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63];12;8)" office:value-type="string" office:string-value="16:06:35">
            <text:p>16:06:35</text:p>
          </table:table-cell>
          <table:table-cell table:formula="of:=IF(ISNUMBER(SEARCH(&quot;throttling&quot;;[.G136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63</text:p>
          </table:table-cell>
          <table:table-cell office:value-type="string">
            <text:p>2017-03-06 16:06:35.88419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364];12;8)" office:value-type="string" office:string-value="16:06:35">
            <text:p>16:06:35</text:p>
          </table:table-cell>
          <table:table-cell table:formula="of:=IF(ISNUMBER(SEARCH(&quot;throttling&quot;;[.G136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364</text:p>
          </table:table-cell>
          <table:table-cell office:value-type="string">
            <text:p>2017-03-06 16:06:36.08642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65];12;8)" office:value-type="string" office:string-value="16:06:36">
            <text:p>16:06:36</text:p>
          </table:table-cell>
          <table:table-cell table:formula="of:=IF(ISNUMBER(SEARCH(&quot;throttling&quot;;[.G136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65</text:p>
          </table:table-cell>
          <table:table-cell office:value-type="string">
            <text:p>2017-03-06 16:06:36.09020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66];12;8)" office:value-type="string" office:string-value="16:06:36">
            <text:p>16:06:36</text:p>
          </table:table-cell>
          <table:table-cell table:formula="of:=IF(ISNUMBER(SEARCH(&quot;throttling&quot;;[.G136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66</text:p>
          </table:table-cell>
          <table:table-cell office:value-type="string">
            <text:p>2017-03-06 16:06:36.09373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367];12;8)" office:value-type="string" office:string-value="16:06:36">
            <text:p>16:06:36</text:p>
          </table:table-cell>
          <table:table-cell table:formula="of:=IF(ISNUMBER(SEARCH(&quot;throttling&quot;;[.G136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367</text:p>
          </table:table-cell>
          <table:table-cell office:value-type="string">
            <text:p>2017-03-06 16:06:36.29504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68];12;8)" office:value-type="string" office:string-value="16:06:36">
            <text:p>16:06:36</text:p>
          </table:table-cell>
          <table:table-cell table:formula="of:=IF(ISNUMBER(SEARCH(&quot;throttling&quot;;[.G136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68</text:p>
          </table:table-cell>
          <table:table-cell office:value-type="string">
            <text:p>2017-03-06 16:06:36.30016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69];12;8)" office:value-type="string" office:string-value="16:06:36">
            <text:p>16:06:36</text:p>
          </table:table-cell>
          <table:table-cell table:formula="of:=IF(ISNUMBER(SEARCH(&quot;throttling&quot;;[.G136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69</text:p>
          </table:table-cell>
          <table:table-cell office:value-type="string">
            <text:p>2017-03-06 16:06:36.30365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370];12;8)" office:value-type="string" office:string-value="16:06:36">
            <text:p>16:06:36</text:p>
          </table:table-cell>
          <table:table-cell table:formula="of:=IF(ISNUMBER(SEARCH(&quot;throttling&quot;;[.G137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370</text:p>
          </table:table-cell>
          <table:table-cell office:value-type="string">
            <text:p>2017-03-06 16:06:36.50512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71];12;8)" office:value-type="string" office:string-value="16:06:36">
            <text:p>16:06:36</text:p>
          </table:table-cell>
          <table:table-cell table:formula="of:=IF(ISNUMBER(SEARCH(&quot;throttling&quot;;[.G137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71</text:p>
          </table:table-cell>
          <table:table-cell office:value-type="string">
            <text:p>2017-03-06 16:06:36.50898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72];12;8)" office:value-type="string" office:string-value="16:06:36">
            <text:p>16:06:36</text:p>
          </table:table-cell>
          <table:table-cell table:formula="of:=IF(ISNUMBER(SEARCH(&quot;throttling&quot;;[.G137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72</text:p>
          </table:table-cell>
          <table:table-cell office:value-type="string">
            <text:p>2017-03-06 16:06:36.51236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373];12;8)" office:value-type="string" office:string-value="16:06:36">
            <text:p>16:06:36</text:p>
          </table:table-cell>
          <table:table-cell table:formula="of:=IF(ISNUMBER(SEARCH(&quot;throttling&quot;;[.G137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373</text:p>
          </table:table-cell>
          <table:table-cell office:value-type="string">
            <text:p>2017-03-06 16:06:36.71404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374];12;8)" office:value-type="string" office:string-value="16:06:36">
            <text:p>16:06:36</text:p>
          </table:table-cell>
          <table:table-cell table:formula="of:=IF(ISNUMBER(SEARCH(&quot;throttling&quot;;[.G137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74</text:p>
          </table:table-cell>
          <table:table-cell office:value-type="string">
            <text:p>2017-03-06 16:06:36.71769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75];12;8)" office:value-type="string" office:string-value="16:06:36">
            <text:p>16:06:36</text:p>
          </table:table-cell>
          <table:table-cell table:formula="of:=IF(ISNUMBER(SEARCH(&quot;throttling&quot;;[.G137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75</text:p>
          </table:table-cell>
          <table:table-cell office:value-type="string">
            <text:p>2017-03-06 16:06:36.72113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376];12;8)" office:value-type="string" office:string-value="16:06:36">
            <text:p>16:06:36</text:p>
          </table:table-cell>
          <table:table-cell table:formula="of:=IF(ISNUMBER(SEARCH(&quot;throttling&quot;;[.G137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376</text:p>
          </table:table-cell>
          <table:table-cell office:value-type="string">
            <text:p>2017-03-06 16:06:36.92238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77];12;8)" office:value-type="string" office:string-value="16:06:36">
            <text:p>16:06:36</text:p>
          </table:table-cell>
          <table:table-cell table:formula="of:=IF(ISNUMBER(SEARCH(&quot;throttling&quot;;[.G137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77</text:p>
          </table:table-cell>
          <table:table-cell office:value-type="string">
            <text:p>2017-03-06 16:06:36.92605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78];12;8)" office:value-type="string" office:string-value="16:06:36">
            <text:p>16:06:36</text:p>
          </table:table-cell>
          <table:table-cell table:formula="of:=IF(ISNUMBER(SEARCH(&quot;throttling&quot;;[.G137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78</text:p>
          </table:table-cell>
          <table:table-cell office:value-type="string">
            <text:p>2017-03-06 16:06:36.93083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379];12;8)" office:value-type="string" office:string-value="16:06:36">
            <text:p>16:06:36</text:p>
          </table:table-cell>
          <table:table-cell table:formula="of:=IF(ISNUMBER(SEARCH(&quot;throttling&quot;;[.G137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379</text:p>
          </table:table-cell>
          <table:table-cell office:value-type="string">
            <text:p>2017-03-06 16:06:37.13204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80];12;8)" office:value-type="string" office:string-value="16:06:37">
            <text:p>16:06:37</text:p>
          </table:table-cell>
          <table:table-cell table:formula="of:=IF(ISNUMBER(SEARCH(&quot;throttling&quot;;[.G138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80</text:p>
          </table:table-cell>
          <table:table-cell office:value-type="string">
            <text:p>2017-03-06 16:06:37.13577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81];12;8)" office:value-type="string" office:string-value="16:06:37">
            <text:p>16:06:37</text:p>
          </table:table-cell>
          <table:table-cell table:formula="of:=IF(ISNUMBER(SEARCH(&quot;throttling&quot;;[.G138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81</text:p>
          </table:table-cell>
          <table:table-cell office:value-type="string">
            <text:p>2017-03-06 16:06:37.14014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382];12;8)" office:value-type="string" office:string-value="16:06:37">
            <text:p>16:06:37</text:p>
          </table:table-cell>
          <table:table-cell table:formula="of:=IF(ISNUMBER(SEARCH(&quot;throttling&quot;;[.G138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382</text:p>
          </table:table-cell>
          <table:table-cell office:value-type="string">
            <text:p>2017-03-06 16:06:37.34175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83];12;8)" office:value-type="string" office:string-value="16:06:37">
            <text:p>16:06:37</text:p>
          </table:table-cell>
          <table:table-cell table:formula="of:=IF(ISNUMBER(SEARCH(&quot;throttling&quot;;[.G138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83</text:p>
          </table:table-cell>
          <table:table-cell office:value-type="string">
            <text:p>2017-03-06 16:06:37.34554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84];12;8)" office:value-type="string" office:string-value="16:06:37">
            <text:p>16:06:37</text:p>
          </table:table-cell>
          <table:table-cell table:formula="of:=IF(ISNUMBER(SEARCH(&quot;throttling&quot;;[.G138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84</text:p>
          </table:table-cell>
          <table:table-cell office:value-type="string">
            <text:p>2017-03-06 16:06:37.34896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385];12;8)" office:value-type="string" office:string-value="16:06:37">
            <text:p>16:06:37</text:p>
          </table:table-cell>
          <table:table-cell table:formula="of:=IF(ISNUMBER(SEARCH(&quot;throttling&quot;;[.G138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385</text:p>
          </table:table-cell>
          <table:table-cell office:value-type="string">
            <text:p>2017-03-06 16:06:37.55008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386];12;8)" office:value-type="string" office:string-value="16:06:37">
            <text:p>16:06:37</text:p>
          </table:table-cell>
          <table:table-cell table:formula="of:=IF(ISNUMBER(SEARCH(&quot;throttling&quot;;[.G138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86</text:p>
          </table:table-cell>
          <table:table-cell office:value-type="string">
            <text:p>2017-03-06 16:06:37.55413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87];12;8)" office:value-type="string" office:string-value="16:06:37">
            <text:p>16:06:37</text:p>
          </table:table-cell>
          <table:table-cell table:formula="of:=IF(ISNUMBER(SEARCH(&quot;throttling&quot;;[.G138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87</text:p>
          </table:table-cell>
          <table:table-cell office:value-type="string">
            <text:p>2017-03-06 16:06:37.55762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388];12;8)" office:value-type="string" office:string-value="16:06:37">
            <text:p>16:06:37</text:p>
          </table:table-cell>
          <table:table-cell table:formula="of:=IF(ISNUMBER(SEARCH(&quot;throttling&quot;;[.G138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388</text:p>
          </table:table-cell>
          <table:table-cell office:value-type="string">
            <text:p>2017-03-06 16:06:37.75858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389];12;8)" office:value-type="string" office:string-value="16:06:37">
            <text:p>16:06:37</text:p>
          </table:table-cell>
          <table:table-cell table:formula="of:=IF(ISNUMBER(SEARCH(&quot;throttling&quot;;[.G138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89</text:p>
          </table:table-cell>
          <table:table-cell office:value-type="string">
            <text:p>2017-03-06 16:06:37.81572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90];12;8)" office:value-type="string" office:string-value="16:06:37">
            <text:p>16:06:37</text:p>
          </table:table-cell>
          <table:table-cell table:formula="of:=IF(ISNUMBER(SEARCH(&quot;throttling&quot;;[.G139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90</text:p>
          </table:table-cell>
          <table:table-cell office:value-type="string">
            <text:p>2017-03-06 16:06:37.81916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391];12;8)" office:value-type="string" office:string-value="16:06:37">
            <text:p>16:06:37</text:p>
          </table:table-cell>
          <table:table-cell table:formula="of:=IF(ISNUMBER(SEARCH(&quot;throttling&quot;;[.G139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391</text:p>
          </table:table-cell>
          <table:table-cell office:value-type="string">
            <text:p>2017-03-06 16:06:38.02049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92];12;8)" office:value-type="string" office:string-value="16:06:38">
            <text:p>16:06:38</text:p>
          </table:table-cell>
          <table:table-cell table:formula="of:=IF(ISNUMBER(SEARCH(&quot;throttling&quot;;[.G139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92</text:p>
          </table:table-cell>
          <table:table-cell office:value-type="string">
            <text:p>2017-03-06 16:06:38.02383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93];12;8)" office:value-type="string" office:string-value="16:06:38">
            <text:p>16:06:38</text:p>
          </table:table-cell>
          <table:table-cell table:formula="of:=IF(ISNUMBER(SEARCH(&quot;throttling&quot;;[.G139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93</text:p>
          </table:table-cell>
          <table:table-cell office:value-type="string">
            <text:p>2017-03-06 16:06:38.03230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394];12;8)" office:value-type="string" office:string-value="16:06:38">
            <text:p>16:06:38</text:p>
          </table:table-cell>
          <table:table-cell table:formula="of:=IF(ISNUMBER(SEARCH(&quot;throttling&quot;;[.G139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394</text:p>
          </table:table-cell>
          <table:table-cell office:value-type="string">
            <text:p>2017-03-06 16:06:38.23302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95];12;8)" office:value-type="string" office:string-value="16:06:38">
            <text:p>16:06:38</text:p>
          </table:table-cell>
          <table:table-cell table:formula="of:=IF(ISNUMBER(SEARCH(&quot;throttling&quot;;[.G139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95</text:p>
          </table:table-cell>
          <table:table-cell office:value-type="string">
            <text:p>2017-03-06 16:06:38.23695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96];12;8)" office:value-type="string" office:string-value="16:06:38">
            <text:p>16:06:38</text:p>
          </table:table-cell>
          <table:table-cell table:formula="of:=IF(ISNUMBER(SEARCH(&quot;throttling&quot;;[.G139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96</text:p>
          </table:table-cell>
          <table:table-cell office:value-type="string">
            <text:p>2017-03-06 16:06:38.24077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397];12;8)" office:value-type="string" office:string-value="16:06:38">
            <text:p>16:06:38</text:p>
          </table:table-cell>
          <table:table-cell table:formula="of:=IF(ISNUMBER(SEARCH(&quot;throttling&quot;;[.G139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397</text:p>
          </table:table-cell>
          <table:table-cell office:value-type="string">
            <text:p>2017-03-06 16:06:38.44189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98];12;8)" office:value-type="string" office:string-value="16:06:38">
            <text:p>16:06:38</text:p>
          </table:table-cell>
          <table:table-cell table:formula="of:=IF(ISNUMBER(SEARCH(&quot;throttling&quot;;[.G139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98</text:p>
          </table:table-cell>
          <table:table-cell office:value-type="string">
            <text:p>2017-03-06 16:06:38.44580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399];12;8)" office:value-type="string" office:string-value="16:06:38">
            <text:p>16:06:38</text:p>
          </table:table-cell>
          <table:table-cell table:formula="of:=IF(ISNUMBER(SEARCH(&quot;throttling&quot;;[.G139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399</text:p>
          </table:table-cell>
          <table:table-cell office:value-type="string">
            <text:p>2017-03-06 16:06:38.44928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400];12;8)" office:value-type="string" office:string-value="16:06:38">
            <text:p>16:06:38</text:p>
          </table:table-cell>
          <table:table-cell table:formula="of:=IF(ISNUMBER(SEARCH(&quot;throttling&quot;;[.G140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400</text:p>
          </table:table-cell>
          <table:table-cell office:value-type="string">
            <text:p>2017-03-06 16:06:38.65035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401];12;8)" office:value-type="string" office:string-value="16:06:38">
            <text:p>16:06:38</text:p>
          </table:table-cell>
          <table:table-cell table:formula="of:=IF(ISNUMBER(SEARCH(&quot;throttling&quot;;[.G140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01</text:p>
          </table:table-cell>
          <table:table-cell office:value-type="string">
            <text:p>2017-03-06 16:06:38.65422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02];12;8)" office:value-type="string" office:string-value="16:06:38">
            <text:p>16:06:38</text:p>
          </table:table-cell>
          <table:table-cell table:formula="of:=IF(ISNUMBER(SEARCH(&quot;throttling&quot;;[.G140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02</text:p>
          </table:table-cell>
          <table:table-cell office:value-type="string">
            <text:p>2017-03-06 16:06:38.65889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403];12;8)" office:value-type="string" office:string-value="16:06:38">
            <text:p>16:06:38</text:p>
          </table:table-cell>
          <table:table-cell table:formula="of:=IF(ISNUMBER(SEARCH(&quot;throttling&quot;;[.G140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403</text:p>
          </table:table-cell>
          <table:table-cell office:value-type="string">
            <text:p>2017-03-06 16:06:38.85957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04];12;8)" office:value-type="string" office:string-value="16:06:38">
            <text:p>16:06:38</text:p>
          </table:table-cell>
          <table:table-cell table:formula="of:=IF(ISNUMBER(SEARCH(&quot;throttling&quot;;[.G140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04</text:p>
          </table:table-cell>
          <table:table-cell office:value-type="string">
            <text:p>2017-03-06 16:06:38.86361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05];12;8)" office:value-type="string" office:string-value="16:06:38">
            <text:p>16:06:38</text:p>
          </table:table-cell>
          <table:table-cell table:formula="of:=IF(ISNUMBER(SEARCH(&quot;throttling&quot;;[.G140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05</text:p>
          </table:table-cell>
          <table:table-cell office:value-type="string">
            <text:p>2017-03-06 16:06:38.86794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406];12;8)" office:value-type="string" office:string-value="16:06:38">
            <text:p>16:06:38</text:p>
          </table:table-cell>
          <table:table-cell table:formula="of:=IF(ISNUMBER(SEARCH(&quot;throttling&quot;;[.G140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406</text:p>
          </table:table-cell>
          <table:table-cell office:value-type="string">
            <text:p>2017-03-06 16:06:39.06905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07];12;8)" office:value-type="string" office:string-value="16:06:39">
            <text:p>16:06:39</text:p>
          </table:table-cell>
          <table:table-cell table:formula="of:=IF(ISNUMBER(SEARCH(&quot;throttling&quot;;[.G140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07</text:p>
          </table:table-cell>
          <table:table-cell office:value-type="string">
            <text:p>2017-03-06 16:06:39.07414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08];12;8)" office:value-type="string" office:string-value="16:06:39">
            <text:p>16:06:39</text:p>
          </table:table-cell>
          <table:table-cell table:formula="of:=IF(ISNUMBER(SEARCH(&quot;throttling&quot;;[.G140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08</text:p>
          </table:table-cell>
          <table:table-cell office:value-type="string">
            <text:p>2017-03-06 16:06:39.07759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409];12;8)" office:value-type="string" office:string-value="16:06:39">
            <text:p>16:06:39</text:p>
          </table:table-cell>
          <table:table-cell table:formula="of:=IF(ISNUMBER(SEARCH(&quot;throttling&quot;;[.G140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409</text:p>
          </table:table-cell>
          <table:table-cell office:value-type="string">
            <text:p>2017-03-06 16:06:39.27914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10];12;8)" office:value-type="string" office:string-value="16:06:39">
            <text:p>16:06:39</text:p>
          </table:table-cell>
          <table:table-cell table:formula="of:=IF(ISNUMBER(SEARCH(&quot;throttling&quot;;[.G141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10</text:p>
          </table:table-cell>
          <table:table-cell office:value-type="string">
            <text:p>2017-03-06 16:06:39.28291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11];12;8)" office:value-type="string" office:string-value="16:06:39">
            <text:p>16:06:39</text:p>
          </table:table-cell>
          <table:table-cell table:formula="of:=IF(ISNUMBER(SEARCH(&quot;throttling&quot;;[.G141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11</text:p>
          </table:table-cell>
          <table:table-cell office:value-type="string">
            <text:p>2017-03-06 16:06:39.28660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412];12;8)" office:value-type="string" office:string-value="16:06:39">
            <text:p>16:06:39</text:p>
          </table:table-cell>
          <table:table-cell table:formula="of:=IF(ISNUMBER(SEARCH(&quot;throttling&quot;;[.G141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412</text:p>
          </table:table-cell>
          <table:table-cell office:value-type="string">
            <text:p>2017-03-06 16:06:39.48801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13];12;8)" office:value-type="string" office:string-value="16:06:39">
            <text:p>16:06:39</text:p>
          </table:table-cell>
          <table:table-cell table:formula="of:=IF(ISNUMBER(SEARCH(&quot;throttling&quot;;[.G141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13</text:p>
          </table:table-cell>
          <table:table-cell office:value-type="string">
            <text:p>2017-03-06 16:06:39.49186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14];12;8)" office:value-type="string" office:string-value="16:06:39">
            <text:p>16:06:39</text:p>
          </table:table-cell>
          <table:table-cell table:formula="of:=IF(ISNUMBER(SEARCH(&quot;throttling&quot;;[.G141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14</text:p>
          </table:table-cell>
          <table:table-cell office:value-type="string">
            <text:p>2017-03-06 16:06:39.49538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415];12;8)" office:value-type="string" office:string-value="16:06:39">
            <text:p>16:06:39</text:p>
          </table:table-cell>
          <table:table-cell table:formula="of:=IF(ISNUMBER(SEARCH(&quot;throttling&quot;;[.G141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415</text:p>
          </table:table-cell>
          <table:table-cell office:value-type="string">
            <text:p>2017-03-06 16:06:39.69639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416];12;8)" office:value-type="string" office:string-value="16:06:39">
            <text:p>16:06:39</text:p>
          </table:table-cell>
          <table:table-cell table:formula="of:=IF(ISNUMBER(SEARCH(&quot;throttling&quot;;[.G141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16</text:p>
          </table:table-cell>
          <table:table-cell office:value-type="string">
            <text:p>2017-03-06 16:06:39.70025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17];12;8)" office:value-type="string" office:string-value="16:06:39">
            <text:p>16:06:39</text:p>
          </table:table-cell>
          <table:table-cell table:formula="of:=IF(ISNUMBER(SEARCH(&quot;throttling&quot;;[.G141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17</text:p>
          </table:table-cell>
          <table:table-cell office:value-type="string">
            <text:p>2017-03-06 16:06:39.70369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418];12;8)" office:value-type="string" office:string-value="16:06:39">
            <text:p>16:06:39</text:p>
          </table:table-cell>
          <table:table-cell table:formula="of:=IF(ISNUMBER(SEARCH(&quot;throttling&quot;;[.G141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418</text:p>
          </table:table-cell>
          <table:table-cell office:value-type="string">
            <text:p>2017-03-06 16:06:39.90523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19];12;8)" office:value-type="string" office:string-value="16:06:39">
            <text:p>16:06:39</text:p>
          </table:table-cell>
          <table:table-cell table:formula="of:=IF(ISNUMBER(SEARCH(&quot;throttling&quot;;[.G141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19</text:p>
          </table:table-cell>
          <table:table-cell office:value-type="string">
            <text:p>2017-03-06 16:06:39.90892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20];12;8)" office:value-type="string" office:string-value="16:06:39">
            <text:p>16:06:39</text:p>
          </table:table-cell>
          <table:table-cell table:formula="of:=IF(ISNUMBER(SEARCH(&quot;throttling&quot;;[.G142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20</text:p>
          </table:table-cell>
          <table:table-cell office:value-type="string">
            <text:p>2017-03-06 16:06:39.91236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421];12;8)" office:value-type="string" office:string-value="16:06:39">
            <text:p>16:06:39</text:p>
          </table:table-cell>
          <table:table-cell table:formula="of:=IF(ISNUMBER(SEARCH(&quot;throttling&quot;;[.G142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421</text:p>
          </table:table-cell>
          <table:table-cell office:value-type="string">
            <text:p>2017-03-06 16:06:40.11345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22];12;8)" office:value-type="string" office:string-value="16:06:40">
            <text:p>16:06:40</text:p>
          </table:table-cell>
          <table:table-cell table:formula="of:=IF(ISNUMBER(SEARCH(&quot;throttling&quot;;[.G142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22</text:p>
          </table:table-cell>
          <table:table-cell office:value-type="string">
            <text:p>2017-03-06 16:06:40.11713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23];12;8)" office:value-type="string" office:string-value="16:06:40">
            <text:p>16:06:40</text:p>
          </table:table-cell>
          <table:table-cell table:formula="of:=IF(ISNUMBER(SEARCH(&quot;throttling&quot;;[.G142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23</text:p>
          </table:table-cell>
          <table:table-cell office:value-type="string">
            <text:p>2017-03-06 16:06:40.12153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424];12;8)" office:value-type="string" office:string-value="16:06:40">
            <text:p>16:06:40</text:p>
          </table:table-cell>
          <table:table-cell table:formula="of:=IF(ISNUMBER(SEARCH(&quot;throttling&quot;;[.G142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424</text:p>
          </table:table-cell>
          <table:table-cell office:value-type="string">
            <text:p>2017-03-06 16:06:40.32287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25];12;8)" office:value-type="string" office:string-value="16:06:40">
            <text:p>16:06:40</text:p>
          </table:table-cell>
          <table:table-cell table:formula="of:=IF(ISNUMBER(SEARCH(&quot;throttling&quot;;[.G142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25</text:p>
          </table:table-cell>
          <table:table-cell office:value-type="string">
            <text:p>2017-03-06 16:06:40.32668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26];12;8)" office:value-type="string" office:string-value="16:06:40">
            <text:p>16:06:40</text:p>
          </table:table-cell>
          <table:table-cell table:formula="of:=IF(ISNUMBER(SEARCH(&quot;throttling&quot;;[.G142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26</text:p>
          </table:table-cell>
          <table:table-cell office:value-type="string">
            <text:p>2017-03-06 16:06:40.32991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427];12;8)" office:value-type="string" office:string-value="16:06:40">
            <text:p>16:06:40</text:p>
          </table:table-cell>
          <table:table-cell table:formula="of:=IF(ISNUMBER(SEARCH(&quot;throttling&quot;;[.G142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427</text:p>
          </table:table-cell>
          <table:table-cell office:value-type="string">
            <text:p>2017-03-06 16:06:40.53111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428];12;8)" office:value-type="string" office:string-value="16:06:40">
            <text:p>16:06:40</text:p>
          </table:table-cell>
          <table:table-cell table:formula="of:=IF(ISNUMBER(SEARCH(&quot;throttling&quot;;[.G142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28</text:p>
          </table:table-cell>
          <table:table-cell office:value-type="string">
            <text:p>2017-03-06 16:06:40.53508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29];12;8)" office:value-type="string" office:string-value="16:06:40">
            <text:p>16:06:40</text:p>
          </table:table-cell>
          <table:table-cell table:formula="of:=IF(ISNUMBER(SEARCH(&quot;throttling&quot;;[.G142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29</text:p>
          </table:table-cell>
          <table:table-cell office:value-type="string">
            <text:p>2017-03-06 16:06:40.53851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430];12;8)" office:value-type="string" office:string-value="16:06:40">
            <text:p>16:06:40</text:p>
          </table:table-cell>
          <table:table-cell table:formula="of:=IF(ISNUMBER(SEARCH(&quot;throttling&quot;;[.G143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430</text:p>
          </table:table-cell>
          <table:table-cell office:value-type="string">
            <text:p>2017-03-06 16:06:40.74002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31];12;8)" office:value-type="string" office:string-value="16:06:40">
            <text:p>16:06:40</text:p>
          </table:table-cell>
          <table:table-cell table:formula="of:=IF(ISNUMBER(SEARCH(&quot;throttling&quot;;[.G143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31</text:p>
          </table:table-cell>
          <table:table-cell office:value-type="string">
            <text:p>2017-03-06 16:06:40.74409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32];12;8)" office:value-type="string" office:string-value="16:06:40">
            <text:p>16:06:40</text:p>
          </table:table-cell>
          <table:table-cell table:formula="of:=IF(ISNUMBER(SEARCH(&quot;throttling&quot;;[.G143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32</text:p>
          </table:table-cell>
          <table:table-cell office:value-type="string">
            <text:p>2017-03-06 16:06:40.74732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433];12;8)" office:value-type="string" office:string-value="16:06:40">
            <text:p>16:06:40</text:p>
          </table:table-cell>
          <table:table-cell table:formula="of:=IF(ISNUMBER(SEARCH(&quot;throttling&quot;;[.G143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433</text:p>
          </table:table-cell>
          <table:table-cell office:value-type="string">
            <text:p>2017-03-06 16:06:40.94941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34];12;8)" office:value-type="string" office:string-value="16:06:40">
            <text:p>16:06:40</text:p>
          </table:table-cell>
          <table:table-cell table:formula="of:=IF(ISNUMBER(SEARCH(&quot;throttling&quot;;[.G143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34</text:p>
          </table:table-cell>
          <table:table-cell office:value-type="string">
            <text:p>2017-03-06 16:06:40.95318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35];12;8)" office:value-type="string" office:string-value="16:06:40">
            <text:p>16:06:40</text:p>
          </table:table-cell>
          <table:table-cell table:formula="of:=IF(ISNUMBER(SEARCH(&quot;throttling&quot;;[.G143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35</text:p>
          </table:table-cell>
          <table:table-cell office:value-type="string">
            <text:p>2017-03-06 16:06:40.95654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436];12;8)" office:value-type="string" office:string-value="16:06:40">
            <text:p>16:06:40</text:p>
          </table:table-cell>
          <table:table-cell table:formula="of:=IF(ISNUMBER(SEARCH(&quot;throttling&quot;;[.G143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436</text:p>
          </table:table-cell>
          <table:table-cell office:value-type="string">
            <text:p>2017-03-06 16:06:41.15754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37];12;8)" office:value-type="string" office:string-value="16:06:41">
            <text:p>16:06:41</text:p>
          </table:table-cell>
          <table:table-cell table:formula="of:=IF(ISNUMBER(SEARCH(&quot;throttling&quot;;[.G143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37</text:p>
          </table:table-cell>
          <table:table-cell office:value-type="string">
            <text:p>2017-03-06 16:06:41.16155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38];12;8)" office:value-type="string" office:string-value="16:06:41">
            <text:p>16:06:41</text:p>
          </table:table-cell>
          <table:table-cell table:formula="of:=IF(ISNUMBER(SEARCH(&quot;throttling&quot;;[.G143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38</text:p>
          </table:table-cell>
          <table:table-cell office:value-type="string">
            <text:p>2017-03-06 16:06:41.16700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439];12;8)" office:value-type="string" office:string-value="16:06:41">
            <text:p>16:06:41</text:p>
          </table:table-cell>
          <table:table-cell table:formula="of:=IF(ISNUMBER(SEARCH(&quot;throttling&quot;;[.G143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439</text:p>
          </table:table-cell>
          <table:table-cell office:value-type="string">
            <text:p>2017-03-06 16:06:41.36978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40];12;8)" office:value-type="string" office:string-value="16:06:41">
            <text:p>16:06:41</text:p>
          </table:table-cell>
          <table:table-cell table:formula="of:=IF(ISNUMBER(SEARCH(&quot;throttling&quot;;[.G144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40</text:p>
          </table:table-cell>
          <table:table-cell office:value-type="string">
            <text:p>2017-03-06 16:06:41.37350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41];12;8)" office:value-type="string" office:string-value="16:06:41">
            <text:p>16:06:41</text:p>
          </table:table-cell>
          <table:table-cell table:formula="of:=IF(ISNUMBER(SEARCH(&quot;throttling&quot;;[.G144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41</text:p>
          </table:table-cell>
          <table:table-cell office:value-type="string">
            <text:p>2017-03-06 16:06:41.37666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442];12;8)" office:value-type="string" office:string-value="16:06:41">
            <text:p>16:06:41</text:p>
          </table:table-cell>
          <table:table-cell table:formula="of:=IF(ISNUMBER(SEARCH(&quot;throttling&quot;;[.G144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442</text:p>
          </table:table-cell>
          <table:table-cell office:value-type="string">
            <text:p>2017-03-06 16:06:41.57858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443];12;8)" office:value-type="string" office:string-value="16:06:41">
            <text:p>16:06:41</text:p>
          </table:table-cell>
          <table:table-cell table:formula="of:=IF(ISNUMBER(SEARCH(&quot;throttling&quot;;[.G144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43</text:p>
          </table:table-cell>
          <table:table-cell office:value-type="string">
            <text:p>2017-03-06 16:06:41.58295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44];12;8)" office:value-type="string" office:string-value="16:06:41">
            <text:p>16:06:41</text:p>
          </table:table-cell>
          <table:table-cell table:formula="of:=IF(ISNUMBER(SEARCH(&quot;throttling&quot;;[.G144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44</text:p>
          </table:table-cell>
          <table:table-cell office:value-type="string">
            <text:p>2017-03-06 16:06:41.58654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445];12;8)" office:value-type="string" office:string-value="16:06:41">
            <text:p>16:06:41</text:p>
          </table:table-cell>
          <table:table-cell table:formula="of:=IF(ISNUMBER(SEARCH(&quot;throttling&quot;;[.G144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445</text:p>
          </table:table-cell>
          <table:table-cell office:value-type="string">
            <text:p>2017-03-06 16:06:41.78860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46];12;8)" office:value-type="string" office:string-value="16:06:41">
            <text:p>16:06:41</text:p>
          </table:table-cell>
          <table:table-cell table:formula="of:=IF(ISNUMBER(SEARCH(&quot;throttling&quot;;[.G144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46</text:p>
          </table:table-cell>
          <table:table-cell office:value-type="string">
            <text:p>2017-03-06 16:06:41.79238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47];12;8)" office:value-type="string" office:string-value="16:06:41">
            <text:p>16:06:41</text:p>
          </table:table-cell>
          <table:table-cell table:formula="of:=IF(ISNUMBER(SEARCH(&quot;throttling&quot;;[.G144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47</text:p>
          </table:table-cell>
          <table:table-cell office:value-type="string">
            <text:p>2017-03-06 16:06:41.79570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448];12;8)" office:value-type="string" office:string-value="16:06:41">
            <text:p>16:06:41</text:p>
          </table:table-cell>
          <table:table-cell table:formula="of:=IF(ISNUMBER(SEARCH(&quot;throttling&quot;;[.G144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448</text:p>
          </table:table-cell>
          <table:table-cell office:value-type="string">
            <text:p>2017-03-06 16:06:41.99645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49];12;8)" office:value-type="string" office:string-value="16:06:41">
            <text:p>16:06:41</text:p>
          </table:table-cell>
          <table:table-cell table:formula="of:=IF(ISNUMBER(SEARCH(&quot;throttling&quot;;[.G144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49</text:p>
          </table:table-cell>
          <table:table-cell office:value-type="string">
            <text:p>2017-03-06 16:06:42.00068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50];12;8)" office:value-type="string" office:string-value="16:06:42">
            <text:p>16:06:42</text:p>
          </table:table-cell>
          <table:table-cell table:formula="of:=IF(ISNUMBER(SEARCH(&quot;throttling&quot;;[.G145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50</text:p>
          </table:table-cell>
          <table:table-cell office:value-type="string">
            <text:p>2017-03-06 16:06:42.00419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451];12;8)" office:value-type="string" office:string-value="16:06:42">
            <text:p>16:06:42</text:p>
          </table:table-cell>
          <table:table-cell table:formula="of:=IF(ISNUMBER(SEARCH(&quot;throttling&quot;;[.G145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451</text:p>
          </table:table-cell>
          <table:table-cell office:value-type="string">
            <text:p>2017-03-06 16:06:42.20559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52];12;8)" office:value-type="string" office:string-value="16:06:42">
            <text:p>16:06:42</text:p>
          </table:table-cell>
          <table:table-cell table:formula="of:=IF(ISNUMBER(SEARCH(&quot;throttling&quot;;[.G145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52</text:p>
          </table:table-cell>
          <table:table-cell office:value-type="string">
            <text:p>2017-03-06 16:06:42.20938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53];12;8)" office:value-type="string" office:string-value="16:06:42">
            <text:p>16:06:42</text:p>
          </table:table-cell>
          <table:table-cell table:formula="of:=IF(ISNUMBER(SEARCH(&quot;throttling&quot;;[.G145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53</text:p>
          </table:table-cell>
          <table:table-cell office:value-type="string">
            <text:p>2017-03-06 16:06:42.21268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454];12;8)" office:value-type="string" office:string-value="16:06:42">
            <text:p>16:06:42</text:p>
          </table:table-cell>
          <table:table-cell table:formula="of:=IF(ISNUMBER(SEARCH(&quot;throttling&quot;;[.G145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454</text:p>
          </table:table-cell>
          <table:table-cell office:value-type="string">
            <text:p>2017-03-06 16:06:42.41373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55];12;8)" office:value-type="string" office:string-value="16:06:42">
            <text:p>16:06:42</text:p>
          </table:table-cell>
          <table:table-cell table:formula="of:=IF(ISNUMBER(SEARCH(&quot;throttling&quot;;[.G145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55</text:p>
          </table:table-cell>
          <table:table-cell office:value-type="string">
            <text:p>2017-03-06 16:06:42.41749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56];12;8)" office:value-type="string" office:string-value="16:06:42">
            <text:p>16:06:42</text:p>
          </table:table-cell>
          <table:table-cell table:formula="of:=IF(ISNUMBER(SEARCH(&quot;throttling&quot;;[.G145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56</text:p>
          </table:table-cell>
          <table:table-cell office:value-type="string">
            <text:p>2017-03-06 16:06:42.42085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457];12;8)" office:value-type="string" office:string-value="16:06:42">
            <text:p>16:06:42</text:p>
          </table:table-cell>
          <table:table-cell table:formula="of:=IF(ISNUMBER(SEARCH(&quot;throttling&quot;;[.G145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457</text:p>
          </table:table-cell>
          <table:table-cell office:value-type="string">
            <text:p>2017-03-06 16:06:42.62176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458];12;8)" office:value-type="string" office:string-value="16:06:42">
            <text:p>16:06:42</text:p>
          </table:table-cell>
          <table:table-cell table:formula="of:=IF(ISNUMBER(SEARCH(&quot;throttling&quot;;[.G145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58</text:p>
          </table:table-cell>
          <table:table-cell office:value-type="string">
            <text:p>2017-03-06 16:06:42.62556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59];12;8)" office:value-type="string" office:string-value="16:06:42">
            <text:p>16:06:42</text:p>
          </table:table-cell>
          <table:table-cell table:formula="of:=IF(ISNUMBER(SEARCH(&quot;throttling&quot;;[.G145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59</text:p>
          </table:table-cell>
          <table:table-cell office:value-type="string">
            <text:p>2017-03-06 16:06:42.62911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460];12;8)" office:value-type="string" office:string-value="16:06:42">
            <text:p>16:06:42</text:p>
          </table:table-cell>
          <table:table-cell table:formula="of:=IF(ISNUMBER(SEARCH(&quot;throttling&quot;;[.G146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460</text:p>
          </table:table-cell>
          <table:table-cell office:value-type="string">
            <text:p>2017-03-06 16:06:42.83076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61];12;8)" office:value-type="string" office:string-value="16:06:42">
            <text:p>16:06:42</text:p>
          </table:table-cell>
          <table:table-cell table:formula="of:=IF(ISNUMBER(SEARCH(&quot;throttling&quot;;[.G146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61</text:p>
          </table:table-cell>
          <table:table-cell office:value-type="string">
            <text:p>2017-03-06 16:06:42.83451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62];12;8)" office:value-type="string" office:string-value="16:06:42">
            <text:p>16:06:42</text:p>
          </table:table-cell>
          <table:table-cell table:formula="of:=IF(ISNUMBER(SEARCH(&quot;throttling&quot;;[.G146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62</text:p>
          </table:table-cell>
          <table:table-cell office:value-type="string">
            <text:p>2017-03-06 16:06:42.83810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463];12;8)" office:value-type="string" office:string-value="16:06:42">
            <text:p>16:06:42</text:p>
          </table:table-cell>
          <table:table-cell table:formula="of:=IF(ISNUMBER(SEARCH(&quot;throttling&quot;;[.G146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463</text:p>
          </table:table-cell>
          <table:table-cell office:value-type="string">
            <text:p>2017-03-06 16:06:43.03919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64];12;8)" office:value-type="string" office:string-value="16:06:43">
            <text:p>16:06:43</text:p>
          </table:table-cell>
          <table:table-cell table:formula="of:=IF(ISNUMBER(SEARCH(&quot;throttling&quot;;[.G146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64</text:p>
          </table:table-cell>
          <table:table-cell office:value-type="string">
            <text:p>2017-03-06 16:06:43.04285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65];12;8)" office:value-type="string" office:string-value="16:06:43">
            <text:p>16:06:43</text:p>
          </table:table-cell>
          <table:table-cell table:formula="of:=IF(ISNUMBER(SEARCH(&quot;throttling&quot;;[.G146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65</text:p>
          </table:table-cell>
          <table:table-cell office:value-type="string">
            <text:p>2017-03-06 16:06:43.04699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466];12;8)" office:value-type="string" office:string-value="16:06:43">
            <text:p>16:06:43</text:p>
          </table:table-cell>
          <table:table-cell table:formula="of:=IF(ISNUMBER(SEARCH(&quot;throttling&quot;;[.G146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466</text:p>
          </table:table-cell>
          <table:table-cell office:value-type="string">
            <text:p>2017-03-06 16:06:43.24857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67];12;8)" office:value-type="string" office:string-value="16:06:43">
            <text:p>16:06:43</text:p>
          </table:table-cell>
          <table:table-cell table:formula="of:=IF(ISNUMBER(SEARCH(&quot;throttling&quot;;[.G146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67</text:p>
          </table:table-cell>
          <table:table-cell office:value-type="string">
            <text:p>2017-03-06 16:06:43.25270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68];12;8)" office:value-type="string" office:string-value="16:06:43">
            <text:p>16:06:43</text:p>
          </table:table-cell>
          <table:table-cell table:formula="of:=IF(ISNUMBER(SEARCH(&quot;throttling&quot;;[.G146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68</text:p>
          </table:table-cell>
          <table:table-cell office:value-type="string">
            <text:p>2017-03-06 16:06:43.25591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469];12;8)" office:value-type="string" office:string-value="16:06:43">
            <text:p>16:06:43</text:p>
          </table:table-cell>
          <table:table-cell table:formula="of:=IF(ISNUMBER(SEARCH(&quot;throttling&quot;;[.G146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469</text:p>
          </table:table-cell>
          <table:table-cell office:value-type="string">
            <text:p>2017-03-06 16:06:43.45766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70];12;8)" office:value-type="string" office:string-value="16:06:43">
            <text:p>16:06:43</text:p>
          </table:table-cell>
          <table:table-cell table:formula="of:=IF(ISNUMBER(SEARCH(&quot;throttling&quot;;[.G147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70</text:p>
          </table:table-cell>
          <table:table-cell office:value-type="string">
            <text:p>2017-03-06 16:06:43.46232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71];12;8)" office:value-type="string" office:string-value="16:06:43">
            <text:p>16:06:43</text:p>
          </table:table-cell>
          <table:table-cell table:formula="of:=IF(ISNUMBER(SEARCH(&quot;throttling&quot;;[.G147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71</text:p>
          </table:table-cell>
          <table:table-cell office:value-type="string">
            <text:p>2017-03-06 16:06:43.46576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472];12;8)" office:value-type="string" office:string-value="16:06:43">
            <text:p>16:06:43</text:p>
          </table:table-cell>
          <table:table-cell table:formula="of:=IF(ISNUMBER(SEARCH(&quot;throttling&quot;;[.G147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472</text:p>
          </table:table-cell>
          <table:table-cell office:value-type="string">
            <text:p>2017-03-06 16:06:43.66721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473];12;8)" office:value-type="string" office:string-value="16:06:43">
            <text:p>16:06:43</text:p>
          </table:table-cell>
          <table:table-cell table:formula="of:=IF(ISNUMBER(SEARCH(&quot;throttling&quot;;[.G147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73</text:p>
          </table:table-cell>
          <table:table-cell office:value-type="string">
            <text:p>2017-03-06 16:06:43.67102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74];12;8)" office:value-type="string" office:string-value="16:06:43">
            <text:p>16:06:43</text:p>
          </table:table-cell>
          <table:table-cell table:formula="of:=IF(ISNUMBER(SEARCH(&quot;throttling&quot;;[.G147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74</text:p>
          </table:table-cell>
          <table:table-cell office:value-type="string">
            <text:p>2017-03-06 16:06:43.67424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475];12;8)" office:value-type="string" office:string-value="16:06:43">
            <text:p>16:06:43</text:p>
          </table:table-cell>
          <table:table-cell table:formula="of:=IF(ISNUMBER(SEARCH(&quot;throttling&quot;;[.G147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475</text:p>
          </table:table-cell>
          <table:table-cell office:value-type="string">
            <text:p>2017-03-06 16:06:43.87585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76];12;8)" office:value-type="string" office:string-value="16:06:43">
            <text:p>16:06:43</text:p>
          </table:table-cell>
          <table:table-cell table:formula="of:=IF(ISNUMBER(SEARCH(&quot;throttling&quot;;[.G147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76</text:p>
          </table:table-cell>
          <table:table-cell office:value-type="string">
            <text:p>2017-03-06 16:06:43.88239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77];12;8)" office:value-type="string" office:string-value="16:06:43">
            <text:p>16:06:43</text:p>
          </table:table-cell>
          <table:table-cell table:formula="of:=IF(ISNUMBER(SEARCH(&quot;throttling&quot;;[.G147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77</text:p>
          </table:table-cell>
          <table:table-cell office:value-type="string">
            <text:p>2017-03-06 16:06:43.88588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478];12;8)" office:value-type="string" office:string-value="16:06:43">
            <text:p>16:06:43</text:p>
          </table:table-cell>
          <table:table-cell table:formula="of:=IF(ISNUMBER(SEARCH(&quot;throttling&quot;;[.G147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478</text:p>
          </table:table-cell>
          <table:table-cell office:value-type="string">
            <text:p>2017-03-06 16:06:44.08718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79];12;8)" office:value-type="string" office:string-value="16:06:44">
            <text:p>16:06:44</text:p>
          </table:table-cell>
          <table:table-cell table:formula="of:=IF(ISNUMBER(SEARCH(&quot;throttling&quot;;[.G147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79</text:p>
          </table:table-cell>
          <table:table-cell office:value-type="string">
            <text:p>2017-03-06 16:06:44.09185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80];12;8)" office:value-type="string" office:string-value="16:06:44">
            <text:p>16:06:44</text:p>
          </table:table-cell>
          <table:table-cell table:formula="of:=IF(ISNUMBER(SEARCH(&quot;throttling&quot;;[.G148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80</text:p>
          </table:table-cell>
          <table:table-cell office:value-type="string">
            <text:p>2017-03-06 16:06:44.09513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481];12;8)" office:value-type="string" office:string-value="16:06:44">
            <text:p>16:06:44</text:p>
          </table:table-cell>
          <table:table-cell table:formula="of:=IF(ISNUMBER(SEARCH(&quot;throttling&quot;;[.G148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481</text:p>
          </table:table-cell>
          <table:table-cell office:value-type="string">
            <text:p>2017-03-06 16:06:44.29634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82];12;8)" office:value-type="string" office:string-value="16:06:44">
            <text:p>16:06:44</text:p>
          </table:table-cell>
          <table:table-cell table:formula="of:=IF(ISNUMBER(SEARCH(&quot;throttling&quot;;[.G148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82</text:p>
          </table:table-cell>
          <table:table-cell office:value-type="string">
            <text:p>2017-03-06 16:06:44.29988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83];12;8)" office:value-type="string" office:string-value="16:06:44">
            <text:p>16:06:44</text:p>
          </table:table-cell>
          <table:table-cell table:formula="of:=IF(ISNUMBER(SEARCH(&quot;throttling&quot;;[.G148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83</text:p>
          </table:table-cell>
          <table:table-cell office:value-type="string">
            <text:p>2017-03-06 16:06:44.30322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484];12;8)" office:value-type="string" office:string-value="16:06:44">
            <text:p>16:06:44</text:p>
          </table:table-cell>
          <table:table-cell table:formula="of:=IF(ISNUMBER(SEARCH(&quot;throttling&quot;;[.G148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484</text:p>
          </table:table-cell>
          <table:table-cell office:value-type="string">
            <text:p>2017-03-06 16:06:44.50495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85];12;8)" office:value-type="string" office:string-value="16:06:44">
            <text:p>16:06:44</text:p>
          </table:table-cell>
          <table:table-cell table:formula="of:=IF(ISNUMBER(SEARCH(&quot;throttling&quot;;[.G148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85</text:p>
          </table:table-cell>
          <table:table-cell office:value-type="string">
            <text:p>2017-03-06 16:06:44.51157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86];12;8)" office:value-type="string" office:string-value="16:06:44">
            <text:p>16:06:44</text:p>
          </table:table-cell>
          <table:table-cell table:formula="of:=IF(ISNUMBER(SEARCH(&quot;throttling&quot;;[.G148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86</text:p>
          </table:table-cell>
          <table:table-cell office:value-type="string">
            <text:p>2017-03-06 16:06:44.51611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487];12;8)" office:value-type="string" office:string-value="16:06:44">
            <text:p>16:06:44</text:p>
          </table:table-cell>
          <table:table-cell table:formula="of:=IF(ISNUMBER(SEARCH(&quot;throttling&quot;;[.G148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487</text:p>
          </table:table-cell>
          <table:table-cell office:value-type="string">
            <text:p>2017-03-06 16:06:44.71794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488];12;8)" office:value-type="string" office:string-value="16:06:44">
            <text:p>16:06:44</text:p>
          </table:table-cell>
          <table:table-cell table:formula="of:=IF(ISNUMBER(SEARCH(&quot;throttling&quot;;[.G148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88</text:p>
          </table:table-cell>
          <table:table-cell office:value-type="string">
            <text:p>2017-03-06 16:06:44.72196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89];12;8)" office:value-type="string" office:string-value="16:06:44">
            <text:p>16:06:44</text:p>
          </table:table-cell>
          <table:table-cell table:formula="of:=IF(ISNUMBER(SEARCH(&quot;throttling&quot;;[.G148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89</text:p>
          </table:table-cell>
          <table:table-cell office:value-type="string">
            <text:p>2017-03-06 16:06:44.72527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490];12;8)" office:value-type="string" office:string-value="16:06:44">
            <text:p>16:06:44</text:p>
          </table:table-cell>
          <table:table-cell table:formula="of:=IF(ISNUMBER(SEARCH(&quot;throttling&quot;;[.G149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490</text:p>
          </table:table-cell>
          <table:table-cell office:value-type="string">
            <text:p>2017-03-06 16:06:44.92643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91];12;8)" office:value-type="string" office:string-value="16:06:44">
            <text:p>16:06:44</text:p>
          </table:table-cell>
          <table:table-cell table:formula="of:=IF(ISNUMBER(SEARCH(&quot;throttling&quot;;[.G149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91</text:p>
          </table:table-cell>
          <table:table-cell office:value-type="string">
            <text:p>2017-03-06 16:06:44.93291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92];12;8)" office:value-type="string" office:string-value="16:06:44">
            <text:p>16:06:44</text:p>
          </table:table-cell>
          <table:table-cell table:formula="of:=IF(ISNUMBER(SEARCH(&quot;throttling&quot;;[.G149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92</text:p>
          </table:table-cell>
          <table:table-cell office:value-type="string">
            <text:p>2017-03-06 16:06:44.93624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493];12;8)" office:value-type="string" office:string-value="16:06:44">
            <text:p>16:06:44</text:p>
          </table:table-cell>
          <table:table-cell table:formula="of:=IF(ISNUMBER(SEARCH(&quot;throttling&quot;;[.G149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493</text:p>
          </table:table-cell>
          <table:table-cell office:value-type="string">
            <text:p>2017-03-06 16:06:45.13764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94];12;8)" office:value-type="string" office:string-value="16:06:45">
            <text:p>16:06:45</text:p>
          </table:table-cell>
          <table:table-cell table:formula="of:=IF(ISNUMBER(SEARCH(&quot;throttling&quot;;[.G149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94</text:p>
          </table:table-cell>
          <table:table-cell office:value-type="string">
            <text:p>2017-03-06 16:06:45.14155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95];12;8)" office:value-type="string" office:string-value="16:06:45">
            <text:p>16:06:45</text:p>
          </table:table-cell>
          <table:table-cell table:formula="of:=IF(ISNUMBER(SEARCH(&quot;throttling&quot;;[.G149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95</text:p>
          </table:table-cell>
          <table:table-cell office:value-type="string">
            <text:p>2017-03-06 16:06:45.14570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496];12;8)" office:value-type="string" office:string-value="16:06:45">
            <text:p>16:06:45</text:p>
          </table:table-cell>
          <table:table-cell table:formula="of:=IF(ISNUMBER(SEARCH(&quot;throttling&quot;;[.G149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496</text:p>
          </table:table-cell>
          <table:table-cell office:value-type="string">
            <text:p>2017-03-06 16:06:45.34682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97];12;8)" office:value-type="string" office:string-value="16:06:45">
            <text:p>16:06:45</text:p>
          </table:table-cell>
          <table:table-cell table:formula="of:=IF(ISNUMBER(SEARCH(&quot;throttling&quot;;[.G149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97</text:p>
          </table:table-cell>
          <table:table-cell office:value-type="string">
            <text:p>2017-03-06 16:06:45.35065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498];12;8)" office:value-type="string" office:string-value="16:06:45">
            <text:p>16:06:45</text:p>
          </table:table-cell>
          <table:table-cell table:formula="of:=IF(ISNUMBER(SEARCH(&quot;throttling&quot;;[.G149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498</text:p>
          </table:table-cell>
          <table:table-cell office:value-type="string">
            <text:p>2017-03-06 16:06:45.35430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499];12;8)" office:value-type="string" office:string-value="16:06:45">
            <text:p>16:06:45</text:p>
          </table:table-cell>
          <table:table-cell table:formula="of:=IF(ISNUMBER(SEARCH(&quot;throttling&quot;;[.G149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499</text:p>
          </table:table-cell>
          <table:table-cell office:value-type="string">
            <text:p>2017-03-06 16:06:45.55563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500];12;8)" office:value-type="string" office:string-value="16:06:45">
            <text:p>16:06:45</text:p>
          </table:table-cell>
          <table:table-cell table:formula="of:=IF(ISNUMBER(SEARCH(&quot;throttling&quot;;[.G150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00</text:p>
          </table:table-cell>
          <table:table-cell office:value-type="string">
            <text:p>2017-03-06 16:06:45.55921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01];12;8)" office:value-type="string" office:string-value="16:06:45">
            <text:p>16:06:45</text:p>
          </table:table-cell>
          <table:table-cell table:formula="of:=IF(ISNUMBER(SEARCH(&quot;throttling&quot;;[.G150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01</text:p>
          </table:table-cell>
          <table:table-cell office:value-type="string">
            <text:p>2017-03-06 16:06:45.56244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502];12;8)" office:value-type="string" office:string-value="16:06:45">
            <text:p>16:06:45</text:p>
          </table:table-cell>
          <table:table-cell table:formula="of:=IF(ISNUMBER(SEARCH(&quot;throttling&quot;;[.G150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502</text:p>
          </table:table-cell>
          <table:table-cell office:value-type="string">
            <text:p>2017-03-06 16:06:45.76475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03];12;8)" office:value-type="string" office:string-value="16:06:45">
            <text:p>16:06:45</text:p>
          </table:table-cell>
          <table:table-cell table:formula="of:=IF(ISNUMBER(SEARCH(&quot;throttling&quot;;[.G150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03</text:p>
          </table:table-cell>
          <table:table-cell office:value-type="string">
            <text:p>2017-03-06 16:06:45.76883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04];12;8)" office:value-type="string" office:string-value="16:06:45">
            <text:p>16:06:45</text:p>
          </table:table-cell>
          <table:table-cell table:formula="of:=IF(ISNUMBER(SEARCH(&quot;throttling&quot;;[.G150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04</text:p>
          </table:table-cell>
          <table:table-cell office:value-type="string">
            <text:p>2017-03-06 16:06:45.77517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505];12;8)" office:value-type="string" office:string-value="16:06:45">
            <text:p>16:06:45</text:p>
          </table:table-cell>
          <table:table-cell table:formula="of:=IF(ISNUMBER(SEARCH(&quot;throttling&quot;;[.G150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505</text:p>
          </table:table-cell>
          <table:table-cell office:value-type="string">
            <text:p>2017-03-06 16:06:45.97621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06];12;8)" office:value-type="string" office:string-value="16:06:45">
            <text:p>16:06:45</text:p>
          </table:table-cell>
          <table:table-cell table:formula="of:=IF(ISNUMBER(SEARCH(&quot;throttling&quot;;[.G150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06</text:p>
          </table:table-cell>
          <table:table-cell office:value-type="string">
            <text:p>2017-03-06 16:06:45.98021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07];12;8)" office:value-type="string" office:string-value="16:06:45">
            <text:p>16:06:45</text:p>
          </table:table-cell>
          <table:table-cell table:formula="of:=IF(ISNUMBER(SEARCH(&quot;throttling&quot;;[.G150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07</text:p>
          </table:table-cell>
          <table:table-cell office:value-type="string">
            <text:p>2017-03-06 16:06:45.98326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508];12;8)" office:value-type="string" office:string-value="16:06:45">
            <text:p>16:06:45</text:p>
          </table:table-cell>
          <table:table-cell table:formula="of:=IF(ISNUMBER(SEARCH(&quot;throttling&quot;;[.G150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508</text:p>
          </table:table-cell>
          <table:table-cell office:value-type="string">
            <text:p>2017-03-06 16:06:46.18470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09];12;8)" office:value-type="string" office:string-value="16:06:46">
            <text:p>16:06:46</text:p>
          </table:table-cell>
          <table:table-cell table:formula="of:=IF(ISNUMBER(SEARCH(&quot;throttling&quot;;[.G150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09</text:p>
          </table:table-cell>
          <table:table-cell office:value-type="string">
            <text:p>2017-03-06 16:06:46.18896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10];12;8)" office:value-type="string" office:string-value="16:06:46">
            <text:p>16:06:46</text:p>
          </table:table-cell>
          <table:table-cell table:formula="of:=IF(ISNUMBER(SEARCH(&quot;throttling&quot;;[.G151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10</text:p>
          </table:table-cell>
          <table:table-cell office:value-type="string">
            <text:p>2017-03-06 16:06:46.19235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511];12;8)" office:value-type="string" office:string-value="16:06:46">
            <text:p>16:06:46</text:p>
          </table:table-cell>
          <table:table-cell table:formula="of:=IF(ISNUMBER(SEARCH(&quot;throttling&quot;;[.G151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511</text:p>
          </table:table-cell>
          <table:table-cell office:value-type="string">
            <text:p>2017-03-06 16:06:46.39449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12];12;8)" office:value-type="string" office:string-value="16:06:46">
            <text:p>16:06:46</text:p>
          </table:table-cell>
          <table:table-cell table:formula="of:=IF(ISNUMBER(SEARCH(&quot;throttling&quot;;[.G151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12</text:p>
          </table:table-cell>
          <table:table-cell office:value-type="string">
            <text:p>2017-03-06 16:06:46.39823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13];12;8)" office:value-type="string" office:string-value="16:06:46">
            <text:p>16:06:46</text:p>
          </table:table-cell>
          <table:table-cell table:formula="of:=IF(ISNUMBER(SEARCH(&quot;throttling&quot;;[.G151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13</text:p>
          </table:table-cell>
          <table:table-cell office:value-type="string">
            <text:p>2017-03-06 16:06:46.40162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514];12;8)" office:value-type="string" office:string-value="16:06:46">
            <text:p>16:06:46</text:p>
          </table:table-cell>
          <table:table-cell table:formula="of:=IF(ISNUMBER(SEARCH(&quot;throttling&quot;;[.G151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514</text:p>
          </table:table-cell>
          <table:table-cell office:value-type="string">
            <text:p>2017-03-06 16:06:46.61989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515];12;8)" office:value-type="string" office:string-value="16:06:46">
            <text:p>16:06:46</text:p>
          </table:table-cell>
          <table:table-cell table:formula="of:=IF(ISNUMBER(SEARCH(&quot;throttling&quot;;[.G151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15</text:p>
          </table:table-cell>
          <table:table-cell office:value-type="string">
            <text:p>2017-03-06 16:06:46.62378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16];12;8)" office:value-type="string" office:string-value="16:06:46">
            <text:p>16:06:46</text:p>
          </table:table-cell>
          <table:table-cell table:formula="of:=IF(ISNUMBER(SEARCH(&quot;throttling&quot;;[.G151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16</text:p>
          </table:table-cell>
          <table:table-cell office:value-type="string">
            <text:p>2017-03-06 16:06:46.62694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517];12;8)" office:value-type="string" office:string-value="16:06:46">
            <text:p>16:06:46</text:p>
          </table:table-cell>
          <table:table-cell table:formula="of:=IF(ISNUMBER(SEARCH(&quot;throttling&quot;;[.G151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517</text:p>
          </table:table-cell>
          <table:table-cell office:value-type="string">
            <text:p>2017-03-06 16:06:46.82823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18];12;8)" office:value-type="string" office:string-value="16:06:46">
            <text:p>16:06:46</text:p>
          </table:table-cell>
          <table:table-cell table:formula="of:=IF(ISNUMBER(SEARCH(&quot;throttling&quot;;[.G151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18</text:p>
          </table:table-cell>
          <table:table-cell office:value-type="string">
            <text:p>2017-03-06 16:06:46.83196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19];12;8)" office:value-type="string" office:string-value="16:06:46">
            <text:p>16:06:46</text:p>
          </table:table-cell>
          <table:table-cell table:formula="of:=IF(ISNUMBER(SEARCH(&quot;throttling&quot;;[.G151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19</text:p>
          </table:table-cell>
          <table:table-cell office:value-type="string">
            <text:p>2017-03-06 16:06:46.83542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520];12;8)" office:value-type="string" office:string-value="16:06:46">
            <text:p>16:06:46</text:p>
          </table:table-cell>
          <table:table-cell table:formula="of:=IF(ISNUMBER(SEARCH(&quot;throttling&quot;;[.G152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520</text:p>
          </table:table-cell>
          <table:table-cell office:value-type="string">
            <text:p>2017-03-06 16:06:47.03741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21];12;8)" office:value-type="string" office:string-value="16:06:47">
            <text:p>16:06:47</text:p>
          </table:table-cell>
          <table:table-cell table:formula="of:=IF(ISNUMBER(SEARCH(&quot;throttling&quot;;[.G152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21</text:p>
          </table:table-cell>
          <table:table-cell office:value-type="string">
            <text:p>2017-03-06 16:06:47.04115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22];12;8)" office:value-type="string" office:string-value="16:06:47">
            <text:p>16:06:47</text:p>
          </table:table-cell>
          <table:table-cell table:formula="of:=IF(ISNUMBER(SEARCH(&quot;throttling&quot;;[.G152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22</text:p>
          </table:table-cell>
          <table:table-cell office:value-type="string">
            <text:p>2017-03-06 16:06:47.04459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523];12;8)" office:value-type="string" office:string-value="16:06:47">
            <text:p>16:06:47</text:p>
          </table:table-cell>
          <table:table-cell table:formula="of:=IF(ISNUMBER(SEARCH(&quot;throttling&quot;;[.G152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523</text:p>
          </table:table-cell>
          <table:table-cell office:value-type="string">
            <text:p>2017-03-06 16:06:47.24628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24];12;8)" office:value-type="string" office:string-value="16:06:47">
            <text:p>16:06:47</text:p>
          </table:table-cell>
          <table:table-cell table:formula="of:=IF(ISNUMBER(SEARCH(&quot;throttling&quot;;[.G152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24</text:p>
          </table:table-cell>
          <table:table-cell office:value-type="string">
            <text:p>2017-03-06 16:06:47.25023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25];12;8)" office:value-type="string" office:string-value="16:06:47">
            <text:p>16:06:47</text:p>
          </table:table-cell>
          <table:table-cell table:formula="of:=IF(ISNUMBER(SEARCH(&quot;throttling&quot;;[.G152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25</text:p>
          </table:table-cell>
          <table:table-cell office:value-type="string">
            <text:p>2017-03-06 16:06:47.25360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526];12;8)" office:value-type="string" office:string-value="16:06:47">
            <text:p>16:06:47</text:p>
          </table:table-cell>
          <table:table-cell table:formula="of:=IF(ISNUMBER(SEARCH(&quot;throttling&quot;;[.G152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526</text:p>
          </table:table-cell>
          <table:table-cell office:value-type="string">
            <text:p>2017-03-06 16:06:47.45478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27];12;8)" office:value-type="string" office:string-value="16:06:47">
            <text:p>16:06:47</text:p>
          </table:table-cell>
          <table:table-cell table:formula="of:=IF(ISNUMBER(SEARCH(&quot;throttling&quot;;[.G152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27</text:p>
          </table:table-cell>
          <table:table-cell office:value-type="string">
            <text:p>2017-03-06 16:06:47.45847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28];12;8)" office:value-type="string" office:string-value="16:06:47">
            <text:p>16:06:47</text:p>
          </table:table-cell>
          <table:table-cell table:formula="of:=IF(ISNUMBER(SEARCH(&quot;throttling&quot;;[.G152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28</text:p>
          </table:table-cell>
          <table:table-cell office:value-type="string">
            <text:p>2017-03-06 16:06:47.46221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529];12;8)" office:value-type="string" office:string-value="16:06:47">
            <text:p>16:06:47</text:p>
          </table:table-cell>
          <table:table-cell table:formula="of:=IF(ISNUMBER(SEARCH(&quot;throttling&quot;;[.G152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529</text:p>
          </table:table-cell>
          <table:table-cell office:value-type="string">
            <text:p>2017-03-06 16:06:47.66369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530];12;8)" office:value-type="string" office:string-value="16:06:47">
            <text:p>16:06:47</text:p>
          </table:table-cell>
          <table:table-cell table:formula="of:=IF(ISNUMBER(SEARCH(&quot;throttling&quot;;[.G153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30</text:p>
          </table:table-cell>
          <table:table-cell office:value-type="string">
            <text:p>2017-03-06 16:06:47.66759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31];12;8)" office:value-type="string" office:string-value="16:06:47">
            <text:p>16:06:47</text:p>
          </table:table-cell>
          <table:table-cell table:formula="of:=IF(ISNUMBER(SEARCH(&quot;throttling&quot;;[.G153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31</text:p>
          </table:table-cell>
          <table:table-cell office:value-type="string">
            <text:p>2017-03-06 16:06:47.67125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532];12;8)" office:value-type="string" office:string-value="16:06:47">
            <text:p>16:06:47</text:p>
          </table:table-cell>
          <table:table-cell table:formula="of:=IF(ISNUMBER(SEARCH(&quot;throttling&quot;;[.G153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532</text:p>
          </table:table-cell>
          <table:table-cell office:value-type="string">
            <text:p>2017-03-06 16:06:47.87228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33];12;8)" office:value-type="string" office:string-value="16:06:47">
            <text:p>16:06:47</text:p>
          </table:table-cell>
          <table:table-cell table:formula="of:=IF(ISNUMBER(SEARCH(&quot;throttling&quot;;[.G153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33</text:p>
          </table:table-cell>
          <table:table-cell office:value-type="string">
            <text:p>2017-03-06 16:06:47.87605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34];12;8)" office:value-type="string" office:string-value="16:06:47">
            <text:p>16:06:47</text:p>
          </table:table-cell>
          <table:table-cell table:formula="of:=IF(ISNUMBER(SEARCH(&quot;throttling&quot;;[.G153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34</text:p>
          </table:table-cell>
          <table:table-cell office:value-type="string">
            <text:p>2017-03-06 16:06:47.87956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535];12;8)" office:value-type="string" office:string-value="16:06:47">
            <text:p>16:06:47</text:p>
          </table:table-cell>
          <table:table-cell table:formula="of:=IF(ISNUMBER(SEARCH(&quot;throttling&quot;;[.G153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535</text:p>
          </table:table-cell>
          <table:table-cell office:value-type="string">
            <text:p>2017-03-06 16:06:48.08103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36];12;8)" office:value-type="string" office:string-value="16:06:48">
            <text:p>16:06:48</text:p>
          </table:table-cell>
          <table:table-cell table:formula="of:=IF(ISNUMBER(SEARCH(&quot;throttling&quot;;[.G153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36</text:p>
          </table:table-cell>
          <table:table-cell office:value-type="string">
            <text:p>2017-03-06 16:06:48.08479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37];12;8)" office:value-type="string" office:string-value="16:06:48">
            <text:p>16:06:48</text:p>
          </table:table-cell>
          <table:table-cell table:formula="of:=IF(ISNUMBER(SEARCH(&quot;throttling&quot;;[.G153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37</text:p>
          </table:table-cell>
          <table:table-cell office:value-type="string">
            <text:p>2017-03-06 16:06:48.08858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538];12;8)" office:value-type="string" office:string-value="16:06:48">
            <text:p>16:06:48</text:p>
          </table:table-cell>
          <table:table-cell table:formula="of:=IF(ISNUMBER(SEARCH(&quot;throttling&quot;;[.G153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538</text:p>
          </table:table-cell>
          <table:table-cell office:value-type="string">
            <text:p>2017-03-06 16:06:48.29091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39];12;8)" office:value-type="string" office:string-value="16:06:48">
            <text:p>16:06:48</text:p>
          </table:table-cell>
          <table:table-cell table:formula="of:=IF(ISNUMBER(SEARCH(&quot;throttling&quot;;[.G153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39</text:p>
          </table:table-cell>
          <table:table-cell office:value-type="string">
            <text:p>2017-03-06 16:06:48.29453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40];12;8)" office:value-type="string" office:string-value="16:06:48">
            <text:p>16:06:48</text:p>
          </table:table-cell>
          <table:table-cell table:formula="of:=IF(ISNUMBER(SEARCH(&quot;throttling&quot;;[.G154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40</text:p>
          </table:table-cell>
          <table:table-cell office:value-type="string">
            <text:p>2017-03-06 16:06:48.29811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541];12;8)" office:value-type="string" office:string-value="16:06:48">
            <text:p>16:06:48</text:p>
          </table:table-cell>
          <table:table-cell table:formula="of:=IF(ISNUMBER(SEARCH(&quot;throttling&quot;;[.G154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541</text:p>
          </table:table-cell>
          <table:table-cell office:value-type="string">
            <text:p>2017-03-06 16:06:48.49957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42];12;8)" office:value-type="string" office:string-value="16:06:48">
            <text:p>16:06:48</text:p>
          </table:table-cell>
          <table:table-cell table:formula="of:=IF(ISNUMBER(SEARCH(&quot;throttling&quot;;[.G154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42</text:p>
          </table:table-cell>
          <table:table-cell office:value-type="string">
            <text:p>2017-03-06 16:06:48.50321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43];12;8)" office:value-type="string" office:string-value="16:06:48">
            <text:p>16:06:48</text:p>
          </table:table-cell>
          <table:table-cell table:formula="of:=IF(ISNUMBER(SEARCH(&quot;throttling&quot;;[.G154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43</text:p>
          </table:table-cell>
          <table:table-cell office:value-type="string">
            <text:p>2017-03-06 16:06:48.50670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544];12;8)" office:value-type="string" office:string-value="16:06:48">
            <text:p>16:06:48</text:p>
          </table:table-cell>
          <table:table-cell table:formula="of:=IF(ISNUMBER(SEARCH(&quot;throttling&quot;;[.G154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544</text:p>
          </table:table-cell>
          <table:table-cell office:value-type="string">
            <text:p>2017-03-06 16:06:48.70828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545];12;8)" office:value-type="string" office:string-value="16:06:48">
            <text:p>16:06:48</text:p>
          </table:table-cell>
          <table:table-cell table:formula="of:=IF(ISNUMBER(SEARCH(&quot;throttling&quot;;[.G154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45</text:p>
          </table:table-cell>
          <table:table-cell office:value-type="string">
            <text:p>2017-03-06 16:06:48.71198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46];12;8)" office:value-type="string" office:string-value="16:06:48">
            <text:p>16:06:48</text:p>
          </table:table-cell>
          <table:table-cell table:formula="of:=IF(ISNUMBER(SEARCH(&quot;throttling&quot;;[.G154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46</text:p>
          </table:table-cell>
          <table:table-cell office:value-type="string">
            <text:p>2017-03-06 16:06:48.71543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547];12;8)" office:value-type="string" office:string-value="16:06:48">
            <text:p>16:06:48</text:p>
          </table:table-cell>
          <table:table-cell table:formula="of:=IF(ISNUMBER(SEARCH(&quot;throttling&quot;;[.G154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547</text:p>
          </table:table-cell>
          <table:table-cell office:value-type="string">
            <text:p>2017-03-06 16:06:48.91702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48];12;8)" office:value-type="string" office:string-value="16:06:48">
            <text:p>16:06:48</text:p>
          </table:table-cell>
          <table:table-cell table:formula="of:=IF(ISNUMBER(SEARCH(&quot;throttling&quot;;[.G154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48</text:p>
          </table:table-cell>
          <table:table-cell office:value-type="string">
            <text:p>2017-03-06 16:06:48.92169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49];12;8)" office:value-type="string" office:string-value="16:06:48">
            <text:p>16:06:48</text:p>
          </table:table-cell>
          <table:table-cell table:formula="of:=IF(ISNUMBER(SEARCH(&quot;throttling&quot;;[.G154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49</text:p>
          </table:table-cell>
          <table:table-cell office:value-type="string">
            <text:p>2017-03-06 16:06:48.92579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550];12;8)" office:value-type="string" office:string-value="16:06:48">
            <text:p>16:06:48</text:p>
          </table:table-cell>
          <table:table-cell table:formula="of:=IF(ISNUMBER(SEARCH(&quot;throttling&quot;;[.G155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550</text:p>
          </table:table-cell>
          <table:table-cell office:value-type="string">
            <text:p>2017-03-06 16:06:49.12746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51];12;8)" office:value-type="string" office:string-value="16:06:49">
            <text:p>16:06:49</text:p>
          </table:table-cell>
          <table:table-cell table:formula="of:=IF(ISNUMBER(SEARCH(&quot;throttling&quot;;[.G155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51</text:p>
          </table:table-cell>
          <table:table-cell office:value-type="string">
            <text:p>2017-03-06 16:06:49.13133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52];12;8)" office:value-type="string" office:string-value="16:06:49">
            <text:p>16:06:49</text:p>
          </table:table-cell>
          <table:table-cell table:formula="of:=IF(ISNUMBER(SEARCH(&quot;throttling&quot;;[.G155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52</text:p>
          </table:table-cell>
          <table:table-cell office:value-type="string">
            <text:p>2017-03-06 16:06:49.13467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553];12;8)" office:value-type="string" office:string-value="16:06:49">
            <text:p>16:06:49</text:p>
          </table:table-cell>
          <table:table-cell table:formula="of:=IF(ISNUMBER(SEARCH(&quot;throttling&quot;;[.G155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553</text:p>
          </table:table-cell>
          <table:table-cell office:value-type="string">
            <text:p>2017-03-06 16:06:49.33556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54];12;8)" office:value-type="string" office:string-value="16:06:49">
            <text:p>16:06:49</text:p>
          </table:table-cell>
          <table:table-cell table:formula="of:=IF(ISNUMBER(SEARCH(&quot;throttling&quot;;[.G155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54</text:p>
          </table:table-cell>
          <table:table-cell office:value-type="string">
            <text:p>2017-03-06 16:06:49.33931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55];12;8)" office:value-type="string" office:string-value="16:06:49">
            <text:p>16:06:49</text:p>
          </table:table-cell>
          <table:table-cell table:formula="of:=IF(ISNUMBER(SEARCH(&quot;throttling&quot;;[.G155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55</text:p>
          </table:table-cell>
          <table:table-cell office:value-type="string">
            <text:p>2017-03-06 16:06:49.34275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556];12;8)" office:value-type="string" office:string-value="16:06:49">
            <text:p>16:06:49</text:p>
          </table:table-cell>
          <table:table-cell table:formula="of:=IF(ISNUMBER(SEARCH(&quot;throttling&quot;;[.G155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556</text:p>
          </table:table-cell>
          <table:table-cell office:value-type="string">
            <text:p>2017-03-06 16:06:49.54407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557];12;8)" office:value-type="string" office:string-value="16:06:49">
            <text:p>16:06:49</text:p>
          </table:table-cell>
          <table:table-cell table:formula="of:=IF(ISNUMBER(SEARCH(&quot;throttling&quot;;[.G155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57</text:p>
          </table:table-cell>
          <table:table-cell office:value-type="string">
            <text:p>2017-03-06 16:06:49.54810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58];12;8)" office:value-type="string" office:string-value="16:06:49">
            <text:p>16:06:49</text:p>
          </table:table-cell>
          <table:table-cell table:formula="of:=IF(ISNUMBER(SEARCH(&quot;throttling&quot;;[.G155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58</text:p>
          </table:table-cell>
          <table:table-cell office:value-type="string">
            <text:p>2017-03-06 16:06:49.55153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559];12;8)" office:value-type="string" office:string-value="16:06:49">
            <text:p>16:06:49</text:p>
          </table:table-cell>
          <table:table-cell table:formula="of:=IF(ISNUMBER(SEARCH(&quot;throttling&quot;;[.G155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559</text:p>
          </table:table-cell>
          <table:table-cell office:value-type="string">
            <text:p>2017-03-06 16:06:49.75338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60];12;8)" office:value-type="string" office:string-value="16:06:49">
            <text:p>16:06:49</text:p>
          </table:table-cell>
          <table:table-cell table:formula="of:=IF(ISNUMBER(SEARCH(&quot;throttling&quot;;[.G156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60</text:p>
          </table:table-cell>
          <table:table-cell office:value-type="string">
            <text:p>2017-03-06 16:06:49.75810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61];12;8)" office:value-type="string" office:string-value="16:06:49">
            <text:p>16:06:49</text:p>
          </table:table-cell>
          <table:table-cell table:formula="of:=IF(ISNUMBER(SEARCH(&quot;throttling&quot;;[.G156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61</text:p>
          </table:table-cell>
          <table:table-cell office:value-type="string">
            <text:p>2017-03-06 16:06:49.76145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562];12;8)" office:value-type="string" office:string-value="16:06:49">
            <text:p>16:06:49</text:p>
          </table:table-cell>
          <table:table-cell table:formula="of:=IF(ISNUMBER(SEARCH(&quot;throttling&quot;;[.G156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562</text:p>
          </table:table-cell>
          <table:table-cell office:value-type="string">
            <text:p>2017-03-06 16:06:49.96206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63];12;8)" office:value-type="string" office:string-value="16:06:49">
            <text:p>16:06:49</text:p>
          </table:table-cell>
          <table:table-cell table:formula="of:=IF(ISNUMBER(SEARCH(&quot;throttling&quot;;[.G156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63</text:p>
          </table:table-cell>
          <table:table-cell office:value-type="string">
            <text:p>2017-03-06 16:06:49.96569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64];12;8)" office:value-type="string" office:string-value="16:06:49">
            <text:p>16:06:49</text:p>
          </table:table-cell>
          <table:table-cell table:formula="of:=IF(ISNUMBER(SEARCH(&quot;throttling&quot;;[.G156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64</text:p>
          </table:table-cell>
          <table:table-cell office:value-type="string">
            <text:p>2017-03-06 16:06:49.96953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565];12;8)" office:value-type="string" office:string-value="16:06:49">
            <text:p>16:06:49</text:p>
          </table:table-cell>
          <table:table-cell table:formula="of:=IF(ISNUMBER(SEARCH(&quot;throttling&quot;;[.G156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565</text:p>
          </table:table-cell>
          <table:table-cell office:value-type="string">
            <text:p>2017-03-06 16:06:50.17085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66];12;8)" office:value-type="string" office:string-value="16:06:50">
            <text:p>16:06:50</text:p>
          </table:table-cell>
          <table:table-cell table:formula="of:=IF(ISNUMBER(SEARCH(&quot;throttling&quot;;[.G156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66</text:p>
          </table:table-cell>
          <table:table-cell office:value-type="string">
            <text:p>2017-03-06 16:06:50.17471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67];12;8)" office:value-type="string" office:string-value="16:06:50">
            <text:p>16:06:50</text:p>
          </table:table-cell>
          <table:table-cell table:formula="of:=IF(ISNUMBER(SEARCH(&quot;throttling&quot;;[.G156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67</text:p>
          </table:table-cell>
          <table:table-cell office:value-type="string">
            <text:p>2017-03-06 16:06:50.17836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568];12;8)" office:value-type="string" office:string-value="16:06:50">
            <text:p>16:06:50</text:p>
          </table:table-cell>
          <table:table-cell table:formula="of:=IF(ISNUMBER(SEARCH(&quot;throttling&quot;;[.G156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568</text:p>
          </table:table-cell>
          <table:table-cell office:value-type="string">
            <text:p>2017-03-06 16:06:50.38009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69];12;8)" office:value-type="string" office:string-value="16:06:50">
            <text:p>16:06:50</text:p>
          </table:table-cell>
          <table:table-cell table:formula="of:=IF(ISNUMBER(SEARCH(&quot;throttling&quot;;[.G156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69</text:p>
          </table:table-cell>
          <table:table-cell office:value-type="string">
            <text:p>2017-03-06 16:06:50.38406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70];12;8)" office:value-type="string" office:string-value="16:06:50">
            <text:p>16:06:50</text:p>
          </table:table-cell>
          <table:table-cell table:formula="of:=IF(ISNUMBER(SEARCH(&quot;throttling&quot;;[.G157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70</text:p>
          </table:table-cell>
          <table:table-cell office:value-type="string">
            <text:p>2017-03-06 16:06:50.38726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571];12;8)" office:value-type="string" office:string-value="16:06:50">
            <text:p>16:06:50</text:p>
          </table:table-cell>
          <table:table-cell table:formula="of:=IF(ISNUMBER(SEARCH(&quot;throttling&quot;;[.G157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571</text:p>
          </table:table-cell>
          <table:table-cell office:value-type="string">
            <text:p>2017-03-06 16:06:50.61964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572];12;8)" office:value-type="string" office:string-value="16:06:50">
            <text:p>16:06:50</text:p>
          </table:table-cell>
          <table:table-cell table:formula="of:=IF(ISNUMBER(SEARCH(&quot;throttling&quot;;[.G157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72</text:p>
          </table:table-cell>
          <table:table-cell office:value-type="string">
            <text:p>2017-03-06 16:06:50.62351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73];12;8)" office:value-type="string" office:string-value="16:06:50">
            <text:p>16:06:50</text:p>
          </table:table-cell>
          <table:table-cell table:formula="of:=IF(ISNUMBER(SEARCH(&quot;throttling&quot;;[.G157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73</text:p>
          </table:table-cell>
          <table:table-cell office:value-type="string">
            <text:p>2017-03-06 16:06:50.62646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574];12;8)" office:value-type="string" office:string-value="16:06:50">
            <text:p>16:06:50</text:p>
          </table:table-cell>
          <table:table-cell table:formula="of:=IF(ISNUMBER(SEARCH(&quot;throttling&quot;;[.G157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574</text:p>
          </table:table-cell>
          <table:table-cell office:value-type="string">
            <text:p>2017-03-06 16:06:50.82943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75];12;8)" office:value-type="string" office:string-value="16:06:50">
            <text:p>16:06:50</text:p>
          </table:table-cell>
          <table:table-cell table:formula="of:=IF(ISNUMBER(SEARCH(&quot;throttling&quot;;[.G157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75</text:p>
          </table:table-cell>
          <table:table-cell office:value-type="string">
            <text:p>2017-03-06 16:06:50.83289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76];12;8)" office:value-type="string" office:string-value="16:06:50">
            <text:p>16:06:50</text:p>
          </table:table-cell>
          <table:table-cell table:formula="of:=IF(ISNUMBER(SEARCH(&quot;throttling&quot;;[.G157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76</text:p>
          </table:table-cell>
          <table:table-cell office:value-type="string">
            <text:p>2017-03-06 16:06:50.83619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577];12;8)" office:value-type="string" office:string-value="16:06:50">
            <text:p>16:06:50</text:p>
          </table:table-cell>
          <table:table-cell table:formula="of:=IF(ISNUMBER(SEARCH(&quot;throttling&quot;;[.G157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577</text:p>
          </table:table-cell>
          <table:table-cell office:value-type="string">
            <text:p>2017-03-06 16:06:51.03799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78];12;8)" office:value-type="string" office:string-value="16:06:51">
            <text:p>16:06:51</text:p>
          </table:table-cell>
          <table:table-cell table:formula="of:=IF(ISNUMBER(SEARCH(&quot;throttling&quot;;[.G157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78</text:p>
          </table:table-cell>
          <table:table-cell office:value-type="string">
            <text:p>2017-03-06 16:06:51.04223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79];12;8)" office:value-type="string" office:string-value="16:06:51">
            <text:p>16:06:51</text:p>
          </table:table-cell>
          <table:table-cell table:formula="of:=IF(ISNUMBER(SEARCH(&quot;throttling&quot;;[.G157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79</text:p>
          </table:table-cell>
          <table:table-cell office:value-type="string">
            <text:p>2017-03-06 16:06:51.04574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580];12;8)" office:value-type="string" office:string-value="16:06:51">
            <text:p>16:06:51</text:p>
          </table:table-cell>
          <table:table-cell table:formula="of:=IF(ISNUMBER(SEARCH(&quot;throttling&quot;;[.G158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580</text:p>
          </table:table-cell>
          <table:table-cell office:value-type="string">
            <text:p>2017-03-06 16:06:51.24786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81];12;8)" office:value-type="string" office:string-value="16:06:51">
            <text:p>16:06:51</text:p>
          </table:table-cell>
          <table:table-cell table:formula="of:=IF(ISNUMBER(SEARCH(&quot;throttling&quot;;[.G158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81</text:p>
          </table:table-cell>
          <table:table-cell office:value-type="string">
            <text:p>2017-03-06 16:06:51.25165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82];12;8)" office:value-type="string" office:string-value="16:06:51">
            <text:p>16:06:51</text:p>
          </table:table-cell>
          <table:table-cell table:formula="of:=IF(ISNUMBER(SEARCH(&quot;throttling&quot;;[.G158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82</text:p>
          </table:table-cell>
          <table:table-cell office:value-type="string">
            <text:p>2017-03-06 16:06:51.25519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583];12;8)" office:value-type="string" office:string-value="16:06:51">
            <text:p>16:06:51</text:p>
          </table:table-cell>
          <table:table-cell table:formula="of:=IF(ISNUMBER(SEARCH(&quot;throttling&quot;;[.G158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583</text:p>
          </table:table-cell>
          <table:table-cell office:value-type="string">
            <text:p>2017-03-06 16:06:51.45664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84];12;8)" office:value-type="string" office:string-value="16:06:51">
            <text:p>16:06:51</text:p>
          </table:table-cell>
          <table:table-cell table:formula="of:=IF(ISNUMBER(SEARCH(&quot;throttling&quot;;[.G158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84</text:p>
          </table:table-cell>
          <table:table-cell office:value-type="string">
            <text:p>2017-03-06 16:06:51.46045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85];12;8)" office:value-type="string" office:string-value="16:06:51">
            <text:p>16:06:51</text:p>
          </table:table-cell>
          <table:table-cell table:formula="of:=IF(ISNUMBER(SEARCH(&quot;throttling&quot;;[.G158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85</text:p>
          </table:table-cell>
          <table:table-cell office:value-type="string">
            <text:p>2017-03-06 16:06:51.46373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586];12;8)" office:value-type="string" office:string-value="16:06:51">
            <text:p>16:06:51</text:p>
          </table:table-cell>
          <table:table-cell table:formula="of:=IF(ISNUMBER(SEARCH(&quot;throttling&quot;;[.G158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586</text:p>
          </table:table-cell>
          <table:table-cell office:value-type="string">
            <text:p>2017-03-06 16:06:51.66470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587];12;8)" office:value-type="string" office:string-value="16:06:51">
            <text:p>16:06:51</text:p>
          </table:table-cell>
          <table:table-cell table:formula="of:=IF(ISNUMBER(SEARCH(&quot;throttling&quot;;[.G158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87</text:p>
          </table:table-cell>
          <table:table-cell office:value-type="string">
            <text:p>2017-03-06 16:06:51.66999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88];12;8)" office:value-type="string" office:string-value="16:06:51">
            <text:p>16:06:51</text:p>
          </table:table-cell>
          <table:table-cell table:formula="of:=IF(ISNUMBER(SEARCH(&quot;throttling&quot;;[.G158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88</text:p>
          </table:table-cell>
          <table:table-cell office:value-type="string">
            <text:p>2017-03-06 16:06:51.67346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589];12;8)" office:value-type="string" office:string-value="16:06:51">
            <text:p>16:06:51</text:p>
          </table:table-cell>
          <table:table-cell table:formula="of:=IF(ISNUMBER(SEARCH(&quot;throttling&quot;;[.G158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589</text:p>
          </table:table-cell>
          <table:table-cell office:value-type="string">
            <text:p>2017-03-06 16:06:51.87506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90];12;8)" office:value-type="string" office:string-value="16:06:51">
            <text:p>16:06:51</text:p>
          </table:table-cell>
          <table:table-cell table:formula="of:=IF(ISNUMBER(SEARCH(&quot;throttling&quot;;[.G159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90</text:p>
          </table:table-cell>
          <table:table-cell office:value-type="string">
            <text:p>2017-03-06 16:06:51.87906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91];12;8)" office:value-type="string" office:string-value="16:06:51">
            <text:p>16:06:51</text:p>
          </table:table-cell>
          <table:table-cell table:formula="of:=IF(ISNUMBER(SEARCH(&quot;throttling&quot;;[.G159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91</text:p>
          </table:table-cell>
          <table:table-cell office:value-type="string">
            <text:p>2017-03-06 16:06:51.88243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592];12;8)" office:value-type="string" office:string-value="16:06:51">
            <text:p>16:06:51</text:p>
          </table:table-cell>
          <table:table-cell table:formula="of:=IF(ISNUMBER(SEARCH(&quot;throttling&quot;;[.G159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592</text:p>
          </table:table-cell>
          <table:table-cell office:value-type="string">
            <text:p>2017-03-06 16:06:52.08404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93];12;8)" office:value-type="string" office:string-value="16:06:52">
            <text:p>16:06:52</text:p>
          </table:table-cell>
          <table:table-cell table:formula="of:=IF(ISNUMBER(SEARCH(&quot;throttling&quot;;[.G159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93</text:p>
          </table:table-cell>
          <table:table-cell office:value-type="string">
            <text:p>2017-03-06 16:06:52.08775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94];12;8)" office:value-type="string" office:string-value="16:06:52">
            <text:p>16:06:52</text:p>
          </table:table-cell>
          <table:table-cell table:formula="of:=IF(ISNUMBER(SEARCH(&quot;throttling&quot;;[.G159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94</text:p>
          </table:table-cell>
          <table:table-cell office:value-type="string">
            <text:p>2017-03-06 16:06:52.09113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595];12;8)" office:value-type="string" office:string-value="16:06:52">
            <text:p>16:06:52</text:p>
          </table:table-cell>
          <table:table-cell table:formula="of:=IF(ISNUMBER(SEARCH(&quot;throttling&quot;;[.G159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595</text:p>
          </table:table-cell>
          <table:table-cell office:value-type="string">
            <text:p>2017-03-06 16:06:52.29242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96];12;8)" office:value-type="string" office:string-value="16:06:52">
            <text:p>16:06:52</text:p>
          </table:table-cell>
          <table:table-cell table:formula="of:=IF(ISNUMBER(SEARCH(&quot;throttling&quot;;[.G159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96</text:p>
          </table:table-cell>
          <table:table-cell office:value-type="string">
            <text:p>2017-03-06 16:06:52.29613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97];12;8)" office:value-type="string" office:string-value="16:06:52">
            <text:p>16:06:52</text:p>
          </table:table-cell>
          <table:table-cell table:formula="of:=IF(ISNUMBER(SEARCH(&quot;throttling&quot;;[.G159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97</text:p>
          </table:table-cell>
          <table:table-cell office:value-type="string">
            <text:p>2017-03-06 16:06:52.29948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598];12;8)" office:value-type="string" office:string-value="16:06:52">
            <text:p>16:06:52</text:p>
          </table:table-cell>
          <table:table-cell table:formula="of:=IF(ISNUMBER(SEARCH(&quot;throttling&quot;;[.G159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598</text:p>
          </table:table-cell>
          <table:table-cell office:value-type="string">
            <text:p>2017-03-06 16:06:52.50134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599];12;8)" office:value-type="string" office:string-value="16:06:52">
            <text:p>16:06:52</text:p>
          </table:table-cell>
          <table:table-cell table:formula="of:=IF(ISNUMBER(SEARCH(&quot;throttling&quot;;[.G159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599</text:p>
          </table:table-cell>
          <table:table-cell office:value-type="string">
            <text:p>2017-03-06 16:06:52.50514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00];12;8)" office:value-type="string" office:string-value="16:06:52">
            <text:p>16:06:52</text:p>
          </table:table-cell>
          <table:table-cell table:formula="of:=IF(ISNUMBER(SEARCH(&quot;throttling&quot;;[.G160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00</text:p>
          </table:table-cell>
          <table:table-cell office:value-type="string">
            <text:p>2017-03-06 16:06:52.50862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601];12;8)" office:value-type="string" office:string-value="16:06:52">
            <text:p>16:06:52</text:p>
          </table:table-cell>
          <table:table-cell table:formula="of:=IF(ISNUMBER(SEARCH(&quot;throttling&quot;;[.G160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601</text:p>
          </table:table-cell>
          <table:table-cell office:value-type="string">
            <text:p>2017-03-06 16:06:52.70885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602];12;8)" office:value-type="string" office:string-value="16:06:52">
            <text:p>16:06:52</text:p>
          </table:table-cell>
          <table:table-cell table:formula="of:=IF(ISNUMBER(SEARCH(&quot;throttling&quot;;[.G160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02</text:p>
          </table:table-cell>
          <table:table-cell office:value-type="string">
            <text:p>2017-03-06 16:06:52.71269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03];12;8)" office:value-type="string" office:string-value="16:06:52">
            <text:p>16:06:52</text:p>
          </table:table-cell>
          <table:table-cell table:formula="of:=IF(ISNUMBER(SEARCH(&quot;throttling&quot;;[.G160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03</text:p>
          </table:table-cell>
          <table:table-cell office:value-type="string">
            <text:p>2017-03-06 16:06:52.71654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604];12;8)" office:value-type="string" office:string-value="16:06:52">
            <text:p>16:06:52</text:p>
          </table:table-cell>
          <table:table-cell table:formula="of:=IF(ISNUMBER(SEARCH(&quot;throttling&quot;;[.G160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604</text:p>
          </table:table-cell>
          <table:table-cell office:value-type="string">
            <text:p>2017-03-06 16:06:52.91708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05];12;8)" office:value-type="string" office:string-value="16:06:52">
            <text:p>16:06:52</text:p>
          </table:table-cell>
          <table:table-cell table:formula="of:=IF(ISNUMBER(SEARCH(&quot;throttling&quot;;[.G160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05</text:p>
          </table:table-cell>
          <table:table-cell office:value-type="string">
            <text:p>2017-03-06 16:06:52.92073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06];12;8)" office:value-type="string" office:string-value="16:06:52">
            <text:p>16:06:52</text:p>
          </table:table-cell>
          <table:table-cell table:formula="of:=IF(ISNUMBER(SEARCH(&quot;throttling&quot;;[.G160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06</text:p>
          </table:table-cell>
          <table:table-cell office:value-type="string">
            <text:p>2017-03-06 16:06:52.92602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607];12;8)" office:value-type="string" office:string-value="16:06:52">
            <text:p>16:06:52</text:p>
          </table:table-cell>
          <table:table-cell table:formula="of:=IF(ISNUMBER(SEARCH(&quot;throttling&quot;;[.G160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607</text:p>
          </table:table-cell>
          <table:table-cell office:value-type="string">
            <text:p>2017-03-06 16:06:53.12761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08];12;8)" office:value-type="string" office:string-value="16:06:53">
            <text:p>16:06:53</text:p>
          </table:table-cell>
          <table:table-cell table:formula="of:=IF(ISNUMBER(SEARCH(&quot;throttling&quot;;[.G160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08</text:p>
          </table:table-cell>
          <table:table-cell office:value-type="string">
            <text:p>2017-03-06 16:06:53.13156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09];12;8)" office:value-type="string" office:string-value="16:06:53">
            <text:p>16:06:53</text:p>
          </table:table-cell>
          <table:table-cell table:formula="of:=IF(ISNUMBER(SEARCH(&quot;throttling&quot;;[.G160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09</text:p>
          </table:table-cell>
          <table:table-cell office:value-type="string">
            <text:p>2017-03-06 16:06:53.13487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610];12;8)" office:value-type="string" office:string-value="16:06:53">
            <text:p>16:06:53</text:p>
          </table:table-cell>
          <table:table-cell table:formula="of:=IF(ISNUMBER(SEARCH(&quot;throttling&quot;;[.G161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610</text:p>
          </table:table-cell>
          <table:table-cell office:value-type="string">
            <text:p>2017-03-06 16:06:53.33640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11];12;8)" office:value-type="string" office:string-value="16:06:53">
            <text:p>16:06:53</text:p>
          </table:table-cell>
          <table:table-cell table:formula="of:=IF(ISNUMBER(SEARCH(&quot;throttling&quot;;[.G161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11</text:p>
          </table:table-cell>
          <table:table-cell office:value-type="string">
            <text:p>2017-03-06 16:06:53.34030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12];12;8)" office:value-type="string" office:string-value="16:06:53">
            <text:p>16:06:53</text:p>
          </table:table-cell>
          <table:table-cell table:formula="of:=IF(ISNUMBER(SEARCH(&quot;throttling&quot;;[.G161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12</text:p>
          </table:table-cell>
          <table:table-cell office:value-type="string">
            <text:p>2017-03-06 16:06:53.34378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613];12;8)" office:value-type="string" office:string-value="16:06:53">
            <text:p>16:06:53</text:p>
          </table:table-cell>
          <table:table-cell table:formula="of:=IF(ISNUMBER(SEARCH(&quot;throttling&quot;;[.G161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613</text:p>
          </table:table-cell>
          <table:table-cell office:value-type="string">
            <text:p>2017-03-06 16:06:53.54457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614];12;8)" office:value-type="string" office:string-value="16:06:53">
            <text:p>16:06:53</text:p>
          </table:table-cell>
          <table:table-cell table:formula="of:=IF(ISNUMBER(SEARCH(&quot;throttling&quot;;[.G161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14</text:p>
          </table:table-cell>
          <table:table-cell office:value-type="string">
            <text:p>2017-03-06 16:06:53.55182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15];12;8)" office:value-type="string" office:string-value="16:06:53">
            <text:p>16:06:53</text:p>
          </table:table-cell>
          <table:table-cell table:formula="of:=IF(ISNUMBER(SEARCH(&quot;throttling&quot;;[.G161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15</text:p>
          </table:table-cell>
          <table:table-cell office:value-type="string">
            <text:p>2017-03-06 16:06:53.55531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616];12;8)" office:value-type="string" office:string-value="16:06:53">
            <text:p>16:06:53</text:p>
          </table:table-cell>
          <table:table-cell table:formula="of:=IF(ISNUMBER(SEARCH(&quot;throttling&quot;;[.G161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616</text:p>
          </table:table-cell>
          <table:table-cell office:value-type="string">
            <text:p>2017-03-06 16:06:53.75664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17];12;8)" office:value-type="string" office:string-value="16:06:53">
            <text:p>16:06:53</text:p>
          </table:table-cell>
          <table:table-cell table:formula="of:=IF(ISNUMBER(SEARCH(&quot;throttling&quot;;[.G161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17</text:p>
          </table:table-cell>
          <table:table-cell office:value-type="string">
            <text:p>2017-03-06 16:06:53.76044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18];12;8)" office:value-type="string" office:string-value="16:06:53">
            <text:p>16:06:53</text:p>
          </table:table-cell>
          <table:table-cell table:formula="of:=IF(ISNUMBER(SEARCH(&quot;throttling&quot;;[.G161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18</text:p>
          </table:table-cell>
          <table:table-cell office:value-type="string">
            <text:p>2017-03-06 16:06:53.76385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619];12;8)" office:value-type="string" office:string-value="16:06:53">
            <text:p>16:06:53</text:p>
          </table:table-cell>
          <table:table-cell table:formula="of:=IF(ISNUMBER(SEARCH(&quot;throttling&quot;;[.G161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619</text:p>
          </table:table-cell>
          <table:table-cell office:value-type="string">
            <text:p>2017-03-06 16:06:53.96577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20];12;8)" office:value-type="string" office:string-value="16:06:53">
            <text:p>16:06:53</text:p>
          </table:table-cell>
          <table:table-cell table:formula="of:=IF(ISNUMBER(SEARCH(&quot;throttling&quot;;[.G162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20</text:p>
          </table:table-cell>
          <table:table-cell office:value-type="string">
            <text:p>2017-03-06 16:06:53.96987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21];12;8)" office:value-type="string" office:string-value="16:06:53">
            <text:p>16:06:53</text:p>
          </table:table-cell>
          <table:table-cell table:formula="of:=IF(ISNUMBER(SEARCH(&quot;throttling&quot;;[.G162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21</text:p>
          </table:table-cell>
          <table:table-cell office:value-type="string">
            <text:p>2017-03-06 16:06:53.97322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622];12;8)" office:value-type="string" office:string-value="16:06:53">
            <text:p>16:06:53</text:p>
          </table:table-cell>
          <table:table-cell table:formula="of:=IF(ISNUMBER(SEARCH(&quot;throttling&quot;;[.G162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622</text:p>
          </table:table-cell>
          <table:table-cell office:value-type="string">
            <text:p>2017-03-06 16:06:54.17477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23];12;8)" office:value-type="string" office:string-value="16:06:54">
            <text:p>16:06:54</text:p>
          </table:table-cell>
          <table:table-cell table:formula="of:=IF(ISNUMBER(SEARCH(&quot;throttling&quot;;[.G162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23</text:p>
          </table:table-cell>
          <table:table-cell office:value-type="string">
            <text:p>2017-03-06 16:06:54.17856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24];12;8)" office:value-type="string" office:string-value="16:06:54">
            <text:p>16:06:54</text:p>
          </table:table-cell>
          <table:table-cell table:formula="of:=IF(ISNUMBER(SEARCH(&quot;throttling&quot;;[.G162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24</text:p>
          </table:table-cell>
          <table:table-cell office:value-type="string">
            <text:p>2017-03-06 16:06:54.18205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625];12;8)" office:value-type="string" office:string-value="16:06:54">
            <text:p>16:06:54</text:p>
          </table:table-cell>
          <table:table-cell table:formula="of:=IF(ISNUMBER(SEARCH(&quot;throttling&quot;;[.G162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625</text:p>
          </table:table-cell>
          <table:table-cell office:value-type="string">
            <text:p>2017-03-06 16:06:54.38355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26];12;8)" office:value-type="string" office:string-value="16:06:54">
            <text:p>16:06:54</text:p>
          </table:table-cell>
          <table:table-cell table:formula="of:=IF(ISNUMBER(SEARCH(&quot;throttling&quot;;[.G162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26</text:p>
          </table:table-cell>
          <table:table-cell office:value-type="string">
            <text:p>2017-03-06 16:06:54.38721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27];12;8)" office:value-type="string" office:string-value="16:06:54">
            <text:p>16:06:54</text:p>
          </table:table-cell>
          <table:table-cell table:formula="of:=IF(ISNUMBER(SEARCH(&quot;throttling&quot;;[.G162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27</text:p>
          </table:table-cell>
          <table:table-cell office:value-type="string">
            <text:p>2017-03-06 16:06:54.39075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628];12;8)" office:value-type="string" office:string-value="16:06:54">
            <text:p>16:06:54</text:p>
          </table:table-cell>
          <table:table-cell table:formula="of:=IF(ISNUMBER(SEARCH(&quot;throttling&quot;;[.G162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628</text:p>
          </table:table-cell>
          <table:table-cell office:value-type="string">
            <text:p>2017-03-06 16:06:54.61946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629];12;8)" office:value-type="string" office:string-value="16:06:54">
            <text:p>16:06:54</text:p>
          </table:table-cell>
          <table:table-cell table:formula="of:=IF(ISNUMBER(SEARCH(&quot;throttling&quot;;[.G162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29</text:p>
          </table:table-cell>
          <table:table-cell office:value-type="string">
            <text:p>2017-03-06 16:06:54.62302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30];12;8)" office:value-type="string" office:string-value="16:06:54">
            <text:p>16:06:54</text:p>
          </table:table-cell>
          <table:table-cell table:formula="of:=IF(ISNUMBER(SEARCH(&quot;throttling&quot;;[.G163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30</text:p>
          </table:table-cell>
          <table:table-cell office:value-type="string">
            <text:p>2017-03-06 16:06:54.62616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631];12;8)" office:value-type="string" office:string-value="16:06:54">
            <text:p>16:06:54</text:p>
          </table:table-cell>
          <table:table-cell table:formula="of:=IF(ISNUMBER(SEARCH(&quot;throttling&quot;;[.G163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631</text:p>
          </table:table-cell>
          <table:table-cell office:value-type="string">
            <text:p>2017-03-06 16:06:54.82858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32];12;8)" office:value-type="string" office:string-value="16:06:54">
            <text:p>16:06:54</text:p>
          </table:table-cell>
          <table:table-cell table:formula="of:=IF(ISNUMBER(SEARCH(&quot;throttling&quot;;[.G163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32</text:p>
          </table:table-cell>
          <table:table-cell office:value-type="string">
            <text:p>2017-03-06 16:06:54.83207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33];12;8)" office:value-type="string" office:string-value="16:06:54">
            <text:p>16:06:54</text:p>
          </table:table-cell>
          <table:table-cell table:formula="of:=IF(ISNUMBER(SEARCH(&quot;throttling&quot;;[.G163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33</text:p>
          </table:table-cell>
          <table:table-cell office:value-type="string">
            <text:p>2017-03-06 16:06:54.83547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634];12;8)" office:value-type="string" office:string-value="16:06:54">
            <text:p>16:06:54</text:p>
          </table:table-cell>
          <table:table-cell table:formula="of:=IF(ISNUMBER(SEARCH(&quot;throttling&quot;;[.G163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634</text:p>
          </table:table-cell>
          <table:table-cell office:value-type="string">
            <text:p>2017-03-06 16:06:55.03699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35];12;8)" office:value-type="string" office:string-value="16:06:55">
            <text:p>16:06:55</text:p>
          </table:table-cell>
          <table:table-cell table:formula="of:=IF(ISNUMBER(SEARCH(&quot;throttling&quot;;[.G163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35</text:p>
          </table:table-cell>
          <table:table-cell office:value-type="string">
            <text:p>2017-03-06 16:06:55.04053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36];12;8)" office:value-type="string" office:string-value="16:06:55">
            <text:p>16:06:55</text:p>
          </table:table-cell>
          <table:table-cell table:formula="of:=IF(ISNUMBER(SEARCH(&quot;throttling&quot;;[.G163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36</text:p>
          </table:table-cell>
          <table:table-cell office:value-type="string">
            <text:p>2017-03-06 16:06:55.04393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637];12;8)" office:value-type="string" office:string-value="16:06:55">
            <text:p>16:06:55</text:p>
          </table:table-cell>
          <table:table-cell table:formula="of:=IF(ISNUMBER(SEARCH(&quot;throttling&quot;;[.G163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637</text:p>
          </table:table-cell>
          <table:table-cell office:value-type="string">
            <text:p>2017-03-06 16:06:55.24591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38];12;8)" office:value-type="string" office:string-value="16:06:55">
            <text:p>16:06:55</text:p>
          </table:table-cell>
          <table:table-cell table:formula="of:=IF(ISNUMBER(SEARCH(&quot;throttling&quot;;[.G163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38</text:p>
          </table:table-cell>
          <table:table-cell office:value-type="string">
            <text:p>2017-03-06 16:06:55.24980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39];12;8)" office:value-type="string" office:string-value="16:06:55">
            <text:p>16:06:55</text:p>
          </table:table-cell>
          <table:table-cell table:formula="of:=IF(ISNUMBER(SEARCH(&quot;throttling&quot;;[.G163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39</text:p>
          </table:table-cell>
          <table:table-cell office:value-type="string">
            <text:p>2017-03-06 16:06:55.25334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640];12;8)" office:value-type="string" office:string-value="16:06:55">
            <text:p>16:06:55</text:p>
          </table:table-cell>
          <table:table-cell table:formula="of:=IF(ISNUMBER(SEARCH(&quot;throttling&quot;;[.G164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640</text:p>
          </table:table-cell>
          <table:table-cell office:value-type="string">
            <text:p>2017-03-06 16:06:55.45520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41];12;8)" office:value-type="string" office:string-value="16:06:55">
            <text:p>16:06:55</text:p>
          </table:table-cell>
          <table:table-cell table:formula="of:=IF(ISNUMBER(SEARCH(&quot;throttling&quot;;[.G164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41</text:p>
          </table:table-cell>
          <table:table-cell office:value-type="string">
            <text:p>2017-03-06 16:06:55.45886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42];12;8)" office:value-type="string" office:string-value="16:06:55">
            <text:p>16:06:55</text:p>
          </table:table-cell>
          <table:table-cell table:formula="of:=IF(ISNUMBER(SEARCH(&quot;throttling&quot;;[.G164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42</text:p>
          </table:table-cell>
          <table:table-cell office:value-type="string">
            <text:p>2017-03-06 16:06:55.46238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643];12;8)" office:value-type="string" office:string-value="16:06:55">
            <text:p>16:06:55</text:p>
          </table:table-cell>
          <table:table-cell table:formula="of:=IF(ISNUMBER(SEARCH(&quot;throttling&quot;;[.G164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643</text:p>
          </table:table-cell>
          <table:table-cell office:value-type="string">
            <text:p>2017-03-06 16:06:55.66422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644];12;8)" office:value-type="string" office:string-value="16:06:55">
            <text:p>16:06:55</text:p>
          </table:table-cell>
          <table:table-cell table:formula="of:=IF(ISNUMBER(SEARCH(&quot;throttling&quot;;[.G164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44</text:p>
          </table:table-cell>
          <table:table-cell office:value-type="string">
            <text:p>2017-03-06 16:06:55.66801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45];12;8)" office:value-type="string" office:string-value="16:06:55">
            <text:p>16:06:55</text:p>
          </table:table-cell>
          <table:table-cell table:formula="of:=IF(ISNUMBER(SEARCH(&quot;throttling&quot;;[.G164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45</text:p>
          </table:table-cell>
          <table:table-cell office:value-type="string">
            <text:p>2017-03-06 16:06:55.67133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646];12;8)" office:value-type="string" office:string-value="16:06:55">
            <text:p>16:06:55</text:p>
          </table:table-cell>
          <table:table-cell table:formula="of:=IF(ISNUMBER(SEARCH(&quot;throttling&quot;;[.G164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646</text:p>
          </table:table-cell>
          <table:table-cell office:value-type="string">
            <text:p>2017-03-06 16:06:55.87309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47];12;8)" office:value-type="string" office:string-value="16:06:55">
            <text:p>16:06:55</text:p>
          </table:table-cell>
          <table:table-cell table:formula="of:=IF(ISNUMBER(SEARCH(&quot;throttling&quot;;[.G164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47</text:p>
          </table:table-cell>
          <table:table-cell office:value-type="string">
            <text:p>2017-03-06 16:06:55.87800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48];12;8)" office:value-type="string" office:string-value="16:06:55">
            <text:p>16:06:55</text:p>
          </table:table-cell>
          <table:table-cell table:formula="of:=IF(ISNUMBER(SEARCH(&quot;throttling&quot;;[.G164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48</text:p>
          </table:table-cell>
          <table:table-cell office:value-type="string">
            <text:p>2017-03-06 16:06:55.88155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649];12;8)" office:value-type="string" office:string-value="16:06:55">
            <text:p>16:06:55</text:p>
          </table:table-cell>
          <table:table-cell table:formula="of:=IF(ISNUMBER(SEARCH(&quot;throttling&quot;;[.G164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649</text:p>
          </table:table-cell>
          <table:table-cell office:value-type="string">
            <text:p>2017-03-06 16:06:56.08216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50];12;8)" office:value-type="string" office:string-value="16:06:56">
            <text:p>16:06:56</text:p>
          </table:table-cell>
          <table:table-cell table:formula="of:=IF(ISNUMBER(SEARCH(&quot;throttling&quot;;[.G165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50</text:p>
          </table:table-cell>
          <table:table-cell office:value-type="string">
            <text:p>2017-03-06 16:06:56.08659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51];12;8)" office:value-type="string" office:string-value="16:06:56">
            <text:p>16:06:56</text:p>
          </table:table-cell>
          <table:table-cell table:formula="of:=IF(ISNUMBER(SEARCH(&quot;throttling&quot;;[.G165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51</text:p>
          </table:table-cell>
          <table:table-cell office:value-type="string">
            <text:p>2017-03-06 16:06:56.09081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652];12;8)" office:value-type="string" office:string-value="16:06:56">
            <text:p>16:06:56</text:p>
          </table:table-cell>
          <table:table-cell table:formula="of:=IF(ISNUMBER(SEARCH(&quot;throttling&quot;;[.G165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652</text:p>
          </table:table-cell>
          <table:table-cell office:value-type="string">
            <text:p>2017-03-06 16:06:56.29198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53];12;8)" office:value-type="string" office:string-value="16:06:56">
            <text:p>16:06:56</text:p>
          </table:table-cell>
          <table:table-cell table:formula="of:=IF(ISNUMBER(SEARCH(&quot;throttling&quot;;[.G165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53</text:p>
          </table:table-cell>
          <table:table-cell office:value-type="string">
            <text:p>2017-03-06 16:06:56.29612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54];12;8)" office:value-type="string" office:string-value="16:06:56">
            <text:p>16:06:56</text:p>
          </table:table-cell>
          <table:table-cell table:formula="of:=IF(ISNUMBER(SEARCH(&quot;throttling&quot;;[.G165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54</text:p>
          </table:table-cell>
          <table:table-cell office:value-type="string">
            <text:p>2017-03-06 16:06:56.29925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655];12;8)" office:value-type="string" office:string-value="16:06:56">
            <text:p>16:06:56</text:p>
          </table:table-cell>
          <table:table-cell table:formula="of:=IF(ISNUMBER(SEARCH(&quot;throttling&quot;;[.G165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655</text:p>
          </table:table-cell>
          <table:table-cell office:value-type="string">
            <text:p>2017-03-06 16:06:56.50111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56];12;8)" office:value-type="string" office:string-value="16:06:56">
            <text:p>16:06:56</text:p>
          </table:table-cell>
          <table:table-cell table:formula="of:=IF(ISNUMBER(SEARCH(&quot;throttling&quot;;[.G165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56</text:p>
          </table:table-cell>
          <table:table-cell office:value-type="string">
            <text:p>2017-03-06 16:06:56.50470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57];12;8)" office:value-type="string" office:string-value="16:06:56">
            <text:p>16:06:56</text:p>
          </table:table-cell>
          <table:table-cell table:formula="of:=IF(ISNUMBER(SEARCH(&quot;throttling&quot;;[.G165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57</text:p>
          </table:table-cell>
          <table:table-cell office:value-type="string">
            <text:p>2017-03-06 16:06:56.50825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658];12;8)" office:value-type="string" office:string-value="16:06:56">
            <text:p>16:06:56</text:p>
          </table:table-cell>
          <table:table-cell table:formula="of:=IF(ISNUMBER(SEARCH(&quot;throttling&quot;;[.G165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658</text:p>
          </table:table-cell>
          <table:table-cell office:value-type="string">
            <text:p>2017-03-06 16:06:56.70947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659];12;8)" office:value-type="string" office:string-value="16:06:56">
            <text:p>16:06:56</text:p>
          </table:table-cell>
          <table:table-cell table:formula="of:=IF(ISNUMBER(SEARCH(&quot;throttling&quot;;[.G165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59</text:p>
          </table:table-cell>
          <table:table-cell office:value-type="string">
            <text:p>2017-03-06 16:06:56.71389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60];12;8)" office:value-type="string" office:string-value="16:06:56">
            <text:p>16:06:56</text:p>
          </table:table-cell>
          <table:table-cell table:formula="of:=IF(ISNUMBER(SEARCH(&quot;throttling&quot;;[.G166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60</text:p>
          </table:table-cell>
          <table:table-cell office:value-type="string">
            <text:p>2017-03-06 16:06:56.71738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661];12;8)" office:value-type="string" office:string-value="16:06:56">
            <text:p>16:06:56</text:p>
          </table:table-cell>
          <table:table-cell table:formula="of:=IF(ISNUMBER(SEARCH(&quot;throttling&quot;;[.G166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661</text:p>
          </table:table-cell>
          <table:table-cell office:value-type="string">
            <text:p>2017-03-06 16:06:56.91858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62];12;8)" office:value-type="string" office:string-value="16:06:56">
            <text:p>16:06:56</text:p>
          </table:table-cell>
          <table:table-cell table:formula="of:=IF(ISNUMBER(SEARCH(&quot;throttling&quot;;[.G166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62</text:p>
          </table:table-cell>
          <table:table-cell office:value-type="string">
            <text:p>2017-03-06 16:06:56.92270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63];12;8)" office:value-type="string" office:string-value="16:06:56">
            <text:p>16:06:56</text:p>
          </table:table-cell>
          <table:table-cell table:formula="of:=IF(ISNUMBER(SEARCH(&quot;throttling&quot;;[.G166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63</text:p>
          </table:table-cell>
          <table:table-cell office:value-type="string">
            <text:p>2017-03-06 16:06:56.92627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664];12;8)" office:value-type="string" office:string-value="16:06:56">
            <text:p>16:06:56</text:p>
          </table:table-cell>
          <table:table-cell table:formula="of:=IF(ISNUMBER(SEARCH(&quot;throttling&quot;;[.G166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664</text:p>
          </table:table-cell>
          <table:table-cell office:value-type="string">
            <text:p>2017-03-06 16:06:57.12772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65];12;8)" office:value-type="string" office:string-value="16:06:57">
            <text:p>16:06:57</text:p>
          </table:table-cell>
          <table:table-cell table:formula="of:=IF(ISNUMBER(SEARCH(&quot;throttling&quot;;[.G166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65</text:p>
          </table:table-cell>
          <table:table-cell office:value-type="string">
            <text:p>2017-03-06 16:06:57.13136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66];12;8)" office:value-type="string" office:string-value="16:06:57">
            <text:p>16:06:57</text:p>
          </table:table-cell>
          <table:table-cell table:formula="of:=IF(ISNUMBER(SEARCH(&quot;throttling&quot;;[.G166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66</text:p>
          </table:table-cell>
          <table:table-cell office:value-type="string">
            <text:p>2017-03-06 16:06:57.13468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667];12;8)" office:value-type="string" office:string-value="16:06:57">
            <text:p>16:06:57</text:p>
          </table:table-cell>
          <table:table-cell table:formula="of:=IF(ISNUMBER(SEARCH(&quot;throttling&quot;;[.G166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667</text:p>
          </table:table-cell>
          <table:table-cell office:value-type="string">
            <text:p>2017-03-06 16:06:57.33651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68];12;8)" office:value-type="string" office:string-value="16:06:57">
            <text:p>16:06:57</text:p>
          </table:table-cell>
          <table:table-cell table:formula="of:=IF(ISNUMBER(SEARCH(&quot;throttling&quot;;[.G166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68</text:p>
          </table:table-cell>
          <table:table-cell office:value-type="string">
            <text:p>2017-03-06 16:06:57.34122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69];12;8)" office:value-type="string" office:string-value="16:06:57">
            <text:p>16:06:57</text:p>
          </table:table-cell>
          <table:table-cell table:formula="of:=IF(ISNUMBER(SEARCH(&quot;throttling&quot;;[.G166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69</text:p>
          </table:table-cell>
          <table:table-cell office:value-type="string">
            <text:p>2017-03-06 16:06:57.34508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670];12;8)" office:value-type="string" office:string-value="16:06:57">
            <text:p>16:06:57</text:p>
          </table:table-cell>
          <table:table-cell table:formula="of:=IF(ISNUMBER(SEARCH(&quot;throttling&quot;;[.G167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670</text:p>
          </table:table-cell>
          <table:table-cell office:value-type="string">
            <text:p>2017-03-06 16:06:57.54589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671];12;8)" office:value-type="string" office:string-value="16:06:57">
            <text:p>16:06:57</text:p>
          </table:table-cell>
          <table:table-cell table:formula="of:=IF(ISNUMBER(SEARCH(&quot;throttling&quot;;[.G167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71</text:p>
          </table:table-cell>
          <table:table-cell office:value-type="string">
            <text:p>2017-03-06 16:06:57.54992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72];12;8)" office:value-type="string" office:string-value="16:06:57">
            <text:p>16:06:57</text:p>
          </table:table-cell>
          <table:table-cell table:formula="of:=IF(ISNUMBER(SEARCH(&quot;throttling&quot;;[.G167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72</text:p>
          </table:table-cell>
          <table:table-cell office:value-type="string">
            <text:p>2017-03-06 16:06:57.55330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673];12;8)" office:value-type="string" office:string-value="16:06:57">
            <text:p>16:06:57</text:p>
          </table:table-cell>
          <table:table-cell table:formula="of:=IF(ISNUMBER(SEARCH(&quot;throttling&quot;;[.G167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673</text:p>
          </table:table-cell>
          <table:table-cell office:value-type="string">
            <text:p>2017-03-06 16:06:57.75680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74];12;8)" office:value-type="string" office:string-value="16:06:57">
            <text:p>16:06:57</text:p>
          </table:table-cell>
          <table:table-cell table:formula="of:=IF(ISNUMBER(SEARCH(&quot;throttling&quot;;[.G167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74</text:p>
          </table:table-cell>
          <table:table-cell office:value-type="string">
            <text:p>2017-03-06 16:06:57.76087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75];12;8)" office:value-type="string" office:string-value="16:06:57">
            <text:p>16:06:57</text:p>
          </table:table-cell>
          <table:table-cell table:formula="of:=IF(ISNUMBER(SEARCH(&quot;throttling&quot;;[.G167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75</text:p>
          </table:table-cell>
          <table:table-cell office:value-type="string">
            <text:p>2017-03-06 16:06:57.76443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676];12;8)" office:value-type="string" office:string-value="16:06:57">
            <text:p>16:06:57</text:p>
          </table:table-cell>
          <table:table-cell table:formula="of:=IF(ISNUMBER(SEARCH(&quot;throttling&quot;;[.G167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676</text:p>
          </table:table-cell>
          <table:table-cell office:value-type="string">
            <text:p>2017-03-06 16:06:57.97527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77];12;8)" office:value-type="string" office:string-value="16:06:57">
            <text:p>16:06:57</text:p>
          </table:table-cell>
          <table:table-cell table:formula="of:=IF(ISNUMBER(SEARCH(&quot;throttling&quot;;[.G167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77</text:p>
          </table:table-cell>
          <table:table-cell office:value-type="string">
            <text:p>2017-03-06 16:06:57.97984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78];12;8)" office:value-type="string" office:string-value="16:06:57">
            <text:p>16:06:57</text:p>
          </table:table-cell>
          <table:table-cell table:formula="of:=IF(ISNUMBER(SEARCH(&quot;throttling&quot;;[.G167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78</text:p>
          </table:table-cell>
          <table:table-cell office:value-type="string">
            <text:p>2017-03-06 16:06:57.98445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679];12;8)" office:value-type="string" office:string-value="16:06:57">
            <text:p>16:06:57</text:p>
          </table:table-cell>
          <table:table-cell table:formula="of:=IF(ISNUMBER(SEARCH(&quot;throttling&quot;;[.G167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679</text:p>
          </table:table-cell>
          <table:table-cell office:value-type="string">
            <text:p>2017-03-06 16:06:58.18624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80];12;8)" office:value-type="string" office:string-value="16:06:58">
            <text:p>16:06:58</text:p>
          </table:table-cell>
          <table:table-cell table:formula="of:=IF(ISNUMBER(SEARCH(&quot;throttling&quot;;[.G168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80</text:p>
          </table:table-cell>
          <table:table-cell office:value-type="string">
            <text:p>2017-03-06 16:06:58.19014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81];12;8)" office:value-type="string" office:string-value="16:06:58">
            <text:p>16:06:58</text:p>
          </table:table-cell>
          <table:table-cell table:formula="of:=IF(ISNUMBER(SEARCH(&quot;throttling&quot;;[.G168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81</text:p>
          </table:table-cell>
          <table:table-cell office:value-type="string">
            <text:p>2017-03-06 16:06:58.19343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682];12;8)" office:value-type="string" office:string-value="16:06:58">
            <text:p>16:06:58</text:p>
          </table:table-cell>
          <table:table-cell table:formula="of:=IF(ISNUMBER(SEARCH(&quot;throttling&quot;;[.G168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682</text:p>
          </table:table-cell>
          <table:table-cell office:value-type="string">
            <text:p>2017-03-06 16:06:58.39471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83];12;8)" office:value-type="string" office:string-value="16:06:58">
            <text:p>16:06:58</text:p>
          </table:table-cell>
          <table:table-cell table:formula="of:=IF(ISNUMBER(SEARCH(&quot;throttling&quot;;[.G168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83</text:p>
          </table:table-cell>
          <table:table-cell office:value-type="string">
            <text:p>2017-03-06 16:06:58.40002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84];12;8)" office:value-type="string" office:string-value="16:06:58">
            <text:p>16:06:58</text:p>
          </table:table-cell>
          <table:table-cell table:formula="of:=IF(ISNUMBER(SEARCH(&quot;throttling&quot;;[.G168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84</text:p>
          </table:table-cell>
          <table:table-cell office:value-type="string">
            <text:p>2017-03-06 16:06:58.40545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685];12;8)" office:value-type="string" office:string-value="16:06:58">
            <text:p>16:06:58</text:p>
          </table:table-cell>
          <table:table-cell table:formula="of:=IF(ISNUMBER(SEARCH(&quot;throttling&quot;;[.G168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685</text:p>
          </table:table-cell>
          <table:table-cell office:value-type="string">
            <text:p>2017-03-06 16:06:58.62334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686];12;8)" office:value-type="string" office:string-value="16:06:58">
            <text:p>16:06:58</text:p>
          </table:table-cell>
          <table:table-cell table:formula="of:=IF(ISNUMBER(SEARCH(&quot;throttling&quot;;[.G168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86</text:p>
          </table:table-cell>
          <table:table-cell office:value-type="string">
            <text:p>2017-03-06 16:06:58.62729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87];12;8)" office:value-type="string" office:string-value="16:06:58">
            <text:p>16:06:58</text:p>
          </table:table-cell>
          <table:table-cell table:formula="of:=IF(ISNUMBER(SEARCH(&quot;throttling&quot;;[.G168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87</text:p>
          </table:table-cell>
          <table:table-cell office:value-type="string">
            <text:p>2017-03-06 16:06:58.63195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688];12;8)" office:value-type="string" office:string-value="16:06:58">
            <text:p>16:06:58</text:p>
          </table:table-cell>
          <table:table-cell table:formula="of:=IF(ISNUMBER(SEARCH(&quot;throttling&quot;;[.G168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688</text:p>
          </table:table-cell>
          <table:table-cell office:value-type="string">
            <text:p>2017-03-06 16:06:58.83326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89];12;8)" office:value-type="string" office:string-value="16:06:58">
            <text:p>16:06:58</text:p>
          </table:table-cell>
          <table:table-cell table:formula="of:=IF(ISNUMBER(SEARCH(&quot;throttling&quot;;[.G168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89</text:p>
          </table:table-cell>
          <table:table-cell office:value-type="string">
            <text:p>2017-03-06 16:06:58.83781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90];12;8)" office:value-type="string" office:string-value="16:06:58">
            <text:p>16:06:58</text:p>
          </table:table-cell>
          <table:table-cell table:formula="of:=IF(ISNUMBER(SEARCH(&quot;throttling&quot;;[.G169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90</text:p>
          </table:table-cell>
          <table:table-cell office:value-type="string">
            <text:p>2017-03-06 16:06:58.84129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691];12;8)" office:value-type="string" office:string-value="16:06:58">
            <text:p>16:06:58</text:p>
          </table:table-cell>
          <table:table-cell table:formula="of:=IF(ISNUMBER(SEARCH(&quot;throttling&quot;;[.G169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691</text:p>
          </table:table-cell>
          <table:table-cell office:value-type="string">
            <text:p>2017-03-06 16:06:59.04492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92];12;8)" office:value-type="string" office:string-value="16:06:59">
            <text:p>16:06:59</text:p>
          </table:table-cell>
          <table:table-cell table:formula="of:=IF(ISNUMBER(SEARCH(&quot;throttling&quot;;[.G169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92</text:p>
          </table:table-cell>
          <table:table-cell office:value-type="string">
            <text:p>2017-03-06 16:06:59.04957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93];12;8)" office:value-type="string" office:string-value="16:06:59">
            <text:p>16:06:59</text:p>
          </table:table-cell>
          <table:table-cell table:formula="of:=IF(ISNUMBER(SEARCH(&quot;throttling&quot;;[.G169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93</text:p>
          </table:table-cell>
          <table:table-cell office:value-type="string">
            <text:p>2017-03-06 16:06:59.05396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694];12;8)" office:value-type="string" office:string-value="16:06:59">
            <text:p>16:06:59</text:p>
          </table:table-cell>
          <table:table-cell table:formula="of:=IF(ISNUMBER(SEARCH(&quot;throttling&quot;;[.G169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694</text:p>
          </table:table-cell>
          <table:table-cell office:value-type="string">
            <text:p>2017-03-06 16:06:59.25584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95];12;8)" office:value-type="string" office:string-value="16:06:59">
            <text:p>16:06:59</text:p>
          </table:table-cell>
          <table:table-cell table:formula="of:=IF(ISNUMBER(SEARCH(&quot;throttling&quot;;[.G169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95</text:p>
          </table:table-cell>
          <table:table-cell office:value-type="string">
            <text:p>2017-03-06 16:06:59.26124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96];12;8)" office:value-type="string" office:string-value="16:06:59">
            <text:p>16:06:59</text:p>
          </table:table-cell>
          <table:table-cell table:formula="of:=IF(ISNUMBER(SEARCH(&quot;throttling&quot;;[.G169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96</text:p>
          </table:table-cell>
          <table:table-cell office:value-type="string">
            <text:p>2017-03-06 16:06:59.26467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697];12;8)" office:value-type="string" office:string-value="16:06:59">
            <text:p>16:06:59</text:p>
          </table:table-cell>
          <table:table-cell table:formula="of:=IF(ISNUMBER(SEARCH(&quot;throttling&quot;;[.G169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697</text:p>
          </table:table-cell>
          <table:table-cell office:value-type="string">
            <text:p>2017-03-06 16:06:59.46617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98];12;8)" office:value-type="string" office:string-value="16:06:59">
            <text:p>16:06:59</text:p>
          </table:table-cell>
          <table:table-cell table:formula="of:=IF(ISNUMBER(SEARCH(&quot;throttling&quot;;[.G169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98</text:p>
          </table:table-cell>
          <table:table-cell office:value-type="string">
            <text:p>2017-03-06 16:06:59.47042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699];12;8)" office:value-type="string" office:string-value="16:06:59">
            <text:p>16:06:59</text:p>
          </table:table-cell>
          <table:table-cell table:formula="of:=IF(ISNUMBER(SEARCH(&quot;throttling&quot;;[.G169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699</text:p>
          </table:table-cell>
          <table:table-cell office:value-type="string">
            <text:p>2017-03-06 16:06:59.47630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700];12;8)" office:value-type="string" office:string-value="16:06:59">
            <text:p>16:06:59</text:p>
          </table:table-cell>
          <table:table-cell table:formula="of:=IF(ISNUMBER(SEARCH(&quot;throttling&quot;;[.G170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700</text:p>
          </table:table-cell>
          <table:table-cell office:value-type="string">
            <text:p>2017-03-06 16:06:59.67761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701];12;8)" office:value-type="string" office:string-value="16:06:59">
            <text:p>16:06:59</text:p>
          </table:table-cell>
          <table:table-cell table:formula="of:=IF(ISNUMBER(SEARCH(&quot;throttling&quot;;[.G170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01</text:p>
          </table:table-cell>
          <table:table-cell office:value-type="string">
            <text:p>2017-03-06 16:06:59.68131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02];12;8)" office:value-type="string" office:string-value="16:06:59">
            <text:p>16:06:59</text:p>
          </table:table-cell>
          <table:table-cell table:formula="of:=IF(ISNUMBER(SEARCH(&quot;throttling&quot;;[.G170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02</text:p>
          </table:table-cell>
          <table:table-cell office:value-type="string">
            <text:p>2017-03-06 16:06:59.68507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703];12;8)" office:value-type="string" office:string-value="16:06:59">
            <text:p>16:06:59</text:p>
          </table:table-cell>
          <table:table-cell table:formula="of:=IF(ISNUMBER(SEARCH(&quot;throttling&quot;;[.G170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703</text:p>
          </table:table-cell>
          <table:table-cell office:value-type="string">
            <text:p>2017-03-06 16:06:59.88650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04];12;8)" office:value-type="string" office:string-value="16:06:59">
            <text:p>16:06:59</text:p>
          </table:table-cell>
          <table:table-cell table:formula="of:=IF(ISNUMBER(SEARCH(&quot;throttling&quot;;[.G170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04</text:p>
          </table:table-cell>
          <table:table-cell office:value-type="string">
            <text:p>2017-03-06 16:06:59.89018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05];12;8)" office:value-type="string" office:string-value="16:06:59">
            <text:p>16:06:59</text:p>
          </table:table-cell>
          <table:table-cell table:formula="of:=IF(ISNUMBER(SEARCH(&quot;throttling&quot;;[.G170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05</text:p>
          </table:table-cell>
          <table:table-cell office:value-type="string">
            <text:p>2017-03-06 16:06:59.89381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706];12;8)" office:value-type="string" office:string-value="16:06:59">
            <text:p>16:06:59</text:p>
          </table:table-cell>
          <table:table-cell table:formula="of:=IF(ISNUMBER(SEARCH(&quot;throttling&quot;;[.G170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706</text:p>
          </table:table-cell>
          <table:table-cell office:value-type="string">
            <text:p>2017-03-06 16:07:00.09542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07];12;8)" office:value-type="string" office:string-value="16:07:00">
            <text:p>16:07:00</text:p>
          </table:table-cell>
          <table:table-cell table:formula="of:=IF(ISNUMBER(SEARCH(&quot;throttling&quot;;[.G170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07</text:p>
          </table:table-cell>
          <table:table-cell office:value-type="string">
            <text:p>2017-03-06 16:07:00.10119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08];12;8)" office:value-type="string" office:string-value="16:07:00">
            <text:p>16:07:00</text:p>
          </table:table-cell>
          <table:table-cell table:formula="of:=IF(ISNUMBER(SEARCH(&quot;throttling&quot;;[.G170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08</text:p>
          </table:table-cell>
          <table:table-cell office:value-type="string">
            <text:p>2017-03-06 16:07:00.10508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709];12;8)" office:value-type="string" office:string-value="16:07:00">
            <text:p>16:07:00</text:p>
          </table:table-cell>
          <table:table-cell table:formula="of:=IF(ISNUMBER(SEARCH(&quot;throttling&quot;;[.G170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709</text:p>
          </table:table-cell>
          <table:table-cell office:value-type="string">
            <text:p>2017-03-06 16:07:00.30642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10];12;8)" office:value-type="string" office:string-value="16:07:00">
            <text:p>16:07:00</text:p>
          </table:table-cell>
          <table:table-cell table:formula="of:=IF(ISNUMBER(SEARCH(&quot;throttling&quot;;[.G171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10</text:p>
          </table:table-cell>
          <table:table-cell office:value-type="string">
            <text:p>2017-03-06 16:07:00.31109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11];12;8)" office:value-type="string" office:string-value="16:07:00">
            <text:p>16:07:00</text:p>
          </table:table-cell>
          <table:table-cell table:formula="of:=IF(ISNUMBER(SEARCH(&quot;throttling&quot;;[.G171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11</text:p>
          </table:table-cell>
          <table:table-cell office:value-type="string">
            <text:p>2017-03-06 16:07:00.31472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712];12;8)" office:value-type="string" office:string-value="16:07:00">
            <text:p>16:07:00</text:p>
          </table:table-cell>
          <table:table-cell table:formula="of:=IF(ISNUMBER(SEARCH(&quot;throttling&quot;;[.G171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712</text:p>
          </table:table-cell>
          <table:table-cell office:value-type="string">
            <text:p>2017-03-06 16:07:00.51577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13];12;8)" office:value-type="string" office:string-value="16:07:00">
            <text:p>16:07:00</text:p>
          </table:table-cell>
          <table:table-cell table:formula="of:=IF(ISNUMBER(SEARCH(&quot;throttling&quot;;[.G171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13</text:p>
          </table:table-cell>
          <table:table-cell office:value-type="string">
            <text:p>2017-03-06 16:07:00.51961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14];12;8)" office:value-type="string" office:string-value="16:07:00">
            <text:p>16:07:00</text:p>
          </table:table-cell>
          <table:table-cell table:formula="of:=IF(ISNUMBER(SEARCH(&quot;throttling&quot;;[.G171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14</text:p>
          </table:table-cell>
          <table:table-cell office:value-type="string">
            <text:p>2017-03-06 16:07:00.52363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715];12;8)" office:value-type="string" office:string-value="16:07:00">
            <text:p>16:07:00</text:p>
          </table:table-cell>
          <table:table-cell table:formula="of:=IF(ISNUMBER(SEARCH(&quot;throttling&quot;;[.G171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715</text:p>
          </table:table-cell>
          <table:table-cell office:value-type="string">
            <text:p>2017-03-06 16:07:00.72546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716];12;8)" office:value-type="string" office:string-value="16:07:00">
            <text:p>16:07:00</text:p>
          </table:table-cell>
          <table:table-cell table:formula="of:=IF(ISNUMBER(SEARCH(&quot;throttling&quot;;[.G171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16</text:p>
          </table:table-cell>
          <table:table-cell office:value-type="string">
            <text:p>2017-03-06 16:07:00.72922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17];12;8)" office:value-type="string" office:string-value="16:07:00">
            <text:p>16:07:00</text:p>
          </table:table-cell>
          <table:table-cell table:formula="of:=IF(ISNUMBER(SEARCH(&quot;throttling&quot;;[.G171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17</text:p>
          </table:table-cell>
          <table:table-cell office:value-type="string">
            <text:p>2017-03-06 16:07:00.73278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718];12;8)" office:value-type="string" office:string-value="16:07:00">
            <text:p>16:07:00</text:p>
          </table:table-cell>
          <table:table-cell table:formula="of:=IF(ISNUMBER(SEARCH(&quot;throttling&quot;;[.G171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718</text:p>
          </table:table-cell>
          <table:table-cell office:value-type="string">
            <text:p>2017-03-06 16:07:00.93560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19];12;8)" office:value-type="string" office:string-value="16:07:00">
            <text:p>16:07:00</text:p>
          </table:table-cell>
          <table:table-cell table:formula="of:=IF(ISNUMBER(SEARCH(&quot;throttling&quot;;[.G171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19</text:p>
          </table:table-cell>
          <table:table-cell office:value-type="string">
            <text:p>2017-03-06 16:07:00.93975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20];12;8)" office:value-type="string" office:string-value="16:07:00">
            <text:p>16:07:00</text:p>
          </table:table-cell>
          <table:table-cell table:formula="of:=IF(ISNUMBER(SEARCH(&quot;throttling&quot;;[.G172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20</text:p>
          </table:table-cell>
          <table:table-cell office:value-type="string">
            <text:p>2017-03-06 16:07:00.94307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721];12;8)" office:value-type="string" office:string-value="16:07:00">
            <text:p>16:07:00</text:p>
          </table:table-cell>
          <table:table-cell table:formula="of:=IF(ISNUMBER(SEARCH(&quot;throttling&quot;;[.G172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721</text:p>
          </table:table-cell>
          <table:table-cell office:value-type="string">
            <text:p>2017-03-06 16:07:01.14539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22];12;8)" office:value-type="string" office:string-value="16:07:01">
            <text:p>16:07:01</text:p>
          </table:table-cell>
          <table:table-cell table:formula="of:=IF(ISNUMBER(SEARCH(&quot;throttling&quot;;[.G172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22</text:p>
          </table:table-cell>
          <table:table-cell office:value-type="string">
            <text:p>2017-03-06 16:07:01.15100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23];12;8)" office:value-type="string" office:string-value="16:07:01">
            <text:p>16:07:01</text:p>
          </table:table-cell>
          <table:table-cell table:formula="of:=IF(ISNUMBER(SEARCH(&quot;throttling&quot;;[.G172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23</text:p>
          </table:table-cell>
          <table:table-cell office:value-type="string">
            <text:p>2017-03-06 16:07:01.15605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724];12;8)" office:value-type="string" office:string-value="16:07:01">
            <text:p>16:07:01</text:p>
          </table:table-cell>
          <table:table-cell table:formula="of:=IF(ISNUMBER(SEARCH(&quot;throttling&quot;;[.G172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724</text:p>
          </table:table-cell>
          <table:table-cell office:value-type="string">
            <text:p>2017-03-06 16:07:01.35827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25];12;8)" office:value-type="string" office:string-value="16:07:01">
            <text:p>16:07:01</text:p>
          </table:table-cell>
          <table:table-cell table:formula="of:=IF(ISNUMBER(SEARCH(&quot;throttling&quot;;[.G172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25</text:p>
          </table:table-cell>
          <table:table-cell office:value-type="string">
            <text:p>2017-03-06 16:07:01.36222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26];12;8)" office:value-type="string" office:string-value="16:07:01">
            <text:p>16:07:01</text:p>
          </table:table-cell>
          <table:table-cell table:formula="of:=IF(ISNUMBER(SEARCH(&quot;throttling&quot;;[.G172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26</text:p>
          </table:table-cell>
          <table:table-cell office:value-type="string">
            <text:p>2017-03-06 16:07:01.36611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727];12;8)" office:value-type="string" office:string-value="16:07:01">
            <text:p>16:07:01</text:p>
          </table:table-cell>
          <table:table-cell table:formula="of:=IF(ISNUMBER(SEARCH(&quot;throttling&quot;;[.G172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727</text:p>
          </table:table-cell>
          <table:table-cell office:value-type="string">
            <text:p>2017-03-06 16:07:01.56772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728];12;8)" office:value-type="string" office:string-value="16:07:01">
            <text:p>16:07:01</text:p>
          </table:table-cell>
          <table:table-cell table:formula="of:=IF(ISNUMBER(SEARCH(&quot;throttling&quot;;[.G172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28</text:p>
          </table:table-cell>
          <table:table-cell office:value-type="string">
            <text:p>2017-03-06 16:07:01.57255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29];12;8)" office:value-type="string" office:string-value="16:07:01">
            <text:p>16:07:01</text:p>
          </table:table-cell>
          <table:table-cell table:formula="of:=IF(ISNUMBER(SEARCH(&quot;throttling&quot;;[.G172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29</text:p>
          </table:table-cell>
          <table:table-cell office:value-type="string">
            <text:p>2017-03-06 16:07:01.57584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730];12;8)" office:value-type="string" office:string-value="16:07:01">
            <text:p>16:07:01</text:p>
          </table:table-cell>
          <table:table-cell table:formula="of:=IF(ISNUMBER(SEARCH(&quot;throttling&quot;;[.G173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730</text:p>
          </table:table-cell>
          <table:table-cell office:value-type="string">
            <text:p>2017-03-06 16:07:01.77754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31];12;8)" office:value-type="string" office:string-value="16:07:01">
            <text:p>16:07:01</text:p>
          </table:table-cell>
          <table:table-cell table:formula="of:=IF(ISNUMBER(SEARCH(&quot;throttling&quot;;[.G173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31</text:p>
          </table:table-cell>
          <table:table-cell office:value-type="string">
            <text:p>2017-03-06 16:07:01.78142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32];12;8)" office:value-type="string" office:string-value="16:07:01">
            <text:p>16:07:01</text:p>
          </table:table-cell>
          <table:table-cell table:formula="of:=IF(ISNUMBER(SEARCH(&quot;throttling&quot;;[.G173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32</text:p>
          </table:table-cell>
          <table:table-cell office:value-type="string">
            <text:p>2017-03-06 16:07:01.78458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733];12;8)" office:value-type="string" office:string-value="16:07:01">
            <text:p>16:07:01</text:p>
          </table:table-cell>
          <table:table-cell table:formula="of:=IF(ISNUMBER(SEARCH(&quot;throttling&quot;;[.G173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733</text:p>
          </table:table-cell>
          <table:table-cell office:value-type="string">
            <text:p>2017-03-06 16:07:01.98664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34];12;8)" office:value-type="string" office:string-value="16:07:01">
            <text:p>16:07:01</text:p>
          </table:table-cell>
          <table:table-cell table:formula="of:=IF(ISNUMBER(SEARCH(&quot;throttling&quot;;[.G173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34</text:p>
          </table:table-cell>
          <table:table-cell office:value-type="string">
            <text:p>2017-03-06 16:07:01.99024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35];12;8)" office:value-type="string" office:string-value="16:07:01">
            <text:p>16:07:01</text:p>
          </table:table-cell>
          <table:table-cell table:formula="of:=IF(ISNUMBER(SEARCH(&quot;throttling&quot;;[.G173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35</text:p>
          </table:table-cell>
          <table:table-cell office:value-type="string">
            <text:p>2017-03-06 16:07:01.99422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736];12;8)" office:value-type="string" office:string-value="16:07:01">
            <text:p>16:07:01</text:p>
          </table:table-cell>
          <table:table-cell table:formula="of:=IF(ISNUMBER(SEARCH(&quot;throttling&quot;;[.G173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736</text:p>
          </table:table-cell>
          <table:table-cell office:value-type="string">
            <text:p>2017-03-06 16:07:02.19680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37];12;8)" office:value-type="string" office:string-value="16:07:02">
            <text:p>16:07:02</text:p>
          </table:table-cell>
          <table:table-cell table:formula="of:=IF(ISNUMBER(SEARCH(&quot;throttling&quot;;[.G173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37</text:p>
          </table:table-cell>
          <table:table-cell office:value-type="string">
            <text:p>2017-03-06 16:07:02.20065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38];12;8)" office:value-type="string" office:string-value="16:07:02">
            <text:p>16:07:02</text:p>
          </table:table-cell>
          <table:table-cell table:formula="of:=IF(ISNUMBER(SEARCH(&quot;throttling&quot;;[.G173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38</text:p>
          </table:table-cell>
          <table:table-cell office:value-type="string">
            <text:p>2017-03-06 16:07:02.20434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739];12;8)" office:value-type="string" office:string-value="16:07:02">
            <text:p>16:07:02</text:p>
          </table:table-cell>
          <table:table-cell table:formula="of:=IF(ISNUMBER(SEARCH(&quot;throttling&quot;;[.G173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739</text:p>
          </table:table-cell>
          <table:table-cell office:value-type="string">
            <text:p>2017-03-06 16:07:02.40614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40];12;8)" office:value-type="string" office:string-value="16:07:02">
            <text:p>16:07:02</text:p>
          </table:table-cell>
          <table:table-cell table:formula="of:=IF(ISNUMBER(SEARCH(&quot;throttling&quot;;[.G174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40</text:p>
          </table:table-cell>
          <table:table-cell office:value-type="string">
            <text:p>2017-03-06 16:07:02.40970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41];12;8)" office:value-type="string" office:string-value="16:07:02">
            <text:p>16:07:02</text:p>
          </table:table-cell>
          <table:table-cell table:formula="of:=IF(ISNUMBER(SEARCH(&quot;throttling&quot;;[.G174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41</text:p>
          </table:table-cell>
          <table:table-cell office:value-type="string">
            <text:p>2017-03-06 16:07:02.41309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742];12;8)" office:value-type="string" office:string-value="16:07:02">
            <text:p>16:07:02</text:p>
          </table:table-cell>
          <table:table-cell table:formula="of:=IF(ISNUMBER(SEARCH(&quot;throttling&quot;;[.G174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742</text:p>
          </table:table-cell>
          <table:table-cell office:value-type="string">
            <text:p>2017-03-06 16:07:02.62033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743];12;8)" office:value-type="string" office:string-value="16:07:02">
            <text:p>16:07:02</text:p>
          </table:table-cell>
          <table:table-cell table:formula="of:=IF(ISNUMBER(SEARCH(&quot;throttling&quot;;[.G174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43</text:p>
          </table:table-cell>
          <table:table-cell office:value-type="string">
            <text:p>2017-03-06 16:07:02.62452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44];12;8)" office:value-type="string" office:string-value="16:07:02">
            <text:p>16:07:02</text:p>
          </table:table-cell>
          <table:table-cell table:formula="of:=IF(ISNUMBER(SEARCH(&quot;throttling&quot;;[.G174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44</text:p>
          </table:table-cell>
          <table:table-cell office:value-type="string">
            <text:p>2017-03-06 16:07:02.62786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745];12;8)" office:value-type="string" office:string-value="16:07:02">
            <text:p>16:07:02</text:p>
          </table:table-cell>
          <table:table-cell table:formula="of:=IF(ISNUMBER(SEARCH(&quot;throttling&quot;;[.G174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745</text:p>
          </table:table-cell>
          <table:table-cell office:value-type="string">
            <text:p>2017-03-06 16:07:02.82881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46];12;8)" office:value-type="string" office:string-value="16:07:02">
            <text:p>16:07:02</text:p>
          </table:table-cell>
          <table:table-cell table:formula="of:=IF(ISNUMBER(SEARCH(&quot;throttling&quot;;[.G174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46</text:p>
          </table:table-cell>
          <table:table-cell office:value-type="string">
            <text:p>2017-03-06 16:07:02.83231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47];12;8)" office:value-type="string" office:string-value="16:07:02">
            <text:p>16:07:02</text:p>
          </table:table-cell>
          <table:table-cell table:formula="of:=IF(ISNUMBER(SEARCH(&quot;throttling&quot;;[.G174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47</text:p>
          </table:table-cell>
          <table:table-cell office:value-type="string">
            <text:p>2017-03-06 16:07:02.83554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748];12;8)" office:value-type="string" office:string-value="16:07:02">
            <text:p>16:07:02</text:p>
          </table:table-cell>
          <table:table-cell table:formula="of:=IF(ISNUMBER(SEARCH(&quot;throttling&quot;;[.G174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748</text:p>
          </table:table-cell>
          <table:table-cell office:value-type="string">
            <text:p>2017-03-06 16:07:03.03717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49];12;8)" office:value-type="string" office:string-value="16:07:03">
            <text:p>16:07:03</text:p>
          </table:table-cell>
          <table:table-cell table:formula="of:=IF(ISNUMBER(SEARCH(&quot;throttling&quot;;[.G174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49</text:p>
          </table:table-cell>
          <table:table-cell office:value-type="string">
            <text:p>2017-03-06 16:07:03.04096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50];12;8)" office:value-type="string" office:string-value="16:07:03">
            <text:p>16:07:03</text:p>
          </table:table-cell>
          <table:table-cell table:formula="of:=IF(ISNUMBER(SEARCH(&quot;throttling&quot;;[.G175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50</text:p>
          </table:table-cell>
          <table:table-cell office:value-type="string">
            <text:p>2017-03-06 16:07:03.04550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751];12;8)" office:value-type="string" office:string-value="16:07:03">
            <text:p>16:07:03</text:p>
          </table:table-cell>
          <table:table-cell table:formula="of:=IF(ISNUMBER(SEARCH(&quot;throttling&quot;;[.G175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751</text:p>
          </table:table-cell>
          <table:table-cell office:value-type="string">
            <text:p>2017-03-06 16:07:03.24653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52];12;8)" office:value-type="string" office:string-value="16:07:03">
            <text:p>16:07:03</text:p>
          </table:table-cell>
          <table:table-cell table:formula="of:=IF(ISNUMBER(SEARCH(&quot;throttling&quot;;[.G175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52</text:p>
          </table:table-cell>
          <table:table-cell office:value-type="string">
            <text:p>2017-03-06 16:07:03.25025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53];12;8)" office:value-type="string" office:string-value="16:07:03">
            <text:p>16:07:03</text:p>
          </table:table-cell>
          <table:table-cell table:formula="of:=IF(ISNUMBER(SEARCH(&quot;throttling&quot;;[.G175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53</text:p>
          </table:table-cell>
          <table:table-cell office:value-type="string">
            <text:p>2017-03-06 16:07:03.25361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754];12;8)" office:value-type="string" office:string-value="16:07:03">
            <text:p>16:07:03</text:p>
          </table:table-cell>
          <table:table-cell table:formula="of:=IF(ISNUMBER(SEARCH(&quot;throttling&quot;;[.G175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754</text:p>
          </table:table-cell>
          <table:table-cell office:value-type="string">
            <text:p>2017-03-06 16:07:03.45507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55];12;8)" office:value-type="string" office:string-value="16:07:03">
            <text:p>16:07:03</text:p>
          </table:table-cell>
          <table:table-cell table:formula="of:=IF(ISNUMBER(SEARCH(&quot;throttling&quot;;[.G175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55</text:p>
          </table:table-cell>
          <table:table-cell office:value-type="string">
            <text:p>2017-03-06 16:07:03.45864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56];12;8)" office:value-type="string" office:string-value="16:07:03">
            <text:p>16:07:03</text:p>
          </table:table-cell>
          <table:table-cell table:formula="of:=IF(ISNUMBER(SEARCH(&quot;throttling&quot;;[.G175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56</text:p>
          </table:table-cell>
          <table:table-cell office:value-type="string">
            <text:p>2017-03-06 16:07:03.46232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757];12;8)" office:value-type="string" office:string-value="16:07:03">
            <text:p>16:07:03</text:p>
          </table:table-cell>
          <table:table-cell table:formula="of:=IF(ISNUMBER(SEARCH(&quot;throttling&quot;;[.G175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757</text:p>
          </table:table-cell>
          <table:table-cell office:value-type="string">
            <text:p>2017-03-06 16:07:03.66415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758];12;8)" office:value-type="string" office:string-value="16:07:03">
            <text:p>16:07:03</text:p>
          </table:table-cell>
          <table:table-cell table:formula="of:=IF(ISNUMBER(SEARCH(&quot;throttling&quot;;[.G175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58</text:p>
          </table:table-cell>
          <table:table-cell office:value-type="string">
            <text:p>2017-03-06 16:07:03.66798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59];12;8)" office:value-type="string" office:string-value="16:07:03">
            <text:p>16:07:03</text:p>
          </table:table-cell>
          <table:table-cell table:formula="of:=IF(ISNUMBER(SEARCH(&quot;throttling&quot;;[.G175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59</text:p>
          </table:table-cell>
          <table:table-cell office:value-type="string">
            <text:p>2017-03-06 16:07:03.67136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760];12;8)" office:value-type="string" office:string-value="16:07:03">
            <text:p>16:07:03</text:p>
          </table:table-cell>
          <table:table-cell table:formula="of:=IF(ISNUMBER(SEARCH(&quot;throttling&quot;;[.G176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760</text:p>
          </table:table-cell>
          <table:table-cell office:value-type="string">
            <text:p>2017-03-06 16:07:03.87304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61];12;8)" office:value-type="string" office:string-value="16:07:03">
            <text:p>16:07:03</text:p>
          </table:table-cell>
          <table:table-cell table:formula="of:=IF(ISNUMBER(SEARCH(&quot;throttling&quot;;[.G176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61</text:p>
          </table:table-cell>
          <table:table-cell office:value-type="string">
            <text:p>2017-03-06 16:07:03.87682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62];12;8)" office:value-type="string" office:string-value="16:07:03">
            <text:p>16:07:03</text:p>
          </table:table-cell>
          <table:table-cell table:formula="of:=IF(ISNUMBER(SEARCH(&quot;throttling&quot;;[.G176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62</text:p>
          </table:table-cell>
          <table:table-cell office:value-type="string">
            <text:p>2017-03-06 16:07:03.88037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763];12;8)" office:value-type="string" office:string-value="16:07:03">
            <text:p>16:07:03</text:p>
          </table:table-cell>
          <table:table-cell table:formula="of:=IF(ISNUMBER(SEARCH(&quot;throttling&quot;;[.G176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763</text:p>
          </table:table-cell>
          <table:table-cell office:value-type="string">
            <text:p>2017-03-06 16:07:04.08193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64];12;8)" office:value-type="string" office:string-value="16:07:04">
            <text:p>16:07:04</text:p>
          </table:table-cell>
          <table:table-cell table:formula="of:=IF(ISNUMBER(SEARCH(&quot;throttling&quot;;[.G176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64</text:p>
          </table:table-cell>
          <table:table-cell office:value-type="string">
            <text:p>2017-03-06 16:07:04.08568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65];12;8)" office:value-type="string" office:string-value="16:07:04">
            <text:p>16:07:04</text:p>
          </table:table-cell>
          <table:table-cell table:formula="of:=IF(ISNUMBER(SEARCH(&quot;throttling&quot;;[.G176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65</text:p>
          </table:table-cell>
          <table:table-cell office:value-type="string">
            <text:p>2017-03-06 16:07:04.08904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766];12;8)" office:value-type="string" office:string-value="16:07:04">
            <text:p>16:07:04</text:p>
          </table:table-cell>
          <table:table-cell table:formula="of:=IF(ISNUMBER(SEARCH(&quot;throttling&quot;;[.G176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766</text:p>
          </table:table-cell>
          <table:table-cell office:value-type="string">
            <text:p>2017-03-06 16:07:04.29059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67];12;8)" office:value-type="string" office:string-value="16:07:04">
            <text:p>16:07:04</text:p>
          </table:table-cell>
          <table:table-cell table:formula="of:=IF(ISNUMBER(SEARCH(&quot;throttling&quot;;[.G176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67</text:p>
          </table:table-cell>
          <table:table-cell office:value-type="string">
            <text:p>2017-03-06 16:07:04.29431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68];12;8)" office:value-type="string" office:string-value="16:07:04">
            <text:p>16:07:04</text:p>
          </table:table-cell>
          <table:table-cell table:formula="of:=IF(ISNUMBER(SEARCH(&quot;throttling&quot;;[.G176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68</text:p>
          </table:table-cell>
          <table:table-cell office:value-type="string">
            <text:p>2017-03-06 16:07:04.29831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769];12;8)" office:value-type="string" office:string-value="16:07:04">
            <text:p>16:07:04</text:p>
          </table:table-cell>
          <table:table-cell table:formula="of:=IF(ISNUMBER(SEARCH(&quot;throttling&quot;;[.G176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769</text:p>
          </table:table-cell>
          <table:table-cell office:value-type="string">
            <text:p>2017-03-06 16:07:04.50052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70];12;8)" office:value-type="string" office:string-value="16:07:04">
            <text:p>16:07:04</text:p>
          </table:table-cell>
          <table:table-cell table:formula="of:=IF(ISNUMBER(SEARCH(&quot;throttling&quot;;[.G177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70</text:p>
          </table:table-cell>
          <table:table-cell office:value-type="string">
            <text:p>2017-03-06 16:07:04.50731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71];12;8)" office:value-type="string" office:string-value="16:07:04">
            <text:p>16:07:04</text:p>
          </table:table-cell>
          <table:table-cell table:formula="of:=IF(ISNUMBER(SEARCH(&quot;throttling&quot;;[.G177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71</text:p>
          </table:table-cell>
          <table:table-cell office:value-type="string">
            <text:p>2017-03-06 16:07:04.51063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772];12;8)" office:value-type="string" office:string-value="16:07:04">
            <text:p>16:07:04</text:p>
          </table:table-cell>
          <table:table-cell table:formula="of:=IF(ISNUMBER(SEARCH(&quot;throttling&quot;;[.G177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772</text:p>
          </table:table-cell>
          <table:table-cell office:value-type="string">
            <text:p>2017-03-06 16:07:04.71392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773];12;8)" office:value-type="string" office:string-value="16:07:04">
            <text:p>16:07:04</text:p>
          </table:table-cell>
          <table:table-cell table:formula="of:=IF(ISNUMBER(SEARCH(&quot;throttling&quot;;[.G177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73</text:p>
          </table:table-cell>
          <table:table-cell office:value-type="string">
            <text:p>2017-03-06 16:07:04.71763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74];12;8)" office:value-type="string" office:string-value="16:07:04">
            <text:p>16:07:04</text:p>
          </table:table-cell>
          <table:table-cell table:formula="of:=IF(ISNUMBER(SEARCH(&quot;throttling&quot;;[.G177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74</text:p>
          </table:table-cell>
          <table:table-cell office:value-type="string">
            <text:p>2017-03-06 16:07:04.72091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775];12;8)" office:value-type="string" office:string-value="16:07:04">
            <text:p>16:07:04</text:p>
          </table:table-cell>
          <table:table-cell table:formula="of:=IF(ISNUMBER(SEARCH(&quot;throttling&quot;;[.G177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775</text:p>
          </table:table-cell>
          <table:table-cell office:value-type="string">
            <text:p>2017-03-06 16:07:04.92219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76];12;8)" office:value-type="string" office:string-value="16:07:04">
            <text:p>16:07:04</text:p>
          </table:table-cell>
          <table:table-cell table:formula="of:=IF(ISNUMBER(SEARCH(&quot;throttling&quot;;[.G177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76</text:p>
          </table:table-cell>
          <table:table-cell office:value-type="string">
            <text:p>2017-03-06 16:07:04.92593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77];12;8)" office:value-type="string" office:string-value="16:07:04">
            <text:p>16:07:04</text:p>
          </table:table-cell>
          <table:table-cell table:formula="of:=IF(ISNUMBER(SEARCH(&quot;throttling&quot;;[.G177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77</text:p>
          </table:table-cell>
          <table:table-cell office:value-type="string">
            <text:p>2017-03-06 16:07:04.92964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778];12;8)" office:value-type="string" office:string-value="16:07:04">
            <text:p>16:07:04</text:p>
          </table:table-cell>
          <table:table-cell table:formula="of:=IF(ISNUMBER(SEARCH(&quot;throttling&quot;;[.G177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778</text:p>
          </table:table-cell>
          <table:table-cell office:value-type="string">
            <text:p>2017-03-06 16:07:05.13056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79];12;8)" office:value-type="string" office:string-value="16:07:05">
            <text:p>16:07:05</text:p>
          </table:table-cell>
          <table:table-cell table:formula="of:=IF(ISNUMBER(SEARCH(&quot;throttling&quot;;[.G177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79</text:p>
          </table:table-cell>
          <table:table-cell office:value-type="string">
            <text:p>2017-03-06 16:07:05.13444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80];12;8)" office:value-type="string" office:string-value="16:07:05">
            <text:p>16:07:05</text:p>
          </table:table-cell>
          <table:table-cell table:formula="of:=IF(ISNUMBER(SEARCH(&quot;throttling&quot;;[.G178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80</text:p>
          </table:table-cell>
          <table:table-cell office:value-type="string">
            <text:p>2017-03-06 16:07:05.13764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781];12;8)" office:value-type="string" office:string-value="16:07:05">
            <text:p>16:07:05</text:p>
          </table:table-cell>
          <table:table-cell table:formula="of:=IF(ISNUMBER(SEARCH(&quot;throttling&quot;;[.G178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781</text:p>
          </table:table-cell>
          <table:table-cell office:value-type="string">
            <text:p>2017-03-06 16:07:05.33928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82];12;8)" office:value-type="string" office:string-value="16:07:05">
            <text:p>16:07:05</text:p>
          </table:table-cell>
          <table:table-cell table:formula="of:=IF(ISNUMBER(SEARCH(&quot;throttling&quot;;[.G178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82</text:p>
          </table:table-cell>
          <table:table-cell office:value-type="string">
            <text:p>2017-03-06 16:07:05.34295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83];12;8)" office:value-type="string" office:string-value="16:07:05">
            <text:p>16:07:05</text:p>
          </table:table-cell>
          <table:table-cell table:formula="of:=IF(ISNUMBER(SEARCH(&quot;throttling&quot;;[.G178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83</text:p>
          </table:table-cell>
          <table:table-cell office:value-type="string">
            <text:p>2017-03-06 16:07:05.34770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784];12;8)" office:value-type="string" office:string-value="16:07:05">
            <text:p>16:07:05</text:p>
          </table:table-cell>
          <table:table-cell table:formula="of:=IF(ISNUMBER(SEARCH(&quot;throttling&quot;;[.G178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784</text:p>
          </table:table-cell>
          <table:table-cell office:value-type="string">
            <text:p>2017-03-06 16:07:05.54823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785];12;8)" office:value-type="string" office:string-value="16:07:05">
            <text:p>16:07:05</text:p>
          </table:table-cell>
          <table:table-cell table:formula="of:=IF(ISNUMBER(SEARCH(&quot;throttling&quot;;[.G178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85</text:p>
          </table:table-cell>
          <table:table-cell office:value-type="string">
            <text:p>2017-03-06 16:07:05.55476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86];12;8)" office:value-type="string" office:string-value="16:07:05">
            <text:p>16:07:05</text:p>
          </table:table-cell>
          <table:table-cell table:formula="of:=IF(ISNUMBER(SEARCH(&quot;throttling&quot;;[.G178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86</text:p>
          </table:table-cell>
          <table:table-cell office:value-type="string">
            <text:p>2017-03-06 16:07:05.55878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787];12;8)" office:value-type="string" office:string-value="16:07:05">
            <text:p>16:07:05</text:p>
          </table:table-cell>
          <table:table-cell table:formula="of:=IF(ISNUMBER(SEARCH(&quot;throttling&quot;;[.G178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787</text:p>
          </table:table-cell>
          <table:table-cell office:value-type="string">
            <text:p>2017-03-06 16:07:05.75954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88];12;8)" office:value-type="string" office:string-value="16:07:05">
            <text:p>16:07:05</text:p>
          </table:table-cell>
          <table:table-cell table:formula="of:=IF(ISNUMBER(SEARCH(&quot;throttling&quot;;[.G178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88</text:p>
          </table:table-cell>
          <table:table-cell office:value-type="string">
            <text:p>2017-03-06 16:07:05.76335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89];12;8)" office:value-type="string" office:string-value="16:07:05">
            <text:p>16:07:05</text:p>
          </table:table-cell>
          <table:table-cell table:formula="of:=IF(ISNUMBER(SEARCH(&quot;throttling&quot;;[.G178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89</text:p>
          </table:table-cell>
          <table:table-cell office:value-type="string">
            <text:p>2017-03-06 16:07:05.76682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790];12;8)" office:value-type="string" office:string-value="16:07:05">
            <text:p>16:07:05</text:p>
          </table:table-cell>
          <table:table-cell table:formula="of:=IF(ISNUMBER(SEARCH(&quot;throttling&quot;;[.G179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790</text:p>
          </table:table-cell>
          <table:table-cell office:value-type="string">
            <text:p>2017-03-06 16:07:05.96910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91];12;8)" office:value-type="string" office:string-value="16:07:05">
            <text:p>16:07:05</text:p>
          </table:table-cell>
          <table:table-cell table:formula="of:=IF(ISNUMBER(SEARCH(&quot;throttling&quot;;[.G179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91</text:p>
          </table:table-cell>
          <table:table-cell office:value-type="string">
            <text:p>2017-03-06 16:07:05.97287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92];12;8)" office:value-type="string" office:string-value="16:07:05">
            <text:p>16:07:05</text:p>
          </table:table-cell>
          <table:table-cell table:formula="of:=IF(ISNUMBER(SEARCH(&quot;throttling&quot;;[.G179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92</text:p>
          </table:table-cell>
          <table:table-cell office:value-type="string">
            <text:p>2017-03-06 16:07:05.97657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793];12;8)" office:value-type="string" office:string-value="16:07:05">
            <text:p>16:07:05</text:p>
          </table:table-cell>
          <table:table-cell table:formula="of:=IF(ISNUMBER(SEARCH(&quot;throttling&quot;;[.G179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793</text:p>
          </table:table-cell>
          <table:table-cell office:value-type="string">
            <text:p>2017-03-06 16:07:06.17799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94];12;8)" office:value-type="string" office:string-value="16:07:06">
            <text:p>16:07:06</text:p>
          </table:table-cell>
          <table:table-cell table:formula="of:=IF(ISNUMBER(SEARCH(&quot;throttling&quot;;[.G179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94</text:p>
          </table:table-cell>
          <table:table-cell office:value-type="string">
            <text:p>2017-03-06 16:07:06.18177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95];12;8)" office:value-type="string" office:string-value="16:07:06">
            <text:p>16:07:06</text:p>
          </table:table-cell>
          <table:table-cell table:formula="of:=IF(ISNUMBER(SEARCH(&quot;throttling&quot;;[.G179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95</text:p>
          </table:table-cell>
          <table:table-cell office:value-type="string">
            <text:p>2017-03-06 16:07:06.18535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796];12;8)" office:value-type="string" office:string-value="16:07:06">
            <text:p>16:07:06</text:p>
          </table:table-cell>
          <table:table-cell table:formula="of:=IF(ISNUMBER(SEARCH(&quot;throttling&quot;;[.G179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796</text:p>
          </table:table-cell>
          <table:table-cell office:value-type="string">
            <text:p>2017-03-06 16:07:06.38689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97];12;8)" office:value-type="string" office:string-value="16:07:06">
            <text:p>16:07:06</text:p>
          </table:table-cell>
          <table:table-cell table:formula="of:=IF(ISNUMBER(SEARCH(&quot;throttling&quot;;[.G179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97</text:p>
          </table:table-cell>
          <table:table-cell office:value-type="string">
            <text:p>2017-03-06 16:07:06.39065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798];12;8)" office:value-type="string" office:string-value="16:07:06">
            <text:p>16:07:06</text:p>
          </table:table-cell>
          <table:table-cell table:formula="of:=IF(ISNUMBER(SEARCH(&quot;throttling&quot;;[.G179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798</text:p>
          </table:table-cell>
          <table:table-cell office:value-type="string">
            <text:p>2017-03-06 16:07:06.39421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799];12;8)" office:value-type="string" office:string-value="16:07:06">
            <text:p>16:07:06</text:p>
          </table:table-cell>
          <table:table-cell table:formula="of:=IF(ISNUMBER(SEARCH(&quot;throttling&quot;;[.G179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799</text:p>
          </table:table-cell>
          <table:table-cell office:value-type="string">
            <text:p>2017-03-06 16:07:06.61948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800];12;8)" office:value-type="string" office:string-value="16:07:06">
            <text:p>16:07:06</text:p>
          </table:table-cell>
          <table:table-cell table:formula="of:=IF(ISNUMBER(SEARCH(&quot;throttling&quot;;[.G180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00</text:p>
          </table:table-cell>
          <table:table-cell office:value-type="string">
            <text:p>2017-03-06 16:07:06.62309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01];12;8)" office:value-type="string" office:string-value="16:07:06">
            <text:p>16:07:06</text:p>
          </table:table-cell>
          <table:table-cell table:formula="of:=IF(ISNUMBER(SEARCH(&quot;throttling&quot;;[.G180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01</text:p>
          </table:table-cell>
          <table:table-cell office:value-type="string">
            <text:p>2017-03-06 16:07:06.62617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802];12;8)" office:value-type="string" office:string-value="16:07:06">
            <text:p>16:07:06</text:p>
          </table:table-cell>
          <table:table-cell table:formula="of:=IF(ISNUMBER(SEARCH(&quot;throttling&quot;;[.G180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802</text:p>
          </table:table-cell>
          <table:table-cell office:value-type="string">
            <text:p>2017-03-06 16:07:06.82815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03];12;8)" office:value-type="string" office:string-value="16:07:06">
            <text:p>16:07:06</text:p>
          </table:table-cell>
          <table:table-cell table:formula="of:=IF(ISNUMBER(SEARCH(&quot;throttling&quot;;[.G180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03</text:p>
          </table:table-cell>
          <table:table-cell office:value-type="string">
            <text:p>2017-03-06 16:07:06.83174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04];12;8)" office:value-type="string" office:string-value="16:07:06">
            <text:p>16:07:06</text:p>
          </table:table-cell>
          <table:table-cell table:formula="of:=IF(ISNUMBER(SEARCH(&quot;throttling&quot;;[.G180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04</text:p>
          </table:table-cell>
          <table:table-cell office:value-type="string">
            <text:p>2017-03-06 16:07:06.83494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805];12;8)" office:value-type="string" office:string-value="16:07:06">
            <text:p>16:07:06</text:p>
          </table:table-cell>
          <table:table-cell table:formula="of:=IF(ISNUMBER(SEARCH(&quot;throttling&quot;;[.G180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805</text:p>
          </table:table-cell>
          <table:table-cell office:value-type="string">
            <text:p>2017-03-06 16:07:07.03703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06];12;8)" office:value-type="string" office:string-value="16:07:07">
            <text:p>16:07:07</text:p>
          </table:table-cell>
          <table:table-cell table:formula="of:=IF(ISNUMBER(SEARCH(&quot;throttling&quot;;[.G180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06</text:p>
          </table:table-cell>
          <table:table-cell office:value-type="string">
            <text:p>2017-03-06 16:07:07.04069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07];12;8)" office:value-type="string" office:string-value="16:07:07">
            <text:p>16:07:07</text:p>
          </table:table-cell>
          <table:table-cell table:formula="of:=IF(ISNUMBER(SEARCH(&quot;throttling&quot;;[.G180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07</text:p>
          </table:table-cell>
          <table:table-cell office:value-type="string">
            <text:p>2017-03-06 16:07:07.04426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808];12;8)" office:value-type="string" office:string-value="16:07:07">
            <text:p>16:07:07</text:p>
          </table:table-cell>
          <table:table-cell table:formula="of:=IF(ISNUMBER(SEARCH(&quot;throttling&quot;;[.G180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808</text:p>
          </table:table-cell>
          <table:table-cell office:value-type="string">
            <text:p>2017-03-06 16:07:07.24540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09];12;8)" office:value-type="string" office:string-value="16:07:07">
            <text:p>16:07:07</text:p>
          </table:table-cell>
          <table:table-cell table:formula="of:=IF(ISNUMBER(SEARCH(&quot;throttling&quot;;[.G180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09</text:p>
          </table:table-cell>
          <table:table-cell office:value-type="string">
            <text:p>2017-03-06 16:07:07.24990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10];12;8)" office:value-type="string" office:string-value="16:07:07">
            <text:p>16:07:07</text:p>
          </table:table-cell>
          <table:table-cell table:formula="of:=IF(ISNUMBER(SEARCH(&quot;throttling&quot;;[.G181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10</text:p>
          </table:table-cell>
          <table:table-cell office:value-type="string">
            <text:p>2017-03-06 16:07:07.25322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811];12;8)" office:value-type="string" office:string-value="16:07:07">
            <text:p>16:07:07</text:p>
          </table:table-cell>
          <table:table-cell table:formula="of:=IF(ISNUMBER(SEARCH(&quot;throttling&quot;;[.G181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811</text:p>
          </table:table-cell>
          <table:table-cell office:value-type="string">
            <text:p>2017-03-06 16:07:07.45503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12];12;8)" office:value-type="string" office:string-value="16:07:07">
            <text:p>16:07:07</text:p>
          </table:table-cell>
          <table:table-cell table:formula="of:=IF(ISNUMBER(SEARCH(&quot;throttling&quot;;[.G181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12</text:p>
          </table:table-cell>
          <table:table-cell office:value-type="string">
            <text:p>2017-03-06 16:07:07.45861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13];12;8)" office:value-type="string" office:string-value="16:07:07">
            <text:p>16:07:07</text:p>
          </table:table-cell>
          <table:table-cell table:formula="of:=IF(ISNUMBER(SEARCH(&quot;throttling&quot;;[.G181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13</text:p>
          </table:table-cell>
          <table:table-cell office:value-type="string">
            <text:p>2017-03-06 16:07:07.46193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814];12;8)" office:value-type="string" office:string-value="16:07:07">
            <text:p>16:07:07</text:p>
          </table:table-cell>
          <table:table-cell table:formula="of:=IF(ISNUMBER(SEARCH(&quot;throttling&quot;;[.G181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814</text:p>
          </table:table-cell>
          <table:table-cell office:value-type="string">
            <text:p>2017-03-06 16:07:07.66384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815];12;8)" office:value-type="string" office:string-value="16:07:07">
            <text:p>16:07:07</text:p>
          </table:table-cell>
          <table:table-cell table:formula="of:=IF(ISNUMBER(SEARCH(&quot;throttling&quot;;[.G181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15</text:p>
          </table:table-cell>
          <table:table-cell office:value-type="string">
            <text:p>2017-03-06 16:07:07.66754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16];12;8)" office:value-type="string" office:string-value="16:07:07">
            <text:p>16:07:07</text:p>
          </table:table-cell>
          <table:table-cell table:formula="of:=IF(ISNUMBER(SEARCH(&quot;throttling&quot;;[.G181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16</text:p>
          </table:table-cell>
          <table:table-cell office:value-type="string">
            <text:p>2017-03-06 16:07:07.67075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817];12;8)" office:value-type="string" office:string-value="16:07:07">
            <text:p>16:07:07</text:p>
          </table:table-cell>
          <table:table-cell table:formula="of:=IF(ISNUMBER(SEARCH(&quot;throttling&quot;;[.G181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817</text:p>
          </table:table-cell>
          <table:table-cell office:value-type="string">
            <text:p>2017-03-06 16:07:07.87229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18];12;8)" office:value-type="string" office:string-value="16:07:07">
            <text:p>16:07:07</text:p>
          </table:table-cell>
          <table:table-cell table:formula="of:=IF(ISNUMBER(SEARCH(&quot;throttling&quot;;[.G181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18</text:p>
          </table:table-cell>
          <table:table-cell office:value-type="string">
            <text:p>2017-03-06 16:07:07.87598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19];12;8)" office:value-type="string" office:string-value="16:07:07">
            <text:p>16:07:07</text:p>
          </table:table-cell>
          <table:table-cell table:formula="of:=IF(ISNUMBER(SEARCH(&quot;throttling&quot;;[.G181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19</text:p>
          </table:table-cell>
          <table:table-cell office:value-type="string">
            <text:p>2017-03-06 16:07:07.87940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820];12;8)" office:value-type="string" office:string-value="16:07:07">
            <text:p>16:07:07</text:p>
          </table:table-cell>
          <table:table-cell table:formula="of:=IF(ISNUMBER(SEARCH(&quot;throttling&quot;;[.G182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820</text:p>
          </table:table-cell>
          <table:table-cell office:value-type="string">
            <text:p>2017-03-06 16:07:08.08041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21];12;8)" office:value-type="string" office:string-value="16:07:08">
            <text:p>16:07:08</text:p>
          </table:table-cell>
          <table:table-cell table:formula="of:=IF(ISNUMBER(SEARCH(&quot;throttling&quot;;[.G182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21</text:p>
          </table:table-cell>
          <table:table-cell office:value-type="string">
            <text:p>2017-03-06 16:07:08.08451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22];12;8)" office:value-type="string" office:string-value="16:07:08">
            <text:p>16:07:08</text:p>
          </table:table-cell>
          <table:table-cell table:formula="of:=IF(ISNUMBER(SEARCH(&quot;throttling&quot;;[.G182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22</text:p>
          </table:table-cell>
          <table:table-cell office:value-type="string">
            <text:p>2017-03-06 16:07:08.08769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823];12;8)" office:value-type="string" office:string-value="16:07:08">
            <text:p>16:07:08</text:p>
          </table:table-cell>
          <table:table-cell table:formula="of:=IF(ISNUMBER(SEARCH(&quot;throttling&quot;;[.G182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823</text:p>
          </table:table-cell>
          <table:table-cell office:value-type="string">
            <text:p>2017-03-06 16:07:08.28873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24];12;8)" office:value-type="string" office:string-value="16:07:08">
            <text:p>16:07:08</text:p>
          </table:table-cell>
          <table:table-cell table:formula="of:=IF(ISNUMBER(SEARCH(&quot;throttling&quot;;[.G182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24</text:p>
          </table:table-cell>
          <table:table-cell office:value-type="string">
            <text:p>2017-03-06 16:07:08.29247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25];12;8)" office:value-type="string" office:string-value="16:07:08">
            <text:p>16:07:08</text:p>
          </table:table-cell>
          <table:table-cell table:formula="of:=IF(ISNUMBER(SEARCH(&quot;throttling&quot;;[.G182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25</text:p>
          </table:table-cell>
          <table:table-cell office:value-type="string">
            <text:p>2017-03-06 16:07:08.29573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826];12;8)" office:value-type="string" office:string-value="16:07:08">
            <text:p>16:07:08</text:p>
          </table:table-cell>
          <table:table-cell table:formula="of:=IF(ISNUMBER(SEARCH(&quot;throttling&quot;;[.G182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826</text:p>
          </table:table-cell>
          <table:table-cell office:value-type="string">
            <text:p>2017-03-06 16:07:08.49705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27];12;8)" office:value-type="string" office:string-value="16:07:08">
            <text:p>16:07:08</text:p>
          </table:table-cell>
          <table:table-cell table:formula="of:=IF(ISNUMBER(SEARCH(&quot;throttling&quot;;[.G182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27</text:p>
          </table:table-cell>
          <table:table-cell office:value-type="string">
            <text:p>2017-03-06 16:07:08.50075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28];12;8)" office:value-type="string" office:string-value="16:07:08">
            <text:p>16:07:08</text:p>
          </table:table-cell>
          <table:table-cell table:formula="of:=IF(ISNUMBER(SEARCH(&quot;throttling&quot;;[.G182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28</text:p>
          </table:table-cell>
          <table:table-cell office:value-type="string">
            <text:p>2017-03-06 16:07:08.50400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829];12;8)" office:value-type="string" office:string-value="16:07:08">
            <text:p>16:07:08</text:p>
          </table:table-cell>
          <table:table-cell table:formula="of:=IF(ISNUMBER(SEARCH(&quot;throttling&quot;;[.G182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829</text:p>
          </table:table-cell>
          <table:table-cell office:value-type="string">
            <text:p>2017-03-06 16:07:08.70534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830];12;8)" office:value-type="string" office:string-value="16:07:08">
            <text:p>16:07:08</text:p>
          </table:table-cell>
          <table:table-cell table:formula="of:=IF(ISNUMBER(SEARCH(&quot;throttling&quot;;[.G183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30</text:p>
          </table:table-cell>
          <table:table-cell office:value-type="string">
            <text:p>2017-03-06 16:07:08.70920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31];12;8)" office:value-type="string" office:string-value="16:07:08">
            <text:p>16:07:08</text:p>
          </table:table-cell>
          <table:table-cell table:formula="of:=IF(ISNUMBER(SEARCH(&quot;throttling&quot;;[.G183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31</text:p>
          </table:table-cell>
          <table:table-cell office:value-type="string">
            <text:p>2017-03-06 16:07:08.71256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832];12;8)" office:value-type="string" office:string-value="16:07:08">
            <text:p>16:07:08</text:p>
          </table:table-cell>
          <table:table-cell table:formula="of:=IF(ISNUMBER(SEARCH(&quot;throttling&quot;;[.G183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832</text:p>
          </table:table-cell>
          <table:table-cell office:value-type="string">
            <text:p>2017-03-06 16:07:08.91403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33];12;8)" office:value-type="string" office:string-value="16:07:08">
            <text:p>16:07:08</text:p>
          </table:table-cell>
          <table:table-cell table:formula="of:=IF(ISNUMBER(SEARCH(&quot;throttling&quot;;[.G183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33</text:p>
          </table:table-cell>
          <table:table-cell office:value-type="string">
            <text:p>2017-03-06 16:07:08.91822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34];12;8)" office:value-type="string" office:string-value="16:07:08">
            <text:p>16:07:08</text:p>
          </table:table-cell>
          <table:table-cell table:formula="of:=IF(ISNUMBER(SEARCH(&quot;throttling&quot;;[.G183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34</text:p>
          </table:table-cell>
          <table:table-cell office:value-type="string">
            <text:p>2017-03-06 16:07:08.92157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835];12;8)" office:value-type="string" office:string-value="16:07:08">
            <text:p>16:07:08</text:p>
          </table:table-cell>
          <table:table-cell table:formula="of:=IF(ISNUMBER(SEARCH(&quot;throttling&quot;;[.G183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835</text:p>
          </table:table-cell>
          <table:table-cell office:value-type="string">
            <text:p>2017-03-06 16:07:09.12413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36];12;8)" office:value-type="string" office:string-value="16:07:09">
            <text:p>16:07:09</text:p>
          </table:table-cell>
          <table:table-cell table:formula="of:=IF(ISNUMBER(SEARCH(&quot;throttling&quot;;[.G183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36</text:p>
          </table:table-cell>
          <table:table-cell office:value-type="string">
            <text:p>2017-03-06 16:07:09.12806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37];12;8)" office:value-type="string" office:string-value="16:07:09">
            <text:p>16:07:09</text:p>
          </table:table-cell>
          <table:table-cell table:formula="of:=IF(ISNUMBER(SEARCH(&quot;throttling&quot;;[.G183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37</text:p>
          </table:table-cell>
          <table:table-cell office:value-type="string">
            <text:p>2017-03-06 16:07:09.13161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838];12;8)" office:value-type="string" office:string-value="16:07:09">
            <text:p>16:07:09</text:p>
          </table:table-cell>
          <table:table-cell table:formula="of:=IF(ISNUMBER(SEARCH(&quot;throttling&quot;;[.G183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838</text:p>
          </table:table-cell>
          <table:table-cell office:value-type="string">
            <text:p>2017-03-06 16:07:09.34403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39];12;8)" office:value-type="string" office:string-value="16:07:09">
            <text:p>16:07:09</text:p>
          </table:table-cell>
          <table:table-cell table:formula="of:=IF(ISNUMBER(SEARCH(&quot;throttling&quot;;[.G183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39</text:p>
          </table:table-cell>
          <table:table-cell office:value-type="string">
            <text:p>2017-03-06 16:07:09.34793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40];12;8)" office:value-type="string" office:string-value="16:07:09">
            <text:p>16:07:09</text:p>
          </table:table-cell>
          <table:table-cell table:formula="of:=IF(ISNUMBER(SEARCH(&quot;throttling&quot;;[.G184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40</text:p>
          </table:table-cell>
          <table:table-cell office:value-type="string">
            <text:p>2017-03-06 16:07:09.35201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841];12;8)" office:value-type="string" office:string-value="16:07:09">
            <text:p>16:07:09</text:p>
          </table:table-cell>
          <table:table-cell table:formula="of:=IF(ISNUMBER(SEARCH(&quot;throttling&quot;;[.G184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841</text:p>
          </table:table-cell>
          <table:table-cell office:value-type="string">
            <text:p>2017-03-06 16:07:09.55275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842];12;8)" office:value-type="string" office:string-value="16:07:09">
            <text:p>16:07:09</text:p>
          </table:table-cell>
          <table:table-cell table:formula="of:=IF(ISNUMBER(SEARCH(&quot;throttling&quot;;[.G184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42</text:p>
          </table:table-cell>
          <table:table-cell office:value-type="string">
            <text:p>2017-03-06 16:07:09.55688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43];12;8)" office:value-type="string" office:string-value="16:07:09">
            <text:p>16:07:09</text:p>
          </table:table-cell>
          <table:table-cell table:formula="of:=IF(ISNUMBER(SEARCH(&quot;throttling&quot;;[.G184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43</text:p>
          </table:table-cell>
          <table:table-cell office:value-type="string">
            <text:p>2017-03-06 16:07:09.55980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844];12;8)" office:value-type="string" office:string-value="16:07:09">
            <text:p>16:07:09</text:p>
          </table:table-cell>
          <table:table-cell table:formula="of:=IF(ISNUMBER(SEARCH(&quot;throttling&quot;;[.G184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844</text:p>
          </table:table-cell>
          <table:table-cell office:value-type="string">
            <text:p>2017-03-06 16:07:09.76180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45];12;8)" office:value-type="string" office:string-value="16:07:09">
            <text:p>16:07:09</text:p>
          </table:table-cell>
          <table:table-cell table:formula="of:=IF(ISNUMBER(SEARCH(&quot;throttling&quot;;[.G184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45</text:p>
          </table:table-cell>
          <table:table-cell office:value-type="string">
            <text:p>2017-03-06 16:07:09.76555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46];12;8)" office:value-type="string" office:string-value="16:07:09">
            <text:p>16:07:09</text:p>
          </table:table-cell>
          <table:table-cell table:formula="of:=IF(ISNUMBER(SEARCH(&quot;throttling&quot;;[.G184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46</text:p>
          </table:table-cell>
          <table:table-cell office:value-type="string">
            <text:p>2017-03-06 16:07:09.76981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847];12;8)" office:value-type="string" office:string-value="16:07:09">
            <text:p>16:07:09</text:p>
          </table:table-cell>
          <table:table-cell table:formula="of:=IF(ISNUMBER(SEARCH(&quot;throttling&quot;;[.G184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847</text:p>
          </table:table-cell>
          <table:table-cell office:value-type="string">
            <text:p>2017-03-06 16:07:09.97136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48];12;8)" office:value-type="string" office:string-value="16:07:09">
            <text:p>16:07:09</text:p>
          </table:table-cell>
          <table:table-cell table:formula="of:=IF(ISNUMBER(SEARCH(&quot;throttling&quot;;[.G184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48</text:p>
          </table:table-cell>
          <table:table-cell office:value-type="string">
            <text:p>2017-03-06 16:07:09.97546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49];12;8)" office:value-type="string" office:string-value="16:07:09">
            <text:p>16:07:09</text:p>
          </table:table-cell>
          <table:table-cell table:formula="of:=IF(ISNUMBER(SEARCH(&quot;throttling&quot;;[.G184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49</text:p>
          </table:table-cell>
          <table:table-cell office:value-type="string">
            <text:p>2017-03-06 16:07:09.97882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850];12;8)" office:value-type="string" office:string-value="16:07:09">
            <text:p>16:07:09</text:p>
          </table:table-cell>
          <table:table-cell table:formula="of:=IF(ISNUMBER(SEARCH(&quot;throttling&quot;;[.G185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850</text:p>
          </table:table-cell>
          <table:table-cell office:value-type="string">
            <text:p>2017-03-06 16:07:10.18005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51];12;8)" office:value-type="string" office:string-value="16:07:10">
            <text:p>16:07:10</text:p>
          </table:table-cell>
          <table:table-cell table:formula="of:=IF(ISNUMBER(SEARCH(&quot;throttling&quot;;[.G185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51</text:p>
          </table:table-cell>
          <table:table-cell office:value-type="string">
            <text:p>2017-03-06 16:07:10.18365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52];12;8)" office:value-type="string" office:string-value="16:07:10">
            <text:p>16:07:10</text:p>
          </table:table-cell>
          <table:table-cell table:formula="of:=IF(ISNUMBER(SEARCH(&quot;throttling&quot;;[.G185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52</text:p>
          </table:table-cell>
          <table:table-cell office:value-type="string">
            <text:p>2017-03-06 16:07:10.18916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853];12;8)" office:value-type="string" office:string-value="16:07:10">
            <text:p>16:07:10</text:p>
          </table:table-cell>
          <table:table-cell table:formula="of:=IF(ISNUMBER(SEARCH(&quot;throttling&quot;;[.G185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853</text:p>
          </table:table-cell>
          <table:table-cell office:value-type="string">
            <text:p>2017-03-06 16:07:10.39027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54];12;8)" office:value-type="string" office:string-value="16:07:10">
            <text:p>16:07:10</text:p>
          </table:table-cell>
          <table:table-cell table:formula="of:=IF(ISNUMBER(SEARCH(&quot;throttling&quot;;[.G185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54</text:p>
          </table:table-cell>
          <table:table-cell office:value-type="string">
            <text:p>2017-03-06 16:07:10.39401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55];12;8)" office:value-type="string" office:string-value="16:07:10">
            <text:p>16:07:10</text:p>
          </table:table-cell>
          <table:table-cell table:formula="of:=IF(ISNUMBER(SEARCH(&quot;throttling&quot;;[.G185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55</text:p>
          </table:table-cell>
          <table:table-cell office:value-type="string">
            <text:p>2017-03-06 16:07:10.39835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856];12;8)" office:value-type="string" office:string-value="16:07:10">
            <text:p>16:07:10</text:p>
          </table:table-cell>
          <table:table-cell table:formula="of:=IF(ISNUMBER(SEARCH(&quot;throttling&quot;;[.G185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856</text:p>
          </table:table-cell>
          <table:table-cell office:value-type="string">
            <text:p>2017-03-06 16:07:10.61966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857];12;8)" office:value-type="string" office:string-value="16:07:10">
            <text:p>16:07:10</text:p>
          </table:table-cell>
          <table:table-cell table:formula="of:=IF(ISNUMBER(SEARCH(&quot;throttling&quot;;[.G185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57</text:p>
          </table:table-cell>
          <table:table-cell office:value-type="string">
            <text:p>2017-03-06 16:07:10.62343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58];12;8)" office:value-type="string" office:string-value="16:07:10">
            <text:p>16:07:10</text:p>
          </table:table-cell>
          <table:table-cell table:formula="of:=IF(ISNUMBER(SEARCH(&quot;throttling&quot;;[.G185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58</text:p>
          </table:table-cell>
          <table:table-cell office:value-type="string">
            <text:p>2017-03-06 16:07:10.62659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859];12;8)" office:value-type="string" office:string-value="16:07:10">
            <text:p>16:07:10</text:p>
          </table:table-cell>
          <table:table-cell table:formula="of:=IF(ISNUMBER(SEARCH(&quot;throttling&quot;;[.G185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859</text:p>
          </table:table-cell>
          <table:table-cell office:value-type="string">
            <text:p>2017-03-06 16:07:10.82807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60];12;8)" office:value-type="string" office:string-value="16:07:10">
            <text:p>16:07:10</text:p>
          </table:table-cell>
          <table:table-cell table:formula="of:=IF(ISNUMBER(SEARCH(&quot;throttling&quot;;[.G186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60</text:p>
          </table:table-cell>
          <table:table-cell office:value-type="string">
            <text:p>2017-03-06 16:07:10.83331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61];12;8)" office:value-type="string" office:string-value="16:07:10">
            <text:p>16:07:10</text:p>
          </table:table-cell>
          <table:table-cell table:formula="of:=IF(ISNUMBER(SEARCH(&quot;throttling&quot;;[.G186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61</text:p>
          </table:table-cell>
          <table:table-cell office:value-type="string">
            <text:p>2017-03-06 16:07:10.83664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862];12;8)" office:value-type="string" office:string-value="16:07:10">
            <text:p>16:07:10</text:p>
          </table:table-cell>
          <table:table-cell table:formula="of:=IF(ISNUMBER(SEARCH(&quot;throttling&quot;;[.G186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862</text:p>
          </table:table-cell>
          <table:table-cell office:value-type="string">
            <text:p>2017-03-06 16:07:11.03960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63];12;8)" office:value-type="string" office:string-value="16:07:11">
            <text:p>16:07:11</text:p>
          </table:table-cell>
          <table:table-cell table:formula="of:=IF(ISNUMBER(SEARCH(&quot;throttling&quot;;[.G186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63</text:p>
          </table:table-cell>
          <table:table-cell office:value-type="string">
            <text:p>2017-03-06 16:07:11.04332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64];12;8)" office:value-type="string" office:string-value="16:07:11">
            <text:p>16:07:11</text:p>
          </table:table-cell>
          <table:table-cell table:formula="of:=IF(ISNUMBER(SEARCH(&quot;throttling&quot;;[.G186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64</text:p>
          </table:table-cell>
          <table:table-cell office:value-type="string">
            <text:p>2017-03-06 16:07:11.04719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865];12;8)" office:value-type="string" office:string-value="16:07:11">
            <text:p>16:07:11</text:p>
          </table:table-cell>
          <table:table-cell table:formula="of:=IF(ISNUMBER(SEARCH(&quot;throttling&quot;;[.G186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865</text:p>
          </table:table-cell>
          <table:table-cell office:value-type="string">
            <text:p>2017-03-06 16:07:11.24794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66];12;8)" office:value-type="string" office:string-value="16:07:11">
            <text:p>16:07:11</text:p>
          </table:table-cell>
          <table:table-cell table:formula="of:=IF(ISNUMBER(SEARCH(&quot;throttling&quot;;[.G186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66</text:p>
          </table:table-cell>
          <table:table-cell office:value-type="string">
            <text:p>2017-03-06 16:07:11.25185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67];12;8)" office:value-type="string" office:string-value="16:07:11">
            <text:p>16:07:11</text:p>
          </table:table-cell>
          <table:table-cell table:formula="of:=IF(ISNUMBER(SEARCH(&quot;throttling&quot;;[.G186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67</text:p>
          </table:table-cell>
          <table:table-cell office:value-type="string">
            <text:p>2017-03-06 16:07:11.25546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868];12;8)" office:value-type="string" office:string-value="16:07:11">
            <text:p>16:07:11</text:p>
          </table:table-cell>
          <table:table-cell table:formula="of:=IF(ISNUMBER(SEARCH(&quot;throttling&quot;;[.G186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868</text:p>
          </table:table-cell>
          <table:table-cell office:value-type="string">
            <text:p>2017-03-06 16:07:11.45670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69];12;8)" office:value-type="string" office:string-value="16:07:11">
            <text:p>16:07:11</text:p>
          </table:table-cell>
          <table:table-cell table:formula="of:=IF(ISNUMBER(SEARCH(&quot;throttling&quot;;[.G186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69</text:p>
          </table:table-cell>
          <table:table-cell office:value-type="string">
            <text:p>2017-03-06 16:07:11.46031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70];12;8)" office:value-type="string" office:string-value="16:07:11">
            <text:p>16:07:11</text:p>
          </table:table-cell>
          <table:table-cell table:formula="of:=IF(ISNUMBER(SEARCH(&quot;throttling&quot;;[.G187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70</text:p>
          </table:table-cell>
          <table:table-cell office:value-type="string">
            <text:p>2017-03-06 16:07:11.46371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871];12;8)" office:value-type="string" office:string-value="16:07:11">
            <text:p>16:07:11</text:p>
          </table:table-cell>
          <table:table-cell table:formula="of:=IF(ISNUMBER(SEARCH(&quot;throttling&quot;;[.G187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871</text:p>
          </table:table-cell>
          <table:table-cell office:value-type="string">
            <text:p>2017-03-06 16:07:11.66493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872];12;8)" office:value-type="string" office:string-value="16:07:11">
            <text:p>16:07:11</text:p>
          </table:table-cell>
          <table:table-cell table:formula="of:=IF(ISNUMBER(SEARCH(&quot;throttling&quot;;[.G187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72</text:p>
          </table:table-cell>
          <table:table-cell office:value-type="string">
            <text:p>2017-03-06 16:07:11.66857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73];12;8)" office:value-type="string" office:string-value="16:07:11">
            <text:p>16:07:11</text:p>
          </table:table-cell>
          <table:table-cell table:formula="of:=IF(ISNUMBER(SEARCH(&quot;throttling&quot;;[.G187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73</text:p>
          </table:table-cell>
          <table:table-cell office:value-type="string">
            <text:p>2017-03-06 16:07:11.67226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874];12;8)" office:value-type="string" office:string-value="16:07:11">
            <text:p>16:07:11</text:p>
          </table:table-cell>
          <table:table-cell table:formula="of:=IF(ISNUMBER(SEARCH(&quot;throttling&quot;;[.G187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874</text:p>
          </table:table-cell>
          <table:table-cell office:value-type="string">
            <text:p>2017-03-06 16:07:11.87308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75];12;8)" office:value-type="string" office:string-value="16:07:11">
            <text:p>16:07:11</text:p>
          </table:table-cell>
          <table:table-cell table:formula="of:=IF(ISNUMBER(SEARCH(&quot;throttling&quot;;[.G187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75</text:p>
          </table:table-cell>
          <table:table-cell office:value-type="string">
            <text:p>2017-03-06 16:07:11.87684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76];12;8)" office:value-type="string" office:string-value="16:07:11">
            <text:p>16:07:11</text:p>
          </table:table-cell>
          <table:table-cell table:formula="of:=IF(ISNUMBER(SEARCH(&quot;throttling&quot;;[.G187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76</text:p>
          </table:table-cell>
          <table:table-cell office:value-type="string">
            <text:p>2017-03-06 16:07:11.88002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877];12;8)" office:value-type="string" office:string-value="16:07:11">
            <text:p>16:07:11</text:p>
          </table:table-cell>
          <table:table-cell table:formula="of:=IF(ISNUMBER(SEARCH(&quot;throttling&quot;;[.G187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877</text:p>
          </table:table-cell>
          <table:table-cell office:value-type="string">
            <text:p>2017-03-06 16:07:12.08123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78];12;8)" office:value-type="string" office:string-value="16:07:12">
            <text:p>16:07:12</text:p>
          </table:table-cell>
          <table:table-cell table:formula="of:=IF(ISNUMBER(SEARCH(&quot;throttling&quot;;[.G187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78</text:p>
          </table:table-cell>
          <table:table-cell office:value-type="string">
            <text:p>2017-03-06 16:07:12.08539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79];12;8)" office:value-type="string" office:string-value="16:07:12">
            <text:p>16:07:12</text:p>
          </table:table-cell>
          <table:table-cell table:formula="of:=IF(ISNUMBER(SEARCH(&quot;throttling&quot;;[.G187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79</text:p>
          </table:table-cell>
          <table:table-cell office:value-type="string">
            <text:p>2017-03-06 16:07:12.09034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880];12;8)" office:value-type="string" office:string-value="16:07:12">
            <text:p>16:07:12</text:p>
          </table:table-cell>
          <table:table-cell table:formula="of:=IF(ISNUMBER(SEARCH(&quot;throttling&quot;;[.G188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880</text:p>
          </table:table-cell>
          <table:table-cell office:value-type="string">
            <text:p>2017-03-06 16:07:12.29162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81];12;8)" office:value-type="string" office:string-value="16:07:12">
            <text:p>16:07:12</text:p>
          </table:table-cell>
          <table:table-cell table:formula="of:=IF(ISNUMBER(SEARCH(&quot;throttling&quot;;[.G188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81</text:p>
          </table:table-cell>
          <table:table-cell office:value-type="string">
            <text:p>2017-03-06 16:07:12.29618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82];12;8)" office:value-type="string" office:string-value="16:07:12">
            <text:p>16:07:12</text:p>
          </table:table-cell>
          <table:table-cell table:formula="of:=IF(ISNUMBER(SEARCH(&quot;throttling&quot;;[.G188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82</text:p>
          </table:table-cell>
          <table:table-cell office:value-type="string">
            <text:p>2017-03-06 16:07:12.29933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883];12;8)" office:value-type="string" office:string-value="16:07:12">
            <text:p>16:07:12</text:p>
          </table:table-cell>
          <table:table-cell table:formula="of:=IF(ISNUMBER(SEARCH(&quot;throttling&quot;;[.G188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883</text:p>
          </table:table-cell>
          <table:table-cell office:value-type="string">
            <text:p>2017-03-06 16:07:12.50116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84];12;8)" office:value-type="string" office:string-value="16:07:12">
            <text:p>16:07:12</text:p>
          </table:table-cell>
          <table:table-cell table:formula="of:=IF(ISNUMBER(SEARCH(&quot;throttling&quot;;[.G188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84</text:p>
          </table:table-cell>
          <table:table-cell office:value-type="string">
            <text:p>2017-03-06 16:07:12.50459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85];12;8)" office:value-type="string" office:string-value="16:07:12">
            <text:p>16:07:12</text:p>
          </table:table-cell>
          <table:table-cell table:formula="of:=IF(ISNUMBER(SEARCH(&quot;throttling&quot;;[.G188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85</text:p>
          </table:table-cell>
          <table:table-cell office:value-type="string">
            <text:p>2017-03-06 16:07:12.50773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886];12;8)" office:value-type="string" office:string-value="16:07:12">
            <text:p>16:07:12</text:p>
          </table:table-cell>
          <table:table-cell table:formula="of:=IF(ISNUMBER(SEARCH(&quot;throttling&quot;;[.G188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886</text:p>
          </table:table-cell>
          <table:table-cell office:value-type="string">
            <text:p>2017-03-06 16:07:12.70977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887];12;8)" office:value-type="string" office:string-value="16:07:12">
            <text:p>16:07:12</text:p>
          </table:table-cell>
          <table:table-cell table:formula="of:=IF(ISNUMBER(SEARCH(&quot;throttling&quot;;[.G188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87</text:p>
          </table:table-cell>
          <table:table-cell office:value-type="string">
            <text:p>2017-03-06 16:07:12.71336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88];12;8)" office:value-type="string" office:string-value="16:07:12">
            <text:p>16:07:12</text:p>
          </table:table-cell>
          <table:table-cell table:formula="of:=IF(ISNUMBER(SEARCH(&quot;throttling&quot;;[.G188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88</text:p>
          </table:table-cell>
          <table:table-cell office:value-type="string">
            <text:p>2017-03-06 16:07:12.71668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889];12;8)" office:value-type="string" office:string-value="16:07:12">
            <text:p>16:07:12</text:p>
          </table:table-cell>
          <table:table-cell table:formula="of:=IF(ISNUMBER(SEARCH(&quot;throttling&quot;;[.G188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889</text:p>
          </table:table-cell>
          <table:table-cell office:value-type="string">
            <text:p>2017-03-06 16:07:12.91791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90];12;8)" office:value-type="string" office:string-value="16:07:12">
            <text:p>16:07:12</text:p>
          </table:table-cell>
          <table:table-cell table:formula="of:=IF(ISNUMBER(SEARCH(&quot;throttling&quot;;[.G189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90</text:p>
          </table:table-cell>
          <table:table-cell office:value-type="string">
            <text:p>2017-03-06 16:07:12.92140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91];12;8)" office:value-type="string" office:string-value="16:07:12">
            <text:p>16:07:12</text:p>
          </table:table-cell>
          <table:table-cell table:formula="of:=IF(ISNUMBER(SEARCH(&quot;throttling&quot;;[.G189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91</text:p>
          </table:table-cell>
          <table:table-cell office:value-type="string">
            <text:p>2017-03-06 16:07:12.92510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892];12;8)" office:value-type="string" office:string-value="16:07:12">
            <text:p>16:07:12</text:p>
          </table:table-cell>
          <table:table-cell table:formula="of:=IF(ISNUMBER(SEARCH(&quot;throttling&quot;;[.G189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892</text:p>
          </table:table-cell>
          <table:table-cell office:value-type="string">
            <text:p>2017-03-06 16:07:13.12633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93];12;8)" office:value-type="string" office:string-value="16:07:13">
            <text:p>16:07:13</text:p>
          </table:table-cell>
          <table:table-cell table:formula="of:=IF(ISNUMBER(SEARCH(&quot;throttling&quot;;[.G189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93</text:p>
          </table:table-cell>
          <table:table-cell office:value-type="string">
            <text:p>2017-03-06 16:07:13.13010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94];12;8)" office:value-type="string" office:string-value="16:07:13">
            <text:p>16:07:13</text:p>
          </table:table-cell>
          <table:table-cell table:formula="of:=IF(ISNUMBER(SEARCH(&quot;throttling&quot;;[.G189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94</text:p>
          </table:table-cell>
          <table:table-cell office:value-type="string">
            <text:p>2017-03-06 16:07:13.13340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895];12;8)" office:value-type="string" office:string-value="16:07:13">
            <text:p>16:07:13</text:p>
          </table:table-cell>
          <table:table-cell table:formula="of:=IF(ISNUMBER(SEARCH(&quot;throttling&quot;;[.G189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895</text:p>
          </table:table-cell>
          <table:table-cell office:value-type="string">
            <text:p>2017-03-06 16:07:13.33452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96];12;8)" office:value-type="string" office:string-value="16:07:13">
            <text:p>16:07:13</text:p>
          </table:table-cell>
          <table:table-cell table:formula="of:=IF(ISNUMBER(SEARCH(&quot;throttling&quot;;[.G189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96</text:p>
          </table:table-cell>
          <table:table-cell office:value-type="string">
            <text:p>2017-03-06 16:07:13.33906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897];12;8)" office:value-type="string" office:string-value="16:07:13">
            <text:p>16:07:13</text:p>
          </table:table-cell>
          <table:table-cell table:formula="of:=IF(ISNUMBER(SEARCH(&quot;throttling&quot;;[.G189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97</text:p>
          </table:table-cell>
          <table:table-cell office:value-type="string">
            <text:p>2017-03-06 16:07:13.34227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898];12;8)" office:value-type="string" office:string-value="16:07:13">
            <text:p>16:07:13</text:p>
          </table:table-cell>
          <table:table-cell table:formula="of:=IF(ISNUMBER(SEARCH(&quot;throttling&quot;;[.G189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898</text:p>
          </table:table-cell>
          <table:table-cell office:value-type="string">
            <text:p>2017-03-06 16:07:13.54394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899];12;8)" office:value-type="string" office:string-value="16:07:13">
            <text:p>16:07:13</text:p>
          </table:table-cell>
          <table:table-cell table:formula="of:=IF(ISNUMBER(SEARCH(&quot;throttling&quot;;[.G189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899</text:p>
          </table:table-cell>
          <table:table-cell office:value-type="string">
            <text:p>2017-03-06 16:07:13.54745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00];12;8)" office:value-type="string" office:string-value="16:07:13">
            <text:p>16:07:13</text:p>
          </table:table-cell>
          <table:table-cell table:formula="of:=IF(ISNUMBER(SEARCH(&quot;throttling&quot;;[.G190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00</text:p>
          </table:table-cell>
          <table:table-cell office:value-type="string">
            <text:p>2017-03-06 16:07:13.55047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901];12;8)" office:value-type="string" office:string-value="16:07:13">
            <text:p>16:07:13</text:p>
          </table:table-cell>
          <table:table-cell table:formula="of:=IF(ISNUMBER(SEARCH(&quot;throttling&quot;;[.G190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901</text:p>
          </table:table-cell>
          <table:table-cell office:value-type="string">
            <text:p>2017-03-06 16:07:13.75162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02];12;8)" office:value-type="string" office:string-value="16:07:13">
            <text:p>16:07:13</text:p>
          </table:table-cell>
          <table:table-cell table:formula="of:=IF(ISNUMBER(SEARCH(&quot;throttling&quot;;[.G190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02</text:p>
          </table:table-cell>
          <table:table-cell office:value-type="string">
            <text:p>2017-03-06 16:07:13.75536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03];12;8)" office:value-type="string" office:string-value="16:07:13">
            <text:p>16:07:13</text:p>
          </table:table-cell>
          <table:table-cell table:formula="of:=IF(ISNUMBER(SEARCH(&quot;throttling&quot;;[.G190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03</text:p>
          </table:table-cell>
          <table:table-cell office:value-type="string">
            <text:p>2017-03-06 16:07:13.75910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904];12;8)" office:value-type="string" office:string-value="16:07:13">
            <text:p>16:07:13</text:p>
          </table:table-cell>
          <table:table-cell table:formula="of:=IF(ISNUMBER(SEARCH(&quot;throttling&quot;;[.G190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904</text:p>
          </table:table-cell>
          <table:table-cell office:value-type="string">
            <text:p>2017-03-06 16:07:13.95988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05];12;8)" office:value-type="string" office:string-value="16:07:13">
            <text:p>16:07:13</text:p>
          </table:table-cell>
          <table:table-cell table:formula="of:=IF(ISNUMBER(SEARCH(&quot;throttling&quot;;[.G190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05</text:p>
          </table:table-cell>
          <table:table-cell office:value-type="string">
            <text:p>2017-03-06 16:07:13.96363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06];12;8)" office:value-type="string" office:string-value="16:07:13">
            <text:p>16:07:13</text:p>
          </table:table-cell>
          <table:table-cell table:formula="of:=IF(ISNUMBER(SEARCH(&quot;throttling&quot;;[.G190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06</text:p>
          </table:table-cell>
          <table:table-cell office:value-type="string">
            <text:p>2017-03-06 16:07:13.96777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907];12;8)" office:value-type="string" office:string-value="16:07:13">
            <text:p>16:07:13</text:p>
          </table:table-cell>
          <table:table-cell table:formula="of:=IF(ISNUMBER(SEARCH(&quot;throttling&quot;;[.G190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907</text:p>
          </table:table-cell>
          <table:table-cell office:value-type="string">
            <text:p>2017-03-06 16:07:14.16900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08];12;8)" office:value-type="string" office:string-value="16:07:14">
            <text:p>16:07:14</text:p>
          </table:table-cell>
          <table:table-cell table:formula="of:=IF(ISNUMBER(SEARCH(&quot;throttling&quot;;[.G190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08</text:p>
          </table:table-cell>
          <table:table-cell office:value-type="string">
            <text:p>2017-03-06 16:07:14.17361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09];12;8)" office:value-type="string" office:string-value="16:07:14">
            <text:p>16:07:14</text:p>
          </table:table-cell>
          <table:table-cell table:formula="of:=IF(ISNUMBER(SEARCH(&quot;throttling&quot;;[.G190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09</text:p>
          </table:table-cell>
          <table:table-cell office:value-type="string">
            <text:p>2017-03-06 16:07:14.17786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910];12;8)" office:value-type="string" office:string-value="16:07:14">
            <text:p>16:07:14</text:p>
          </table:table-cell>
          <table:table-cell table:formula="of:=IF(ISNUMBER(SEARCH(&quot;throttling&quot;;[.G191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910</text:p>
          </table:table-cell>
          <table:table-cell office:value-type="string">
            <text:p>2017-03-06 16:07:14.37964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11];12;8)" office:value-type="string" office:string-value="16:07:14">
            <text:p>16:07:14</text:p>
          </table:table-cell>
          <table:table-cell table:formula="of:=IF(ISNUMBER(SEARCH(&quot;throttling&quot;;[.G191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11</text:p>
          </table:table-cell>
          <table:table-cell office:value-type="string">
            <text:p>2017-03-06 16:07:14.38633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12];12;8)" office:value-type="string" office:string-value="16:07:14">
            <text:p>16:07:14</text:p>
          </table:table-cell>
          <table:table-cell table:formula="of:=IF(ISNUMBER(SEARCH(&quot;throttling&quot;;[.G191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12</text:p>
          </table:table-cell>
          <table:table-cell office:value-type="string">
            <text:p>2017-03-06 16:07:14.39006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913];12;8)" office:value-type="string" office:string-value="16:07:14">
            <text:p>16:07:14</text:p>
          </table:table-cell>
          <table:table-cell table:formula="of:=IF(ISNUMBER(SEARCH(&quot;throttling&quot;;[.G191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913</text:p>
          </table:table-cell>
          <table:table-cell office:value-type="string">
            <text:p>2017-03-06 16:07:14.62375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914];12;8)" office:value-type="string" office:string-value="16:07:14">
            <text:p>16:07:14</text:p>
          </table:table-cell>
          <table:table-cell table:formula="of:=IF(ISNUMBER(SEARCH(&quot;throttling&quot;;[.G191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14</text:p>
          </table:table-cell>
          <table:table-cell office:value-type="string">
            <text:p>2017-03-06 16:07:14.62772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15];12;8)" office:value-type="string" office:string-value="16:07:14">
            <text:p>16:07:14</text:p>
          </table:table-cell>
          <table:table-cell table:formula="of:=IF(ISNUMBER(SEARCH(&quot;throttling&quot;;[.G191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15</text:p>
          </table:table-cell>
          <table:table-cell office:value-type="string">
            <text:p>2017-03-06 16:07:14.63079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916];12;8)" office:value-type="string" office:string-value="16:07:14">
            <text:p>16:07:14</text:p>
          </table:table-cell>
          <table:table-cell table:formula="of:=IF(ISNUMBER(SEARCH(&quot;throttling&quot;;[.G191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916</text:p>
          </table:table-cell>
          <table:table-cell office:value-type="string">
            <text:p>2017-03-06 16:07:14.83144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17];12;8)" office:value-type="string" office:string-value="16:07:14">
            <text:p>16:07:14</text:p>
          </table:table-cell>
          <table:table-cell table:formula="of:=IF(ISNUMBER(SEARCH(&quot;throttling&quot;;[.G191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17</text:p>
          </table:table-cell>
          <table:table-cell office:value-type="string">
            <text:p>2017-03-06 16:07:14.83479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18];12;8)" office:value-type="string" office:string-value="16:07:14">
            <text:p>16:07:14</text:p>
          </table:table-cell>
          <table:table-cell table:formula="of:=IF(ISNUMBER(SEARCH(&quot;throttling&quot;;[.G191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18</text:p>
          </table:table-cell>
          <table:table-cell office:value-type="string">
            <text:p>2017-03-06 16:07:14.83791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919];12;8)" office:value-type="string" office:string-value="16:07:14">
            <text:p>16:07:14</text:p>
          </table:table-cell>
          <table:table-cell table:formula="of:=IF(ISNUMBER(SEARCH(&quot;throttling&quot;;[.G191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919</text:p>
          </table:table-cell>
          <table:table-cell office:value-type="string">
            <text:p>2017-03-06 16:07:15.03924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20];12;8)" office:value-type="string" office:string-value="16:07:15">
            <text:p>16:07:15</text:p>
          </table:table-cell>
          <table:table-cell table:formula="of:=IF(ISNUMBER(SEARCH(&quot;throttling&quot;;[.G192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20</text:p>
          </table:table-cell>
          <table:table-cell office:value-type="string">
            <text:p>2017-03-06 16:07:15.04288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21];12;8)" office:value-type="string" office:string-value="16:07:15">
            <text:p>16:07:15</text:p>
          </table:table-cell>
          <table:table-cell table:formula="of:=IF(ISNUMBER(SEARCH(&quot;throttling&quot;;[.G192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21</text:p>
          </table:table-cell>
          <table:table-cell office:value-type="string">
            <text:p>2017-03-06 16:07:15.04883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922];12;8)" office:value-type="string" office:string-value="16:07:15">
            <text:p>16:07:15</text:p>
          </table:table-cell>
          <table:table-cell table:formula="of:=IF(ISNUMBER(SEARCH(&quot;throttling&quot;;[.G192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922</text:p>
          </table:table-cell>
          <table:table-cell office:value-type="string">
            <text:p>2017-03-06 16:07:15.25080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23];12;8)" office:value-type="string" office:string-value="16:07:15">
            <text:p>16:07:15</text:p>
          </table:table-cell>
          <table:table-cell table:formula="of:=IF(ISNUMBER(SEARCH(&quot;throttling&quot;;[.G192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23</text:p>
          </table:table-cell>
          <table:table-cell office:value-type="string">
            <text:p>2017-03-06 16:07:15.25457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24];12;8)" office:value-type="string" office:string-value="16:07:15">
            <text:p>16:07:15</text:p>
          </table:table-cell>
          <table:table-cell table:formula="of:=IF(ISNUMBER(SEARCH(&quot;throttling&quot;;[.G192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24</text:p>
          </table:table-cell>
          <table:table-cell office:value-type="string">
            <text:p>2017-03-06 16:07:15.25792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925];12;8)" office:value-type="string" office:string-value="16:07:15">
            <text:p>16:07:15</text:p>
          </table:table-cell>
          <table:table-cell table:formula="of:=IF(ISNUMBER(SEARCH(&quot;throttling&quot;;[.G192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925</text:p>
          </table:table-cell>
          <table:table-cell office:value-type="string">
            <text:p>2017-03-06 16:07:15.45963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26];12;8)" office:value-type="string" office:string-value="16:07:15">
            <text:p>16:07:15</text:p>
          </table:table-cell>
          <table:table-cell table:formula="of:=IF(ISNUMBER(SEARCH(&quot;throttling&quot;;[.G192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26</text:p>
          </table:table-cell>
          <table:table-cell office:value-type="string">
            <text:p>2017-03-06 16:07:15.46324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27];12;8)" office:value-type="string" office:string-value="16:07:15">
            <text:p>16:07:15</text:p>
          </table:table-cell>
          <table:table-cell table:formula="of:=IF(ISNUMBER(SEARCH(&quot;throttling&quot;;[.G192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27</text:p>
          </table:table-cell>
          <table:table-cell office:value-type="string">
            <text:p>2017-03-06 16:07:15.46793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928];12;8)" office:value-type="string" office:string-value="16:07:15">
            <text:p>16:07:15</text:p>
          </table:table-cell>
          <table:table-cell table:formula="of:=IF(ISNUMBER(SEARCH(&quot;throttling&quot;;[.G192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928</text:p>
          </table:table-cell>
          <table:table-cell office:value-type="string">
            <text:p>2017-03-06 16:07:15.66858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929];12;8)" office:value-type="string" office:string-value="16:07:15">
            <text:p>16:07:15</text:p>
          </table:table-cell>
          <table:table-cell table:formula="of:=IF(ISNUMBER(SEARCH(&quot;throttling&quot;;[.G192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29</text:p>
          </table:table-cell>
          <table:table-cell office:value-type="string">
            <text:p>2017-03-06 16:07:15.67370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30];12;8)" office:value-type="string" office:string-value="16:07:15">
            <text:p>16:07:15</text:p>
          </table:table-cell>
          <table:table-cell table:formula="of:=IF(ISNUMBER(SEARCH(&quot;throttling&quot;;[.G193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30</text:p>
          </table:table-cell>
          <table:table-cell office:value-type="string">
            <text:p>2017-03-06 16:07:15.67720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931];12;8)" office:value-type="string" office:string-value="16:07:15">
            <text:p>16:07:15</text:p>
          </table:table-cell>
          <table:table-cell table:formula="of:=IF(ISNUMBER(SEARCH(&quot;throttling&quot;;[.G193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931</text:p>
          </table:table-cell>
          <table:table-cell office:value-type="string">
            <text:p>2017-03-06 16:07:15.87820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32];12;8)" office:value-type="string" office:string-value="16:07:15">
            <text:p>16:07:15</text:p>
          </table:table-cell>
          <table:table-cell table:formula="of:=IF(ISNUMBER(SEARCH(&quot;throttling&quot;;[.G193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32</text:p>
          </table:table-cell>
          <table:table-cell office:value-type="string">
            <text:p>2017-03-06 16:07:15.88167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33];12;8)" office:value-type="string" office:string-value="16:07:15">
            <text:p>16:07:15</text:p>
          </table:table-cell>
          <table:table-cell table:formula="of:=IF(ISNUMBER(SEARCH(&quot;throttling&quot;;[.G193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33</text:p>
          </table:table-cell>
          <table:table-cell office:value-type="string">
            <text:p>2017-03-06 16:07:15.88488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934];12;8)" office:value-type="string" office:string-value="16:07:15">
            <text:p>16:07:15</text:p>
          </table:table-cell>
          <table:table-cell table:formula="of:=IF(ISNUMBER(SEARCH(&quot;throttling&quot;;[.G193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934</text:p>
          </table:table-cell>
          <table:table-cell office:value-type="string">
            <text:p>2017-03-06 16:07:16.08761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35];12;8)" office:value-type="string" office:string-value="16:07:16">
            <text:p>16:07:16</text:p>
          </table:table-cell>
          <table:table-cell table:formula="of:=IF(ISNUMBER(SEARCH(&quot;throttling&quot;;[.G193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35</text:p>
          </table:table-cell>
          <table:table-cell office:value-type="string">
            <text:p>2017-03-06 16:07:16.09135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36];12;8)" office:value-type="string" office:string-value="16:07:16">
            <text:p>16:07:16</text:p>
          </table:table-cell>
          <table:table-cell table:formula="of:=IF(ISNUMBER(SEARCH(&quot;throttling&quot;;[.G193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36</text:p>
          </table:table-cell>
          <table:table-cell office:value-type="string">
            <text:p>2017-03-06 16:07:16.09469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937];12;8)" office:value-type="string" office:string-value="16:07:16">
            <text:p>16:07:16</text:p>
          </table:table-cell>
          <table:table-cell table:formula="of:=IF(ISNUMBER(SEARCH(&quot;throttling&quot;;[.G193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937</text:p>
          </table:table-cell>
          <table:table-cell office:value-type="string">
            <text:p>2017-03-06 16:07:16.29620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38];12;8)" office:value-type="string" office:string-value="16:07:16">
            <text:p>16:07:16</text:p>
          </table:table-cell>
          <table:table-cell table:formula="of:=IF(ISNUMBER(SEARCH(&quot;throttling&quot;;[.G193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38</text:p>
          </table:table-cell>
          <table:table-cell office:value-type="string">
            <text:p>2017-03-06 16:07:16.29992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39];12;8)" office:value-type="string" office:string-value="16:07:16">
            <text:p>16:07:16</text:p>
          </table:table-cell>
          <table:table-cell table:formula="of:=IF(ISNUMBER(SEARCH(&quot;throttling&quot;;[.G193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39</text:p>
          </table:table-cell>
          <table:table-cell office:value-type="string">
            <text:p>2017-03-06 16:07:16.30320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940];12;8)" office:value-type="string" office:string-value="16:07:16">
            <text:p>16:07:16</text:p>
          </table:table-cell>
          <table:table-cell table:formula="of:=IF(ISNUMBER(SEARCH(&quot;throttling&quot;;[.G194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940</text:p>
          </table:table-cell>
          <table:table-cell office:value-type="string">
            <text:p>2017-03-06 16:07:16.50414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41];12;8)" office:value-type="string" office:string-value="16:07:16">
            <text:p>16:07:16</text:p>
          </table:table-cell>
          <table:table-cell table:formula="of:=IF(ISNUMBER(SEARCH(&quot;throttling&quot;;[.G194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41</text:p>
          </table:table-cell>
          <table:table-cell office:value-type="string">
            <text:p>2017-03-06 16:07:16.50777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42];12;8)" office:value-type="string" office:string-value="16:07:16">
            <text:p>16:07:16</text:p>
          </table:table-cell>
          <table:table-cell table:formula="of:=IF(ISNUMBER(SEARCH(&quot;throttling&quot;;[.G194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42</text:p>
          </table:table-cell>
          <table:table-cell office:value-type="string">
            <text:p>2017-03-06 16:07:16.51189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943];12;8)" office:value-type="string" office:string-value="16:07:16">
            <text:p>16:07:16</text:p>
          </table:table-cell>
          <table:table-cell table:formula="of:=IF(ISNUMBER(SEARCH(&quot;throttling&quot;;[.G194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943</text:p>
          </table:table-cell>
          <table:table-cell office:value-type="string">
            <text:p>2017-03-06 16:07:16.71335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944];12;8)" office:value-type="string" office:string-value="16:07:16">
            <text:p>16:07:16</text:p>
          </table:table-cell>
          <table:table-cell table:formula="of:=IF(ISNUMBER(SEARCH(&quot;throttling&quot;;[.G194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44</text:p>
          </table:table-cell>
          <table:table-cell office:value-type="string">
            <text:p>2017-03-06 16:07:16.71798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45];12;8)" office:value-type="string" office:string-value="16:07:16">
            <text:p>16:07:16</text:p>
          </table:table-cell>
          <table:table-cell table:formula="of:=IF(ISNUMBER(SEARCH(&quot;throttling&quot;;[.G194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45</text:p>
          </table:table-cell>
          <table:table-cell office:value-type="string">
            <text:p>2017-03-06 16:07:16.72150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946];12;8)" office:value-type="string" office:string-value="16:07:16">
            <text:p>16:07:16</text:p>
          </table:table-cell>
          <table:table-cell table:formula="of:=IF(ISNUMBER(SEARCH(&quot;throttling&quot;;[.G194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946</text:p>
          </table:table-cell>
          <table:table-cell office:value-type="string">
            <text:p>2017-03-06 16:07:16.92235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47];12;8)" office:value-type="string" office:string-value="16:07:16">
            <text:p>16:07:16</text:p>
          </table:table-cell>
          <table:table-cell table:formula="of:=IF(ISNUMBER(SEARCH(&quot;throttling&quot;;[.G194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47</text:p>
          </table:table-cell>
          <table:table-cell office:value-type="string">
            <text:p>2017-03-06 16:07:16.92641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48];12;8)" office:value-type="string" office:string-value="16:07:16">
            <text:p>16:07:16</text:p>
          </table:table-cell>
          <table:table-cell table:formula="of:=IF(ISNUMBER(SEARCH(&quot;throttling&quot;;[.G194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48</text:p>
          </table:table-cell>
          <table:table-cell office:value-type="string">
            <text:p>2017-03-06 16:07:16.92953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949];12;8)" office:value-type="string" office:string-value="16:07:16">
            <text:p>16:07:16</text:p>
          </table:table-cell>
          <table:table-cell table:formula="of:=IF(ISNUMBER(SEARCH(&quot;throttling&quot;;[.G194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949</text:p>
          </table:table-cell>
          <table:table-cell office:value-type="string">
            <text:p>2017-03-06 16:07:17.13090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50];12;8)" office:value-type="string" office:string-value="16:07:17">
            <text:p>16:07:17</text:p>
          </table:table-cell>
          <table:table-cell table:formula="of:=IF(ISNUMBER(SEARCH(&quot;throttling&quot;;[.G195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50</text:p>
          </table:table-cell>
          <table:table-cell office:value-type="string">
            <text:p>2017-03-06 16:07:17.13471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51];12;8)" office:value-type="string" office:string-value="16:07:17">
            <text:p>16:07:17</text:p>
          </table:table-cell>
          <table:table-cell table:formula="of:=IF(ISNUMBER(SEARCH(&quot;throttling&quot;;[.G195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51</text:p>
          </table:table-cell>
          <table:table-cell office:value-type="string">
            <text:p>2017-03-06 16:07:17.13831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952];12;8)" office:value-type="string" office:string-value="16:07:17">
            <text:p>16:07:17</text:p>
          </table:table-cell>
          <table:table-cell table:formula="of:=IF(ISNUMBER(SEARCH(&quot;throttling&quot;;[.G195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952</text:p>
          </table:table-cell>
          <table:table-cell office:value-type="string">
            <text:p>2017-03-06 16:07:17.34039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53];12;8)" office:value-type="string" office:string-value="16:07:17">
            <text:p>16:07:17</text:p>
          </table:table-cell>
          <table:table-cell table:formula="of:=IF(ISNUMBER(SEARCH(&quot;throttling&quot;;[.G195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53</text:p>
          </table:table-cell>
          <table:table-cell office:value-type="string">
            <text:p>2017-03-06 16:07:17.34568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54];12;8)" office:value-type="string" office:string-value="16:07:17">
            <text:p>16:07:17</text:p>
          </table:table-cell>
          <table:table-cell table:formula="of:=IF(ISNUMBER(SEARCH(&quot;throttling&quot;;[.G195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54</text:p>
          </table:table-cell>
          <table:table-cell office:value-type="string">
            <text:p>2017-03-06 16:07:17.35223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955];12;8)" office:value-type="string" office:string-value="16:07:17">
            <text:p>16:07:17</text:p>
          </table:table-cell>
          <table:table-cell table:formula="of:=IF(ISNUMBER(SEARCH(&quot;throttling&quot;;[.G195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955</text:p>
          </table:table-cell>
          <table:table-cell office:value-type="string">
            <text:p>2017-03-06 16:07:17.55378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956];12;8)" office:value-type="string" office:string-value="16:07:17">
            <text:p>16:07:17</text:p>
          </table:table-cell>
          <table:table-cell table:formula="of:=IF(ISNUMBER(SEARCH(&quot;throttling&quot;;[.G195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56</text:p>
          </table:table-cell>
          <table:table-cell office:value-type="string">
            <text:p>2017-03-06 16:07:17.55759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57];12;8)" office:value-type="string" office:string-value="16:07:17">
            <text:p>16:07:17</text:p>
          </table:table-cell>
          <table:table-cell table:formula="of:=IF(ISNUMBER(SEARCH(&quot;throttling&quot;;[.G195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57</text:p>
          </table:table-cell>
          <table:table-cell office:value-type="string">
            <text:p>2017-03-06 16:07:17.56079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958];12;8)" office:value-type="string" office:string-value="16:07:17">
            <text:p>16:07:17</text:p>
          </table:table-cell>
          <table:table-cell table:formula="of:=IF(ISNUMBER(SEARCH(&quot;throttling&quot;;[.G195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958</text:p>
          </table:table-cell>
          <table:table-cell office:value-type="string">
            <text:p>2017-03-06 16:07:17.76228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59];12;8)" office:value-type="string" office:string-value="16:07:17">
            <text:p>16:07:17</text:p>
          </table:table-cell>
          <table:table-cell table:formula="of:=IF(ISNUMBER(SEARCH(&quot;throttling&quot;;[.G195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59</text:p>
          </table:table-cell>
          <table:table-cell office:value-type="string">
            <text:p>2017-03-06 16:07:17.76780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60];12;8)" office:value-type="string" office:string-value="16:07:17">
            <text:p>16:07:17</text:p>
          </table:table-cell>
          <table:table-cell table:formula="of:=IF(ISNUMBER(SEARCH(&quot;throttling&quot;;[.G196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60</text:p>
          </table:table-cell>
          <table:table-cell office:value-type="string">
            <text:p>2017-03-06 16:07:17.77109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961];12;8)" office:value-type="string" office:string-value="16:07:17">
            <text:p>16:07:17</text:p>
          </table:table-cell>
          <table:table-cell table:formula="of:=IF(ISNUMBER(SEARCH(&quot;throttling&quot;;[.G196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961</text:p>
          </table:table-cell>
          <table:table-cell office:value-type="string">
            <text:p>2017-03-06 16:07:17.97321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62];12;8)" office:value-type="string" office:string-value="16:07:17">
            <text:p>16:07:17</text:p>
          </table:table-cell>
          <table:table-cell table:formula="of:=IF(ISNUMBER(SEARCH(&quot;throttling&quot;;[.G196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62</text:p>
          </table:table-cell>
          <table:table-cell office:value-type="string">
            <text:p>2017-03-06 16:07:17.97680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63];12;8)" office:value-type="string" office:string-value="16:07:17">
            <text:p>16:07:17</text:p>
          </table:table-cell>
          <table:table-cell table:formula="of:=IF(ISNUMBER(SEARCH(&quot;throttling&quot;;[.G196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63</text:p>
          </table:table-cell>
          <table:table-cell office:value-type="string">
            <text:p>2017-03-06 16:07:17.97998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964];12;8)" office:value-type="string" office:string-value="16:07:17">
            <text:p>16:07:17</text:p>
          </table:table-cell>
          <table:table-cell table:formula="of:=IF(ISNUMBER(SEARCH(&quot;throttling&quot;;[.G196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964</text:p>
          </table:table-cell>
          <table:table-cell office:value-type="string">
            <text:p>2017-03-06 16:07:18.18130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65];12;8)" office:value-type="string" office:string-value="16:07:18">
            <text:p>16:07:18</text:p>
          </table:table-cell>
          <table:table-cell table:formula="of:=IF(ISNUMBER(SEARCH(&quot;throttling&quot;;[.G196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65</text:p>
          </table:table-cell>
          <table:table-cell office:value-type="string">
            <text:p>2017-03-06 16:07:18.18515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66];12;8)" office:value-type="string" office:string-value="16:07:18">
            <text:p>16:07:18</text:p>
          </table:table-cell>
          <table:table-cell table:formula="of:=IF(ISNUMBER(SEARCH(&quot;throttling&quot;;[.G196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66</text:p>
          </table:table-cell>
          <table:table-cell office:value-type="string">
            <text:p>2017-03-06 16:07:18.18882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967];12;8)" office:value-type="string" office:string-value="16:07:18">
            <text:p>16:07:18</text:p>
          </table:table-cell>
          <table:table-cell table:formula="of:=IF(ISNUMBER(SEARCH(&quot;throttling&quot;;[.G196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967</text:p>
          </table:table-cell>
          <table:table-cell office:value-type="string">
            <text:p>2017-03-06 16:07:18.39032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68];12;8)" office:value-type="string" office:string-value="16:07:18">
            <text:p>16:07:18</text:p>
          </table:table-cell>
          <table:table-cell table:formula="of:=IF(ISNUMBER(SEARCH(&quot;throttling&quot;;[.G196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68</text:p>
          </table:table-cell>
          <table:table-cell office:value-type="string">
            <text:p>2017-03-06 16:07:18.39405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69];12;8)" office:value-type="string" office:string-value="16:07:18">
            <text:p>16:07:18</text:p>
          </table:table-cell>
          <table:table-cell table:formula="of:=IF(ISNUMBER(SEARCH(&quot;throttling&quot;;[.G196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69</text:p>
          </table:table-cell>
          <table:table-cell office:value-type="string">
            <text:p>2017-03-06 16:07:18.39745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970];12;8)" office:value-type="string" office:string-value="16:07:18">
            <text:p>16:07:18</text:p>
          </table:table-cell>
          <table:table-cell table:formula="of:=IF(ISNUMBER(SEARCH(&quot;throttling&quot;;[.G197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970</text:p>
          </table:table-cell>
          <table:table-cell office:value-type="string">
            <text:p>2017-03-06 16:07:18.61999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971];12;8)" office:value-type="string" office:string-value="16:07:18">
            <text:p>16:07:18</text:p>
          </table:table-cell>
          <table:table-cell table:formula="of:=IF(ISNUMBER(SEARCH(&quot;throttling&quot;;[.G197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71</text:p>
          </table:table-cell>
          <table:table-cell office:value-type="string">
            <text:p>2017-03-06 16:07:18.62378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72];12;8)" office:value-type="string" office:string-value="16:07:18">
            <text:p>16:07:18</text:p>
          </table:table-cell>
          <table:table-cell table:formula="of:=IF(ISNUMBER(SEARCH(&quot;throttling&quot;;[.G197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72</text:p>
          </table:table-cell>
          <table:table-cell office:value-type="string">
            <text:p>2017-03-06 16:07:18.62679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973];12;8)" office:value-type="string" office:string-value="16:07:18">
            <text:p>16:07:18</text:p>
          </table:table-cell>
          <table:table-cell table:formula="of:=IF(ISNUMBER(SEARCH(&quot;throttling&quot;;[.G197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973</text:p>
          </table:table-cell>
          <table:table-cell office:value-type="string">
            <text:p>2017-03-06 16:07:18.82812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74];12;8)" office:value-type="string" office:string-value="16:07:18">
            <text:p>16:07:18</text:p>
          </table:table-cell>
          <table:table-cell table:formula="of:=IF(ISNUMBER(SEARCH(&quot;throttling&quot;;[.G197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74</text:p>
          </table:table-cell>
          <table:table-cell office:value-type="string">
            <text:p>2017-03-06 16:07:18.83179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75];12;8)" office:value-type="string" office:string-value="16:07:18">
            <text:p>16:07:18</text:p>
          </table:table-cell>
          <table:table-cell table:formula="of:=IF(ISNUMBER(SEARCH(&quot;throttling&quot;;[.G197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75</text:p>
          </table:table-cell>
          <table:table-cell office:value-type="string">
            <text:p>2017-03-06 16:07:18.83517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976];12;8)" office:value-type="string" office:string-value="16:07:18">
            <text:p>16:07:18</text:p>
          </table:table-cell>
          <table:table-cell table:formula="of:=IF(ISNUMBER(SEARCH(&quot;throttling&quot;;[.G197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976</text:p>
          </table:table-cell>
          <table:table-cell office:value-type="string">
            <text:p>2017-03-06 16:07:19.03647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77];12;8)" office:value-type="string" office:string-value="16:07:19">
            <text:p>16:07:19</text:p>
          </table:table-cell>
          <table:table-cell table:formula="of:=IF(ISNUMBER(SEARCH(&quot;throttling&quot;;[.G197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77</text:p>
          </table:table-cell>
          <table:table-cell office:value-type="string">
            <text:p>2017-03-06 16:07:19.04014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78];12;8)" office:value-type="string" office:string-value="16:07:19">
            <text:p>16:07:19</text:p>
          </table:table-cell>
          <table:table-cell table:formula="of:=IF(ISNUMBER(SEARCH(&quot;throttling&quot;;[.G197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78</text:p>
          </table:table-cell>
          <table:table-cell office:value-type="string">
            <text:p>2017-03-06 16:07:19.04361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979];12;8)" office:value-type="string" office:string-value="16:07:19">
            <text:p>16:07:19</text:p>
          </table:table-cell>
          <table:table-cell table:formula="of:=IF(ISNUMBER(SEARCH(&quot;throttling&quot;;[.G197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979</text:p>
          </table:table-cell>
          <table:table-cell office:value-type="string">
            <text:p>2017-03-06 16:07:19.24459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80];12;8)" office:value-type="string" office:string-value="16:07:19">
            <text:p>16:07:19</text:p>
          </table:table-cell>
          <table:table-cell table:formula="of:=IF(ISNUMBER(SEARCH(&quot;throttling&quot;;[.G198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80</text:p>
          </table:table-cell>
          <table:table-cell office:value-type="string">
            <text:p>2017-03-06 16:07:19.24817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81];12;8)" office:value-type="string" office:string-value="16:07:19">
            <text:p>16:07:19</text:p>
          </table:table-cell>
          <table:table-cell table:formula="of:=IF(ISNUMBER(SEARCH(&quot;throttling&quot;;[.G198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81</text:p>
          </table:table-cell>
          <table:table-cell office:value-type="string">
            <text:p>2017-03-06 16:07:19.25147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982];12;8)" office:value-type="string" office:string-value="16:07:19">
            <text:p>16:07:19</text:p>
          </table:table-cell>
          <table:table-cell table:formula="of:=IF(ISNUMBER(SEARCH(&quot;throttling&quot;;[.G198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982</text:p>
          </table:table-cell>
          <table:table-cell office:value-type="string">
            <text:p>2017-03-06 16:07:19.45354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83];12;8)" office:value-type="string" office:string-value="16:07:19">
            <text:p>16:07:19</text:p>
          </table:table-cell>
          <table:table-cell table:formula="of:=IF(ISNUMBER(SEARCH(&quot;throttling&quot;;[.G198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83</text:p>
          </table:table-cell>
          <table:table-cell office:value-type="string">
            <text:p>2017-03-06 16:07:19.45703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84];12;8)" office:value-type="string" office:string-value="16:07:19">
            <text:p>16:07:19</text:p>
          </table:table-cell>
          <table:table-cell table:formula="of:=IF(ISNUMBER(SEARCH(&quot;throttling&quot;;[.G198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84</text:p>
          </table:table-cell>
          <table:table-cell office:value-type="string">
            <text:p>2017-03-06 16:07:19.46026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985];12;8)" office:value-type="string" office:string-value="16:07:19">
            <text:p>16:07:19</text:p>
          </table:table-cell>
          <table:table-cell table:formula="of:=IF(ISNUMBER(SEARCH(&quot;throttling&quot;;[.G198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985</text:p>
          </table:table-cell>
          <table:table-cell office:value-type="string">
            <text:p>2017-03-06 16:07:19.66231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1986];12;8)" office:value-type="string" office:string-value="16:07:19">
            <text:p>16:07:19</text:p>
          </table:table-cell>
          <table:table-cell table:formula="of:=IF(ISNUMBER(SEARCH(&quot;throttling&quot;;[.G198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86</text:p>
          </table:table-cell>
          <table:table-cell office:value-type="string">
            <text:p>2017-03-06 16:07:19.66622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87];12;8)" office:value-type="string" office:string-value="16:07:19">
            <text:p>16:07:19</text:p>
          </table:table-cell>
          <table:table-cell table:formula="of:=IF(ISNUMBER(SEARCH(&quot;throttling&quot;;[.G198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87</text:p>
          </table:table-cell>
          <table:table-cell office:value-type="string">
            <text:p>2017-03-06 16:07:19.67032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988];12;8)" office:value-type="string" office:string-value="16:07:19">
            <text:p>16:07:19</text:p>
          </table:table-cell>
          <table:table-cell table:formula="of:=IF(ISNUMBER(SEARCH(&quot;throttling&quot;;[.G198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988</text:p>
          </table:table-cell>
          <table:table-cell office:value-type="string">
            <text:p>2017-03-06 16:07:19.87212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89];12;8)" office:value-type="string" office:string-value="16:07:19">
            <text:p>16:07:19</text:p>
          </table:table-cell>
          <table:table-cell table:formula="of:=IF(ISNUMBER(SEARCH(&quot;throttling&quot;;[.G198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89</text:p>
          </table:table-cell>
          <table:table-cell office:value-type="string">
            <text:p>2017-03-06 16:07:19.87583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90];12;8)" office:value-type="string" office:string-value="16:07:19">
            <text:p>16:07:19</text:p>
          </table:table-cell>
          <table:table-cell table:formula="of:=IF(ISNUMBER(SEARCH(&quot;throttling&quot;;[.G199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90</text:p>
          </table:table-cell>
          <table:table-cell office:value-type="string">
            <text:p>2017-03-06 16:07:19.87908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991];12;8)" office:value-type="string" office:string-value="16:07:19">
            <text:p>16:07:19</text:p>
          </table:table-cell>
          <table:table-cell table:formula="of:=IF(ISNUMBER(SEARCH(&quot;throttling&quot;;[.G199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991</text:p>
          </table:table-cell>
          <table:table-cell office:value-type="string">
            <text:p>2017-03-06 16:07:20.08039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92];12;8)" office:value-type="string" office:string-value="16:07:20">
            <text:p>16:07:20</text:p>
          </table:table-cell>
          <table:table-cell table:formula="of:=IF(ISNUMBER(SEARCH(&quot;throttling&quot;;[.G199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92</text:p>
          </table:table-cell>
          <table:table-cell office:value-type="string">
            <text:p>2017-03-06 16:07:20.08398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93];12;8)" office:value-type="string" office:string-value="16:07:20">
            <text:p>16:07:20</text:p>
          </table:table-cell>
          <table:table-cell table:formula="of:=IF(ISNUMBER(SEARCH(&quot;throttling&quot;;[.G199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93</text:p>
          </table:table-cell>
          <table:table-cell office:value-type="string">
            <text:p>2017-03-06 16:07:20.08875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994];12;8)" office:value-type="string" office:string-value="16:07:20">
            <text:p>16:07:20</text:p>
          </table:table-cell>
          <table:table-cell table:formula="of:=IF(ISNUMBER(SEARCH(&quot;throttling&quot;;[.G199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994</text:p>
          </table:table-cell>
          <table:table-cell office:value-type="string">
            <text:p>2017-03-06 16:07:20.29058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95];12;8)" office:value-type="string" office:string-value="16:07:20">
            <text:p>16:07:20</text:p>
          </table:table-cell>
          <table:table-cell table:formula="of:=IF(ISNUMBER(SEARCH(&quot;throttling&quot;;[.G199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95</text:p>
          </table:table-cell>
          <table:table-cell office:value-type="string">
            <text:p>2017-03-06 16:07:20.29490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96];12;8)" office:value-type="string" office:string-value="16:07:20">
            <text:p>16:07:20</text:p>
          </table:table-cell>
          <table:table-cell table:formula="of:=IF(ISNUMBER(SEARCH(&quot;throttling&quot;;[.G199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96</text:p>
          </table:table-cell>
          <table:table-cell office:value-type="string">
            <text:p>2017-03-06 16:07:20.29822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1997];12;8)" office:value-type="string" office:string-value="16:07:20">
            <text:p>16:07:20</text:p>
          </table:table-cell>
          <table:table-cell table:formula="of:=IF(ISNUMBER(SEARCH(&quot;throttling&quot;;[.G199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1997</text:p>
          </table:table-cell>
          <table:table-cell office:value-type="string">
            <text:p>2017-03-06 16:07:20.49978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98];12;8)" office:value-type="string" office:string-value="16:07:20">
            <text:p>16:07:20</text:p>
          </table:table-cell>
          <table:table-cell table:formula="of:=IF(ISNUMBER(SEARCH(&quot;throttling&quot;;[.G199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98</text:p>
          </table:table-cell>
          <table:table-cell office:value-type="string">
            <text:p>2017-03-06 16:07:20.50324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1999];12;8)" office:value-type="string" office:string-value="16:07:20">
            <text:p>16:07:20</text:p>
          </table:table-cell>
          <table:table-cell table:formula="of:=IF(ISNUMBER(SEARCH(&quot;throttling&quot;;[.G199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1999</text:p>
          </table:table-cell>
          <table:table-cell office:value-type="string">
            <text:p>2017-03-06 16:07:20.50662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000];12;8)" office:value-type="string" office:string-value="16:07:20">
            <text:p>16:07:20</text:p>
          </table:table-cell>
          <table:table-cell table:formula="of:=IF(ISNUMBER(SEARCH(&quot;throttling&quot;;[.G200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000</text:p>
          </table:table-cell>
          <table:table-cell office:value-type="string">
            <text:p>2017-03-06 16:07:20.70796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2001];12;8)" office:value-type="string" office:string-value="16:07:20">
            <text:p>16:07:20</text:p>
          </table:table-cell>
          <table:table-cell table:formula="of:=IF(ISNUMBER(SEARCH(&quot;throttling&quot;;[.G200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01</text:p>
          </table:table-cell>
          <table:table-cell office:value-type="string">
            <text:p>2017-03-06 16:07:20.71263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02];12;8)" office:value-type="string" office:string-value="16:07:20">
            <text:p>16:07:20</text:p>
          </table:table-cell>
          <table:table-cell table:formula="of:=IF(ISNUMBER(SEARCH(&quot;throttling&quot;;[.G200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02</text:p>
          </table:table-cell>
          <table:table-cell office:value-type="string">
            <text:p>2017-03-06 16:07:20.71577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003];12;8)" office:value-type="string" office:string-value="16:07:20">
            <text:p>16:07:20</text:p>
          </table:table-cell>
          <table:table-cell table:formula="of:=IF(ISNUMBER(SEARCH(&quot;throttling&quot;;[.G200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003</text:p>
          </table:table-cell>
          <table:table-cell office:value-type="string">
            <text:p>2017-03-06 16:07:20.91752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04];12;8)" office:value-type="string" office:string-value="16:07:20">
            <text:p>16:07:20</text:p>
          </table:table-cell>
          <table:table-cell table:formula="of:=IF(ISNUMBER(SEARCH(&quot;throttling&quot;;[.G200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04</text:p>
          </table:table-cell>
          <table:table-cell office:value-type="string">
            <text:p>2017-03-06 16:07:20.92126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05];12;8)" office:value-type="string" office:string-value="16:07:20">
            <text:p>16:07:20</text:p>
          </table:table-cell>
          <table:table-cell table:formula="of:=IF(ISNUMBER(SEARCH(&quot;throttling&quot;;[.G200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05</text:p>
          </table:table-cell>
          <table:table-cell office:value-type="string">
            <text:p>2017-03-06 16:07:20.92605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006];12;8)" office:value-type="string" office:string-value="16:07:20">
            <text:p>16:07:20</text:p>
          </table:table-cell>
          <table:table-cell table:formula="of:=IF(ISNUMBER(SEARCH(&quot;throttling&quot;;[.G200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006</text:p>
          </table:table-cell>
          <table:table-cell office:value-type="string">
            <text:p>2017-03-06 16:07:21.12972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07];12;8)" office:value-type="string" office:string-value="16:07:21">
            <text:p>16:07:21</text:p>
          </table:table-cell>
          <table:table-cell table:formula="of:=IF(ISNUMBER(SEARCH(&quot;throttling&quot;;[.G200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07</text:p>
          </table:table-cell>
          <table:table-cell office:value-type="string">
            <text:p>2017-03-06 16:07:21.13364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08];12;8)" office:value-type="string" office:string-value="16:07:21">
            <text:p>16:07:21</text:p>
          </table:table-cell>
          <table:table-cell table:formula="of:=IF(ISNUMBER(SEARCH(&quot;throttling&quot;;[.G200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08</text:p>
          </table:table-cell>
          <table:table-cell office:value-type="string">
            <text:p>2017-03-06 16:07:21.13734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009];12;8)" office:value-type="string" office:string-value="16:07:21">
            <text:p>16:07:21</text:p>
          </table:table-cell>
          <table:table-cell table:formula="of:=IF(ISNUMBER(SEARCH(&quot;throttling&quot;;[.G200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009</text:p>
          </table:table-cell>
          <table:table-cell office:value-type="string">
            <text:p>2017-03-06 16:07:21.33839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10];12;8)" office:value-type="string" office:string-value="16:07:21">
            <text:p>16:07:21</text:p>
          </table:table-cell>
          <table:table-cell table:formula="of:=IF(ISNUMBER(SEARCH(&quot;throttling&quot;;[.G201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10</text:p>
          </table:table-cell>
          <table:table-cell office:value-type="string">
            <text:p>2017-03-06 16:07:21.34348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11];12;8)" office:value-type="string" office:string-value="16:07:21">
            <text:p>16:07:21</text:p>
          </table:table-cell>
          <table:table-cell table:formula="of:=IF(ISNUMBER(SEARCH(&quot;throttling&quot;;[.G201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11</text:p>
          </table:table-cell>
          <table:table-cell office:value-type="string">
            <text:p>2017-03-06 16:07:21.34723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012];12;8)" office:value-type="string" office:string-value="16:07:21">
            <text:p>16:07:21</text:p>
          </table:table-cell>
          <table:table-cell table:formula="of:=IF(ISNUMBER(SEARCH(&quot;throttling&quot;;[.G201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012</text:p>
          </table:table-cell>
          <table:table-cell office:value-type="string">
            <text:p>2017-03-06 16:07:21.54897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2013];12;8)" office:value-type="string" office:string-value="16:07:21">
            <text:p>16:07:21</text:p>
          </table:table-cell>
          <table:table-cell table:formula="of:=IF(ISNUMBER(SEARCH(&quot;throttling&quot;;[.G201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13</text:p>
          </table:table-cell>
          <table:table-cell office:value-type="string">
            <text:p>2017-03-06 16:07:21.55379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14];12;8)" office:value-type="string" office:string-value="16:07:21">
            <text:p>16:07:21</text:p>
          </table:table-cell>
          <table:table-cell table:formula="of:=IF(ISNUMBER(SEARCH(&quot;throttling&quot;;[.G201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14</text:p>
          </table:table-cell>
          <table:table-cell office:value-type="string">
            <text:p>2017-03-06 16:07:21.55737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015];12;8)" office:value-type="string" office:string-value="16:07:21">
            <text:p>16:07:21</text:p>
          </table:table-cell>
          <table:table-cell table:formula="of:=IF(ISNUMBER(SEARCH(&quot;throttling&quot;;[.G201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015</text:p>
          </table:table-cell>
          <table:table-cell office:value-type="string">
            <text:p>2017-03-06 16:07:21.75879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16];12;8)" office:value-type="string" office:string-value="16:07:21">
            <text:p>16:07:21</text:p>
          </table:table-cell>
          <table:table-cell table:formula="of:=IF(ISNUMBER(SEARCH(&quot;throttling&quot;;[.G201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16</text:p>
          </table:table-cell>
          <table:table-cell office:value-type="string">
            <text:p>2017-03-06 16:07:21.76246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17];12;8)" office:value-type="string" office:string-value="16:07:21">
            <text:p>16:07:21</text:p>
          </table:table-cell>
          <table:table-cell table:formula="of:=IF(ISNUMBER(SEARCH(&quot;throttling&quot;;[.G201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17</text:p>
          </table:table-cell>
          <table:table-cell office:value-type="string">
            <text:p>2017-03-06 16:07:21.76559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018];12;8)" office:value-type="string" office:string-value="16:07:21">
            <text:p>16:07:21</text:p>
          </table:table-cell>
          <table:table-cell table:formula="of:=IF(ISNUMBER(SEARCH(&quot;throttling&quot;;[.G201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018</text:p>
          </table:table-cell>
          <table:table-cell office:value-type="string">
            <text:p>2017-03-06 16:07:21.96740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19];12;8)" office:value-type="string" office:string-value="16:07:21">
            <text:p>16:07:21</text:p>
          </table:table-cell>
          <table:table-cell table:formula="of:=IF(ISNUMBER(SEARCH(&quot;throttling&quot;;[.G201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19</text:p>
          </table:table-cell>
          <table:table-cell office:value-type="string">
            <text:p>2017-03-06 16:07:21.97100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20];12;8)" office:value-type="string" office:string-value="16:07:21">
            <text:p>16:07:21</text:p>
          </table:table-cell>
          <table:table-cell table:formula="of:=IF(ISNUMBER(SEARCH(&quot;throttling&quot;;[.G202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20</text:p>
          </table:table-cell>
          <table:table-cell office:value-type="string">
            <text:p>2017-03-06 16:07:21.97490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021];12;8)" office:value-type="string" office:string-value="16:07:21">
            <text:p>16:07:21</text:p>
          </table:table-cell>
          <table:table-cell table:formula="of:=IF(ISNUMBER(SEARCH(&quot;throttling&quot;;[.G202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021</text:p>
          </table:table-cell>
          <table:table-cell office:value-type="string">
            <text:p>2017-03-06 16:07:22.17692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22];12;8)" office:value-type="string" office:string-value="16:07:22">
            <text:p>16:07:22</text:p>
          </table:table-cell>
          <table:table-cell table:formula="of:=IF(ISNUMBER(SEARCH(&quot;throttling&quot;;[.G202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22</text:p>
          </table:table-cell>
          <table:table-cell office:value-type="string">
            <text:p>2017-03-06 16:07:22.18134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23];12;8)" office:value-type="string" office:string-value="16:07:22">
            <text:p>16:07:22</text:p>
          </table:table-cell>
          <table:table-cell table:formula="of:=IF(ISNUMBER(SEARCH(&quot;throttling&quot;;[.G202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23</text:p>
          </table:table-cell>
          <table:table-cell office:value-type="string">
            <text:p>2017-03-06 16:07:22.18484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024];12;8)" office:value-type="string" office:string-value="16:07:22">
            <text:p>16:07:22</text:p>
          </table:table-cell>
          <table:table-cell table:formula="of:=IF(ISNUMBER(SEARCH(&quot;throttling&quot;;[.G202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024</text:p>
          </table:table-cell>
          <table:table-cell office:value-type="string">
            <text:p>2017-03-06 16:07:22.38635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25];12;8)" office:value-type="string" office:string-value="16:07:22">
            <text:p>16:07:22</text:p>
          </table:table-cell>
          <table:table-cell table:formula="of:=IF(ISNUMBER(SEARCH(&quot;throttling&quot;;[.G202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25</text:p>
          </table:table-cell>
          <table:table-cell office:value-type="string">
            <text:p>2017-03-06 16:07:22.38991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26];12;8)" office:value-type="string" office:string-value="16:07:22">
            <text:p>16:07:22</text:p>
          </table:table-cell>
          <table:table-cell table:formula="of:=IF(ISNUMBER(SEARCH(&quot;throttling&quot;;[.G202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26</text:p>
          </table:table-cell>
          <table:table-cell office:value-type="string">
            <text:p>2017-03-06 16:07:22.39324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027];12;8)" office:value-type="string" office:string-value="16:07:22">
            <text:p>16:07:22</text:p>
          </table:table-cell>
          <table:table-cell table:formula="of:=IF(ISNUMBER(SEARCH(&quot;throttling&quot;;[.G202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027</text:p>
          </table:table-cell>
          <table:table-cell office:value-type="string">
            <text:p>2017-03-06 16:07:22.62402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2028];12;8)" office:value-type="string" office:string-value="16:07:22">
            <text:p>16:07:22</text:p>
          </table:table-cell>
          <table:table-cell table:formula="of:=IF(ISNUMBER(SEARCH(&quot;throttling&quot;;[.G202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28</text:p>
          </table:table-cell>
          <table:table-cell office:value-type="string">
            <text:p>2017-03-06 16:07:22.62773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29];12;8)" office:value-type="string" office:string-value="16:07:22">
            <text:p>16:07:22</text:p>
          </table:table-cell>
          <table:table-cell table:formula="of:=IF(ISNUMBER(SEARCH(&quot;throttling&quot;;[.G202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29</text:p>
          </table:table-cell>
          <table:table-cell office:value-type="string">
            <text:p>2017-03-06 16:07:22.63074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030];12;8)" office:value-type="string" office:string-value="16:07:22">
            <text:p>16:07:22</text:p>
          </table:table-cell>
          <table:table-cell table:formula="of:=IF(ISNUMBER(SEARCH(&quot;throttling&quot;;[.G203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030</text:p>
          </table:table-cell>
          <table:table-cell office:value-type="string">
            <text:p>2017-03-06 16:07:22.83274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31];12;8)" office:value-type="string" office:string-value="16:07:22">
            <text:p>16:07:22</text:p>
          </table:table-cell>
          <table:table-cell table:formula="of:=IF(ISNUMBER(SEARCH(&quot;throttling&quot;;[.G203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31</text:p>
          </table:table-cell>
          <table:table-cell office:value-type="string">
            <text:p>2017-03-06 16:07:22.83613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32];12;8)" office:value-type="string" office:string-value="16:07:22">
            <text:p>16:07:22</text:p>
          </table:table-cell>
          <table:table-cell table:formula="of:=IF(ISNUMBER(SEARCH(&quot;throttling&quot;;[.G203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32</text:p>
          </table:table-cell>
          <table:table-cell office:value-type="string">
            <text:p>2017-03-06 16:07:22.83908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033];12;8)" office:value-type="string" office:string-value="16:07:22">
            <text:p>16:07:22</text:p>
          </table:table-cell>
          <table:table-cell table:formula="of:=IF(ISNUMBER(SEARCH(&quot;throttling&quot;;[.G203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033</text:p>
          </table:table-cell>
          <table:table-cell office:value-type="string">
            <text:p>2017-03-06 16:07:23.04022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34];12;8)" office:value-type="string" office:string-value="16:07:23">
            <text:p>16:07:23</text:p>
          </table:table-cell>
          <table:table-cell table:formula="of:=IF(ISNUMBER(SEARCH(&quot;throttling&quot;;[.G203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34</text:p>
          </table:table-cell>
          <table:table-cell office:value-type="string">
            <text:p>2017-03-06 16:07:23.04378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35];12;8)" office:value-type="string" office:string-value="16:07:23">
            <text:p>16:07:23</text:p>
          </table:table-cell>
          <table:table-cell table:formula="of:=IF(ISNUMBER(SEARCH(&quot;throttling&quot;;[.G203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35</text:p>
          </table:table-cell>
          <table:table-cell office:value-type="string">
            <text:p>2017-03-06 16:07:23.04699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036];12;8)" office:value-type="string" office:string-value="16:07:23">
            <text:p>16:07:23</text:p>
          </table:table-cell>
          <table:table-cell table:formula="of:=IF(ISNUMBER(SEARCH(&quot;throttling&quot;;[.G203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036</text:p>
          </table:table-cell>
          <table:table-cell office:value-type="string">
            <text:p>2017-03-06 16:07:23.24841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37];12;8)" office:value-type="string" office:string-value="16:07:23">
            <text:p>16:07:23</text:p>
          </table:table-cell>
          <table:table-cell table:formula="of:=IF(ISNUMBER(SEARCH(&quot;throttling&quot;;[.G203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37</text:p>
          </table:table-cell>
          <table:table-cell office:value-type="string">
            <text:p>2017-03-06 16:07:23.25221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38];12;8)" office:value-type="string" office:string-value="16:07:23">
            <text:p>16:07:23</text:p>
          </table:table-cell>
          <table:table-cell table:formula="of:=IF(ISNUMBER(SEARCH(&quot;throttling&quot;;[.G203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38</text:p>
          </table:table-cell>
          <table:table-cell office:value-type="string">
            <text:p>2017-03-06 16:07:23.25988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039];12;8)" office:value-type="string" office:string-value="16:07:23">
            <text:p>16:07:23</text:p>
          </table:table-cell>
          <table:table-cell table:formula="of:=IF(ISNUMBER(SEARCH(&quot;throttling&quot;;[.G203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039</text:p>
          </table:table-cell>
          <table:table-cell office:value-type="string">
            <text:p>2017-03-06 16:07:23.46081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40];12;8)" office:value-type="string" office:string-value="16:07:23">
            <text:p>16:07:23</text:p>
          </table:table-cell>
          <table:table-cell table:formula="of:=IF(ISNUMBER(SEARCH(&quot;throttling&quot;;[.G204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40</text:p>
          </table:table-cell>
          <table:table-cell office:value-type="string">
            <text:p>2017-03-06 16:07:23.46434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41];12;8)" office:value-type="string" office:string-value="16:07:23">
            <text:p>16:07:23</text:p>
          </table:table-cell>
          <table:table-cell table:formula="of:=IF(ISNUMBER(SEARCH(&quot;throttling&quot;;[.G204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41</text:p>
          </table:table-cell>
          <table:table-cell office:value-type="string">
            <text:p>2017-03-06 16:07:23.46749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042];12;8)" office:value-type="string" office:string-value="16:07:23">
            <text:p>16:07:23</text:p>
          </table:table-cell>
          <table:table-cell table:formula="of:=IF(ISNUMBER(SEARCH(&quot;throttling&quot;;[.G204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042</text:p>
          </table:table-cell>
          <table:table-cell office:value-type="string">
            <text:p>2017-03-06 16:07:23.66928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2043];12;8)" office:value-type="string" office:string-value="16:07:23">
            <text:p>16:07:23</text:p>
          </table:table-cell>
          <table:table-cell table:formula="of:=IF(ISNUMBER(SEARCH(&quot;throttling&quot;;[.G204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43</text:p>
          </table:table-cell>
          <table:table-cell office:value-type="string">
            <text:p>2017-03-06 16:07:23.67287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44];12;8)" office:value-type="string" office:string-value="16:07:23">
            <text:p>16:07:23</text:p>
          </table:table-cell>
          <table:table-cell table:formula="of:=IF(ISNUMBER(SEARCH(&quot;throttling&quot;;[.G204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44</text:p>
          </table:table-cell>
          <table:table-cell office:value-type="string">
            <text:p>2017-03-06 16:07:23.67627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045];12;8)" office:value-type="string" office:string-value="16:07:23">
            <text:p>16:07:23</text:p>
          </table:table-cell>
          <table:table-cell table:formula="of:=IF(ISNUMBER(SEARCH(&quot;throttling&quot;;[.G204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045</text:p>
          </table:table-cell>
          <table:table-cell office:value-type="string">
            <text:p>2017-03-06 16:07:23.87820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46];12;8)" office:value-type="string" office:string-value="16:07:23">
            <text:p>16:07:23</text:p>
          </table:table-cell>
          <table:table-cell table:formula="of:=IF(ISNUMBER(SEARCH(&quot;throttling&quot;;[.G204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46</text:p>
          </table:table-cell>
          <table:table-cell office:value-type="string">
            <text:p>2017-03-06 16:07:23.88180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47];12;8)" office:value-type="string" office:string-value="16:07:23">
            <text:p>16:07:23</text:p>
          </table:table-cell>
          <table:table-cell table:formula="of:=IF(ISNUMBER(SEARCH(&quot;throttling&quot;;[.G204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47</text:p>
          </table:table-cell>
          <table:table-cell office:value-type="string">
            <text:p>2017-03-06 16:07:23.88530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048];12;8)" office:value-type="string" office:string-value="16:07:23">
            <text:p>16:07:23</text:p>
          </table:table-cell>
          <table:table-cell table:formula="of:=IF(ISNUMBER(SEARCH(&quot;throttling&quot;;[.G204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048</text:p>
          </table:table-cell>
          <table:table-cell office:value-type="string">
            <text:p>2017-03-06 16:07:24.08657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49];12;8)" office:value-type="string" office:string-value="16:07:24">
            <text:p>16:07:24</text:p>
          </table:table-cell>
          <table:table-cell table:formula="of:=IF(ISNUMBER(SEARCH(&quot;throttling&quot;;[.G204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49</text:p>
          </table:table-cell>
          <table:table-cell office:value-type="string">
            <text:p>2017-03-06 16:07:24.09016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50];12;8)" office:value-type="string" office:string-value="16:07:24">
            <text:p>16:07:24</text:p>
          </table:table-cell>
          <table:table-cell table:formula="of:=IF(ISNUMBER(SEARCH(&quot;throttling&quot;;[.G205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50</text:p>
          </table:table-cell>
          <table:table-cell office:value-type="string">
            <text:p>2017-03-06 16:07:24.09637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051];12;8)" office:value-type="string" office:string-value="16:07:24">
            <text:p>16:07:24</text:p>
          </table:table-cell>
          <table:table-cell table:formula="of:=IF(ISNUMBER(SEARCH(&quot;throttling&quot;;[.G205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051</text:p>
          </table:table-cell>
          <table:table-cell office:value-type="string">
            <text:p>2017-03-06 16:07:24.29827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52];12;8)" office:value-type="string" office:string-value="16:07:24">
            <text:p>16:07:24</text:p>
          </table:table-cell>
          <table:table-cell table:formula="of:=IF(ISNUMBER(SEARCH(&quot;throttling&quot;;[.G205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52</text:p>
          </table:table-cell>
          <table:table-cell office:value-type="string">
            <text:p>2017-03-06 16:07:24.30279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53];12;8)" office:value-type="string" office:string-value="16:07:24">
            <text:p>16:07:24</text:p>
          </table:table-cell>
          <table:table-cell table:formula="of:=IF(ISNUMBER(SEARCH(&quot;throttling&quot;;[.G205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53</text:p>
          </table:table-cell>
          <table:table-cell office:value-type="string">
            <text:p>2017-03-06 16:07:24.30608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054];12;8)" office:value-type="string" office:string-value="16:07:24">
            <text:p>16:07:24</text:p>
          </table:table-cell>
          <table:table-cell table:formula="of:=IF(ISNUMBER(SEARCH(&quot;throttling&quot;;[.G205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054</text:p>
          </table:table-cell>
          <table:table-cell office:value-type="string">
            <text:p>2017-03-06 16:07:24.50786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55];12;8)" office:value-type="string" office:string-value="16:07:24">
            <text:p>16:07:24</text:p>
          </table:table-cell>
          <table:table-cell table:formula="of:=IF(ISNUMBER(SEARCH(&quot;throttling&quot;;[.G205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55</text:p>
          </table:table-cell>
          <table:table-cell office:value-type="string">
            <text:p>2017-03-06 16:07:24.51156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56];12;8)" office:value-type="string" office:string-value="16:07:24">
            <text:p>16:07:24</text:p>
          </table:table-cell>
          <table:table-cell table:formula="of:=IF(ISNUMBER(SEARCH(&quot;throttling&quot;;[.G205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56</text:p>
          </table:table-cell>
          <table:table-cell office:value-type="string">
            <text:p>2017-03-06 16:07:24.51499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057];12;8)" office:value-type="string" office:string-value="16:07:24">
            <text:p>16:07:24</text:p>
          </table:table-cell>
          <table:table-cell table:formula="of:=IF(ISNUMBER(SEARCH(&quot;throttling&quot;;[.G205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057</text:p>
          </table:table-cell>
          <table:table-cell office:value-type="string">
            <text:p>2017-03-06 16:07:24.71687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2058];12;8)" office:value-type="string" office:string-value="16:07:24">
            <text:p>16:07:24</text:p>
          </table:table-cell>
          <table:table-cell table:formula="of:=IF(ISNUMBER(SEARCH(&quot;throttling&quot;;[.G205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58</text:p>
          </table:table-cell>
          <table:table-cell office:value-type="string">
            <text:p>2017-03-06 16:07:24.72044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59];12;8)" office:value-type="string" office:string-value="16:07:24">
            <text:p>16:07:24</text:p>
          </table:table-cell>
          <table:table-cell table:formula="of:=IF(ISNUMBER(SEARCH(&quot;throttling&quot;;[.G205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59</text:p>
          </table:table-cell>
          <table:table-cell office:value-type="string">
            <text:p>2017-03-06 16:07:24.72372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060];12;8)" office:value-type="string" office:string-value="16:07:24">
            <text:p>16:07:24</text:p>
          </table:table-cell>
          <table:table-cell table:formula="of:=IF(ISNUMBER(SEARCH(&quot;throttling&quot;;[.G206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060</text:p>
          </table:table-cell>
          <table:table-cell office:value-type="string">
            <text:p>2017-03-06 16:07:24.92519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61];12;8)" office:value-type="string" office:string-value="16:07:24">
            <text:p>16:07:24</text:p>
          </table:table-cell>
          <table:table-cell table:formula="of:=IF(ISNUMBER(SEARCH(&quot;throttling&quot;;[.G206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61</text:p>
          </table:table-cell>
          <table:table-cell office:value-type="string">
            <text:p>2017-03-06 16:07:24.93269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62];12;8)" office:value-type="string" office:string-value="16:07:24">
            <text:p>16:07:24</text:p>
          </table:table-cell>
          <table:table-cell table:formula="of:=IF(ISNUMBER(SEARCH(&quot;throttling&quot;;[.G206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62</text:p>
          </table:table-cell>
          <table:table-cell office:value-type="string">
            <text:p>2017-03-06 16:07:24.93595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063];12;8)" office:value-type="string" office:string-value="16:07:24">
            <text:p>16:07:24</text:p>
          </table:table-cell>
          <table:table-cell table:formula="of:=IF(ISNUMBER(SEARCH(&quot;throttling&quot;;[.G206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063</text:p>
          </table:table-cell>
          <table:table-cell office:value-type="string">
            <text:p>2017-03-06 16:07:25.13772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64];12;8)" office:value-type="string" office:string-value="16:07:25">
            <text:p>16:07:25</text:p>
          </table:table-cell>
          <table:table-cell table:formula="of:=IF(ISNUMBER(SEARCH(&quot;throttling&quot;;[.G206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64</text:p>
          </table:table-cell>
          <table:table-cell office:value-type="string">
            <text:p>2017-03-06 16:07:25.14170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65];12;8)" office:value-type="string" office:string-value="16:07:25">
            <text:p>16:07:25</text:p>
          </table:table-cell>
          <table:table-cell table:formula="of:=IF(ISNUMBER(SEARCH(&quot;throttling&quot;;[.G206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65</text:p>
          </table:table-cell>
          <table:table-cell office:value-type="string">
            <text:p>2017-03-06 16:07:25.14488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066];12;8)" office:value-type="string" office:string-value="16:07:25">
            <text:p>16:07:25</text:p>
          </table:table-cell>
          <table:table-cell table:formula="of:=IF(ISNUMBER(SEARCH(&quot;throttling&quot;;[.G206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066</text:p>
          </table:table-cell>
          <table:table-cell office:value-type="string">
            <text:p>2017-03-06 16:07:25.34586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67];12;8)" office:value-type="string" office:string-value="16:07:25">
            <text:p>16:07:25</text:p>
          </table:table-cell>
          <table:table-cell table:formula="of:=IF(ISNUMBER(SEARCH(&quot;throttling&quot;;[.G206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67</text:p>
          </table:table-cell>
          <table:table-cell office:value-type="string">
            <text:p>2017-03-06 16:07:25.34965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68];12;8)" office:value-type="string" office:string-value="16:07:25">
            <text:p>16:07:25</text:p>
          </table:table-cell>
          <table:table-cell table:formula="of:=IF(ISNUMBER(SEARCH(&quot;throttling&quot;;[.G206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68</text:p>
          </table:table-cell>
          <table:table-cell office:value-type="string">
            <text:p>2017-03-06 16:07:25.35294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069];12;8)" office:value-type="string" office:string-value="16:07:25">
            <text:p>16:07:25</text:p>
          </table:table-cell>
          <table:table-cell table:formula="of:=IF(ISNUMBER(SEARCH(&quot;throttling&quot;;[.G206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069</text:p>
          </table:table-cell>
          <table:table-cell office:value-type="string">
            <text:p>2017-03-06 16:07:25.55390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2070];12;8)" office:value-type="string" office:string-value="16:07:25">
            <text:p>16:07:25</text:p>
          </table:table-cell>
          <table:table-cell table:formula="of:=IF(ISNUMBER(SEARCH(&quot;throttling&quot;;[.G207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70</text:p>
          </table:table-cell>
          <table:table-cell office:value-type="string">
            <text:p>2017-03-06 16:07:25.55777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71];12;8)" office:value-type="string" office:string-value="16:07:25">
            <text:p>16:07:25</text:p>
          </table:table-cell>
          <table:table-cell table:formula="of:=IF(ISNUMBER(SEARCH(&quot;throttling&quot;;[.G207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71</text:p>
          </table:table-cell>
          <table:table-cell office:value-type="string">
            <text:p>2017-03-06 16:07:25.56108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072];12;8)" office:value-type="string" office:string-value="16:07:25">
            <text:p>16:07:25</text:p>
          </table:table-cell>
          <table:table-cell table:formula="of:=IF(ISNUMBER(SEARCH(&quot;throttling&quot;;[.G207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072</text:p>
          </table:table-cell>
          <table:table-cell office:value-type="string">
            <text:p>2017-03-06 16:07:25.76411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73];12;8)" office:value-type="string" office:string-value="16:07:25">
            <text:p>16:07:25</text:p>
          </table:table-cell>
          <table:table-cell table:formula="of:=IF(ISNUMBER(SEARCH(&quot;throttling&quot;;[.G207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73</text:p>
          </table:table-cell>
          <table:table-cell office:value-type="string">
            <text:p>2017-03-06 16:07:25.76897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74];12;8)" office:value-type="string" office:string-value="16:07:25">
            <text:p>16:07:25</text:p>
          </table:table-cell>
          <table:table-cell table:formula="of:=IF(ISNUMBER(SEARCH(&quot;throttling&quot;;[.G207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74</text:p>
          </table:table-cell>
          <table:table-cell office:value-type="string">
            <text:p>2017-03-06 16:07:25.77241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075];12;8)" office:value-type="string" office:string-value="16:07:25">
            <text:p>16:07:25</text:p>
          </table:table-cell>
          <table:table-cell table:formula="of:=IF(ISNUMBER(SEARCH(&quot;throttling&quot;;[.G207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075</text:p>
          </table:table-cell>
          <table:table-cell office:value-type="string">
            <text:p>2017-03-06 16:07:25.97324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76];12;8)" office:value-type="string" office:string-value="16:07:25">
            <text:p>16:07:25</text:p>
          </table:table-cell>
          <table:table-cell table:formula="of:=IF(ISNUMBER(SEARCH(&quot;throttling&quot;;[.G207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76</text:p>
          </table:table-cell>
          <table:table-cell office:value-type="string">
            <text:p>2017-03-06 16:07:25.97695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77];12;8)" office:value-type="string" office:string-value="16:07:25">
            <text:p>16:07:25</text:p>
          </table:table-cell>
          <table:table-cell table:formula="of:=IF(ISNUMBER(SEARCH(&quot;throttling&quot;;[.G207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77</text:p>
          </table:table-cell>
          <table:table-cell office:value-type="string">
            <text:p>2017-03-06 16:07:25.98056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078];12;8)" office:value-type="string" office:string-value="16:07:25">
            <text:p>16:07:25</text:p>
          </table:table-cell>
          <table:table-cell table:formula="of:=IF(ISNUMBER(SEARCH(&quot;throttling&quot;;[.G207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078</text:p>
          </table:table-cell>
          <table:table-cell office:value-type="string">
            <text:p>2017-03-06 16:07:26.18273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79];12;8)" office:value-type="string" office:string-value="16:07:26">
            <text:p>16:07:26</text:p>
          </table:table-cell>
          <table:table-cell table:formula="of:=IF(ISNUMBER(SEARCH(&quot;throttling&quot;;[.G207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79</text:p>
          </table:table-cell>
          <table:table-cell office:value-type="string">
            <text:p>2017-03-06 16:07:26.18728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80];12;8)" office:value-type="string" office:string-value="16:07:26">
            <text:p>16:07:26</text:p>
          </table:table-cell>
          <table:table-cell table:formula="of:=IF(ISNUMBER(SEARCH(&quot;throttling&quot;;[.G208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80</text:p>
          </table:table-cell>
          <table:table-cell office:value-type="string">
            <text:p>2017-03-06 16:07:26.19065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081];12;8)" office:value-type="string" office:string-value="16:07:26">
            <text:p>16:07:26</text:p>
          </table:table-cell>
          <table:table-cell table:formula="of:=IF(ISNUMBER(SEARCH(&quot;throttling&quot;;[.G208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081</text:p>
          </table:table-cell>
          <table:table-cell office:value-type="string">
            <text:p>2017-03-06 16:07:26.39240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82];12;8)" office:value-type="string" office:string-value="16:07:26">
            <text:p>16:07:26</text:p>
          </table:table-cell>
          <table:table-cell table:formula="of:=IF(ISNUMBER(SEARCH(&quot;throttling&quot;;[.G208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82</text:p>
          </table:table-cell>
          <table:table-cell office:value-type="string">
            <text:p>2017-03-06 16:07:26.39593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83];12;8)" office:value-type="string" office:string-value="16:07:26">
            <text:p>16:07:26</text:p>
          </table:table-cell>
          <table:table-cell table:formula="of:=IF(ISNUMBER(SEARCH(&quot;throttling&quot;;[.G208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83</text:p>
          </table:table-cell>
          <table:table-cell office:value-type="string">
            <text:p>2017-03-06 16:07:26.39913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084];12;8)" office:value-type="string" office:string-value="16:07:26">
            <text:p>16:07:26</text:p>
          </table:table-cell>
          <table:table-cell table:formula="of:=IF(ISNUMBER(SEARCH(&quot;throttling&quot;;[.G208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084</text:p>
          </table:table-cell>
          <table:table-cell office:value-type="string">
            <text:p>2017-03-06 16:07:26.62392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2085];12;8)" office:value-type="string" office:string-value="16:07:26">
            <text:p>16:07:26</text:p>
          </table:table-cell>
          <table:table-cell table:formula="of:=IF(ISNUMBER(SEARCH(&quot;throttling&quot;;[.G208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85</text:p>
          </table:table-cell>
          <table:table-cell office:value-type="string">
            <text:p>2017-03-06 16:07:26.62759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86];12;8)" office:value-type="string" office:string-value="16:07:26">
            <text:p>16:07:26</text:p>
          </table:table-cell>
          <table:table-cell table:formula="of:=IF(ISNUMBER(SEARCH(&quot;throttling&quot;;[.G208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86</text:p>
          </table:table-cell>
          <table:table-cell office:value-type="string">
            <text:p>2017-03-06 16:07:26.63065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087];12;8)" office:value-type="string" office:string-value="16:07:26">
            <text:p>16:07:26</text:p>
          </table:table-cell>
          <table:table-cell table:formula="of:=IF(ISNUMBER(SEARCH(&quot;throttling&quot;;[.G208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087</text:p>
          </table:table-cell>
          <table:table-cell office:value-type="string">
            <text:p>2017-03-06 16:07:26.83226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88];12;8)" office:value-type="string" office:string-value="16:07:26">
            <text:p>16:07:26</text:p>
          </table:table-cell>
          <table:table-cell table:formula="of:=IF(ISNUMBER(SEARCH(&quot;throttling&quot;;[.G208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88</text:p>
          </table:table-cell>
          <table:table-cell office:value-type="string">
            <text:p>2017-03-06 16:07:26.83580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89];12;8)" office:value-type="string" office:string-value="16:07:26">
            <text:p>16:07:26</text:p>
          </table:table-cell>
          <table:table-cell table:formula="of:=IF(ISNUMBER(SEARCH(&quot;throttling&quot;;[.G208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89</text:p>
          </table:table-cell>
          <table:table-cell office:value-type="string">
            <text:p>2017-03-06 16:07:26.83880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090];12;8)" office:value-type="string" office:string-value="16:07:26">
            <text:p>16:07:26</text:p>
          </table:table-cell>
          <table:table-cell table:formula="of:=IF(ISNUMBER(SEARCH(&quot;throttling&quot;;[.G209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090</text:p>
          </table:table-cell>
          <table:table-cell office:value-type="string">
            <text:p>2017-03-06 16:07:27.04090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91];12;8)" office:value-type="string" office:string-value="16:07:27">
            <text:p>16:07:27</text:p>
          </table:table-cell>
          <table:table-cell table:formula="of:=IF(ISNUMBER(SEARCH(&quot;throttling&quot;;[.G209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91</text:p>
          </table:table-cell>
          <table:table-cell office:value-type="string">
            <text:p>2017-03-06 16:07:27.04823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92];12;8)" office:value-type="string" office:string-value="16:07:27">
            <text:p>16:07:27</text:p>
          </table:table-cell>
          <table:table-cell table:formula="of:=IF(ISNUMBER(SEARCH(&quot;throttling&quot;;[.G209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92</text:p>
          </table:table-cell>
          <table:table-cell office:value-type="string">
            <text:p>2017-03-06 16:07:27.05167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093];12;8)" office:value-type="string" office:string-value="16:07:27">
            <text:p>16:07:27</text:p>
          </table:table-cell>
          <table:table-cell table:formula="of:=IF(ISNUMBER(SEARCH(&quot;throttling&quot;;[.G209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093</text:p>
          </table:table-cell>
          <table:table-cell office:value-type="string">
            <text:p>2017-03-06 16:07:27.25281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94];12;8)" office:value-type="string" office:string-value="16:07:27">
            <text:p>16:07:27</text:p>
          </table:table-cell>
          <table:table-cell table:formula="of:=IF(ISNUMBER(SEARCH(&quot;throttling&quot;;[.G209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94</text:p>
          </table:table-cell>
          <table:table-cell office:value-type="string">
            <text:p>2017-03-06 16:07:27.25659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95];12;8)" office:value-type="string" office:string-value="16:07:27">
            <text:p>16:07:27</text:p>
          </table:table-cell>
          <table:table-cell table:formula="of:=IF(ISNUMBER(SEARCH(&quot;throttling&quot;;[.G209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95</text:p>
          </table:table-cell>
          <table:table-cell office:value-type="string">
            <text:p>2017-03-06 16:07:27.25981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096];12;8)" office:value-type="string" office:string-value="16:07:27">
            <text:p>16:07:27</text:p>
          </table:table-cell>
          <table:table-cell table:formula="of:=IF(ISNUMBER(SEARCH(&quot;throttling&quot;;[.G209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096</text:p>
          </table:table-cell>
          <table:table-cell office:value-type="string">
            <text:p>2017-03-06 16:07:27.46213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97];12;8)" office:value-type="string" office:string-value="16:07:27">
            <text:p>16:07:27</text:p>
          </table:table-cell>
          <table:table-cell table:formula="of:=IF(ISNUMBER(SEARCH(&quot;throttling&quot;;[.G209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97</text:p>
          </table:table-cell>
          <table:table-cell office:value-type="string">
            <text:p>2017-03-06 16:07:27.46640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098];12;8)" office:value-type="string" office:string-value="16:07:27">
            <text:p>16:07:27</text:p>
          </table:table-cell>
          <table:table-cell table:formula="of:=IF(ISNUMBER(SEARCH(&quot;throttling&quot;;[.G209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098</text:p>
          </table:table-cell>
          <table:table-cell office:value-type="string">
            <text:p>2017-03-06 16:07:27.46970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099];12;8)" office:value-type="string" office:string-value="16:07:27">
            <text:p>16:07:27</text:p>
          </table:table-cell>
          <table:table-cell table:formula="of:=IF(ISNUMBER(SEARCH(&quot;throttling&quot;;[.G209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099</text:p>
          </table:table-cell>
          <table:table-cell office:value-type="string">
            <text:p>2017-03-06 16:07:27.67143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2100];12;8)" office:value-type="string" office:string-value="16:07:27">
            <text:p>16:07:27</text:p>
          </table:table-cell>
          <table:table-cell table:formula="of:=IF(ISNUMBER(SEARCH(&quot;throttling&quot;;[.G210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00</text:p>
          </table:table-cell>
          <table:table-cell office:value-type="string">
            <text:p>2017-03-06 16:07:27.67541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01];12;8)" office:value-type="string" office:string-value="16:07:27">
            <text:p>16:07:27</text:p>
          </table:table-cell>
          <table:table-cell table:formula="of:=IF(ISNUMBER(SEARCH(&quot;throttling&quot;;[.G210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01</text:p>
          </table:table-cell>
          <table:table-cell office:value-type="string">
            <text:p>2017-03-06 16:07:27.67867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102];12;8)" office:value-type="string" office:string-value="16:07:27">
            <text:p>16:07:27</text:p>
          </table:table-cell>
          <table:table-cell table:formula="of:=IF(ISNUMBER(SEARCH(&quot;throttling&quot;;[.G210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102</text:p>
          </table:table-cell>
          <table:table-cell office:value-type="string">
            <text:p>2017-03-06 16:07:27.87961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03];12;8)" office:value-type="string" office:string-value="16:07:27">
            <text:p>16:07:27</text:p>
          </table:table-cell>
          <table:table-cell table:formula="of:=IF(ISNUMBER(SEARCH(&quot;throttling&quot;;[.G210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03</text:p>
          </table:table-cell>
          <table:table-cell office:value-type="string">
            <text:p>2017-03-06 16:07:27.88334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04];12;8)" office:value-type="string" office:string-value="16:07:27">
            <text:p>16:07:27</text:p>
          </table:table-cell>
          <table:table-cell table:formula="of:=IF(ISNUMBER(SEARCH(&quot;throttling&quot;;[.G210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04</text:p>
          </table:table-cell>
          <table:table-cell office:value-type="string">
            <text:p>2017-03-06 16:07:27.88647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105];12;8)" office:value-type="string" office:string-value="16:07:27">
            <text:p>16:07:27</text:p>
          </table:table-cell>
          <table:table-cell table:formula="of:=IF(ISNUMBER(SEARCH(&quot;throttling&quot;;[.G210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105</text:p>
          </table:table-cell>
          <table:table-cell office:value-type="string">
            <text:p>2017-03-06 16:07:28.08775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06];12;8)" office:value-type="string" office:string-value="16:07:28">
            <text:p>16:07:28</text:p>
          </table:table-cell>
          <table:table-cell table:formula="of:=IF(ISNUMBER(SEARCH(&quot;throttling&quot;;[.G210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06</text:p>
          </table:table-cell>
          <table:table-cell office:value-type="string">
            <text:p>2017-03-06 16:07:28.09213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07];12;8)" office:value-type="string" office:string-value="16:07:28">
            <text:p>16:07:28</text:p>
          </table:table-cell>
          <table:table-cell table:formula="of:=IF(ISNUMBER(SEARCH(&quot;throttling&quot;;[.G210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07</text:p>
          </table:table-cell>
          <table:table-cell office:value-type="string">
            <text:p>2017-03-06 16:07:28.09604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108];12;8)" office:value-type="string" office:string-value="16:07:28">
            <text:p>16:07:28</text:p>
          </table:table-cell>
          <table:table-cell table:formula="of:=IF(ISNUMBER(SEARCH(&quot;throttling&quot;;[.G210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108</text:p>
          </table:table-cell>
          <table:table-cell office:value-type="string">
            <text:p>2017-03-06 16:07:28.29732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09];12;8)" office:value-type="string" office:string-value="16:07:28">
            <text:p>16:07:28</text:p>
          </table:table-cell>
          <table:table-cell table:formula="of:=IF(ISNUMBER(SEARCH(&quot;throttling&quot;;[.G210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09</text:p>
          </table:table-cell>
          <table:table-cell office:value-type="string">
            <text:p>2017-03-06 16:07:28.30279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10];12;8)" office:value-type="string" office:string-value="16:07:28">
            <text:p>16:07:28</text:p>
          </table:table-cell>
          <table:table-cell table:formula="of:=IF(ISNUMBER(SEARCH(&quot;throttling&quot;;[.G211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10</text:p>
          </table:table-cell>
          <table:table-cell office:value-type="string">
            <text:p>2017-03-06 16:07:28.30602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111];12;8)" office:value-type="string" office:string-value="16:07:28">
            <text:p>16:07:28</text:p>
          </table:table-cell>
          <table:table-cell table:formula="of:=IF(ISNUMBER(SEARCH(&quot;throttling&quot;;[.G211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111</text:p>
          </table:table-cell>
          <table:table-cell office:value-type="string">
            <text:p>2017-03-06 16:07:28.50793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12];12;8)" office:value-type="string" office:string-value="16:07:28">
            <text:p>16:07:28</text:p>
          </table:table-cell>
          <table:table-cell table:formula="of:=IF(ISNUMBER(SEARCH(&quot;throttling&quot;;[.G211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12</text:p>
          </table:table-cell>
          <table:table-cell office:value-type="string">
            <text:p>2017-03-06 16:07:28.51156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13];12;8)" office:value-type="string" office:string-value="16:07:28">
            <text:p>16:07:28</text:p>
          </table:table-cell>
          <table:table-cell table:formula="of:=IF(ISNUMBER(SEARCH(&quot;throttling&quot;;[.G211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13</text:p>
          </table:table-cell>
          <table:table-cell office:value-type="string">
            <text:p>2017-03-06 16:07:28.51464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114];12;8)" office:value-type="string" office:string-value="16:07:28">
            <text:p>16:07:28</text:p>
          </table:table-cell>
          <table:table-cell table:formula="of:=IF(ISNUMBER(SEARCH(&quot;throttling&quot;;[.G211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114</text:p>
          </table:table-cell>
          <table:table-cell office:value-type="string">
            <text:p>2017-03-06 16:07:28.71599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2115];12;8)" office:value-type="string" office:string-value="16:07:28">
            <text:p>16:07:28</text:p>
          </table:table-cell>
          <table:table-cell table:formula="of:=IF(ISNUMBER(SEARCH(&quot;throttling&quot;;[.G211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15</text:p>
          </table:table-cell>
          <table:table-cell office:value-type="string">
            <text:p>2017-03-06 16:07:28.72404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16];12;8)" office:value-type="string" office:string-value="16:07:28">
            <text:p>16:07:28</text:p>
          </table:table-cell>
          <table:table-cell table:formula="of:=IF(ISNUMBER(SEARCH(&quot;throttling&quot;;[.G211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16</text:p>
          </table:table-cell>
          <table:table-cell office:value-type="string">
            <text:p>2017-03-06 16:07:28.72749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117];12;8)" office:value-type="string" office:string-value="16:07:28">
            <text:p>16:07:28</text:p>
          </table:table-cell>
          <table:table-cell table:formula="of:=IF(ISNUMBER(SEARCH(&quot;throttling&quot;;[.G211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117</text:p>
          </table:table-cell>
          <table:table-cell office:value-type="string">
            <text:p>2017-03-06 16:07:28.92978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18];12;8)" office:value-type="string" office:string-value="16:07:28">
            <text:p>16:07:28</text:p>
          </table:table-cell>
          <table:table-cell table:formula="of:=IF(ISNUMBER(SEARCH(&quot;throttling&quot;;[.G211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18</text:p>
          </table:table-cell>
          <table:table-cell office:value-type="string">
            <text:p>2017-03-06 16:07:28.93359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19];12;8)" office:value-type="string" office:string-value="16:07:28">
            <text:p>16:07:28</text:p>
          </table:table-cell>
          <table:table-cell table:formula="of:=IF(ISNUMBER(SEARCH(&quot;throttling&quot;;[.G211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19</text:p>
          </table:table-cell>
          <table:table-cell office:value-type="string">
            <text:p>2017-03-06 16:07:28.93684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120];12;8)" office:value-type="string" office:string-value="16:07:28">
            <text:p>16:07:28</text:p>
          </table:table-cell>
          <table:table-cell table:formula="of:=IF(ISNUMBER(SEARCH(&quot;throttling&quot;;[.G212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120</text:p>
          </table:table-cell>
          <table:table-cell office:value-type="string">
            <text:p>2017-03-06 16:07:29.13871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21];12;8)" office:value-type="string" office:string-value="16:07:29">
            <text:p>16:07:29</text:p>
          </table:table-cell>
          <table:table-cell table:formula="of:=IF(ISNUMBER(SEARCH(&quot;throttling&quot;;[.G212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21</text:p>
          </table:table-cell>
          <table:table-cell office:value-type="string">
            <text:p>2017-03-06 16:07:29.14239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22];12;8)" office:value-type="string" office:string-value="16:07:29">
            <text:p>16:07:29</text:p>
          </table:table-cell>
          <table:table-cell table:formula="of:=IF(ISNUMBER(SEARCH(&quot;throttling&quot;;[.G212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22</text:p>
          </table:table-cell>
          <table:table-cell office:value-type="string">
            <text:p>2017-03-06 16:07:29.14556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123];12;8)" office:value-type="string" office:string-value="16:07:29">
            <text:p>16:07:29</text:p>
          </table:table-cell>
          <table:table-cell table:formula="of:=IF(ISNUMBER(SEARCH(&quot;throttling&quot;;[.G212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123</text:p>
          </table:table-cell>
          <table:table-cell office:value-type="string">
            <text:p>2017-03-06 16:07:29.34702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24];12;8)" office:value-type="string" office:string-value="16:07:29">
            <text:p>16:07:29</text:p>
          </table:table-cell>
          <table:table-cell table:formula="of:=IF(ISNUMBER(SEARCH(&quot;throttling&quot;;[.G212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24</text:p>
          </table:table-cell>
          <table:table-cell office:value-type="string">
            <text:p>2017-03-06 16:07:29.35066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25];12;8)" office:value-type="string" office:string-value="16:07:29">
            <text:p>16:07:29</text:p>
          </table:table-cell>
          <table:table-cell table:formula="of:=IF(ISNUMBER(SEARCH(&quot;throttling&quot;;[.G212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25</text:p>
          </table:table-cell>
          <table:table-cell office:value-type="string">
            <text:p>2017-03-06 16:07:29.35406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126];12;8)" office:value-type="string" office:string-value="16:07:29">
            <text:p>16:07:29</text:p>
          </table:table-cell>
          <table:table-cell table:formula="of:=IF(ISNUMBER(SEARCH(&quot;throttling&quot;;[.G212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126</text:p>
          </table:table-cell>
          <table:table-cell office:value-type="string">
            <text:p>2017-03-06 16:07:29.55483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2127];12;8)" office:value-type="string" office:string-value="16:07:29">
            <text:p>16:07:29</text:p>
          </table:table-cell>
          <table:table-cell table:formula="of:=IF(ISNUMBER(SEARCH(&quot;throttling&quot;;[.G212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27</text:p>
          </table:table-cell>
          <table:table-cell office:value-type="string">
            <text:p>2017-03-06 16:07:29.55868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28];12;8)" office:value-type="string" office:string-value="16:07:29">
            <text:p>16:07:29</text:p>
          </table:table-cell>
          <table:table-cell table:formula="of:=IF(ISNUMBER(SEARCH(&quot;throttling&quot;;[.G212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28</text:p>
          </table:table-cell>
          <table:table-cell office:value-type="string">
            <text:p>2017-03-06 16:07:29.56189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129];12;8)" office:value-type="string" office:string-value="16:07:29">
            <text:p>16:07:29</text:p>
          </table:table-cell>
          <table:table-cell table:formula="of:=IF(ISNUMBER(SEARCH(&quot;throttling&quot;;[.G212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129</text:p>
          </table:table-cell>
          <table:table-cell office:value-type="string">
            <text:p>2017-03-06 16:07:29.76287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30];12;8)" office:value-type="string" office:string-value="16:07:29">
            <text:p>16:07:29</text:p>
          </table:table-cell>
          <table:table-cell table:formula="of:=IF(ISNUMBER(SEARCH(&quot;throttling&quot;;[.G213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30</text:p>
          </table:table-cell>
          <table:table-cell office:value-type="string">
            <text:p>2017-03-06 16:07:29.76660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31];12;8)" office:value-type="string" office:string-value="16:07:29">
            <text:p>16:07:29</text:p>
          </table:table-cell>
          <table:table-cell table:formula="of:=IF(ISNUMBER(SEARCH(&quot;throttling&quot;;[.G213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31</text:p>
          </table:table-cell>
          <table:table-cell office:value-type="string">
            <text:p>2017-03-06 16:07:29.77017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132];12;8)" office:value-type="string" office:string-value="16:07:29">
            <text:p>16:07:29</text:p>
          </table:table-cell>
          <table:table-cell table:formula="of:=IF(ISNUMBER(SEARCH(&quot;throttling&quot;;[.G213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132</text:p>
          </table:table-cell>
          <table:table-cell office:value-type="string">
            <text:p>2017-03-06 16:07:29.97148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33];12;8)" office:value-type="string" office:string-value="16:07:29">
            <text:p>16:07:29</text:p>
          </table:table-cell>
          <table:table-cell table:formula="of:=IF(ISNUMBER(SEARCH(&quot;throttling&quot;;[.G213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33</text:p>
          </table:table-cell>
          <table:table-cell office:value-type="string">
            <text:p>2017-03-06 16:07:29.97820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34];12;8)" office:value-type="string" office:string-value="16:07:29">
            <text:p>16:07:29</text:p>
          </table:table-cell>
          <table:table-cell table:formula="of:=IF(ISNUMBER(SEARCH(&quot;throttling&quot;;[.G213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34</text:p>
          </table:table-cell>
          <table:table-cell office:value-type="string">
            <text:p>2017-03-06 16:07:29.98149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135];12;8)" office:value-type="string" office:string-value="16:07:29">
            <text:p>16:07:29</text:p>
          </table:table-cell>
          <table:table-cell table:formula="of:=IF(ISNUMBER(SEARCH(&quot;throttling&quot;;[.G213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135</text:p>
          </table:table-cell>
          <table:table-cell office:value-type="string">
            <text:p>2017-03-06 16:07:30.18322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36];12;8)" office:value-type="string" office:string-value="16:07:30">
            <text:p>16:07:30</text:p>
          </table:table-cell>
          <table:table-cell table:formula="of:=IF(ISNUMBER(SEARCH(&quot;throttling&quot;;[.G213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36</text:p>
          </table:table-cell>
          <table:table-cell office:value-type="string">
            <text:p>2017-03-06 16:07:30.18692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37];12;8)" office:value-type="string" office:string-value="16:07:30">
            <text:p>16:07:30</text:p>
          </table:table-cell>
          <table:table-cell table:formula="of:=IF(ISNUMBER(SEARCH(&quot;throttling&quot;;[.G213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37</text:p>
          </table:table-cell>
          <table:table-cell office:value-type="string">
            <text:p>2017-03-06 16:07:30.19014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138];12;8)" office:value-type="string" office:string-value="16:07:30">
            <text:p>16:07:30</text:p>
          </table:table-cell>
          <table:table-cell table:formula="of:=IF(ISNUMBER(SEARCH(&quot;throttling&quot;;[.G213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138</text:p>
          </table:table-cell>
          <table:table-cell office:value-type="string">
            <text:p>2017-03-06 16:07:30.39156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39];12;8)" office:value-type="string" office:string-value="16:07:30">
            <text:p>16:07:30</text:p>
          </table:table-cell>
          <table:table-cell table:formula="of:=IF(ISNUMBER(SEARCH(&quot;throttling&quot;;[.G213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39</text:p>
          </table:table-cell>
          <table:table-cell office:value-type="string">
            <text:p>2017-03-06 16:07:30.39515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40];12;8)" office:value-type="string" office:string-value="16:07:30">
            <text:p>16:07:30</text:p>
          </table:table-cell>
          <table:table-cell table:formula="of:=IF(ISNUMBER(SEARCH(&quot;throttling&quot;;[.G214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40</text:p>
          </table:table-cell>
          <table:table-cell office:value-type="string">
            <text:p>2017-03-06 16:07:30.39840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141];12;8)" office:value-type="string" office:string-value="16:07:30">
            <text:p>16:07:30</text:p>
          </table:table-cell>
          <table:table-cell table:formula="of:=IF(ISNUMBER(SEARCH(&quot;throttling&quot;;[.G214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141</text:p>
          </table:table-cell>
          <table:table-cell office:value-type="string">
            <text:p>2017-03-06 16:07:30.62792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2142];12;8)" office:value-type="string" office:string-value="16:07:30">
            <text:p>16:07:30</text:p>
          </table:table-cell>
          <table:table-cell table:formula="of:=IF(ISNUMBER(SEARCH(&quot;throttling&quot;;[.G214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42</text:p>
          </table:table-cell>
          <table:table-cell office:value-type="string">
            <text:p>2017-03-06 16:07:30.63164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43];12;8)" office:value-type="string" office:string-value="16:07:30">
            <text:p>16:07:30</text:p>
          </table:table-cell>
          <table:table-cell table:formula="of:=IF(ISNUMBER(SEARCH(&quot;throttling&quot;;[.G214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43</text:p>
          </table:table-cell>
          <table:table-cell office:value-type="string">
            <text:p>2017-03-06 16:07:30.63462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144];12;8)" office:value-type="string" office:string-value="16:07:30">
            <text:p>16:07:30</text:p>
          </table:table-cell>
          <table:table-cell table:formula="of:=IF(ISNUMBER(SEARCH(&quot;throttling&quot;;[.G214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144</text:p>
          </table:table-cell>
          <table:table-cell office:value-type="string">
            <text:p>2017-03-06 16:07:30.83640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45];12;8)" office:value-type="string" office:string-value="16:07:30">
            <text:p>16:07:30</text:p>
          </table:table-cell>
          <table:table-cell table:formula="of:=IF(ISNUMBER(SEARCH(&quot;throttling&quot;;[.G214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45</text:p>
          </table:table-cell>
          <table:table-cell office:value-type="string">
            <text:p>2017-03-06 16:07:30.84000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46];12;8)" office:value-type="string" office:string-value="16:07:30">
            <text:p>16:07:30</text:p>
          </table:table-cell>
          <table:table-cell table:formula="of:=IF(ISNUMBER(SEARCH(&quot;throttling&quot;;[.G214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46</text:p>
          </table:table-cell>
          <table:table-cell office:value-type="string">
            <text:p>2017-03-06 16:07:30.84374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147];12;8)" office:value-type="string" office:string-value="16:07:30">
            <text:p>16:07:30</text:p>
          </table:table-cell>
          <table:table-cell table:formula="of:=IF(ISNUMBER(SEARCH(&quot;throttling&quot;;[.G214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147</text:p>
          </table:table-cell>
          <table:table-cell office:value-type="string">
            <text:p>2017-03-06 16:07:31.04524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48];12;8)" office:value-type="string" office:string-value="16:07:31">
            <text:p>16:07:31</text:p>
          </table:table-cell>
          <table:table-cell table:formula="of:=IF(ISNUMBER(SEARCH(&quot;throttling&quot;;[.G214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48</text:p>
          </table:table-cell>
          <table:table-cell office:value-type="string">
            <text:p>2017-03-06 16:07:31.04967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49];12;8)" office:value-type="string" office:string-value="16:07:31">
            <text:p>16:07:31</text:p>
          </table:table-cell>
          <table:table-cell table:formula="of:=IF(ISNUMBER(SEARCH(&quot;throttling&quot;;[.G214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49</text:p>
          </table:table-cell>
          <table:table-cell office:value-type="string">
            <text:p>2017-03-06 16:07:31.05349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150];12;8)" office:value-type="string" office:string-value="16:07:31">
            <text:p>16:07:31</text:p>
          </table:table-cell>
          <table:table-cell table:formula="of:=IF(ISNUMBER(SEARCH(&quot;throttling&quot;;[.G215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150</text:p>
          </table:table-cell>
          <table:table-cell office:value-type="string">
            <text:p>2017-03-06 16:07:31.25442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51];12;8)" office:value-type="string" office:string-value="16:07:31">
            <text:p>16:07:31</text:p>
          </table:table-cell>
          <table:table-cell table:formula="of:=IF(ISNUMBER(SEARCH(&quot;throttling&quot;;[.G215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51</text:p>
          </table:table-cell>
          <table:table-cell office:value-type="string">
            <text:p>2017-03-06 16:07:31.25905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52];12;8)" office:value-type="string" office:string-value="16:07:31">
            <text:p>16:07:31</text:p>
          </table:table-cell>
          <table:table-cell table:formula="of:=IF(ISNUMBER(SEARCH(&quot;throttling&quot;;[.G215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52</text:p>
          </table:table-cell>
          <table:table-cell office:value-type="string">
            <text:p>2017-03-06 16:07:31.26283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153];12;8)" office:value-type="string" office:string-value="16:07:31">
            <text:p>16:07:31</text:p>
          </table:table-cell>
          <table:table-cell table:formula="of:=IF(ISNUMBER(SEARCH(&quot;throttling&quot;;[.G215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153</text:p>
          </table:table-cell>
          <table:table-cell office:value-type="string">
            <text:p>2017-03-06 16:07:31.46442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54];12;8)" office:value-type="string" office:string-value="16:07:31">
            <text:p>16:07:31</text:p>
          </table:table-cell>
          <table:table-cell table:formula="of:=IF(ISNUMBER(SEARCH(&quot;throttling&quot;;[.G215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54</text:p>
          </table:table-cell>
          <table:table-cell office:value-type="string">
            <text:p>2017-03-06 16:07:31.46808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55];12;8)" office:value-type="string" office:string-value="16:07:31">
            <text:p>16:07:31</text:p>
          </table:table-cell>
          <table:table-cell table:formula="of:=IF(ISNUMBER(SEARCH(&quot;throttling&quot;;[.G215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55</text:p>
          </table:table-cell>
          <table:table-cell office:value-type="string">
            <text:p>2017-03-06 16:07:31.47161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156];12;8)" office:value-type="string" office:string-value="16:07:31">
            <text:p>16:07:31</text:p>
          </table:table-cell>
          <table:table-cell table:formula="of:=IF(ISNUMBER(SEARCH(&quot;throttling&quot;;[.G215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156</text:p>
          </table:table-cell>
          <table:table-cell office:value-type="string">
            <text:p>2017-03-06 16:07:31.67286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2157];12;8)" office:value-type="string" office:string-value="16:07:31">
            <text:p>16:07:31</text:p>
          </table:table-cell>
          <table:table-cell table:formula="of:=IF(ISNUMBER(SEARCH(&quot;throttling&quot;;[.G215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57</text:p>
          </table:table-cell>
          <table:table-cell office:value-type="string">
            <text:p>2017-03-06 16:07:31.67640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58];12;8)" office:value-type="string" office:string-value="16:07:31">
            <text:p>16:07:31</text:p>
          </table:table-cell>
          <table:table-cell table:formula="of:=IF(ISNUMBER(SEARCH(&quot;throttling&quot;;[.G215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58</text:p>
          </table:table-cell>
          <table:table-cell office:value-type="string">
            <text:p>2017-03-06 16:07:31.67968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159];12;8)" office:value-type="string" office:string-value="16:07:31">
            <text:p>16:07:31</text:p>
          </table:table-cell>
          <table:table-cell table:formula="of:=IF(ISNUMBER(SEARCH(&quot;throttling&quot;;[.G215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159</text:p>
          </table:table-cell>
          <table:table-cell office:value-type="string">
            <text:p>2017-03-06 16:07:31.88113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60];12;8)" office:value-type="string" office:string-value="16:07:31">
            <text:p>16:07:31</text:p>
          </table:table-cell>
          <table:table-cell table:formula="of:=IF(ISNUMBER(SEARCH(&quot;throttling&quot;;[.G216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60</text:p>
          </table:table-cell>
          <table:table-cell office:value-type="string">
            <text:p>2017-03-06 16:07:31.88464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61];12;8)" office:value-type="string" office:string-value="16:07:31">
            <text:p>16:07:31</text:p>
          </table:table-cell>
          <table:table-cell table:formula="of:=IF(ISNUMBER(SEARCH(&quot;throttling&quot;;[.G216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61</text:p>
          </table:table-cell>
          <table:table-cell office:value-type="string">
            <text:p>2017-03-06 16:07:31.88809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162];12;8)" office:value-type="string" office:string-value="16:07:31">
            <text:p>16:07:31</text:p>
          </table:table-cell>
          <table:table-cell table:formula="of:=IF(ISNUMBER(SEARCH(&quot;throttling&quot;;[.G216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162</text:p>
          </table:table-cell>
          <table:table-cell office:value-type="string">
            <text:p>2017-03-06 16:07:32.08936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63];12;8)" office:value-type="string" office:string-value="16:07:32">
            <text:p>16:07:32</text:p>
          </table:table-cell>
          <table:table-cell table:formula="of:=IF(ISNUMBER(SEARCH(&quot;throttling&quot;;[.G216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63</text:p>
          </table:table-cell>
          <table:table-cell office:value-type="string">
            <text:p>2017-03-06 16:07:32.09322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64];12;8)" office:value-type="string" office:string-value="16:07:32">
            <text:p>16:07:32</text:p>
          </table:table-cell>
          <table:table-cell table:formula="of:=IF(ISNUMBER(SEARCH(&quot;throttling&quot;;[.G216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64</text:p>
          </table:table-cell>
          <table:table-cell office:value-type="string">
            <text:p>2017-03-06 16:07:32.09665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165];12;8)" office:value-type="string" office:string-value="16:07:32">
            <text:p>16:07:32</text:p>
          </table:table-cell>
          <table:table-cell table:formula="of:=IF(ISNUMBER(SEARCH(&quot;throttling&quot;;[.G216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165</text:p>
          </table:table-cell>
          <table:table-cell office:value-type="string">
            <text:p>2017-03-06 16:07:32.29750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66];12;8)" office:value-type="string" office:string-value="16:07:32">
            <text:p>16:07:32</text:p>
          </table:table-cell>
          <table:table-cell table:formula="of:=IF(ISNUMBER(SEARCH(&quot;throttling&quot;;[.G216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66</text:p>
          </table:table-cell>
          <table:table-cell office:value-type="string">
            <text:p>2017-03-06 16:07:32.30120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67];12;8)" office:value-type="string" office:string-value="16:07:32">
            <text:p>16:07:32</text:p>
          </table:table-cell>
          <table:table-cell table:formula="of:=IF(ISNUMBER(SEARCH(&quot;throttling&quot;;[.G216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67</text:p>
          </table:table-cell>
          <table:table-cell office:value-type="string">
            <text:p>2017-03-06 16:07:32.30452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168];12;8)" office:value-type="string" office:string-value="16:07:32">
            <text:p>16:07:32</text:p>
          </table:table-cell>
          <table:table-cell table:formula="of:=IF(ISNUMBER(SEARCH(&quot;throttling&quot;;[.G216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168</text:p>
          </table:table-cell>
          <table:table-cell office:value-type="string">
            <text:p>2017-03-06 16:07:32.50660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69];12;8)" office:value-type="string" office:string-value="16:07:32">
            <text:p>16:07:32</text:p>
          </table:table-cell>
          <table:table-cell table:formula="of:=IF(ISNUMBER(SEARCH(&quot;throttling&quot;;[.G216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69</text:p>
          </table:table-cell>
          <table:table-cell office:value-type="string">
            <text:p>2017-03-06 16:07:32.51080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70];12;8)" office:value-type="string" office:string-value="16:07:32">
            <text:p>16:07:32</text:p>
          </table:table-cell>
          <table:table-cell table:formula="of:=IF(ISNUMBER(SEARCH(&quot;throttling&quot;;[.G217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70</text:p>
          </table:table-cell>
          <table:table-cell office:value-type="string">
            <text:p>2017-03-06 16:07:32.51412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171];12;8)" office:value-type="string" office:string-value="16:07:32">
            <text:p>16:07:32</text:p>
          </table:table-cell>
          <table:table-cell table:formula="of:=IF(ISNUMBER(SEARCH(&quot;throttling&quot;;[.G217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171</text:p>
          </table:table-cell>
          <table:table-cell office:value-type="string">
            <text:p>2017-03-06 16:07:32.71581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2172];12;8)" office:value-type="string" office:string-value="16:07:32">
            <text:p>16:07:32</text:p>
          </table:table-cell>
          <table:table-cell table:formula="of:=IF(ISNUMBER(SEARCH(&quot;throttling&quot;;[.G217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72</text:p>
          </table:table-cell>
          <table:table-cell office:value-type="string">
            <text:p>2017-03-06 16:07:32.71917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73];12;8)" office:value-type="string" office:string-value="16:07:32">
            <text:p>16:07:32</text:p>
          </table:table-cell>
          <table:table-cell table:formula="of:=IF(ISNUMBER(SEARCH(&quot;throttling&quot;;[.G217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73</text:p>
          </table:table-cell>
          <table:table-cell office:value-type="string">
            <text:p>2017-03-06 16:07:32.72486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174];12;8)" office:value-type="string" office:string-value="16:07:32">
            <text:p>16:07:32</text:p>
          </table:table-cell>
          <table:table-cell table:formula="of:=IF(ISNUMBER(SEARCH(&quot;throttling&quot;;[.G217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174</text:p>
          </table:table-cell>
          <table:table-cell office:value-type="string">
            <text:p>2017-03-06 16:07:32.92633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75];12;8)" office:value-type="string" office:string-value="16:07:32">
            <text:p>16:07:32</text:p>
          </table:table-cell>
          <table:table-cell table:formula="of:=IF(ISNUMBER(SEARCH(&quot;throttling&quot;;[.G217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75</text:p>
          </table:table-cell>
          <table:table-cell office:value-type="string">
            <text:p>2017-03-06 16:07:32.93016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76];12;8)" office:value-type="string" office:string-value="16:07:32">
            <text:p>16:07:32</text:p>
          </table:table-cell>
          <table:table-cell table:formula="of:=IF(ISNUMBER(SEARCH(&quot;throttling&quot;;[.G217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76</text:p>
          </table:table-cell>
          <table:table-cell office:value-type="string">
            <text:p>2017-03-06 16:07:32.93354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177];12;8)" office:value-type="string" office:string-value="16:07:32">
            <text:p>16:07:32</text:p>
          </table:table-cell>
          <table:table-cell table:formula="of:=IF(ISNUMBER(SEARCH(&quot;throttling&quot;;[.G217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177</text:p>
          </table:table-cell>
          <table:table-cell office:value-type="string">
            <text:p>2017-03-06 16:07:33.13538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78];12;8)" office:value-type="string" office:string-value="16:07:33">
            <text:p>16:07:33</text:p>
          </table:table-cell>
          <table:table-cell table:formula="of:=IF(ISNUMBER(SEARCH(&quot;throttling&quot;;[.G217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78</text:p>
          </table:table-cell>
          <table:table-cell office:value-type="string">
            <text:p>2017-03-06 16:07:33.13939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79];12;8)" office:value-type="string" office:string-value="16:07:33">
            <text:p>16:07:33</text:p>
          </table:table-cell>
          <table:table-cell table:formula="of:=IF(ISNUMBER(SEARCH(&quot;throttling&quot;;[.G217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79</text:p>
          </table:table-cell>
          <table:table-cell office:value-type="string">
            <text:p>2017-03-06 16:07:33.14287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180];12;8)" office:value-type="string" office:string-value="16:07:33">
            <text:p>16:07:33</text:p>
          </table:table-cell>
          <table:table-cell table:formula="of:=IF(ISNUMBER(SEARCH(&quot;throttling&quot;;[.G218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180</text:p>
          </table:table-cell>
          <table:table-cell office:value-type="string">
            <text:p>2017-03-06 16:07:33.34503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81];12;8)" office:value-type="string" office:string-value="16:07:33">
            <text:p>16:07:33</text:p>
          </table:table-cell>
          <table:table-cell table:formula="of:=IF(ISNUMBER(SEARCH(&quot;throttling&quot;;[.G218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81</text:p>
          </table:table-cell>
          <table:table-cell office:value-type="string">
            <text:p>2017-03-06 16:07:33.34883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82];12;8)" office:value-type="string" office:string-value="16:07:33">
            <text:p>16:07:33</text:p>
          </table:table-cell>
          <table:table-cell table:formula="of:=IF(ISNUMBER(SEARCH(&quot;throttling&quot;;[.G218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82</text:p>
          </table:table-cell>
          <table:table-cell office:value-type="string">
            <text:p>2017-03-06 16:07:33.35296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183];12;8)" office:value-type="string" office:string-value="16:07:33">
            <text:p>16:07:33</text:p>
          </table:table-cell>
          <table:table-cell table:formula="of:=IF(ISNUMBER(SEARCH(&quot;throttling&quot;;[.G218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183</text:p>
          </table:table-cell>
          <table:table-cell office:value-type="string">
            <text:p>2017-03-06 16:07:33.55442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2184];12;8)" office:value-type="string" office:string-value="16:07:33">
            <text:p>16:07:33</text:p>
          </table:table-cell>
          <table:table-cell table:formula="of:=IF(ISNUMBER(SEARCH(&quot;throttling&quot;;[.G218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84</text:p>
          </table:table-cell>
          <table:table-cell office:value-type="string">
            <text:p>2017-03-06 16:07:33.55853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85];12;8)" office:value-type="string" office:string-value="16:07:33">
            <text:p>16:07:33</text:p>
          </table:table-cell>
          <table:table-cell table:formula="of:=IF(ISNUMBER(SEARCH(&quot;throttling&quot;;[.G218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85</text:p>
          </table:table-cell>
          <table:table-cell office:value-type="string">
            <text:p>2017-03-06 16:07:33.56171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186];12;8)" office:value-type="string" office:string-value="16:07:33">
            <text:p>16:07:33</text:p>
          </table:table-cell>
          <table:table-cell table:formula="of:=IF(ISNUMBER(SEARCH(&quot;throttling&quot;;[.G218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186</text:p>
          </table:table-cell>
          <table:table-cell office:value-type="string">
            <text:p>2017-03-06 16:07:33.76246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87];12;8)" office:value-type="string" office:string-value="16:07:33">
            <text:p>16:07:33</text:p>
          </table:table-cell>
          <table:table-cell table:formula="of:=IF(ISNUMBER(SEARCH(&quot;throttling&quot;;[.G218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87</text:p>
          </table:table-cell>
          <table:table-cell office:value-type="string">
            <text:p>2017-03-06 16:07:33.76624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88];12;8)" office:value-type="string" office:string-value="16:07:33">
            <text:p>16:07:33</text:p>
          </table:table-cell>
          <table:table-cell table:formula="of:=IF(ISNUMBER(SEARCH(&quot;throttling&quot;;[.G218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88</text:p>
          </table:table-cell>
          <table:table-cell office:value-type="string">
            <text:p>2017-03-06 16:07:33.76988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189];12;8)" office:value-type="string" office:string-value="16:07:33">
            <text:p>16:07:33</text:p>
          </table:table-cell>
          <table:table-cell table:formula="of:=IF(ISNUMBER(SEARCH(&quot;throttling&quot;;[.G218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189</text:p>
          </table:table-cell>
          <table:table-cell office:value-type="string">
            <text:p>2017-03-06 16:07:33.97084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90];12;8)" office:value-type="string" office:string-value="16:07:33">
            <text:p>16:07:33</text:p>
          </table:table-cell>
          <table:table-cell table:formula="of:=IF(ISNUMBER(SEARCH(&quot;throttling&quot;;[.G219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90</text:p>
          </table:table-cell>
          <table:table-cell office:value-type="string">
            <text:p>2017-03-06 16:07:33.97542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91];12;8)" office:value-type="string" office:string-value="16:07:33">
            <text:p>16:07:33</text:p>
          </table:table-cell>
          <table:table-cell table:formula="of:=IF(ISNUMBER(SEARCH(&quot;throttling&quot;;[.G219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91</text:p>
          </table:table-cell>
          <table:table-cell office:value-type="string">
            <text:p>2017-03-06 16:07:33.97862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192];12;8)" office:value-type="string" office:string-value="16:07:33">
            <text:p>16:07:33</text:p>
          </table:table-cell>
          <table:table-cell table:formula="of:=IF(ISNUMBER(SEARCH(&quot;throttling&quot;;[.G219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192</text:p>
          </table:table-cell>
          <table:table-cell office:value-type="string">
            <text:p>2017-03-06 16:07:34.18025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93];12;8)" office:value-type="string" office:string-value="16:07:34">
            <text:p>16:07:34</text:p>
          </table:table-cell>
          <table:table-cell table:formula="of:=IF(ISNUMBER(SEARCH(&quot;throttling&quot;;[.G219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93</text:p>
          </table:table-cell>
          <table:table-cell office:value-type="string">
            <text:p>2017-03-06 16:07:34.18414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94];12;8)" office:value-type="string" office:string-value="16:07:34">
            <text:p>16:07:34</text:p>
          </table:table-cell>
          <table:table-cell table:formula="of:=IF(ISNUMBER(SEARCH(&quot;throttling&quot;;[.G219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94</text:p>
          </table:table-cell>
          <table:table-cell office:value-type="string">
            <text:p>2017-03-06 16:07:34.18760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195];12;8)" office:value-type="string" office:string-value="16:07:34">
            <text:p>16:07:34</text:p>
          </table:table-cell>
          <table:table-cell table:formula="of:=IF(ISNUMBER(SEARCH(&quot;throttling&quot;;[.G219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195</text:p>
          </table:table-cell>
          <table:table-cell office:value-type="string">
            <text:p>2017-03-06 16:07:34.38872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96];12;8)" office:value-type="string" office:string-value="16:07:34">
            <text:p>16:07:34</text:p>
          </table:table-cell>
          <table:table-cell table:formula="of:=IF(ISNUMBER(SEARCH(&quot;throttling&quot;;[.G219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96</text:p>
          </table:table-cell>
          <table:table-cell office:value-type="string">
            <text:p>2017-03-06 16:07:34.39251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197];12;8)" office:value-type="string" office:string-value="16:07:34">
            <text:p>16:07:34</text:p>
          </table:table-cell>
          <table:table-cell table:formula="of:=IF(ISNUMBER(SEARCH(&quot;throttling&quot;;[.G219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97</text:p>
          </table:table-cell>
          <table:table-cell office:value-type="string">
            <text:p>2017-03-06 16:07:34.39567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198];12;8)" office:value-type="string" office:string-value="16:07:34">
            <text:p>16:07:34</text:p>
          </table:table-cell>
          <table:table-cell table:formula="of:=IF(ISNUMBER(SEARCH(&quot;throttling&quot;;[.G219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198</text:p>
          </table:table-cell>
          <table:table-cell office:value-type="string">
            <text:p>2017-03-06 16:07:34.62420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2199];12;8)" office:value-type="string" office:string-value="16:07:34">
            <text:p>16:07:34</text:p>
          </table:table-cell>
          <table:table-cell table:formula="of:=IF(ISNUMBER(SEARCH(&quot;throttling&quot;;[.G219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199</text:p>
          </table:table-cell>
          <table:table-cell office:value-type="string">
            <text:p>2017-03-06 16:07:34.62784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00];12;8)" office:value-type="string" office:string-value="16:07:34">
            <text:p>16:07:34</text:p>
          </table:table-cell>
          <table:table-cell table:formula="of:=IF(ISNUMBER(SEARCH(&quot;throttling&quot;;[.G220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00</text:p>
          </table:table-cell>
          <table:table-cell office:value-type="string">
            <text:p>2017-03-06 16:07:34.63098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201];12;8)" office:value-type="string" office:string-value="16:07:34">
            <text:p>16:07:34</text:p>
          </table:table-cell>
          <table:table-cell table:formula="of:=IF(ISNUMBER(SEARCH(&quot;throttling&quot;;[.G220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201</text:p>
          </table:table-cell>
          <table:table-cell office:value-type="string">
            <text:p>2017-03-06 16:07:34.83255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02];12;8)" office:value-type="string" office:string-value="16:07:34">
            <text:p>16:07:34</text:p>
          </table:table-cell>
          <table:table-cell table:formula="of:=IF(ISNUMBER(SEARCH(&quot;throttling&quot;;[.G220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02</text:p>
          </table:table-cell>
          <table:table-cell office:value-type="string">
            <text:p>2017-03-06 16:07:34.83634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03];12;8)" office:value-type="string" office:string-value="16:07:34">
            <text:p>16:07:34</text:p>
          </table:table-cell>
          <table:table-cell table:formula="of:=IF(ISNUMBER(SEARCH(&quot;throttling&quot;;[.G220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03</text:p>
          </table:table-cell>
          <table:table-cell office:value-type="string">
            <text:p>2017-03-06 16:07:34.83940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204];12;8)" office:value-type="string" office:string-value="16:07:34">
            <text:p>16:07:34</text:p>
          </table:table-cell>
          <table:table-cell table:formula="of:=IF(ISNUMBER(SEARCH(&quot;throttling&quot;;[.G220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204</text:p>
          </table:table-cell>
          <table:table-cell office:value-type="string">
            <text:p>2017-03-06 16:07:35.04071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05];12;8)" office:value-type="string" office:string-value="16:07:35">
            <text:p>16:07:35</text:p>
          </table:table-cell>
          <table:table-cell table:formula="of:=IF(ISNUMBER(SEARCH(&quot;throttling&quot;;[.G220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05</text:p>
          </table:table-cell>
          <table:table-cell office:value-type="string">
            <text:p>2017-03-06 16:07:35.04436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06];12;8)" office:value-type="string" office:string-value="16:07:35">
            <text:p>16:07:35</text:p>
          </table:table-cell>
          <table:table-cell table:formula="of:=IF(ISNUMBER(SEARCH(&quot;throttling&quot;;[.G220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06</text:p>
          </table:table-cell>
          <table:table-cell office:value-type="string">
            <text:p>2017-03-06 16:07:35.04809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207];12;8)" office:value-type="string" office:string-value="16:07:35">
            <text:p>16:07:35</text:p>
          </table:table-cell>
          <table:table-cell table:formula="of:=IF(ISNUMBER(SEARCH(&quot;throttling&quot;;[.G220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207</text:p>
          </table:table-cell>
          <table:table-cell office:value-type="string">
            <text:p>2017-03-06 16:07:35.24882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08];12;8)" office:value-type="string" office:string-value="16:07:35">
            <text:p>16:07:35</text:p>
          </table:table-cell>
          <table:table-cell table:formula="of:=IF(ISNUMBER(SEARCH(&quot;throttling&quot;;[.G220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08</text:p>
          </table:table-cell>
          <table:table-cell office:value-type="string">
            <text:p>2017-03-06 16:07:35.25233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09];12;8)" office:value-type="string" office:string-value="16:07:35">
            <text:p>16:07:35</text:p>
          </table:table-cell>
          <table:table-cell table:formula="of:=IF(ISNUMBER(SEARCH(&quot;throttling&quot;;[.G220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09</text:p>
          </table:table-cell>
          <table:table-cell office:value-type="string">
            <text:p>2017-03-06 16:07:35.25558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210];12;8)" office:value-type="string" office:string-value="16:07:35">
            <text:p>16:07:35</text:p>
          </table:table-cell>
          <table:table-cell table:formula="of:=IF(ISNUMBER(SEARCH(&quot;throttling&quot;;[.G221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210</text:p>
          </table:table-cell>
          <table:table-cell office:value-type="string">
            <text:p>2017-03-06 16:07:35.45735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11];12;8)" office:value-type="string" office:string-value="16:07:35">
            <text:p>16:07:35</text:p>
          </table:table-cell>
          <table:table-cell table:formula="of:=IF(ISNUMBER(SEARCH(&quot;throttling&quot;;[.G221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11</text:p>
          </table:table-cell>
          <table:table-cell office:value-type="string">
            <text:p>2017-03-06 16:07:35.46408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12];12;8)" office:value-type="string" office:string-value="16:07:35">
            <text:p>16:07:35</text:p>
          </table:table-cell>
          <table:table-cell table:formula="of:=IF(ISNUMBER(SEARCH(&quot;throttling&quot;;[.G221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12</text:p>
          </table:table-cell>
          <table:table-cell office:value-type="string">
            <text:p>2017-03-06 16:07:35.46764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213];12;8)" office:value-type="string" office:string-value="16:07:35">
            <text:p>16:07:35</text:p>
          </table:table-cell>
          <table:table-cell table:formula="of:=IF(ISNUMBER(SEARCH(&quot;throttling&quot;;[.G221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213</text:p>
          </table:table-cell>
          <table:table-cell office:value-type="string">
            <text:p>2017-03-06 16:07:35.66831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2214];12;8)" office:value-type="string" office:string-value="16:07:35">
            <text:p>16:07:35</text:p>
          </table:table-cell>
          <table:table-cell table:formula="of:=IF(ISNUMBER(SEARCH(&quot;throttling&quot;;[.G221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14</text:p>
          </table:table-cell>
          <table:table-cell office:value-type="string">
            <text:p>2017-03-06 16:07:35.67227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15];12;8)" office:value-type="string" office:string-value="16:07:35">
            <text:p>16:07:35</text:p>
          </table:table-cell>
          <table:table-cell table:formula="of:=IF(ISNUMBER(SEARCH(&quot;throttling&quot;;[.G221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15</text:p>
          </table:table-cell>
          <table:table-cell office:value-type="string">
            <text:p>2017-03-06 16:07:35.67532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216];12;8)" office:value-type="string" office:string-value="16:07:35">
            <text:p>16:07:35</text:p>
          </table:table-cell>
          <table:table-cell table:formula="of:=IF(ISNUMBER(SEARCH(&quot;throttling&quot;;[.G221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216</text:p>
          </table:table-cell>
          <table:table-cell office:value-type="string">
            <text:p>2017-03-06 16:07:35.87769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17];12;8)" office:value-type="string" office:string-value="16:07:35">
            <text:p>16:07:35</text:p>
          </table:table-cell>
          <table:table-cell table:formula="of:=IF(ISNUMBER(SEARCH(&quot;throttling&quot;;[.G221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17</text:p>
          </table:table-cell>
          <table:table-cell office:value-type="string">
            <text:p>2017-03-06 16:07:35.88157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18];12;8)" office:value-type="string" office:string-value="16:07:35">
            <text:p>16:07:35</text:p>
          </table:table-cell>
          <table:table-cell table:formula="of:=IF(ISNUMBER(SEARCH(&quot;throttling&quot;;[.G221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18</text:p>
          </table:table-cell>
          <table:table-cell office:value-type="string">
            <text:p>2017-03-06 16:07:35.88563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219];12;8)" office:value-type="string" office:string-value="16:07:35">
            <text:p>16:07:35</text:p>
          </table:table-cell>
          <table:table-cell table:formula="of:=IF(ISNUMBER(SEARCH(&quot;throttling&quot;;[.G221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219</text:p>
          </table:table-cell>
          <table:table-cell office:value-type="string">
            <text:p>2017-03-06 16:07:36.08626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20];12;8)" office:value-type="string" office:string-value="16:07:36">
            <text:p>16:07:36</text:p>
          </table:table-cell>
          <table:table-cell table:formula="of:=IF(ISNUMBER(SEARCH(&quot;throttling&quot;;[.G222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20</text:p>
          </table:table-cell>
          <table:table-cell office:value-type="string">
            <text:p>2017-03-06 16:07:36.09199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21];12;8)" office:value-type="string" office:string-value="16:07:36">
            <text:p>16:07:36</text:p>
          </table:table-cell>
          <table:table-cell table:formula="of:=IF(ISNUMBER(SEARCH(&quot;throttling&quot;;[.G222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21</text:p>
          </table:table-cell>
          <table:table-cell office:value-type="string">
            <text:p>2017-03-06 16:07:36.09529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222];12;8)" office:value-type="string" office:string-value="16:07:36">
            <text:p>16:07:36</text:p>
          </table:table-cell>
          <table:table-cell table:formula="of:=IF(ISNUMBER(SEARCH(&quot;throttling&quot;;[.G222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222</text:p>
          </table:table-cell>
          <table:table-cell office:value-type="string">
            <text:p>2017-03-06 16:07:36.29783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23];12;8)" office:value-type="string" office:string-value="16:07:36">
            <text:p>16:07:36</text:p>
          </table:table-cell>
          <table:table-cell table:formula="of:=IF(ISNUMBER(SEARCH(&quot;throttling&quot;;[.G222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23</text:p>
          </table:table-cell>
          <table:table-cell office:value-type="string">
            <text:p>2017-03-06 16:07:36.30153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24];12;8)" office:value-type="string" office:string-value="16:07:36">
            <text:p>16:07:36</text:p>
          </table:table-cell>
          <table:table-cell table:formula="of:=IF(ISNUMBER(SEARCH(&quot;throttling&quot;;[.G222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24</text:p>
          </table:table-cell>
          <table:table-cell office:value-type="string">
            <text:p>2017-03-06 16:07:36.30469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225];12;8)" office:value-type="string" office:string-value="16:07:36">
            <text:p>16:07:36</text:p>
          </table:table-cell>
          <table:table-cell table:formula="of:=IF(ISNUMBER(SEARCH(&quot;throttling&quot;;[.G222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225</text:p>
          </table:table-cell>
          <table:table-cell office:value-type="string">
            <text:p>2017-03-06 16:07:36.50598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26];12;8)" office:value-type="string" office:string-value="16:07:36">
            <text:p>16:07:36</text:p>
          </table:table-cell>
          <table:table-cell table:formula="of:=IF(ISNUMBER(SEARCH(&quot;throttling&quot;;[.G222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26</text:p>
          </table:table-cell>
          <table:table-cell office:value-type="string">
            <text:p>2017-03-06 16:07:36.51232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27];12;8)" office:value-type="string" office:string-value="16:07:36">
            <text:p>16:07:36</text:p>
          </table:table-cell>
          <table:table-cell table:formula="of:=IF(ISNUMBER(SEARCH(&quot;throttling&quot;;[.G222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27</text:p>
          </table:table-cell>
          <table:table-cell office:value-type="string">
            <text:p>2017-03-06 16:07:36.51566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228];12;8)" office:value-type="string" office:string-value="16:07:36">
            <text:p>16:07:36</text:p>
          </table:table-cell>
          <table:table-cell table:formula="of:=IF(ISNUMBER(SEARCH(&quot;throttling&quot;;[.G222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228</text:p>
          </table:table-cell>
          <table:table-cell office:value-type="string">
            <text:p>2017-03-06 16:07:36.71735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2229];12;8)" office:value-type="string" office:string-value="16:07:36">
            <text:p>16:07:36</text:p>
          </table:table-cell>
          <table:table-cell table:formula="of:=IF(ISNUMBER(SEARCH(&quot;throttling&quot;;[.G222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29</text:p>
          </table:table-cell>
          <table:table-cell office:value-type="string">
            <text:p>2017-03-06 16:07:36.72094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30];12;8)" office:value-type="string" office:string-value="16:07:36">
            <text:p>16:07:36</text:p>
          </table:table-cell>
          <table:table-cell table:formula="of:=IF(ISNUMBER(SEARCH(&quot;throttling&quot;;[.G223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30</text:p>
          </table:table-cell>
          <table:table-cell office:value-type="string">
            <text:p>2017-03-06 16:07:36.72479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231];12;8)" office:value-type="string" office:string-value="16:07:36">
            <text:p>16:07:36</text:p>
          </table:table-cell>
          <table:table-cell table:formula="of:=IF(ISNUMBER(SEARCH(&quot;throttling&quot;;[.G223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231</text:p>
          </table:table-cell>
          <table:table-cell office:value-type="string">
            <text:p>2017-03-06 16:07:36.92610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32];12;8)" office:value-type="string" office:string-value="16:07:36">
            <text:p>16:07:36</text:p>
          </table:table-cell>
          <table:table-cell table:formula="of:=IF(ISNUMBER(SEARCH(&quot;throttling&quot;;[.G223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32</text:p>
          </table:table-cell>
          <table:table-cell office:value-type="string">
            <text:p>2017-03-06 16:07:36.92997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33];12;8)" office:value-type="string" office:string-value="16:07:36">
            <text:p>16:07:36</text:p>
          </table:table-cell>
          <table:table-cell table:formula="of:=IF(ISNUMBER(SEARCH(&quot;throttling&quot;;[.G223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33</text:p>
          </table:table-cell>
          <table:table-cell office:value-type="string">
            <text:p>2017-03-06 16:07:36.93334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234];12;8)" office:value-type="string" office:string-value="16:07:36">
            <text:p>16:07:36</text:p>
          </table:table-cell>
          <table:table-cell table:formula="of:=IF(ISNUMBER(SEARCH(&quot;throttling&quot;;[.G223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234</text:p>
          </table:table-cell>
          <table:table-cell office:value-type="string">
            <text:p>2017-03-06 16:07:37.13440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35];12;8)" office:value-type="string" office:string-value="16:07:37">
            <text:p>16:07:37</text:p>
          </table:table-cell>
          <table:table-cell table:formula="of:=IF(ISNUMBER(SEARCH(&quot;throttling&quot;;[.G223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35</text:p>
          </table:table-cell>
          <table:table-cell office:value-type="string">
            <text:p>2017-03-06 16:07:37.13824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36];12;8)" office:value-type="string" office:string-value="16:07:37">
            <text:p>16:07:37</text:p>
          </table:table-cell>
          <table:table-cell table:formula="of:=IF(ISNUMBER(SEARCH(&quot;throttling&quot;;[.G223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36</text:p>
          </table:table-cell>
          <table:table-cell office:value-type="string">
            <text:p>2017-03-06 16:07:37.14286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237];12;8)" office:value-type="string" office:string-value="16:07:37">
            <text:p>16:07:37</text:p>
          </table:table-cell>
          <table:table-cell table:formula="of:=IF(ISNUMBER(SEARCH(&quot;throttling&quot;;[.G223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237</text:p>
          </table:table-cell>
          <table:table-cell office:value-type="string">
            <text:p>2017-03-06 16:07:37.34361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38];12;8)" office:value-type="string" office:string-value="16:07:37">
            <text:p>16:07:37</text:p>
          </table:table-cell>
          <table:table-cell table:formula="of:=IF(ISNUMBER(SEARCH(&quot;throttling&quot;;[.G223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38</text:p>
          </table:table-cell>
          <table:table-cell office:value-type="string">
            <text:p>2017-03-06 16:07:37.34712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39];12;8)" office:value-type="string" office:string-value="16:07:37">
            <text:p>16:07:37</text:p>
          </table:table-cell>
          <table:table-cell table:formula="of:=IF(ISNUMBER(SEARCH(&quot;throttling&quot;;[.G223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39</text:p>
          </table:table-cell>
          <table:table-cell office:value-type="string">
            <text:p>2017-03-06 16:07:37.35032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240];12;8)" office:value-type="string" office:string-value="16:07:37">
            <text:p>16:07:37</text:p>
          </table:table-cell>
          <table:table-cell table:formula="of:=IF(ISNUMBER(SEARCH(&quot;throttling&quot;;[.G224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240</text:p>
          </table:table-cell>
          <table:table-cell office:value-type="string">
            <text:p>2017-03-06 16:07:37.55115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2241];12;8)" office:value-type="string" office:string-value="16:07:37">
            <text:p>16:07:37</text:p>
          </table:table-cell>
          <table:table-cell table:formula="of:=IF(ISNUMBER(SEARCH(&quot;throttling&quot;;[.G224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41</text:p>
          </table:table-cell>
          <table:table-cell office:value-type="string">
            <text:p>2017-03-06 16:07:37.55465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42];12;8)" office:value-type="string" office:string-value="16:07:37">
            <text:p>16:07:37</text:p>
          </table:table-cell>
          <table:table-cell table:formula="of:=IF(ISNUMBER(SEARCH(&quot;throttling&quot;;[.G224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42</text:p>
          </table:table-cell>
          <table:table-cell office:value-type="string">
            <text:p>2017-03-06 16:07:37.55787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243];12;8)" office:value-type="string" office:string-value="16:07:37">
            <text:p>16:07:37</text:p>
          </table:table-cell>
          <table:table-cell table:formula="of:=IF(ISNUMBER(SEARCH(&quot;throttling&quot;;[.G224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243</text:p>
          </table:table-cell>
          <table:table-cell office:value-type="string">
            <text:p>2017-03-06 16:07:37.75938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44];12;8)" office:value-type="string" office:string-value="16:07:37">
            <text:p>16:07:37</text:p>
          </table:table-cell>
          <table:table-cell table:formula="of:=IF(ISNUMBER(SEARCH(&quot;throttling&quot;;[.G224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44</text:p>
          </table:table-cell>
          <table:table-cell office:value-type="string">
            <text:p>2017-03-06 16:07:37.76317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45];12;8)" office:value-type="string" office:string-value="16:07:37">
            <text:p>16:07:37</text:p>
          </table:table-cell>
          <table:table-cell table:formula="of:=IF(ISNUMBER(SEARCH(&quot;throttling&quot;;[.G224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45</text:p>
          </table:table-cell>
          <table:table-cell office:value-type="string">
            <text:p>2017-03-06 16:07:37.76717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246];12;8)" office:value-type="string" office:string-value="16:07:37">
            <text:p>16:07:37</text:p>
          </table:table-cell>
          <table:table-cell table:formula="of:=IF(ISNUMBER(SEARCH(&quot;throttling&quot;;[.G224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246</text:p>
          </table:table-cell>
          <table:table-cell office:value-type="string">
            <text:p>2017-03-06 16:07:37.96896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47];12;8)" office:value-type="string" office:string-value="16:07:37">
            <text:p>16:07:37</text:p>
          </table:table-cell>
          <table:table-cell table:formula="of:=IF(ISNUMBER(SEARCH(&quot;throttling&quot;;[.G224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47</text:p>
          </table:table-cell>
          <table:table-cell office:value-type="string">
            <text:p>2017-03-06 16:07:37.97265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48];12;8)" office:value-type="string" office:string-value="16:07:37">
            <text:p>16:07:37</text:p>
          </table:table-cell>
          <table:table-cell table:formula="of:=IF(ISNUMBER(SEARCH(&quot;throttling&quot;;[.G224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48</text:p>
          </table:table-cell>
          <table:table-cell office:value-type="string">
            <text:p>2017-03-06 16:07:37.97610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249];12;8)" office:value-type="string" office:string-value="16:07:37">
            <text:p>16:07:37</text:p>
          </table:table-cell>
          <table:table-cell table:formula="of:=IF(ISNUMBER(SEARCH(&quot;throttling&quot;;[.G224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249</text:p>
          </table:table-cell>
          <table:table-cell office:value-type="string">
            <text:p>2017-03-06 16:07:38.17697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50];12;8)" office:value-type="string" office:string-value="16:07:38">
            <text:p>16:07:38</text:p>
          </table:table-cell>
          <table:table-cell table:formula="of:=IF(ISNUMBER(SEARCH(&quot;throttling&quot;;[.G225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50</text:p>
          </table:table-cell>
          <table:table-cell office:value-type="string">
            <text:p>2017-03-06 16:07:38.18063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51];12;8)" office:value-type="string" office:string-value="16:07:38">
            <text:p>16:07:38</text:p>
          </table:table-cell>
          <table:table-cell table:formula="of:=IF(ISNUMBER(SEARCH(&quot;throttling&quot;;[.G225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51</text:p>
          </table:table-cell>
          <table:table-cell office:value-type="string">
            <text:p>2017-03-06 16:07:38.18420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252];12;8)" office:value-type="string" office:string-value="16:07:38">
            <text:p>16:07:38</text:p>
          </table:table-cell>
          <table:table-cell table:formula="of:=IF(ISNUMBER(SEARCH(&quot;throttling&quot;;[.G225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252</text:p>
          </table:table-cell>
          <table:table-cell office:value-type="string">
            <text:p>2017-03-06 16:07:38.38550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53];12;8)" office:value-type="string" office:string-value="16:07:38">
            <text:p>16:07:38</text:p>
          </table:table-cell>
          <table:table-cell table:formula="of:=IF(ISNUMBER(SEARCH(&quot;throttling&quot;;[.G225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53</text:p>
          </table:table-cell>
          <table:table-cell office:value-type="string">
            <text:p>2017-03-06 16:07:38.38885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54];12;8)" office:value-type="string" office:string-value="16:07:38">
            <text:p>16:07:38</text:p>
          </table:table-cell>
          <table:table-cell table:formula="of:=IF(ISNUMBER(SEARCH(&quot;throttling&quot;;[.G225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54</text:p>
          </table:table-cell>
          <table:table-cell office:value-type="string">
            <text:p>2017-03-06 16:07:38.39205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255];12;8)" office:value-type="string" office:string-value="16:07:38">
            <text:p>16:07:38</text:p>
          </table:table-cell>
          <table:table-cell table:formula="of:=IF(ISNUMBER(SEARCH(&quot;throttling&quot;;[.G225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255</text:p>
          </table:table-cell>
          <table:table-cell office:value-type="string">
            <text:p>2017-03-06 16:07:38.62458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2256];12;8)" office:value-type="string" office:string-value="16:07:38">
            <text:p>16:07:38</text:p>
          </table:table-cell>
          <table:table-cell table:formula="of:=IF(ISNUMBER(SEARCH(&quot;throttling&quot;;[.G225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56</text:p>
          </table:table-cell>
          <table:table-cell office:value-type="string">
            <text:p>2017-03-06 16:07:38.62832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57];12;8)" office:value-type="string" office:string-value="16:07:38">
            <text:p>16:07:38</text:p>
          </table:table-cell>
          <table:table-cell table:formula="of:=IF(ISNUMBER(SEARCH(&quot;throttling&quot;;[.G225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57</text:p>
          </table:table-cell>
          <table:table-cell office:value-type="string">
            <text:p>2017-03-06 16:07:38.63145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258];12;8)" office:value-type="string" office:string-value="16:07:38">
            <text:p>16:07:38</text:p>
          </table:table-cell>
          <table:table-cell table:formula="of:=IF(ISNUMBER(SEARCH(&quot;throttling&quot;;[.G225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258</text:p>
          </table:table-cell>
          <table:table-cell office:value-type="string">
            <text:p>2017-03-06 16:07:38.83318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59];12;8)" office:value-type="string" office:string-value="16:07:38">
            <text:p>16:07:38</text:p>
          </table:table-cell>
          <table:table-cell table:formula="of:=IF(ISNUMBER(SEARCH(&quot;throttling&quot;;[.G225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59</text:p>
          </table:table-cell>
          <table:table-cell office:value-type="string">
            <text:p>2017-03-06 16:07:38.83736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60];12;8)" office:value-type="string" office:string-value="16:07:38">
            <text:p>16:07:38</text:p>
          </table:table-cell>
          <table:table-cell table:formula="of:=IF(ISNUMBER(SEARCH(&quot;throttling&quot;;[.G226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60</text:p>
          </table:table-cell>
          <table:table-cell office:value-type="string">
            <text:p>2017-03-06 16:07:38.84044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261];12;8)" office:value-type="string" office:string-value="16:07:38">
            <text:p>16:07:38</text:p>
          </table:table-cell>
          <table:table-cell table:formula="of:=IF(ISNUMBER(SEARCH(&quot;throttling&quot;;[.G226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261</text:p>
          </table:table-cell>
          <table:table-cell office:value-type="string">
            <text:p>2017-03-06 16:07:39.04227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62];12;8)" office:value-type="string" office:string-value="16:07:39">
            <text:p>16:07:39</text:p>
          </table:table-cell>
          <table:table-cell table:formula="of:=IF(ISNUMBER(SEARCH(&quot;throttling&quot;;[.G226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62</text:p>
          </table:table-cell>
          <table:table-cell office:value-type="string">
            <text:p>2017-03-06 16:07:39.04596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63];12;8)" office:value-type="string" office:string-value="16:07:39">
            <text:p>16:07:39</text:p>
          </table:table-cell>
          <table:table-cell table:formula="of:=IF(ISNUMBER(SEARCH(&quot;throttling&quot;;[.G226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63</text:p>
          </table:table-cell>
          <table:table-cell office:value-type="string">
            <text:p>2017-03-06 16:07:39.04923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264];12;8)" office:value-type="string" office:string-value="16:07:39">
            <text:p>16:07:39</text:p>
          </table:table-cell>
          <table:table-cell table:formula="of:=IF(ISNUMBER(SEARCH(&quot;throttling&quot;;[.G226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264</text:p>
          </table:table-cell>
          <table:table-cell office:value-type="string">
            <text:p>2017-03-06 16:07:39.25099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65];12;8)" office:value-type="string" office:string-value="16:07:39">
            <text:p>16:07:39</text:p>
          </table:table-cell>
          <table:table-cell table:formula="of:=IF(ISNUMBER(SEARCH(&quot;throttling&quot;;[.G226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65</text:p>
          </table:table-cell>
          <table:table-cell office:value-type="string">
            <text:p>2017-03-06 16:07:39.25550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66];12;8)" office:value-type="string" office:string-value="16:07:39">
            <text:p>16:07:39</text:p>
          </table:table-cell>
          <table:table-cell table:formula="of:=IF(ISNUMBER(SEARCH(&quot;throttling&quot;;[.G226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66</text:p>
          </table:table-cell>
          <table:table-cell office:value-type="string">
            <text:p>2017-03-06 16:07:39.25937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267];12;8)" office:value-type="string" office:string-value="16:07:39">
            <text:p>16:07:39</text:p>
          </table:table-cell>
          <table:table-cell table:formula="of:=IF(ISNUMBER(SEARCH(&quot;throttling&quot;;[.G226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267</text:p>
          </table:table-cell>
          <table:table-cell office:value-type="string">
            <text:p>2017-03-06 16:07:39.46124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68];12;8)" office:value-type="string" office:string-value="16:07:39">
            <text:p>16:07:39</text:p>
          </table:table-cell>
          <table:table-cell table:formula="of:=IF(ISNUMBER(SEARCH(&quot;throttling&quot;;[.G226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68</text:p>
          </table:table-cell>
          <table:table-cell office:value-type="string">
            <text:p>2017-03-06 16:07:39.46537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69];12;8)" office:value-type="string" office:string-value="16:07:39">
            <text:p>16:07:39</text:p>
          </table:table-cell>
          <table:table-cell table:formula="of:=IF(ISNUMBER(SEARCH(&quot;throttling&quot;;[.G226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69</text:p>
          </table:table-cell>
          <table:table-cell office:value-type="string">
            <text:p>2017-03-06 16:07:39.46863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270];12;8)" office:value-type="string" office:string-value="16:07:39">
            <text:p>16:07:39</text:p>
          </table:table-cell>
          <table:table-cell table:formula="of:=IF(ISNUMBER(SEARCH(&quot;throttling&quot;;[.G227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270</text:p>
          </table:table-cell>
          <table:table-cell office:value-type="string">
            <text:p>2017-03-06 16:07:39.66974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2271];12;8)" office:value-type="string" office:string-value="16:07:39">
            <text:p>16:07:39</text:p>
          </table:table-cell>
          <table:table-cell table:formula="of:=IF(ISNUMBER(SEARCH(&quot;throttling&quot;;[.G227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71</text:p>
          </table:table-cell>
          <table:table-cell office:value-type="string">
            <text:p>2017-03-06 16:07:39.67358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72];12;8)" office:value-type="string" office:string-value="16:07:39">
            <text:p>16:07:39</text:p>
          </table:table-cell>
          <table:table-cell table:formula="of:=IF(ISNUMBER(SEARCH(&quot;throttling&quot;;[.G227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72</text:p>
          </table:table-cell>
          <table:table-cell office:value-type="string">
            <text:p>2017-03-06 16:07:39.67703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273];12;8)" office:value-type="string" office:string-value="16:07:39">
            <text:p>16:07:39</text:p>
          </table:table-cell>
          <table:table-cell table:formula="of:=IF(ISNUMBER(SEARCH(&quot;throttling&quot;;[.G227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273</text:p>
          </table:table-cell>
          <table:table-cell office:value-type="string">
            <text:p>2017-03-06 16:07:39.87893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74];12;8)" office:value-type="string" office:string-value="16:07:39">
            <text:p>16:07:39</text:p>
          </table:table-cell>
          <table:table-cell table:formula="of:=IF(ISNUMBER(SEARCH(&quot;throttling&quot;;[.G227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74</text:p>
          </table:table-cell>
          <table:table-cell office:value-type="string">
            <text:p>2017-03-06 16:07:39.88253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75];12;8)" office:value-type="string" office:string-value="16:07:39">
            <text:p>16:07:39</text:p>
          </table:table-cell>
          <table:table-cell table:formula="of:=IF(ISNUMBER(SEARCH(&quot;throttling&quot;;[.G227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75</text:p>
          </table:table-cell>
          <table:table-cell office:value-type="string">
            <text:p>2017-03-06 16:07:39.88920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276];12;8)" office:value-type="string" office:string-value="16:07:39">
            <text:p>16:07:39</text:p>
          </table:table-cell>
          <table:table-cell table:formula="of:=IF(ISNUMBER(SEARCH(&quot;throttling&quot;;[.G227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276</text:p>
          </table:table-cell>
          <table:table-cell office:value-type="string">
            <text:p>2017-03-06 16:07:40.08987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77];12;8)" office:value-type="string" office:string-value="16:07:40">
            <text:p>16:07:40</text:p>
          </table:table-cell>
          <table:table-cell table:formula="of:=IF(ISNUMBER(SEARCH(&quot;throttling&quot;;[.G227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77</text:p>
          </table:table-cell>
          <table:table-cell office:value-type="string">
            <text:p>2017-03-06 16:07:40.09452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78];12;8)" office:value-type="string" office:string-value="16:07:40">
            <text:p>16:07:40</text:p>
          </table:table-cell>
          <table:table-cell table:formula="of:=IF(ISNUMBER(SEARCH(&quot;throttling&quot;;[.G227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78</text:p>
          </table:table-cell>
          <table:table-cell office:value-type="string">
            <text:p>2017-03-06 16:07:40.09822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279];12;8)" office:value-type="string" office:string-value="16:07:40">
            <text:p>16:07:40</text:p>
          </table:table-cell>
          <table:table-cell table:formula="of:=IF(ISNUMBER(SEARCH(&quot;throttling&quot;;[.G227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279</text:p>
          </table:table-cell>
          <table:table-cell office:value-type="string">
            <text:p>2017-03-06 16:07:40.29959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80];12;8)" office:value-type="string" office:string-value="16:07:40">
            <text:p>16:07:40</text:p>
          </table:table-cell>
          <table:table-cell table:formula="of:=IF(ISNUMBER(SEARCH(&quot;throttling&quot;;[.G228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80</text:p>
          </table:table-cell>
          <table:table-cell office:value-type="string">
            <text:p>2017-03-06 16:07:40.30321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81];12;8)" office:value-type="string" office:string-value="16:07:40">
            <text:p>16:07:40</text:p>
          </table:table-cell>
          <table:table-cell table:formula="of:=IF(ISNUMBER(SEARCH(&quot;throttling&quot;;[.G228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81</text:p>
          </table:table-cell>
          <table:table-cell office:value-type="string">
            <text:p>2017-03-06 16:07:40.30648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282];12;8)" office:value-type="string" office:string-value="16:07:40">
            <text:p>16:07:40</text:p>
          </table:table-cell>
          <table:table-cell table:formula="of:=IF(ISNUMBER(SEARCH(&quot;throttling&quot;;[.G228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282</text:p>
          </table:table-cell>
          <table:table-cell office:value-type="string">
            <text:p>2017-03-06 16:07:40.50833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83];12;8)" office:value-type="string" office:string-value="16:07:40">
            <text:p>16:07:40</text:p>
          </table:table-cell>
          <table:table-cell table:formula="of:=IF(ISNUMBER(SEARCH(&quot;throttling&quot;;[.G228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83</text:p>
          </table:table-cell>
          <table:table-cell office:value-type="string">
            <text:p>2017-03-06 16:07:40.51195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84];12;8)" office:value-type="string" office:string-value="16:07:40">
            <text:p>16:07:40</text:p>
          </table:table-cell>
          <table:table-cell table:formula="of:=IF(ISNUMBER(SEARCH(&quot;throttling&quot;;[.G228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84</text:p>
          </table:table-cell>
          <table:table-cell office:value-type="string">
            <text:p>2017-03-06 16:07:40.51528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285];12;8)" office:value-type="string" office:string-value="16:07:40">
            <text:p>16:07:40</text:p>
          </table:table-cell>
          <table:table-cell table:formula="of:=IF(ISNUMBER(SEARCH(&quot;throttling&quot;;[.G228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285</text:p>
          </table:table-cell>
          <table:table-cell office:value-type="string">
            <text:p>2017-03-06 16:07:40.71651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2286];12;8)" office:value-type="string" office:string-value="16:07:40">
            <text:p>16:07:40</text:p>
          </table:table-cell>
          <table:table-cell table:formula="of:=IF(ISNUMBER(SEARCH(&quot;throttling&quot;;[.G228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86</text:p>
          </table:table-cell>
          <table:table-cell office:value-type="string">
            <text:p>2017-03-06 16:07:40.72038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87];12;8)" office:value-type="string" office:string-value="16:07:40">
            <text:p>16:07:40</text:p>
          </table:table-cell>
          <table:table-cell table:formula="of:=IF(ISNUMBER(SEARCH(&quot;throttling&quot;;[.G228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87</text:p>
          </table:table-cell>
          <table:table-cell office:value-type="string">
            <text:p>2017-03-06 16:07:40.72533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288];12;8)" office:value-type="string" office:string-value="16:07:40">
            <text:p>16:07:40</text:p>
          </table:table-cell>
          <table:table-cell table:formula="of:=IF(ISNUMBER(SEARCH(&quot;throttling&quot;;[.G228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288</text:p>
          </table:table-cell>
          <table:table-cell office:value-type="string">
            <text:p>2017-03-06 16:07:40.92690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89];12;8)" office:value-type="string" office:string-value="16:07:40">
            <text:p>16:07:40</text:p>
          </table:table-cell>
          <table:table-cell table:formula="of:=IF(ISNUMBER(SEARCH(&quot;throttling&quot;;[.G228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89</text:p>
          </table:table-cell>
          <table:table-cell office:value-type="string">
            <text:p>2017-03-06 16:07:40.93065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90];12;8)" office:value-type="string" office:string-value="16:07:40">
            <text:p>16:07:40</text:p>
          </table:table-cell>
          <table:table-cell table:formula="of:=IF(ISNUMBER(SEARCH(&quot;throttling&quot;;[.G229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90</text:p>
          </table:table-cell>
          <table:table-cell office:value-type="string">
            <text:p>2017-03-06 16:07:40.93397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291];12;8)" office:value-type="string" office:string-value="16:07:40">
            <text:p>16:07:40</text:p>
          </table:table-cell>
          <table:table-cell table:formula="of:=IF(ISNUMBER(SEARCH(&quot;throttling&quot;;[.G229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291</text:p>
          </table:table-cell>
          <table:table-cell office:value-type="string">
            <text:p>2017-03-06 16:07:41.13595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92];12;8)" office:value-type="string" office:string-value="16:07:41">
            <text:p>16:07:41</text:p>
          </table:table-cell>
          <table:table-cell table:formula="of:=IF(ISNUMBER(SEARCH(&quot;throttling&quot;;[.G229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92</text:p>
          </table:table-cell>
          <table:table-cell office:value-type="string">
            <text:p>2017-03-06 16:07:41.13982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93];12;8)" office:value-type="string" office:string-value="16:07:41">
            <text:p>16:07:41</text:p>
          </table:table-cell>
          <table:table-cell table:formula="of:=IF(ISNUMBER(SEARCH(&quot;throttling&quot;;[.G229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93</text:p>
          </table:table-cell>
          <table:table-cell office:value-type="string">
            <text:p>2017-03-06 16:07:41.14314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294];12;8)" office:value-type="string" office:string-value="16:07:41">
            <text:p>16:07:41</text:p>
          </table:table-cell>
          <table:table-cell table:formula="of:=IF(ISNUMBER(SEARCH(&quot;throttling&quot;;[.G229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294</text:p>
          </table:table-cell>
          <table:table-cell office:value-type="string">
            <text:p>2017-03-06 16:07:41.34452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95];12;8)" office:value-type="string" office:string-value="16:07:41">
            <text:p>16:07:41</text:p>
          </table:table-cell>
          <table:table-cell table:formula="of:=IF(ISNUMBER(SEARCH(&quot;throttling&quot;;[.G229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95</text:p>
          </table:table-cell>
          <table:table-cell office:value-type="string">
            <text:p>2017-03-06 16:07:41.34823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96];12;8)" office:value-type="string" office:string-value="16:07:41">
            <text:p>16:07:41</text:p>
          </table:table-cell>
          <table:table-cell table:formula="of:=IF(ISNUMBER(SEARCH(&quot;throttling&quot;;[.G229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96</text:p>
          </table:table-cell>
          <table:table-cell office:value-type="string">
            <text:p>2017-03-06 16:07:41.35138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297];12;8)" office:value-type="string" office:string-value="16:07:41">
            <text:p>16:07:41</text:p>
          </table:table-cell>
          <table:table-cell table:formula="of:=IF(ISNUMBER(SEARCH(&quot;throttling&quot;;[.G229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297</text:p>
          </table:table-cell>
          <table:table-cell office:value-type="string">
            <text:p>2017-03-06 16:07:41.55291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2298];12;8)" office:value-type="string" office:string-value="16:07:41">
            <text:p>16:07:41</text:p>
          </table:table-cell>
          <table:table-cell table:formula="of:=IF(ISNUMBER(SEARCH(&quot;throttling&quot;;[.G229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98</text:p>
          </table:table-cell>
          <table:table-cell office:value-type="string">
            <text:p>2017-03-06 16:07:41.55654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299];12;8)" office:value-type="string" office:string-value="16:07:41">
            <text:p>16:07:41</text:p>
          </table:table-cell>
          <table:table-cell table:formula="of:=IF(ISNUMBER(SEARCH(&quot;throttling&quot;;[.G229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299</text:p>
          </table:table-cell>
          <table:table-cell office:value-type="string">
            <text:p>2017-03-06 16:07:41.55968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300];12;8)" office:value-type="string" office:string-value="16:07:41">
            <text:p>16:07:41</text:p>
          </table:table-cell>
          <table:table-cell table:formula="of:=IF(ISNUMBER(SEARCH(&quot;throttling&quot;;[.G230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300</text:p>
          </table:table-cell>
          <table:table-cell office:value-type="string">
            <text:p>2017-03-06 16:07:41.76108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01];12;8)" office:value-type="string" office:string-value="16:07:41">
            <text:p>16:07:41</text:p>
          </table:table-cell>
          <table:table-cell table:formula="of:=IF(ISNUMBER(SEARCH(&quot;throttling&quot;;[.G230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01</text:p>
          </table:table-cell>
          <table:table-cell office:value-type="string">
            <text:p>2017-03-06 16:07:41.76469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02];12;8)" office:value-type="string" office:string-value="16:07:41">
            <text:p>16:07:41</text:p>
          </table:table-cell>
          <table:table-cell table:formula="of:=IF(ISNUMBER(SEARCH(&quot;throttling&quot;;[.G230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02</text:p>
          </table:table-cell>
          <table:table-cell office:value-type="string">
            <text:p>2017-03-06 16:07:41.76806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303];12;8)" office:value-type="string" office:string-value="16:07:41">
            <text:p>16:07:41</text:p>
          </table:table-cell>
          <table:table-cell table:formula="of:=IF(ISNUMBER(SEARCH(&quot;throttling&quot;;[.G230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303</text:p>
          </table:table-cell>
          <table:table-cell office:value-type="string">
            <text:p>2017-03-06 16:07:41.96973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04];12;8)" office:value-type="string" office:string-value="16:07:41">
            <text:p>16:07:41</text:p>
          </table:table-cell>
          <table:table-cell table:formula="of:=IF(ISNUMBER(SEARCH(&quot;throttling&quot;;[.G230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04</text:p>
          </table:table-cell>
          <table:table-cell office:value-type="string">
            <text:p>2017-03-06 16:07:41.97356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05];12;8)" office:value-type="string" office:string-value="16:07:41">
            <text:p>16:07:41</text:p>
          </table:table-cell>
          <table:table-cell table:formula="of:=IF(ISNUMBER(SEARCH(&quot;throttling&quot;;[.G230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05</text:p>
          </table:table-cell>
          <table:table-cell office:value-type="string">
            <text:p>2017-03-06 16:07:41.97702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306];12;8)" office:value-type="string" office:string-value="16:07:41">
            <text:p>16:07:41</text:p>
          </table:table-cell>
          <table:table-cell table:formula="of:=IF(ISNUMBER(SEARCH(&quot;throttling&quot;;[.G230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306</text:p>
          </table:table-cell>
          <table:table-cell office:value-type="string">
            <text:p>2017-03-06 16:07:42.17829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07];12;8)" office:value-type="string" office:string-value="16:07:42">
            <text:p>16:07:42</text:p>
          </table:table-cell>
          <table:table-cell table:formula="of:=IF(ISNUMBER(SEARCH(&quot;throttling&quot;;[.G230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07</text:p>
          </table:table-cell>
          <table:table-cell office:value-type="string">
            <text:p>2017-03-06 16:07:42.18303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08];12;8)" office:value-type="string" office:string-value="16:07:42">
            <text:p>16:07:42</text:p>
          </table:table-cell>
          <table:table-cell table:formula="of:=IF(ISNUMBER(SEARCH(&quot;throttling&quot;;[.G230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08</text:p>
          </table:table-cell>
          <table:table-cell office:value-type="string">
            <text:p>2017-03-06 16:07:42.18711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309];12;8)" office:value-type="string" office:string-value="16:07:42">
            <text:p>16:07:42</text:p>
          </table:table-cell>
          <table:table-cell table:formula="of:=IF(ISNUMBER(SEARCH(&quot;throttling&quot;;[.G230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309</text:p>
          </table:table-cell>
          <table:table-cell office:value-type="string">
            <text:p>2017-03-06 16:07:42.38857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10];12;8)" office:value-type="string" office:string-value="16:07:42">
            <text:p>16:07:42</text:p>
          </table:table-cell>
          <table:table-cell table:formula="of:=IF(ISNUMBER(SEARCH(&quot;throttling&quot;;[.G231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10</text:p>
          </table:table-cell>
          <table:table-cell office:value-type="string">
            <text:p>2017-03-06 16:07:42.39236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11];12;8)" office:value-type="string" office:string-value="16:07:42">
            <text:p>16:07:42</text:p>
          </table:table-cell>
          <table:table-cell table:formula="of:=IF(ISNUMBER(SEARCH(&quot;throttling&quot;;[.G231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11</text:p>
          </table:table-cell>
          <table:table-cell office:value-type="string">
            <text:p>2017-03-06 16:07:42.39591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312];12;8)" office:value-type="string" office:string-value="16:07:42">
            <text:p>16:07:42</text:p>
          </table:table-cell>
          <table:table-cell table:formula="of:=IF(ISNUMBER(SEARCH(&quot;throttling&quot;;[.G231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312</text:p>
          </table:table-cell>
          <table:table-cell office:value-type="string">
            <text:p>2017-03-06 16:07:42.62414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2313];12;8)" office:value-type="string" office:string-value="16:07:42">
            <text:p>16:07:42</text:p>
          </table:table-cell>
          <table:table-cell table:formula="of:=IF(ISNUMBER(SEARCH(&quot;throttling&quot;;[.G231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13</text:p>
          </table:table-cell>
          <table:table-cell office:value-type="string">
            <text:p>2017-03-06 16:07:42.62784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14];12;8)" office:value-type="string" office:string-value="16:07:42">
            <text:p>16:07:42</text:p>
          </table:table-cell>
          <table:table-cell table:formula="of:=IF(ISNUMBER(SEARCH(&quot;throttling&quot;;[.G231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14</text:p>
          </table:table-cell>
          <table:table-cell office:value-type="string">
            <text:p>2017-03-06 16:07:42.63086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315];12;8)" office:value-type="string" office:string-value="16:07:42">
            <text:p>16:07:42</text:p>
          </table:table-cell>
          <table:table-cell table:formula="of:=IF(ISNUMBER(SEARCH(&quot;throttling&quot;;[.G231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315</text:p>
          </table:table-cell>
          <table:table-cell office:value-type="string">
            <text:p>2017-03-06 16:07:42.83209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16];12;8)" office:value-type="string" office:string-value="16:07:42">
            <text:p>16:07:42</text:p>
          </table:table-cell>
          <table:table-cell table:formula="of:=IF(ISNUMBER(SEARCH(&quot;throttling&quot;;[.G231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16</text:p>
          </table:table-cell>
          <table:table-cell office:value-type="string">
            <text:p>2017-03-06 16:07:42.83571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17];12;8)" office:value-type="string" office:string-value="16:07:42">
            <text:p>16:07:42</text:p>
          </table:table-cell>
          <table:table-cell table:formula="of:=IF(ISNUMBER(SEARCH(&quot;throttling&quot;;[.G231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17</text:p>
          </table:table-cell>
          <table:table-cell office:value-type="string">
            <text:p>2017-03-06 16:07:42.83893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318];12;8)" office:value-type="string" office:string-value="16:07:42">
            <text:p>16:07:42</text:p>
          </table:table-cell>
          <table:table-cell table:formula="of:=IF(ISNUMBER(SEARCH(&quot;throttling&quot;;[.G231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318</text:p>
          </table:table-cell>
          <table:table-cell office:value-type="string">
            <text:p>2017-03-06 16:07:43.04022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19];12;8)" office:value-type="string" office:string-value="16:07:43">
            <text:p>16:07:43</text:p>
          </table:table-cell>
          <table:table-cell table:formula="of:=IF(ISNUMBER(SEARCH(&quot;throttling&quot;;[.G231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19</text:p>
          </table:table-cell>
          <table:table-cell office:value-type="string">
            <text:p>2017-03-06 16:07:43.04387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20];12;8)" office:value-type="string" office:string-value="16:07:43">
            <text:p>16:07:43</text:p>
          </table:table-cell>
          <table:table-cell table:formula="of:=IF(ISNUMBER(SEARCH(&quot;throttling&quot;;[.G232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20</text:p>
          </table:table-cell>
          <table:table-cell office:value-type="string">
            <text:p>2017-03-06 16:07:43.04705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321];12;8)" office:value-type="string" office:string-value="16:07:43">
            <text:p>16:07:43</text:p>
          </table:table-cell>
          <table:table-cell table:formula="of:=IF(ISNUMBER(SEARCH(&quot;throttling&quot;;[.G232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321</text:p>
          </table:table-cell>
          <table:table-cell office:value-type="string">
            <text:p>2017-03-06 16:07:43.24842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22];12;8)" office:value-type="string" office:string-value="16:07:43">
            <text:p>16:07:43</text:p>
          </table:table-cell>
          <table:table-cell table:formula="of:=IF(ISNUMBER(SEARCH(&quot;throttling&quot;;[.G232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22</text:p>
          </table:table-cell>
          <table:table-cell office:value-type="string">
            <text:p>2017-03-06 16:07:43.25212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23];12;8)" office:value-type="string" office:string-value="16:07:43">
            <text:p>16:07:43</text:p>
          </table:table-cell>
          <table:table-cell table:formula="of:=IF(ISNUMBER(SEARCH(&quot;throttling&quot;;[.G232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23</text:p>
          </table:table-cell>
          <table:table-cell office:value-type="string">
            <text:p>2017-03-06 16:07:43.25540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324];12;8)" office:value-type="string" office:string-value="16:07:43">
            <text:p>16:07:43</text:p>
          </table:table-cell>
          <table:table-cell table:formula="of:=IF(ISNUMBER(SEARCH(&quot;throttling&quot;;[.G232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324</text:p>
          </table:table-cell>
          <table:table-cell office:value-type="string">
            <text:p>2017-03-06 16:07:43.45670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25];12;8)" office:value-type="string" office:string-value="16:07:43">
            <text:p>16:07:43</text:p>
          </table:table-cell>
          <table:table-cell table:formula="of:=IF(ISNUMBER(SEARCH(&quot;throttling&quot;;[.G232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25</text:p>
          </table:table-cell>
          <table:table-cell office:value-type="string">
            <text:p>2017-03-06 16:07:43.46033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26];12;8)" office:value-type="string" office:string-value="16:07:43">
            <text:p>16:07:43</text:p>
          </table:table-cell>
          <table:table-cell table:formula="of:=IF(ISNUMBER(SEARCH(&quot;throttling&quot;;[.G232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26</text:p>
          </table:table-cell>
          <table:table-cell office:value-type="string">
            <text:p>2017-03-06 16:07:43.46431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327];12;8)" office:value-type="string" office:string-value="16:07:43">
            <text:p>16:07:43</text:p>
          </table:table-cell>
          <table:table-cell table:formula="of:=IF(ISNUMBER(SEARCH(&quot;throttling&quot;;[.G232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327</text:p>
          </table:table-cell>
          <table:table-cell office:value-type="string">
            <text:p>2017-03-06 16:07:43.66582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2328];12;8)" office:value-type="string" office:string-value="16:07:43">
            <text:p>16:07:43</text:p>
          </table:table-cell>
          <table:table-cell table:formula="of:=IF(ISNUMBER(SEARCH(&quot;throttling&quot;;[.G232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28</text:p>
          </table:table-cell>
          <table:table-cell office:value-type="string">
            <text:p>2017-03-06 16:07:43.66948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29];12;8)" office:value-type="string" office:string-value="16:07:43">
            <text:p>16:07:43</text:p>
          </table:table-cell>
          <table:table-cell table:formula="of:=IF(ISNUMBER(SEARCH(&quot;throttling&quot;;[.G232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29</text:p>
          </table:table-cell>
          <table:table-cell office:value-type="string">
            <text:p>2017-03-06 16:07:43.67255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330];12;8)" office:value-type="string" office:string-value="16:07:43">
            <text:p>16:07:43</text:p>
          </table:table-cell>
          <table:table-cell table:formula="of:=IF(ISNUMBER(SEARCH(&quot;throttling&quot;;[.G233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330</text:p>
          </table:table-cell>
          <table:table-cell office:value-type="string">
            <text:p>2017-03-06 16:07:43.87472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31];12;8)" office:value-type="string" office:string-value="16:07:43">
            <text:p>16:07:43</text:p>
          </table:table-cell>
          <table:table-cell table:formula="of:=IF(ISNUMBER(SEARCH(&quot;throttling&quot;;[.G233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31</text:p>
          </table:table-cell>
          <table:table-cell office:value-type="string">
            <text:p>2017-03-06 16:07:43.87849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32];12;8)" office:value-type="string" office:string-value="16:07:43">
            <text:p>16:07:43</text:p>
          </table:table-cell>
          <table:table-cell table:formula="of:=IF(ISNUMBER(SEARCH(&quot;throttling&quot;;[.G233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32</text:p>
          </table:table-cell>
          <table:table-cell office:value-type="string">
            <text:p>2017-03-06 16:07:43.88180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333];12;8)" office:value-type="string" office:string-value="16:07:43">
            <text:p>16:07:43</text:p>
          </table:table-cell>
          <table:table-cell table:formula="of:=IF(ISNUMBER(SEARCH(&quot;throttling&quot;;[.G233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333</text:p>
          </table:table-cell>
          <table:table-cell office:value-type="string">
            <text:p>2017-03-06 16:07:44.08319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34];12;8)" office:value-type="string" office:string-value="16:07:44">
            <text:p>16:07:44</text:p>
          </table:table-cell>
          <table:table-cell table:formula="of:=IF(ISNUMBER(SEARCH(&quot;throttling&quot;;[.G233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34</text:p>
          </table:table-cell>
          <table:table-cell office:value-type="string">
            <text:p>2017-03-06 16:07:44.08884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35];12;8)" office:value-type="string" office:string-value="16:07:44">
            <text:p>16:07:44</text:p>
          </table:table-cell>
          <table:table-cell table:formula="of:=IF(ISNUMBER(SEARCH(&quot;throttling&quot;;[.G233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35</text:p>
          </table:table-cell>
          <table:table-cell office:value-type="string">
            <text:p>2017-03-06 16:07:44.09209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336];12;8)" office:value-type="string" office:string-value="16:07:44">
            <text:p>16:07:44</text:p>
          </table:table-cell>
          <table:table-cell table:formula="of:=IF(ISNUMBER(SEARCH(&quot;throttling&quot;;[.G233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336</text:p>
          </table:table-cell>
          <table:table-cell office:value-type="string">
            <text:p>2017-03-06 16:07:44.29359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37];12;8)" office:value-type="string" office:string-value="16:07:44">
            <text:p>16:07:44</text:p>
          </table:table-cell>
          <table:table-cell table:formula="of:=IF(ISNUMBER(SEARCH(&quot;throttling&quot;;[.G233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37</text:p>
          </table:table-cell>
          <table:table-cell office:value-type="string">
            <text:p>2017-03-06 16:07:44.29717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38];12;8)" office:value-type="string" office:string-value="16:07:44">
            <text:p>16:07:44</text:p>
          </table:table-cell>
          <table:table-cell table:formula="of:=IF(ISNUMBER(SEARCH(&quot;throttling&quot;;[.G233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38</text:p>
          </table:table-cell>
          <table:table-cell office:value-type="string">
            <text:p>2017-03-06 16:07:44.30044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339];12;8)" office:value-type="string" office:string-value="16:07:44">
            <text:p>16:07:44</text:p>
          </table:table-cell>
          <table:table-cell table:formula="of:=IF(ISNUMBER(SEARCH(&quot;throttling&quot;;[.G233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339</text:p>
          </table:table-cell>
          <table:table-cell office:value-type="string">
            <text:p>2017-03-06 16:07:44.50239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40];12;8)" office:value-type="string" office:string-value="16:07:44">
            <text:p>16:07:44</text:p>
          </table:table-cell>
          <table:table-cell table:formula="of:=IF(ISNUMBER(SEARCH(&quot;throttling&quot;;[.G234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40</text:p>
          </table:table-cell>
          <table:table-cell office:value-type="string">
            <text:p>2017-03-06 16:07:44.50594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41];12;8)" office:value-type="string" office:string-value="16:07:44">
            <text:p>16:07:44</text:p>
          </table:table-cell>
          <table:table-cell table:formula="of:=IF(ISNUMBER(SEARCH(&quot;throttling&quot;;[.G234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41</text:p>
          </table:table-cell>
          <table:table-cell office:value-type="string">
            <text:p>2017-03-06 16:07:44.50946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342];12;8)" office:value-type="string" office:string-value="16:07:44">
            <text:p>16:07:44</text:p>
          </table:table-cell>
          <table:table-cell table:formula="of:=IF(ISNUMBER(SEARCH(&quot;throttling&quot;;[.G234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342</text:p>
          </table:table-cell>
          <table:table-cell office:value-type="string">
            <text:p>2017-03-06 16:07:44.71071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2343];12;8)" office:value-type="string" office:string-value="16:07:44">
            <text:p>16:07:44</text:p>
          </table:table-cell>
          <table:table-cell table:formula="of:=IF(ISNUMBER(SEARCH(&quot;throttling&quot;;[.G234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43</text:p>
          </table:table-cell>
          <table:table-cell office:value-type="string">
            <text:p>2017-03-06 16:07:44.71720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44];12;8)" office:value-type="string" office:string-value="16:07:44">
            <text:p>16:07:44</text:p>
          </table:table-cell>
          <table:table-cell table:formula="of:=IF(ISNUMBER(SEARCH(&quot;throttling&quot;;[.G234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44</text:p>
          </table:table-cell>
          <table:table-cell office:value-type="string">
            <text:p>2017-03-06 16:07:44.72078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345];12;8)" office:value-type="string" office:string-value="16:07:44">
            <text:p>16:07:44</text:p>
          </table:table-cell>
          <table:table-cell table:formula="of:=IF(ISNUMBER(SEARCH(&quot;throttling&quot;;[.G234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345</text:p>
          </table:table-cell>
          <table:table-cell office:value-type="string">
            <text:p>2017-03-06 16:07:44.92154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46];12;8)" office:value-type="string" office:string-value="16:07:44">
            <text:p>16:07:44</text:p>
          </table:table-cell>
          <table:table-cell table:formula="of:=IF(ISNUMBER(SEARCH(&quot;throttling&quot;;[.G234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46</text:p>
          </table:table-cell>
          <table:table-cell office:value-type="string">
            <text:p>2017-03-06 16:07:44.92520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47];12;8)" office:value-type="string" office:string-value="16:07:44">
            <text:p>16:07:44</text:p>
          </table:table-cell>
          <table:table-cell table:formula="of:=IF(ISNUMBER(SEARCH(&quot;throttling&quot;;[.G234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47</text:p>
          </table:table-cell>
          <table:table-cell office:value-type="string">
            <text:p>2017-03-06 16:07:44.92868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348];12;8)" office:value-type="string" office:string-value="16:07:44">
            <text:p>16:07:44</text:p>
          </table:table-cell>
          <table:table-cell table:formula="of:=IF(ISNUMBER(SEARCH(&quot;throttling&quot;;[.G234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348</text:p>
          </table:table-cell>
          <table:table-cell office:value-type="string">
            <text:p>2017-03-06 16:07:45.12995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49];12;8)" office:value-type="string" office:string-value="16:07:45">
            <text:p>16:07:45</text:p>
          </table:table-cell>
          <table:table-cell table:formula="of:=IF(ISNUMBER(SEARCH(&quot;throttling&quot;;[.G234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49</text:p>
          </table:table-cell>
          <table:table-cell office:value-type="string">
            <text:p>2017-03-06 16:07:45.13371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50];12;8)" office:value-type="string" office:string-value="16:07:45">
            <text:p>16:07:45</text:p>
          </table:table-cell>
          <table:table-cell table:formula="of:=IF(ISNUMBER(SEARCH(&quot;throttling&quot;;[.G235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50</text:p>
          </table:table-cell>
          <table:table-cell office:value-type="string">
            <text:p>2017-03-06 16:07:45.13707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351];12;8)" office:value-type="string" office:string-value="16:07:45">
            <text:p>16:07:45</text:p>
          </table:table-cell>
          <table:table-cell table:formula="of:=IF(ISNUMBER(SEARCH(&quot;throttling&quot;;[.G235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351</text:p>
          </table:table-cell>
          <table:table-cell office:value-type="string">
            <text:p>2017-03-06 16:07:45.33829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52];12;8)" office:value-type="string" office:string-value="16:07:45">
            <text:p>16:07:45</text:p>
          </table:table-cell>
          <table:table-cell table:formula="of:=IF(ISNUMBER(SEARCH(&quot;throttling&quot;;[.G235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52</text:p>
          </table:table-cell>
          <table:table-cell office:value-type="string">
            <text:p>2017-03-06 16:07:45.34208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53];12;8)" office:value-type="string" office:string-value="16:07:45">
            <text:p>16:07:45</text:p>
          </table:table-cell>
          <table:table-cell table:formula="of:=IF(ISNUMBER(SEARCH(&quot;throttling&quot;;[.G235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53</text:p>
          </table:table-cell>
          <table:table-cell office:value-type="string">
            <text:p>2017-03-06 16:07:45.34525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354];12;8)" office:value-type="string" office:string-value="16:07:45">
            <text:p>16:07:45</text:p>
          </table:table-cell>
          <table:table-cell table:formula="of:=IF(ISNUMBER(SEARCH(&quot;throttling&quot;;[.G235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354</text:p>
          </table:table-cell>
          <table:table-cell office:value-type="string">
            <text:p>2017-03-06 16:07:45.54688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2355];12;8)" office:value-type="string" office:string-value="16:07:45">
            <text:p>16:07:45</text:p>
          </table:table-cell>
          <table:table-cell table:formula="of:=IF(ISNUMBER(SEARCH(&quot;throttling&quot;;[.G235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55</text:p>
          </table:table-cell>
          <table:table-cell office:value-type="string">
            <text:p>2017-03-06 16:07:45.55323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56];12;8)" office:value-type="string" office:string-value="16:07:45">
            <text:p>16:07:45</text:p>
          </table:table-cell>
          <table:table-cell table:formula="of:=IF(ISNUMBER(SEARCH(&quot;throttling&quot;;[.G235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56</text:p>
          </table:table-cell>
          <table:table-cell office:value-type="string">
            <text:p>2017-03-06 16:07:45.55670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357];12;8)" office:value-type="string" office:string-value="16:07:45">
            <text:p>16:07:45</text:p>
          </table:table-cell>
          <table:table-cell table:formula="of:=IF(ISNUMBER(SEARCH(&quot;throttling&quot;;[.G235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357</text:p>
          </table:table-cell>
          <table:table-cell office:value-type="string">
            <text:p>2017-03-06 16:07:45.75815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58];12;8)" office:value-type="string" office:string-value="16:07:45">
            <text:p>16:07:45</text:p>
          </table:table-cell>
          <table:table-cell table:formula="of:=IF(ISNUMBER(SEARCH(&quot;throttling&quot;;[.G235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58</text:p>
          </table:table-cell>
          <table:table-cell office:value-type="string">
            <text:p>2017-03-06 16:07:45.76185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59];12;8)" office:value-type="string" office:string-value="16:07:45">
            <text:p>16:07:45</text:p>
          </table:table-cell>
          <table:table-cell table:formula="of:=IF(ISNUMBER(SEARCH(&quot;throttling&quot;;[.G235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59</text:p>
          </table:table-cell>
          <table:table-cell office:value-type="string">
            <text:p>2017-03-06 16:07:45.76518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360];12;8)" office:value-type="string" office:string-value="16:07:45">
            <text:p>16:07:45</text:p>
          </table:table-cell>
          <table:table-cell table:formula="of:=IF(ISNUMBER(SEARCH(&quot;throttling&quot;;[.G236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360</text:p>
          </table:table-cell>
          <table:table-cell office:value-type="string">
            <text:p>2017-03-06 16:07:45.96632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61];12;8)" office:value-type="string" office:string-value="16:07:45">
            <text:p>16:07:45</text:p>
          </table:table-cell>
          <table:table-cell table:formula="of:=IF(ISNUMBER(SEARCH(&quot;throttling&quot;;[.G236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61</text:p>
          </table:table-cell>
          <table:table-cell office:value-type="string">
            <text:p>2017-03-06 16:07:45.97056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62];12;8)" office:value-type="string" office:string-value="16:07:45">
            <text:p>16:07:45</text:p>
          </table:table-cell>
          <table:table-cell table:formula="of:=IF(ISNUMBER(SEARCH(&quot;throttling&quot;;[.G236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62</text:p>
          </table:table-cell>
          <table:table-cell office:value-type="string">
            <text:p>2017-03-06 16:07:45.97410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363];12;8)" office:value-type="string" office:string-value="16:07:45">
            <text:p>16:07:45</text:p>
          </table:table-cell>
          <table:table-cell table:formula="of:=IF(ISNUMBER(SEARCH(&quot;throttling&quot;;[.G236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363</text:p>
          </table:table-cell>
          <table:table-cell office:value-type="string">
            <text:p>2017-03-06 16:07:46.18418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64];12;8)" office:value-type="string" office:string-value="16:07:46">
            <text:p>16:07:46</text:p>
          </table:table-cell>
          <table:table-cell table:formula="of:=IF(ISNUMBER(SEARCH(&quot;throttling&quot;;[.G236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64</text:p>
          </table:table-cell>
          <table:table-cell office:value-type="string">
            <text:p>2017-03-06 16:07:46.18807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65];12;8)" office:value-type="string" office:string-value="16:07:46">
            <text:p>16:07:46</text:p>
          </table:table-cell>
          <table:table-cell table:formula="of:=IF(ISNUMBER(SEARCH(&quot;throttling&quot;;[.G236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65</text:p>
          </table:table-cell>
          <table:table-cell office:value-type="string">
            <text:p>2017-03-06 16:07:46.19128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366];12;8)" office:value-type="string" office:string-value="16:07:46">
            <text:p>16:07:46</text:p>
          </table:table-cell>
          <table:table-cell table:formula="of:=IF(ISNUMBER(SEARCH(&quot;throttling&quot;;[.G236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366</text:p>
          </table:table-cell>
          <table:table-cell office:value-type="string">
            <text:p>2017-03-06 16:07:46.39296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67];12;8)" office:value-type="string" office:string-value="16:07:46">
            <text:p>16:07:46</text:p>
          </table:table-cell>
          <table:table-cell table:formula="of:=IF(ISNUMBER(SEARCH(&quot;throttling&quot;;[.G236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67</text:p>
          </table:table-cell>
          <table:table-cell office:value-type="string">
            <text:p>2017-03-06 16:07:46.39663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68];12;8)" office:value-type="string" office:string-value="16:07:46">
            <text:p>16:07:46</text:p>
          </table:table-cell>
          <table:table-cell table:formula="of:=IF(ISNUMBER(SEARCH(&quot;throttling&quot;;[.G236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68</text:p>
          </table:table-cell>
          <table:table-cell office:value-type="string">
            <text:p>2017-03-06 16:07:46.39993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369];12;8)" office:value-type="string" office:string-value="16:07:46">
            <text:p>16:07:46</text:p>
          </table:table-cell>
          <table:table-cell table:formula="of:=IF(ISNUMBER(SEARCH(&quot;throttling&quot;;[.G236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369</text:p>
          </table:table-cell>
          <table:table-cell office:value-type="string">
            <text:p>2017-03-06 16:07:46.62424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2370];12;8)" office:value-type="string" office:string-value="16:07:46">
            <text:p>16:07:46</text:p>
          </table:table-cell>
          <table:table-cell table:formula="of:=IF(ISNUMBER(SEARCH(&quot;throttling&quot;;[.G237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70</text:p>
          </table:table-cell>
          <table:table-cell office:value-type="string">
            <text:p>2017-03-06 16:07:46.62792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71];12;8)" office:value-type="string" office:string-value="16:07:46">
            <text:p>16:07:46</text:p>
          </table:table-cell>
          <table:table-cell table:formula="of:=IF(ISNUMBER(SEARCH(&quot;throttling&quot;;[.G237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71</text:p>
          </table:table-cell>
          <table:table-cell office:value-type="string">
            <text:p>2017-03-06 16:07:46.63130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372];12;8)" office:value-type="string" office:string-value="16:07:46">
            <text:p>16:07:46</text:p>
          </table:table-cell>
          <table:table-cell table:formula="of:=IF(ISNUMBER(SEARCH(&quot;throttling&quot;;[.G237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372</text:p>
          </table:table-cell>
          <table:table-cell office:value-type="string">
            <text:p>2017-03-06 16:07:46.83306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73];12;8)" office:value-type="string" office:string-value="16:07:46">
            <text:p>16:07:46</text:p>
          </table:table-cell>
          <table:table-cell table:formula="of:=IF(ISNUMBER(SEARCH(&quot;throttling&quot;;[.G237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73</text:p>
          </table:table-cell>
          <table:table-cell office:value-type="string">
            <text:p>2017-03-06 16:07:46.83656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74];12;8)" office:value-type="string" office:string-value="16:07:46">
            <text:p>16:07:46</text:p>
          </table:table-cell>
          <table:table-cell table:formula="of:=IF(ISNUMBER(SEARCH(&quot;throttling&quot;;[.G237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74</text:p>
          </table:table-cell>
          <table:table-cell office:value-type="string">
            <text:p>2017-03-06 16:07:46.83936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375];12;8)" office:value-type="string" office:string-value="16:07:46">
            <text:p>16:07:46</text:p>
          </table:table-cell>
          <table:table-cell table:formula="of:=IF(ISNUMBER(SEARCH(&quot;throttling&quot;;[.G237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375</text:p>
          </table:table-cell>
          <table:table-cell office:value-type="string">
            <text:p>2017-03-06 16:07:47.04177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76];12;8)" office:value-type="string" office:string-value="16:07:47">
            <text:p>16:07:47</text:p>
          </table:table-cell>
          <table:table-cell table:formula="of:=IF(ISNUMBER(SEARCH(&quot;throttling&quot;;[.G237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76</text:p>
          </table:table-cell>
          <table:table-cell office:value-type="string">
            <text:p>2017-03-06 16:07:47.04795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77];12;8)" office:value-type="string" office:string-value="16:07:47">
            <text:p>16:07:47</text:p>
          </table:table-cell>
          <table:table-cell table:formula="of:=IF(ISNUMBER(SEARCH(&quot;throttling&quot;;[.G237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77</text:p>
          </table:table-cell>
          <table:table-cell office:value-type="string">
            <text:p>2017-03-06 16:07:47.05134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378];12;8)" office:value-type="string" office:string-value="16:07:47">
            <text:p>16:07:47</text:p>
          </table:table-cell>
          <table:table-cell table:formula="of:=IF(ISNUMBER(SEARCH(&quot;throttling&quot;;[.G237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378</text:p>
          </table:table-cell>
          <table:table-cell office:value-type="string">
            <text:p>2017-03-06 16:07:47.25276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79];12;8)" office:value-type="string" office:string-value="16:07:47">
            <text:p>16:07:47</text:p>
          </table:table-cell>
          <table:table-cell table:formula="of:=IF(ISNUMBER(SEARCH(&quot;throttling&quot;;[.G237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79</text:p>
          </table:table-cell>
          <table:table-cell office:value-type="string">
            <text:p>2017-03-06 16:07:47.25643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80];12;8)" office:value-type="string" office:string-value="16:07:47">
            <text:p>16:07:47</text:p>
          </table:table-cell>
          <table:table-cell table:formula="of:=IF(ISNUMBER(SEARCH(&quot;throttling&quot;;[.G238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80</text:p>
          </table:table-cell>
          <table:table-cell office:value-type="string">
            <text:p>2017-03-06 16:07:47.25979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381];12;8)" office:value-type="string" office:string-value="16:07:47">
            <text:p>16:07:47</text:p>
          </table:table-cell>
          <table:table-cell table:formula="of:=IF(ISNUMBER(SEARCH(&quot;throttling&quot;;[.G238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381</text:p>
          </table:table-cell>
          <table:table-cell office:value-type="string">
            <text:p>2017-03-06 16:07:47.46155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82];12;8)" office:value-type="string" office:string-value="16:07:47">
            <text:p>16:07:47</text:p>
          </table:table-cell>
          <table:table-cell table:formula="of:=IF(ISNUMBER(SEARCH(&quot;throttling&quot;;[.G238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82</text:p>
          </table:table-cell>
          <table:table-cell office:value-type="string">
            <text:p>2017-03-06 16:07:47.46510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83];12;8)" office:value-type="string" office:string-value="16:07:47">
            <text:p>16:07:47</text:p>
          </table:table-cell>
          <table:table-cell table:formula="of:=IF(ISNUMBER(SEARCH(&quot;throttling&quot;;[.G238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83</text:p>
          </table:table-cell>
          <table:table-cell office:value-type="string">
            <text:p>2017-03-06 16:07:47.46822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384];12;8)" office:value-type="string" office:string-value="16:07:47">
            <text:p>16:07:47</text:p>
          </table:table-cell>
          <table:table-cell table:formula="of:=IF(ISNUMBER(SEARCH(&quot;throttling&quot;;[.G238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384</text:p>
          </table:table-cell>
          <table:table-cell office:value-type="string">
            <text:p>2017-03-06 16:07:47.66949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2385];12;8)" office:value-type="string" office:string-value="16:07:47">
            <text:p>16:07:47</text:p>
          </table:table-cell>
          <table:table-cell table:formula="of:=IF(ISNUMBER(SEARCH(&quot;throttling&quot;;[.G238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85</text:p>
          </table:table-cell>
          <table:table-cell office:value-type="string">
            <text:p>2017-03-06 16:07:47.67560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86];12;8)" office:value-type="string" office:string-value="16:07:47">
            <text:p>16:07:47</text:p>
          </table:table-cell>
          <table:table-cell table:formula="of:=IF(ISNUMBER(SEARCH(&quot;throttling&quot;;[.G238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86</text:p>
          </table:table-cell>
          <table:table-cell office:value-type="string">
            <text:p>2017-03-06 16:07:47.67884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387];12;8)" office:value-type="string" office:string-value="16:07:47">
            <text:p>16:07:47</text:p>
          </table:table-cell>
          <table:table-cell table:formula="of:=IF(ISNUMBER(SEARCH(&quot;throttling&quot;;[.G238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387</text:p>
          </table:table-cell>
          <table:table-cell office:value-type="string">
            <text:p>2017-03-06 16:07:47.88003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88];12;8)" office:value-type="string" office:string-value="16:07:47">
            <text:p>16:07:47</text:p>
          </table:table-cell>
          <table:table-cell table:formula="of:=IF(ISNUMBER(SEARCH(&quot;throttling&quot;;[.G238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88</text:p>
          </table:table-cell>
          <table:table-cell office:value-type="string">
            <text:p>2017-03-06 16:07:47.88378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89];12;8)" office:value-type="string" office:string-value="16:07:47">
            <text:p>16:07:47</text:p>
          </table:table-cell>
          <table:table-cell table:formula="of:=IF(ISNUMBER(SEARCH(&quot;throttling&quot;;[.G238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89</text:p>
          </table:table-cell>
          <table:table-cell office:value-type="string">
            <text:p>2017-03-06 16:07:47.88680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390];12;8)" office:value-type="string" office:string-value="16:07:47">
            <text:p>16:07:47</text:p>
          </table:table-cell>
          <table:table-cell table:formula="of:=IF(ISNUMBER(SEARCH(&quot;throttling&quot;;[.G239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390</text:p>
          </table:table-cell>
          <table:table-cell office:value-type="string">
            <text:p>2017-03-06 16:07:48.09017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91];12;8)" office:value-type="string" office:string-value="16:07:48">
            <text:p>16:07:48</text:p>
          </table:table-cell>
          <table:table-cell table:formula="of:=IF(ISNUMBER(SEARCH(&quot;throttling&quot;;[.G239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91</text:p>
          </table:table-cell>
          <table:table-cell office:value-type="string">
            <text:p>2017-03-06 16:07:48.09697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92];12;8)" office:value-type="string" office:string-value="16:07:48">
            <text:p>16:07:48</text:p>
          </table:table-cell>
          <table:table-cell table:formula="of:=IF(ISNUMBER(SEARCH(&quot;throttling&quot;;[.G239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92</text:p>
          </table:table-cell>
          <table:table-cell office:value-type="string">
            <text:p>2017-03-06 16:07:48.10262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393];12;8)" office:value-type="string" office:string-value="16:07:48">
            <text:p>16:07:48</text:p>
          </table:table-cell>
          <table:table-cell table:formula="of:=IF(ISNUMBER(SEARCH(&quot;throttling&quot;;[.G239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393</text:p>
          </table:table-cell>
          <table:table-cell office:value-type="string">
            <text:p>2017-03-06 16:07:48.30361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94];12;8)" office:value-type="string" office:string-value="16:07:48">
            <text:p>16:07:48</text:p>
          </table:table-cell>
          <table:table-cell table:formula="of:=IF(ISNUMBER(SEARCH(&quot;throttling&quot;;[.G239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94</text:p>
          </table:table-cell>
          <table:table-cell office:value-type="string">
            <text:p>2017-03-06 16:07:48.30735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95];12;8)" office:value-type="string" office:string-value="16:07:48">
            <text:p>16:07:48</text:p>
          </table:table-cell>
          <table:table-cell table:formula="of:=IF(ISNUMBER(SEARCH(&quot;throttling&quot;;[.G239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95</text:p>
          </table:table-cell>
          <table:table-cell office:value-type="string">
            <text:p>2017-03-06 16:07:48.31061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396];12;8)" office:value-type="string" office:string-value="16:07:48">
            <text:p>16:07:48</text:p>
          </table:table-cell>
          <table:table-cell table:formula="of:=IF(ISNUMBER(SEARCH(&quot;throttling&quot;;[.G239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396</text:p>
          </table:table-cell>
          <table:table-cell office:value-type="string">
            <text:p>2017-03-06 16:07:48.51216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97];12;8)" office:value-type="string" office:string-value="16:07:48">
            <text:p>16:07:48</text:p>
          </table:table-cell>
          <table:table-cell table:formula="of:=IF(ISNUMBER(SEARCH(&quot;throttling&quot;;[.G239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97</text:p>
          </table:table-cell>
          <table:table-cell office:value-type="string">
            <text:p>2017-03-06 16:07:48.51587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398];12;8)" office:value-type="string" office:string-value="16:07:48">
            <text:p>16:07:48</text:p>
          </table:table-cell>
          <table:table-cell table:formula="of:=IF(ISNUMBER(SEARCH(&quot;throttling&quot;;[.G239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398</text:p>
          </table:table-cell>
          <table:table-cell office:value-type="string">
            <text:p>2017-03-06 16:07:48.51922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399];12;8)" office:value-type="string" office:string-value="16:07:48">
            <text:p>16:07:48</text:p>
          </table:table-cell>
          <table:table-cell table:formula="of:=IF(ISNUMBER(SEARCH(&quot;throttling&quot;;[.G239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399</text:p>
          </table:table-cell>
          <table:table-cell office:value-type="string">
            <text:p>2017-03-06 16:07:48.72109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2400];12;8)" office:value-type="string" office:string-value="16:07:48">
            <text:p>16:07:48</text:p>
          </table:table-cell>
          <table:table-cell table:formula="of:=IF(ISNUMBER(SEARCH(&quot;throttling&quot;;[.G240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00</text:p>
          </table:table-cell>
          <table:table-cell office:value-type="string">
            <text:p>2017-03-06 16:07:48.72489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401];12;8)" office:value-type="string" office:string-value="16:07:48">
            <text:p>16:07:48</text:p>
          </table:table-cell>
          <table:table-cell table:formula="of:=IF(ISNUMBER(SEARCH(&quot;throttling&quot;;[.G240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01</text:p>
          </table:table-cell>
          <table:table-cell office:value-type="string">
            <text:p>2017-03-06 16:07:48.72800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402];12;8)" office:value-type="string" office:string-value="16:07:48">
            <text:p>16:07:48</text:p>
          </table:table-cell>
          <table:table-cell table:formula="of:=IF(ISNUMBER(SEARCH(&quot;throttling&quot;;[.G240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402</text:p>
          </table:table-cell>
          <table:table-cell office:value-type="string">
            <text:p>2017-03-06 16:07:48.93009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403];12;8)" office:value-type="string" office:string-value="16:07:48">
            <text:p>16:07:48</text:p>
          </table:table-cell>
          <table:table-cell table:formula="of:=IF(ISNUMBER(SEARCH(&quot;throttling&quot;;[.G240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03</text:p>
          </table:table-cell>
          <table:table-cell office:value-type="string">
            <text:p>2017-03-06 16:07:48.93416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404];12;8)" office:value-type="string" office:string-value="16:07:48">
            <text:p>16:07:48</text:p>
          </table:table-cell>
          <table:table-cell table:formula="of:=IF(ISNUMBER(SEARCH(&quot;throttling&quot;;[.G240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04</text:p>
          </table:table-cell>
          <table:table-cell office:value-type="string">
            <text:p>2017-03-06 16:07:48.93732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405];12;8)" office:value-type="string" office:string-value="16:07:48">
            <text:p>16:07:48</text:p>
          </table:table-cell>
          <table:table-cell table:formula="of:=IF(ISNUMBER(SEARCH(&quot;throttling&quot;;[.G240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405</text:p>
          </table:table-cell>
          <table:table-cell office:value-type="string">
            <text:p>2017-03-06 16:07:49.13869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406];12;8)" office:value-type="string" office:string-value="16:07:49">
            <text:p>16:07:49</text:p>
          </table:table-cell>
          <table:table-cell table:formula="of:=IF(ISNUMBER(SEARCH(&quot;throttling&quot;;[.G240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06</text:p>
          </table:table-cell>
          <table:table-cell office:value-type="string">
            <text:p>2017-03-06 16:07:49.14561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407];12;8)" office:value-type="string" office:string-value="16:07:49">
            <text:p>16:07:49</text:p>
          </table:table-cell>
          <table:table-cell table:formula="of:=IF(ISNUMBER(SEARCH(&quot;throttling&quot;;[.G240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07</text:p>
          </table:table-cell>
          <table:table-cell office:value-type="string">
            <text:p>2017-03-06 16:07:49.14894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408];12;8)" office:value-type="string" office:string-value="16:07:49">
            <text:p>16:07:49</text:p>
          </table:table-cell>
          <table:table-cell table:formula="of:=IF(ISNUMBER(SEARCH(&quot;throttling&quot;;[.G240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408</text:p>
          </table:table-cell>
          <table:table-cell office:value-type="string">
            <text:p>2017-03-06 16:07:49.34981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409];12;8)" office:value-type="string" office:string-value="16:07:49">
            <text:p>16:07:49</text:p>
          </table:table-cell>
          <table:table-cell table:formula="of:=IF(ISNUMBER(SEARCH(&quot;throttling&quot;;[.G240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09</text:p>
          </table:table-cell>
          <table:table-cell office:value-type="string">
            <text:p>2017-03-06 16:07:49.35366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410];12;8)" office:value-type="string" office:string-value="16:07:49">
            <text:p>16:07:49</text:p>
          </table:table-cell>
          <table:table-cell table:formula="of:=IF(ISNUMBER(SEARCH(&quot;throttling&quot;;[.G241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10</text:p>
          </table:table-cell>
          <table:table-cell office:value-type="string">
            <text:p>2017-03-06 16:07:49.35693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411];12;8)" office:value-type="string" office:string-value="16:07:49">
            <text:p>16:07:49</text:p>
          </table:table-cell>
          <table:table-cell table:formula="of:=IF(ISNUMBER(SEARCH(&quot;throttling&quot;;[.G241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411</text:p>
          </table:table-cell>
          <table:table-cell office:value-type="string">
            <text:p>2017-03-06 16:07:49.55874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2412];12;8)" office:value-type="string" office:string-value="16:07:49">
            <text:p>16:07:49</text:p>
          </table:table-cell>
          <table:table-cell table:formula="of:=IF(ISNUMBER(SEARCH(&quot;throttling&quot;;[.G241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12</text:p>
          </table:table-cell>
          <table:table-cell office:value-type="string">
            <text:p>2017-03-06 16:07:49.56302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413];12;8)" office:value-type="string" office:string-value="16:07:49">
            <text:p>16:07:49</text:p>
          </table:table-cell>
          <table:table-cell table:formula="of:=IF(ISNUMBER(SEARCH(&quot;throttling&quot;;[.G241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13</text:p>
          </table:table-cell>
          <table:table-cell office:value-type="string">
            <text:p>2017-03-06 16:07:49.56628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414];12;8)" office:value-type="string" office:string-value="16:07:49">
            <text:p>16:07:49</text:p>
          </table:table-cell>
          <table:table-cell table:formula="of:=IF(ISNUMBER(SEARCH(&quot;throttling&quot;;[.G241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414</text:p>
          </table:table-cell>
          <table:table-cell office:value-type="string">
            <text:p>2017-03-06 16:07:49.76824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415];12;8)" office:value-type="string" office:string-value="16:07:49">
            <text:p>16:07:49</text:p>
          </table:table-cell>
          <table:table-cell table:formula="of:=IF(ISNUMBER(SEARCH(&quot;throttling&quot;;[.G241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15</text:p>
          </table:table-cell>
          <table:table-cell office:value-type="string">
            <text:p>2017-03-06 16:07:49.77208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416];12;8)" office:value-type="string" office:string-value="16:07:49">
            <text:p>16:07:49</text:p>
          </table:table-cell>
          <table:table-cell table:formula="of:=IF(ISNUMBER(SEARCH(&quot;throttling&quot;;[.G241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16</text:p>
          </table:table-cell>
          <table:table-cell office:value-type="string">
            <text:p>2017-03-06 16:07:49.77546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417];12;8)" office:value-type="string" office:string-value="16:07:49">
            <text:p>16:07:49</text:p>
          </table:table-cell>
          <table:table-cell table:formula="of:=IF(ISNUMBER(SEARCH(&quot;throttling&quot;;[.G241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417</text:p>
          </table:table-cell>
          <table:table-cell office:value-type="string">
            <text:p>2017-03-06 16:07:49.97714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418];12;8)" office:value-type="string" office:string-value="16:07:49">
            <text:p>16:07:49</text:p>
          </table:table-cell>
          <table:table-cell table:formula="of:=IF(ISNUMBER(SEARCH(&quot;throttling&quot;;[.G241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18</text:p>
          </table:table-cell>
          <table:table-cell office:value-type="string">
            <text:p>2017-03-06 16:07:49.98203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419];12;8)" office:value-type="string" office:string-value="16:07:49">
            <text:p>16:07:49</text:p>
          </table:table-cell>
          <table:table-cell table:formula="of:=IF(ISNUMBER(SEARCH(&quot;throttling&quot;;[.G241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19</text:p>
          </table:table-cell>
          <table:table-cell office:value-type="string">
            <text:p>2017-03-06 16:07:49.98521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420];12;8)" office:value-type="string" office:string-value="16:07:49">
            <text:p>16:07:49</text:p>
          </table:table-cell>
          <table:table-cell table:formula="of:=IF(ISNUMBER(SEARCH(&quot;throttling&quot;;[.G242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420</text:p>
          </table:table-cell>
          <table:table-cell office:value-type="string">
            <text:p>2017-03-06 16:07:50.18733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421];12;8)" office:value-type="string" office:string-value="16:07:50">
            <text:p>16:07:50</text:p>
          </table:table-cell>
          <table:table-cell table:formula="of:=IF(ISNUMBER(SEARCH(&quot;throttling&quot;;[.G242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21</text:p>
          </table:table-cell>
          <table:table-cell office:value-type="string">
            <text:p>2017-03-06 16:07:50.19103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422];12;8)" office:value-type="string" office:string-value="16:07:50">
            <text:p>16:07:50</text:p>
          </table:table-cell>
          <table:table-cell table:formula="of:=IF(ISNUMBER(SEARCH(&quot;throttling&quot;;[.G242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22</text:p>
          </table:table-cell>
          <table:table-cell office:value-type="string">
            <text:p>2017-03-06 16:07:50.19519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423];12;8)" office:value-type="string" office:string-value="16:07:50">
            <text:p>16:07:50</text:p>
          </table:table-cell>
          <table:table-cell table:formula="of:=IF(ISNUMBER(SEARCH(&quot;throttling&quot;;[.G242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423</text:p>
          </table:table-cell>
          <table:table-cell office:value-type="string">
            <text:p>2017-03-06 16:07:50.39661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424];12;8)" office:value-type="string" office:string-value="16:07:50">
            <text:p>16:07:50</text:p>
          </table:table-cell>
          <table:table-cell table:formula="of:=IF(ISNUMBER(SEARCH(&quot;throttling&quot;;[.G242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24</text:p>
          </table:table-cell>
          <table:table-cell office:value-type="string">
            <text:p>2017-03-06 16:07:50.40057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425];12;8)" office:value-type="string" office:string-value="16:07:50">
            <text:p>16:07:50</text:p>
          </table:table-cell>
          <table:table-cell table:formula="of:=IF(ISNUMBER(SEARCH(&quot;throttling&quot;;[.G242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25</text:p>
          </table:table-cell>
          <table:table-cell office:value-type="string">
            <text:p>2017-03-06 16:07:50.40387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426];12;8)" office:value-type="string" office:string-value="16:07:50">
            <text:p>16:07:50</text:p>
          </table:table-cell>
          <table:table-cell table:formula="of:=IF(ISNUMBER(SEARCH(&quot;throttling&quot;;[.G242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426</text:p>
          </table:table-cell>
          <table:table-cell office:value-type="string">
            <text:p>2017-03-06 16:07:50.62422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2427];12;8)" office:value-type="string" office:string-value="16:07:50">
            <text:p>16:07:50</text:p>
          </table:table-cell>
          <table:table-cell table:formula="of:=IF(ISNUMBER(SEARCH(&quot;throttling&quot;;[.G242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27</text:p>
          </table:table-cell>
          <table:table-cell office:value-type="string">
            <text:p>2017-03-06 16:07:50.62794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428];12;8)" office:value-type="string" office:string-value="16:07:50">
            <text:p>16:07:50</text:p>
          </table:table-cell>
          <table:table-cell table:formula="of:=IF(ISNUMBER(SEARCH(&quot;throttling&quot;;[.G242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28</text:p>
          </table:table-cell>
          <table:table-cell office:value-type="string">
            <text:p>2017-03-06 16:07:50.630948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429];12;8)" office:value-type="string" office:string-value="16:07:50">
            <text:p>16:07:50</text:p>
          </table:table-cell>
          <table:table-cell table:formula="of:=IF(ISNUMBER(SEARCH(&quot;throttling&quot;;[.G242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429</text:p>
          </table:table-cell>
          <table:table-cell office:value-type="string">
            <text:p>2017-03-06 16:07:50.83241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430];12;8)" office:value-type="string" office:string-value="16:07:50">
            <text:p>16:07:50</text:p>
          </table:table-cell>
          <table:table-cell table:formula="of:=IF(ISNUMBER(SEARCH(&quot;throttling&quot;;[.G243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30</text:p>
          </table:table-cell>
          <table:table-cell office:value-type="string">
            <text:p>2017-03-06 16:07:50.83573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431];12;8)" office:value-type="string" office:string-value="16:07:50">
            <text:p>16:07:50</text:p>
          </table:table-cell>
          <table:table-cell table:formula="of:=IF(ISNUMBER(SEARCH(&quot;throttling&quot;;[.G243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31</text:p>
          </table:table-cell>
          <table:table-cell office:value-type="string">
            <text:p>2017-03-06 16:07:50.83909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432];12;8)" office:value-type="string" office:string-value="16:07:50">
            <text:p>16:07:50</text:p>
          </table:table-cell>
          <table:table-cell table:formula="of:=IF(ISNUMBER(SEARCH(&quot;throttling&quot;;[.G243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432</text:p>
          </table:table-cell>
          <table:table-cell office:value-type="string">
            <text:p>2017-03-06 16:07:51.04115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433];12;8)" office:value-type="string" office:string-value="16:07:51">
            <text:p>16:07:51</text:p>
          </table:table-cell>
          <table:table-cell table:formula="of:=IF(ISNUMBER(SEARCH(&quot;throttling&quot;;[.G243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33</text:p>
          </table:table-cell>
          <table:table-cell office:value-type="string">
            <text:p>2017-03-06 16:07:51.04528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434];12;8)" office:value-type="string" office:string-value="16:07:51">
            <text:p>16:07:51</text:p>
          </table:table-cell>
          <table:table-cell table:formula="of:=IF(ISNUMBER(SEARCH(&quot;throttling&quot;;[.G243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34</text:p>
          </table:table-cell>
          <table:table-cell office:value-type="string">
            <text:p>2017-03-06 16:07:51.04867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435];12;8)" office:value-type="string" office:string-value="16:07:51">
            <text:p>16:07:51</text:p>
          </table:table-cell>
          <table:table-cell table:formula="of:=IF(ISNUMBER(SEARCH(&quot;throttling&quot;;[.G2435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435</text:p>
          </table:table-cell>
          <table:table-cell office:value-type="string">
            <text:p>2017-03-06 16:07:51.25048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436];12;8)" office:value-type="string" office:string-value="16:07:51">
            <text:p>16:07:51</text:p>
          </table:table-cell>
          <table:table-cell table:formula="of:=IF(ISNUMBER(SEARCH(&quot;throttling&quot;;[.G243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36</text:p>
          </table:table-cell>
          <table:table-cell office:value-type="string">
            <text:p>2017-03-06 16:07:51.25580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437];12;8)" office:value-type="string" office:string-value="16:07:51">
            <text:p>16:07:51</text:p>
          </table:table-cell>
          <table:table-cell table:formula="of:=IF(ISNUMBER(SEARCH(&quot;throttling&quot;;[.G243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37</text:p>
          </table:table-cell>
          <table:table-cell office:value-type="string">
            <text:p>2017-03-06 16:07:51.26152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438];12;8)" office:value-type="string" office:string-value="16:07:51">
            <text:p>16:07:51</text:p>
          </table:table-cell>
          <table:table-cell table:formula="of:=IF(ISNUMBER(SEARCH(&quot;throttling&quot;;[.G2438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438</text:p>
          </table:table-cell>
          <table:table-cell office:value-type="string">
            <text:p>2017-03-06 16:07:51.46386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439];12;8)" office:value-type="string" office:string-value="16:07:51">
            <text:p>16:07:51</text:p>
          </table:table-cell>
          <table:table-cell table:formula="of:=IF(ISNUMBER(SEARCH(&quot;throttling&quot;;[.G243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39</text:p>
          </table:table-cell>
          <table:table-cell office:value-type="string">
            <text:p>2017-03-06 16:07:51.46751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440];12;8)" office:value-type="string" office:string-value="16:07:51">
            <text:p>16:07:51</text:p>
          </table:table-cell>
          <table:table-cell table:formula="of:=IF(ISNUMBER(SEARCH(&quot;throttling&quot;;[.G244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40</text:p>
          </table:table-cell>
          <table:table-cell office:value-type="string">
            <text:p>2017-03-06 16:07:51.471037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441];12;8)" office:value-type="string" office:string-value="16:07:51">
            <text:p>16:07:51</text:p>
          </table:table-cell>
          <table:table-cell table:formula="of:=IF(ISNUMBER(SEARCH(&quot;throttling&quot;;[.G2441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441</text:p>
          </table:table-cell>
          <table:table-cell office:value-type="string">
            <text:p>2017-03-06 16:07:51.67402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2442];12;8)" office:value-type="string" office:string-value="16:07:51">
            <text:p>16:07:51</text:p>
          </table:table-cell>
          <table:table-cell table:formula="of:=IF(ISNUMBER(SEARCH(&quot;throttling&quot;;[.G244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42</text:p>
          </table:table-cell>
          <table:table-cell office:value-type="string">
            <text:p>2017-03-06 16:07:51.67795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443];12;8)" office:value-type="string" office:string-value="16:07:51">
            <text:p>16:07:51</text:p>
          </table:table-cell>
          <table:table-cell table:formula="of:=IF(ISNUMBER(SEARCH(&quot;throttling&quot;;[.G244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43</text:p>
          </table:table-cell>
          <table:table-cell office:value-type="string">
            <text:p>2017-03-06 16:07:51.68119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444];12;8)" office:value-type="string" office:string-value="16:07:51">
            <text:p>16:07:51</text:p>
          </table:table-cell>
          <table:table-cell table:formula="of:=IF(ISNUMBER(SEARCH(&quot;throttling&quot;;[.G2444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444</text:p>
          </table:table-cell>
          <table:table-cell office:value-type="string">
            <text:p>2017-03-06 16:07:51.88269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445];12;8)" office:value-type="string" office:string-value="16:07:51">
            <text:p>16:07:51</text:p>
          </table:table-cell>
          <table:table-cell table:formula="of:=IF(ISNUMBER(SEARCH(&quot;throttling&quot;;[.G244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45</text:p>
          </table:table-cell>
          <table:table-cell office:value-type="string">
            <text:p>2017-03-06 16:07:51.88733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446];12;8)" office:value-type="string" office:string-value="16:07:51">
            <text:p>16:07:51</text:p>
          </table:table-cell>
          <table:table-cell table:formula="of:=IF(ISNUMBER(SEARCH(&quot;throttling&quot;;[.G2446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46</text:p>
          </table:table-cell>
          <table:table-cell office:value-type="string">
            <text:p>2017-03-06 16:07:51.89079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447];12;8)" office:value-type="string" office:string-value="16:07:51">
            <text:p>16:07:51</text:p>
          </table:table-cell>
          <table:table-cell table:formula="of:=IF(ISNUMBER(SEARCH(&quot;throttling&quot;;[.G2447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447</text:p>
          </table:table-cell>
          <table:table-cell office:value-type="string">
            <text:p>2017-03-06 16:07:52.09233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448];12;8)" office:value-type="string" office:string-value="16:07:52">
            <text:p>16:07:52</text:p>
          </table:table-cell>
          <table:table-cell table:formula="of:=IF(ISNUMBER(SEARCH(&quot;throttling&quot;;[.G244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48</text:p>
          </table:table-cell>
          <table:table-cell office:value-type="string">
            <text:p>2017-03-06 16:07:52.09613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449];12;8)" office:value-type="string" office:string-value="16:07:52">
            <text:p>16:07:52</text:p>
          </table:table-cell>
          <table:table-cell table:formula="of:=IF(ISNUMBER(SEARCH(&quot;throttling&quot;;[.G2449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49</text:p>
          </table:table-cell>
          <table:table-cell office:value-type="string">
            <text:p>2017-03-06 16:07:52.09970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450];12;8)" office:value-type="string" office:string-value="16:07:52">
            <text:p>16:07:52</text:p>
          </table:table-cell>
          <table:table-cell table:formula="of:=IF(ISNUMBER(SEARCH(&quot;throttling&quot;;[.G2450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450</text:p>
          </table:table-cell>
          <table:table-cell office:value-type="string">
            <text:p>2017-03-06 16:07:52.30212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451];12;8)" office:value-type="string" office:string-value="16:07:52">
            <text:p>16:07:52</text:p>
          </table:table-cell>
          <table:table-cell table:formula="of:=IF(ISNUMBER(SEARCH(&quot;throttling&quot;;[.G245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51</text:p>
          </table:table-cell>
          <table:table-cell office:value-type="string">
            <text:p>2017-03-06 16:07:52.30600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452];12;8)" office:value-type="string" office:string-value="16:07:52">
            <text:p>16:07:52</text:p>
          </table:table-cell>
          <table:table-cell table:formula="of:=IF(ISNUMBER(SEARCH(&quot;throttling&quot;;[.G2452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52</text:p>
          </table:table-cell>
          <table:table-cell office:value-type="string">
            <text:p>2017-03-06 16:07:52.30939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453];12;8)" office:value-type="string" office:string-value="16:07:52">
            <text:p>16:07:52</text:p>
          </table:table-cell>
          <table:table-cell table:formula="of:=IF(ISNUMBER(SEARCH(&quot;throttling&quot;;[.G2453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453</text:p>
          </table:table-cell>
          <table:table-cell office:value-type="string">
            <text:p>2017-03-06 16:07:52.510832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454];12;8)" office:value-type="string" office:string-value="16:07:52">
            <text:p>16:07:52</text:p>
          </table:table-cell>
          <table:table-cell table:formula="of:=IF(ISNUMBER(SEARCH(&quot;throttling&quot;;[.G245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54</text:p>
          </table:table-cell>
          <table:table-cell office:value-type="string">
            <text:p>2017-03-06 16:07:52.51490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455];12;8)" office:value-type="string" office:string-value="16:07:52">
            <text:p>16:07:52</text:p>
          </table:table-cell>
          <table:table-cell table:formula="of:=IF(ISNUMBER(SEARCH(&quot;throttling&quot;;[.G2455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55</text:p>
          </table:table-cell>
          <table:table-cell office:value-type="string">
            <text:p>2017-03-06 16:07:52.51823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456];12;8)" office:value-type="string" office:string-value="16:07:52">
            <text:p>16:07:52</text:p>
          </table:table-cell>
          <table:table-cell table:formula="of:=IF(ISNUMBER(SEARCH(&quot;throttling&quot;;[.G2456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456</text:p>
          </table:table-cell>
          <table:table-cell office:value-type="string">
            <text:p>2017-03-06 16:07:52.719964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[TCP Previous segment not captured] SMPP Submit_sm - resp: "Ok"</text:p>
          </table:table-cell>
          <table:table-cell table:formula="of:=MID([.B2457];12;8)" office:value-type="string" office:string-value="16:07:52">
            <text:p>16:07:52</text:p>
          </table:table-cell>
          <table:table-cell table:formula="of:=IF(ISNUMBER(SEARCH(&quot;throttling&quot;;[.G2457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57</text:p>
          </table:table-cell>
          <table:table-cell office:value-type="string">
            <text:p>2017-03-06 16:07:52.723661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458];12;8)" office:value-type="string" office:string-value="16:07:52">
            <text:p>16:07:52</text:p>
          </table:table-cell>
          <table:table-cell table:formula="of:=IF(ISNUMBER(SEARCH(&quot;throttling&quot;;[.G2458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58</text:p>
          </table:table-cell>
          <table:table-cell office:value-type="string">
            <text:p>2017-03-06 16:07:52.72679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459];12;8)" office:value-type="string" office:string-value="16:07:52">
            <text:p>16:07:52</text:p>
          </table:table-cell>
          <table:table-cell table:formula="of:=IF(ISNUMBER(SEARCH(&quot;throttling&quot;;[.G2459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459</text:p>
          </table:table-cell>
          <table:table-cell office:value-type="string">
            <text:p>2017-03-06 16:07:52.928406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460];12;8)" office:value-type="string" office:string-value="16:07:52">
            <text:p>16:07:52</text:p>
          </table:table-cell>
          <table:table-cell table:formula="of:=IF(ISNUMBER(SEARCH(&quot;throttling&quot;;[.G2460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60</text:p>
          </table:table-cell>
          <table:table-cell office:value-type="string">
            <text:p>2017-03-06 16:07:52.932075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461];12;8)" office:value-type="string" office:string-value="16:07:52">
            <text:p>16:07:52</text:p>
          </table:table-cell>
          <table:table-cell table:formula="of:=IF(ISNUMBER(SEARCH(&quot;throttling&quot;;[.G2461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61</text:p>
          </table:table-cell>
          <table:table-cell office:value-type="string">
            <text:p>2017-03-06 16:07:52.935220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462];12;8)" office:value-type="string" office:string-value="16:07:52">
            <text:p>16:07:52</text:p>
          </table:table-cell>
          <table:table-cell table:formula="of:=IF(ISNUMBER(SEARCH(&quot;throttling&quot;;[.G2462]));&quot;THR&quot;;&quot;OK&quot;)" office:value-type="string" office:string-value="THR">
            <text:p>THR</text:p>
          </table:table-cell>
        </table:table-row>
        <table:table-row table:style-name="ro1">
          <table:table-cell office:value-type="string">
            <text:p>2462</text:p>
          </table:table-cell>
          <table:table-cell office:value-type="string">
            <text:p>2017-03-06 16:07:53.13734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463];12;8)" office:value-type="string" office:string-value="16:07:53">
            <text:p>16:07:53</text:p>
          </table:table-cell>
          <table:table-cell table:formula="of:=IF(ISNUMBER(SEARCH(&quot;throttling&quot;;[.G2463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63</text:p>
          </table:table-cell>
          <table:table-cell office:value-type="string">
            <text:p>2017-03-06 16:07:53.141259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8</text:p>
          </table:table-cell>
          <table:table-cell office:value-type="string">
            <text:p>SMPP Submit_sm - resp: "Ok"</text:p>
          </table:table-cell>
          <table:table-cell table:formula="of:=MID([.B2464];12;8)" office:value-type="string" office:string-value="16:07:53">
            <text:p>16:07:53</text:p>
          </table:table-cell>
          <table:table-cell table:formula="of:=IF(ISNUMBER(SEARCH(&quot;throttling&quot;;[.G2464]));&quot;THR&quot;;&quot;OK&quot;)" office:value-type="string" office:string-value="OK">
            <text:p>OK</text:p>
          </table:table-cell>
        </table:table-row>
        <table:table-row table:style-name="ro1">
          <table:table-cell office:value-type="string">
            <text:p>2464</text:p>
          </table:table-cell>
          <table:table-cell office:value-type="string">
            <text:p>2017-03-06 16:07:53.144653</text:p>
          </table:table-cell>
          <table:table-cell office:value-type="string">
            <text:p>192.168.233.145</text:p>
          </table:table-cell>
          <table:table-cell office:value-type="string">
            <text:p>192.168.233.114</text:p>
          </table:table-cell>
          <table:table-cell office:value-type="string">
            <text:p>SMPP</text:p>
          </table:table-cell>
          <table:table-cell office:value-type="string">
            <text:p>70</text:p>
          </table:table-cell>
          <table:table-cell office:value-type="string">
            <text:p>SMPP Submit_sm - resp: "Throttling error (ESME exceeded allowed message limits)"</text:p>
          </table:table-cell>
          <table:table-cell table:formula="of:=MID([.B2465];12;8)" office:value-type="string" office:string-value="16:07:53">
            <text:p>16:07:53</text:p>
          </table:table-cell>
          <table:table-cell table:formula="of:=IF(ISNUMBER(SEARCH(&quot;throttling&quot;;[.G2465]));&quot;THR&quot;;&quot;OK&quot;)" office:value-type="string" office:string-value="THR">
            <text:p>THR</text:p>
          </table:table-cell>
        </table:table-row>
        <table:table-row table:style-name="ro1">
          <table:table-cell/>
          <table:table-cell/>
          <table:table-cell table:number-columns-repeated="5"/>
          <table:table-cell table:formula="of:=MID([.B2466];12;5)">
            <text:p/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6.03.2017</text:date>, <text:time>22:3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6T22:34:09.14</dc:date>
    <dc:creator>Igor Prokhorov</dc:creator>
    <meta:generator>OpenOffice/4.1.1$Win32 OpenOffice.org_project/411m6$Build-9775</meta:generator>
    <meta:editing-duration>PT8M44S</meta:editing-duration>
    <meta:editing-cycles>2</meta:editing-cycles>
    <meta:document-statistic meta:table-count="1" meta:cell-count="22187" meta:object-count="0"/>
  </office:meta>
</office:document-meta>
</file>